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5602in"/>
    </style:style>
    <style:style style:name="co8" style:family="table-column">
      <style:table-column-properties fo:break-before="auto" style:column-width="0.587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5744in" svg:height="11.9437in" svg:x="6.8488in" svg:y="0.9933in">
            <draw:object draw:notify-on-update-of-ranges="Sheet1.A2:Sheet1.A812 Sheet1.D1:Sheet1.D1 Sheet1.D2:Sheet1.D812 Sheet1.G1:Sheet1.G1 Sheet1.G2:Sheet1.G812 Sheet1.H1:Sheet1.H1 Sheet1.H2:Sheet1.H812 Sheet1.I1:Sheet1.I1 Sheet1.I2:Sheet1.I812 Sheet1.J1:Sheet1.J1 Sheet1.J2:Sheet1.J812 Sheet1.K1:Sheet1.K1 Sheet1.K2:Sheet1.K8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hour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<text:s/>tx_mv</text:p>
          </table:table-cell>
          <table:table-cell office:value-type="string" calcext:value-type="string">
            <text:p>tx_v</text:p>
          </table:table-cell>
          <table:table-cell office:value-type="string" calcext:value-type="string">
            <text:p><text:s/>tx_adc_vcc</text:p>
          </table:table-cell>
          <table:table-cell office:value-type="string" calcext:value-type="string">
            <text:p><text:s/>tx_adc_vref</text:p>
          </table:table-cell>
          <table:table-cell office:value-type="string" calcext:value-type="string">
            <text:p><text:s/>Vbatt</text:p>
          </table:table-cell>
          <table:table-cell office:value-type="string" calcext:value-type="string">
            <text:p><text:s/>Vcc</text:p>
          </table:table-cell>
          <table:table-cell office:value-type="string" calcext:value-type="string">
            <text:p>Alarm1</text:p>
          </table:table-cell>
          <table:table-cell office:value-type="string" calcext:value-type="string">
            <text:p>Alarm2</text:p>
          </table:table-cell>
          <table:table-cell office:value-type="string" calcext:value-type="string">
            <text:p>Alarm3</text:p>
          </table:table-cell>
          <table:table-cell table:number-columns-repeated="2"/>
        </table:table-row>
        <table:table-row table:style-name="ro1">
          <table:table-cell table:formula="of:=[.B2]/3600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4133" calcext:value-type="float">
            <text:p>4133</text:p>
          </table:table-cell>
          <table:table-cell table:formula="of:=[.C2]/1000" office:value-type="float" office:value="4.133" calcext:value-type="float">
            <text:p>4.133</text:p>
          </table:table-cell>
          <table:table-cell office:value-type="float" office:value="3063" calcext:value-type="float">
            <text:p>3063</text:p>
          </table:table-cell>
          <table:table-cell office:value-type="float" office:value="1482" calcext:value-type="float">
            <text:p>1482</text:p>
          </table:table-cell>
          <table:table-cell office:value-type="float" office:value="4.1382556" calcext:value-type="float">
            <text:p>4.1382556</text:p>
          </table:table-cell>
          <table:table-cell office:value-type="float" office:value="3.31266546" calcext:value-type="float">
            <text:p>3.31266546</text:p>
          </table:table-cell>
          <table:table-cell office:value-type="float" office:value="3.5" calcext:value-type="float">
            <text:p>3.5</text:p>
          </table:table-cell>
          <table:table-cell office:value-type="float" office:value="3.43" calcext:value-type="float">
            <text:p>3.43</text:p>
          </table:table-cell>
          <table:table-cell office:value-type="float" office:value="3.34" calcext:value-type="float">
            <text:p>3.34</text:p>
          </table:table-cell>
          <table:table-cell/>
          <table:table-cell office:value-type="string" calcext:value-type="string">
            <text:p>Battery discharge measurement. Sony AA-size Li-Ion cell, 800 mAh. From fully charged until the protection kicked in.</text:p>
          </table:table-cell>
        </table:table-row>
        <table:table-row table:style-name="ro1">
          <table:table-cell table:formula="of:=[.B3]/3600" office:value-type="float" office:value="0.0166666666666667" calcext:value-type="float">
            <text:p>0.0</text:p>
          </table:table-cell>
          <table:table-cell office:value-type="float" office:value="60" calcext:value-type="float">
            <text:p>60</text:p>
          </table:table-cell>
          <table:table-cell office:value-type="float" office:value="4130" calcext:value-type="float">
            <text:p>4130</text:p>
          </table:table-cell>
          <table:table-cell table:formula="of:=[.C3]/1000" office:value-type="float" office:value="4.13" calcext:value-type="float">
            <text:p>4.13</text:p>
          </table:table-cell>
          <table:table-cell office:value-type="float" office:value="3059" calcext:value-type="float">
            <text:p>3059</text:p>
          </table:table-cell>
          <table:table-cell office:value-type="float" office:value="1481" calcext:value-type="float">
            <text:p>1481</text:p>
          </table:table-cell>
          <table:table-cell office:value-type="float" office:value="4.13388491" calcext:value-type="float">
            <text:p>4.13388491</text:p>
          </table:table-cell>
          <table:table-cell office:value-type="float" office:value="3.31407619" calcext:value-type="float">
            <text:p>3.31407619</text:p>
          </table:table-cell>
          <table:table-cell table:formula="of:=[.$I$2]" office:value-type="float" office:value="3.5" calcext:value-type="float">
            <text:p>3.5</text:p>
          </table:table-cell>
          <table:table-cell table:formula="of:=[.$J$2]" office:value-type="float" office:value="3.43" calcext:value-type="float">
            <text:p>3.43</text:p>
          </table:table-cell>
          <table:table-cell table:formula="of:=[.$K$2]" office:value-type="float" office:value="3.34" calcext:value-type="float">
            <text:p>3.34</text:p>
          </table:table-cell>
          <table:table-cell/>
          <table:table-cell office:value-type="string" calcext:value-type="string">
            <text:p>The battery voltage is measured after the protection circuit so includes losses from the MOSFET.</text:p>
          </table:table-cell>
        </table:table-row>
        <table:table-row table:style-name="ro1">
          <table:table-cell table:formula="of:=[.B4]/3600" office:value-type="float" office:value="0.0336111111111111" calcext:value-type="float">
            <text:p>0.0</text:p>
          </table:table-cell>
          <table:table-cell office:value-type="float" office:value="121" calcext:value-type="float">
            <text:p>121</text:p>
          </table:table-cell>
          <table:table-cell office:value-type="float" office:value="4129" calcext:value-type="float">
            <text:p>4129</text:p>
          </table:table-cell>
          <table:table-cell table:formula="of:=[.C4]/1000" office:value-type="float" office:value="4.129" calcext:value-type="float">
            <text:p>4.129</text:p>
          </table:table-cell>
          <table:table-cell office:value-type="float" office:value="3058" calcext:value-type="float">
            <text:p>3058</text:p>
          </table:table-cell>
          <table:table-cell office:value-type="float" office:value="1481" calcext:value-type="float">
            <text:p>1481</text:p>
          </table:table-cell>
          <table:table-cell office:value-type="float" office:value="4.13110447" calcext:value-type="float">
            <text:p>4.13110447</text:p>
          </table:table-cell>
          <table:table-cell office:value-type="float" office:value="3.31425095" calcext:value-type="float">
            <text:p>3.31425095</text:p>
          </table:table-cell>
          <table:table-cell table:number-columns-repeated="4"/>
          <table:table-cell office:value-type="string" calcext:value-type="string">
            <text:p>tx_ values are measured by the STM32 micro-controller. Other voltages are measured by a Keithley 2700 DMM</text:p>
          </table:table-cell>
        </table:table-row>
        <table:table-row table:style-name="ro1">
          <table:table-cell table:formula="of:=[.B5]/3600" office:value-type="float" office:value="0.0502777777777778" calcext:value-type="float">
            <text:p>0.1</text:p>
          </table:table-cell>
          <table:table-cell office:value-type="float" office:value="181" calcext:value-type="float">
            <text:p>181</text:p>
          </table:table-cell>
          <table:table-cell office:value-type="float" office:value="4125" calcext:value-type="float">
            <text:p>4125</text:p>
          </table:table-cell>
          <table:table-cell table:formula="of:=[.C5]/1000" office:value-type="float" office:value="4.125" calcext:value-type="float">
            <text:p>4.125</text:p>
          </table:table-cell>
          <table:table-cell office:value-type="float" office:value="3055" calcext:value-type="float">
            <text:p>3055</text:p>
          </table:table-cell>
          <table:table-cell office:value-type="float" office:value="1481" calcext:value-type="float">
            <text:p>1481</text:p>
          </table:table-cell>
          <table:table-cell office:value-type="float" office:value="4.12869167" calcext:value-type="float">
            <text:p>4.12869167</text:p>
          </table:table-cell>
          <table:table-cell office:value-type="float" office:value="3.3143611" calcext:value-type="float">
            <text:p>3.3143611</text:p>
          </table:table-cell>
          <table:table-cell table:number-columns-repeated="5"/>
        </table:table-row>
        <table:table-row table:style-name="ro1">
          <table:table-cell table:formula="of:=[.B6]/3600" office:value-type="float" office:value="0.0669444444444444" calcext:value-type="float">
            <text:p>0.1</text:p>
          </table:table-cell>
          <table:table-cell office:value-type="float" office:value="241" calcext:value-type="float">
            <text:p>241</text:p>
          </table:table-cell>
          <table:table-cell office:value-type="float" office:value="4124" calcext:value-type="float">
            <text:p>4124</text:p>
          </table:table-cell>
          <table:table-cell table:formula="of:=[.C6]/1000" office:value-type="float" office:value="4.124" calcext:value-type="float">
            <text:p>4.124</text:p>
          </table:table-cell>
          <table:table-cell office:value-type="float" office:value="3054" calcext:value-type="float">
            <text:p>3054</text:p>
          </table:table-cell>
          <table:table-cell office:value-type="float" office:value="1481" calcext:value-type="float">
            <text:p>1481</text:p>
          </table:table-cell>
          <table:table-cell office:value-type="float" office:value="4.12652588" calcext:value-type="float">
            <text:p>4.12652588</text:p>
          </table:table-cell>
          <table:table-cell office:value-type="float" office:value="3.31446362" calcext:value-type="float">
            <text:p>3.31446362</text:p>
          </table:table-cell>
          <table:table-cell table:number-columns-repeated="5"/>
        </table:table-row>
        <table:table-row table:style-name="ro1">
          <table:table-cell table:formula="of:=[.B7]/3600" office:value-type="float" office:value="0.0838888888888889" calcext:value-type="float">
            <text:p>0.1</text:p>
          </table:table-cell>
          <table:table-cell office:value-type="float" office:value="302" calcext:value-type="float">
            <text:p>302</text:p>
          </table:table-cell>
          <table:table-cell office:value-type="float" office:value="4121" calcext:value-type="float">
            <text:p>4121</text:p>
          </table:table-cell>
          <table:table-cell table:formula="of:=[.C7]/1000" office:value-type="float" office:value="4.121" calcext:value-type="float">
            <text:p>4.121</text:p>
          </table:table-cell>
          <table:table-cell office:value-type="float" office:value="3052" calcext:value-type="float">
            <text:p>3052</text:p>
          </table:table-cell>
          <table:table-cell office:value-type="float" office:value="1481" calcext:value-type="float">
            <text:p>1481</text:p>
          </table:table-cell>
          <table:table-cell office:value-type="float" office:value="4.12447357" calcext:value-type="float">
            <text:p>4.12447357</text:p>
          </table:table-cell>
          <table:table-cell office:value-type="float" office:value="3.31440663" calcext:value-type="float">
            <text:p>3.31440663</text:p>
          </table:table-cell>
          <table:table-cell table:number-columns-repeated="5"/>
        </table:table-row>
        <table:table-row table:style-name="ro1">
          <table:table-cell table:formula="of:=[.B8]/3600" office:value-type="float" office:value="0.100555555555556" calcext:value-type="float">
            <text:p>0.1</text:p>
          </table:table-cell>
          <table:table-cell office:value-type="float" office:value="362" calcext:value-type="float">
            <text:p>362</text:p>
          </table:table-cell>
          <table:table-cell office:value-type="float" office:value="4120" calcext:value-type="float">
            <text:p>4120</text:p>
          </table:table-cell>
          <table:table-cell table:formula="of:=[.C8]/1000" office:value-type="float" office:value="4.12" calcext:value-type="float">
            <text:p>4.12</text:p>
          </table:table-cell>
          <table:table-cell office:value-type="float" office:value="3051" calcext:value-type="float">
            <text:p>3051</text:p>
          </table:table-cell>
          <table:table-cell office:value-type="float" office:value="1481" calcext:value-type="float">
            <text:p>1481</text:p>
          </table:table-cell>
          <table:table-cell office:value-type="float" office:value="4.12243795" calcext:value-type="float">
            <text:p>4.12243795</text:p>
          </table:table-cell>
          <table:table-cell office:value-type="float" office:value="3.31443954" calcext:value-type="float">
            <text:p>3.31443954</text:p>
          </table:table-cell>
          <table:table-cell table:number-columns-repeated="5"/>
        </table:table-row>
        <table:table-row table:style-name="ro1">
          <table:table-cell table:formula="of:=[.B9]/3600" office:value-type="float" office:value="0.1175" calcext:value-type="float">
            <text:p>0.1</text:p>
          </table:table-cell>
          <table:table-cell office:value-type="float" office:value="423" calcext:value-type="float">
            <text:p>423</text:p>
          </table:table-cell>
          <table:table-cell office:value-type="float" office:value="4117" calcext:value-type="float">
            <text:p>4117</text:p>
          </table:table-cell>
          <table:table-cell table:formula="of:=[.C9]/1000" office:value-type="float" office:value="4.117" calcext:value-type="float">
            <text:p>4.117</text:p>
          </table:table-cell>
          <table:table-cell office:value-type="float" office:value="3049" calcext:value-type="float">
            <text:p>3049</text:p>
          </table:table-cell>
          <table:table-cell office:value-type="float" office:value="1481" calcext:value-type="float">
            <text:p>1481</text:p>
          </table:table-cell>
          <table:table-cell office:value-type="float" office:value="4.12051868" calcext:value-type="float">
            <text:p>4.12051868</text:p>
          </table:table-cell>
          <table:table-cell office:value-type="float" office:value="3.31456733" calcext:value-type="float">
            <text:p>3.31456733</text:p>
          </table:table-cell>
          <table:table-cell table:number-columns-repeated="5"/>
        </table:table-row>
        <table:table-row table:style-name="ro1">
          <table:table-cell table:formula="of:=[.B10]/3600" office:value-type="float" office:value="0.134166666666667" calcext:value-type="float">
            <text:p>0.1</text:p>
          </table:table-cell>
          <table:table-cell office:value-type="float" office:value="483" calcext:value-type="float">
            <text:p>483</text:p>
          </table:table-cell>
          <table:table-cell office:value-type="float" office:value="4116" calcext:value-type="float">
            <text:p>4116</text:p>
          </table:table-cell>
          <table:table-cell table:formula="of:=[.C10]/1000" office:value-type="float" office:value="4.116" calcext:value-type="float">
            <text:p>4.116</text:p>
          </table:table-cell>
          <table:table-cell office:value-type="float" office:value="3048" calcext:value-type="float">
            <text:p>3048</text:p>
          </table:table-cell>
          <table:table-cell office:value-type="float" office:value="1481" calcext:value-type="float">
            <text:p>1481</text:p>
          </table:table-cell>
          <table:table-cell office:value-type="float" office:value="4.11860514" calcext:value-type="float">
            <text:p>4.11860514</text:p>
          </table:table-cell>
          <table:table-cell office:value-type="float" office:value="3.31455231" calcext:value-type="float">
            <text:p>3.31455231</text:p>
          </table:table-cell>
          <table:table-cell table:number-columns-repeated="5"/>
        </table:table-row>
        <table:table-row table:style-name="ro1">
          <table:table-cell table:formula="of:=[.B11]/3600" office:value-type="float" office:value="0.150833333333333" calcext:value-type="float">
            <text:p>0.2</text:p>
          </table:table-cell>
          <table:table-cell office:value-type="float" office:value="543" calcext:value-type="float">
            <text:p>543</text:p>
          </table:table-cell>
          <table:table-cell office:value-type="float" office:value="4113" calcext:value-type="float">
            <text:p>4113</text:p>
          </table:table-cell>
          <table:table-cell table:formula="of:=[.C11]/1000" office:value-type="float" office:value="4.113" calcext:value-type="float">
            <text:p>4.113</text:p>
          </table:table-cell>
          <table:table-cell office:value-type="float" office:value="3046" calcext:value-type="float">
            <text:p>3046</text:p>
          </table:table-cell>
          <table:table-cell office:value-type="float" office:value="1481" calcext:value-type="float">
            <text:p>1481</text:p>
          </table:table-cell>
          <table:table-cell office:value-type="float" office:value="4.11673307" calcext:value-type="float">
            <text:p>4.11673307</text:p>
          </table:table-cell>
          <table:table-cell office:value-type="float" office:value="3.31459427" calcext:value-type="float">
            <text:p>3.31459427</text:p>
          </table:table-cell>
          <table:table-cell table:number-columns-repeated="5"/>
        </table:table-row>
        <table:table-row table:style-name="ro1">
          <table:table-cell table:formula="of:=[.B12]/3600" office:value-type="float" office:value="0.167777777777778" calcext:value-type="float">
            <text:p>0.2</text:p>
          </table:table-cell>
          <table:table-cell office:value-type="float" office:value="604" calcext:value-type="float">
            <text:p>604</text:p>
          </table:table-cell>
          <table:table-cell office:value-type="float" office:value="4112" calcext:value-type="float">
            <text:p>4112</text:p>
          </table:table-cell>
          <table:table-cell table:formula="of:=[.C12]/1000" office:value-type="float" office:value="4.112" calcext:value-type="float">
            <text:p>4.112</text:p>
          </table:table-cell>
          <table:table-cell office:value-type="float" office:value="3045" calcext:value-type="float">
            <text:p>3045</text:p>
          </table:table-cell>
          <table:table-cell office:value-type="float" office:value="1481" calcext:value-type="float">
            <text:p>1481</text:p>
          </table:table-cell>
          <table:table-cell office:value-type="float" office:value="4.11491728" calcext:value-type="float">
            <text:p>4.11491728</text:p>
          </table:table-cell>
          <table:table-cell office:value-type="float" office:value="3.31459403" calcext:value-type="float">
            <text:p>3.31459403</text:p>
          </table:table-cell>
          <table:table-cell table:number-columns-repeated="5"/>
        </table:table-row>
        <table:table-row table:style-name="ro1">
          <table:table-cell table:formula="of:=[.B13]/3600" office:value-type="float" office:value="0.184444444444444" calcext:value-type="float">
            <text:p>0.2</text:p>
          </table:table-cell>
          <table:table-cell office:value-type="float" office:value="664" calcext:value-type="float">
            <text:p>664</text:p>
          </table:table-cell>
          <table:table-cell office:value-type="float" office:value="4110" calcext:value-type="float">
            <text:p>4110</text:p>
          </table:table-cell>
          <table:table-cell table:formula="of:=[.C13]/1000" office:value-type="float" office:value="4.11" calcext:value-type="float">
            <text:p>4.11</text:p>
          </table:table-cell>
          <table:table-cell office:value-type="float" office:value="3044" calcext:value-type="float">
            <text:p>3044</text:p>
          </table:table-cell>
          <table:table-cell office:value-type="float" office:value="1481" calcext:value-type="float">
            <text:p>1481</text:p>
          </table:table-cell>
          <table:table-cell office:value-type="float" office:value="4.1130743" calcext:value-type="float">
            <text:p>4.1130743</text:p>
          </table:table-cell>
          <table:table-cell office:value-type="float" office:value="3.31459689" calcext:value-type="float">
            <text:p>3.31459689</text:p>
          </table:table-cell>
          <table:table-cell table:number-columns-repeated="5"/>
        </table:table-row>
        <table:table-row table:style-name="ro1">
          <table:table-cell table:formula="of:=[.B14]/3600" office:value-type="float" office:value="0.201111111111111" calcext:value-type="float">
            <text:p>0.2</text:p>
          </table:table-cell>
          <table:table-cell office:value-type="float" office:value="724" calcext:value-type="float">
            <text:p>724</text:p>
          </table:table-cell>
          <table:table-cell office:value-type="float" office:value="4108" calcext:value-type="float">
            <text:p>4108</text:p>
          </table:table-cell>
          <table:table-cell table:formula="of:=[.C14]/1000" office:value-type="float" office:value="4.108" calcext:value-type="float">
            <text:p>4.108</text:p>
          </table:table-cell>
          <table:table-cell office:value-type="float" office:value="3042" calcext:value-type="float">
            <text:p>3042</text:p>
          </table:table-cell>
          <table:table-cell office:value-type="float" office:value="1481" calcext:value-type="float">
            <text:p>1481</text:p>
          </table:table-cell>
          <table:table-cell office:value-type="float" office:value="4.111269" calcext:value-type="float">
            <text:p>4.111269</text:p>
          </table:table-cell>
          <table:table-cell office:value-type="float" office:value="3.31455469" calcext:value-type="float">
            <text:p>3.31455469</text:p>
          </table:table-cell>
          <table:table-cell table:number-columns-repeated="5"/>
        </table:table-row>
        <table:table-row table:style-name="ro1">
          <table:table-cell table:formula="of:=[.B15]/3600" office:value-type="float" office:value="0.218055555555556" calcext:value-type="float">
            <text:p>0.2</text:p>
          </table:table-cell>
          <table:table-cell office:value-type="float" office:value="785" calcext:value-type="float">
            <text:p>785</text:p>
          </table:table-cell>
          <table:table-cell office:value-type="float" office:value="4106" calcext:value-type="float">
            <text:p>4106</text:p>
          </table:table-cell>
          <table:table-cell table:formula="of:=[.C15]/1000" office:value-type="float" office:value="4.106" calcext:value-type="float">
            <text:p>4.106</text:p>
          </table:table-cell>
          <table:table-cell office:value-type="float" office:value="3041" calcext:value-type="float">
            <text:p>3041</text:p>
          </table:table-cell>
          <table:table-cell office:value-type="float" office:value="1481" calcext:value-type="float">
            <text:p>1481</text:p>
          </table:table-cell>
          <table:table-cell office:value-type="float" office:value="4.10962772" calcext:value-type="float">
            <text:p>4.10962772</text:p>
          </table:table-cell>
          <table:table-cell office:value-type="float" office:value="3.31469035" calcext:value-type="float">
            <text:p>3.31469035</text:p>
          </table:table-cell>
          <table:table-cell table:number-columns-repeated="5"/>
        </table:table-row>
        <table:table-row table:style-name="ro1">
          <table:table-cell table:formula="of:=[.B16]/3600" office:value-type="float" office:value="0.234722222222222" calcext:value-type="float">
            <text:p>0.2</text:p>
          </table:table-cell>
          <table:table-cell office:value-type="float" office:value="845" calcext:value-type="float">
            <text:p>845</text:p>
          </table:table-cell>
          <table:table-cell office:value-type="float" office:value="4105" calcext:value-type="float">
            <text:p>4105</text:p>
          </table:table-cell>
          <table:table-cell table:formula="of:=[.C16]/1000" office:value-type="float" office:value="4.105" calcext:value-type="float">
            <text:p>4.105</text:p>
          </table:table-cell>
          <table:table-cell office:value-type="float" office:value="3040" calcext:value-type="float">
            <text:p>3040</text:p>
          </table:table-cell>
          <table:table-cell office:value-type="float" office:value="1481" calcext:value-type="float">
            <text:p>1481</text:p>
          </table:table-cell>
          <table:table-cell office:value-type="float" office:value="4.10773754" calcext:value-type="float">
            <text:p>4.10773754</text:p>
          </table:table-cell>
          <table:table-cell office:value-type="float" office:value="3.31468153" calcext:value-type="float">
            <text:p>3.31468153</text:p>
          </table:table-cell>
          <table:table-cell table:number-columns-repeated="5"/>
        </table:table-row>
        <table:table-row table:style-name="ro1">
          <table:table-cell table:formula="of:=[.B17]/3600" office:value-type="float" office:value="0.251666666666667" calcext:value-type="float">
            <text:p>0.3</text:p>
          </table:table-cell>
          <table:table-cell office:value-type="float" office:value="906" calcext:value-type="float">
            <text:p>906</text:p>
          </table:table-cell>
          <table:table-cell office:value-type="float" office:value="4103" calcext:value-type="float">
            <text:p>4103</text:p>
          </table:table-cell>
          <table:table-cell table:formula="of:=[.C17]/1000" office:value-type="float" office:value="4.103" calcext:value-type="float">
            <text:p>4.103</text:p>
          </table:table-cell>
          <table:table-cell office:value-type="float" office:value="3039" calcext:value-type="float">
            <text:p>3039</text:p>
          </table:table-cell>
          <table:table-cell office:value-type="float" office:value="1481" calcext:value-type="float">
            <text:p>1481</text:p>
          </table:table-cell>
          <table:table-cell office:value-type="float" office:value="4.10589933" calcext:value-type="float">
            <text:p>4.10589933</text:p>
          </table:table-cell>
          <table:table-cell office:value-type="float" office:value="3.31447697" calcext:value-type="float">
            <text:p>3.31447697</text:p>
          </table:table-cell>
          <table:table-cell table:number-columns-repeated="5"/>
        </table:table-row>
        <table:table-row table:style-name="ro1">
          <table:table-cell table:formula="of:=[.B18]/3600" office:value-type="float" office:value="0.268333333333333" calcext:value-type="float">
            <text:p>0.3</text:p>
          </table:table-cell>
          <table:table-cell office:value-type="float" office:value="966" calcext:value-type="float">
            <text:p>966</text:p>
          </table:table-cell>
          <table:table-cell office:value-type="float" office:value="4101" calcext:value-type="float">
            <text:p>4101</text:p>
          </table:table-cell>
          <table:table-cell table:formula="of:=[.C18]/1000" office:value-type="float" office:value="4.101" calcext:value-type="float">
            <text:p>4.101</text:p>
          </table:table-cell>
          <table:table-cell office:value-type="float" office:value="3037" calcext:value-type="float">
            <text:p>3037</text:p>
          </table:table-cell>
          <table:table-cell office:value-type="float" office:value="1481" calcext:value-type="float">
            <text:p>1481</text:p>
          </table:table-cell>
          <table:table-cell office:value-type="float" office:value="4.10426807" calcext:value-type="float">
            <text:p>4.10426807</text:p>
          </table:table-cell>
          <table:table-cell office:value-type="float" office:value="3.3145566" calcext:value-type="float">
            <text:p>3.3145566</text:p>
          </table:table-cell>
          <table:table-cell table:number-columns-repeated="5"/>
        </table:table-row>
        <table:table-row table:style-name="ro1">
          <table:table-cell table:formula="of:=[.B19]/3600" office:value-type="float" office:value="0.285" calcext:value-type="float">
            <text:p>0.3</text:p>
          </table:table-cell>
          <table:table-cell office:value-type="float" office:value="1026" calcext:value-type="float">
            <text:p>1026</text:p>
          </table:table-cell>
          <table:table-cell office:value-type="float" office:value="4098" calcext:value-type="float">
            <text:p>4098</text:p>
          </table:table-cell>
          <table:table-cell table:formula="of:=[.C19]/1000" office:value-type="float" office:value="4.098" calcext:value-type="float">
            <text:p>4.098</text:p>
          </table:table-cell>
          <table:table-cell office:value-type="float" office:value="3035" calcext:value-type="float">
            <text:p>3035</text:p>
          </table:table-cell>
          <table:table-cell office:value-type="float" office:value="1481" calcext:value-type="float">
            <text:p>1481</text:p>
          </table:table-cell>
          <table:table-cell office:value-type="float" office:value="4.10258102" calcext:value-type="float">
            <text:p>4.10258102</text:p>
          </table:table-cell>
          <table:table-cell office:value-type="float" office:value="3.31472373" calcext:value-type="float">
            <text:p>3.31472373</text:p>
          </table:table-cell>
          <table:table-cell table:number-columns-repeated="5"/>
        </table:table-row>
        <table:table-row table:style-name="ro1">
          <table:table-cell table:formula="of:=[.B20]/3600" office:value-type="float" office:value="0.301944444444444" calcext:value-type="float">
            <text:p>0.3</text:p>
          </table:table-cell>
          <table:table-cell office:value-type="float" office:value="1087" calcext:value-type="float">
            <text:p>1087</text:p>
          </table:table-cell>
          <table:table-cell office:value-type="float" office:value="4097" calcext:value-type="float">
            <text:p>4097</text:p>
          </table:table-cell>
          <table:table-cell table:formula="of:=[.C20]/1000" office:value-type="float" office:value="4.097" calcext:value-type="float">
            <text:p>4.097</text:p>
          </table:table-cell>
          <table:table-cell office:value-type="float" office:value="3034" calcext:value-type="float">
            <text:p>3034</text:p>
          </table:table-cell>
          <table:table-cell office:value-type="float" office:value="1481" calcext:value-type="float">
            <text:p>1481</text:p>
          </table:table-cell>
          <table:table-cell office:value-type="float" office:value="4.10090017" calcext:value-type="float">
            <text:p>4.10090017</text:p>
          </table:table-cell>
          <table:table-cell office:value-type="float" office:value="3.31462717" calcext:value-type="float">
            <text:p>3.31462717</text:p>
          </table:table-cell>
          <table:table-cell table:number-columns-repeated="5"/>
        </table:table-row>
        <table:table-row table:style-name="ro1">
          <table:table-cell table:formula="of:=[.B21]/3600" office:value-type="float" office:value="0.318611111111111" calcext:value-type="float">
            <text:p>0.3</text:p>
          </table:table-cell>
          <table:table-cell office:value-type="float" office:value="1147" calcext:value-type="float">
            <text:p>1147</text:p>
          </table:table-cell>
          <table:table-cell office:value-type="float" office:value="4095" calcext:value-type="float">
            <text:p>4095</text:p>
          </table:table-cell>
          <table:table-cell table:formula="of:=[.C21]/1000" office:value-type="float" office:value="4.095" calcext:value-type="float">
            <text:p>4.095</text:p>
          </table:table-cell>
          <table:table-cell office:value-type="float" office:value="3033" calcext:value-type="float">
            <text:p>3033</text:p>
          </table:table-cell>
          <table:table-cell office:value-type="float" office:value="1481" calcext:value-type="float">
            <text:p>1481</text:p>
          </table:table-cell>
          <table:table-cell office:value-type="float" office:value="4.09925222" calcext:value-type="float">
            <text:p>4.09925222</text:p>
          </table:table-cell>
          <table:table-cell office:value-type="float" office:value="3.31459403" calcext:value-type="float">
            <text:p>3.31459403</text:p>
          </table:table-cell>
          <table:table-cell table:number-columns-repeated="5"/>
        </table:table-row>
        <table:table-row table:style-name="ro1">
          <table:table-cell table:formula="of:=[.B22]/3600" office:value-type="float" office:value="0.335555555555556" calcext:value-type="float">
            <text:p>0.3</text:p>
          </table:table-cell>
          <table:table-cell office:value-type="float" office:value="1208" calcext:value-type="float">
            <text:p>1208</text:p>
          </table:table-cell>
          <table:table-cell office:value-type="float" office:value="4094" calcext:value-type="float">
            <text:p>4094</text:p>
          </table:table-cell>
          <table:table-cell table:formula="of:=[.C22]/1000" office:value-type="float" office:value="4.094" calcext:value-type="float">
            <text:p>4.094</text:p>
          </table:table-cell>
          <table:table-cell office:value-type="float" office:value="3032" calcext:value-type="float">
            <text:p>3032</text:p>
          </table:table-cell>
          <table:table-cell office:value-type="float" office:value="1481" calcext:value-type="float">
            <text:p>1481</text:p>
          </table:table-cell>
          <table:table-cell office:value-type="float" office:value="4.09749413" calcext:value-type="float">
            <text:p>4.09749413</text:p>
          </table:table-cell>
          <table:table-cell office:value-type="float" office:value="3.31449795" calcext:value-type="float">
            <text:p>3.31449795</text:p>
          </table:table-cell>
          <table:table-cell table:number-columns-repeated="5"/>
        </table:table-row>
        <table:table-row table:style-name="ro1">
          <table:table-cell table:formula="of:=[.B23]/3600" office:value-type="float" office:value="0.352222222222222" calcext:value-type="float">
            <text:p>0.4</text:p>
          </table:table-cell>
          <table:table-cell office:value-type="float" office:value="1268" calcext:value-type="float">
            <text:p>1268</text:p>
          </table:table-cell>
          <table:table-cell office:value-type="float" office:value="4091" calcext:value-type="float">
            <text:p>4091</text:p>
          </table:table-cell>
          <table:table-cell table:formula="of:=[.C23]/1000" office:value-type="float" office:value="4.091" calcext:value-type="float">
            <text:p>4.091</text:p>
          </table:table-cell>
          <table:table-cell office:value-type="float" office:value="3030" calcext:value-type="float">
            <text:p>3030</text:p>
          </table:table-cell>
          <table:table-cell office:value-type="float" office:value="1481" calcext:value-type="float">
            <text:p>1481</text:p>
          </table:table-cell>
          <table:table-cell office:value-type="float" office:value="4.0959754" calcext:value-type="float">
            <text:p>4.0959754</text:p>
          </table:table-cell>
          <table:table-cell office:value-type="float" office:value="3.31464505" calcext:value-type="float">
            <text:p>3.31464505</text:p>
          </table:table-cell>
          <table:table-cell table:number-columns-repeated="5"/>
        </table:table-row>
        <table:table-row table:style-name="ro1">
          <table:table-cell table:formula="of:=[.B24]/3600" office:value-type="float" office:value="0.368888888888889" calcext:value-type="float">
            <text:p>0.4</text:p>
          </table:table-cell>
          <table:table-cell office:value-type="float" office:value="1328" calcext:value-type="float">
            <text:p>1328</text:p>
          </table:table-cell>
          <table:table-cell office:value-type="float" office:value="4090" calcext:value-type="float">
            <text:p>4090</text:p>
          </table:table-cell>
          <table:table-cell table:formula="of:=[.C24]/1000" office:value-type="float" office:value="4.09" calcext:value-type="float">
            <text:p>4.09</text:p>
          </table:table-cell>
          <table:table-cell office:value-type="float" office:value="3029" calcext:value-type="float">
            <text:p>3029</text:p>
          </table:table-cell>
          <table:table-cell office:value-type="float" office:value="1481" calcext:value-type="float">
            <text:p>1481</text:p>
          </table:table-cell>
          <table:table-cell office:value-type="float" office:value="4.09427309" calcext:value-type="float">
            <text:p>4.09427309</text:p>
          </table:table-cell>
          <table:table-cell office:value-type="float" office:value="3.31467009" calcext:value-type="float">
            <text:p>3.31467009</text:p>
          </table:table-cell>
          <table:table-cell table:number-columns-repeated="5"/>
        </table:table-row>
        <table:table-row table:style-name="ro1">
          <table:table-cell table:formula="of:=[.B25]/3600" office:value-type="float" office:value="0.385833333333333" calcext:value-type="float">
            <text:p>0.4</text:p>
          </table:table-cell>
          <table:table-cell office:value-type="float" office:value="1389" calcext:value-type="float">
            <text:p>1389</text:p>
          </table:table-cell>
          <table:table-cell office:value-type="float" office:value="4089" calcext:value-type="float">
            <text:p>4089</text:p>
          </table:table-cell>
          <table:table-cell table:formula="of:=[.C25]/1000" office:value-type="float" office:value="4.089" calcext:value-type="float">
            <text:p>4.089</text:p>
          </table:table-cell>
          <table:table-cell office:value-type="float" office:value="3028" calcext:value-type="float">
            <text:p>3028</text:p>
          </table:table-cell>
          <table:table-cell office:value-type="float" office:value="1481" calcext:value-type="float">
            <text:p>1481</text:p>
          </table:table-cell>
          <table:table-cell office:value-type="float" office:value="4.092628" calcext:value-type="float">
            <text:p>4.092628</text:p>
          </table:table-cell>
          <table:table-cell office:value-type="float" office:value="3.31451869" calcext:value-type="float">
            <text:p>3.31451869</text:p>
          </table:table-cell>
          <table:table-cell table:number-columns-repeated="5"/>
        </table:table-row>
        <table:table-row table:style-name="ro1">
          <table:table-cell table:formula="of:=[.B26]/3600" office:value-type="float" office:value="0.4025" calcext:value-type="float">
            <text:p>0.4</text:p>
          </table:table-cell>
          <table:table-cell office:value-type="float" office:value="1449" calcext:value-type="float">
            <text:p>1449</text:p>
          </table:table-cell>
          <table:table-cell office:value-type="float" office:value="4087" calcext:value-type="float">
            <text:p>4087</text:p>
          </table:table-cell>
          <table:table-cell table:formula="of:=[.C26]/1000" office:value-type="float" office:value="4.087" calcext:value-type="float">
            <text:p>4.087</text:p>
          </table:table-cell>
          <table:table-cell office:value-type="float" office:value="3027" calcext:value-type="float">
            <text:p>3027</text:p>
          </table:table-cell>
          <table:table-cell office:value-type="float" office:value="1481" calcext:value-type="float">
            <text:p>1481</text:p>
          </table:table-cell>
          <table:table-cell office:value-type="float" office:value="4.09097099" calcext:value-type="float">
            <text:p>4.09097099</text:p>
          </table:table-cell>
          <table:table-cell office:value-type="float" office:value="3.31457901" calcext:value-type="float">
            <text:p>3.31457901</text:p>
          </table:table-cell>
          <table:table-cell table:number-columns-repeated="5"/>
        </table:table-row>
        <table:table-row table:style-name="ro1">
          <table:table-cell table:formula="of:=[.B27]/3600" office:value-type="float" office:value="0.419444444444444" calcext:value-type="float">
            <text:p>0.4</text:p>
          </table:table-cell>
          <table:table-cell office:value-type="float" office:value="1510" calcext:value-type="float">
            <text:p>1510</text:p>
          </table:table-cell>
          <table:table-cell office:value-type="float" office:value="4085" calcext:value-type="float">
            <text:p>4085</text:p>
          </table:table-cell>
          <table:table-cell table:formula="of:=[.C27]/1000" office:value-type="float" office:value="4.085" calcext:value-type="float">
            <text:p>4.085</text:p>
          </table:table-cell>
          <table:table-cell office:value-type="float" office:value="3025" calcext:value-type="float">
            <text:p>3025</text:p>
          </table:table-cell>
          <table:table-cell office:value-type="float" office:value="1481" calcext:value-type="float">
            <text:p>1481</text:p>
          </table:table-cell>
          <table:table-cell office:value-type="float" office:value="4.08935785" calcext:value-type="float">
            <text:p>4.08935785</text:p>
          </table:table-cell>
          <table:table-cell office:value-type="float" office:value="3.31452918" calcext:value-type="float">
            <text:p>3.31452918</text:p>
          </table:table-cell>
          <table:table-cell table:number-columns-repeated="5"/>
        </table:table-row>
        <table:table-row table:style-name="ro1">
          <table:table-cell table:formula="of:=[.B28]/3600" office:value-type="float" office:value="0.436111111111111" calcext:value-type="float">
            <text:p>0.4</text:p>
          </table:table-cell>
          <table:table-cell office:value-type="float" office:value="1570" calcext:value-type="float">
            <text:p>1570</text:p>
          </table:table-cell>
          <table:table-cell office:value-type="float" office:value="4083" calcext:value-type="float">
            <text:p>4083</text:p>
          </table:table-cell>
          <table:table-cell table:formula="of:=[.C28]/1000" office:value-type="float" office:value="4.083" calcext:value-type="float">
            <text:p>4.083</text:p>
          </table:table-cell>
          <table:table-cell office:value-type="float" office:value="3024" calcext:value-type="float">
            <text:p>3024</text:p>
          </table:table-cell>
          <table:table-cell office:value-type="float" office:value="1481" calcext:value-type="float">
            <text:p>1481</text:p>
          </table:table-cell>
          <table:table-cell office:value-type="float" office:value="4.08769369" calcext:value-type="float">
            <text:p>4.08769369</text:p>
          </table:table-cell>
          <table:table-cell office:value-type="float" office:value="3.31455922" calcext:value-type="float">
            <text:p>3.31455922</text:p>
          </table:table-cell>
          <table:table-cell table:number-columns-repeated="5"/>
        </table:table-row>
        <table:table-row table:style-name="ro1">
          <table:table-cell table:formula="of:=[.B29]/3600" office:value-type="float" office:value="0.452777777777778" calcext:value-type="float">
            <text:p>0.5</text:p>
          </table:table-cell>
          <table:table-cell office:value-type="float" office:value="1630" calcext:value-type="float">
            <text:p>1630</text:p>
          </table:table-cell>
          <table:table-cell office:value-type="float" office:value="4082" calcext:value-type="float">
            <text:p>4082</text:p>
          </table:table-cell>
          <table:table-cell table:formula="of:=[.C29]/1000" office:value-type="float" office:value="4.082" calcext:value-type="float">
            <text:p>4.082</text:p>
          </table:table-cell>
          <table:table-cell office:value-type="float" office:value="3023" calcext:value-type="float">
            <text:p>3023</text:p>
          </table:table-cell>
          <table:table-cell office:value-type="float" office:value="1481" calcext:value-type="float">
            <text:p>1481</text:p>
          </table:table-cell>
          <table:table-cell office:value-type="float" office:value="4.08607292" calcext:value-type="float">
            <text:p>4.08607292</text:p>
          </table:table-cell>
          <table:table-cell office:value-type="float" office:value="3.31461549" calcext:value-type="float">
            <text:p>3.31461549</text:p>
          </table:table-cell>
          <table:table-cell table:number-columns-repeated="5"/>
        </table:table-row>
        <table:table-row table:style-name="ro1">
          <table:table-cell table:formula="of:=[.B30]/3600" office:value-type="float" office:value="0.469722222222222" calcext:value-type="float">
            <text:p>0.5</text:p>
          </table:table-cell>
          <table:table-cell office:value-type="float" office:value="1691" calcext:value-type="float">
            <text:p>1691</text:p>
          </table:table-cell>
          <table:table-cell office:value-type="float" office:value="4081" calcext:value-type="float">
            <text:p>4081</text:p>
          </table:table-cell>
          <table:table-cell table:formula="of:=[.C30]/1000" office:value-type="float" office:value="4.081" calcext:value-type="float">
            <text:p>4.081</text:p>
          </table:table-cell>
          <table:table-cell office:value-type="float" office:value="3022" calcext:value-type="float">
            <text:p>3022</text:p>
          </table:table-cell>
          <table:table-cell office:value-type="float" office:value="1481" calcext:value-type="float">
            <text:p>1481</text:p>
          </table:table-cell>
          <table:table-cell office:value-type="float" office:value="4.08437395" calcext:value-type="float">
            <text:p>4.08437395</text:p>
          </table:table-cell>
          <table:table-cell office:value-type="float" office:value="3.31458831" calcext:value-type="float">
            <text:p>3.31458831</text:p>
          </table:table-cell>
          <table:table-cell table:number-columns-repeated="5"/>
        </table:table-row>
        <table:table-row table:style-name="ro1">
          <table:table-cell table:formula="of:=[.B31]/3600" office:value-type="float" office:value="0.486388888888889" calcext:value-type="float">
            <text:p>0.5</text:p>
          </table:table-cell>
          <table:table-cell office:value-type="float" office:value="1751" calcext:value-type="float">
            <text:p>1751</text:p>
          </table:table-cell>
          <table:table-cell office:value-type="float" office:value="4079" calcext:value-type="float">
            <text:p>4079</text:p>
          </table:table-cell>
          <table:table-cell table:formula="of:=[.C31]/1000" office:value-type="float" office:value="4.079" calcext:value-type="float">
            <text:p>4.079</text:p>
          </table:table-cell>
          <table:table-cell office:value-type="float" office:value="3021" calcext:value-type="float">
            <text:p>3021</text:p>
          </table:table-cell>
          <table:table-cell office:value-type="float" office:value="1481" calcext:value-type="float">
            <text:p>1481</text:p>
          </table:table-cell>
          <table:table-cell office:value-type="float" office:value="4.082798" calcext:value-type="float">
            <text:p>4.082798</text:p>
          </table:table-cell>
          <table:table-cell office:value-type="float" office:value="3.3145659" calcext:value-type="float">
            <text:p>3.3145659</text:p>
          </table:table-cell>
          <table:table-cell table:number-columns-repeated="5"/>
        </table:table-row>
        <table:table-row table:style-name="ro1">
          <table:table-cell table:formula="of:=[.B32]/3600" office:value-type="float" office:value="0.503055555555556" calcext:value-type="float">
            <text:p>0.5</text:p>
          </table:table-cell>
          <table:table-cell office:value-type="float" office:value="1811" calcext:value-type="float">
            <text:p>1811</text:p>
          </table:table-cell>
          <table:table-cell office:value-type="float" office:value="4078" calcext:value-type="float">
            <text:p>4078</text:p>
          </table:table-cell>
          <table:table-cell table:formula="of:=[.C32]/1000" office:value-type="float" office:value="4.078" calcext:value-type="float">
            <text:p>4.078</text:p>
          </table:table-cell>
          <table:table-cell office:value-type="float" office:value="3020" calcext:value-type="float">
            <text:p>3020</text:p>
          </table:table-cell>
          <table:table-cell office:value-type="float" office:value="1481" calcext:value-type="float">
            <text:p>1481</text:p>
          </table:table-cell>
          <table:table-cell office:value-type="float" office:value="4.08121014" calcext:value-type="float">
            <text:p>4.08121014</text:p>
          </table:table-cell>
          <table:table-cell office:value-type="float" office:value="3.31456256" calcext:value-type="float">
            <text:p>3.31456256</text:p>
          </table:table-cell>
          <table:table-cell table:number-columns-repeated="5"/>
        </table:table-row>
        <table:table-row table:style-name="ro1">
          <table:table-cell table:formula="of:=[.B33]/3600" office:value-type="float" office:value="0.52" calcext:value-type="float">
            <text:p>0.5</text:p>
          </table:table-cell>
          <table:table-cell office:value-type="float" office:value="1872" calcext:value-type="float">
            <text:p>1872</text:p>
          </table:table-cell>
          <table:table-cell office:value-type="float" office:value="4076" calcext:value-type="float">
            <text:p>4076</text:p>
          </table:table-cell>
          <table:table-cell table:formula="of:=[.C33]/1000" office:value-type="float" office:value="4.076" calcext:value-type="float">
            <text:p>4.076</text:p>
          </table:table-cell>
          <table:table-cell office:value-type="float" office:value="3019" calcext:value-type="float">
            <text:p>3019</text:p>
          </table:table-cell>
          <table:table-cell office:value-type="float" office:value="1481" calcext:value-type="float">
            <text:p>1481</text:p>
          </table:table-cell>
          <table:table-cell office:value-type="float" office:value="4.07964325" calcext:value-type="float">
            <text:p>4.07964325</text:p>
          </table:table-cell>
          <table:table-cell office:value-type="float" office:value="3.31462026" calcext:value-type="float">
            <text:p>3.31462026</text:p>
          </table:table-cell>
          <table:table-cell table:number-columns-repeated="5"/>
        </table:table-row>
        <table:table-row table:style-name="ro1">
          <table:table-cell table:formula="of:=[.B34]/3600" office:value-type="float" office:value="0.536666666666667" calcext:value-type="float">
            <text:p>0.5</text:p>
          </table:table-cell>
          <table:table-cell office:value-type="float" office:value="1932" calcext:value-type="float">
            <text:p>1932</text:p>
          </table:table-cell>
          <table:table-cell office:value-type="float" office:value="4074" calcext:value-type="float">
            <text:p>4074</text:p>
          </table:table-cell>
          <table:table-cell table:formula="of:=[.C34]/1000" office:value-type="float" office:value="4.074" calcext:value-type="float">
            <text:p>4.074</text:p>
          </table:table-cell>
          <table:table-cell office:value-type="float" office:value="3017" calcext:value-type="float">
            <text:p>3017</text:p>
          </table:table-cell>
          <table:table-cell office:value-type="float" office:value="1481" calcext:value-type="float">
            <text:p>1481</text:p>
          </table:table-cell>
          <table:table-cell office:value-type="float" office:value="4.07796001" calcext:value-type="float">
            <text:p>4.07796001</text:p>
          </table:table-cell>
          <table:table-cell office:value-type="float" office:value="3.31455731" calcext:value-type="float">
            <text:p>3.31455731</text:p>
          </table:table-cell>
          <table:table-cell table:number-columns-repeated="5"/>
        </table:table-row>
        <table:table-row table:style-name="ro1">
          <table:table-cell table:formula="of:=[.B35]/3600" office:value-type="float" office:value="0.553611111111111" calcext:value-type="float">
            <text:p>0.6</text:p>
          </table:table-cell>
          <table:table-cell office:value-type="float" office:value="1993" calcext:value-type="float">
            <text:p>1993</text:p>
          </table:table-cell>
          <table:table-cell office:value-type="float" office:value="4074" calcext:value-type="float">
            <text:p>4074</text:p>
          </table:table-cell>
          <table:table-cell table:formula="of:=[.C35]/1000" office:value-type="float" office:value="4.074" calcext:value-type="float">
            <text:p>4.074</text:p>
          </table:table-cell>
          <table:table-cell office:value-type="float" office:value="3017" calcext:value-type="float">
            <text:p>3017</text:p>
          </table:table-cell>
          <table:table-cell office:value-type="float" office:value="1481" calcext:value-type="float">
            <text:p>1481</text:p>
          </table:table-cell>
          <table:table-cell office:value-type="float" office:value="4.07645512" calcext:value-type="float">
            <text:p>4.07645512</text:p>
          </table:table-cell>
          <table:table-cell office:value-type="float" office:value="3.31457829" calcext:value-type="float">
            <text:p>3.31457829</text:p>
          </table:table-cell>
          <table:table-cell table:number-columns-repeated="5"/>
        </table:table-row>
        <table:table-row table:style-name="ro1">
          <table:table-cell table:formula="of:=[.B36]/3600" office:value-type="float" office:value="0.570277777777778" calcext:value-type="float">
            <text:p>0.6</text:p>
          </table:table-cell>
          <table:table-cell office:value-type="float" office:value="2053" calcext:value-type="float">
            <text:p>2053</text:p>
          </table:table-cell>
          <table:table-cell office:value-type="float" office:value="4071" calcext:value-type="float">
            <text:p>4071</text:p>
          </table:table-cell>
          <table:table-cell table:formula="of:=[.C36]/1000" office:value-type="float" office:value="4.071" calcext:value-type="float">
            <text:p>4.071</text:p>
          </table:table-cell>
          <table:table-cell office:value-type="float" office:value="3015" calcext:value-type="float">
            <text:p>3015</text:p>
          </table:table-cell>
          <table:table-cell office:value-type="float" office:value="1481" calcext:value-type="float">
            <text:p>1481</text:p>
          </table:table-cell>
          <table:table-cell office:value-type="float" office:value="4.07484865" calcext:value-type="float">
            <text:p>4.07484865</text:p>
          </table:table-cell>
          <table:table-cell office:value-type="float" office:value="3.31445241" calcext:value-type="float">
            <text:p>3.31445241</text:p>
          </table:table-cell>
          <table:table-cell table:number-columns-repeated="5"/>
        </table:table-row>
        <table:table-row table:style-name="ro1">
          <table:table-cell table:formula="of:=[.B37]/3600" office:value-type="float" office:value="0.587222222222222" calcext:value-type="float">
            <text:p>0.6</text:p>
          </table:table-cell>
          <table:table-cell office:value-type="float" office:value="2114" calcext:value-type="float">
            <text:p>2114</text:p>
          </table:table-cell>
          <table:table-cell office:value-type="float" office:value="4070" calcext:value-type="float">
            <text:p>4070</text:p>
          </table:table-cell>
          <table:table-cell table:formula="of:=[.C37]/1000" office:value-type="float" office:value="4.07" calcext:value-type="float">
            <text:p>4.07</text:p>
          </table:table-cell>
          <table:table-cell office:value-type="float" office:value="3014" calcext:value-type="float">
            <text:p>3014</text:p>
          </table:table-cell>
          <table:table-cell office:value-type="float" office:value="1481" calcext:value-type="float">
            <text:p>1481</text:p>
          </table:table-cell>
          <table:table-cell office:value-type="float" office:value="4.07319069" calcext:value-type="float">
            <text:p>4.07319069</text:p>
          </table:table-cell>
          <table:table-cell office:value-type="float" office:value="3.31445456" calcext:value-type="float">
            <text:p>3.31445456</text:p>
          </table:table-cell>
          <table:table-cell table:number-columns-repeated="5"/>
        </table:table-row>
        <table:table-row table:style-name="ro1">
          <table:table-cell table:formula="of:=[.B38]/3600" office:value-type="float" office:value="0.603888888888889" calcext:value-type="float">
            <text:p>0.6</text:p>
          </table:table-cell>
          <table:table-cell office:value-type="float" office:value="2174" calcext:value-type="float">
            <text:p>2174</text:p>
          </table:table-cell>
          <table:table-cell office:value-type="float" office:value="4068" calcext:value-type="float">
            <text:p>4068</text:p>
          </table:table-cell>
          <table:table-cell table:formula="of:=[.C38]/1000" office:value-type="float" office:value="4.068" calcext:value-type="float">
            <text:p>4.068</text:p>
          </table:table-cell>
          <table:table-cell office:value-type="float" office:value="3013" calcext:value-type="float">
            <text:p>3013</text:p>
          </table:table-cell>
          <table:table-cell office:value-type="float" office:value="1481" calcext:value-type="float">
            <text:p>1481</text:p>
          </table:table-cell>
          <table:table-cell office:value-type="float" office:value="4.07166386" calcext:value-type="float">
            <text:p>4.07166386</text:p>
          </table:table-cell>
          <table:table-cell office:value-type="float" office:value="3.31452441" calcext:value-type="float">
            <text:p>3.31452441</text:p>
          </table:table-cell>
          <table:table-cell table:number-columns-repeated="5"/>
        </table:table-row>
        <table:table-row table:style-name="ro1">
          <table:table-cell table:formula="of:=[.B39]/3600" office:value-type="float" office:value="0.620555555555556" calcext:value-type="float">
            <text:p>0.6</text:p>
          </table:table-cell>
          <table:table-cell office:value-type="float" office:value="2234" calcext:value-type="float">
            <text:p>2234</text:p>
          </table:table-cell>
          <table:table-cell office:value-type="float" office:value="4067" calcext:value-type="float">
            <text:p>4067</text:p>
          </table:table-cell>
          <table:table-cell table:formula="of:=[.C39]/1000" office:value-type="float" office:value="4.067" calcext:value-type="float">
            <text:p>4.067</text:p>
          </table:table-cell>
          <table:table-cell office:value-type="float" office:value="3012" calcext:value-type="float">
            <text:p>3012</text:p>
          </table:table-cell>
          <table:table-cell office:value-type="float" office:value="1481" calcext:value-type="float">
            <text:p>1481</text:p>
          </table:table-cell>
          <table:table-cell office:value-type="float" office:value="4.07003641" calcext:value-type="float">
            <text:p>4.07003641</text:p>
          </table:table-cell>
          <table:table-cell office:value-type="float" office:value="3.31448293" calcext:value-type="float">
            <text:p>3.31448293</text:p>
          </table:table-cell>
          <table:table-cell table:number-columns-repeated="5"/>
        </table:table-row>
        <table:table-row table:style-name="ro1">
          <table:table-cell table:formula="of:=[.B40]/3600" office:value-type="float" office:value="0.6375" calcext:value-type="float">
            <text:p>0.6</text:p>
          </table:table-cell>
          <table:table-cell office:value-type="float" office:value="2295" calcext:value-type="float">
            <text:p>2295</text:p>
          </table:table-cell>
          <table:table-cell office:value-type="float" office:value="4066" calcext:value-type="float">
            <text:p>4066</text:p>
          </table:table-cell>
          <table:table-cell table:formula="of:=[.C40]/1000" office:value-type="float" office:value="4.066" calcext:value-type="float">
            <text:p>4.066</text:p>
          </table:table-cell>
          <table:table-cell office:value-type="float" office:value="3011" calcext:value-type="float">
            <text:p>3011</text:p>
          </table:table-cell>
          <table:table-cell office:value-type="float" office:value="1481" calcext:value-type="float">
            <text:p>1481</text:p>
          </table:table-cell>
          <table:table-cell office:value-type="float" office:value="4.06846046" calcext:value-type="float">
            <text:p>4.06846046</text:p>
          </table:table-cell>
          <table:table-cell office:value-type="float" office:value="3.31453943" calcext:value-type="float">
            <text:p>3.31453943</text:p>
          </table:table-cell>
          <table:table-cell table:number-columns-repeated="5"/>
        </table:table-row>
        <table:table-row table:style-name="ro1">
          <table:table-cell table:formula="of:=[.B41]/3600" office:value-type="float" office:value="0.654166666666667" calcext:value-type="float">
            <text:p>0.7</text:p>
          </table:table-cell>
          <table:table-cell office:value-type="float" office:value="2355" calcext:value-type="float">
            <text:p>2355</text:p>
          </table:table-cell>
          <table:table-cell office:value-type="float" office:value="4063" calcext:value-type="float">
            <text:p>4063</text:p>
          </table:table-cell>
          <table:table-cell table:formula="of:=[.C41]/1000" office:value-type="float" office:value="4.063" calcext:value-type="float">
            <text:p>4.063</text:p>
          </table:table-cell>
          <table:table-cell office:value-type="float" office:value="3009" calcext:value-type="float">
            <text:p>3009</text:p>
          </table:table-cell>
          <table:table-cell office:value-type="float" office:value="1481" calcext:value-type="float">
            <text:p>1481</text:p>
          </table:table-cell>
          <table:table-cell office:value-type="float" office:value="4.06698561" calcext:value-type="float">
            <text:p>4.06698561</text:p>
          </table:table-cell>
          <table:table-cell office:value-type="float" office:value="3.31457591" calcext:value-type="float">
            <text:p>3.31457591</text:p>
          </table:table-cell>
          <table:table-cell table:number-columns-repeated="5"/>
        </table:table-row>
        <table:table-row table:style-name="ro1">
          <table:table-cell table:formula="of:=[.B42]/3600" office:value-type="float" office:value="0.670833333333333" calcext:value-type="float">
            <text:p>0.7</text:p>
          </table:table-cell>
          <table:table-cell office:value-type="float" office:value="2415" calcext:value-type="float">
            <text:p>2415</text:p>
          </table:table-cell>
          <table:table-cell office:value-type="float" office:value="4062" calcext:value-type="float">
            <text:p>4062</text:p>
          </table:table-cell>
          <table:table-cell table:formula="of:=[.C42]/1000" office:value-type="float" office:value="4.062" calcext:value-type="float">
            <text:p>4.062</text:p>
          </table:table-cell>
          <table:table-cell office:value-type="float" office:value="3008" calcext:value-type="float">
            <text:p>3008</text:p>
          </table:table-cell>
          <table:table-cell office:value-type="float" office:value="1481" calcext:value-type="float">
            <text:p>1481</text:p>
          </table:table-cell>
          <table:table-cell office:value-type="float" office:value="4.06534863" calcext:value-type="float">
            <text:p>4.06534863</text:p>
          </table:table-cell>
          <table:table-cell office:value-type="float" office:value="3.31459641" calcext:value-type="float">
            <text:p>3.31459641</text:p>
          </table:table-cell>
          <table:table-cell table:number-columns-repeated="5"/>
        </table:table-row>
        <table:table-row table:style-name="ro1">
          <table:table-cell table:formula="of:=[.B43]/3600" office:value-type="float" office:value="0.687777777777778" calcext:value-type="float">
            <text:p>0.7</text:p>
          </table:table-cell>
          <table:table-cell office:value-type="float" office:value="2476" calcext:value-type="float">
            <text:p>2476</text:p>
          </table:table-cell>
          <table:table-cell office:value-type="float" office:value="4060" calcext:value-type="float">
            <text:p>4060</text:p>
          </table:table-cell>
          <table:table-cell table:formula="of:=[.C43]/1000" office:value-type="float" office:value="4.06" calcext:value-type="float">
            <text:p>4.06</text:p>
          </table:table-cell>
          <table:table-cell office:value-type="float" office:value="3007" calcext:value-type="float">
            <text:p>3007</text:p>
          </table:table-cell>
          <table:table-cell office:value-type="float" office:value="1481" calcext:value-type="float">
            <text:p>1481</text:p>
          </table:table-cell>
          <table:table-cell office:value-type="float" office:value="4.06378889" calcext:value-type="float">
            <text:p>4.06378889</text:p>
          </table:table-cell>
          <table:table-cell office:value-type="float" office:value="3.31456494" calcext:value-type="float">
            <text:p>3.31456494</text:p>
          </table:table-cell>
          <table:table-cell table:number-columns-repeated="5"/>
        </table:table-row>
        <table:table-row table:style-name="ro1">
          <table:table-cell table:formula="of:=[.B44]/3600" office:value-type="float" office:value="0.704444444444444" calcext:value-type="float">
            <text:p>0.7</text:p>
          </table:table-cell>
          <table:table-cell office:value-type="float" office:value="2536" calcext:value-type="float">
            <text:p>2536</text:p>
          </table:table-cell>
          <table:table-cell office:value-type="float" office:value="4059" calcext:value-type="float">
            <text:p>4059</text:p>
          </table:table-cell>
          <table:table-cell table:formula="of:=[.C44]/1000" office:value-type="float" office:value="4.059" calcext:value-type="float">
            <text:p>4.059</text:p>
          </table:table-cell>
          <table:table-cell office:value-type="float" office:value="3006" calcext:value-type="float">
            <text:p>3006</text:p>
          </table:table-cell>
          <table:table-cell office:value-type="float" office:value="1481" calcext:value-type="float">
            <text:p>1481</text:p>
          </table:table-cell>
          <table:table-cell office:value-type="float" office:value="4.06219387" calcext:value-type="float">
            <text:p>4.06219387</text:p>
          </table:table-cell>
          <table:table-cell office:value-type="float" office:value="3.31433558" calcext:value-type="float">
            <text:p>3.31433558</text:p>
          </table:table-cell>
          <table:table-cell table:number-columns-repeated="5"/>
        </table:table-row>
        <table:table-row table:style-name="ro1">
          <table:table-cell table:formula="of:=[.B45]/3600" office:value-type="float" office:value="0.721388888888889" calcext:value-type="float">
            <text:p>0.7</text:p>
          </table:table-cell>
          <table:table-cell office:value-type="float" office:value="2597" calcext:value-type="float">
            <text:p>2597</text:p>
          </table:table-cell>
          <table:table-cell office:value-type="float" office:value="4058" calcext:value-type="float">
            <text:p>4058</text:p>
          </table:table-cell>
          <table:table-cell table:formula="of:=[.C45]/1000" office:value-type="float" office:value="4.058" calcext:value-type="float">
            <text:p>4.058</text:p>
          </table:table-cell>
          <table:table-cell office:value-type="float" office:value="3005" calcext:value-type="float">
            <text:p>3005</text:p>
          </table:table-cell>
          <table:table-cell office:value-type="float" office:value="1481" calcext:value-type="float">
            <text:p>1481</text:p>
          </table:table-cell>
          <table:table-cell office:value-type="float" office:value="4.06065226" calcext:value-type="float">
            <text:p>4.06065226</text:p>
          </table:table-cell>
          <table:table-cell office:value-type="float" office:value="3.31447625" calcext:value-type="float">
            <text:p>3.31447625</text:p>
          </table:table-cell>
          <table:table-cell table:number-columns-repeated="5"/>
        </table:table-row>
        <table:table-row table:style-name="ro1">
          <table:table-cell table:formula="of:=[.B46]/3600" office:value-type="float" office:value="0.738055555555556" calcext:value-type="float">
            <text:p>0.7</text:p>
          </table:table-cell>
          <table:table-cell office:value-type="float" office:value="2657" calcext:value-type="float">
            <text:p>2657</text:p>
          </table:table-cell>
          <table:table-cell office:value-type="float" office:value="4056" calcext:value-type="float">
            <text:p>4056</text:p>
          </table:table-cell>
          <table:table-cell table:formula="of:=[.C46]/1000" office:value-type="float" office:value="4.056" calcext:value-type="float">
            <text:p>4.056</text:p>
          </table:table-cell>
          <table:table-cell office:value-type="float" office:value="3004" calcext:value-type="float">
            <text:p>3004</text:p>
          </table:table-cell>
          <table:table-cell office:value-type="float" office:value="1481" calcext:value-type="float">
            <text:p>1481</text:p>
          </table:table-cell>
          <table:table-cell office:value-type="float" office:value="4.05909777" calcext:value-type="float">
            <text:p>4.05909777</text:p>
          </table:table-cell>
          <table:table-cell office:value-type="float" office:value="3.31446004" calcext:value-type="float">
            <text:p>3.31446004</text:p>
          </table:table-cell>
          <table:table-cell table:number-columns-repeated="5"/>
        </table:table-row>
        <table:table-row table:style-name="ro1">
          <table:table-cell table:formula="of:=[.B47]/3600" office:value-type="float" office:value="0.754722222222222" calcext:value-type="float">
            <text:p>0.8</text:p>
          </table:table-cell>
          <table:table-cell office:value-type="float" office:value="2717" calcext:value-type="float">
            <text:p>2717</text:p>
          </table:table-cell>
          <table:table-cell office:value-type="float" office:value="4055" calcext:value-type="float">
            <text:p>4055</text:p>
          </table:table-cell>
          <table:table-cell table:formula="of:=[.C47]/1000" office:value-type="float" office:value="4.055" calcext:value-type="float">
            <text:p>4.055</text:p>
          </table:table-cell>
          <table:table-cell office:value-type="float" office:value="3003" calcext:value-type="float">
            <text:p>3003</text:p>
          </table:table-cell>
          <table:table-cell office:value-type="float" office:value="1481" calcext:value-type="float">
            <text:p>1481</text:p>
          </table:table-cell>
          <table:table-cell office:value-type="float" office:value="4.05756521" calcext:value-type="float">
            <text:p>4.05756521</text:p>
          </table:table-cell>
          <table:table-cell office:value-type="float" office:value="3.31448245" calcext:value-type="float">
            <text:p>3.31448245</text:p>
          </table:table-cell>
          <table:table-cell table:number-columns-repeated="5"/>
        </table:table-row>
        <table:table-row table:style-name="ro1">
          <table:table-cell table:formula="of:=[.B48]/3600" office:value-type="float" office:value="0.771666666666667" calcext:value-type="float">
            <text:p>0.8</text:p>
          </table:table-cell>
          <table:table-cell office:value-type="float" office:value="2778" calcext:value-type="float">
            <text:p>2778</text:p>
          </table:table-cell>
          <table:table-cell office:value-type="float" office:value="4052" calcext:value-type="float">
            <text:p>4052</text:p>
          </table:table-cell>
          <table:table-cell table:formula="of:=[.C48]/1000" office:value-type="float" office:value="4.052" calcext:value-type="float">
            <text:p>4.052</text:p>
          </table:table-cell>
          <table:table-cell office:value-type="float" office:value="3001" calcext:value-type="float">
            <text:p>3001</text:p>
          </table:table-cell>
          <table:table-cell office:value-type="float" office:value="1481" calcext:value-type="float">
            <text:p>1481</text:p>
          </table:table-cell>
          <table:table-cell office:value-type="float" office:value="4.05602694" calcext:value-type="float">
            <text:p>4.05602694</text:p>
          </table:table-cell>
          <table:table-cell office:value-type="float" office:value="3.31441092" calcext:value-type="float">
            <text:p>3.31441092</text:p>
          </table:table-cell>
          <table:table-cell table:number-columns-repeated="5"/>
        </table:table-row>
        <table:table-row table:style-name="ro1">
          <table:table-cell table:formula="of:=[.B49]/3600" office:value-type="float" office:value="0.788333333333333" calcext:value-type="float">
            <text:p>0.8</text:p>
          </table:table-cell>
          <table:table-cell office:value-type="float" office:value="2838" calcext:value-type="float">
            <text:p>2838</text:p>
          </table:table-cell>
          <table:table-cell office:value-type="float" office:value="4051" calcext:value-type="float">
            <text:p>4051</text:p>
          </table:table-cell>
          <table:table-cell table:formula="of:=[.C49]/1000" office:value-type="float" office:value="4.051" calcext:value-type="float">
            <text:p>4.051</text:p>
          </table:table-cell>
          <table:table-cell office:value-type="float" office:value="3000" calcext:value-type="float">
            <text:p>3000</text:p>
          </table:table-cell>
          <table:table-cell office:value-type="float" office:value="1481" calcext:value-type="float">
            <text:p>1481</text:p>
          </table:table-cell>
          <table:table-cell office:value-type="float" office:value="4.05447292" calcext:value-type="float">
            <text:p>4.05447292</text:p>
          </table:table-cell>
          <table:table-cell office:value-type="float" office:value="3.31436443" calcext:value-type="float">
            <text:p>3.31436443</text:p>
          </table:table-cell>
          <table:table-cell table:number-columns-repeated="5"/>
        </table:table-row>
        <table:table-row table:style-name="ro1">
          <table:table-cell table:formula="of:=[.B50]/3600" office:value-type="float" office:value="0.805277777777778" calcext:value-type="float">
            <text:p>0.8</text:p>
          </table:table-cell>
          <table:table-cell office:value-type="float" office:value="2899" calcext:value-type="float">
            <text:p>2899</text:p>
          </table:table-cell>
          <table:table-cell office:value-type="float" office:value="4049" calcext:value-type="float">
            <text:p>4049</text:p>
          </table:table-cell>
          <table:table-cell table:formula="of:=[.C50]/1000" office:value-type="float" office:value="4.049" calcext:value-type="float">
            <text:p>4.049</text:p>
          </table:table-cell>
          <table:table-cell office:value-type="float" office:value="2999" calcext:value-type="float">
            <text:p>2999</text:p>
          </table:table-cell>
          <table:table-cell office:value-type="float" office:value="1481" calcext:value-type="float">
            <text:p>1481</text:p>
          </table:table-cell>
          <table:table-cell office:value-type="float" office:value="4.05299711" calcext:value-type="float">
            <text:p>4.05299711</text:p>
          </table:table-cell>
          <table:table-cell office:value-type="float" office:value="3.31456804" calcext:value-type="float">
            <text:p>3.31456804</text:p>
          </table:table-cell>
          <table:table-cell table:number-columns-repeated="5"/>
        </table:table-row>
        <table:table-row table:style-name="ro1">
          <table:table-cell table:formula="of:=[.B51]/3600" office:value-type="float" office:value="0.821944444444445" calcext:value-type="float">
            <text:p>0.8</text:p>
          </table:table-cell>
          <table:table-cell office:value-type="float" office:value="2959" calcext:value-type="float">
            <text:p>2959</text:p>
          </table:table-cell>
          <table:table-cell office:value-type="float" office:value="4048" calcext:value-type="float">
            <text:p>4048</text:p>
          </table:table-cell>
          <table:table-cell table:formula="of:=[.C51]/1000" office:value-type="float" office:value="4.048" calcext:value-type="float">
            <text:p>4.048</text:p>
          </table:table-cell>
          <table:table-cell office:value-type="float" office:value="2998" calcext:value-type="float">
            <text:p>2998</text:p>
          </table:table-cell>
          <table:table-cell office:value-type="float" office:value="1481" calcext:value-type="float">
            <text:p>1481</text:p>
          </table:table-cell>
          <table:table-cell office:value-type="float" office:value="4.05147362" calcext:value-type="float">
            <text:p>4.05147362</text:p>
          </table:table-cell>
          <table:table-cell office:value-type="float" office:value="3.31449556" calcext:value-type="float">
            <text:p>3.31449556</text:p>
          </table:table-cell>
          <table:table-cell table:number-columns-repeated="5"/>
        </table:table-row>
        <table:table-row table:style-name="ro1">
          <table:table-cell table:formula="of:=[.B52]/3600" office:value-type="float" office:value="0.838611111111111" calcext:value-type="float">
            <text:p>0.8</text:p>
          </table:table-cell>
          <table:table-cell office:value-type="float" office:value="3019" calcext:value-type="float">
            <text:p>3019</text:p>
          </table:table-cell>
          <table:table-cell office:value-type="float" office:value="4047" calcext:value-type="float">
            <text:p>4047</text:p>
          </table:table-cell>
          <table:table-cell table:formula="of:=[.C52]/1000" office:value-type="float" office:value="4.047" calcext:value-type="float">
            <text:p>4.047</text:p>
          </table:table-cell>
          <table:table-cell office:value-type="float" office:value="2997" calcext:value-type="float">
            <text:p>2997</text:p>
          </table:table-cell>
          <table:table-cell office:value-type="float" office:value="1481" calcext:value-type="float">
            <text:p>1481</text:p>
          </table:table-cell>
          <table:table-cell office:value-type="float" office:value="4.04976654" calcext:value-type="float">
            <text:p>4.04976654</text:p>
          </table:table-cell>
          <table:table-cell office:value-type="float" office:value="3.31435871" calcext:value-type="float">
            <text:p>3.31435871</text:p>
          </table:table-cell>
          <table:table-cell table:number-columns-repeated="5"/>
        </table:table-row>
        <table:table-row table:style-name="ro1">
          <table:table-cell table:formula="of:=[.B53]/3600" office:value-type="float" office:value="0.855555555555556" calcext:value-type="float">
            <text:p>0.9</text:p>
          </table:table-cell>
          <table:table-cell office:value-type="float" office:value="3080" calcext:value-type="float">
            <text:p>3080</text:p>
          </table:table-cell>
          <table:table-cell office:value-type="float" office:value="4045" calcext:value-type="float">
            <text:p>4045</text:p>
          </table:table-cell>
          <table:table-cell table:formula="of:=[.C53]/1000" office:value-type="float" office:value="4.045" calcext:value-type="float">
            <text:p>4.045</text:p>
          </table:table-cell>
          <table:table-cell office:value-type="float" office:value="2996" calcext:value-type="float">
            <text:p>2996</text:p>
          </table:table-cell>
          <table:table-cell office:value-type="float" office:value="1481" calcext:value-type="float">
            <text:p>1481</text:p>
          </table:table-cell>
          <table:table-cell office:value-type="float" office:value="4.04831505" calcext:value-type="float">
            <text:p>4.04831505</text:p>
          </table:table-cell>
          <table:table-cell office:value-type="float" office:value="3.31449914" calcext:value-type="float">
            <text:p>3.31449914</text:p>
          </table:table-cell>
          <table:table-cell table:number-columns-repeated="5"/>
        </table:table-row>
        <table:table-row table:style-name="ro1">
          <table:table-cell table:formula="of:=[.B54]/3600" office:value-type="float" office:value="0.872222222222222" calcext:value-type="float">
            <text:p>0.9</text:p>
          </table:table-cell>
          <table:table-cell office:value-type="float" office:value="3140" calcext:value-type="float">
            <text:p>3140</text:p>
          </table:table-cell>
          <table:table-cell office:value-type="float" office:value="4044" calcext:value-type="float">
            <text:p>4044</text:p>
          </table:table-cell>
          <table:table-cell table:formula="of:=[.C54]/1000" office:value-type="float" office:value="4.044" calcext:value-type="float">
            <text:p>4.044</text:p>
          </table:table-cell>
          <table:table-cell office:value-type="float" office:value="2995" calcext:value-type="float">
            <text:p>2995</text:p>
          </table:table-cell>
          <table:table-cell office:value-type="float" office:value="1481" calcext:value-type="float">
            <text:p>1481</text:p>
          </table:table-cell>
          <table:table-cell office:value-type="float" office:value="4.04690647" calcext:value-type="float">
            <text:p>4.04690647</text:p>
          </table:table-cell>
          <table:table-cell office:value-type="float" office:value="3.31451225" calcext:value-type="float">
            <text:p>3.31451225</text:p>
          </table:table-cell>
          <table:table-cell table:number-columns-repeated="5"/>
        </table:table-row>
        <table:table-row table:style-name="ro1">
          <table:table-cell table:formula="of:=[.B55]/3600" office:value-type="float" office:value="0.888888888888889" calcext:value-type="float">
            <text:p>0.9</text:p>
          </table:table-cell>
          <table:table-cell office:value-type="float" office:value="3200" calcext:value-type="float">
            <text:p>3200</text:p>
          </table:table-cell>
          <table:table-cell office:value-type="float" office:value="4043" calcext:value-type="float">
            <text:p>4043</text:p>
          </table:table-cell>
          <table:table-cell table:formula="of:=[.C55]/1000" office:value-type="float" office:value="4.043" calcext:value-type="float">
            <text:p>4.043</text:p>
          </table:table-cell>
          <table:table-cell office:value-type="float" office:value="2994" calcext:value-type="float">
            <text:p>2994</text:p>
          </table:table-cell>
          <table:table-cell office:value-type="float" office:value="1481" calcext:value-type="float">
            <text:p>1481</text:p>
          </table:table-cell>
          <table:table-cell office:value-type="float" office:value="4.04536343" calcext:value-type="float">
            <text:p>4.04536343</text:p>
          </table:table-cell>
          <table:table-cell office:value-type="float" office:value="3.31450558" calcext:value-type="float">
            <text:p>3.31450558</text:p>
          </table:table-cell>
          <table:table-cell table:number-columns-repeated="5"/>
        </table:table-row>
        <table:table-row table:style-name="ro1">
          <table:table-cell table:formula="of:=[.B56]/3600" office:value-type="float" office:value="0.905833333333333" calcext:value-type="float">
            <text:p>0.9</text:p>
          </table:table-cell>
          <table:table-cell office:value-type="float" office:value="3261" calcext:value-type="float">
            <text:p>3261</text:p>
          </table:table-cell>
          <table:table-cell office:value-type="float" office:value="4040" calcext:value-type="float">
            <text:p>4040</text:p>
          </table:table-cell>
          <table:table-cell table:formula="of:=[.C56]/1000" office:value-type="float" office:value="4.04" calcext:value-type="float">
            <text:p>4.04</text:p>
          </table:table-cell>
          <table:table-cell office:value-type="float" office:value="2992" calcext:value-type="float">
            <text:p>2992</text:p>
          </table:table-cell>
          <table:table-cell office:value-type="float" office:value="1481" calcext:value-type="float">
            <text:p>1481</text:p>
          </table:table-cell>
          <table:table-cell office:value-type="float" office:value="4.04382229" calcext:value-type="float">
            <text:p>4.04382229</text:p>
          </table:table-cell>
          <table:table-cell office:value-type="float" office:value="3.31444907" calcext:value-type="float">
            <text:p>3.31444907</text:p>
          </table:table-cell>
          <table:table-cell table:number-columns-repeated="5"/>
        </table:table-row>
        <table:table-row table:style-name="ro1">
          <table:table-cell table:formula="of:=[.B57]/3600" office:value-type="float" office:value="0.9225" calcext:value-type="float">
            <text:p>0.9</text:p>
          </table:table-cell>
          <table:table-cell office:value-type="float" office:value="3321" calcext:value-type="float">
            <text:p>3321</text:p>
          </table:table-cell>
          <table:table-cell office:value-type="float" office:value="4040" calcext:value-type="float">
            <text:p>4040</text:p>
          </table:table-cell>
          <table:table-cell table:formula="of:=[.C57]/1000" office:value-type="float" office:value="4.04" calcext:value-type="float">
            <text:p>4.04</text:p>
          </table:table-cell>
          <table:table-cell office:value-type="float" office:value="2992" calcext:value-type="float">
            <text:p>2992</text:p>
          </table:table-cell>
          <table:table-cell office:value-type="float" office:value="1481" calcext:value-type="float">
            <text:p>1481</text:p>
          </table:table-cell>
          <table:table-cell office:value-type="float" office:value="4.04234886" calcext:value-type="float">
            <text:p>4.04234886</text:p>
          </table:table-cell>
          <table:table-cell office:value-type="float" office:value="3.31443977" calcext:value-type="float">
            <text:p>3.31443977</text:p>
          </table:table-cell>
          <table:table-cell table:number-columns-repeated="5"/>
        </table:table-row>
        <table:table-row table:style-name="ro1">
          <table:table-cell table:formula="of:=[.B58]/3600" office:value-type="float" office:value="0.939444444444444" calcext:value-type="float">
            <text:p>0.9</text:p>
          </table:table-cell>
          <table:table-cell office:value-type="float" office:value="3382" calcext:value-type="float">
            <text:p>3382</text:p>
          </table:table-cell>
          <table:table-cell office:value-type="float" office:value="4039" calcext:value-type="float">
            <text:p>4039</text:p>
          </table:table-cell>
          <table:table-cell table:formula="of:=[.C58]/1000" office:value-type="float" office:value="4.039" calcext:value-type="float">
            <text:p>4.039</text:p>
          </table:table-cell>
          <table:table-cell office:value-type="float" office:value="2991" calcext:value-type="float">
            <text:p>2991</text:p>
          </table:table-cell>
          <table:table-cell office:value-type="float" office:value="1481" calcext:value-type="float">
            <text:p>1481</text:p>
          </table:table-cell>
          <table:table-cell office:value-type="float" office:value="4.04082203" calcext:value-type="float">
            <text:p>4.04082203</text:p>
          </table:table-cell>
          <table:table-cell office:value-type="float" office:value="3.31444931" calcext:value-type="float">
            <text:p>3.31444931</text:p>
          </table:table-cell>
          <table:table-cell table:number-columns-repeated="5"/>
        </table:table-row>
        <table:table-row table:style-name="ro1">
          <table:table-cell table:formula="of:=[.B59]/3600" office:value-type="float" office:value="0.956111111111111" calcext:value-type="float">
            <text:p>1.0</text:p>
          </table:table-cell>
          <table:table-cell office:value-type="float" office:value="3442" calcext:value-type="float">
            <text:p>3442</text:p>
          </table:table-cell>
          <table:table-cell office:value-type="float" office:value="4036" calcext:value-type="float">
            <text:p>4036</text:p>
          </table:table-cell>
          <table:table-cell table:formula="of:=[.C59]/1000" office:value-type="float" office:value="4.036" calcext:value-type="float">
            <text:p>4.036</text:p>
          </table:table-cell>
          <table:table-cell office:value-type="float" office:value="2989" calcext:value-type="float">
            <text:p>2989</text:p>
          </table:table-cell>
          <table:table-cell office:value-type="float" office:value="1481" calcext:value-type="float">
            <text:p>1481</text:p>
          </table:table-cell>
          <table:table-cell office:value-type="float" office:value="4.03931284" calcext:value-type="float">
            <text:p>4.03931284</text:p>
          </table:table-cell>
          <table:table-cell office:value-type="float" office:value="3.31443286" calcext:value-type="float">
            <text:p>3.31443286</text:p>
          </table:table-cell>
          <table:table-cell table:number-columns-repeated="5"/>
        </table:table-row>
        <table:table-row table:style-name="ro1">
          <table:table-cell table:formula="of:=[.B60]/3600" office:value-type="float" office:value="0.972777777777778" calcext:value-type="float">
            <text:p>1.0</text:p>
          </table:table-cell>
          <table:table-cell office:value-type="float" office:value="3502" calcext:value-type="float">
            <text:p>3502</text:p>
          </table:table-cell>
          <table:table-cell office:value-type="float" office:value="4035" calcext:value-type="float">
            <text:p>4035</text:p>
          </table:table-cell>
          <table:table-cell table:formula="of:=[.C60]/1000" office:value-type="float" office:value="4.035" calcext:value-type="float">
            <text:p>4.035</text:p>
          </table:table-cell>
          <table:table-cell office:value-type="float" office:value="2988" calcext:value-type="float">
            <text:p>2988</text:p>
          </table:table-cell>
          <table:table-cell office:value-type="float" office:value="1481" calcext:value-type="float">
            <text:p>1481</text:p>
          </table:table-cell>
          <table:table-cell office:value-type="float" office:value="4.03783178" calcext:value-type="float">
            <text:p>4.03783178</text:p>
          </table:table-cell>
          <table:table-cell office:value-type="float" office:value="3.31430793" calcext:value-type="float">
            <text:p>3.31430793</text:p>
          </table:table-cell>
          <table:table-cell table:number-columns-repeated="5"/>
        </table:table-row>
        <table:table-row table:style-name="ro1">
          <table:table-cell table:formula="of:=[.B61]/3600" office:value-type="float" office:value="0.989722222222222" calcext:value-type="float">
            <text:p>1.0</text:p>
          </table:table-cell>
          <table:table-cell office:value-type="float" office:value="3563" calcext:value-type="float">
            <text:p>3563</text:p>
          </table:table-cell>
          <table:table-cell office:value-type="float" office:value="4035" calcext:value-type="float">
            <text:p>4035</text:p>
          </table:table-cell>
          <table:table-cell table:formula="of:=[.C61]/1000" office:value-type="float" office:value="4.035" calcext:value-type="float">
            <text:p>4.035</text:p>
          </table:table-cell>
          <table:table-cell office:value-type="float" office:value="2988" calcext:value-type="float">
            <text:p>2988</text:p>
          </table:table-cell>
          <table:table-cell office:value-type="float" office:value="1481" calcext:value-type="float">
            <text:p>1481</text:p>
          </table:table-cell>
          <table:table-cell office:value-type="float" office:value="4.03627396" calcext:value-type="float">
            <text:p>4.03627396</text:p>
          </table:table-cell>
          <table:table-cell office:value-type="float" office:value="3.31430364" calcext:value-type="float">
            <text:p>3.31430364</text:p>
          </table:table-cell>
          <table:table-cell table:number-columns-repeated="5"/>
        </table:table-row>
        <table:table-row table:style-name="ro1">
          <table:table-cell table:formula="of:=[.B62]/3600" office:value-type="float" office:value="1.00638888888889" calcext:value-type="float">
            <text:p>1.0</text:p>
          </table:table-cell>
          <table:table-cell office:value-type="float" office:value="3623" calcext:value-type="float">
            <text:p>3623</text:p>
          </table:table-cell>
          <table:table-cell office:value-type="float" office:value="4029" calcext:value-type="float">
            <text:p>4029</text:p>
          </table:table-cell>
          <table:table-cell table:formula="of:=[.C62]/1000" office:value-type="float" office:value="4.029" calcext:value-type="float">
            <text:p>4.029</text:p>
          </table:table-cell>
          <table:table-cell office:value-type="float" office:value="2986" calcext:value-type="float">
            <text:p>2986</text:p>
          </table:table-cell>
          <table:table-cell office:value-type="float" office:value="1482" calcext:value-type="float">
            <text:p>1482</text:p>
          </table:table-cell>
          <table:table-cell office:value-type="float" office:value="4.03483295" calcext:value-type="float">
            <text:p>4.03483295</text:p>
          </table:table-cell>
          <table:table-cell office:value-type="float" office:value="3.31431866" calcext:value-type="float">
            <text:p>3.31431866</text:p>
          </table:table-cell>
          <table:table-cell table:number-columns-repeated="5"/>
        </table:table-row>
        <table:table-row table:style-name="ro1">
          <table:table-cell table:formula="of:=[.B63]/3600" office:value-type="float" office:value="1.02333333333333" calcext:value-type="float">
            <text:p>1.0</text:p>
          </table:table-cell>
          <table:table-cell office:value-type="float" office:value="3684" calcext:value-type="float">
            <text:p>3684</text:p>
          </table:table-cell>
          <table:table-cell office:value-type="float" office:value="4031" calcext:value-type="float">
            <text:p>4031</text:p>
          </table:table-cell>
          <table:table-cell table:formula="of:=[.C63]/1000" office:value-type="float" office:value="4.031" calcext:value-type="float">
            <text:p>4.031</text:p>
          </table:table-cell>
          <table:table-cell office:value-type="float" office:value="2985" calcext:value-type="float">
            <text:p>2985</text:p>
          </table:table-cell>
          <table:table-cell office:value-type="float" office:value="1481" calcext:value-type="float">
            <text:p>1481</text:p>
          </table:table-cell>
          <table:table-cell office:value-type="float" office:value="4.03334665" calcext:value-type="float">
            <text:p>4.03334665</text:p>
          </table:table-cell>
          <table:table-cell office:value-type="float" office:value="3.31441379" calcext:value-type="float">
            <text:p>3.31441379</text:p>
          </table:table-cell>
          <table:table-cell table:number-columns-repeated="5"/>
        </table:table-row>
        <table:table-row table:style-name="ro1">
          <table:table-cell table:formula="of:=[.B64]/3600" office:value-type="float" office:value="1.04" calcext:value-type="float">
            <text:p>1.0</text:p>
          </table:table-cell>
          <table:table-cell office:value-type="float" office:value="3744" calcext:value-type="float">
            <text:p>3744</text:p>
          </table:table-cell>
          <table:table-cell office:value-type="float" office:value="4028" calcext:value-type="float">
            <text:p>4028</text:p>
          </table:table-cell>
          <table:table-cell table:formula="of:=[.C64]/1000" office:value-type="float" office:value="4.028" calcext:value-type="float">
            <text:p>4.028</text:p>
          </table:table-cell>
          <table:table-cell office:value-type="float" office:value="2983" calcext:value-type="float">
            <text:p>2983</text:p>
          </table:table-cell>
          <table:table-cell office:value-type="float" office:value="1481" calcext:value-type="float">
            <text:p>1481</text:p>
          </table:table-cell>
          <table:table-cell office:value-type="float" office:value="4.03192568" calcext:value-type="float">
            <text:p>4.03192568</text:p>
          </table:table-cell>
          <table:table-cell office:value-type="float" office:value="3.3143816" calcext:value-type="float">
            <text:p>3.3143816</text:p>
          </table:table-cell>
          <table:table-cell table:number-columns-repeated="5"/>
        </table:table-row>
        <table:table-row table:style-name="ro1">
          <table:table-cell table:formula="of:=[.B65]/3600" office:value-type="float" office:value="1.05666666666667" calcext:value-type="float">
            <text:p>1.1</text:p>
          </table:table-cell>
          <table:table-cell office:value-type="float" office:value="3804" calcext:value-type="float">
            <text:p>3804</text:p>
          </table:table-cell>
          <table:table-cell office:value-type="float" office:value="4027" calcext:value-type="float">
            <text:p>4027</text:p>
          </table:table-cell>
          <table:table-cell table:formula="of:=[.C65]/1000" office:value-type="float" office:value="4.027" calcext:value-type="float">
            <text:p>4.027</text:p>
          </table:table-cell>
          <table:table-cell office:value-type="float" office:value="2982" calcext:value-type="float">
            <text:p>2982</text:p>
          </table:table-cell>
          <table:table-cell office:value-type="float" office:value="1481" calcext:value-type="float">
            <text:p>1481</text:p>
          </table:table-cell>
          <table:table-cell office:value-type="float" office:value="4.03044891" calcext:value-type="float">
            <text:p>4.03044891</text:p>
          </table:table-cell>
          <table:table-cell office:value-type="float" office:value="3.31431508" calcext:value-type="float">
            <text:p>3.31431508</text:p>
          </table:table-cell>
          <table:table-cell table:number-columns-repeated="5"/>
        </table:table-row>
        <table:table-row table:style-name="ro1">
          <table:table-cell table:formula="of:=[.B66]/3600" office:value-type="float" office:value="1.07361111111111" calcext:value-type="float">
            <text:p>1.1</text:p>
          </table:table-cell>
          <table:table-cell office:value-type="float" office:value="3865" calcext:value-type="float">
            <text:p>3865</text:p>
          </table:table-cell>
          <table:table-cell office:value-type="float" office:value="4025" calcext:value-type="float">
            <text:p>4025</text:p>
          </table:table-cell>
          <table:table-cell table:formula="of:=[.C66]/1000" office:value-type="float" office:value="4.025" calcext:value-type="float">
            <text:p>4.025</text:p>
          </table:table-cell>
          <table:table-cell office:value-type="float" office:value="2981" calcext:value-type="float">
            <text:p>2981</text:p>
          </table:table-cell>
          <table:table-cell office:value-type="float" office:value="1481" calcext:value-type="float">
            <text:p>1481</text:p>
          </table:table-cell>
          <table:table-cell office:value-type="float" office:value="4.02889395" calcext:value-type="float">
            <text:p>4.02889395</text:p>
          </table:table-cell>
          <table:table-cell office:value-type="float" office:value="3.3142612" calcext:value-type="float">
            <text:p>3.3142612</text:p>
          </table:table-cell>
          <table:table-cell table:number-columns-repeated="5"/>
        </table:table-row>
        <table:table-row table:style-name="ro1">
          <table:table-cell table:formula="of:=[.B67]/3600" office:value-type="float" office:value="1.09027777777778" calcext:value-type="float">
            <text:p>1.1</text:p>
          </table:table-cell>
          <table:table-cell office:value-type="float" office:value="3925" calcext:value-type="float">
            <text:p>3925</text:p>
          </table:table-cell>
          <table:table-cell office:value-type="float" office:value="4024" calcext:value-type="float">
            <text:p>4024</text:p>
          </table:table-cell>
          <table:table-cell table:formula="of:=[.C67]/1000" office:value-type="float" office:value="4.024" calcext:value-type="float">
            <text:p>4.024</text:p>
          </table:table-cell>
          <table:table-cell office:value-type="float" office:value="2980" calcext:value-type="float">
            <text:p>2980</text:p>
          </table:table-cell>
          <table:table-cell office:value-type="float" office:value="1481" calcext:value-type="float">
            <text:p>1481</text:p>
          </table:table-cell>
          <table:table-cell office:value-type="float" office:value="4.02739859" calcext:value-type="float">
            <text:p>4.02739859</text:p>
          </table:table-cell>
          <table:table-cell office:value-type="float" office:value="3.31433582" calcext:value-type="float">
            <text:p>3.31433582</text:p>
          </table:table-cell>
          <table:table-cell table:number-columns-repeated="5"/>
        </table:table-row>
        <table:table-row table:style-name="ro1">
          <table:table-cell table:formula="of:=[.B68]/3600" office:value-type="float" office:value="1.10694444444444" calcext:value-type="float">
            <text:p>1.1</text:p>
          </table:table-cell>
          <table:table-cell office:value-type="float" office:value="3985" calcext:value-type="float">
            <text:p>3985</text:p>
          </table:table-cell>
          <table:table-cell office:value-type="float" office:value="4022" calcext:value-type="float">
            <text:p>4022</text:p>
          </table:table-cell>
          <table:table-cell table:formula="of:=[.C68]/1000" office:value-type="float" office:value="4.022" calcext:value-type="float">
            <text:p>4.022</text:p>
          </table:table-cell>
          <table:table-cell office:value-type="float" office:value="2979" calcext:value-type="float">
            <text:p>2979</text:p>
          </table:table-cell>
          <table:table-cell office:value-type="float" office:value="1481" calcext:value-type="float">
            <text:p>1481</text:p>
          </table:table-cell>
          <table:table-cell office:value-type="float" office:value="4.02600622" calcext:value-type="float">
            <text:p>4.02600622</text:p>
          </table:table-cell>
          <table:table-cell office:value-type="float" office:value="3.31425905" calcext:value-type="float">
            <text:p>3.31425905</text:p>
          </table:table-cell>
          <table:table-cell table:number-columns-repeated="5"/>
        </table:table-row>
        <table:table-row table:style-name="ro1">
          <table:table-cell table:formula="of:=[.B69]/3600" office:value-type="float" office:value="1.12388888888889" calcext:value-type="float">
            <text:p>1.1</text:p>
          </table:table-cell>
          <table:table-cell office:value-type="float" office:value="4046" calcext:value-type="float">
            <text:p>4046</text:p>
          </table:table-cell>
          <table:table-cell office:value-type="float" office:value="4021" calcext:value-type="float">
            <text:p>4021</text:p>
          </table:table-cell>
          <table:table-cell table:formula="of:=[.C69]/1000" office:value-type="float" office:value="4.021" calcext:value-type="float">
            <text:p>4.021</text:p>
          </table:table-cell>
          <table:table-cell office:value-type="float" office:value="2978" calcext:value-type="float">
            <text:p>2978</text:p>
          </table:table-cell>
          <table:table-cell office:value-type="float" office:value="1481" calcext:value-type="float">
            <text:p>1481</text:p>
          </table:table-cell>
          <table:table-cell office:value-type="float" office:value="4.02437115" calcext:value-type="float">
            <text:p>4.02437115</text:p>
          </table:table-cell>
          <table:table-cell office:value-type="float" office:value="3.31417108" calcext:value-type="float">
            <text:p>3.31417108</text:p>
          </table:table-cell>
          <table:table-cell table:number-columns-repeated="5"/>
        </table:table-row>
        <table:table-row table:style-name="ro1">
          <table:table-cell table:formula="of:=[.B70]/3600" office:value-type="float" office:value="1.14055555555556" calcext:value-type="float">
            <text:p>1.1</text:p>
          </table:table-cell>
          <table:table-cell office:value-type="float" office:value="4106" calcext:value-type="float">
            <text:p>4106</text:p>
          </table:table-cell>
          <table:table-cell office:value-type="float" office:value="4020" calcext:value-type="float">
            <text:p>4020</text:p>
          </table:table-cell>
          <table:table-cell table:formula="of:=[.C70]/1000" office:value-type="float" office:value="4.02" calcext:value-type="float">
            <text:p>4.02</text:p>
          </table:table-cell>
          <table:table-cell office:value-type="float" office:value="2977" calcext:value-type="float">
            <text:p>2977</text:p>
          </table:table-cell>
          <table:table-cell office:value-type="float" office:value="1481" calcext:value-type="float">
            <text:p>1481</text:p>
          </table:table-cell>
          <table:table-cell office:value-type="float" office:value="4.02310133" calcext:value-type="float">
            <text:p>4.02310133</text:p>
          </table:table-cell>
          <table:table-cell office:value-type="float" office:value="3.31441569" calcext:value-type="float">
            <text:p>3.31441569</text:p>
          </table:table-cell>
          <table:table-cell table:number-columns-repeated="5"/>
        </table:table-row>
        <table:table-row table:style-name="ro1">
          <table:table-cell table:formula="of:=[.B71]/3600" office:value-type="float" office:value="1.1575" calcext:value-type="float">
            <text:p>1.2</text:p>
          </table:table-cell>
          <table:table-cell office:value-type="float" office:value="4167" calcext:value-type="float">
            <text:p>4167</text:p>
          </table:table-cell>
          <table:table-cell office:value-type="float" office:value="4018" calcext:value-type="float">
            <text:p>4018</text:p>
          </table:table-cell>
          <table:table-cell table:formula="of:=[.C71]/1000" office:value-type="float" office:value="4.018" calcext:value-type="float">
            <text:p>4.018</text:p>
          </table:table-cell>
          <table:table-cell office:value-type="float" office:value="2976" calcext:value-type="float">
            <text:p>2976</text:p>
          </table:table-cell>
          <table:table-cell office:value-type="float" office:value="1481" calcext:value-type="float">
            <text:p>1481</text:p>
          </table:table-cell>
          <table:table-cell office:value-type="float" office:value="4.02152348" calcext:value-type="float">
            <text:p>4.02152348</text:p>
          </table:table-cell>
          <table:table-cell office:value-type="float" office:value="3.31419158" calcext:value-type="float">
            <text:p>3.31419158</text:p>
          </table:table-cell>
          <table:table-cell table:number-columns-repeated="5"/>
        </table:table-row>
        <table:table-row table:style-name="ro1">
          <table:table-cell table:formula="of:=[.B72]/3600" office:value-type="float" office:value="1.17416666666667" calcext:value-type="float">
            <text:p>1.2</text:p>
          </table:table-cell>
          <table:table-cell office:value-type="float" office:value="4227" calcext:value-type="float">
            <text:p>4227</text:p>
          </table:table-cell>
          <table:table-cell office:value-type="float" office:value="4014" calcext:value-type="float">
            <text:p>4014</text:p>
          </table:table-cell>
          <table:table-cell table:formula="of:=[.C72]/1000" office:value-type="float" office:value="4.014" calcext:value-type="float">
            <text:p>4.014</text:p>
          </table:table-cell>
          <table:table-cell office:value-type="float" office:value="2975" calcext:value-type="float">
            <text:p>2975</text:p>
          </table:table-cell>
          <table:table-cell office:value-type="float" office:value="1482" calcext:value-type="float">
            <text:p>1482</text:p>
          </table:table-cell>
          <table:table-cell office:value-type="float" office:value="4.0200491" calcext:value-type="float">
            <text:p>4.0200491</text:p>
          </table:table-cell>
          <table:table-cell office:value-type="float" office:value="3.31410933" calcext:value-type="float">
            <text:p>3.31410933</text:p>
          </table:table-cell>
          <table:table-cell table:number-columns-repeated="5"/>
        </table:table-row>
        <table:table-row table:style-name="ro1">
          <table:table-cell table:formula="of:=[.B73]/3600" office:value-type="float" office:value="1.19083333333333" calcext:value-type="float">
            <text:p>1.2</text:p>
          </table:table-cell>
          <table:table-cell office:value-type="float" office:value="4287" calcext:value-type="float">
            <text:p>4287</text:p>
          </table:table-cell>
          <table:table-cell office:value-type="float" office:value="4013" calcext:value-type="float">
            <text:p>4013</text:p>
          </table:table-cell>
          <table:table-cell table:formula="of:=[.C73]/1000" office:value-type="float" office:value="4.013" calcext:value-type="float">
            <text:p>4.013</text:p>
          </table:table-cell>
          <table:table-cell office:value-type="float" office:value="2974" calcext:value-type="float">
            <text:p>2974</text:p>
          </table:table-cell>
          <table:table-cell office:value-type="float" office:value="1482" calcext:value-type="float">
            <text:p>1482</text:p>
          </table:table-cell>
          <table:table-cell office:value-type="float" office:value="4.01852274" calcext:value-type="float">
            <text:p>4.01852274</text:p>
          </table:table-cell>
          <table:table-cell office:value-type="float" office:value="3.31396794" calcext:value-type="float">
            <text:p>3.31396794</text:p>
          </table:table-cell>
          <table:table-cell table:number-columns-repeated="5"/>
        </table:table-row>
        <table:table-row table:style-name="ro1">
          <table:table-cell table:formula="of:=[.B74]/3600" office:value-type="float" office:value="1.20777777777778" calcext:value-type="float">
            <text:p>1.2</text:p>
          </table:table-cell>
          <table:table-cell office:value-type="float" office:value="4348" calcext:value-type="float">
            <text:p>4348</text:p>
          </table:table-cell>
          <table:table-cell office:value-type="float" office:value="4010" calcext:value-type="float">
            <text:p>4010</text:p>
          </table:table-cell>
          <table:table-cell table:formula="of:=[.C74]/1000" office:value-type="float" office:value="4.01" calcext:value-type="float">
            <text:p>4.01</text:p>
          </table:table-cell>
          <table:table-cell office:value-type="float" office:value="2972" calcext:value-type="float">
            <text:p>2972</text:p>
          </table:table-cell>
          <table:table-cell office:value-type="float" office:value="1482" calcext:value-type="float">
            <text:p>1482</text:p>
          </table:table-cell>
          <table:table-cell office:value-type="float" office:value="4.01662207" calcext:value-type="float">
            <text:p>4.01662207</text:p>
          </table:table-cell>
          <table:table-cell office:value-type="float" office:value="3.31366754" calcext:value-type="float">
            <text:p>3.31366754</text:p>
          </table:table-cell>
          <table:table-cell table:number-columns-repeated="5"/>
        </table:table-row>
        <table:table-row table:style-name="ro1">
          <table:table-cell table:formula="of:=[.B75]/3600" office:value-type="float" office:value="1.22444444444444" calcext:value-type="float">
            <text:p>1.2</text:p>
          </table:table-cell>
          <table:table-cell office:value-type="float" office:value="4408" calcext:value-type="float">
            <text:p>4408</text:p>
          </table:table-cell>
          <table:table-cell office:value-type="float" office:value="4012" calcext:value-type="float">
            <text:p>4012</text:p>
          </table:table-cell>
          <table:table-cell table:formula="of:=[.C75]/1000" office:value-type="float" office:value="4.012" calcext:value-type="float">
            <text:p>4.012</text:p>
          </table:table-cell>
          <table:table-cell office:value-type="float" office:value="2971" calcext:value-type="float">
            <text:p>2971</text:p>
          </table:table-cell>
          <table:table-cell office:value-type="float" office:value="1481" calcext:value-type="float">
            <text:p>1481</text:p>
          </table:table-cell>
          <table:table-cell office:value-type="float" office:value="4.01571035" calcext:value-type="float">
            <text:p>4.01571035</text:p>
          </table:table-cell>
          <table:table-cell office:value-type="float" office:value="3.31411171" calcext:value-type="float">
            <text:p>3.31411171</text:p>
          </table:table-cell>
          <table:table-cell table:number-columns-repeated="5"/>
        </table:table-row>
        <table:table-row table:style-name="ro1">
          <table:table-cell table:formula="of:=[.B76]/3600" office:value-type="float" office:value="1.24138888888889" calcext:value-type="float">
            <text:p>1.2</text:p>
          </table:table-cell>
          <table:table-cell office:value-type="float" office:value="4469" calcext:value-type="float">
            <text:p>4469</text:p>
          </table:table-cell>
          <table:table-cell office:value-type="float" office:value="4010" calcext:value-type="float">
            <text:p>4010</text:p>
          </table:table-cell>
          <table:table-cell table:formula="of:=[.C76]/1000" office:value-type="float" office:value="4.01" calcext:value-type="float">
            <text:p>4.01</text:p>
          </table:table-cell>
          <table:table-cell office:value-type="float" office:value="2970" calcext:value-type="float">
            <text:p>2970</text:p>
          </table:table-cell>
          <table:table-cell office:value-type="float" office:value="1481" calcext:value-type="float">
            <text:p>1481</text:p>
          </table:table-cell>
          <table:table-cell office:value-type="float" office:value="4.014359" calcext:value-type="float">
            <text:p>4.014359</text:p>
          </table:table-cell>
          <table:table-cell office:value-type="float" office:value="3.31447721" calcext:value-type="float">
            <text:p>3.31447721</text:p>
          </table:table-cell>
          <table:table-cell table:number-columns-repeated="5"/>
        </table:table-row>
        <table:table-row table:style-name="ro1">
          <table:table-cell table:formula="of:=[.B77]/3600" office:value-type="float" office:value="1.25805555555556" calcext:value-type="float">
            <text:p>1.3</text:p>
          </table:table-cell>
          <table:table-cell office:value-type="float" office:value="4529" calcext:value-type="float">
            <text:p>4529</text:p>
          </table:table-cell>
          <table:table-cell office:value-type="float" office:value="4009" calcext:value-type="float">
            <text:p>4009</text:p>
          </table:table-cell>
          <table:table-cell table:formula="of:=[.C77]/1000" office:value-type="float" office:value="4.009" calcext:value-type="float">
            <text:p>4.009</text:p>
          </table:table-cell>
          <table:table-cell office:value-type="float" office:value="2969" calcext:value-type="float">
            <text:p>2969</text:p>
          </table:table-cell>
          <table:table-cell office:value-type="float" office:value="1481" calcext:value-type="float">
            <text:p>1481</text:p>
          </table:table-cell>
          <table:table-cell office:value-type="float" office:value="4.01275158" calcext:value-type="float">
            <text:p>4.01275158</text:p>
          </table:table-cell>
          <table:table-cell office:value-type="float" office:value="3.31424165" calcext:value-type="float">
            <text:p>3.31424165</text:p>
          </table:table-cell>
          <table:table-cell table:number-columns-repeated="5"/>
        </table:table-row>
        <table:table-row table:style-name="ro1">
          <table:table-cell table:formula="of:=[.B78]/3600" office:value-type="float" office:value="1.27472222222222" calcext:value-type="float">
            <text:p>1.3</text:p>
          </table:table-cell>
          <table:table-cell office:value-type="float" office:value="4589" calcext:value-type="float">
            <text:p>4589</text:p>
          </table:table-cell>
          <table:table-cell office:value-type="float" office:value="4008" calcext:value-type="float">
            <text:p>4008</text:p>
          </table:table-cell>
          <table:table-cell table:formula="of:=[.C78]/1000" office:value-type="float" office:value="4.008" calcext:value-type="float">
            <text:p>4.008</text:p>
          </table:table-cell>
          <table:table-cell office:value-type="float" office:value="2968" calcext:value-type="float">
            <text:p>2968</text:p>
          </table:table-cell>
          <table:table-cell office:value-type="float" office:value="1481" calcext:value-type="float">
            <text:p>1481</text:p>
          </table:table-cell>
          <table:table-cell office:value-type="float" office:value="4.011415" calcext:value-type="float">
            <text:p>4.011415</text:p>
          </table:table-cell>
          <table:table-cell office:value-type="float" office:value="3.31447625" calcext:value-type="float">
            <text:p>3.31447625</text:p>
          </table:table-cell>
          <table:table-cell table:number-columns-repeated="5"/>
        </table:table-row>
        <table:table-row table:style-name="ro1">
          <table:table-cell table:formula="of:=[.B79]/3600" office:value-type="float" office:value="1.29166666666667" calcext:value-type="float">
            <text:p>1.3</text:p>
          </table:table-cell>
          <table:table-cell office:value-type="float" office:value="4650" calcext:value-type="float">
            <text:p>4650</text:p>
          </table:table-cell>
          <table:table-cell office:value-type="float" office:value="4008" calcext:value-type="float">
            <text:p>4008</text:p>
          </table:table-cell>
          <table:table-cell table:formula="of:=[.C79]/1000" office:value-type="float" office:value="4.008" calcext:value-type="float">
            <text:p>4.008</text:p>
          </table:table-cell>
          <table:table-cell office:value-type="float" office:value="2968" calcext:value-type="float">
            <text:p>2968</text:p>
          </table:table-cell>
          <table:table-cell office:value-type="float" office:value="1481" calcext:value-type="float">
            <text:p>1481</text:p>
          </table:table-cell>
          <table:table-cell office:value-type="float" office:value="4.00995016" calcext:value-type="float">
            <text:p>4.00995016</text:p>
          </table:table-cell>
          <table:table-cell office:value-type="float" office:value="3.31433249" calcext:value-type="float">
            <text:p>3.31433249</text:p>
          </table:table-cell>
          <table:table-cell table:number-columns-repeated="5"/>
        </table:table-row>
        <table:table-row table:style-name="ro1">
          <table:table-cell table:formula="of:=[.B80]/3600" office:value-type="float" office:value="1.30833333333333" calcext:value-type="float">
            <text:p>1.3</text:p>
          </table:table-cell>
          <table:table-cell office:value-type="float" office:value="4710" calcext:value-type="float">
            <text:p>4710</text:p>
          </table:table-cell>
          <table:table-cell office:value-type="float" office:value="4006" calcext:value-type="float">
            <text:p>4006</text:p>
          </table:table-cell>
          <table:table-cell table:formula="of:=[.C80]/1000" office:value-type="float" office:value="4.006" calcext:value-type="float">
            <text:p>4.006</text:p>
          </table:table-cell>
          <table:table-cell office:value-type="float" office:value="2967" calcext:value-type="float">
            <text:p>2967</text:p>
          </table:table-cell>
          <table:table-cell office:value-type="float" office:value="1481" calcext:value-type="float">
            <text:p>1481</text:p>
          </table:table-cell>
          <table:table-cell office:value-type="float" office:value="4.00831747" calcext:value-type="float">
            <text:p>4.00831747</text:p>
          </table:table-cell>
          <table:table-cell office:value-type="float" office:value="3.31404471" calcext:value-type="float">
            <text:p>3.31404471</text:p>
          </table:table-cell>
          <table:table-cell table:number-columns-repeated="5"/>
        </table:table-row>
        <table:table-row table:style-name="ro1">
          <table:table-cell table:formula="of:=[.B81]/3600" office:value-type="float" office:value="1.32527777777778" calcext:value-type="float">
            <text:p>1.3</text:p>
          </table:table-cell>
          <table:table-cell office:value-type="float" office:value="4771" calcext:value-type="float">
            <text:p>4771</text:p>
          </table:table-cell>
          <table:table-cell office:value-type="float" office:value="4004" calcext:value-type="float">
            <text:p>4004</text:p>
          </table:table-cell>
          <table:table-cell table:formula="of:=[.C81]/1000" office:value-type="float" office:value="4.004" calcext:value-type="float">
            <text:p>4.004</text:p>
          </table:table-cell>
          <table:table-cell office:value-type="float" office:value="2965" calcext:value-type="float">
            <text:p>2965</text:p>
          </table:table-cell>
          <table:table-cell office:value-type="float" office:value="1481" calcext:value-type="float">
            <text:p>1481</text:p>
          </table:table-cell>
          <table:table-cell office:value-type="float" office:value="4.0068078" calcext:value-type="float">
            <text:p>4.0068078</text:p>
          </table:table-cell>
          <table:table-cell office:value-type="float" office:value="3.31417513" calcext:value-type="float">
            <text:p>3.31417513</text:p>
          </table:table-cell>
          <table:table-cell table:number-columns-repeated="5"/>
        </table:table-row>
        <table:table-row table:style-name="ro1">
          <table:table-cell table:formula="of:=[.B82]/3600" office:value-type="float" office:value="1.34194444444444" calcext:value-type="float">
            <text:p>1.3</text:p>
          </table:table-cell>
          <table:table-cell office:value-type="float" office:value="4831" calcext:value-type="float">
            <text:p>4831</text:p>
          </table:table-cell>
          <table:table-cell office:value-type="float" office:value="4004" calcext:value-type="float">
            <text:p>4004</text:p>
          </table:table-cell>
          <table:table-cell table:formula="of:=[.C82]/1000" office:value-type="float" office:value="4.004" calcext:value-type="float">
            <text:p>4.004</text:p>
          </table:table-cell>
          <table:table-cell office:value-type="float" office:value="2965" calcext:value-type="float">
            <text:p>2965</text:p>
          </table:table-cell>
          <table:table-cell office:value-type="float" office:value="1481" calcext:value-type="float">
            <text:p>1481</text:p>
          </table:table-cell>
          <table:table-cell office:value-type="float" office:value="4.00556183" calcext:value-type="float">
            <text:p>4.00556183</text:p>
          </table:table-cell>
          <table:table-cell office:value-type="float" office:value="3.31420279" calcext:value-type="float">
            <text:p>3.31420279</text:p>
          </table:table-cell>
          <table:table-cell table:number-columns-repeated="5"/>
        </table:table-row>
        <table:table-row table:style-name="ro1">
          <table:table-cell table:formula="of:=[.B83]/3600" office:value-type="float" office:value="1.35861111111111" calcext:value-type="float">
            <text:p>1.4</text:p>
          </table:table-cell>
          <table:table-cell office:value-type="float" office:value="4891" calcext:value-type="float">
            <text:p>4891</text:p>
          </table:table-cell>
          <table:table-cell office:value-type="float" office:value="4001" calcext:value-type="float">
            <text:p>4001</text:p>
          </table:table-cell>
          <table:table-cell table:formula="of:=[.C83]/1000" office:value-type="float" office:value="4.001" calcext:value-type="float">
            <text:p>4.001</text:p>
          </table:table-cell>
          <table:table-cell office:value-type="float" office:value="2963" calcext:value-type="float">
            <text:p>2963</text:p>
          </table:table-cell>
          <table:table-cell office:value-type="float" office:value="1481" calcext:value-type="float">
            <text:p>1481</text:p>
          </table:table-cell>
          <table:table-cell office:value-type="float" office:value="4.00410557" calcext:value-type="float">
            <text:p>4.00410557</text:p>
          </table:table-cell>
          <table:table-cell office:value-type="float" office:value="3.31413174" calcext:value-type="float">
            <text:p>3.31413174</text:p>
          </table:table-cell>
          <table:table-cell table:number-columns-repeated="5"/>
        </table:table-row>
        <table:table-row table:style-name="ro1">
          <table:table-cell table:formula="of:=[.B84]/3600" office:value-type="float" office:value="1.37555555555556" calcext:value-type="float">
            <text:p>1.4</text:p>
          </table:table-cell>
          <table:table-cell office:value-type="float" office:value="4952" calcext:value-type="float">
            <text:p>4952</text:p>
          </table:table-cell>
          <table:table-cell office:value-type="float" office:value="4000" calcext:value-type="float">
            <text:p>4000</text:p>
          </table:table-cell>
          <table:table-cell table:formula="of:=[.C84]/1000" office:value-type="float" office:value="4" calcext:value-type="float">
            <text:p>4</text:p>
          </table:table-cell>
          <table:table-cell office:value-type="float" office:value="2962" calcext:value-type="float">
            <text:p>2962</text:p>
          </table:table-cell>
          <table:table-cell office:value-type="float" office:value="1481" calcext:value-type="float">
            <text:p>1481</text:p>
          </table:table-cell>
          <table:table-cell office:value-type="float" office:value="4.0026207" calcext:value-type="float">
            <text:p>4.0026207</text:p>
          </table:table-cell>
          <table:table-cell office:value-type="float" office:value="3.31424236" calcext:value-type="float">
            <text:p>3.31424236</text:p>
          </table:table-cell>
          <table:table-cell table:number-columns-repeated="5"/>
        </table:table-row>
        <table:table-row table:style-name="ro1">
          <table:table-cell table:formula="of:=[.B85]/3600" office:value-type="float" office:value="1.39222222222222" calcext:value-type="float">
            <text:p>1.4</text:p>
          </table:table-cell>
          <table:table-cell office:value-type="float" office:value="5012" calcext:value-type="float">
            <text:p>5012</text:p>
          </table:table-cell>
          <table:table-cell office:value-type="float" office:value="3998" calcext:value-type="float">
            <text:p>3998</text:p>
          </table:table-cell>
          <table:table-cell table:formula="of:=[.C85]/1000" office:value-type="float" office:value="3.998" calcext:value-type="float">
            <text:p>3.998</text:p>
          </table:table-cell>
          <table:table-cell office:value-type="float" office:value="2961" calcext:value-type="float">
            <text:p>2961</text:p>
          </table:table-cell>
          <table:table-cell office:value-type="float" office:value="1481" calcext:value-type="float">
            <text:p>1481</text:p>
          </table:table-cell>
          <table:table-cell office:value-type="float" office:value="4.00162363" calcext:value-type="float">
            <text:p>4.00162363</text:p>
          </table:table-cell>
          <table:table-cell office:value-type="float" office:value="3.3146677" calcext:value-type="float">
            <text:p>3.3146677</text:p>
          </table:table-cell>
          <table:table-cell table:number-columns-repeated="5"/>
        </table:table-row>
        <table:table-row table:style-name="ro1">
          <table:table-cell table:formula="of:=[.B86]/3600" office:value-type="float" office:value="1.40888888888889" calcext:value-type="float">
            <text:p>1.4</text:p>
          </table:table-cell>
          <table:table-cell office:value-type="float" office:value="5072" calcext:value-type="float">
            <text:p>5072</text:p>
          </table:table-cell>
          <table:table-cell office:value-type="float" office:value="3997" calcext:value-type="float">
            <text:p>3997</text:p>
          </table:table-cell>
          <table:table-cell table:formula="of:=[.C86]/1000" office:value-type="float" office:value="3.997" calcext:value-type="float">
            <text:p>3.997</text:p>
          </table:table-cell>
          <table:table-cell office:value-type="float" office:value="2960" calcext:value-type="float">
            <text:p>2960</text:p>
          </table:table-cell>
          <table:table-cell office:value-type="float" office:value="1481" calcext:value-type="float">
            <text:p>1481</text:p>
          </table:table-cell>
          <table:table-cell office:value-type="float" office:value="3.9996624" calcext:value-type="float">
            <text:p>3.9996624</text:p>
          </table:table-cell>
          <table:table-cell office:value-type="float" office:value="3.31425333" calcext:value-type="float">
            <text:p>3.31425333</text:p>
          </table:table-cell>
          <table:table-cell table:number-columns-repeated="5"/>
        </table:table-row>
        <table:table-row table:style-name="ro1">
          <table:table-cell table:formula="of:=[.B87]/3600" office:value-type="float" office:value="1.42583333333333" calcext:value-type="float">
            <text:p>1.4</text:p>
          </table:table-cell>
          <table:table-cell office:value-type="float" office:value="5133" calcext:value-type="float">
            <text:p>5133</text:p>
          </table:table-cell>
          <table:table-cell office:value-type="float" office:value="3995" calcext:value-type="float">
            <text:p>3995</text:p>
          </table:table-cell>
          <table:table-cell table:formula="of:=[.C87]/1000" office:value-type="float" office:value="3.995" calcext:value-type="float">
            <text:p>3.995</text:p>
          </table:table-cell>
          <table:table-cell office:value-type="float" office:value="2959" calcext:value-type="float">
            <text:p>2959</text:p>
          </table:table-cell>
          <table:table-cell office:value-type="float" office:value="1481" calcext:value-type="float">
            <text:p>1481</text:p>
          </table:table-cell>
          <table:table-cell office:value-type="float" office:value="3.99822426" calcext:value-type="float">
            <text:p>3.99822426</text:p>
          </table:table-cell>
          <table:table-cell office:value-type="float" office:value="3.31425071" calcext:value-type="float">
            <text:p>3.31425071</text:p>
          </table:table-cell>
          <table:table-cell table:number-columns-repeated="5"/>
        </table:table-row>
        <table:table-row table:style-name="ro1">
          <table:table-cell table:formula="of:=[.B88]/3600" office:value-type="float" office:value="1.4425" calcext:value-type="float">
            <text:p>1.4</text:p>
          </table:table-cell>
          <table:table-cell office:value-type="float" office:value="5193" calcext:value-type="float">
            <text:p>5193</text:p>
          </table:table-cell>
          <table:table-cell office:value-type="float" office:value="3994" calcext:value-type="float">
            <text:p>3994</text:p>
          </table:table-cell>
          <table:table-cell table:formula="of:=[.C88]/1000" office:value-type="float" office:value="3.994" calcext:value-type="float">
            <text:p>3.994</text:p>
          </table:table-cell>
          <table:table-cell office:value-type="float" office:value="2958" calcext:value-type="float">
            <text:p>2958</text:p>
          </table:table-cell>
          <table:table-cell office:value-type="float" office:value="1481" calcext:value-type="float">
            <text:p>1481</text:p>
          </table:table-cell>
          <table:table-cell office:value-type="float" office:value="3.99677515" calcext:value-type="float">
            <text:p>3.99677515</text:p>
          </table:table-cell>
          <table:table-cell office:value-type="float" office:value="3.31418753" calcext:value-type="float">
            <text:p>3.31418753</text:p>
          </table:table-cell>
          <table:table-cell table:number-columns-repeated="5"/>
        </table:table-row>
        <table:table-row table:style-name="ro1">
          <table:table-cell table:formula="of:=[.B89]/3600" office:value-type="float" office:value="1.45944444444444" calcext:value-type="float">
            <text:p>1.5</text:p>
          </table:table-cell>
          <table:table-cell office:value-type="float" office:value="5254" calcext:value-type="float">
            <text:p>5254</text:p>
          </table:table-cell>
          <table:table-cell office:value-type="float" office:value="3993" calcext:value-type="float">
            <text:p>3993</text:p>
          </table:table-cell>
          <table:table-cell table:formula="of:=[.C89]/1000" office:value-type="float" office:value="3.993" calcext:value-type="float">
            <text:p>3.993</text:p>
          </table:table-cell>
          <table:table-cell office:value-type="float" office:value="2957" calcext:value-type="float">
            <text:p>2957</text:p>
          </table:table-cell>
          <table:table-cell office:value-type="float" office:value="1481" calcext:value-type="float">
            <text:p>1481</text:p>
          </table:table-cell>
          <table:table-cell office:value-type="float" office:value="3.99538589" calcext:value-type="float">
            <text:p>3.99538589</text:p>
          </table:table-cell>
          <table:table-cell office:value-type="float" office:value="3.31429482" calcext:value-type="float">
            <text:p>3.31429482</text:p>
          </table:table-cell>
          <table:table-cell table:number-columns-repeated="5"/>
        </table:table-row>
        <table:table-row table:style-name="ro1">
          <table:table-cell table:formula="of:=[.B90]/3600" office:value-type="float" office:value="1.47611111111111" calcext:value-type="float">
            <text:p>1.5</text:p>
          </table:table-cell>
          <table:table-cell office:value-type="float" office:value="5314" calcext:value-type="float">
            <text:p>5314</text:p>
          </table:table-cell>
          <table:table-cell office:value-type="float" office:value="3991" calcext:value-type="float">
            <text:p>3991</text:p>
          </table:table-cell>
          <table:table-cell table:formula="of:=[.C90]/1000" office:value-type="float" office:value="3.991" calcext:value-type="float">
            <text:p>3.991</text:p>
          </table:table-cell>
          <table:table-cell office:value-type="float" office:value="2956" calcext:value-type="float">
            <text:p>2956</text:p>
          </table:table-cell>
          <table:table-cell office:value-type="float" office:value="1481" calcext:value-type="float">
            <text:p>1481</text:p>
          </table:table-cell>
          <table:table-cell office:value-type="float" office:value="3.99394798" calcext:value-type="float">
            <text:p>3.99394798</text:p>
          </table:table-cell>
          <table:table-cell office:value-type="float" office:value="3.3142395" calcext:value-type="float">
            <text:p>3.3142395</text:p>
          </table:table-cell>
          <table:table-cell table:number-columns-repeated="5"/>
        </table:table-row>
        <table:table-row table:style-name="ro1">
          <table:table-cell table:formula="of:=[.B91]/3600" office:value-type="float" office:value="1.49277777777778" calcext:value-type="float">
            <text:p>1.5</text:p>
          </table:table-cell>
          <table:table-cell office:value-type="float" office:value="5374" calcext:value-type="float">
            <text:p>5374</text:p>
          </table:table-cell>
          <table:table-cell office:value-type="float" office:value="3990" calcext:value-type="float">
            <text:p>3990</text:p>
          </table:table-cell>
          <table:table-cell table:formula="of:=[.C91]/1000" office:value-type="float" office:value="3.99" calcext:value-type="float">
            <text:p>3.99</text:p>
          </table:table-cell>
          <table:table-cell office:value-type="float" office:value="2955" calcext:value-type="float">
            <text:p>2955</text:p>
          </table:table-cell>
          <table:table-cell office:value-type="float" office:value="1481" calcext:value-type="float">
            <text:p>1481</text:p>
          </table:table-cell>
          <table:table-cell office:value-type="float" office:value="3.99249721" calcext:value-type="float">
            <text:p>3.99249721</text:p>
          </table:table-cell>
          <table:table-cell office:value-type="float" office:value="3.31423068" calcext:value-type="float">
            <text:p>3.31423068</text:p>
          </table:table-cell>
          <table:table-cell table:number-columns-repeated="5"/>
        </table:table-row>
        <table:table-row table:style-name="ro1">
          <table:table-cell table:formula="of:=[.B92]/3600" office:value-type="float" office:value="1.50972222222222" calcext:value-type="float">
            <text:p>1.5</text:p>
          </table:table-cell>
          <table:table-cell office:value-type="float" office:value="5435" calcext:value-type="float">
            <text:p>5435</text:p>
          </table:table-cell>
          <table:table-cell office:value-type="float" office:value="3989" calcext:value-type="float">
            <text:p>3989</text:p>
          </table:table-cell>
          <table:table-cell table:formula="of:=[.C92]/1000" office:value-type="float" office:value="3.989" calcext:value-type="float">
            <text:p>3.989</text:p>
          </table:table-cell>
          <table:table-cell office:value-type="float" office:value="2954" calcext:value-type="float">
            <text:p>2954</text:p>
          </table:table-cell>
          <table:table-cell office:value-type="float" office:value="1481" calcext:value-type="float">
            <text:p>1481</text:p>
          </table:table-cell>
          <table:table-cell office:value-type="float" office:value="3.99095964" calcext:value-type="float">
            <text:p>3.99095964</text:p>
          </table:table-cell>
          <table:table-cell office:value-type="float" office:value="3.31409812" calcext:value-type="float">
            <text:p>3.31409812</text:p>
          </table:table-cell>
          <table:table-cell table:number-columns-repeated="5"/>
        </table:table-row>
        <table:table-row table:style-name="ro1">
          <table:table-cell table:formula="of:=[.B93]/3600" office:value-type="float" office:value="1.52638888888889" calcext:value-type="float">
            <text:p>1.5</text:p>
          </table:table-cell>
          <table:table-cell office:value-type="float" office:value="5495" calcext:value-type="float">
            <text:p>5495</text:p>
          </table:table-cell>
          <table:table-cell office:value-type="float" office:value="3987" calcext:value-type="float">
            <text:p>3987</text:p>
          </table:table-cell>
          <table:table-cell table:formula="of:=[.C93]/1000" office:value-type="float" office:value="3.987" calcext:value-type="float">
            <text:p>3.987</text:p>
          </table:table-cell>
          <table:table-cell office:value-type="float" office:value="2953" calcext:value-type="float">
            <text:p>2953</text:p>
          </table:table-cell>
          <table:table-cell office:value-type="float" office:value="1481" calcext:value-type="float">
            <text:p>1481</text:p>
          </table:table-cell>
          <table:table-cell office:value-type="float" office:value="3.98957324" calcext:value-type="float">
            <text:p>3.98957324</text:p>
          </table:table-cell>
          <table:table-cell office:value-type="float" office:value="3.3142159" calcext:value-type="float">
            <text:p>3.3142159</text:p>
          </table:table-cell>
          <table:table-cell table:number-columns-repeated="5"/>
        </table:table-row>
        <table:table-row table:style-name="ro1">
          <table:table-cell table:formula="of:=[.B94]/3600" office:value-type="float" office:value="1.54333333333333" calcext:value-type="float">
            <text:p>1.5</text:p>
          </table:table-cell>
          <table:table-cell office:value-type="float" office:value="5556" calcext:value-type="float">
            <text:p>5556</text:p>
          </table:table-cell>
          <table:table-cell office:value-type="float" office:value="3983" calcext:value-type="float">
            <text:p>3983</text:p>
          </table:table-cell>
          <table:table-cell table:formula="of:=[.C94]/1000" office:value-type="float" office:value="3.983" calcext:value-type="float">
            <text:p>3.983</text:p>
          </table:table-cell>
          <table:table-cell office:value-type="float" office:value="2952" calcext:value-type="float">
            <text:p>2952</text:p>
          </table:table-cell>
          <table:table-cell office:value-type="float" office:value="1482" calcext:value-type="float">
            <text:p>1482</text:p>
          </table:table-cell>
          <table:table-cell office:value-type="float" office:value="3.98813128" calcext:value-type="float">
            <text:p>3.98813128</text:p>
          </table:table-cell>
          <table:table-cell office:value-type="float" office:value="3.31415629" calcext:value-type="float">
            <text:p>3.31415629</text:p>
          </table:table-cell>
          <table:table-cell table:number-columns-repeated="5"/>
        </table:table-row>
        <table:table-row table:style-name="ro1">
          <table:table-cell table:formula="of:=[.B95]/3600" office:value-type="float" office:value="1.56" calcext:value-type="float">
            <text:p>1.6</text:p>
          </table:table-cell>
          <table:table-cell office:value-type="float" office:value="5616" calcext:value-type="float">
            <text:p>5616</text:p>
          </table:table-cell>
          <table:table-cell office:value-type="float" office:value="3985" calcext:value-type="float">
            <text:p>3985</text:p>
          </table:table-cell>
          <table:table-cell table:formula="of:=[.C95]/1000" office:value-type="float" office:value="3.985" calcext:value-type="float">
            <text:p>3.985</text:p>
          </table:table-cell>
          <table:table-cell office:value-type="float" office:value="2951" calcext:value-type="float">
            <text:p>2951</text:p>
          </table:table-cell>
          <table:table-cell office:value-type="float" office:value="1481" calcext:value-type="float">
            <text:p>1481</text:p>
          </table:table-cell>
          <table:table-cell office:value-type="float" office:value="3.98666811" calcext:value-type="float">
            <text:p>3.98666811</text:p>
          </table:table-cell>
          <table:table-cell office:value-type="float" office:value="3.31420565" calcext:value-type="float">
            <text:p>3.31420565</text:p>
          </table:table-cell>
          <table:table-cell table:number-columns-repeated="5"/>
        </table:table-row>
        <table:table-row table:style-name="ro1">
          <table:table-cell table:formula="of:=[.B96]/3600" office:value-type="float" office:value="1.57666666666667" calcext:value-type="float">
            <text:p>1.6</text:p>
          </table:table-cell>
          <table:table-cell office:value-type="float" office:value="5676" calcext:value-type="float">
            <text:p>5676</text:p>
          </table:table-cell>
          <table:table-cell office:value-type="float" office:value="3983" calcext:value-type="float">
            <text:p>3983</text:p>
          </table:table-cell>
          <table:table-cell table:formula="of:=[.C96]/1000" office:value-type="float" office:value="3.983" calcext:value-type="float">
            <text:p>3.983</text:p>
          </table:table-cell>
          <table:table-cell office:value-type="float" office:value="2950" calcext:value-type="float">
            <text:p>2950</text:p>
          </table:table-cell>
          <table:table-cell office:value-type="float" office:value="1481" calcext:value-type="float">
            <text:p>1481</text:p>
          </table:table-cell>
          <table:table-cell office:value-type="float" office:value="3.98521209" calcext:value-type="float">
            <text:p>3.98521209</text:p>
          </table:table-cell>
          <table:table-cell office:value-type="float" office:value="3.31410265" calcext:value-type="float">
            <text:p>3.31410265</text:p>
          </table:table-cell>
          <table:table-cell table:number-columns-repeated="5"/>
        </table:table-row>
        <table:table-row table:style-name="ro1">
          <table:table-cell table:formula="of:=[.B97]/3600" office:value-type="float" office:value="1.59361111111111" calcext:value-type="float">
            <text:p>1.6</text:p>
          </table:table-cell>
          <table:table-cell office:value-type="float" office:value="5737" calcext:value-type="float">
            <text:p>5737</text:p>
          </table:table-cell>
          <table:table-cell office:value-type="float" office:value="3982" calcext:value-type="float">
            <text:p>3982</text:p>
          </table:table-cell>
          <table:table-cell table:formula="of:=[.C97]/1000" office:value-type="float" office:value="3.982" calcext:value-type="float">
            <text:p>3.982</text:p>
          </table:table-cell>
          <table:table-cell office:value-type="float" office:value="2949" calcext:value-type="float">
            <text:p>2949</text:p>
          </table:table-cell>
          <table:table-cell office:value-type="float" office:value="1481" calcext:value-type="float">
            <text:p>1481</text:p>
          </table:table-cell>
          <table:table-cell office:value-type="float" office:value="3.9836154" calcext:value-type="float">
            <text:p>3.9836154</text:p>
          </table:table-cell>
          <table:table-cell office:value-type="float" office:value="3.31393695" calcext:value-type="float">
            <text:p>3.31393695</text:p>
          </table:table-cell>
          <table:table-cell table:number-columns-repeated="5"/>
        </table:table-row>
        <table:table-row table:style-name="ro1">
          <table:table-cell table:formula="of:=[.B98]/3600" office:value-type="float" office:value="1.61027777777778" calcext:value-type="float">
            <text:p>1.6</text:p>
          </table:table-cell>
          <table:table-cell office:value-type="float" office:value="5797" calcext:value-type="float">
            <text:p>5797</text:p>
          </table:table-cell>
          <table:table-cell office:value-type="float" office:value="3981" calcext:value-type="float">
            <text:p>3981</text:p>
          </table:table-cell>
          <table:table-cell table:formula="of:=[.C98]/1000" office:value-type="float" office:value="3.981" calcext:value-type="float">
            <text:p>3.981</text:p>
          </table:table-cell>
          <table:table-cell office:value-type="float" office:value="2948" calcext:value-type="float">
            <text:p>2948</text:p>
          </table:table-cell>
          <table:table-cell office:value-type="float" office:value="1481" calcext:value-type="float">
            <text:p>1481</text:p>
          </table:table-cell>
          <table:table-cell office:value-type="float" office:value="3.98223162" calcext:value-type="float">
            <text:p>3.98223162</text:p>
          </table:table-cell>
          <table:table-cell office:value-type="float" office:value="3.31405306" calcext:value-type="float">
            <text:p>3.31405306</text:p>
          </table:table-cell>
          <table:table-cell table:number-columns-repeated="5"/>
        </table:table-row>
        <table:table-row table:style-name="ro1">
          <table:table-cell table:formula="of:=[.B99]/3600" office:value-type="float" office:value="1.62722222222222" calcext:value-type="float">
            <text:p>1.6</text:p>
          </table:table-cell>
          <table:table-cell office:value-type="float" office:value="5858" calcext:value-type="float">
            <text:p>5858</text:p>
          </table:table-cell>
          <table:table-cell office:value-type="float" office:value="3979" calcext:value-type="float">
            <text:p>3979</text:p>
          </table:table-cell>
          <table:table-cell table:formula="of:=[.C99]/1000" office:value-type="float" office:value="3.979" calcext:value-type="float">
            <text:p>3.979</text:p>
          </table:table-cell>
          <table:table-cell office:value-type="float" office:value="2947" calcext:value-type="float">
            <text:p>2947</text:p>
          </table:table-cell>
          <table:table-cell office:value-type="float" office:value="1481" calcext:value-type="float">
            <text:p>1481</text:p>
          </table:table-cell>
          <table:table-cell office:value-type="float" office:value="3.98089385" calcext:value-type="float">
            <text:p>3.98089385</text:p>
          </table:table-cell>
          <table:table-cell office:value-type="float" office:value="3.31411004" calcext:value-type="float">
            <text:p>3.31411004</text:p>
          </table:table-cell>
          <table:table-cell table:number-columns-repeated="5"/>
        </table:table-row>
        <table:table-row table:style-name="ro1">
          <table:table-cell table:formula="of:=[.B100]/3600" office:value-type="float" office:value="1.64388888888889" calcext:value-type="float">
            <text:p>1.6</text:p>
          </table:table-cell>
          <table:table-cell office:value-type="float" office:value="5918" calcext:value-type="float">
            <text:p>5918</text:p>
          </table:table-cell>
          <table:table-cell office:value-type="float" office:value="3975" calcext:value-type="float">
            <text:p>3975</text:p>
          </table:table-cell>
          <table:table-cell table:formula="of:=[.C100]/1000" office:value-type="float" office:value="3.975" calcext:value-type="float">
            <text:p>3.975</text:p>
          </table:table-cell>
          <table:table-cell office:value-type="float" office:value="2946" calcext:value-type="float">
            <text:p>2946</text:p>
          </table:table-cell>
          <table:table-cell office:value-type="float" office:value="1482" calcext:value-type="float">
            <text:p>1482</text:p>
          </table:table-cell>
          <table:table-cell office:value-type="float" office:value="3.97950721" calcext:value-type="float">
            <text:p>3.97950721</text:p>
          </table:table-cell>
          <table:table-cell office:value-type="float" office:value="3.31411767" calcext:value-type="float">
            <text:p>3.31411767</text:p>
          </table:table-cell>
          <table:table-cell table:number-columns-repeated="5"/>
        </table:table-row>
        <table:table-row table:style-name="ro1">
          <table:table-cell table:formula="of:=[.B101]/3600" office:value-type="float" office:value="1.66055555555556" calcext:value-type="float">
            <text:p>1.7</text:p>
          </table:table-cell>
          <table:table-cell office:value-type="float" office:value="5978" calcext:value-type="float">
            <text:p>5978</text:p>
          </table:table-cell>
          <table:table-cell office:value-type="float" office:value="3975" calcext:value-type="float">
            <text:p>3975</text:p>
          </table:table-cell>
          <table:table-cell table:formula="of:=[.C101]/1000" office:value-type="float" office:value="3.975" calcext:value-type="float">
            <text:p>3.975</text:p>
          </table:table-cell>
          <table:table-cell office:value-type="float" office:value="2944" calcext:value-type="float">
            <text:p>2944</text:p>
          </table:table-cell>
          <table:table-cell office:value-type="float" office:value="1481" calcext:value-type="float">
            <text:p>1481</text:p>
          </table:table-cell>
          <table:table-cell office:value-type="float" office:value="3.9780159" calcext:value-type="float">
            <text:p>3.9780159</text:p>
          </table:table-cell>
          <table:table-cell office:value-type="float" office:value="3.31417036" calcext:value-type="float">
            <text:p>3.31417036</text:p>
          </table:table-cell>
          <table:table-cell table:number-columns-repeated="5"/>
        </table:table-row>
        <table:table-row table:style-name="ro1">
          <table:table-cell table:formula="of:=[.B102]/3600" office:value-type="float" office:value="1.6775" calcext:value-type="float">
            <text:p>1.7</text:p>
          </table:table-cell>
          <table:table-cell office:value-type="float" office:value="6039" calcext:value-type="float">
            <text:p>6039</text:p>
          </table:table-cell>
          <table:table-cell office:value-type="float" office:value="3971" calcext:value-type="float">
            <text:p>3971</text:p>
          </table:table-cell>
          <table:table-cell table:formula="of:=[.C102]/1000" office:value-type="float" office:value="3.971" calcext:value-type="float">
            <text:p>3.971</text:p>
          </table:table-cell>
          <table:table-cell office:value-type="float" office:value="2943" calcext:value-type="float">
            <text:p>2943</text:p>
          </table:table-cell>
          <table:table-cell office:value-type="float" office:value="1482" calcext:value-type="float">
            <text:p>1482</text:p>
          </table:table-cell>
          <table:table-cell office:value-type="float" office:value="3.97660041" calcext:value-type="float">
            <text:p>3.97660041</text:p>
          </table:table-cell>
          <table:table-cell office:value-type="float" office:value="3.31405759" calcext:value-type="float">
            <text:p>3.31405759</text:p>
          </table:table-cell>
          <table:table-cell table:number-columns-repeated="5"/>
        </table:table-row>
        <table:table-row table:style-name="ro1">
          <table:table-cell table:formula="of:=[.B103]/3600" office:value-type="float" office:value="1.69416666666667" calcext:value-type="float">
            <text:p>1.7</text:p>
          </table:table-cell>
          <table:table-cell office:value-type="float" office:value="6099" calcext:value-type="float">
            <text:p>6099</text:p>
          </table:table-cell>
          <table:table-cell office:value-type="float" office:value="3974" calcext:value-type="float">
            <text:p>3974</text:p>
          </table:table-cell>
          <table:table-cell table:formula="of:=[.C103]/1000" office:value-type="float" office:value="3.974" calcext:value-type="float">
            <text:p>3.974</text:p>
          </table:table-cell>
          <table:table-cell office:value-type="float" office:value="2943" calcext:value-type="float">
            <text:p>2943</text:p>
          </table:table-cell>
          <table:table-cell office:value-type="float" office:value="1481" calcext:value-type="float">
            <text:p>1481</text:p>
          </table:table-cell>
          <table:table-cell office:value-type="float" office:value="3.97515988" calcext:value-type="float">
            <text:p>3.97515988</text:p>
          </table:table-cell>
          <table:table-cell office:value-type="float" office:value="3.31411791" calcext:value-type="float">
            <text:p>3.31411791</text:p>
          </table:table-cell>
          <table:table-cell table:number-columns-repeated="5"/>
        </table:table-row>
        <table:table-row table:style-name="ro1">
          <table:table-cell table:formula="of:=[.B104]/3600" office:value-type="float" office:value="1.71111111111111" calcext:value-type="float">
            <text:p>1.7</text:p>
          </table:table-cell>
          <table:table-cell office:value-type="float" office:value="6160" calcext:value-type="float">
            <text:p>6160</text:p>
          </table:table-cell>
          <table:table-cell office:value-type="float" office:value="3971" calcext:value-type="float">
            <text:p>3971</text:p>
          </table:table-cell>
          <table:table-cell table:formula="of:=[.C104]/1000" office:value-type="float" office:value="3.971" calcext:value-type="float">
            <text:p>3.971</text:p>
          </table:table-cell>
          <table:table-cell office:value-type="float" office:value="2941" calcext:value-type="float">
            <text:p>2941</text:p>
          </table:table-cell>
          <table:table-cell office:value-type="float" office:value="1481" calcext:value-type="float">
            <text:p>1481</text:p>
          </table:table-cell>
          <table:table-cell office:value-type="float" office:value="3.9737649" calcext:value-type="float">
            <text:p>3.9737649</text:p>
          </table:table-cell>
          <table:table-cell office:value-type="float" office:value="3.31406856" calcext:value-type="float">
            <text:p>3.31406856</text:p>
          </table:table-cell>
          <table:table-cell table:number-columns-repeated="5"/>
        </table:table-row>
        <table:table-row table:style-name="ro1">
          <table:table-cell table:formula="of:=[.B105]/3600" office:value-type="float" office:value="1.72777777777778" calcext:value-type="float">
            <text:p>1.7</text:p>
          </table:table-cell>
          <table:table-cell office:value-type="float" office:value="6220" calcext:value-type="float">
            <text:p>6220</text:p>
          </table:table-cell>
          <table:table-cell office:value-type="float" office:value="3967" calcext:value-type="float">
            <text:p>3967</text:p>
          </table:table-cell>
          <table:table-cell table:formula="of:=[.C105]/1000" office:value-type="float" office:value="3.967" calcext:value-type="float">
            <text:p>3.967</text:p>
          </table:table-cell>
          <table:table-cell office:value-type="float" office:value="2940" calcext:value-type="float">
            <text:p>2940</text:p>
          </table:table-cell>
          <table:table-cell office:value-type="float" office:value="1482" calcext:value-type="float">
            <text:p>1482</text:p>
          </table:table-cell>
          <table:table-cell office:value-type="float" office:value="3.97231174" calcext:value-type="float">
            <text:p>3.97231174</text:p>
          </table:table-cell>
          <table:table-cell office:value-type="float" office:value="3.31413388" calcext:value-type="float">
            <text:p>3.31413388</text:p>
          </table:table-cell>
          <table:table-cell table:number-columns-repeated="5"/>
        </table:table-row>
        <table:table-row table:style-name="ro1">
          <table:table-cell table:formula="of:=[.B106]/3600" office:value-type="float" office:value="1.74444444444444" calcext:value-type="float">
            <text:p>1.7</text:p>
          </table:table-cell>
          <table:table-cell office:value-type="float" office:value="6280" calcext:value-type="float">
            <text:p>6280</text:p>
          </table:table-cell>
          <table:table-cell office:value-type="float" office:value="3968" calcext:value-type="float">
            <text:p>3968</text:p>
          </table:table-cell>
          <table:table-cell table:formula="of:=[.C106]/1000" office:value-type="float" office:value="3.968" calcext:value-type="float">
            <text:p>3.968</text:p>
          </table:table-cell>
          <table:table-cell office:value-type="float" office:value="2939" calcext:value-type="float">
            <text:p>2939</text:p>
          </table:table-cell>
          <table:table-cell office:value-type="float" office:value="1481" calcext:value-type="float">
            <text:p>1481</text:p>
          </table:table-cell>
          <table:table-cell office:value-type="float" office:value="3.9709537" calcext:value-type="float">
            <text:p>3.9709537</text:p>
          </table:table-cell>
          <table:table-cell office:value-type="float" office:value="3.31402373" calcext:value-type="float">
            <text:p>3.31402373</text:p>
          </table:table-cell>
          <table:table-cell table:number-columns-repeated="5"/>
        </table:table-row>
        <table:table-row table:style-name="ro1">
          <table:table-cell table:formula="of:=[.B107]/3600" office:value-type="float" office:value="1.76138888888889" calcext:value-type="float">
            <text:p>1.8</text:p>
          </table:table-cell>
          <table:table-cell office:value-type="float" office:value="6341" calcext:value-type="float">
            <text:p>6341</text:p>
          </table:table-cell>
          <table:table-cell office:value-type="float" office:value="3964" calcext:value-type="float">
            <text:p>3964</text:p>
          </table:table-cell>
          <table:table-cell table:formula="of:=[.C107]/1000" office:value-type="float" office:value="3.964" calcext:value-type="float">
            <text:p>3.964</text:p>
          </table:table-cell>
          <table:table-cell office:value-type="float" office:value="2938" calcext:value-type="float">
            <text:p>2938</text:p>
          </table:table-cell>
          <table:table-cell office:value-type="float" office:value="1482" calcext:value-type="float">
            <text:p>1482</text:p>
          </table:table-cell>
          <table:table-cell office:value-type="float" office:value="3.96950531" calcext:value-type="float">
            <text:p>3.96950531</text:p>
          </table:table-cell>
          <table:table-cell office:value-type="float" office:value="3.31400347" calcext:value-type="float">
            <text:p>3.31400347</text:p>
          </table:table-cell>
          <table:table-cell table:number-columns-repeated="5"/>
        </table:table-row>
        <table:table-row table:style-name="ro1">
          <table:table-cell table:formula="of:=[.B108]/3600" office:value-type="float" office:value="1.77805555555556" calcext:value-type="float">
            <text:p>1.8</text:p>
          </table:table-cell>
          <table:table-cell office:value-type="float" office:value="6401" calcext:value-type="float">
            <text:p>6401</text:p>
          </table:table-cell>
          <table:table-cell office:value-type="float" office:value="3963" calcext:value-type="float">
            <text:p>3963</text:p>
          </table:table-cell>
          <table:table-cell table:formula="of:=[.C108]/1000" office:value-type="float" office:value="3.963" calcext:value-type="float">
            <text:p>3.963</text:p>
          </table:table-cell>
          <table:table-cell office:value-type="float" office:value="2937" calcext:value-type="float">
            <text:p>2937</text:p>
          </table:table-cell>
          <table:table-cell office:value-type="float" office:value="1482" calcext:value-type="float">
            <text:p>1482</text:p>
          </table:table-cell>
          <table:table-cell office:value-type="float" office:value="3.96814704" calcext:value-type="float">
            <text:p>3.96814704</text:p>
          </table:table-cell>
          <table:table-cell office:value-type="float" office:value="3.31406379" calcext:value-type="float">
            <text:p>3.31406379</text:p>
          </table:table-cell>
          <table:table-cell table:number-columns-repeated="5"/>
        </table:table-row>
        <table:table-row table:style-name="ro1">
          <table:table-cell table:formula="of:=[.B109]/3600" office:value-type="float" office:value="1.79472222222222" calcext:value-type="float">
            <text:p>1.8</text:p>
          </table:table-cell>
          <table:table-cell office:value-type="float" office:value="6461" calcext:value-type="float">
            <text:p>6461</text:p>
          </table:table-cell>
          <table:table-cell office:value-type="float" office:value="3963" calcext:value-type="float">
            <text:p>3963</text:p>
          </table:table-cell>
          <table:table-cell table:formula="of:=[.C109]/1000" office:value-type="float" office:value="3.963" calcext:value-type="float">
            <text:p>3.963</text:p>
          </table:table-cell>
          <table:table-cell office:value-type="float" office:value="2935" calcext:value-type="float">
            <text:p>2935</text:p>
          </table:table-cell>
          <table:table-cell office:value-type="float" office:value="1481" calcext:value-type="float">
            <text:p>1481</text:p>
          </table:table-cell>
          <table:table-cell office:value-type="float" office:value="3.96664977" calcext:value-type="float">
            <text:p>3.96664977</text:p>
          </table:table-cell>
          <table:table-cell office:value-type="float" office:value="3.31395841" calcext:value-type="float">
            <text:p>3.31395841</text:p>
          </table:table-cell>
          <table:table-cell table:number-columns-repeated="5"/>
        </table:table-row>
        <table:table-row table:style-name="ro1">
          <table:table-cell table:formula="of:=[.B110]/3600" office:value-type="float" office:value="1.81166666666667" calcext:value-type="float">
            <text:p>1.8</text:p>
          </table:table-cell>
          <table:table-cell office:value-type="float" office:value="6522" calcext:value-type="float">
            <text:p>6522</text:p>
          </table:table-cell>
          <table:table-cell office:value-type="float" office:value="3962" calcext:value-type="float">
            <text:p>3962</text:p>
          </table:table-cell>
          <table:table-cell table:formula="of:=[.C110]/1000" office:value-type="float" office:value="3.962" calcext:value-type="float">
            <text:p>3.962</text:p>
          </table:table-cell>
          <table:table-cell office:value-type="float" office:value="2934" calcext:value-type="float">
            <text:p>2934</text:p>
          </table:table-cell>
          <table:table-cell office:value-type="float" office:value="1481" calcext:value-type="float">
            <text:p>1481</text:p>
          </table:table-cell>
          <table:table-cell office:value-type="float" office:value="3.96523786" calcext:value-type="float">
            <text:p>3.96523786</text:p>
          </table:table-cell>
          <table:table-cell office:value-type="float" office:value="3.31390572" calcext:value-type="float">
            <text:p>3.31390572</text:p>
          </table:table-cell>
          <table:table-cell table:number-columns-repeated="5"/>
        </table:table-row>
        <table:table-row table:style-name="ro1">
          <table:table-cell table:formula="of:=[.B111]/3600" office:value-type="float" office:value="1.82833333333333" calcext:value-type="float">
            <text:p>1.8</text:p>
          </table:table-cell>
          <table:table-cell office:value-type="float" office:value="6582" calcext:value-type="float">
            <text:p>6582</text:p>
          </table:table-cell>
          <table:table-cell office:value-type="float" office:value="3960" calcext:value-type="float">
            <text:p>3960</text:p>
          </table:table-cell>
          <table:table-cell table:formula="of:=[.C111]/1000" office:value-type="float" office:value="3.96" calcext:value-type="float">
            <text:p>3.96</text:p>
          </table:table-cell>
          <table:table-cell office:value-type="float" office:value="2933" calcext:value-type="float">
            <text:p>2933</text:p>
          </table:table-cell>
          <table:table-cell office:value-type="float" office:value="1481" calcext:value-type="float">
            <text:p>1481</text:p>
          </table:table-cell>
          <table:table-cell office:value-type="float" office:value="3.9637382" calcext:value-type="float">
            <text:p>3.9637382</text:p>
          </table:table-cell>
          <table:table-cell office:value-type="float" office:value="3.31384659" calcext:value-type="float">
            <text:p>3.31384659</text:p>
          </table:table-cell>
          <table:table-cell table:number-columns-repeated="5"/>
        </table:table-row>
        <table:table-row table:style-name="ro1">
          <table:table-cell table:formula="of:=[.B112]/3600" office:value-type="float" office:value="1.84527777777778" calcext:value-type="float">
            <text:p>1.8</text:p>
          </table:table-cell>
          <table:table-cell office:value-type="float" office:value="6643" calcext:value-type="float">
            <text:p>6643</text:p>
          </table:table-cell>
          <table:table-cell office:value-type="float" office:value="3956" calcext:value-type="float">
            <text:p>3956</text:p>
          </table:table-cell>
          <table:table-cell table:formula="of:=[.C112]/1000" office:value-type="float" office:value="3.956" calcext:value-type="float">
            <text:p>3.956</text:p>
          </table:table-cell>
          <table:table-cell office:value-type="float" office:value="2932" calcext:value-type="float">
            <text:p>2932</text:p>
          </table:table-cell>
          <table:table-cell office:value-type="float" office:value="1482" calcext:value-type="float">
            <text:p>1482</text:p>
          </table:table-cell>
          <table:table-cell office:value-type="float" office:value="3.96235371" calcext:value-type="float">
            <text:p>3.96235371</text:p>
          </table:table-cell>
          <table:table-cell office:value-type="float" office:value="3.31399226" calcext:value-type="float">
            <text:p>3.31399226</text:p>
          </table:table-cell>
          <table:table-cell table:number-columns-repeated="5"/>
        </table:table-row>
        <table:table-row table:style-name="ro1">
          <table:table-cell table:formula="of:=[.B113]/3600" office:value-type="float" office:value="1.86194444444444" calcext:value-type="float">
            <text:p>1.9</text:p>
          </table:table-cell>
          <table:table-cell office:value-type="float" office:value="6703" calcext:value-type="float">
            <text:p>6703</text:p>
          </table:table-cell>
          <table:table-cell office:value-type="float" office:value="3955" calcext:value-type="float">
            <text:p>3955</text:p>
          </table:table-cell>
          <table:table-cell table:formula="of:=[.C113]/1000" office:value-type="float" office:value="3.955" calcext:value-type="float">
            <text:p>3.955</text:p>
          </table:table-cell>
          <table:table-cell office:value-type="float" office:value="2931" calcext:value-type="float">
            <text:p>2931</text:p>
          </table:table-cell>
          <table:table-cell office:value-type="float" office:value="1482" calcext:value-type="float">
            <text:p>1482</text:p>
          </table:table-cell>
          <table:table-cell office:value-type="float" office:value="3.96093059" calcext:value-type="float">
            <text:p>3.96093059</text:p>
          </table:table-cell>
          <table:table-cell office:value-type="float" office:value="3.31394291" calcext:value-type="float">
            <text:p>3.31394291</text:p>
          </table:table-cell>
          <table:table-cell table:number-columns-repeated="5"/>
        </table:table-row>
        <table:table-row table:style-name="ro1">
          <table:table-cell table:formula="of:=[.B114]/3600" office:value-type="float" office:value="1.87861111111111" calcext:value-type="float">
            <text:p>1.9</text:p>
          </table:table-cell>
          <table:table-cell office:value-type="float" office:value="6763" calcext:value-type="float">
            <text:p>6763</text:p>
          </table:table-cell>
          <table:table-cell office:value-type="float" office:value="3954" calcext:value-type="float">
            <text:p>3954</text:p>
          </table:table-cell>
          <table:table-cell table:formula="of:=[.C114]/1000" office:value-type="float" office:value="3.954" calcext:value-type="float">
            <text:p>3.954</text:p>
          </table:table-cell>
          <table:table-cell office:value-type="float" office:value="2930" calcext:value-type="float">
            <text:p>2930</text:p>
          </table:table-cell>
          <table:table-cell office:value-type="float" office:value="1482" calcext:value-type="float">
            <text:p>1482</text:p>
          </table:table-cell>
          <table:table-cell office:value-type="float" office:value="3.95951796" calcext:value-type="float">
            <text:p>3.95951796</text:p>
          </table:table-cell>
          <table:table-cell office:value-type="float" office:value="3.31386209" calcext:value-type="float">
            <text:p>3.31386209</text:p>
          </table:table-cell>
          <table:table-cell table:number-columns-repeated="5"/>
        </table:table-row>
        <table:table-row table:style-name="ro1">
          <table:table-cell table:formula="of:=[.B115]/3600" office:value-type="float" office:value="1.89555555555556" calcext:value-type="float">
            <text:p>1.9</text:p>
          </table:table-cell>
          <table:table-cell office:value-type="float" office:value="6824" calcext:value-type="float">
            <text:p>6824</text:p>
          </table:table-cell>
          <table:table-cell office:value-type="float" office:value="3952" calcext:value-type="float">
            <text:p>3952</text:p>
          </table:table-cell>
          <table:table-cell table:formula="of:=[.C115]/1000" office:value-type="float" office:value="3.952" calcext:value-type="float">
            <text:p>3.952</text:p>
          </table:table-cell>
          <table:table-cell office:value-type="float" office:value="2929" calcext:value-type="float">
            <text:p>2929</text:p>
          </table:table-cell>
          <table:table-cell office:value-type="float" office:value="1482" calcext:value-type="float">
            <text:p>1482</text:p>
          </table:table-cell>
          <table:table-cell office:value-type="float" office:value="3.95807385" calcext:value-type="float">
            <text:p>3.95807385</text:p>
          </table:table-cell>
          <table:table-cell office:value-type="float" office:value="3.31394172" calcext:value-type="float">
            <text:p>3.31394172</text:p>
          </table:table-cell>
          <table:table-cell table:number-columns-repeated="5"/>
        </table:table-row>
        <table:table-row table:style-name="ro1">
          <table:table-cell table:formula="of:=[.B116]/3600" office:value-type="float" office:value="1.91222222222222" calcext:value-type="float">
            <text:p>1.9</text:p>
          </table:table-cell>
          <table:table-cell office:value-type="float" office:value="6884" calcext:value-type="float">
            <text:p>6884</text:p>
          </table:table-cell>
          <table:table-cell office:value-type="float" office:value="3951" calcext:value-type="float">
            <text:p>3951</text:p>
          </table:table-cell>
          <table:table-cell table:formula="of:=[.C116]/1000" office:value-type="float" office:value="3.951" calcext:value-type="float">
            <text:p>3.951</text:p>
          </table:table-cell>
          <table:table-cell office:value-type="float" office:value="2928" calcext:value-type="float">
            <text:p>2928</text:p>
          </table:table-cell>
          <table:table-cell office:value-type="float" office:value="1482" calcext:value-type="float">
            <text:p>1482</text:p>
          </table:table-cell>
          <table:table-cell office:value-type="float" office:value="3.95665383" calcext:value-type="float">
            <text:p>3.95665383</text:p>
          </table:table-cell>
          <table:table-cell office:value-type="float" office:value="3.31393218" calcext:value-type="float">
            <text:p>3.31393218</text:p>
          </table:table-cell>
          <table:table-cell table:number-columns-repeated="5"/>
        </table:table-row>
        <table:table-row table:style-name="ro1">
          <table:table-cell table:formula="of:=[.B117]/3600" office:value-type="float" office:value="1.92888888888889" calcext:value-type="float">
            <text:p>1.9</text:p>
          </table:table-cell>
          <table:table-cell office:value-type="float" office:value="6944" calcext:value-type="float">
            <text:p>6944</text:p>
          </table:table-cell>
          <table:table-cell office:value-type="float" office:value="3952" calcext:value-type="float">
            <text:p>3952</text:p>
          </table:table-cell>
          <table:table-cell table:formula="of:=[.C117]/1000" office:value-type="float" office:value="3.952" calcext:value-type="float">
            <text:p>3.952</text:p>
          </table:table-cell>
          <table:table-cell office:value-type="float" office:value="2927" calcext:value-type="float">
            <text:p>2927</text:p>
          </table:table-cell>
          <table:table-cell office:value-type="float" office:value="1481" calcext:value-type="float">
            <text:p>1481</text:p>
          </table:table-cell>
          <table:table-cell office:value-type="float" office:value="3.95532513" calcext:value-type="float">
            <text:p>3.95532513</text:p>
          </table:table-cell>
          <table:table-cell office:value-type="float" office:value="3.31395173" calcext:value-type="float">
            <text:p>3.31395173</text:p>
          </table:table-cell>
          <table:table-cell table:number-columns-repeated="5"/>
        </table:table-row>
        <table:table-row table:style-name="ro1">
          <table:table-cell table:formula="of:=[.B118]/3600" office:value-type="float" office:value="1.94583333333333" calcext:value-type="float">
            <text:p>1.9</text:p>
          </table:table-cell>
          <table:table-cell office:value-type="float" office:value="7005" calcext:value-type="float">
            <text:p>7005</text:p>
          </table:table-cell>
          <table:table-cell office:value-type="float" office:value="3948" calcext:value-type="float">
            <text:p>3948</text:p>
          </table:table-cell>
          <table:table-cell table:formula="of:=[.C118]/1000" office:value-type="float" office:value="3.948" calcext:value-type="float">
            <text:p>3.948</text:p>
          </table:table-cell>
          <table:table-cell office:value-type="float" office:value="2926" calcext:value-type="float">
            <text:p>2926</text:p>
          </table:table-cell>
          <table:table-cell office:value-type="float" office:value="1482" calcext:value-type="float">
            <text:p>1482</text:p>
          </table:table-cell>
          <table:table-cell office:value-type="float" office:value="3.95386839" calcext:value-type="float">
            <text:p>3.95386839</text:p>
          </table:table-cell>
          <table:table-cell office:value-type="float" office:value="3.31384802" calcext:value-type="float">
            <text:p>3.31384802</text:p>
          </table:table-cell>
          <table:table-cell table:number-columns-repeated="5"/>
        </table:table-row>
        <table:table-row table:style-name="ro1">
          <table:table-cell table:formula="of:=[.B119]/3600" office:value-type="float" office:value="1.9625" calcext:value-type="float">
            <text:p>2.0</text:p>
          </table:table-cell>
          <table:table-cell office:value-type="float" office:value="7065" calcext:value-type="float">
            <text:p>7065</text:p>
          </table:table-cell>
          <table:table-cell office:value-type="float" office:value="3947" calcext:value-type="float">
            <text:p>3947</text:p>
          </table:table-cell>
          <table:table-cell table:formula="of:=[.C119]/1000" office:value-type="float" office:value="3.947" calcext:value-type="float">
            <text:p>3.947</text:p>
          </table:table-cell>
          <table:table-cell office:value-type="float" office:value="2925" calcext:value-type="float">
            <text:p>2925</text:p>
          </table:table-cell>
          <table:table-cell office:value-type="float" office:value="1482" calcext:value-type="float">
            <text:p>1482</text:p>
          </table:table-cell>
          <table:table-cell office:value-type="float" office:value="3.95246506" calcext:value-type="float">
            <text:p>3.95246506</text:p>
          </table:table-cell>
          <table:table-cell office:value-type="float" office:value="3.31397367" calcext:value-type="float">
            <text:p>3.31397367</text:p>
          </table:table-cell>
          <table:table-cell table:number-columns-repeated="5"/>
        </table:table-row>
        <table:table-row table:style-name="ro1">
          <table:table-cell table:formula="of:=[.B120]/3600" office:value-type="float" office:value="1.97944444444444" calcext:value-type="float">
            <text:p>2.0</text:p>
          </table:table-cell>
          <table:table-cell office:value-type="float" office:value="7126" calcext:value-type="float">
            <text:p>7126</text:p>
          </table:table-cell>
          <table:table-cell office:value-type="float" office:value="3946" calcext:value-type="float">
            <text:p>3946</text:p>
          </table:table-cell>
          <table:table-cell table:formula="of:=[.C120]/1000" office:value-type="float" office:value="3.946" calcext:value-type="float">
            <text:p>3.946</text:p>
          </table:table-cell>
          <table:table-cell office:value-type="float" office:value="2924" calcext:value-type="float">
            <text:p>2924</text:p>
          </table:table-cell>
          <table:table-cell office:value-type="float" office:value="1482" calcext:value-type="float">
            <text:p>1482</text:p>
          </table:table-cell>
          <table:table-cell office:value-type="float" office:value="3.9510777" calcext:value-type="float">
            <text:p>3.9510777</text:p>
          </table:table-cell>
          <table:table-cell office:value-type="float" office:value="3.31384873" calcext:value-type="float">
            <text:p>3.31384873</text:p>
          </table:table-cell>
          <table:table-cell table:number-columns-repeated="5"/>
        </table:table-row>
        <table:table-row table:style-name="ro1">
          <table:table-cell table:formula="of:=[.B121]/3600" office:value-type="float" office:value="1.99611111111111" calcext:value-type="float">
            <text:p>2.0</text:p>
          </table:table-cell>
          <table:table-cell office:value-type="float" office:value="7186" calcext:value-type="float">
            <text:p>7186</text:p>
          </table:table-cell>
          <table:table-cell office:value-type="float" office:value="3947" calcext:value-type="float">
            <text:p>3947</text:p>
          </table:table-cell>
          <table:table-cell table:formula="of:=[.C121]/1000" office:value-type="float" office:value="3.947" calcext:value-type="float">
            <text:p>3.947</text:p>
          </table:table-cell>
          <table:table-cell office:value-type="float" office:value="2923" calcext:value-type="float">
            <text:p>2923</text:p>
          </table:table-cell>
          <table:table-cell office:value-type="float" office:value="1481" calcext:value-type="float">
            <text:p>1481</text:p>
          </table:table-cell>
          <table:table-cell office:value-type="float" office:value="3.94976974" calcext:value-type="float">
            <text:p>3.94976974</text:p>
          </table:table-cell>
          <table:table-cell office:value-type="float" office:value="3.31391716" calcext:value-type="float">
            <text:p>3.31391716</text:p>
          </table:table-cell>
          <table:table-cell table:number-columns-repeated="5"/>
        </table:table-row>
        <table:table-row table:style-name="ro1">
          <table:table-cell table:formula="of:=[.B122]/3600" office:value-type="float" office:value="2.01277777777778" calcext:value-type="float">
            <text:p>2.0</text:p>
          </table:table-cell>
          <table:table-cell office:value-type="float" office:value="7246" calcext:value-type="float">
            <text:p>7246</text:p>
          </table:table-cell>
          <table:table-cell office:value-type="float" office:value="3945" calcext:value-type="float">
            <text:p>3945</text:p>
          </table:table-cell>
          <table:table-cell table:formula="of:=[.C122]/1000" office:value-type="float" office:value="3.945" calcext:value-type="float">
            <text:p>3.945</text:p>
          </table:table-cell>
          <table:table-cell office:value-type="float" office:value="2922" calcext:value-type="float">
            <text:p>2922</text:p>
          </table:table-cell>
          <table:table-cell office:value-type="float" office:value="1481" calcext:value-type="float">
            <text:p>1481</text:p>
          </table:table-cell>
          <table:table-cell office:value-type="float" office:value="3.94818163" calcext:value-type="float">
            <text:p>3.94818163</text:p>
          </table:table-cell>
          <table:table-cell office:value-type="float" office:value="3.3138504" calcext:value-type="float">
            <text:p>3.3138504</text:p>
          </table:table-cell>
          <table:table-cell table:number-columns-repeated="5"/>
        </table:table-row>
        <table:table-row table:style-name="ro1">
          <table:table-cell table:formula="of:=[.B123]/3600" office:value-type="float" office:value="2.02972222222222" calcext:value-type="float">
            <text:p>2.0</text:p>
          </table:table-cell>
          <table:table-cell office:value-type="float" office:value="7307" calcext:value-type="float">
            <text:p>7307</text:p>
          </table:table-cell>
          <table:table-cell office:value-type="float" office:value="3941" calcext:value-type="float">
            <text:p>3941</text:p>
          </table:table-cell>
          <table:table-cell table:formula="of:=[.C123]/1000" office:value-type="float" office:value="3.941" calcext:value-type="float">
            <text:p>3.941</text:p>
          </table:table-cell>
          <table:table-cell office:value-type="float" office:value="2921" calcext:value-type="float">
            <text:p>2921</text:p>
          </table:table-cell>
          <table:table-cell office:value-type="float" office:value="1482" calcext:value-type="float">
            <text:p>1482</text:p>
          </table:table-cell>
          <table:table-cell office:value-type="float" office:value="3.94686604" calcext:value-type="float">
            <text:p>3.94686604</text:p>
          </table:table-cell>
          <table:table-cell office:value-type="float" office:value="3.31381321" calcext:value-type="float">
            <text:p>3.31381321</text:p>
          </table:table-cell>
          <table:table-cell table:number-columns-repeated="5"/>
        </table:table-row>
        <table:table-row table:style-name="ro1">
          <table:table-cell table:formula="of:=[.B124]/3600" office:value-type="float" office:value="2.04638888888889" calcext:value-type="float">
            <text:p>2.0</text:p>
          </table:table-cell>
          <table:table-cell office:value-type="float" office:value="7367" calcext:value-type="float">
            <text:p>7367</text:p>
          </table:table-cell>
          <table:table-cell office:value-type="float" office:value="3940" calcext:value-type="float">
            <text:p>3940</text:p>
          </table:table-cell>
          <table:table-cell table:formula="of:=[.C124]/1000" office:value-type="float" office:value="3.94" calcext:value-type="float">
            <text:p>3.94</text:p>
          </table:table-cell>
          <table:table-cell office:value-type="float" office:value="2920" calcext:value-type="float">
            <text:p>2920</text:p>
          </table:table-cell>
          <table:table-cell office:value-type="float" office:value="1482" calcext:value-type="float">
            <text:p>1482</text:p>
          </table:table-cell>
          <table:table-cell office:value-type="float" office:value="3.94544601" calcext:value-type="float">
            <text:p>3.94544601</text:p>
          </table:table-cell>
          <table:table-cell office:value-type="float" office:value="3.31375623" calcext:value-type="float">
            <text:p>3.31375623</text:p>
          </table:table-cell>
          <table:table-cell table:number-columns-repeated="5"/>
        </table:table-row>
        <table:table-row table:style-name="ro1">
          <table:table-cell table:formula="of:=[.B125]/3600" office:value-type="float" office:value="2.06333333333333" calcext:value-type="float">
            <text:p>2.1</text:p>
          </table:table-cell>
          <table:table-cell office:value-type="float" office:value="7428" calcext:value-type="float">
            <text:p>7428</text:p>
          </table:table-cell>
          <table:table-cell office:value-type="float" office:value="3939" calcext:value-type="float">
            <text:p>3939</text:p>
          </table:table-cell>
          <table:table-cell table:formula="of:=[.C125]/1000" office:value-type="float" office:value="3.939" calcext:value-type="float">
            <text:p>3.939</text:p>
          </table:table-cell>
          <table:table-cell office:value-type="float" office:value="2919" calcext:value-type="float">
            <text:p>2919</text:p>
          </table:table-cell>
          <table:table-cell office:value-type="float" office:value="1482" calcext:value-type="float">
            <text:p>1482</text:p>
          </table:table-cell>
          <table:table-cell office:value-type="float" office:value="3.94406652" calcext:value-type="float">
            <text:p>3.94406652</text:p>
          </table:table-cell>
          <table:table-cell office:value-type="float" office:value="3.3137331" calcext:value-type="float">
            <text:p>3.3137331</text:p>
          </table:table-cell>
          <table:table-cell table:number-columns-repeated="5"/>
        </table:table-row>
        <table:table-row table:style-name="ro1">
          <table:table-cell table:formula="of:=[.B126]/3600" office:value-type="float" office:value="2.08" calcext:value-type="float">
            <text:p>2.1</text:p>
          </table:table-cell>
          <table:table-cell office:value-type="float" office:value="7488" calcext:value-type="float">
            <text:p>7488</text:p>
          </table:table-cell>
          <table:table-cell office:value-type="float" office:value="3940" calcext:value-type="float">
            <text:p>3940</text:p>
          </table:table-cell>
          <table:table-cell table:formula="of:=[.C126]/1000" office:value-type="float" office:value="3.94" calcext:value-type="float">
            <text:p>3.94</text:p>
          </table:table-cell>
          <table:table-cell office:value-type="float" office:value="2918" calcext:value-type="float">
            <text:p>2918</text:p>
          </table:table-cell>
          <table:table-cell office:value-type="float" office:value="1481" calcext:value-type="float">
            <text:p>1481</text:p>
          </table:table-cell>
          <table:table-cell office:value-type="float" office:value="3.94267082" calcext:value-type="float">
            <text:p>3.94267082</text:p>
          </table:table-cell>
          <table:table-cell office:value-type="float" office:value="3.31378531" calcext:value-type="float">
            <text:p>3.31378531</text:p>
          </table:table-cell>
          <table:table-cell table:number-columns-repeated="5"/>
        </table:table-row>
        <table:table-row table:style-name="ro1">
          <table:table-cell table:formula="of:=[.B127]/3600" office:value-type="float" office:value="2.09666666666667" calcext:value-type="float">
            <text:p>2.1</text:p>
          </table:table-cell>
          <table:table-cell office:value-type="float" office:value="7548" calcext:value-type="float">
            <text:p>7548</text:p>
          </table:table-cell>
          <table:table-cell office:value-type="float" office:value="3939" calcext:value-type="float">
            <text:p>3939</text:p>
          </table:table-cell>
          <table:table-cell table:formula="of:=[.C127]/1000" office:value-type="float" office:value="3.939" calcext:value-type="float">
            <text:p>3.939</text:p>
          </table:table-cell>
          <table:table-cell office:value-type="float" office:value="2917" calcext:value-type="float">
            <text:p>2917</text:p>
          </table:table-cell>
          <table:table-cell office:value-type="float" office:value="1481" calcext:value-type="float">
            <text:p>1481</text:p>
          </table:table-cell>
          <table:table-cell office:value-type="float" office:value="3.94138455" calcext:value-type="float">
            <text:p>3.94138455</text:p>
          </table:table-cell>
          <table:table-cell office:value-type="float" office:value="3.31391978" calcext:value-type="float">
            <text:p>3.31391978</text:p>
          </table:table-cell>
          <table:table-cell table:number-columns-repeated="5"/>
        </table:table-row>
        <table:table-row table:style-name="ro1">
          <table:table-cell table:formula="of:=[.B128]/3600" office:value-type="float" office:value="2.11361111111111" calcext:value-type="float">
            <text:p>2.1</text:p>
          </table:table-cell>
          <table:table-cell office:value-type="float" office:value="7609" calcext:value-type="float">
            <text:p>7609</text:p>
          </table:table-cell>
          <table:table-cell office:value-type="float" office:value="3935" calcext:value-type="float">
            <text:p>3935</text:p>
          </table:table-cell>
          <table:table-cell table:formula="of:=[.C128]/1000" office:value-type="float" office:value="3.935" calcext:value-type="float">
            <text:p>3.935</text:p>
          </table:table-cell>
          <table:table-cell office:value-type="float" office:value="2916" calcext:value-type="float">
            <text:p>2916</text:p>
          </table:table-cell>
          <table:table-cell office:value-type="float" office:value="1482" calcext:value-type="float">
            <text:p>1482</text:p>
          </table:table-cell>
          <table:table-cell office:value-type="float" office:value="3.939924" calcext:value-type="float">
            <text:p>3.939924</text:p>
          </table:table-cell>
          <table:table-cell office:value-type="float" office:value="3.31378841" calcext:value-type="float">
            <text:p>3.31378841</text:p>
          </table:table-cell>
          <table:table-cell table:number-columns-repeated="5"/>
        </table:table-row>
        <table:table-row table:style-name="ro1">
          <table:table-cell table:formula="of:=[.B129]/3600" office:value-type="float" office:value="2.13027777777778" calcext:value-type="float">
            <text:p>2.1</text:p>
          </table:table-cell>
          <table:table-cell office:value-type="float" office:value="7669" calcext:value-type="float">
            <text:p>7669</text:p>
          </table:table-cell>
          <table:table-cell office:value-type="float" office:value="3933" calcext:value-type="float">
            <text:p>3933</text:p>
          </table:table-cell>
          <table:table-cell table:formula="of:=[.C129]/1000" office:value-type="float" office:value="3.933" calcext:value-type="float">
            <text:p>3.933</text:p>
          </table:table-cell>
          <table:table-cell office:value-type="float" office:value="2915" calcext:value-type="float">
            <text:p>2915</text:p>
          </table:table-cell>
          <table:table-cell office:value-type="float" office:value="1482" calcext:value-type="float">
            <text:p>1482</text:p>
          </table:table-cell>
          <table:table-cell office:value-type="float" office:value="3.93849611" calcext:value-type="float">
            <text:p>3.93849611</text:p>
          </table:table-cell>
          <table:table-cell office:value-type="float" office:value="3.31377077" calcext:value-type="float">
            <text:p>3.31377077</text:p>
          </table:table-cell>
          <table:table-cell table:number-columns-repeated="5"/>
        </table:table-row>
        <table:table-row table:style-name="ro1">
          <table:table-cell table:formula="of:=[.B130]/3600" office:value-type="float" office:value="2.14694444444444" calcext:value-type="float">
            <text:p>2.1</text:p>
          </table:table-cell>
          <table:table-cell office:value-type="float" office:value="7729" calcext:value-type="float">
            <text:p>7729</text:p>
          </table:table-cell>
          <table:table-cell office:value-type="float" office:value="3932" calcext:value-type="float">
            <text:p>3932</text:p>
          </table:table-cell>
          <table:table-cell table:formula="of:=[.C130]/1000" office:value-type="float" office:value="3.932" calcext:value-type="float">
            <text:p>3.932</text:p>
          </table:table-cell>
          <table:table-cell office:value-type="float" office:value="2914" calcext:value-type="float">
            <text:p>2914</text:p>
          </table:table-cell>
          <table:table-cell office:value-type="float" office:value="1482" calcext:value-type="float">
            <text:p>1482</text:p>
          </table:table-cell>
          <table:table-cell office:value-type="float" office:value="3.93704462" calcext:value-type="float">
            <text:p>3.93704462</text:p>
          </table:table-cell>
          <table:table-cell office:value-type="float" office:value="3.31374788" calcext:value-type="float">
            <text:p>3.31374788</text:p>
          </table:table-cell>
          <table:table-cell table:number-columns-repeated="5"/>
        </table:table-row>
        <table:table-row table:style-name="ro1">
          <table:table-cell table:formula="of:=[.B131]/3600" office:value-type="float" office:value="2.16388888888889" calcext:value-type="float">
            <text:p>2.2</text:p>
          </table:table-cell>
          <table:table-cell office:value-type="float" office:value="7790" calcext:value-type="float">
            <text:p>7790</text:p>
          </table:table-cell>
          <table:table-cell office:value-type="float" office:value="3933" calcext:value-type="float">
            <text:p>3933</text:p>
          </table:table-cell>
          <table:table-cell table:formula="of:=[.C131]/1000" office:value-type="float" office:value="3.933" calcext:value-type="float">
            <text:p>3.933</text:p>
          </table:table-cell>
          <table:table-cell office:value-type="float" office:value="2913" calcext:value-type="float">
            <text:p>2913</text:p>
          </table:table-cell>
          <table:table-cell office:value-type="float" office:value="1481" calcext:value-type="float">
            <text:p>1481</text:p>
          </table:table-cell>
          <table:table-cell office:value-type="float" office:value="3.93569136" calcext:value-type="float">
            <text:p>3.93569136</text:p>
          </table:table-cell>
          <table:table-cell office:value-type="float" office:value="3.31380224" calcext:value-type="float">
            <text:p>3.31380224</text:p>
          </table:table-cell>
          <table:table-cell table:number-columns-repeated="5"/>
        </table:table-row>
        <table:table-row table:style-name="ro1">
          <table:table-cell table:formula="of:=[.B132]/3600" office:value-type="float" office:value="2.18055555555556" calcext:value-type="float">
            <text:p>2.2</text:p>
          </table:table-cell>
          <table:table-cell office:value-type="float" office:value="7850" calcext:value-type="float">
            <text:p>7850</text:p>
          </table:table-cell>
          <table:table-cell office:value-type="float" office:value="3929" calcext:value-type="float">
            <text:p>3929</text:p>
          </table:table-cell>
          <table:table-cell table:formula="of:=[.C132]/1000" office:value-type="float" office:value="3.929" calcext:value-type="float">
            <text:p>3.929</text:p>
          </table:table-cell>
          <table:table-cell office:value-type="float" office:value="2912" calcext:value-type="float">
            <text:p>2912</text:p>
          </table:table-cell>
          <table:table-cell office:value-type="float" office:value="1482" calcext:value-type="float">
            <text:p>1482</text:p>
          </table:table-cell>
          <table:table-cell office:value-type="float" office:value="3.93438029" calcext:value-type="float">
            <text:p>3.93438029</text:p>
          </table:table-cell>
          <table:table-cell office:value-type="float" office:value="3.31387615" calcext:value-type="float">
            <text:p>3.31387615</text:p>
          </table:table-cell>
          <table:table-cell table:number-columns-repeated="5"/>
        </table:table-row>
        <table:table-row table:style-name="ro1">
          <table:table-cell table:formula="of:=[.B133]/3600" office:value-type="float" office:value="2.1975" calcext:value-type="float">
            <text:p>2.2</text:p>
          </table:table-cell>
          <table:table-cell office:value-type="float" office:value="7911" calcext:value-type="float">
            <text:p>7911</text:p>
          </table:table-cell>
          <table:table-cell office:value-type="float" office:value="3931" calcext:value-type="float">
            <text:p>3931</text:p>
          </table:table-cell>
          <table:table-cell table:formula="of:=[.C133]/1000" office:value-type="float" office:value="3.931" calcext:value-type="float">
            <text:p>3.931</text:p>
          </table:table-cell>
          <table:table-cell office:value-type="float" office:value="2911" calcext:value-type="float">
            <text:p>2911</text:p>
          </table:table-cell>
          <table:table-cell office:value-type="float" office:value="1481" calcext:value-type="float">
            <text:p>1481</text:p>
          </table:table-cell>
          <table:table-cell office:value-type="float" office:value="3.93300939" calcext:value-type="float">
            <text:p>3.93300939</text:p>
          </table:table-cell>
          <table:table-cell office:value-type="float" office:value="3.31384325" calcext:value-type="float">
            <text:p>3.31384325</text:p>
          </table:table-cell>
          <table:table-cell table:number-columns-repeated="5"/>
        </table:table-row>
        <table:table-row table:style-name="ro1">
          <table:table-cell table:formula="of:=[.B134]/3600" office:value-type="float" office:value="2.21416666666667" calcext:value-type="float">
            <text:p>2.2</text:p>
          </table:table-cell>
          <table:table-cell office:value-type="float" office:value="7971" calcext:value-type="float">
            <text:p>7971</text:p>
          </table:table-cell>
          <table:table-cell office:value-type="float" office:value="3929" calcext:value-type="float">
            <text:p>3929</text:p>
          </table:table-cell>
          <table:table-cell table:formula="of:=[.C134]/1000" office:value-type="float" office:value="3.929" calcext:value-type="float">
            <text:p>3.929</text:p>
          </table:table-cell>
          <table:table-cell office:value-type="float" office:value="2910" calcext:value-type="float">
            <text:p>2910</text:p>
          </table:table-cell>
          <table:table-cell office:value-type="float" office:value="1481" calcext:value-type="float">
            <text:p>1481</text:p>
          </table:table-cell>
          <table:table-cell office:value-type="float" office:value="3.93159342" calcext:value-type="float">
            <text:p>3.93159342</text:p>
          </table:table-cell>
          <table:table-cell office:value-type="float" office:value="3.3138299" calcext:value-type="float">
            <text:p>3.3138299</text:p>
          </table:table-cell>
          <table:table-cell table:number-columns-repeated="5"/>
        </table:table-row>
        <table:table-row table:style-name="ro1">
          <table:table-cell table:formula="of:=[.B135]/3600" office:value-type="float" office:value="2.23083333333333" calcext:value-type="float">
            <text:p>2.2</text:p>
          </table:table-cell>
          <table:table-cell office:value-type="float" office:value="8031" calcext:value-type="float">
            <text:p>8031</text:p>
          </table:table-cell>
          <table:table-cell office:value-type="float" office:value="3925" calcext:value-type="float">
            <text:p>3925</text:p>
          </table:table-cell>
          <table:table-cell table:formula="of:=[.C135]/1000" office:value-type="float" office:value="3.925" calcext:value-type="float">
            <text:p>3.925</text:p>
          </table:table-cell>
          <table:table-cell office:value-type="float" office:value="2909" calcext:value-type="float">
            <text:p>2909</text:p>
          </table:table-cell>
          <table:table-cell office:value-type="float" office:value="1482" calcext:value-type="float">
            <text:p>1482</text:p>
          </table:table-cell>
          <table:table-cell office:value-type="float" office:value="3.93014002" calcext:value-type="float">
            <text:p>3.93014002</text:p>
          </table:table-cell>
          <table:table-cell office:value-type="float" office:value="3.31383419" calcext:value-type="float">
            <text:p>3.31383419</text:p>
          </table:table-cell>
          <table:table-cell table:number-columns-repeated="5"/>
        </table:table-row>
        <table:table-row table:style-name="ro1">
          <table:table-cell table:formula="of:=[.B136]/3600" office:value-type="float" office:value="2.24777777777778" calcext:value-type="float">
            <text:p>2.2</text:p>
          </table:table-cell>
          <table:table-cell office:value-type="float" office:value="8092" calcext:value-type="float">
            <text:p>8092</text:p>
          </table:table-cell>
          <table:table-cell office:value-type="float" office:value="3924" calcext:value-type="float">
            <text:p>3924</text:p>
          </table:table-cell>
          <table:table-cell table:formula="of:=[.C136]/1000" office:value-type="float" office:value="3.924" calcext:value-type="float">
            <text:p>3.924</text:p>
          </table:table-cell>
          <table:table-cell office:value-type="float" office:value="2908" calcext:value-type="float">
            <text:p>2908</text:p>
          </table:table-cell>
          <table:table-cell office:value-type="float" office:value="1482" calcext:value-type="float">
            <text:p>1482</text:p>
          </table:table-cell>
          <table:table-cell office:value-type="float" office:value="3.92878938" calcext:value-type="float">
            <text:p>3.92878938</text:p>
          </table:table-cell>
          <table:table-cell office:value-type="float" office:value="3.31373191" calcext:value-type="float">
            <text:p>3.31373191</text:p>
          </table:table-cell>
          <table:table-cell table:number-columns-repeated="5"/>
        </table:table-row>
        <table:table-row table:style-name="ro1">
          <table:table-cell table:formula="of:=[.B137]/3600" office:value-type="float" office:value="2.26444444444444" calcext:value-type="float">
            <text:p>2.3</text:p>
          </table:table-cell>
          <table:table-cell office:value-type="float" office:value="8152" calcext:value-type="float">
            <text:p>8152</text:p>
          </table:table-cell>
          <table:table-cell office:value-type="float" office:value="3923" calcext:value-type="float">
            <text:p>3923</text:p>
          </table:table-cell>
          <table:table-cell table:formula="of:=[.C137]/1000" office:value-type="float" office:value="3.923" calcext:value-type="float">
            <text:p>3.923</text:p>
          </table:table-cell>
          <table:table-cell office:value-type="float" office:value="2907" calcext:value-type="float">
            <text:p>2907</text:p>
          </table:table-cell>
          <table:table-cell office:value-type="float" office:value="1482" calcext:value-type="float">
            <text:p>1482</text:p>
          </table:table-cell>
          <table:table-cell office:value-type="float" office:value="3.927495" calcext:value-type="float">
            <text:p>3.927495</text:p>
          </table:table-cell>
          <table:table-cell office:value-type="float" office:value="3.31382108" calcext:value-type="float">
            <text:p>3.31382108</text:p>
          </table:table-cell>
          <table:table-cell table:number-columns-repeated="5"/>
        </table:table-row>
        <table:table-row table:style-name="ro1">
          <table:table-cell table:formula="of:=[.B138]/3600" office:value-type="float" office:value="2.28138888888889" calcext:value-type="float">
            <text:p>2.3</text:p>
          </table:table-cell>
          <table:table-cell office:value-type="float" office:value="8213" calcext:value-type="float">
            <text:p>8213</text:p>
          </table:table-cell>
          <table:table-cell office:value-type="float" office:value="3924" calcext:value-type="float">
            <text:p>3924</text:p>
          </table:table-cell>
          <table:table-cell table:formula="of:=[.C138]/1000" office:value-type="float" office:value="3.924" calcext:value-type="float">
            <text:p>3.924</text:p>
          </table:table-cell>
          <table:table-cell office:value-type="float" office:value="2906" calcext:value-type="float">
            <text:p>2906</text:p>
          </table:table-cell>
          <table:table-cell office:value-type="float" office:value="1481" calcext:value-type="float">
            <text:p>1481</text:p>
          </table:table-cell>
          <table:table-cell office:value-type="float" office:value="3.92609239" calcext:value-type="float">
            <text:p>3.92609239</text:p>
          </table:table-cell>
          <table:table-cell office:value-type="float" office:value="3.31380582" calcext:value-type="float">
            <text:p>3.31380582</text:p>
          </table:table-cell>
          <table:table-cell table:number-columns-repeated="5"/>
        </table:table-row>
        <table:table-row table:style-name="ro1">
          <table:table-cell table:formula="of:=[.B139]/3600" office:value-type="float" office:value="2.29805555555556" calcext:value-type="float">
            <text:p>2.3</text:p>
          </table:table-cell>
          <table:table-cell office:value-type="float" office:value="8273" calcext:value-type="float">
            <text:p>8273</text:p>
          </table:table-cell>
          <table:table-cell office:value-type="float" office:value="3920" calcext:value-type="float">
            <text:p>3920</text:p>
          </table:table-cell>
          <table:table-cell table:formula="of:=[.C139]/1000" office:value-type="float" office:value="3.92" calcext:value-type="float">
            <text:p>3.92</text:p>
          </table:table-cell>
          <table:table-cell office:value-type="float" office:value="2905" calcext:value-type="float">
            <text:p>2905</text:p>
          </table:table-cell>
          <table:table-cell office:value-type="float" office:value="1482" calcext:value-type="float">
            <text:p>1482</text:p>
          </table:table-cell>
          <table:table-cell office:value-type="float" office:value="3.92464137" calcext:value-type="float">
            <text:p>3.92464137</text:p>
          </table:table-cell>
          <table:table-cell office:value-type="float" office:value="3.31370091" calcext:value-type="float">
            <text:p>3.31370091</text:p>
          </table:table-cell>
          <table:table-cell table:number-columns-repeated="5"/>
        </table:table-row>
        <table:table-row table:style-name="ro1">
          <table:table-cell table:formula="of:=[.B140]/3600" office:value-type="float" office:value="2.31472222222222" calcext:value-type="float">
            <text:p>2.3</text:p>
          </table:table-cell>
          <table:table-cell office:value-type="float" office:value="8333" calcext:value-type="float">
            <text:p>8333</text:p>
          </table:table-cell>
          <table:table-cell office:value-type="float" office:value="3920" calcext:value-type="float">
            <text:p>3920</text:p>
          </table:table-cell>
          <table:table-cell table:formula="of:=[.C140]/1000" office:value-type="float" office:value="3.92" calcext:value-type="float">
            <text:p>3.92</text:p>
          </table:table-cell>
          <table:table-cell office:value-type="float" office:value="2905" calcext:value-type="float">
            <text:p>2905</text:p>
          </table:table-cell>
          <table:table-cell office:value-type="float" office:value="1482" calcext:value-type="float">
            <text:p>1482</text:p>
          </table:table-cell>
          <table:table-cell office:value-type="float" office:value="3.9232738" calcext:value-type="float">
            <text:p>3.9232738</text:p>
          </table:table-cell>
          <table:table-cell office:value-type="float" office:value="3.31367588" calcext:value-type="float">
            <text:p>3.31367588</text:p>
          </table:table-cell>
          <table:table-cell table:number-columns-repeated="5"/>
        </table:table-row>
        <table:table-row table:style-name="ro1">
          <table:table-cell table:formula="of:=[.B141]/3600" office:value-type="float" office:value="2.33166666666667" calcext:value-type="float">
            <text:p>2.3</text:p>
          </table:table-cell>
          <table:table-cell office:value-type="float" office:value="8394" calcext:value-type="float">
            <text:p>8394</text:p>
          </table:table-cell>
          <table:table-cell office:value-type="float" office:value="3920" calcext:value-type="float">
            <text:p>3920</text:p>
          </table:table-cell>
          <table:table-cell table:formula="of:=[.C141]/1000" office:value-type="float" office:value="3.92" calcext:value-type="float">
            <text:p>3.92</text:p>
          </table:table-cell>
          <table:table-cell office:value-type="float" office:value="2903" calcext:value-type="float">
            <text:p>2903</text:p>
          </table:table-cell>
          <table:table-cell office:value-type="float" office:value="1481" calcext:value-type="float">
            <text:p>1481</text:p>
          </table:table-cell>
          <table:table-cell office:value-type="float" office:value="3.92180824" calcext:value-type="float">
            <text:p>3.92180824</text:p>
          </table:table-cell>
          <table:table-cell office:value-type="float" office:value="3.31366682" calcext:value-type="float">
            <text:p>3.31366682</text:p>
          </table:table-cell>
          <table:table-cell table:number-columns-repeated="5"/>
        </table:table-row>
        <table:table-row table:style-name="ro1">
          <table:table-cell table:formula="of:=[.B142]/3600" office:value-type="float" office:value="2.34833333333333" calcext:value-type="float">
            <text:p>2.3</text:p>
          </table:table-cell>
          <table:table-cell office:value-type="float" office:value="8454" calcext:value-type="float">
            <text:p>8454</text:p>
          </table:table-cell>
          <table:table-cell office:value-type="float" office:value="3918" calcext:value-type="float">
            <text:p>3918</text:p>
          </table:table-cell>
          <table:table-cell table:formula="of:=[.C142]/1000" office:value-type="float" office:value="3.918" calcext:value-type="float">
            <text:p>3.918</text:p>
          </table:table-cell>
          <table:table-cell office:value-type="float" office:value="2902" calcext:value-type="float">
            <text:p>2902</text:p>
          </table:table-cell>
          <table:table-cell office:value-type="float" office:value="1481" calcext:value-type="float">
            <text:p>1481</text:p>
          </table:table-cell>
          <table:table-cell office:value-type="float" office:value="3.92060161" calcext:value-type="float">
            <text:p>3.92060161</text:p>
          </table:table-cell>
          <table:table-cell office:value-type="float" office:value="3.313802" calcext:value-type="float">
            <text:p>3.313802</text:p>
          </table:table-cell>
          <table:table-cell table:number-columns-repeated="5"/>
        </table:table-row>
        <table:table-row table:style-name="ro1">
          <table:table-cell table:formula="of:=[.B143]/3600" office:value-type="float" office:value="2.365" calcext:value-type="float">
            <text:p>2.4</text:p>
          </table:table-cell>
          <table:table-cell office:value-type="float" office:value="8514" calcext:value-type="float">
            <text:p>8514</text:p>
          </table:table-cell>
          <table:table-cell office:value-type="float" office:value="3917" calcext:value-type="float">
            <text:p>3917</text:p>
          </table:table-cell>
          <table:table-cell table:formula="of:=[.C143]/1000" office:value-type="float" office:value="3.917" calcext:value-type="float">
            <text:p>3.917</text:p>
          </table:table-cell>
          <table:table-cell office:value-type="float" office:value="2901" calcext:value-type="float">
            <text:p>2901</text:p>
          </table:table-cell>
          <table:table-cell office:value-type="float" office:value="1481" calcext:value-type="float">
            <text:p>1481</text:p>
          </table:table-cell>
          <table:table-cell office:value-type="float" office:value="3.91906166" calcext:value-type="float">
            <text:p>3.91906166</text:p>
          </table:table-cell>
          <table:table-cell office:value-type="float" office:value="3.31372571" calcext:value-type="float">
            <text:p>3.31372571</text:p>
          </table:table-cell>
          <table:table-cell table:number-columns-repeated="5"/>
        </table:table-row>
        <table:table-row table:style-name="ro1">
          <table:table-cell table:formula="of:=[.B144]/3600" office:value-type="float" office:value="2.38194444444444" calcext:value-type="float">
            <text:p>2.4</text:p>
          </table:table-cell>
          <table:table-cell office:value-type="float" office:value="8575" calcext:value-type="float">
            <text:p>8575</text:p>
          </table:table-cell>
          <table:table-cell office:value-type="float" office:value="3913" calcext:value-type="float">
            <text:p>3913</text:p>
          </table:table-cell>
          <table:table-cell table:formula="of:=[.C144]/1000" office:value-type="float" office:value="3.913" calcext:value-type="float">
            <text:p>3.913</text:p>
          </table:table-cell>
          <table:table-cell office:value-type="float" office:value="2900" calcext:value-type="float">
            <text:p>2900</text:p>
          </table:table-cell>
          <table:table-cell office:value-type="float" office:value="1482" calcext:value-type="float">
            <text:p>1482</text:p>
          </table:table-cell>
          <table:table-cell office:value-type="float" office:value="3.91774607" calcext:value-type="float">
            <text:p>3.91774607</text:p>
          </table:table-cell>
          <table:table-cell office:value-type="float" office:value="3.3136735" calcext:value-type="float">
            <text:p>3.3136735</text:p>
          </table:table-cell>
          <table:table-cell table:number-columns-repeated="5"/>
        </table:table-row>
        <table:table-row table:style-name="ro1">
          <table:table-cell table:formula="of:=[.B145]/3600" office:value-type="float" office:value="2.39861111111111" calcext:value-type="float">
            <text:p>2.4</text:p>
          </table:table-cell>
          <table:table-cell office:value-type="float" office:value="8635" calcext:value-type="float">
            <text:p>8635</text:p>
          </table:table-cell>
          <table:table-cell office:value-type="float" office:value="3916" calcext:value-type="float">
            <text:p>3916</text:p>
          </table:table-cell>
          <table:table-cell table:formula="of:=[.C145]/1000" office:value-type="float" office:value="3.916" calcext:value-type="float">
            <text:p>3.916</text:p>
          </table:table-cell>
          <table:table-cell office:value-type="float" office:value="2900" calcext:value-type="float">
            <text:p>2900</text:p>
          </table:table-cell>
          <table:table-cell office:value-type="float" office:value="1481" calcext:value-type="float">
            <text:p>1481</text:p>
          </table:table-cell>
          <table:table-cell office:value-type="float" office:value="3.91632986" calcext:value-type="float">
            <text:p>3.91632986</text:p>
          </table:table-cell>
          <table:table-cell office:value-type="float" office:value="3.31362772" calcext:value-type="float">
            <text:p>3.31362772</text:p>
          </table:table-cell>
          <table:table-cell table:number-columns-repeated="5"/>
        </table:table-row>
        <table:table-row table:style-name="ro1">
          <table:table-cell table:formula="of:=[.B146]/3600" office:value-type="float" office:value="2.41555555555556" calcext:value-type="float">
            <text:p>2.4</text:p>
          </table:table-cell>
          <table:table-cell office:value-type="float" office:value="8696" calcext:value-type="float">
            <text:p>8696</text:p>
          </table:table-cell>
          <table:table-cell office:value-type="float" office:value="3910" calcext:value-type="float">
            <text:p>3910</text:p>
          </table:table-cell>
          <table:table-cell table:formula="of:=[.C146]/1000" office:value-type="float" office:value="3.91" calcext:value-type="float">
            <text:p>3.91</text:p>
          </table:table-cell>
          <table:table-cell office:value-type="float" office:value="2898" calcext:value-type="float">
            <text:p>2898</text:p>
          </table:table-cell>
          <table:table-cell office:value-type="float" office:value="1482" calcext:value-type="float">
            <text:p>1482</text:p>
          </table:table-cell>
          <table:table-cell office:value-type="float" office:value="3.91495824" calcext:value-type="float">
            <text:p>3.91495824</text:p>
          </table:table-cell>
          <table:table-cell office:value-type="float" office:value="3.31362295" calcext:value-type="float">
            <text:p>3.31362295</text:p>
          </table:table-cell>
          <table:table-cell table:number-columns-repeated="5"/>
        </table:table-row>
        <table:table-row table:style-name="ro1">
          <table:table-cell table:formula="of:=[.B147]/3600" office:value-type="float" office:value="2.43222222222222" calcext:value-type="float">
            <text:p>2.4</text:p>
          </table:table-cell>
          <table:table-cell office:value-type="float" office:value="8756" calcext:value-type="float">
            <text:p>8756</text:p>
          </table:table-cell>
          <table:table-cell office:value-type="float" office:value="3910" calcext:value-type="float">
            <text:p>3910</text:p>
          </table:table-cell>
          <table:table-cell table:formula="of:=[.C147]/1000" office:value-type="float" office:value="3.91" calcext:value-type="float">
            <text:p>3.91</text:p>
          </table:table-cell>
          <table:table-cell office:value-type="float" office:value="2898" calcext:value-type="float">
            <text:p>2898</text:p>
          </table:table-cell>
          <table:table-cell office:value-type="float" office:value="1482" calcext:value-type="float">
            <text:p>1482</text:p>
          </table:table-cell>
          <table:table-cell office:value-type="float" office:value="3.9136498" calcext:value-type="float">
            <text:p>3.9136498</text:p>
          </table:table-cell>
          <table:table-cell office:value-type="float" office:value="3.31362247" calcext:value-type="float">
            <text:p>3.31362247</text:p>
          </table:table-cell>
          <table:table-cell table:number-columns-repeated="5"/>
        </table:table-row>
        <table:table-row table:style-name="ro1">
          <table:table-cell table:formula="of:=[.B148]/3600" office:value-type="float" office:value="2.44888888888889" calcext:value-type="float">
            <text:p>2.4</text:p>
          </table:table-cell>
          <table:table-cell office:value-type="float" office:value="8816" calcext:value-type="float">
            <text:p>8816</text:p>
          </table:table-cell>
          <table:table-cell office:value-type="float" office:value="3910" calcext:value-type="float">
            <text:p>3910</text:p>
          </table:table-cell>
          <table:table-cell table:formula="of:=[.C148]/1000" office:value-type="float" office:value="3.91" calcext:value-type="float">
            <text:p>3.91</text:p>
          </table:table-cell>
          <table:table-cell office:value-type="float" office:value="2896" calcext:value-type="float">
            <text:p>2896</text:p>
          </table:table-cell>
          <table:table-cell office:value-type="float" office:value="1481" calcext:value-type="float">
            <text:p>1481</text:p>
          </table:table-cell>
          <table:table-cell office:value-type="float" office:value="3.91221261" calcext:value-type="float">
            <text:p>3.91221261</text:p>
          </table:table-cell>
          <table:table-cell office:value-type="float" office:value="3.31353855" calcext:value-type="float">
            <text:p>3.31353855</text:p>
          </table:table-cell>
          <table:table-cell table:number-columns-repeated="5"/>
        </table:table-row>
        <table:table-row table:style-name="ro1">
          <table:table-cell table:formula="of:=[.B149]/3600" office:value-type="float" office:value="2.46583333333333" calcext:value-type="float">
            <text:p>2.5</text:p>
          </table:table-cell>
          <table:table-cell office:value-type="float" office:value="8877" calcext:value-type="float">
            <text:p>8877</text:p>
          </table:table-cell>
          <table:table-cell office:value-type="float" office:value="3906" calcext:value-type="float">
            <text:p>3906</text:p>
          </table:table-cell>
          <table:table-cell table:formula="of:=[.C149]/1000" office:value-type="float" office:value="3.906" calcext:value-type="float">
            <text:p>3.906</text:p>
          </table:table-cell>
          <table:table-cell office:value-type="float" office:value="2895" calcext:value-type="float">
            <text:p>2895</text:p>
          </table:table-cell>
          <table:table-cell office:value-type="float" office:value="1482" calcext:value-type="float">
            <text:p>1482</text:p>
          </table:table-cell>
          <table:table-cell office:value-type="float" office:value="3.91084242" calcext:value-type="float">
            <text:p>3.91084242</text:p>
          </table:table-cell>
          <table:table-cell office:value-type="float" office:value="3.31369305" calcext:value-type="float">
            <text:p>3.31369305</text:p>
          </table:table-cell>
          <table:table-cell table:number-columns-repeated="5"/>
        </table:table-row>
        <table:table-row table:style-name="ro1">
          <table:table-cell table:formula="of:=[.B150]/3600" office:value-type="float" office:value="2.4825" calcext:value-type="float">
            <text:p>2.5</text:p>
          </table:table-cell>
          <table:table-cell office:value-type="float" office:value="8937" calcext:value-type="float">
            <text:p>8937</text:p>
          </table:table-cell>
          <table:table-cell office:value-type="float" office:value="3906" calcext:value-type="float">
            <text:p>3906</text:p>
          </table:table-cell>
          <table:table-cell table:formula="of:=[.C150]/1000" office:value-type="float" office:value="3.906" calcext:value-type="float">
            <text:p>3.906</text:p>
          </table:table-cell>
          <table:table-cell office:value-type="float" office:value="2895" calcext:value-type="float">
            <text:p>2895</text:p>
          </table:table-cell>
          <table:table-cell office:value-type="float" office:value="1482" calcext:value-type="float">
            <text:p>1482</text:p>
          </table:table-cell>
          <table:table-cell office:value-type="float" office:value="3.90948486" calcext:value-type="float">
            <text:p>3.90948486</text:p>
          </table:table-cell>
          <table:table-cell office:value-type="float" office:value="3.31357789" calcext:value-type="float">
            <text:p>3.31357789</text:p>
          </table:table-cell>
          <table:table-cell table:number-columns-repeated="5"/>
        </table:table-row>
        <table:table-row table:style-name="ro1">
          <table:table-cell table:formula="of:=[.B151]/3600" office:value-type="float" office:value="2.49944444444444" calcext:value-type="float">
            <text:p>2.5</text:p>
          </table:table-cell>
          <table:table-cell office:value-type="float" office:value="8998" calcext:value-type="float">
            <text:p>8998</text:p>
          </table:table-cell>
          <table:table-cell office:value-type="float" office:value="3904" calcext:value-type="float">
            <text:p>3904</text:p>
          </table:table-cell>
          <table:table-cell table:formula="of:=[.C151]/1000" office:value-type="float" office:value="3.904" calcext:value-type="float">
            <text:p>3.904</text:p>
          </table:table-cell>
          <table:table-cell office:value-type="float" office:value="2893" calcext:value-type="float">
            <text:p>2893</text:p>
          </table:table-cell>
          <table:table-cell office:value-type="float" office:value="1482" calcext:value-type="float">
            <text:p>1482</text:p>
          </table:table-cell>
          <table:table-cell office:value-type="float" office:value="3.90797806" calcext:value-type="float">
            <text:p>3.90797806</text:p>
          </table:table-cell>
          <table:table-cell office:value-type="float" office:value="3.3135767" calcext:value-type="float">
            <text:p>3.3135767</text:p>
          </table:table-cell>
          <table:table-cell table:number-columns-repeated="5"/>
        </table:table-row>
        <table:table-row table:style-name="ro1">
          <table:table-cell table:formula="of:=[.B152]/3600" office:value-type="float" office:value="2.51611111111111" calcext:value-type="float">
            <text:p>2.5</text:p>
          </table:table-cell>
          <table:table-cell office:value-type="float" office:value="9058" calcext:value-type="float">
            <text:p>9058</text:p>
          </table:table-cell>
          <table:table-cell office:value-type="float" office:value="3902" calcext:value-type="float">
            <text:p>3902</text:p>
          </table:table-cell>
          <table:table-cell table:formula="of:=[.C152]/1000" office:value-type="float" office:value="3.902" calcext:value-type="float">
            <text:p>3.902</text:p>
          </table:table-cell>
          <table:table-cell office:value-type="float" office:value="2892" calcext:value-type="float">
            <text:p>2892</text:p>
          </table:table-cell>
          <table:table-cell office:value-type="float" office:value="1482" calcext:value-type="float">
            <text:p>1482</text:p>
          </table:table-cell>
          <table:table-cell office:value-type="float" office:value="3.90665317" calcext:value-type="float">
            <text:p>3.90665317</text:p>
          </table:table-cell>
          <table:table-cell office:value-type="float" office:value="3.31364202" calcext:value-type="float">
            <text:p>3.31364202</text:p>
          </table:table-cell>
          <table:table-cell table:number-columns-repeated="5"/>
        </table:table-row>
        <table:table-row table:style-name="ro1">
          <table:table-cell table:formula="of:=[.B153]/3600" office:value-type="float" office:value="2.53277777777778" calcext:value-type="float">
            <text:p>2.5</text:p>
          </table:table-cell>
          <table:table-cell office:value-type="float" office:value="9118" calcext:value-type="float">
            <text:p>9118</text:p>
          </table:table-cell>
          <table:table-cell office:value-type="float" office:value="3904" calcext:value-type="float">
            <text:p>3904</text:p>
          </table:table-cell>
          <table:table-cell table:formula="of:=[.C153]/1000" office:value-type="float" office:value="3.904" calcext:value-type="float">
            <text:p>3.904</text:p>
          </table:table-cell>
          <table:table-cell office:value-type="float" office:value="2891" calcext:value-type="float">
            <text:p>2891</text:p>
          </table:table-cell>
          <table:table-cell office:value-type="float" office:value="1481" calcext:value-type="float">
            <text:p>1481</text:p>
          </table:table-cell>
          <table:table-cell office:value-type="float" office:value="3.90519452" calcext:value-type="float">
            <text:p>3.90519452</text:p>
          </table:table-cell>
          <table:table-cell office:value-type="float" office:value="3.31353116" calcext:value-type="float">
            <text:p>3.31353116</text:p>
          </table:table-cell>
          <table:table-cell table:number-columns-repeated="5"/>
        </table:table-row>
        <table:table-row table:style-name="ro1">
          <table:table-cell table:formula="of:=[.B154]/3600" office:value-type="float" office:value="2.54972222222222" calcext:value-type="float">
            <text:p>2.5</text:p>
          </table:table-cell>
          <table:table-cell office:value-type="float" office:value="9179" calcext:value-type="float">
            <text:p>9179</text:p>
          </table:table-cell>
          <table:table-cell office:value-type="float" office:value="3900" calcext:value-type="float">
            <text:p>3900</text:p>
          </table:table-cell>
          <table:table-cell table:formula="of:=[.C154]/1000" office:value-type="float" office:value="3.9" calcext:value-type="float">
            <text:p>3.9</text:p>
          </table:table-cell>
          <table:table-cell office:value-type="float" office:value="2890" calcext:value-type="float">
            <text:p>2890</text:p>
          </table:table-cell>
          <table:table-cell office:value-type="float" office:value="1482" calcext:value-type="float">
            <text:p>1482</text:p>
          </table:table-cell>
          <table:table-cell office:value-type="float" office:value="3.90380001" calcext:value-type="float">
            <text:p>3.90380001</text:p>
          </table:table-cell>
          <table:table-cell office:value-type="float" office:value="3.31362343" calcext:value-type="float">
            <text:p>3.31362343</text:p>
          </table:table-cell>
          <table:table-cell table:number-columns-repeated="5"/>
        </table:table-row>
        <table:table-row table:style-name="ro1">
          <table:table-cell table:formula="of:=[.B155]/3600" office:value-type="float" office:value="2.56638888888889" calcext:value-type="float">
            <text:p>2.6</text:p>
          </table:table-cell>
          <table:table-cell office:value-type="float" office:value="9239" calcext:value-type="float">
            <text:p>9239</text:p>
          </table:table-cell>
          <table:table-cell office:value-type="float" office:value="3900" calcext:value-type="float">
            <text:p>3900</text:p>
          </table:table-cell>
          <table:table-cell table:formula="of:=[.C155]/1000" office:value-type="float" office:value="3.9" calcext:value-type="float">
            <text:p>3.9</text:p>
          </table:table-cell>
          <table:table-cell office:value-type="float" office:value="2888" calcext:value-type="float">
            <text:p>2888</text:p>
          </table:table-cell>
          <table:table-cell office:value-type="float" office:value="1481" calcext:value-type="float">
            <text:p>1481</text:p>
          </table:table-cell>
          <table:table-cell office:value-type="float" office:value="3.90247655" calcext:value-type="float">
            <text:p>3.90247655</text:p>
          </table:table-cell>
          <table:table-cell office:value-type="float" office:value="3.31365609" calcext:value-type="float">
            <text:p>3.31365609</text:p>
          </table:table-cell>
          <table:table-cell table:number-columns-repeated="5"/>
        </table:table-row>
        <table:table-row table:style-name="ro1">
          <table:table-cell table:formula="of:=[.B156]/3600" office:value-type="float" office:value="2.58305555555556" calcext:value-type="float">
            <text:p>2.6</text:p>
          </table:table-cell>
          <table:table-cell office:value-type="float" office:value="9299" calcext:value-type="float">
            <text:p>9299</text:p>
          </table:table-cell>
          <table:table-cell office:value-type="float" office:value="3896" calcext:value-type="float">
            <text:p>3896</text:p>
          </table:table-cell>
          <table:table-cell table:formula="of:=[.C156]/1000" office:value-type="float" office:value="3.896" calcext:value-type="float">
            <text:p>3.896</text:p>
          </table:table-cell>
          <table:table-cell office:value-type="float" office:value="2887" calcext:value-type="float">
            <text:p>2887</text:p>
          </table:table-cell>
          <table:table-cell office:value-type="float" office:value="1482" calcext:value-type="float">
            <text:p>1482</text:p>
          </table:table-cell>
          <table:table-cell office:value-type="float" office:value="3.90105224" calcext:value-type="float">
            <text:p>3.90105224</text:p>
          </table:table-cell>
          <table:table-cell office:value-type="float" office:value="3.31356525" calcext:value-type="float">
            <text:p>3.31356525</text:p>
          </table:table-cell>
          <table:table-cell table:number-columns-repeated="5"/>
        </table:table-row>
        <table:table-row table:style-name="ro1">
          <table:table-cell table:formula="of:=[.B157]/3600" office:value-type="float" office:value="2.6" calcext:value-type="float">
            <text:p>2.6</text:p>
          </table:table-cell>
          <table:table-cell office:value-type="float" office:value="9360" calcext:value-type="float">
            <text:p>9360</text:p>
          </table:table-cell>
          <table:table-cell office:value-type="float" office:value="3894" calcext:value-type="float">
            <text:p>3894</text:p>
          </table:table-cell>
          <table:table-cell table:formula="of:=[.C157]/1000" office:value-type="float" office:value="3.894" calcext:value-type="float">
            <text:p>3.894</text:p>
          </table:table-cell>
          <table:table-cell office:value-type="float" office:value="2886" calcext:value-type="float">
            <text:p>2886</text:p>
          </table:table-cell>
          <table:table-cell office:value-type="float" office:value="1482" calcext:value-type="float">
            <text:p>1482</text:p>
          </table:table-cell>
          <table:table-cell office:value-type="float" office:value="3.89964747" calcext:value-type="float">
            <text:p>3.89964747</text:p>
          </table:table-cell>
          <table:table-cell office:value-type="float" office:value="3.31365824" calcext:value-type="float">
            <text:p>3.31365824</text:p>
          </table:table-cell>
          <table:table-cell table:number-columns-repeated="5"/>
        </table:table-row>
        <table:table-row table:style-name="ro1">
          <table:table-cell table:formula="of:=[.B158]/3600" office:value-type="float" office:value="2.61666666666667" calcext:value-type="float">
            <text:p>2.6</text:p>
          </table:table-cell>
          <table:table-cell office:value-type="float" office:value="9420" calcext:value-type="float">
            <text:p>9420</text:p>
          </table:table-cell>
          <table:table-cell office:value-type="float" office:value="3893" calcext:value-type="float">
            <text:p>3893</text:p>
          </table:table-cell>
          <table:table-cell table:formula="of:=[.C158]/1000" office:value-type="float" office:value="3.893" calcext:value-type="float">
            <text:p>3.893</text:p>
          </table:table-cell>
          <table:table-cell office:value-type="float" office:value="2885" calcext:value-type="float">
            <text:p>2885</text:p>
          </table:table-cell>
          <table:table-cell office:value-type="float" office:value="1482" calcext:value-type="float">
            <text:p>1482</text:p>
          </table:table-cell>
          <table:table-cell office:value-type="float" office:value="3.89823818" calcext:value-type="float">
            <text:p>3.89823818</text:p>
          </table:table-cell>
          <table:table-cell office:value-type="float" office:value="3.31357479" calcext:value-type="float">
            <text:p>3.31357479</text:p>
          </table:table-cell>
          <table:table-cell table:number-columns-repeated="5"/>
        </table:table-row>
        <table:table-row table:style-name="ro1">
          <table:table-cell table:formula="of:=[.B159]/3600" office:value-type="float" office:value="2.63361111111111" calcext:value-type="float">
            <text:p>2.6</text:p>
          </table:table-cell>
          <table:table-cell office:value-type="float" office:value="9481" calcext:value-type="float">
            <text:p>9481</text:p>
          </table:table-cell>
          <table:table-cell office:value-type="float" office:value="3892" calcext:value-type="float">
            <text:p>3892</text:p>
          </table:table-cell>
          <table:table-cell table:formula="of:=[.C159]/1000" office:value-type="float" office:value="3.892" calcext:value-type="float">
            <text:p>3.892</text:p>
          </table:table-cell>
          <table:table-cell office:value-type="float" office:value="2884" calcext:value-type="float">
            <text:p>2884</text:p>
          </table:table-cell>
          <table:table-cell office:value-type="float" office:value="1482" calcext:value-type="float">
            <text:p>1482</text:p>
          </table:table-cell>
          <table:table-cell office:value-type="float" office:value="3.89678931" calcext:value-type="float">
            <text:p>3.89678931</text:p>
          </table:table-cell>
          <table:table-cell office:value-type="float" office:value="3.31351137" calcext:value-type="float">
            <text:p>3.31351137</text:p>
          </table:table-cell>
          <table:table-cell table:number-columns-repeated="5"/>
        </table:table-row>
        <table:table-row table:style-name="ro1">
          <table:table-cell table:formula="of:=[.B160]/3600" office:value-type="float" office:value="2.65027777777778" calcext:value-type="float">
            <text:p>2.7</text:p>
          </table:table-cell>
          <table:table-cell office:value-type="float" office:value="9541" calcext:value-type="float">
            <text:p>9541</text:p>
          </table:table-cell>
          <table:table-cell office:value-type="float" office:value="3890" calcext:value-type="float">
            <text:p>3890</text:p>
          </table:table-cell>
          <table:table-cell table:formula="of:=[.C160]/1000" office:value-type="float" office:value="3.89" calcext:value-type="float">
            <text:p>3.89</text:p>
          </table:table-cell>
          <table:table-cell office:value-type="float" office:value="2883" calcext:value-type="float">
            <text:p>2883</text:p>
          </table:table-cell>
          <table:table-cell office:value-type="float" office:value="1482" calcext:value-type="float">
            <text:p>1482</text:p>
          </table:table-cell>
          <table:table-cell office:value-type="float" office:value="3.89549947" calcext:value-type="float">
            <text:p>3.89549947</text:p>
          </table:table-cell>
          <table:table-cell office:value-type="float" office:value="3.31369758" calcext:value-type="float">
            <text:p>3.31369758</text:p>
          </table:table-cell>
          <table:table-cell table:number-columns-repeated="5"/>
        </table:table-row>
        <table:table-row table:style-name="ro1">
          <table:table-cell table:formula="of:=[.B161]/3600" office:value-type="float" office:value="2.66694444444444" calcext:value-type="float">
            <text:p>2.7</text:p>
          </table:table-cell>
          <table:table-cell office:value-type="float" office:value="9601" calcext:value-type="float">
            <text:p>9601</text:p>
          </table:table-cell>
          <table:table-cell office:value-type="float" office:value="3889" calcext:value-type="float">
            <text:p>3889</text:p>
          </table:table-cell>
          <table:table-cell table:formula="of:=[.C161]/1000" office:value-type="float" office:value="3.889" calcext:value-type="float">
            <text:p>3.889</text:p>
          </table:table-cell>
          <table:table-cell office:value-type="float" office:value="2882" calcext:value-type="float">
            <text:p>2882</text:p>
          </table:table-cell>
          <table:table-cell office:value-type="float" office:value="1482" calcext:value-type="float">
            <text:p>1482</text:p>
          </table:table-cell>
          <table:table-cell office:value-type="float" office:value="3.89384532" calcext:value-type="float">
            <text:p>3.89384532</text:p>
          </table:table-cell>
          <table:table-cell office:value-type="float" office:value="3.3133781" calcext:value-type="float">
            <text:p>3.3133781</text:p>
          </table:table-cell>
          <table:table-cell table:number-columns-repeated="5"/>
        </table:table-row>
        <table:table-row table:style-name="ro1">
          <table:table-cell table:formula="of:=[.B162]/3600" office:value-type="float" office:value="2.68388888888889" calcext:value-type="float">
            <text:p>2.7</text:p>
          </table:table-cell>
          <table:table-cell office:value-type="float" office:value="9662" calcext:value-type="float">
            <text:p>9662</text:p>
          </table:table-cell>
          <table:table-cell office:value-type="float" office:value="3887" calcext:value-type="float">
            <text:p>3887</text:p>
          </table:table-cell>
          <table:table-cell table:formula="of:=[.C162]/1000" office:value-type="float" office:value="3.887" calcext:value-type="float">
            <text:p>3.887</text:p>
          </table:table-cell>
          <table:table-cell office:value-type="float" office:value="2881" calcext:value-type="float">
            <text:p>2881</text:p>
          </table:table-cell>
          <table:table-cell office:value-type="float" office:value="1482" calcext:value-type="float">
            <text:p>1482</text:p>
          </table:table-cell>
          <table:table-cell office:value-type="float" office:value="3.89262986" calcext:value-type="float">
            <text:p>3.89262986</text:p>
          </table:table-cell>
          <table:table-cell office:value-type="float" office:value="3.31353307" calcext:value-type="float">
            <text:p>3.31353307</text:p>
          </table:table-cell>
          <table:table-cell table:number-columns-repeated="5"/>
        </table:table-row>
        <table:table-row table:style-name="ro1">
          <table:table-cell table:formula="of:=[.B163]/3600" office:value-type="float" office:value="2.70055555555556" calcext:value-type="float">
            <text:p>2.7</text:p>
          </table:table-cell>
          <table:table-cell office:value-type="float" office:value="9722" calcext:value-type="float">
            <text:p>9722</text:p>
          </table:table-cell>
          <table:table-cell office:value-type="float" office:value="3886" calcext:value-type="float">
            <text:p>3886</text:p>
          </table:table-cell>
          <table:table-cell table:formula="of:=[.C163]/1000" office:value-type="float" office:value="3.886" calcext:value-type="float">
            <text:p>3.886</text:p>
          </table:table-cell>
          <table:table-cell office:value-type="float" office:value="2880" calcext:value-type="float">
            <text:p>2880</text:p>
          </table:table-cell>
          <table:table-cell office:value-type="float" office:value="1482" calcext:value-type="float">
            <text:p>1482</text:p>
          </table:table-cell>
          <table:table-cell office:value-type="float" office:value="3.89118147" calcext:value-type="float">
            <text:p>3.89118147</text:p>
          </table:table-cell>
          <table:table-cell office:value-type="float" office:value="3.31350088" calcext:value-type="float">
            <text:p>3.31350088</text:p>
          </table:table-cell>
          <table:table-cell table:number-columns-repeated="5"/>
        </table:table-row>
        <table:table-row table:style-name="ro1">
          <table:table-cell table:formula="of:=[.B164]/3600" office:value-type="float" office:value="2.7175" calcext:value-type="float">
            <text:p>2.7</text:p>
          </table:table-cell>
          <table:table-cell office:value-type="float" office:value="9783" calcext:value-type="float">
            <text:p>9783</text:p>
          </table:table-cell>
          <table:table-cell office:value-type="float" office:value="3885" calcext:value-type="float">
            <text:p>3885</text:p>
          </table:table-cell>
          <table:table-cell table:formula="of:=[.C164]/1000" office:value-type="float" office:value="3.885" calcext:value-type="float">
            <text:p>3.885</text:p>
          </table:table-cell>
          <table:table-cell office:value-type="float" office:value="2879" calcext:value-type="float">
            <text:p>2879</text:p>
          </table:table-cell>
          <table:table-cell office:value-type="float" office:value="1482" calcext:value-type="float">
            <text:p>1482</text:p>
          </table:table-cell>
          <table:table-cell office:value-type="float" office:value="3.88974261" calcext:value-type="float">
            <text:p>3.88974261</text:p>
          </table:table-cell>
          <table:table-cell office:value-type="float" office:value="3.31362724" calcext:value-type="float">
            <text:p>3.31362724</text:p>
          </table:table-cell>
          <table:table-cell table:number-columns-repeated="5"/>
        </table:table-row>
        <table:table-row table:style-name="ro1">
          <table:table-cell table:formula="of:=[.B165]/3600" office:value-type="float" office:value="2.73416666666667" calcext:value-type="float">
            <text:p>2.7</text:p>
          </table:table-cell>
          <table:table-cell office:value-type="float" office:value="9843" calcext:value-type="float">
            <text:p>9843</text:p>
          </table:table-cell>
          <table:table-cell office:value-type="float" office:value="3883" calcext:value-type="float">
            <text:p>3883</text:p>
          </table:table-cell>
          <table:table-cell table:formula="of:=[.C165]/1000" office:value-type="float" office:value="3.883" calcext:value-type="float">
            <text:p>3.883</text:p>
          </table:table-cell>
          <table:table-cell office:value-type="float" office:value="2878" calcext:value-type="float">
            <text:p>2878</text:p>
          </table:table-cell>
          <table:table-cell office:value-type="float" office:value="1482" calcext:value-type="float">
            <text:p>1482</text:p>
          </table:table-cell>
          <table:table-cell office:value-type="float" office:value="3.88833284" calcext:value-type="float">
            <text:p>3.88833284</text:p>
          </table:table-cell>
          <table:table-cell office:value-type="float" office:value="3.31354117" calcext:value-type="float">
            <text:p>3.31354117</text:p>
          </table:table-cell>
          <table:table-cell table:number-columns-repeated="5"/>
        </table:table-row>
        <table:table-row table:style-name="ro1">
          <table:table-cell table:formula="of:=[.B166]/3600" office:value-type="float" office:value="2.75083333333333" calcext:value-type="float">
            <text:p>2.8</text:p>
          </table:table-cell>
          <table:table-cell office:value-type="float" office:value="9903" calcext:value-type="float">
            <text:p>9903</text:p>
          </table:table-cell>
          <table:table-cell office:value-type="float" office:value="3881" calcext:value-type="float">
            <text:p>3881</text:p>
          </table:table-cell>
          <table:table-cell table:formula="of:=[.C166]/1000" office:value-type="float" office:value="3.881" calcext:value-type="float">
            <text:p>3.881</text:p>
          </table:table-cell>
          <table:table-cell office:value-type="float" office:value="2876" calcext:value-type="float">
            <text:p>2876</text:p>
          </table:table-cell>
          <table:table-cell office:value-type="float" office:value="1482" calcext:value-type="float">
            <text:p>1482</text:p>
          </table:table-cell>
          <table:table-cell office:value-type="float" office:value="3.88696122" calcext:value-type="float">
            <text:p>3.88696122</text:p>
          </table:table-cell>
          <table:table-cell office:value-type="float" office:value="3.31362629" calcext:value-type="float">
            <text:p>3.31362629</text:p>
          </table:table-cell>
          <table:table-cell table:number-columns-repeated="5"/>
        </table:table-row>
        <table:table-row table:style-name="ro1">
          <table:table-cell table:formula="of:=[.B167]/3600" office:value-type="float" office:value="2.76777777777778" calcext:value-type="float">
            <text:p>2.8</text:p>
          </table:table-cell>
          <table:table-cell office:value-type="float" office:value="9964" calcext:value-type="float">
            <text:p>9964</text:p>
          </table:table-cell>
          <table:table-cell office:value-type="float" office:value="3879" calcext:value-type="float">
            <text:p>3879</text:p>
          </table:table-cell>
          <table:table-cell table:formula="of:=[.C167]/1000" office:value-type="float" office:value="3.879" calcext:value-type="float">
            <text:p>3.879</text:p>
          </table:table-cell>
          <table:table-cell office:value-type="float" office:value="2875" calcext:value-type="float">
            <text:p>2875</text:p>
          </table:table-cell>
          <table:table-cell office:value-type="float" office:value="1482" calcext:value-type="float">
            <text:p>1482</text:p>
          </table:table-cell>
          <table:table-cell office:value-type="float" office:value="3.88551855" calcext:value-type="float">
            <text:p>3.88551855</text:p>
          </table:table-cell>
          <table:table-cell office:value-type="float" office:value="3.3135438" calcext:value-type="float">
            <text:p>3.3135438</text:p>
          </table:table-cell>
          <table:table-cell table:number-columns-repeated="5"/>
        </table:table-row>
        <table:table-row table:style-name="ro1">
          <table:table-cell table:formula="of:=[.B168]/3600" office:value-type="float" office:value="2.78444444444444" calcext:value-type="float">
            <text:p>2.8</text:p>
          </table:table-cell>
          <table:table-cell office:value-type="float" office:value="10024" calcext:value-type="float">
            <text:p>10024</text:p>
          </table:table-cell>
          <table:table-cell office:value-type="float" office:value="3878" calcext:value-type="float">
            <text:p>3878</text:p>
          </table:table-cell>
          <table:table-cell table:formula="of:=[.C168]/1000" office:value-type="float" office:value="3.878" calcext:value-type="float">
            <text:p>3.878</text:p>
          </table:table-cell>
          <table:table-cell office:value-type="float" office:value="2874" calcext:value-type="float">
            <text:p>2874</text:p>
          </table:table-cell>
          <table:table-cell office:value-type="float" office:value="1482" calcext:value-type="float">
            <text:p>1482</text:p>
          </table:table-cell>
          <table:table-cell office:value-type="float" office:value="3.88394761" calcext:value-type="float">
            <text:p>3.88394761</text:p>
          </table:table-cell>
          <table:table-cell office:value-type="float" office:value="3.31323862" calcext:value-type="float">
            <text:p>3.31323862</text:p>
          </table:table-cell>
          <table:table-cell table:number-columns-repeated="5"/>
        </table:table-row>
        <table:table-row table:style-name="ro1">
          <table:table-cell table:formula="of:=[.B169]/3600" office:value-type="float" office:value="2.80138888888889" calcext:value-type="float">
            <text:p>2.8</text:p>
          </table:table-cell>
          <table:table-cell office:value-type="float" office:value="10085" calcext:value-type="float">
            <text:p>10085</text:p>
          </table:table-cell>
          <table:table-cell office:value-type="float" office:value="3881" calcext:value-type="float">
            <text:p>3881</text:p>
          </table:table-cell>
          <table:table-cell table:formula="of:=[.C169]/1000" office:value-type="float" office:value="3.881" calcext:value-type="float">
            <text:p>3.881</text:p>
          </table:table-cell>
          <table:table-cell office:value-type="float" office:value="2874" calcext:value-type="float">
            <text:p>2874</text:p>
          </table:table-cell>
          <table:table-cell office:value-type="float" office:value="1481" calcext:value-type="float">
            <text:p>1481</text:p>
          </table:table-cell>
          <table:table-cell office:value-type="float" office:value="3.88259125" calcext:value-type="float">
            <text:p>3.88259125</text:p>
          </table:table-cell>
          <table:table-cell office:value-type="float" office:value="3.31334901" calcext:value-type="float">
            <text:p>3.31334901</text:p>
          </table:table-cell>
          <table:table-cell table:number-columns-repeated="5"/>
        </table:table-row>
        <table:table-row table:style-name="ro1">
          <table:table-cell table:formula="of:=[.B170]/3600" office:value-type="float" office:value="2.81805555555556" calcext:value-type="float">
            <text:p>2.8</text:p>
          </table:table-cell>
          <table:table-cell office:value-type="float" office:value="10145" calcext:value-type="float">
            <text:p>10145</text:p>
          </table:table-cell>
          <table:table-cell office:value-type="float" office:value="3879" calcext:value-type="float">
            <text:p>3879</text:p>
          </table:table-cell>
          <table:table-cell table:formula="of:=[.C170]/1000" office:value-type="float" office:value="3.879" calcext:value-type="float">
            <text:p>3.879</text:p>
          </table:table-cell>
          <table:table-cell office:value-type="float" office:value="2873" calcext:value-type="float">
            <text:p>2873</text:p>
          </table:table-cell>
          <table:table-cell office:value-type="float" office:value="1481" calcext:value-type="float">
            <text:p>1481</text:p>
          </table:table-cell>
          <table:table-cell office:value-type="float" office:value="3.88127279" calcext:value-type="float">
            <text:p>3.88127279</text:p>
          </table:table-cell>
          <table:table-cell office:value-type="float" office:value="3.31341171" calcext:value-type="float">
            <text:p>3.31341171</text:p>
          </table:table-cell>
          <table:table-cell table:number-columns-repeated="5"/>
        </table:table-row>
        <table:table-row table:style-name="ro1">
          <table:table-cell table:formula="of:=[.B171]/3600" office:value-type="float" office:value="2.835" calcext:value-type="float">
            <text:p>2.8</text:p>
          </table:table-cell>
          <table:table-cell office:value-type="float" office:value="10206" calcext:value-type="float">
            <text:p>10206</text:p>
          </table:table-cell>
          <table:table-cell office:value-type="float" office:value="3878" calcext:value-type="float">
            <text:p>3878</text:p>
          </table:table-cell>
          <table:table-cell table:formula="of:=[.C171]/1000" office:value-type="float" office:value="3.878" calcext:value-type="float">
            <text:p>3.878</text:p>
          </table:table-cell>
          <table:table-cell office:value-type="float" office:value="2872" calcext:value-type="float">
            <text:p>2872</text:p>
          </table:table-cell>
          <table:table-cell office:value-type="float" office:value="1481" calcext:value-type="float">
            <text:p>1481</text:p>
          </table:table-cell>
          <table:table-cell office:value-type="float" office:value="3.8797605" calcext:value-type="float">
            <text:p>3.8797605</text:p>
          </table:table-cell>
          <table:table-cell office:value-type="float" office:value="3.3133285" calcext:value-type="float">
            <text:p>3.3133285</text:p>
          </table:table-cell>
          <table:table-cell table:number-columns-repeated="5"/>
        </table:table-row>
        <table:table-row table:style-name="ro1">
          <table:table-cell table:formula="of:=[.B172]/3600" office:value-type="float" office:value="2.85166666666667" calcext:value-type="float">
            <text:p>2.9</text:p>
          </table:table-cell>
          <table:table-cell office:value-type="float" office:value="10266" calcext:value-type="float">
            <text:p>10266</text:p>
          </table:table-cell>
          <table:table-cell office:value-type="float" office:value="3877" calcext:value-type="float">
            <text:p>3877</text:p>
          </table:table-cell>
          <table:table-cell table:formula="of:=[.C172]/1000" office:value-type="float" office:value="3.877" calcext:value-type="float">
            <text:p>3.877</text:p>
          </table:table-cell>
          <table:table-cell office:value-type="float" office:value="2871" calcext:value-type="float">
            <text:p>2871</text:p>
          </table:table-cell>
          <table:table-cell office:value-type="float" office:value="1481" calcext:value-type="float">
            <text:p>1481</text:p>
          </table:table-cell>
          <table:table-cell office:value-type="float" office:value="3.87836933" calcext:value-type="float">
            <text:p>3.87836933</text:p>
          </table:table-cell>
          <table:table-cell office:value-type="float" office:value="3.31342244" calcext:value-type="float">
            <text:p>3.31342244</text:p>
          </table:table-cell>
          <table:table-cell table:number-columns-repeated="5"/>
        </table:table-row>
        <table:table-row table:style-name="ro1">
          <table:table-cell table:formula="of:=[.B173]/3600" office:value-type="float" office:value="2.86833333333333" calcext:value-type="float">
            <text:p>2.9</text:p>
          </table:table-cell>
          <table:table-cell office:value-type="float" office:value="10326" calcext:value-type="float">
            <text:p>10326</text:p>
          </table:table-cell>
          <table:table-cell office:value-type="float" office:value="3875" calcext:value-type="float">
            <text:p>3875</text:p>
          </table:table-cell>
          <table:table-cell table:formula="of:=[.C173]/1000" office:value-type="float" office:value="3.875" calcext:value-type="float">
            <text:p>3.875</text:p>
          </table:table-cell>
          <table:table-cell office:value-type="float" office:value="2870" calcext:value-type="float">
            <text:p>2870</text:p>
          </table:table-cell>
          <table:table-cell office:value-type="float" office:value="1481" calcext:value-type="float">
            <text:p>1481</text:p>
          </table:table-cell>
          <table:table-cell office:value-type="float" office:value="3.87690473" calcext:value-type="float">
            <text:p>3.87690473</text:p>
          </table:table-cell>
          <table:table-cell office:value-type="float" office:value="3.31347704" calcext:value-type="float">
            <text:p>3.31347704</text:p>
          </table:table-cell>
          <table:table-cell table:number-columns-repeated="5"/>
        </table:table-row>
        <table:table-row table:style-name="ro1">
          <table:table-cell table:formula="of:=[.B174]/3600" office:value-type="float" office:value="2.88527777777778" calcext:value-type="float">
            <text:p>2.9</text:p>
          </table:table-cell>
          <table:table-cell office:value-type="float" office:value="10387" calcext:value-type="float">
            <text:p>10387</text:p>
          </table:table-cell>
          <table:table-cell office:value-type="float" office:value="3874" calcext:value-type="float">
            <text:p>3874</text:p>
          </table:table-cell>
          <table:table-cell table:formula="of:=[.C174]/1000" office:value-type="float" office:value="3.874" calcext:value-type="float">
            <text:p>3.874</text:p>
          </table:table-cell>
          <table:table-cell office:value-type="float" office:value="2869" calcext:value-type="float">
            <text:p>2869</text:p>
          </table:table-cell>
          <table:table-cell office:value-type="float" office:value="1481" calcext:value-type="float">
            <text:p>1481</text:p>
          </table:table-cell>
          <table:table-cell office:value-type="float" office:value="3.87541604" calcext:value-type="float">
            <text:p>3.87541604</text:p>
          </table:table-cell>
          <table:table-cell office:value-type="float" office:value="3.31329679" calcext:value-type="float">
            <text:p>3.31329679</text:p>
          </table:table-cell>
          <table:table-cell table:number-columns-repeated="5"/>
        </table:table-row>
        <table:table-row table:style-name="ro1">
          <table:table-cell table:formula="of:=[.B175]/3600" office:value-type="float" office:value="2.90194444444444" calcext:value-type="float">
            <text:p>2.9</text:p>
          </table:table-cell>
          <table:table-cell office:value-type="float" office:value="10447" calcext:value-type="float">
            <text:p>10447</text:p>
          </table:table-cell>
          <table:table-cell office:value-type="float" office:value="3873" calcext:value-type="float">
            <text:p>3873</text:p>
          </table:table-cell>
          <table:table-cell table:formula="of:=[.C175]/1000" office:value-type="float" office:value="3.873" calcext:value-type="float">
            <text:p>3.873</text:p>
          </table:table-cell>
          <table:table-cell office:value-type="float" office:value="2868" calcext:value-type="float">
            <text:p>2868</text:p>
          </table:table-cell>
          <table:table-cell office:value-type="float" office:value="1481" calcext:value-type="float">
            <text:p>1481</text:p>
          </table:table-cell>
          <table:table-cell office:value-type="float" office:value="3.87393236" calcext:value-type="float">
            <text:p>3.87393236</text:p>
          </table:table-cell>
          <table:table-cell office:value-type="float" office:value="3.31337214" calcext:value-type="float">
            <text:p>3.31337214</text:p>
          </table:table-cell>
          <table:table-cell table:number-columns-repeated="5"/>
        </table:table-row>
        <table:table-row table:style-name="ro1">
          <table:table-cell table:formula="of:=[.B176]/3600" office:value-type="float" office:value="2.91861111111111" calcext:value-type="float">
            <text:p>2.9</text:p>
          </table:table-cell>
          <table:table-cell office:value-type="float" office:value="10507" calcext:value-type="float">
            <text:p>10507</text:p>
          </table:table-cell>
          <table:table-cell office:value-type="float" office:value="3869" calcext:value-type="float">
            <text:p>3869</text:p>
          </table:table-cell>
          <table:table-cell table:formula="of:=[.C176]/1000" office:value-type="float" office:value="3.869" calcext:value-type="float">
            <text:p>3.869</text:p>
          </table:table-cell>
          <table:table-cell office:value-type="float" office:value="2867" calcext:value-type="float">
            <text:p>2867</text:p>
          </table:table-cell>
          <table:table-cell office:value-type="float" office:value="1482" calcext:value-type="float">
            <text:p>1482</text:p>
          </table:table-cell>
          <table:table-cell office:value-type="float" office:value="3.87259674" calcext:value-type="float">
            <text:p>3.87259674</text:p>
          </table:table-cell>
          <table:table-cell office:value-type="float" office:value="3.31345868" calcext:value-type="float">
            <text:p>3.31345868</text:p>
          </table:table-cell>
          <table:table-cell table:number-columns-repeated="5"/>
        </table:table-row>
        <table:table-row table:style-name="ro1">
          <table:table-cell table:formula="of:=[.B177]/3600" office:value-type="float" office:value="2.93555555555556" calcext:value-type="float">
            <text:p>2.9</text:p>
          </table:table-cell>
          <table:table-cell office:value-type="float" office:value="10568" calcext:value-type="float">
            <text:p>10568</text:p>
          </table:table-cell>
          <table:table-cell office:value-type="float" office:value="3870" calcext:value-type="float">
            <text:p>3870</text:p>
          </table:table-cell>
          <table:table-cell table:formula="of:=[.C177]/1000" office:value-type="float" office:value="3.87" calcext:value-type="float">
            <text:p>3.87</text:p>
          </table:table-cell>
          <table:table-cell office:value-type="float" office:value="2866" calcext:value-type="float">
            <text:p>2866</text:p>
          </table:table-cell>
          <table:table-cell office:value-type="float" office:value="1481" calcext:value-type="float">
            <text:p>1481</text:p>
          </table:table-cell>
          <table:table-cell office:value-type="float" office:value="3.87106204" calcext:value-type="float">
            <text:p>3.87106204</text:p>
          </table:table-cell>
          <table:table-cell office:value-type="float" office:value="3.31330991" calcext:value-type="float">
            <text:p>3.31330991</text:p>
          </table:table-cell>
          <table:table-cell table:number-columns-repeated="5"/>
        </table:table-row>
        <table:table-row table:style-name="ro1">
          <table:table-cell table:formula="of:=[.B178]/3600" office:value-type="float" office:value="2.95222222222222" calcext:value-type="float">
            <text:p>3.0</text:p>
          </table:table-cell>
          <table:table-cell office:value-type="float" office:value="10628" calcext:value-type="float">
            <text:p>10628</text:p>
          </table:table-cell>
          <table:table-cell office:value-type="float" office:value="3866" calcext:value-type="float">
            <text:p>3866</text:p>
          </table:table-cell>
          <table:table-cell table:formula="of:=[.C178]/1000" office:value-type="float" office:value="3.866" calcext:value-type="float">
            <text:p>3.866</text:p>
          </table:table-cell>
          <table:table-cell office:value-type="float" office:value="2865" calcext:value-type="float">
            <text:p>2865</text:p>
          </table:table-cell>
          <table:table-cell office:value-type="float" office:value="1482" calcext:value-type="float">
            <text:p>1482</text:p>
          </table:table-cell>
          <table:table-cell office:value-type="float" office:value="3.86959076" calcext:value-type="float">
            <text:p>3.86959076</text:p>
          </table:table-cell>
          <table:table-cell office:value-type="float" office:value="3.31335759" calcext:value-type="float">
            <text:p>3.31335759</text:p>
          </table:table-cell>
          <table:table-cell table:number-columns-repeated="5"/>
        </table:table-row>
        <table:table-row table:style-name="ro1">
          <table:table-cell table:formula="of:=[.B179]/3600" office:value-type="float" office:value="2.96916666666667" calcext:value-type="float">
            <text:p>3.0</text:p>
          </table:table-cell>
          <table:table-cell office:value-type="float" office:value="10689" calcext:value-type="float">
            <text:p>10689</text:p>
          </table:table-cell>
          <table:table-cell office:value-type="float" office:value="3865" calcext:value-type="float">
            <text:p>3865</text:p>
          </table:table-cell>
          <table:table-cell table:formula="of:=[.C179]/1000" office:value-type="float" office:value="3.865" calcext:value-type="float">
            <text:p>3.865</text:p>
          </table:table-cell>
          <table:table-cell office:value-type="float" office:value="2864" calcext:value-type="float">
            <text:p>2864</text:p>
          </table:table-cell>
          <table:table-cell office:value-type="float" office:value="1482" calcext:value-type="float">
            <text:p>1482</text:p>
          </table:table-cell>
          <table:table-cell office:value-type="float" office:value="3.86807752" calcext:value-type="float">
            <text:p>3.86807752</text:p>
          </table:table-cell>
          <table:table-cell office:value-type="float" office:value="3.31318188" calcext:value-type="float">
            <text:p>3.31318188</text:p>
          </table:table-cell>
          <table:table-cell table:number-columns-repeated="5"/>
        </table:table-row>
        <table:table-row table:style-name="ro1">
          <table:table-cell table:formula="of:=[.B180]/3600" office:value-type="float" office:value="2.98583333333333" calcext:value-type="float">
            <text:p>3.0</text:p>
          </table:table-cell>
          <table:table-cell office:value-type="float" office:value="10749" calcext:value-type="float">
            <text:p>10749</text:p>
          </table:table-cell>
          <table:table-cell office:value-type="float" office:value="3864" calcext:value-type="float">
            <text:p>3864</text:p>
          </table:table-cell>
          <table:table-cell table:formula="of:=[.C180]/1000" office:value-type="float" office:value="3.864" calcext:value-type="float">
            <text:p>3.864</text:p>
          </table:table-cell>
          <table:table-cell office:value-type="float" office:value="2862" calcext:value-type="float">
            <text:p>2862</text:p>
          </table:table-cell>
          <table:table-cell office:value-type="float" office:value="1481" calcext:value-type="float">
            <text:p>1481</text:p>
          </table:table-cell>
          <table:table-cell office:value-type="float" office:value="3.86680532" calcext:value-type="float">
            <text:p>3.86680532</text:p>
          </table:table-cell>
          <table:table-cell office:value-type="float" office:value="3.31345272" calcext:value-type="float">
            <text:p>3.31345272</text:p>
          </table:table-cell>
          <table:table-cell table:number-columns-repeated="5"/>
        </table:table-row>
        <table:table-row table:style-name="ro1">
          <table:table-cell table:formula="of:=[.B181]/3600" office:value-type="float" office:value="3.0025" calcext:value-type="float">
            <text:p>3.0</text:p>
          </table:table-cell>
          <table:table-cell office:value-type="float" office:value="10809" calcext:value-type="float">
            <text:p>10809</text:p>
          </table:table-cell>
          <table:table-cell office:value-type="float" office:value="3863" calcext:value-type="float">
            <text:p>3863</text:p>
          </table:table-cell>
          <table:table-cell table:formula="of:=[.C181]/1000" office:value-type="float" office:value="3.863" calcext:value-type="float">
            <text:p>3.863</text:p>
          </table:table-cell>
          <table:table-cell office:value-type="float" office:value="2861" calcext:value-type="float">
            <text:p>2861</text:p>
          </table:table-cell>
          <table:table-cell office:value-type="float" office:value="1481" calcext:value-type="float">
            <text:p>1481</text:p>
          </table:table-cell>
          <table:table-cell office:value-type="float" office:value="3.86513114" calcext:value-type="float">
            <text:p>3.86513114</text:p>
          </table:table-cell>
          <table:table-cell office:value-type="float" office:value="3.31325412" calcext:value-type="float">
            <text:p>3.31325412</text:p>
          </table:table-cell>
          <table:table-cell table:number-columns-repeated="5"/>
        </table:table-row>
        <table:table-row table:style-name="ro1">
          <table:table-cell table:formula="of:=[.B182]/3600" office:value-type="float" office:value="3.01944444444444" calcext:value-type="float">
            <text:p>3.0</text:p>
          </table:table-cell>
          <table:table-cell office:value-type="float" office:value="10870" calcext:value-type="float">
            <text:p>10870</text:p>
          </table:table-cell>
          <table:table-cell office:value-type="float" office:value="3862" calcext:value-type="float">
            <text:p>3862</text:p>
          </table:table-cell>
          <table:table-cell table:formula="of:=[.C182]/1000" office:value-type="float" office:value="3.862" calcext:value-type="float">
            <text:p>3.862</text:p>
          </table:table-cell>
          <table:table-cell office:value-type="float" office:value="2860" calcext:value-type="float">
            <text:p>2860</text:p>
          </table:table-cell>
          <table:table-cell office:value-type="float" office:value="1481" calcext:value-type="float">
            <text:p>1481</text:p>
          </table:table-cell>
          <table:table-cell office:value-type="float" office:value="3.86390829" calcext:value-type="float">
            <text:p>3.86390829</text:p>
          </table:table-cell>
          <table:table-cell office:value-type="float" office:value="3.31346059" calcext:value-type="float">
            <text:p>3.31346059</text:p>
          </table:table-cell>
          <table:table-cell table:number-columns-repeated="5"/>
        </table:table-row>
        <table:table-row table:style-name="ro1">
          <table:table-cell table:formula="of:=[.B183]/3600" office:value-type="float" office:value="3.03611111111111" calcext:value-type="float">
            <text:p>3.0</text:p>
          </table:table-cell>
          <table:table-cell office:value-type="float" office:value="10930" calcext:value-type="float">
            <text:p>10930</text:p>
          </table:table-cell>
          <table:table-cell office:value-type="float" office:value="3860" calcext:value-type="float">
            <text:p>3860</text:p>
          </table:table-cell>
          <table:table-cell table:formula="of:=[.C183]/1000" office:value-type="float" office:value="3.86" calcext:value-type="float">
            <text:p>3.86</text:p>
          </table:table-cell>
          <table:table-cell office:value-type="float" office:value="2859" calcext:value-type="float">
            <text:p>2859</text:p>
          </table:table-cell>
          <table:table-cell office:value-type="float" office:value="1481" calcext:value-type="float">
            <text:p>1481</text:p>
          </table:table-cell>
          <table:table-cell office:value-type="float" office:value="3.86185336" calcext:value-type="float">
            <text:p>3.86185336</text:p>
          </table:table-cell>
          <table:table-cell office:value-type="float" office:value="3.31287074" calcext:value-type="float">
            <text:p>3.31287074</text:p>
          </table:table-cell>
          <table:table-cell table:number-columns-repeated="5"/>
        </table:table-row>
        <table:table-row table:style-name="ro1">
          <table:table-cell table:formula="of:=[.B184]/3600" office:value-type="float" office:value="3.05305555555556" calcext:value-type="float">
            <text:p>3.1</text:p>
          </table:table-cell>
          <table:table-cell office:value-type="float" office:value="10991" calcext:value-type="float">
            <text:p>10991</text:p>
          </table:table-cell>
          <table:table-cell office:value-type="float" office:value="3858" calcext:value-type="float">
            <text:p>3858</text:p>
          </table:table-cell>
          <table:table-cell table:formula="of:=[.C184]/1000" office:value-type="float" office:value="3.858" calcext:value-type="float">
            <text:p>3.858</text:p>
          </table:table-cell>
          <table:table-cell office:value-type="float" office:value="2859" calcext:value-type="float">
            <text:p>2859</text:p>
          </table:table-cell>
          <table:table-cell office:value-type="float" office:value="1482" calcext:value-type="float">
            <text:p>1482</text:p>
          </table:table-cell>
          <table:table-cell office:value-type="float" office:value="3.86044621" calcext:value-type="float">
            <text:p>3.86044621</text:p>
          </table:table-cell>
          <table:table-cell office:value-type="float" office:value="3.31298065" calcext:value-type="float">
            <text:p>3.31298065</text:p>
          </table:table-cell>
          <table:table-cell table:number-columns-repeated="5"/>
        </table:table-row>
        <table:table-row table:style-name="ro1">
          <table:table-cell table:formula="of:=[.B185]/3600" office:value-type="float" office:value="3.06972222222222" calcext:value-type="float">
            <text:p>3.1</text:p>
          </table:table-cell>
          <table:table-cell office:value-type="float" office:value="11051" calcext:value-type="float">
            <text:p>11051</text:p>
          </table:table-cell>
          <table:table-cell office:value-type="float" office:value="3855" calcext:value-type="float">
            <text:p>3855</text:p>
          </table:table-cell>
          <table:table-cell table:formula="of:=[.C185]/1000" office:value-type="float" office:value="3.855" calcext:value-type="float">
            <text:p>3.855</text:p>
          </table:table-cell>
          <table:table-cell office:value-type="float" office:value="2857" calcext:value-type="float">
            <text:p>2857</text:p>
          </table:table-cell>
          <table:table-cell office:value-type="float" office:value="1482" calcext:value-type="float">
            <text:p>1482</text:p>
          </table:table-cell>
          <table:table-cell office:value-type="float" office:value="3.85898566" calcext:value-type="float">
            <text:p>3.85898566</text:p>
          </table:table-cell>
          <table:table-cell office:value-type="float" office:value="3.3129735" calcext:value-type="float">
            <text:p>3.3129735</text:p>
          </table:table-cell>
          <table:table-cell table:number-columns-repeated="5"/>
        </table:table-row>
        <table:table-row table:style-name="ro1">
          <table:table-cell table:formula="of:=[.B186]/3600" office:value-type="float" office:value="3.08638888888889" calcext:value-type="float">
            <text:p>3.1</text:p>
          </table:table-cell>
          <table:table-cell office:value-type="float" office:value="11111" calcext:value-type="float">
            <text:p>11111</text:p>
          </table:table-cell>
          <table:table-cell office:value-type="float" office:value="3854" calcext:value-type="float">
            <text:p>3854</text:p>
          </table:table-cell>
          <table:table-cell table:formula="of:=[.C186]/1000" office:value-type="float" office:value="3.854" calcext:value-type="float">
            <text:p>3.854</text:p>
          </table:table-cell>
          <table:table-cell office:value-type="float" office:value="2856" calcext:value-type="float">
            <text:p>2856</text:p>
          </table:table-cell>
          <table:table-cell office:value-type="float" office:value="1482" calcext:value-type="float">
            <text:p>1482</text:p>
          </table:table-cell>
          <table:table-cell office:value-type="float" office:value="3.85776687" calcext:value-type="float">
            <text:p>3.85776687</text:p>
          </table:table-cell>
          <table:table-cell office:value-type="float" office:value="3.31325722" calcext:value-type="float">
            <text:p>3.31325722</text:p>
          </table:table-cell>
          <table:table-cell table:number-columns-repeated="5"/>
        </table:table-row>
        <table:table-row table:style-name="ro1">
          <table:table-cell table:formula="of:=[.B187]/3600" office:value-type="float" office:value="3.10333333333333" calcext:value-type="float">
            <text:p>3.1</text:p>
          </table:table-cell>
          <table:table-cell office:value-type="float" office:value="11172" calcext:value-type="float">
            <text:p>11172</text:p>
          </table:table-cell>
          <table:table-cell office:value-type="float" office:value="3852" calcext:value-type="float">
            <text:p>3852</text:p>
          </table:table-cell>
          <table:table-cell table:formula="of:=[.C187]/1000" office:value-type="float" office:value="3.852" calcext:value-type="float">
            <text:p>3.852</text:p>
          </table:table-cell>
          <table:table-cell office:value-type="float" office:value="2855" calcext:value-type="float">
            <text:p>2855</text:p>
          </table:table-cell>
          <table:table-cell office:value-type="float" office:value="1482" calcext:value-type="float">
            <text:p>1482</text:p>
          </table:table-cell>
          <table:table-cell office:value-type="float" office:value="3.85635185" calcext:value-type="float">
            <text:p>3.85635185</text:p>
          </table:table-cell>
          <table:table-cell office:value-type="float" office:value="3.31321788" calcext:value-type="float">
            <text:p>3.31321788</text:p>
          </table:table-cell>
          <table:table-cell table:number-columns-repeated="5"/>
        </table:table-row>
        <table:table-row table:style-name="ro1">
          <table:table-cell table:formula="of:=[.B188]/3600" office:value-type="float" office:value="3.12" calcext:value-type="float">
            <text:p>3.1</text:p>
          </table:table-cell>
          <table:table-cell office:value-type="float" office:value="11232" calcext:value-type="float">
            <text:p>11232</text:p>
          </table:table-cell>
          <table:table-cell office:value-type="float" office:value="3851" calcext:value-type="float">
            <text:p>3851</text:p>
          </table:table-cell>
          <table:table-cell table:formula="of:=[.C188]/1000" office:value-type="float" office:value="3.851" calcext:value-type="float">
            <text:p>3.851</text:p>
          </table:table-cell>
          <table:table-cell office:value-type="float" office:value="2854" calcext:value-type="float">
            <text:p>2854</text:p>
          </table:table-cell>
          <table:table-cell office:value-type="float" office:value="1482" calcext:value-type="float">
            <text:p>1482</text:p>
          </table:table-cell>
          <table:table-cell office:value-type="float" office:value="3.85483503" calcext:value-type="float">
            <text:p>3.85483503</text:p>
          </table:table-cell>
          <table:table-cell office:value-type="float" office:value="3.31328106" calcext:value-type="float">
            <text:p>3.31328106</text:p>
          </table:table-cell>
          <table:table-cell table:number-columns-repeated="5"/>
        </table:table-row>
        <table:table-row table:style-name="ro1">
          <table:table-cell table:formula="of:=[.B189]/3600" office:value-type="float" office:value="3.13694444444444" calcext:value-type="float">
            <text:p>3.1</text:p>
          </table:table-cell>
          <table:table-cell office:value-type="float" office:value="11293" calcext:value-type="float">
            <text:p>11293</text:p>
          </table:table-cell>
          <table:table-cell office:value-type="float" office:value="3850" calcext:value-type="float">
            <text:p>3850</text:p>
          </table:table-cell>
          <table:table-cell table:formula="of:=[.C189]/1000" office:value-type="float" office:value="3.85" calcext:value-type="float">
            <text:p>3.85</text:p>
          </table:table-cell>
          <table:table-cell office:value-type="float" office:value="2853" calcext:value-type="float">
            <text:p>2853</text:p>
          </table:table-cell>
          <table:table-cell office:value-type="float" office:value="1482" calcext:value-type="float">
            <text:p>1482</text:p>
          </table:table-cell>
          <table:table-cell office:value-type="float" office:value="3.85316443" calcext:value-type="float">
            <text:p>3.85316443</text:p>
          </table:table-cell>
          <table:table-cell office:value-type="float" office:value="3.31312847" calcext:value-type="float">
            <text:p>3.31312847</text:p>
          </table:table-cell>
          <table:table-cell table:number-columns-repeated="5"/>
        </table:table-row>
        <table:table-row table:style-name="ro1">
          <table:table-cell table:formula="of:=[.B190]/3600" office:value-type="float" office:value="3.15361111111111" calcext:value-type="float">
            <text:p>3.2</text:p>
          </table:table-cell>
          <table:table-cell office:value-type="float" office:value="11353" calcext:value-type="float">
            <text:p>11353</text:p>
          </table:table-cell>
          <table:table-cell office:value-type="float" office:value="3848" calcext:value-type="float">
            <text:p>3848</text:p>
          </table:table-cell>
          <table:table-cell table:formula="of:=[.C190]/1000" office:value-type="float" office:value="3.848" calcext:value-type="float">
            <text:p>3.848</text:p>
          </table:table-cell>
          <table:table-cell office:value-type="float" office:value="2852" calcext:value-type="float">
            <text:p>2852</text:p>
          </table:table-cell>
          <table:table-cell office:value-type="float" office:value="1482" calcext:value-type="float">
            <text:p>1482</text:p>
          </table:table-cell>
          <table:table-cell office:value-type="float" office:value="3.85178161" calcext:value-type="float">
            <text:p>3.85178161</text:p>
          </table:table-cell>
          <table:table-cell office:value-type="float" office:value="3.31305647" calcext:value-type="float">
            <text:p>3.31305647</text:p>
          </table:table-cell>
          <table:table-cell table:number-columns-repeated="5"/>
        </table:table-row>
        <table:table-row table:style-name="ro1">
          <table:table-cell table:formula="of:=[.B191]/3600" office:value-type="float" office:value="3.17027777777778" calcext:value-type="float">
            <text:p>3.2</text:p>
          </table:table-cell>
          <table:table-cell office:value-type="float" office:value="11413" calcext:value-type="float">
            <text:p>11413</text:p>
          </table:table-cell>
          <table:table-cell office:value-type="float" office:value="3847" calcext:value-type="float">
            <text:p>3847</text:p>
          </table:table-cell>
          <table:table-cell table:formula="of:=[.C191]/1000" office:value-type="float" office:value="3.847" calcext:value-type="float">
            <text:p>3.847</text:p>
          </table:table-cell>
          <table:table-cell office:value-type="float" office:value="2851" calcext:value-type="float">
            <text:p>2851</text:p>
          </table:table-cell>
          <table:table-cell office:value-type="float" office:value="1482" calcext:value-type="float">
            <text:p>1482</text:p>
          </table:table-cell>
          <table:table-cell office:value-type="float" office:value="3.85716152" calcext:value-type="float">
            <text:p>3.85716152</text:p>
          </table:table-cell>
          <table:table-cell office:value-type="float" office:value="3.32036877" calcext:value-type="float">
            <text:p>3.32036877</text:p>
          </table:table-cell>
          <table:table-cell table:number-columns-repeated="5"/>
        </table:table-row>
        <table:table-row table:style-name="ro1">
          <table:table-cell table:formula="of:=[.B192]/3600" office:value-type="float" office:value="3.18722222222222" calcext:value-type="float">
            <text:p>3.2</text:p>
          </table:table-cell>
          <table:table-cell office:value-type="float" office:value="11474" calcext:value-type="float">
            <text:p>11474</text:p>
          </table:table-cell>
          <table:table-cell office:value-type="float" office:value="3846" calcext:value-type="float">
            <text:p>3846</text:p>
          </table:table-cell>
          <table:table-cell table:formula="of:=[.C192]/1000" office:value-type="float" office:value="3.846" calcext:value-type="float">
            <text:p>3.846</text:p>
          </table:table-cell>
          <table:table-cell office:value-type="float" office:value="2850" calcext:value-type="float">
            <text:p>2850</text:p>
          </table:table-cell>
          <table:table-cell office:value-type="float" office:value="1482" calcext:value-type="float">
            <text:p>1482</text:p>
          </table:table-cell>
          <table:table-cell office:value-type="float" office:value="3.8500526" calcext:value-type="float">
            <text:p>3.8500526</text:p>
          </table:table-cell>
          <table:table-cell office:value-type="float" office:value="3.31261492" calcext:value-type="float">
            <text:p>3.31261492</text:p>
          </table:table-cell>
          <table:table-cell table:number-columns-repeated="5"/>
        </table:table-row>
        <table:table-row table:style-name="ro1">
          <table:table-cell table:formula="of:=[.B193]/3600" office:value-type="float" office:value="3.20388888888889" calcext:value-type="float">
            <text:p>3.2</text:p>
          </table:table-cell>
          <table:table-cell office:value-type="float" office:value="11534" calcext:value-type="float">
            <text:p>11534</text:p>
          </table:table-cell>
          <table:table-cell office:value-type="float" office:value="3844" calcext:value-type="float">
            <text:p>3844</text:p>
          </table:table-cell>
          <table:table-cell table:formula="of:=[.C193]/1000" office:value-type="float" office:value="3.844" calcext:value-type="float">
            <text:p>3.844</text:p>
          </table:table-cell>
          <table:table-cell office:value-type="float" office:value="2849" calcext:value-type="float">
            <text:p>2849</text:p>
          </table:table-cell>
          <table:table-cell office:value-type="float" office:value="1482" calcext:value-type="float">
            <text:p>1482</text:p>
          </table:table-cell>
          <table:table-cell office:value-type="float" office:value="3.84583879" calcext:value-type="float">
            <text:p>3.84583879</text:p>
          </table:table-cell>
          <table:table-cell office:value-type="float" office:value="3.31202865" calcext:value-type="float">
            <text:p>3.31202865</text:p>
          </table:table-cell>
          <table:table-cell table:number-columns-repeated="5"/>
        </table:table-row>
        <table:table-row table:style-name="ro1">
          <table:table-cell table:formula="of:=[.B194]/3600" office:value-type="float" office:value="3.22083333333333" calcext:value-type="float">
            <text:p>3.2</text:p>
          </table:table-cell>
          <table:table-cell office:value-type="float" office:value="11595" calcext:value-type="float">
            <text:p>11595</text:p>
          </table:table-cell>
          <table:table-cell office:value-type="float" office:value="3842" calcext:value-type="float">
            <text:p>3842</text:p>
          </table:table-cell>
          <table:table-cell table:formula="of:=[.C194]/1000" office:value-type="float" office:value="3.842" calcext:value-type="float">
            <text:p>3.842</text:p>
          </table:table-cell>
          <table:table-cell office:value-type="float" office:value="2847" calcext:value-type="float">
            <text:p>2847</text:p>
          </table:table-cell>
          <table:table-cell office:value-type="float" office:value="1482" calcext:value-type="float">
            <text:p>1482</text:p>
          </table:table-cell>
          <table:table-cell office:value-type="float" office:value="3.8446486" calcext:value-type="float">
            <text:p>3.8446486</text:p>
          </table:table-cell>
          <table:table-cell office:value-type="float" office:value="3.31260681" calcext:value-type="float">
            <text:p>3.31260681</text:p>
          </table:table-cell>
          <table:table-cell table:number-columns-repeated="5"/>
        </table:table-row>
        <table:table-row table:style-name="ro1">
          <table:table-cell table:formula="of:=[.B195]/3600" office:value-type="float" office:value="3.2375" calcext:value-type="float">
            <text:p>3.2</text:p>
          </table:table-cell>
          <table:table-cell office:value-type="float" office:value="11655" calcext:value-type="float">
            <text:p>11655</text:p>
          </table:table-cell>
          <table:table-cell office:value-type="float" office:value="3840" calcext:value-type="float">
            <text:p>3840</text:p>
          </table:table-cell>
          <table:table-cell table:formula="of:=[.C195]/1000" office:value-type="float" office:value="3.84" calcext:value-type="float">
            <text:p>3.84</text:p>
          </table:table-cell>
          <table:table-cell office:value-type="float" office:value="2846" calcext:value-type="float">
            <text:p>2846</text:p>
          </table:table-cell>
          <table:table-cell office:value-type="float" office:value="1482" calcext:value-type="float">
            <text:p>1482</text:p>
          </table:table-cell>
          <table:table-cell office:value-type="float" office:value="3.84496403" calcext:value-type="float">
            <text:p>3.84496403</text:p>
          </table:table-cell>
          <table:table-cell office:value-type="float" office:value="3.3137536" calcext:value-type="float">
            <text:p>3.3137536</text:p>
          </table:table-cell>
          <table:table-cell table:number-columns-repeated="5"/>
        </table:table-row>
        <table:table-row table:style-name="ro1">
          <table:table-cell table:formula="of:=[.B196]/3600" office:value-type="float" office:value="3.25416666666667" calcext:value-type="float">
            <text:p>3.3</text:p>
          </table:table-cell>
          <table:table-cell office:value-type="float" office:value="11715" calcext:value-type="float">
            <text:p>11715</text:p>
          </table:table-cell>
          <table:table-cell office:value-type="float" office:value="3839" calcext:value-type="float">
            <text:p>3839</text:p>
          </table:table-cell>
          <table:table-cell table:formula="of:=[.C196]/1000" office:value-type="float" office:value="3.839" calcext:value-type="float">
            <text:p>3.839</text:p>
          </table:table-cell>
          <table:table-cell office:value-type="float" office:value="2845" calcext:value-type="float">
            <text:p>2845</text:p>
          </table:table-cell>
          <table:table-cell office:value-type="float" office:value="1482" calcext:value-type="float">
            <text:p>1482</text:p>
          </table:table-cell>
          <table:table-cell office:value-type="float" office:value="3.84087586" calcext:value-type="float">
            <text:p>3.84087586</text:p>
          </table:table-cell>
          <table:table-cell office:value-type="float" office:value="3.3112483" calcext:value-type="float">
            <text:p>3.3112483</text:p>
          </table:table-cell>
          <table:table-cell table:number-columns-repeated="5"/>
        </table:table-row>
        <table:table-row table:style-name="ro1">
          <table:table-cell table:formula="of:=[.B197]/3600" office:value-type="float" office:value="3.27111111111111" calcext:value-type="float">
            <text:p>3.3</text:p>
          </table:table-cell>
          <table:table-cell office:value-type="float" office:value="11776" calcext:value-type="float">
            <text:p>11776</text:p>
          </table:table-cell>
          <table:table-cell office:value-type="float" office:value="3838" calcext:value-type="float">
            <text:p>3838</text:p>
          </table:table-cell>
          <table:table-cell table:formula="of:=[.C197]/1000" office:value-type="float" office:value="3.838" calcext:value-type="float">
            <text:p>3.838</text:p>
          </table:table-cell>
          <table:table-cell office:value-type="float" office:value="2844" calcext:value-type="float">
            <text:p>2844</text:p>
          </table:table-cell>
          <table:table-cell office:value-type="float" office:value="1482" calcext:value-type="float">
            <text:p>1482</text:p>
          </table:table-cell>
          <table:table-cell office:value-type="float" office:value="3.84061265" calcext:value-type="float">
            <text:p>3.84061265</text:p>
          </table:table-cell>
          <table:table-cell office:value-type="float" office:value="3.3126657" calcext:value-type="float">
            <text:p>3.3126657</text:p>
          </table:table-cell>
          <table:table-cell table:number-columns-repeated="5"/>
        </table:table-row>
        <table:table-row table:style-name="ro1">
          <table:table-cell table:formula="of:=[.B198]/3600" office:value-type="float" office:value="3.28777777777778" calcext:value-type="float">
            <text:p>3.3</text:p>
          </table:table-cell>
          <table:table-cell office:value-type="float" office:value="11836" calcext:value-type="float">
            <text:p>11836</text:p>
          </table:table-cell>
          <table:table-cell office:value-type="float" office:value="3836" calcext:value-type="float">
            <text:p>3836</text:p>
          </table:table-cell>
          <table:table-cell table:formula="of:=[.C198]/1000" office:value-type="float" office:value="3.836" calcext:value-type="float">
            <text:p>3.836</text:p>
          </table:table-cell>
          <table:table-cell office:value-type="float" office:value="2843" calcext:value-type="float">
            <text:p>2843</text:p>
          </table:table-cell>
          <table:table-cell office:value-type="float" office:value="1482" calcext:value-type="float">
            <text:p>1482</text:p>
          </table:table-cell>
          <table:table-cell office:value-type="float" office:value="3.84041381" calcext:value-type="float">
            <text:p>3.84041381</text:p>
          </table:table-cell>
          <table:table-cell office:value-type="float" office:value="3.31420016" calcext:value-type="float">
            <text:p>3.31420016</text:p>
          </table:table-cell>
          <table:table-cell table:number-columns-repeated="5"/>
        </table:table-row>
        <table:table-row table:style-name="ro1">
          <table:table-cell table:formula="of:=[.B199]/3600" office:value-type="float" office:value="3.30444444444444" calcext:value-type="float">
            <text:p>3.3</text:p>
          </table:table-cell>
          <table:table-cell office:value-type="float" office:value="11896" calcext:value-type="float">
            <text:p>11896</text:p>
          </table:table-cell>
          <table:table-cell office:value-type="float" office:value="3836" calcext:value-type="float">
            <text:p>3836</text:p>
          </table:table-cell>
          <table:table-cell table:formula="of:=[.C199]/1000" office:value-type="float" office:value="3.836" calcext:value-type="float">
            <text:p>3.836</text:p>
          </table:table-cell>
          <table:table-cell office:value-type="float" office:value="2841" calcext:value-type="float">
            <text:p>2841</text:p>
          </table:table-cell>
          <table:table-cell office:value-type="float" office:value="1481" calcext:value-type="float">
            <text:p>1481</text:p>
          </table:table-cell>
          <table:table-cell office:value-type="float" office:value="3.83495212" calcext:value-type="float">
            <text:p>3.83495212</text:p>
          </table:table-cell>
          <table:table-cell office:value-type="float" office:value="3.31037235" calcext:value-type="float">
            <text:p>3.31037235</text:p>
          </table:table-cell>
          <table:table-cell table:number-columns-repeated="5"/>
        </table:table-row>
        <table:table-row table:style-name="ro1">
          <table:table-cell table:formula="of:=[.B200]/3600" office:value-type="float" office:value="3.32138888888889" calcext:value-type="float">
            <text:p>3.3</text:p>
          </table:table-cell>
          <table:table-cell office:value-type="float" office:value="11957" calcext:value-type="float">
            <text:p>11957</text:p>
          </table:table-cell>
          <table:table-cell office:value-type="float" office:value="3831" calcext:value-type="float">
            <text:p>3831</text:p>
          </table:table-cell>
          <table:table-cell table:formula="of:=[.C200]/1000" office:value-type="float" office:value="3.831" calcext:value-type="float">
            <text:p>3.831</text:p>
          </table:table-cell>
          <table:table-cell office:value-type="float" office:value="2839" calcext:value-type="float">
            <text:p>2839</text:p>
          </table:table-cell>
          <table:table-cell office:value-type="float" office:value="1482" calcext:value-type="float">
            <text:p>1482</text:p>
          </table:table-cell>
          <table:table-cell office:value-type="float" office:value="3.83847833" calcext:value-type="float">
            <text:p>3.83847833</text:p>
          </table:table-cell>
          <table:table-cell office:value-type="float" office:value="3.31500053" calcext:value-type="float">
            <text:p>3.31500053</text:p>
          </table:table-cell>
          <table:table-cell table:number-columns-repeated="5"/>
        </table:table-row>
        <table:table-row table:style-name="ro1">
          <table:table-cell table:formula="of:=[.B201]/3600" office:value-type="float" office:value="3.33805555555556" calcext:value-type="float">
            <text:p>3.3</text:p>
          </table:table-cell>
          <table:table-cell office:value-type="float" office:value="12017" calcext:value-type="float">
            <text:p>12017</text:p>
          </table:table-cell>
          <table:table-cell office:value-type="float" office:value="3829" calcext:value-type="float">
            <text:p>3829</text:p>
          </table:table-cell>
          <table:table-cell table:formula="of:=[.C201]/1000" office:value-type="float" office:value="3.829" calcext:value-type="float">
            <text:p>3.829</text:p>
          </table:table-cell>
          <table:table-cell office:value-type="float" office:value="2838" calcext:value-type="float">
            <text:p>2838</text:p>
          </table:table-cell>
          <table:table-cell office:value-type="float" office:value="1482" calcext:value-type="float">
            <text:p>1482</text:p>
          </table:table-cell>
          <table:table-cell office:value-type="float" office:value="3.83698058" calcext:value-type="float">
            <text:p>3.83698058</text:p>
          </table:table-cell>
          <table:table-cell office:value-type="float" office:value="3.31453276" calcext:value-type="float">
            <text:p>3.31453276</text:p>
          </table:table-cell>
          <table:table-cell table:number-columns-repeated="5"/>
        </table:table-row>
        <table:table-row table:style-name="ro1">
          <table:table-cell table:formula="of:=[.B202]/3600" office:value-type="float" office:value="3.355" calcext:value-type="float">
            <text:p>3.4</text:p>
          </table:table-cell>
          <table:table-cell office:value-type="float" office:value="12078" calcext:value-type="float">
            <text:p>12078</text:p>
          </table:table-cell>
          <table:table-cell office:value-type="float" office:value="3828" calcext:value-type="float">
            <text:p>3828</text:p>
          </table:table-cell>
          <table:table-cell table:formula="of:=[.C202]/1000" office:value-type="float" office:value="3.828" calcext:value-type="float">
            <text:p>3.828</text:p>
          </table:table-cell>
          <table:table-cell office:value-type="float" office:value="2837" calcext:value-type="float">
            <text:p>2837</text:p>
          </table:table-cell>
          <table:table-cell office:value-type="float" office:value="1482" calcext:value-type="float">
            <text:p>1482</text:p>
          </table:table-cell>
          <table:table-cell office:value-type="float" office:value="3.83339643" calcext:value-type="float">
            <text:p>3.83339643</text:p>
          </table:table-cell>
          <table:table-cell office:value-type="float" office:value="3.31297493" calcext:value-type="float">
            <text:p>3.31297493</text:p>
          </table:table-cell>
          <table:table-cell table:number-columns-repeated="5"/>
        </table:table-row>
        <table:table-row table:style-name="ro1">
          <table:table-cell table:formula="of:=[.B203]/3600" office:value-type="float" office:value="3.37166666666667" calcext:value-type="float">
            <text:p>3.4</text:p>
          </table:table-cell>
          <table:table-cell office:value-type="float" office:value="12138" calcext:value-type="float">
            <text:p>12138</text:p>
          </table:table-cell>
          <table:table-cell office:value-type="float" office:value="3827" calcext:value-type="float">
            <text:p>3827</text:p>
          </table:table-cell>
          <table:table-cell table:formula="of:=[.C203]/1000" office:value-type="float" office:value="3.827" calcext:value-type="float">
            <text:p>3.827</text:p>
          </table:table-cell>
          <table:table-cell office:value-type="float" office:value="2836" calcext:value-type="float">
            <text:p>2836</text:p>
          </table:table-cell>
          <table:table-cell office:value-type="float" office:value="1482" calcext:value-type="float">
            <text:p>1482</text:p>
          </table:table-cell>
          <table:table-cell office:value-type="float" office:value="3.83178043" calcext:value-type="float">
            <text:p>3.83178043</text:p>
          </table:table-cell>
          <table:table-cell office:value-type="float" office:value="3.31310415" calcext:value-type="float">
            <text:p>3.31310415</text:p>
          </table:table-cell>
          <table:table-cell table:number-columns-repeated="5"/>
        </table:table-row>
        <table:table-row table:style-name="ro1">
          <table:table-cell table:formula="of:=[.B204]/3600" office:value-type="float" office:value="3.38833333333333" calcext:value-type="float">
            <text:p>3.4</text:p>
          </table:table-cell>
          <table:table-cell office:value-type="float" office:value="12198" calcext:value-type="float">
            <text:p>12198</text:p>
          </table:table-cell>
          <table:table-cell office:value-type="float" office:value="3825" calcext:value-type="float">
            <text:p>3825</text:p>
          </table:table-cell>
          <table:table-cell table:formula="of:=[.C204]/1000" office:value-type="float" office:value="3.825" calcext:value-type="float">
            <text:p>3.825</text:p>
          </table:table-cell>
          <table:table-cell office:value-type="float" office:value="2835" calcext:value-type="float">
            <text:p>2835</text:p>
          </table:table-cell>
          <table:table-cell office:value-type="float" office:value="1482" calcext:value-type="float">
            <text:p>1482</text:p>
          </table:table-cell>
          <table:table-cell office:value-type="float" office:value="3.83079267" calcext:value-type="float">
            <text:p>3.83079267</text:p>
          </table:table-cell>
          <table:table-cell office:value-type="float" office:value="3.31373954" calcext:value-type="float">
            <text:p>3.31373954</text:p>
          </table:table-cell>
          <table:table-cell table:number-columns-repeated="5"/>
        </table:table-row>
        <table:table-row table:style-name="ro1">
          <table:table-cell table:formula="of:=[.B205]/3600" office:value-type="float" office:value="3.40527777777778" calcext:value-type="float">
            <text:p>3.4</text:p>
          </table:table-cell>
          <table:table-cell office:value-type="float" office:value="12259" calcext:value-type="float">
            <text:p>12259</text:p>
          </table:table-cell>
          <table:table-cell office:value-type="float" office:value="3824" calcext:value-type="float">
            <text:p>3824</text:p>
          </table:table-cell>
          <table:table-cell table:formula="of:=[.C205]/1000" office:value-type="float" office:value="3.824" calcext:value-type="float">
            <text:p>3.824</text:p>
          </table:table-cell>
          <table:table-cell office:value-type="float" office:value="2834" calcext:value-type="float">
            <text:p>2834</text:p>
          </table:table-cell>
          <table:table-cell office:value-type="float" office:value="1482" calcext:value-type="float">
            <text:p>1482</text:p>
          </table:table-cell>
          <table:table-cell office:value-type="float" office:value="3.82793665" calcext:value-type="float">
            <text:p>3.82793665</text:p>
          </table:table-cell>
          <table:table-cell office:value-type="float" office:value="3.31271029" calcext:value-type="float">
            <text:p>3.31271029</text:p>
          </table:table-cell>
          <table:table-cell table:number-columns-repeated="5"/>
        </table:table-row>
        <table:table-row table:style-name="ro1">
          <table:table-cell table:formula="of:=[.B206]/3600" office:value-type="float" office:value="3.42194444444444" calcext:value-type="float">
            <text:p>3.4</text:p>
          </table:table-cell>
          <table:table-cell office:value-type="float" office:value="12319" calcext:value-type="float">
            <text:p>12319</text:p>
          </table:table-cell>
          <table:table-cell office:value-type="float" office:value="3823" calcext:value-type="float">
            <text:p>3823</text:p>
          </table:table-cell>
          <table:table-cell table:formula="of:=[.C206]/1000" office:value-type="float" office:value="3.823" calcext:value-type="float">
            <text:p>3.823</text:p>
          </table:table-cell>
          <table:table-cell office:value-type="float" office:value="2833" calcext:value-type="float">
            <text:p>2833</text:p>
          </table:table-cell>
          <table:table-cell office:value-type="float" office:value="1482" calcext:value-type="float">
            <text:p>1482</text:p>
          </table:table-cell>
          <table:table-cell office:value-type="float" office:value="3.82745266" calcext:value-type="float">
            <text:p>3.82745266</text:p>
          </table:table-cell>
          <table:table-cell office:value-type="float" office:value="3.31330276" calcext:value-type="float">
            <text:p>3.31330276</text:p>
          </table:table-cell>
          <table:table-cell table:number-columns-repeated="5"/>
        </table:table-row>
        <table:table-row table:style-name="ro1">
          <table:table-cell table:formula="of:=[.B207]/3600" office:value-type="float" office:value="3.43861111111111" calcext:value-type="float">
            <text:p>3.4</text:p>
          </table:table-cell>
          <table:table-cell office:value-type="float" office:value="12379" calcext:value-type="float">
            <text:p>12379</text:p>
          </table:table-cell>
          <table:table-cell office:value-type="float" office:value="3821" calcext:value-type="float">
            <text:p>3821</text:p>
          </table:table-cell>
          <table:table-cell table:formula="of:=[.C207]/1000" office:value-type="float" office:value="3.821" calcext:value-type="float">
            <text:p>3.821</text:p>
          </table:table-cell>
          <table:table-cell office:value-type="float" office:value="2832" calcext:value-type="float">
            <text:p>2832</text:p>
          </table:table-cell>
          <table:table-cell office:value-type="float" office:value="1482" calcext:value-type="float">
            <text:p>1482</text:p>
          </table:table-cell>
          <table:table-cell office:value-type="float" office:value="3.8257525" calcext:value-type="float">
            <text:p>3.8257525</text:p>
          </table:table-cell>
          <table:table-cell office:value-type="float" office:value="3.31310248" calcext:value-type="float">
            <text:p>3.31310248</text:p>
          </table:table-cell>
          <table:table-cell table:number-columns-repeated="5"/>
        </table:table-row>
        <table:table-row table:style-name="ro1">
          <table:table-cell table:formula="of:=[.B208]/3600" office:value-type="float" office:value="3.45555555555556" calcext:value-type="float">
            <text:p>3.5</text:p>
          </table:table-cell>
          <table:table-cell office:value-type="float" office:value="12440" calcext:value-type="float">
            <text:p>12440</text:p>
          </table:table-cell>
          <table:table-cell office:value-type="float" office:value="3820" calcext:value-type="float">
            <text:p>3820</text:p>
          </table:table-cell>
          <table:table-cell table:formula="of:=[.C208]/1000" office:value-type="float" office:value="3.82" calcext:value-type="float">
            <text:p>3.82</text:p>
          </table:table-cell>
          <table:table-cell office:value-type="float" office:value="2831" calcext:value-type="float">
            <text:p>2831</text:p>
          </table:table-cell>
          <table:table-cell office:value-type="float" office:value="1482" calcext:value-type="float">
            <text:p>1482</text:p>
          </table:table-cell>
          <table:table-cell office:value-type="float" office:value="3.82420588" calcext:value-type="float">
            <text:p>3.82420588</text:p>
          </table:table-cell>
          <table:table-cell office:value-type="float" office:value="3.31331396" calcext:value-type="float">
            <text:p>3.31331396</text:p>
          </table:table-cell>
          <table:table-cell table:number-columns-repeated="5"/>
        </table:table-row>
        <table:table-row table:style-name="ro1">
          <table:table-cell table:formula="of:=[.B209]/3600" office:value-type="float" office:value="3.47222222222222" calcext:value-type="float">
            <text:p>3.5</text:p>
          </table:table-cell>
          <table:table-cell office:value-type="float" office:value="12500" calcext:value-type="float">
            <text:p>12500</text:p>
          </table:table-cell>
          <table:table-cell office:value-type="float" office:value="3819" calcext:value-type="float">
            <text:p>3819</text:p>
          </table:table-cell>
          <table:table-cell table:formula="of:=[.C209]/1000" office:value-type="float" office:value="3.819" calcext:value-type="float">
            <text:p>3.819</text:p>
          </table:table-cell>
          <table:table-cell office:value-type="float" office:value="2830" calcext:value-type="float">
            <text:p>2830</text:p>
          </table:table-cell>
          <table:table-cell office:value-type="float" office:value="1482" calcext:value-type="float">
            <text:p>1482</text:p>
          </table:table-cell>
          <table:table-cell office:value-type="float" office:value="3.82191086" calcext:value-type="float">
            <text:p>3.82191086</text:p>
          </table:table-cell>
          <table:table-cell office:value-type="float" office:value="3.31241918" calcext:value-type="float">
            <text:p>3.31241918</text:p>
          </table:table-cell>
          <table:table-cell table:number-columns-repeated="5"/>
        </table:table-row>
        <table:table-row table:style-name="ro1">
          <table:table-cell table:formula="of:=[.B210]/3600" office:value-type="float" office:value="3.48916666666667" calcext:value-type="float">
            <text:p>3.5</text:p>
          </table:table-cell>
          <table:table-cell office:value-type="float" office:value="12561" calcext:value-type="float">
            <text:p>12561</text:p>
          </table:table-cell>
          <table:table-cell office:value-type="float" office:value="3816" calcext:value-type="float">
            <text:p>3816</text:p>
          </table:table-cell>
          <table:table-cell table:formula="of:=[.C210]/1000" office:value-type="float" office:value="3.816" calcext:value-type="float">
            <text:p>3.816</text:p>
          </table:table-cell>
          <table:table-cell office:value-type="float" office:value="2828" calcext:value-type="float">
            <text:p>2828</text:p>
          </table:table-cell>
          <table:table-cell office:value-type="float" office:value="1482" calcext:value-type="float">
            <text:p>1482</text:p>
          </table:table-cell>
          <table:table-cell office:value-type="float" office:value="3.82083488" calcext:value-type="float">
            <text:p>3.82083488</text:p>
          </table:table-cell>
          <table:table-cell office:value-type="float" office:value="3.31302357" calcext:value-type="float">
            <text:p>3.31302357</text:p>
          </table:table-cell>
          <table:table-cell table:number-columns-repeated="5"/>
        </table:table-row>
        <table:table-row table:style-name="ro1">
          <table:table-cell table:formula="of:=[.B211]/3600" office:value-type="float" office:value="3.50583333333333" calcext:value-type="float">
            <text:p>3.5</text:p>
          </table:table-cell>
          <table:table-cell office:value-type="float" office:value="12621" calcext:value-type="float">
            <text:p>12621</text:p>
          </table:table-cell>
          <table:table-cell office:value-type="float" office:value="3815" calcext:value-type="float">
            <text:p>3815</text:p>
          </table:table-cell>
          <table:table-cell table:formula="of:=[.C211]/1000" office:value-type="float" office:value="3.815" calcext:value-type="float">
            <text:p>3.815</text:p>
          </table:table-cell>
          <table:table-cell office:value-type="float" office:value="2827" calcext:value-type="float">
            <text:p>2827</text:p>
          </table:table-cell>
          <table:table-cell office:value-type="float" office:value="1482" calcext:value-type="float">
            <text:p>1482</text:p>
          </table:table-cell>
          <table:table-cell office:value-type="float" office:value="3.82059455" calcext:value-type="float">
            <text:p>3.82059455</text:p>
          </table:table-cell>
          <table:table-cell office:value-type="float" office:value="3.31413245" calcext:value-type="float">
            <text:p>3.31413245</text:p>
          </table:table-cell>
          <table:table-cell table:number-columns-repeated="5"/>
        </table:table-row>
        <table:table-row table:style-name="ro1">
          <table:table-cell table:formula="of:=[.B212]/3600" office:value-type="float" office:value="3.5225" calcext:value-type="float">
            <text:p>3.5</text:p>
          </table:table-cell>
          <table:table-cell office:value-type="float" office:value="12681" calcext:value-type="float">
            <text:p>12681</text:p>
          </table:table-cell>
          <table:table-cell office:value-type="float" office:value="3813" calcext:value-type="float">
            <text:p>3813</text:p>
          </table:table-cell>
          <table:table-cell table:formula="of:=[.C212]/1000" office:value-type="float" office:value="3.813" calcext:value-type="float">
            <text:p>3.813</text:p>
          </table:table-cell>
          <table:table-cell office:value-type="float" office:value="2826" calcext:value-type="float">
            <text:p>2826</text:p>
          </table:table-cell>
          <table:table-cell office:value-type="float" office:value="1482" calcext:value-type="float">
            <text:p>1482</text:p>
          </table:table-cell>
          <table:table-cell office:value-type="float" office:value="3.81694031" calcext:value-type="float">
            <text:p>3.81694031</text:p>
          </table:table-cell>
          <table:table-cell office:value-type="float" office:value="3.31198454" calcext:value-type="float">
            <text:p>3.31198454</text:p>
          </table:table-cell>
          <table:table-cell table:number-columns-repeated="5"/>
        </table:table-row>
        <table:table-row table:style-name="ro1">
          <table:table-cell table:formula="of:=[.B213]/3600" office:value-type="float" office:value="3.53944444444444" calcext:value-type="float">
            <text:p>3.5</text:p>
          </table:table-cell>
          <table:table-cell office:value-type="float" office:value="12742" calcext:value-type="float">
            <text:p>12742</text:p>
          </table:table-cell>
          <table:table-cell office:value-type="float" office:value="3812" calcext:value-type="float">
            <text:p>3812</text:p>
          </table:table-cell>
          <table:table-cell table:formula="of:=[.C213]/1000" office:value-type="float" office:value="3.812" calcext:value-type="float">
            <text:p>3.812</text:p>
          </table:table-cell>
          <table:table-cell office:value-type="float" office:value="2825" calcext:value-type="float">
            <text:p>2825</text:p>
          </table:table-cell>
          <table:table-cell office:value-type="float" office:value="1482" calcext:value-type="float">
            <text:p>1482</text:p>
          </table:table-cell>
          <table:table-cell office:value-type="float" office:value="3.81568623" calcext:value-type="float">
            <text:p>3.81568623</text:p>
          </table:table-cell>
          <table:table-cell office:value-type="float" office:value="3.31288743" calcext:value-type="float">
            <text:p>3.31288743</text:p>
          </table:table-cell>
          <table:table-cell table:number-columns-repeated="5"/>
        </table:table-row>
        <table:table-row table:style-name="ro1">
          <table:table-cell table:formula="of:=[.B214]/3600" office:value-type="float" office:value="3.55611111111111" calcext:value-type="float">
            <text:p>3.6</text:p>
          </table:table-cell>
          <table:table-cell office:value-type="float" office:value="12802" calcext:value-type="float">
            <text:p>12802</text:p>
          </table:table-cell>
          <table:table-cell office:value-type="float" office:value="3811" calcext:value-type="float">
            <text:p>3811</text:p>
          </table:table-cell>
          <table:table-cell table:formula="of:=[.C214]/1000" office:value-type="float" office:value="3.811" calcext:value-type="float">
            <text:p>3.811</text:p>
          </table:table-cell>
          <table:table-cell office:value-type="float" office:value="2824" calcext:value-type="float">
            <text:p>2824</text:p>
          </table:table-cell>
          <table:table-cell office:value-type="float" office:value="1482" calcext:value-type="float">
            <text:p>1482</text:p>
          </table:table-cell>
          <table:table-cell office:value-type="float" office:value="3.81577158" calcext:value-type="float">
            <text:p>3.81577158</text:p>
          </table:table-cell>
          <table:table-cell office:value-type="float" office:value="3.31414819" calcext:value-type="float">
            <text:p>3.31414819</text:p>
          </table:table-cell>
          <table:table-cell table:number-columns-repeated="5"/>
        </table:table-row>
        <table:table-row table:style-name="ro1">
          <table:table-cell table:formula="of:=[.B215]/3600" office:value-type="float" office:value="3.57277777777778" calcext:value-type="float">
            <text:p>3.6</text:p>
          </table:table-cell>
          <table:table-cell office:value-type="float" office:value="12862" calcext:value-type="float">
            <text:p>12862</text:p>
          </table:table-cell>
          <table:table-cell office:value-type="float" office:value="3809" calcext:value-type="float">
            <text:p>3809</text:p>
          </table:table-cell>
          <table:table-cell table:formula="of:=[.C215]/1000" office:value-type="float" office:value="3.809" calcext:value-type="float">
            <text:p>3.809</text:p>
          </table:table-cell>
          <table:table-cell office:value-type="float" office:value="2823" calcext:value-type="float">
            <text:p>2823</text:p>
          </table:table-cell>
          <table:table-cell office:value-type="float" office:value="1482" calcext:value-type="float">
            <text:p>1482</text:p>
          </table:table-cell>
          <table:table-cell office:value-type="float" office:value="3.81247354" calcext:value-type="float">
            <text:p>3.81247354</text:p>
          </table:table-cell>
          <table:table-cell office:value-type="float" office:value="3.31306791" calcext:value-type="float">
            <text:p>3.31306791</text:p>
          </table:table-cell>
          <table:table-cell table:number-columns-repeated="5"/>
        </table:table-row>
        <table:table-row table:style-name="ro1">
          <table:table-cell table:formula="of:=[.B216]/3600" office:value-type="float" office:value="3.58972222222222" calcext:value-type="float">
            <text:p>3.6</text:p>
          </table:table-cell>
          <table:table-cell office:value-type="float" office:value="12923" calcext:value-type="float">
            <text:p>12923</text:p>
          </table:table-cell>
          <table:table-cell office:value-type="float" office:value="3808" calcext:value-type="float">
            <text:p>3808</text:p>
          </table:table-cell>
          <table:table-cell table:formula="of:=[.C216]/1000" office:value-type="float" office:value="3.808" calcext:value-type="float">
            <text:p>3.808</text:p>
          </table:table-cell>
          <table:table-cell office:value-type="float" office:value="2822" calcext:value-type="float">
            <text:p>2822</text:p>
          </table:table-cell>
          <table:table-cell office:value-type="float" office:value="1482" calcext:value-type="float">
            <text:p>1482</text:p>
          </table:table-cell>
          <table:table-cell office:value-type="float" office:value="3.81104803" calcext:value-type="float">
            <text:p>3.81104803</text:p>
          </table:table-cell>
          <table:table-cell office:value-type="float" office:value="3.31268239" calcext:value-type="float">
            <text:p>3.31268239</text:p>
          </table:table-cell>
          <table:table-cell table:number-columns-repeated="5"/>
        </table:table-row>
        <table:table-row table:style-name="ro1">
          <table:table-cell table:formula="of:=[.B217]/3600" office:value-type="float" office:value="3.60638888888889" calcext:value-type="float">
            <text:p>3.6</text:p>
          </table:table-cell>
          <table:table-cell office:value-type="float" office:value="12983" calcext:value-type="float">
            <text:p>12983</text:p>
          </table:table-cell>
          <table:table-cell office:value-type="float" office:value="3807" calcext:value-type="float">
            <text:p>3807</text:p>
          </table:table-cell>
          <table:table-cell table:formula="of:=[.C217]/1000" office:value-type="float" office:value="3.807" calcext:value-type="float">
            <text:p>3.807</text:p>
          </table:table-cell>
          <table:table-cell office:value-type="float" office:value="2821" calcext:value-type="float">
            <text:p>2821</text:p>
          </table:table-cell>
          <table:table-cell office:value-type="float" office:value="1482" calcext:value-type="float">
            <text:p>1482</text:p>
          </table:table-cell>
          <table:table-cell office:value-type="float" office:value="3.81168985" calcext:value-type="float">
            <text:p>3.81168985</text:p>
          </table:table-cell>
          <table:table-cell office:value-type="float" office:value="3.31421804" calcext:value-type="float">
            <text:p>3.31421804</text:p>
          </table:table-cell>
          <table:table-cell table:number-columns-repeated="5"/>
        </table:table-row>
        <table:table-row table:style-name="ro1">
          <table:table-cell table:formula="of:=[.B218]/3600" office:value-type="float" office:value="3.62333333333333" calcext:value-type="float">
            <text:p>3.6</text:p>
          </table:table-cell>
          <table:table-cell office:value-type="float" office:value="13044" calcext:value-type="float">
            <text:p>13044</text:p>
          </table:table-cell>
          <table:table-cell office:value-type="float" office:value="3805" calcext:value-type="float">
            <text:p>3805</text:p>
          </table:table-cell>
          <table:table-cell table:formula="of:=[.C218]/1000" office:value-type="float" office:value="3.805" calcext:value-type="float">
            <text:p>3.805</text:p>
          </table:table-cell>
          <table:table-cell office:value-type="float" office:value="2820" calcext:value-type="float">
            <text:p>2820</text:p>
          </table:table-cell>
          <table:table-cell office:value-type="float" office:value="1482" calcext:value-type="float">
            <text:p>1482</text:p>
          </table:table-cell>
          <table:table-cell office:value-type="float" office:value="3.8093698" calcext:value-type="float">
            <text:p>3.8093698</text:p>
          </table:table-cell>
          <table:table-cell office:value-type="float" office:value="3.313766" calcext:value-type="float">
            <text:p>3.313766</text:p>
          </table:table-cell>
          <table:table-cell table:number-columns-repeated="5"/>
        </table:table-row>
        <table:table-row table:style-name="ro1">
          <table:table-cell table:formula="of:=[.B219]/3600" office:value-type="float" office:value="3.64" calcext:value-type="float">
            <text:p>3.6</text:p>
          </table:table-cell>
          <table:table-cell office:value-type="float" office:value="13104" calcext:value-type="float">
            <text:p>13104</text:p>
          </table:table-cell>
          <table:table-cell office:value-type="float" office:value="3804" calcext:value-type="float">
            <text:p>3804</text:p>
          </table:table-cell>
          <table:table-cell table:formula="of:=[.C219]/1000" office:value-type="float" office:value="3.804" calcext:value-type="float">
            <text:p>3.804</text:p>
          </table:table-cell>
          <table:table-cell office:value-type="float" office:value="2819" calcext:value-type="float">
            <text:p>2819</text:p>
          </table:table-cell>
          <table:table-cell office:value-type="float" office:value="1482" calcext:value-type="float">
            <text:p>1482</text:p>
          </table:table-cell>
          <table:table-cell office:value-type="float" office:value="3.80652785" calcext:value-type="float">
            <text:p>3.80652785</text:p>
          </table:table-cell>
          <table:table-cell office:value-type="float" office:value="3.31103206" calcext:value-type="float">
            <text:p>3.31103206</text:p>
          </table:table-cell>
          <table:table-cell table:number-columns-repeated="5"/>
        </table:table-row>
        <table:table-row table:style-name="ro1">
          <table:table-cell table:formula="of:=[.B220]/3600" office:value-type="float" office:value="3.65666666666667" calcext:value-type="float">
            <text:p>3.7</text:p>
          </table:table-cell>
          <table:table-cell office:value-type="float" office:value="13164" calcext:value-type="float">
            <text:p>13164</text:p>
          </table:table-cell>
          <table:table-cell office:value-type="float" office:value="3802" calcext:value-type="float">
            <text:p>3802</text:p>
          </table:table-cell>
          <table:table-cell table:formula="of:=[.C220]/1000" office:value-type="float" office:value="3.802" calcext:value-type="float">
            <text:p>3.802</text:p>
          </table:table-cell>
          <table:table-cell office:value-type="float" office:value="2818" calcext:value-type="float">
            <text:p>2818</text:p>
          </table:table-cell>
          <table:table-cell office:value-type="float" office:value="1482" calcext:value-type="float">
            <text:p>1482</text:p>
          </table:table-cell>
          <table:table-cell office:value-type="float" office:value="3.80618191" calcext:value-type="float">
            <text:p>3.80618191</text:p>
          </table:table-cell>
          <table:table-cell office:value-type="float" office:value="3.312675" calcext:value-type="float">
            <text:p>3.312675</text:p>
          </table:table-cell>
          <table:table-cell table:number-columns-repeated="5"/>
        </table:table-row>
        <table:table-row table:style-name="ro1">
          <table:table-cell table:formula="of:=[.B221]/3600" office:value-type="float" office:value="3.67361111111111" calcext:value-type="float">
            <text:p>3.7</text:p>
          </table:table-cell>
          <table:table-cell office:value-type="float" office:value="13225" calcext:value-type="float">
            <text:p>13225</text:p>
          </table:table-cell>
          <table:table-cell office:value-type="float" office:value="3801" calcext:value-type="float">
            <text:p>3801</text:p>
          </table:table-cell>
          <table:table-cell table:formula="of:=[.C221]/1000" office:value-type="float" office:value="3.801" calcext:value-type="float">
            <text:p>3.801</text:p>
          </table:table-cell>
          <table:table-cell office:value-type="float" office:value="2817" calcext:value-type="float">
            <text:p>2817</text:p>
          </table:table-cell>
          <table:table-cell office:value-type="float" office:value="1482" calcext:value-type="float">
            <text:p>1482</text:p>
          </table:table-cell>
          <table:table-cell office:value-type="float" office:value="3.80197453" calcext:value-type="float">
            <text:p>3.80197453</text:p>
          </table:table-cell>
          <table:table-cell office:value-type="float" office:value="3.31051803" calcext:value-type="float">
            <text:p>3.31051803</text:p>
          </table:table-cell>
          <table:table-cell table:number-columns-repeated="5"/>
        </table:table-row>
        <table:table-row table:style-name="ro1">
          <table:table-cell table:formula="of:=[.B222]/3600" office:value-type="float" office:value="3.69027777777778" calcext:value-type="float">
            <text:p>3.7</text:p>
          </table:table-cell>
          <table:table-cell office:value-type="float" office:value="13285" calcext:value-type="float">
            <text:p>13285</text:p>
          </table:table-cell>
          <table:table-cell office:value-type="float" office:value="3800" calcext:value-type="float">
            <text:p>3800</text:p>
          </table:table-cell>
          <table:table-cell table:formula="of:=[.C222]/1000" office:value-type="float" office:value="3.8" calcext:value-type="float">
            <text:p>3.8</text:p>
          </table:table-cell>
          <table:table-cell office:value-type="float" office:value="2816" calcext:value-type="float">
            <text:p>2816</text:p>
          </table:table-cell>
          <table:table-cell office:value-type="float" office:value="1482" calcext:value-type="float">
            <text:p>1482</text:p>
          </table:table-cell>
          <table:table-cell office:value-type="float" office:value="3.80362034" calcext:value-type="float">
            <text:p>3.80362034</text:p>
          </table:table-cell>
          <table:table-cell office:value-type="float" office:value="3.31389809" calcext:value-type="float">
            <text:p>3.31389809</text:p>
          </table:table-cell>
          <table:table-cell table:number-columns-repeated="5"/>
        </table:table-row>
        <table:table-row table:style-name="ro1">
          <table:table-cell table:formula="of:=[.B223]/3600" office:value-type="float" office:value="3.70722222222222" calcext:value-type="float">
            <text:p>3.7</text:p>
          </table:table-cell>
          <table:table-cell office:value-type="float" office:value="13346" calcext:value-type="float">
            <text:p>13346</text:p>
          </table:table-cell>
          <table:table-cell office:value-type="float" office:value="3797" calcext:value-type="float">
            <text:p>3797</text:p>
          </table:table-cell>
          <table:table-cell table:formula="of:=[.C223]/1000" office:value-type="float" office:value="3.797" calcext:value-type="float">
            <text:p>3.797</text:p>
          </table:table-cell>
          <table:table-cell office:value-type="float" office:value="2814" calcext:value-type="float">
            <text:p>2814</text:p>
          </table:table-cell>
          <table:table-cell office:value-type="float" office:value="1482" calcext:value-type="float">
            <text:p>1482</text:p>
          </table:table-cell>
          <table:table-cell office:value-type="float" office:value="3.80064821" calcext:value-type="float">
            <text:p>3.80064821</text:p>
          </table:table-cell>
          <table:table-cell office:value-type="float" office:value="3.31218839" calcext:value-type="float">
            <text:p>3.31218839</text:p>
          </table:table-cell>
          <table:table-cell table:number-columns-repeated="5"/>
        </table:table-row>
        <table:table-row table:style-name="ro1">
          <table:table-cell table:formula="of:=[.B224]/3600" office:value-type="float" office:value="3.72388888888889" calcext:value-type="float">
            <text:p>3.7</text:p>
          </table:table-cell>
          <table:table-cell office:value-type="float" office:value="13406" calcext:value-type="float">
            <text:p>13406</text:p>
          </table:table-cell>
          <table:table-cell office:value-type="float" office:value="3796" calcext:value-type="float">
            <text:p>3796</text:p>
          </table:table-cell>
          <table:table-cell table:formula="of:=[.C224]/1000" office:value-type="float" office:value="3.796" calcext:value-type="float">
            <text:p>3.796</text:p>
          </table:table-cell>
          <table:table-cell office:value-type="float" office:value="2813" calcext:value-type="float">
            <text:p>2813</text:p>
          </table:table-cell>
          <table:table-cell office:value-type="float" office:value="1482" calcext:value-type="float">
            <text:p>1482</text:p>
          </table:table-cell>
          <table:table-cell office:value-type="float" office:value="3.79827619" calcext:value-type="float">
            <text:p>3.79827619</text:p>
          </table:table-cell>
          <table:table-cell office:value-type="float" office:value="3.31203556" calcext:value-type="float">
            <text:p>3.31203556</text:p>
          </table:table-cell>
          <table:table-cell table:number-columns-repeated="5"/>
        </table:table-row>
        <table:table-row table:style-name="ro1">
          <table:table-cell table:formula="of:=[.B225]/3600" office:value-type="float" office:value="3.74055555555556" calcext:value-type="float">
            <text:p>3.7</text:p>
          </table:table-cell>
          <table:table-cell office:value-type="float" office:value="13466" calcext:value-type="float">
            <text:p>13466</text:p>
          </table:table-cell>
          <table:table-cell office:value-type="float" office:value="3794" calcext:value-type="float">
            <text:p>3794</text:p>
          </table:table-cell>
          <table:table-cell table:formula="of:=[.C225]/1000" office:value-type="float" office:value="3.794" calcext:value-type="float">
            <text:p>3.794</text:p>
          </table:table-cell>
          <table:table-cell office:value-type="float" office:value="2812" calcext:value-type="float">
            <text:p>2812</text:p>
          </table:table-cell>
          <table:table-cell office:value-type="float" office:value="1482" calcext:value-type="float">
            <text:p>1482</text:p>
          </table:table-cell>
          <table:table-cell office:value-type="float" office:value="3.7975893" calcext:value-type="float">
            <text:p>3.7975893</text:p>
          </table:table-cell>
          <table:table-cell office:value-type="float" office:value="3.31193042" calcext:value-type="float">
            <text:p>3.31193042</text:p>
          </table:table-cell>
          <table:table-cell table:number-columns-repeated="5"/>
        </table:table-row>
        <table:table-row table:style-name="ro1">
          <table:table-cell table:formula="of:=[.B226]/3600" office:value-type="float" office:value="3.7575" calcext:value-type="float">
            <text:p>3.8</text:p>
          </table:table-cell>
          <table:table-cell office:value-type="float" office:value="13527" calcext:value-type="float">
            <text:p>13527</text:p>
          </table:table-cell>
          <table:table-cell office:value-type="float" office:value="3793" calcext:value-type="float">
            <text:p>3793</text:p>
          </table:table-cell>
          <table:table-cell table:formula="of:=[.C226]/1000" office:value-type="float" office:value="3.793" calcext:value-type="float">
            <text:p>3.793</text:p>
          </table:table-cell>
          <table:table-cell office:value-type="float" office:value="2811" calcext:value-type="float">
            <text:p>2811</text:p>
          </table:table-cell>
          <table:table-cell office:value-type="float" office:value="1482" calcext:value-type="float">
            <text:p>1482</text:p>
          </table:table-cell>
          <table:table-cell office:value-type="float" office:value="3.80019736" calcext:value-type="float">
            <text:p>3.80019736</text:p>
          </table:table-cell>
          <table:table-cell office:value-type="float" office:value="3.31530333" calcext:value-type="float">
            <text:p>3.31530333</text:p>
          </table:table-cell>
          <table:table-cell table:number-columns-repeated="5"/>
        </table:table-row>
        <table:table-row table:style-name="ro1">
          <table:table-cell table:formula="of:=[.B227]/3600" office:value-type="float" office:value="3.77416666666667" calcext:value-type="float">
            <text:p>3.8</text:p>
          </table:table-cell>
          <table:table-cell office:value-type="float" office:value="13587" calcext:value-type="float">
            <text:p>13587</text:p>
          </table:table-cell>
          <table:table-cell office:value-type="float" office:value="3792" calcext:value-type="float">
            <text:p>3792</text:p>
          </table:table-cell>
          <table:table-cell table:formula="of:=[.C227]/1000" office:value-type="float" office:value="3.792" calcext:value-type="float">
            <text:p>3.792</text:p>
          </table:table-cell>
          <table:table-cell office:value-type="float" office:value="2810" calcext:value-type="float">
            <text:p>2810</text:p>
          </table:table-cell>
          <table:table-cell office:value-type="float" office:value="1482" calcext:value-type="float">
            <text:p>1482</text:p>
          </table:table-cell>
          <table:table-cell office:value-type="float" office:value="3.79621601" calcext:value-type="float">
            <text:p>3.79621601</text:p>
          </table:table-cell>
          <table:table-cell office:value-type="float" office:value="3.31369472" calcext:value-type="float">
            <text:p>3.31369472</text:p>
          </table:table-cell>
          <table:table-cell table:number-columns-repeated="5"/>
        </table:table-row>
        <table:table-row table:style-name="ro1">
          <table:table-cell table:formula="of:=[.B228]/3600" office:value-type="float" office:value="3.79083333333333" calcext:value-type="float">
            <text:p>3.8</text:p>
          </table:table-cell>
          <table:table-cell office:value-type="float" office:value="13647" calcext:value-type="float">
            <text:p>13647</text:p>
          </table:table-cell>
          <table:table-cell office:value-type="float" office:value="3790" calcext:value-type="float">
            <text:p>3790</text:p>
          </table:table-cell>
          <table:table-cell table:formula="of:=[.C228]/1000" office:value-type="float" office:value="3.79" calcext:value-type="float">
            <text:p>3.79</text:p>
          </table:table-cell>
          <table:table-cell office:value-type="float" office:value="2809" calcext:value-type="float">
            <text:p>2809</text:p>
          </table:table-cell>
          <table:table-cell office:value-type="float" office:value="1482" calcext:value-type="float">
            <text:p>1482</text:p>
          </table:table-cell>
          <table:table-cell office:value-type="float" office:value="3.79350591" calcext:value-type="float">
            <text:p>3.79350591</text:p>
          </table:table-cell>
          <table:table-cell office:value-type="float" office:value="3.31251836" calcext:value-type="float">
            <text:p>3.31251836</text:p>
          </table:table-cell>
          <table:table-cell table:number-columns-repeated="5"/>
        </table:table-row>
        <table:table-row table:style-name="ro1">
          <table:table-cell table:formula="of:=[.B229]/3600" office:value-type="float" office:value="3.80777777777778" calcext:value-type="float">
            <text:p>3.8</text:p>
          </table:table-cell>
          <table:table-cell office:value-type="float" office:value="13708" calcext:value-type="float">
            <text:p>13708</text:p>
          </table:table-cell>
          <table:table-cell office:value-type="float" office:value="3789" calcext:value-type="float">
            <text:p>3789</text:p>
          </table:table-cell>
          <table:table-cell table:formula="of:=[.C229]/1000" office:value-type="float" office:value="3.789" calcext:value-type="float">
            <text:p>3.789</text:p>
          </table:table-cell>
          <table:table-cell office:value-type="float" office:value="2808" calcext:value-type="float">
            <text:p>2808</text:p>
          </table:table-cell>
          <table:table-cell office:value-type="float" office:value="1482" calcext:value-type="float">
            <text:p>1482</text:p>
          </table:table-cell>
          <table:table-cell office:value-type="float" office:value="3.79032159" calcext:value-type="float">
            <text:p>3.79032159</text:p>
          </table:table-cell>
          <table:table-cell office:value-type="float" office:value="3.31087685" calcext:value-type="float">
            <text:p>3.31087685</text:p>
          </table:table-cell>
          <table:table-cell table:number-columns-repeated="5"/>
        </table:table-row>
        <table:table-row table:style-name="ro1">
          <table:table-cell table:formula="of:=[.B230]/3600" office:value-type="float" office:value="3.82444444444444" calcext:value-type="float">
            <text:p>3.8</text:p>
          </table:table-cell>
          <table:table-cell office:value-type="float" office:value="13768" calcext:value-type="float">
            <text:p>13768</text:p>
          </table:table-cell>
          <table:table-cell office:value-type="float" office:value="3788" calcext:value-type="float">
            <text:p>3788</text:p>
          </table:table-cell>
          <table:table-cell table:formula="of:=[.C230]/1000" office:value-type="float" office:value="3.788" calcext:value-type="float">
            <text:p>3.788</text:p>
          </table:table-cell>
          <table:table-cell office:value-type="float" office:value="2807" calcext:value-type="float">
            <text:p>2807</text:p>
          </table:table-cell>
          <table:table-cell office:value-type="float" office:value="1482" calcext:value-type="float">
            <text:p>1482</text:p>
          </table:table-cell>
          <table:table-cell office:value-type="float" office:value="3.78946376" calcext:value-type="float">
            <text:p>3.78946376</text:p>
          </table:table-cell>
          <table:table-cell office:value-type="float" office:value="3.3111167" calcext:value-type="float">
            <text:p>3.3111167</text:p>
          </table:table-cell>
          <table:table-cell table:number-columns-repeated="5"/>
        </table:table-row>
        <table:table-row table:style-name="ro1">
          <table:table-cell table:formula="of:=[.B231]/3600" office:value-type="float" office:value="3.84138888888889" calcext:value-type="float">
            <text:p>3.8</text:p>
          </table:table-cell>
          <table:table-cell office:value-type="float" office:value="13829" calcext:value-type="float">
            <text:p>13829</text:p>
          </table:table-cell>
          <table:table-cell office:value-type="float" office:value="3786" calcext:value-type="float">
            <text:p>3786</text:p>
          </table:table-cell>
          <table:table-cell table:formula="of:=[.C231]/1000" office:value-type="float" office:value="3.786" calcext:value-type="float">
            <text:p>3.786</text:p>
          </table:table-cell>
          <table:table-cell office:value-type="float" office:value="2806" calcext:value-type="float">
            <text:p>2806</text:p>
          </table:table-cell>
          <table:table-cell office:value-type="float" office:value="1482" calcext:value-type="float">
            <text:p>1482</text:p>
          </table:table-cell>
          <table:table-cell office:value-type="float" office:value="3.79047251" calcext:value-type="float">
            <text:p>3.79047251</text:p>
          </table:table-cell>
          <table:table-cell office:value-type="float" office:value="3.31361985" calcext:value-type="float">
            <text:p>3.31361985</text:p>
          </table:table-cell>
          <table:table-cell table:number-columns-repeated="5"/>
        </table:table-row>
        <table:table-row table:style-name="ro1">
          <table:table-cell table:formula="of:=[.B232]/3600" office:value-type="float" office:value="3.85805555555556" calcext:value-type="float">
            <text:p>3.9</text:p>
          </table:table-cell>
          <table:table-cell office:value-type="float" office:value="13889" calcext:value-type="float">
            <text:p>13889</text:p>
          </table:table-cell>
          <table:table-cell office:value-type="float" office:value="3785" calcext:value-type="float">
            <text:p>3785</text:p>
          </table:table-cell>
          <table:table-cell table:formula="of:=[.C232]/1000" office:value-type="float" office:value="3.785" calcext:value-type="float">
            <text:p>3.785</text:p>
          </table:table-cell>
          <table:table-cell office:value-type="float" office:value="2805" calcext:value-type="float">
            <text:p>2805</text:p>
          </table:table-cell>
          <table:table-cell office:value-type="float" office:value="1482" calcext:value-type="float">
            <text:p>1482</text:p>
          </table:table-cell>
          <table:table-cell office:value-type="float" office:value="3.78779459" calcext:value-type="float">
            <text:p>3.78779459</text:p>
          </table:table-cell>
          <table:table-cell office:value-type="float" office:value="3.31219101" calcext:value-type="float">
            <text:p>3.31219101</text:p>
          </table:table-cell>
          <table:table-cell table:number-columns-repeated="5"/>
        </table:table-row>
        <table:table-row table:style-name="ro1">
          <table:table-cell table:formula="of:=[.B233]/3600" office:value-type="float" office:value="3.87472222222222" calcext:value-type="float">
            <text:p>3.9</text:p>
          </table:table-cell>
          <table:table-cell office:value-type="float" office:value="13949" calcext:value-type="float">
            <text:p>13949</text:p>
          </table:table-cell>
          <table:table-cell office:value-type="float" office:value="3784" calcext:value-type="float">
            <text:p>3784</text:p>
          </table:table-cell>
          <table:table-cell table:formula="of:=[.C233]/1000" office:value-type="float" office:value="3.784" calcext:value-type="float">
            <text:p>3.784</text:p>
          </table:table-cell>
          <table:table-cell office:value-type="float" office:value="2804" calcext:value-type="float">
            <text:p>2804</text:p>
          </table:table-cell>
          <table:table-cell office:value-type="float" office:value="1482" calcext:value-type="float">
            <text:p>1482</text:p>
          </table:table-cell>
          <table:table-cell office:value-type="float" office:value="3.78629589" calcext:value-type="float">
            <text:p>3.78629589</text:p>
          </table:table-cell>
          <table:table-cell office:value-type="float" office:value="3.3123467" calcext:value-type="float">
            <text:p>3.3123467</text:p>
          </table:table-cell>
          <table:table-cell table:number-columns-repeated="5"/>
        </table:table-row>
        <table:table-row table:style-name="ro1">
          <table:table-cell table:formula="of:=[.B234]/3600" office:value-type="float" office:value="3.89166666666667" calcext:value-type="float">
            <text:p>3.9</text:p>
          </table:table-cell>
          <table:table-cell office:value-type="float" office:value="14010" calcext:value-type="float">
            <text:p>14010</text:p>
          </table:table-cell>
          <table:table-cell office:value-type="float" office:value="3782" calcext:value-type="float">
            <text:p>3782</text:p>
          </table:table-cell>
          <table:table-cell table:formula="of:=[.C234]/1000" office:value-type="float" office:value="3.782" calcext:value-type="float">
            <text:p>3.782</text:p>
          </table:table-cell>
          <table:table-cell office:value-type="float" office:value="2803" calcext:value-type="float">
            <text:p>2803</text:p>
          </table:table-cell>
          <table:table-cell office:value-type="float" office:value="1482" calcext:value-type="float">
            <text:p>1482</text:p>
          </table:table-cell>
          <table:table-cell office:value-type="float" office:value="3.7841053" calcext:value-type="float">
            <text:p>3.7841053</text:p>
          </table:table-cell>
          <table:table-cell office:value-type="float" office:value="3.31135917" calcext:value-type="float">
            <text:p>3.31135917</text:p>
          </table:table-cell>
          <table:table-cell table:number-columns-repeated="5"/>
        </table:table-row>
        <table:table-row table:style-name="ro1">
          <table:table-cell table:formula="of:=[.B235]/3600" office:value-type="float" office:value="3.90833333333333" calcext:value-type="float">
            <text:p>3.9</text:p>
          </table:table-cell>
          <table:table-cell office:value-type="float" office:value="14070" calcext:value-type="float">
            <text:p>14070</text:p>
          </table:table-cell>
          <table:table-cell office:value-type="float" office:value="3781" calcext:value-type="float">
            <text:p>3781</text:p>
          </table:table-cell>
          <table:table-cell table:formula="of:=[.C235]/1000" office:value-type="float" office:value="3.781" calcext:value-type="float">
            <text:p>3.781</text:p>
          </table:table-cell>
          <table:table-cell office:value-type="float" office:value="2802" calcext:value-type="float">
            <text:p>2802</text:p>
          </table:table-cell>
          <table:table-cell office:value-type="float" office:value="1482" calcext:value-type="float">
            <text:p>1482</text:p>
          </table:table-cell>
          <table:table-cell office:value-type="float" office:value="3.78376651" calcext:value-type="float">
            <text:p>3.78376651</text:p>
          </table:table-cell>
          <table:table-cell office:value-type="float" office:value="3.312433" calcext:value-type="float">
            <text:p>3.312433</text:p>
          </table:table-cell>
          <table:table-cell table:number-columns-repeated="5"/>
        </table:table-row>
        <table:table-row table:style-name="ro1">
          <table:table-cell table:formula="of:=[.B236]/3600" office:value-type="float" office:value="3.92527777777778" calcext:value-type="float">
            <text:p>3.9</text:p>
          </table:table-cell>
          <table:table-cell office:value-type="float" office:value="14131" calcext:value-type="float">
            <text:p>14131</text:p>
          </table:table-cell>
          <table:table-cell office:value-type="float" office:value="3780" calcext:value-type="float">
            <text:p>3780</text:p>
          </table:table-cell>
          <table:table-cell table:formula="of:=[.C236]/1000" office:value-type="float" office:value="3.78" calcext:value-type="float">
            <text:p>3.78</text:p>
          </table:table-cell>
          <table:table-cell office:value-type="float" office:value="2801" calcext:value-type="float">
            <text:p>2801</text:p>
          </table:table-cell>
          <table:table-cell office:value-type="float" office:value="1482" calcext:value-type="float">
            <text:p>1482</text:p>
          </table:table-cell>
          <table:table-cell office:value-type="float" office:value="3.78261638" calcext:value-type="float">
            <text:p>3.78261638</text:p>
          </table:table-cell>
          <table:table-cell office:value-type="float" office:value="3.31184149" calcext:value-type="float">
            <text:p>3.31184149</text:p>
          </table:table-cell>
          <table:table-cell table:number-columns-repeated="5"/>
        </table:table-row>
        <table:table-row table:style-name="ro1">
          <table:table-cell table:formula="of:=[.B237]/3600" office:value-type="float" office:value="3.94194444444444" calcext:value-type="float">
            <text:p>3.9</text:p>
          </table:table-cell>
          <table:table-cell office:value-type="float" office:value="14191" calcext:value-type="float">
            <text:p>14191</text:p>
          </table:table-cell>
          <table:table-cell office:value-type="float" office:value="3778" calcext:value-type="float">
            <text:p>3778</text:p>
          </table:table-cell>
          <table:table-cell table:formula="of:=[.C237]/1000" office:value-type="float" office:value="3.778" calcext:value-type="float">
            <text:p>3.778</text:p>
          </table:table-cell>
          <table:table-cell office:value-type="float" office:value="2800" calcext:value-type="float">
            <text:p>2800</text:p>
          </table:table-cell>
          <table:table-cell office:value-type="float" office:value="1482" calcext:value-type="float">
            <text:p>1482</text:p>
          </table:table-cell>
          <table:table-cell office:value-type="float" office:value="3.77765894" calcext:value-type="float">
            <text:p>3.77765894</text:p>
          </table:table-cell>
          <table:table-cell office:value-type="float" office:value="3.31048298" calcext:value-type="float">
            <text:p>3.31048298</text:p>
          </table:table-cell>
          <table:table-cell table:number-columns-repeated="5"/>
        </table:table-row>
        <table:table-row table:style-name="ro1">
          <table:table-cell table:formula="of:=[.B238]/3600" office:value-type="float" office:value="3.95861111111111" calcext:value-type="float">
            <text:p>4.0</text:p>
          </table:table-cell>
          <table:table-cell office:value-type="float" office:value="14251" calcext:value-type="float">
            <text:p>14251</text:p>
          </table:table-cell>
          <table:table-cell office:value-type="float" office:value="3777" calcext:value-type="float">
            <text:p>3777</text:p>
          </table:table-cell>
          <table:table-cell table:formula="of:=[.C238]/1000" office:value-type="float" office:value="3.777" calcext:value-type="float">
            <text:p>3.777</text:p>
          </table:table-cell>
          <table:table-cell office:value-type="float" office:value="2799" calcext:value-type="float">
            <text:p>2799</text:p>
          </table:table-cell>
          <table:table-cell office:value-type="float" office:value="1482" calcext:value-type="float">
            <text:p>1482</text:p>
          </table:table-cell>
          <table:table-cell office:value-type="float" office:value="3.77942348" calcext:value-type="float">
            <text:p>3.77942348</text:p>
          </table:table-cell>
          <table:table-cell office:value-type="float" office:value="3.31240773" calcext:value-type="float">
            <text:p>3.31240773</text:p>
          </table:table-cell>
          <table:table-cell table:number-columns-repeated="5"/>
        </table:table-row>
        <table:table-row table:style-name="ro1">
          <table:table-cell table:formula="of:=[.B239]/3600" office:value-type="float" office:value="3.97555555555556" calcext:value-type="float">
            <text:p>4.0</text:p>
          </table:table-cell>
          <table:table-cell office:value-type="float" office:value="14312" calcext:value-type="float">
            <text:p>14312</text:p>
          </table:table-cell>
          <table:table-cell office:value-type="float" office:value="3775" calcext:value-type="float">
            <text:p>3775</text:p>
          </table:table-cell>
          <table:table-cell table:formula="of:=[.C239]/1000" office:value-type="float" office:value="3.775" calcext:value-type="float">
            <text:p>3.775</text:p>
          </table:table-cell>
          <table:table-cell office:value-type="float" office:value="2798" calcext:value-type="float">
            <text:p>2798</text:p>
          </table:table-cell>
          <table:table-cell office:value-type="float" office:value="1482" calcext:value-type="float">
            <text:p>1482</text:p>
          </table:table-cell>
          <table:table-cell office:value-type="float" office:value="3.77802539" calcext:value-type="float">
            <text:p>3.77802539</text:p>
          </table:table-cell>
          <table:table-cell office:value-type="float" office:value="3.31266952" calcext:value-type="float">
            <text:p>3.31266952</text:p>
          </table:table-cell>
          <table:table-cell table:number-columns-repeated="5"/>
        </table:table-row>
        <table:table-row table:style-name="ro1">
          <table:table-cell table:formula="of:=[.B240]/3600" office:value-type="float" office:value="3.99222222222222" calcext:value-type="float">
            <text:p>4.0</text:p>
          </table:table-cell>
          <table:table-cell office:value-type="float" office:value="14372" calcext:value-type="float">
            <text:p>14372</text:p>
          </table:table-cell>
          <table:table-cell office:value-type="float" office:value="3774" calcext:value-type="float">
            <text:p>3774</text:p>
          </table:table-cell>
          <table:table-cell table:formula="of:=[.C240]/1000" office:value-type="float" office:value="3.774" calcext:value-type="float">
            <text:p>3.774</text:p>
          </table:table-cell>
          <table:table-cell office:value-type="float" office:value="2797" calcext:value-type="float">
            <text:p>2797</text:p>
          </table:table-cell>
          <table:table-cell office:value-type="float" office:value="1482" calcext:value-type="float">
            <text:p>1482</text:p>
          </table:table-cell>
          <table:table-cell office:value-type="float" office:value="3.77723479" calcext:value-type="float">
            <text:p>3.77723479</text:p>
          </table:table-cell>
          <table:table-cell office:value-type="float" office:value="3.31308103" calcext:value-type="float">
            <text:p>3.31308103</text:p>
          </table:table-cell>
          <table:table-cell table:number-columns-repeated="5"/>
        </table:table-row>
        <table:table-row table:style-name="ro1">
          <table:table-cell table:formula="of:=[.B241]/3600" office:value-type="float" office:value="4.00888888888889" calcext:value-type="float">
            <text:p>4.0</text:p>
          </table:table-cell>
          <table:table-cell office:value-type="float" office:value="14432" calcext:value-type="float">
            <text:p>14432</text:p>
          </table:table-cell>
          <table:table-cell office:value-type="float" office:value="3773" calcext:value-type="float">
            <text:p>3773</text:p>
          </table:table-cell>
          <table:table-cell table:formula="of:=[.C241]/1000" office:value-type="float" office:value="3.773" calcext:value-type="float">
            <text:p>3.773</text:p>
          </table:table-cell>
          <table:table-cell office:value-type="float" office:value="2796" calcext:value-type="float">
            <text:p>2796</text:p>
          </table:table-cell>
          <table:table-cell office:value-type="float" office:value="1482" calcext:value-type="float">
            <text:p>1482</text:p>
          </table:table-cell>
          <table:table-cell office:value-type="float" office:value="3.77463818" calcext:value-type="float">
            <text:p>3.77463818</text:p>
          </table:table-cell>
          <table:table-cell office:value-type="float" office:value="3.31171966" calcext:value-type="float">
            <text:p>3.31171966</text:p>
          </table:table-cell>
          <table:table-cell table:number-columns-repeated="5"/>
        </table:table-row>
        <table:table-row table:style-name="ro1">
          <table:table-cell table:formula="of:=[.B242]/3600" office:value-type="float" office:value="4.02583333333333" calcext:value-type="float">
            <text:p>4.0</text:p>
          </table:table-cell>
          <table:table-cell office:value-type="float" office:value="14493" calcext:value-type="float">
            <text:p>14493</text:p>
          </table:table-cell>
          <table:table-cell office:value-type="float" office:value="3771" calcext:value-type="float">
            <text:p>3771</text:p>
          </table:table-cell>
          <table:table-cell table:formula="of:=[.C242]/1000" office:value-type="float" office:value="3.771" calcext:value-type="float">
            <text:p>3.771</text:p>
          </table:table-cell>
          <table:table-cell office:value-type="float" office:value="2795" calcext:value-type="float">
            <text:p>2795</text:p>
          </table:table-cell>
          <table:table-cell office:value-type="float" office:value="1482" calcext:value-type="float">
            <text:p>1482</text:p>
          </table:table-cell>
          <table:table-cell office:value-type="float" office:value="3.77489901" calcext:value-type="float">
            <text:p>3.77489901</text:p>
          </table:table-cell>
          <table:table-cell office:value-type="float" office:value="3.31365037" calcext:value-type="float">
            <text:p>3.31365037</text:p>
          </table:table-cell>
          <table:table-cell table:number-columns-repeated="5"/>
        </table:table-row>
        <table:table-row table:style-name="ro1">
          <table:table-cell table:formula="of:=[.B243]/3600" office:value-type="float" office:value="4.0425" calcext:value-type="float">
            <text:p>4.0</text:p>
          </table:table-cell>
          <table:table-cell office:value-type="float" office:value="14553" calcext:value-type="float">
            <text:p>14553</text:p>
          </table:table-cell>
          <table:table-cell office:value-type="float" office:value="3770" calcext:value-type="float">
            <text:p>3770</text:p>
          </table:table-cell>
          <table:table-cell table:formula="of:=[.C243]/1000" office:value-type="float" office:value="3.77" calcext:value-type="float">
            <text:p>3.77</text:p>
          </table:table-cell>
          <table:table-cell office:value-type="float" office:value="2794" calcext:value-type="float">
            <text:p>2794</text:p>
          </table:table-cell>
          <table:table-cell office:value-type="float" office:value="1482" calcext:value-type="float">
            <text:p>1482</text:p>
          </table:table-cell>
          <table:table-cell office:value-type="float" office:value="3.77148175" calcext:value-type="float">
            <text:p>3.77148175</text:p>
          </table:table-cell>
          <table:table-cell office:value-type="float" office:value="3.31172323" calcext:value-type="float">
            <text:p>3.31172323</text:p>
          </table:table-cell>
          <table:table-cell table:number-columns-repeated="5"/>
        </table:table-row>
        <table:table-row table:style-name="ro1">
          <table:table-cell table:formula="of:=[.B244]/3600" office:value-type="float" office:value="4.05944444444445" calcext:value-type="float">
            <text:p>4.1</text:p>
          </table:table-cell>
          <table:table-cell office:value-type="float" office:value="14614" calcext:value-type="float">
            <text:p>14614</text:p>
          </table:table-cell>
          <table:table-cell office:value-type="float" office:value="3769" calcext:value-type="float">
            <text:p>3769</text:p>
          </table:table-cell>
          <table:table-cell table:formula="of:=[.C244]/1000" office:value-type="float" office:value="3.769" calcext:value-type="float">
            <text:p>3.769</text:p>
          </table:table-cell>
          <table:table-cell office:value-type="float" office:value="2793" calcext:value-type="float">
            <text:p>2793</text:p>
          </table:table-cell>
          <table:table-cell office:value-type="float" office:value="1482" calcext:value-type="float">
            <text:p>1482</text:p>
          </table:table-cell>
          <table:table-cell office:value-type="float" office:value="3.77150679" calcext:value-type="float">
            <text:p>3.77150679</text:p>
          </table:table-cell>
          <table:table-cell office:value-type="float" office:value="3.31280279" calcext:value-type="float">
            <text:p>3.31280279</text:p>
          </table:table-cell>
          <table:table-cell table:number-columns-repeated="5"/>
        </table:table-row>
        <table:table-row table:style-name="ro1">
          <table:table-cell table:formula="of:=[.B245]/3600" office:value-type="float" office:value="4.07611111111111" calcext:value-type="float">
            <text:p>4.1</text:p>
          </table:table-cell>
          <table:table-cell office:value-type="float" office:value="14674" calcext:value-type="float">
            <text:p>14674</text:p>
          </table:table-cell>
          <table:table-cell office:value-type="float" office:value="3766" calcext:value-type="float">
            <text:p>3766</text:p>
          </table:table-cell>
          <table:table-cell table:formula="of:=[.C245]/1000" office:value-type="float" office:value="3.766" calcext:value-type="float">
            <text:p>3.766</text:p>
          </table:table-cell>
          <table:table-cell office:value-type="float" office:value="2791" calcext:value-type="float">
            <text:p>2791</text:p>
          </table:table-cell>
          <table:table-cell office:value-type="float" office:value="1482" calcext:value-type="float">
            <text:p>1482</text:p>
          </table:table-cell>
          <table:table-cell office:value-type="float" office:value="3.76736379" calcext:value-type="float">
            <text:p>3.76736379</text:p>
          </table:table-cell>
          <table:table-cell office:value-type="float" office:value="3.30984163" calcext:value-type="float">
            <text:p>3.30984163</text:p>
          </table:table-cell>
          <table:table-cell table:number-columns-repeated="5"/>
        </table:table-row>
        <table:table-row table:style-name="ro1">
          <table:table-cell table:formula="of:=[.B246]/3600" office:value-type="float" office:value="4.09277777777778" calcext:value-type="float">
            <text:p>4.1</text:p>
          </table:table-cell>
          <table:table-cell office:value-type="float" office:value="14734" calcext:value-type="float">
            <text:p>14734</text:p>
          </table:table-cell>
          <table:table-cell office:value-type="float" office:value="3765" calcext:value-type="float">
            <text:p>3765</text:p>
          </table:table-cell>
          <table:table-cell table:formula="of:=[.C246]/1000" office:value-type="float" office:value="3.765" calcext:value-type="float">
            <text:p>3.765</text:p>
          </table:table-cell>
          <table:table-cell office:value-type="float" office:value="2790" calcext:value-type="float">
            <text:p>2790</text:p>
          </table:table-cell>
          <table:table-cell office:value-type="float" office:value="1482" calcext:value-type="float">
            <text:p>1482</text:p>
          </table:table-cell>
          <table:table-cell table:number-columns-repeated="7"/>
        </table:table-row>
        <table:table-row table:style-name="ro1">
          <table:table-cell table:formula="of:=[.B247]/3600" office:value-type="float" office:value="4.10972222222222" calcext:value-type="float">
            <text:p>4.1</text:p>
          </table:table-cell>
          <table:table-cell office:value-type="float" office:value="14795" calcext:value-type="float">
            <text:p>14795</text:p>
          </table:table-cell>
          <table:table-cell office:value-type="float" office:value="3763" calcext:value-type="float">
            <text:p>3763</text:p>
          </table:table-cell>
          <table:table-cell table:formula="of:=[.C247]/1000" office:value-type="float" office:value="3.763" calcext:value-type="float">
            <text:p>3.763</text:p>
          </table:table-cell>
          <table:table-cell office:value-type="float" office:value="2789" calcext:value-type="float">
            <text:p>2789</text:p>
          </table:table-cell>
          <table:table-cell office:value-type="float" office:value="1482" calcext:value-type="float">
            <text:p>1482</text:p>
          </table:table-cell>
          <table:table-cell office:value-type="float" office:value="3.76774764" calcext:value-type="float">
            <text:p>3.76774764</text:p>
          </table:table-cell>
          <table:table-cell office:value-type="float" office:value="3.3125937" calcext:value-type="float">
            <text:p>3.3125937</text:p>
          </table:table-cell>
          <table:table-cell table:number-columns-repeated="5"/>
        </table:table-row>
        <table:table-row table:style-name="ro1">
          <table:table-cell table:formula="of:=[.B248]/3600" office:value-type="float" office:value="4.12638888888889" calcext:value-type="float">
            <text:p>4.1</text:p>
          </table:table-cell>
          <table:table-cell office:value-type="float" office:value="14855" calcext:value-type="float">
            <text:p>14855</text:p>
          </table:table-cell>
          <table:table-cell office:value-type="float" office:value="3762" calcext:value-type="float">
            <text:p>3762</text:p>
          </table:table-cell>
          <table:table-cell table:formula="of:=[.C248]/1000" office:value-type="float" office:value="3.762" calcext:value-type="float">
            <text:p>3.762</text:p>
          </table:table-cell>
          <table:table-cell office:value-type="float" office:value="2788" calcext:value-type="float">
            <text:p>2788</text:p>
          </table:table-cell>
          <table:table-cell office:value-type="float" office:value="1482" calcext:value-type="float">
            <text:p>1482</text:p>
          </table:table-cell>
          <table:table-cell office:value-type="float" office:value="3.76634455" calcext:value-type="float">
            <text:p>3.76634455</text:p>
          </table:table-cell>
          <table:table-cell office:value-type="float" office:value="3.31263924" calcext:value-type="float">
            <text:p>3.31263924</text:p>
          </table:table-cell>
          <table:table-cell table:number-columns-repeated="5"/>
        </table:table-row>
        <table:table-row table:style-name="ro1">
          <table:table-cell table:formula="of:=[.B249]/3600" office:value-type="float" office:value="4.14333333333333" calcext:value-type="float">
            <text:p>4.1</text:p>
          </table:table-cell>
          <table:table-cell office:value-type="float" office:value="14916" calcext:value-type="float">
            <text:p>14916</text:p>
          </table:table-cell>
          <table:table-cell office:value-type="float" office:value="3761" calcext:value-type="float">
            <text:p>3761</text:p>
          </table:table-cell>
          <table:table-cell table:formula="of:=[.C249]/1000" office:value-type="float" office:value="3.761" calcext:value-type="float">
            <text:p>3.761</text:p>
          </table:table-cell>
          <table:table-cell office:value-type="float" office:value="2787" calcext:value-type="float">
            <text:p>2787</text:p>
          </table:table-cell>
          <table:table-cell office:value-type="float" office:value="1482" calcext:value-type="float">
            <text:p>1482</text:p>
          </table:table-cell>
          <table:table-cell office:value-type="float" office:value="3.76507521" calcext:value-type="float">
            <text:p>3.76507521</text:p>
          </table:table-cell>
          <table:table-cell office:value-type="float" office:value="3.31264544" calcext:value-type="float">
            <text:p>3.31264544</text:p>
          </table:table-cell>
          <table:table-cell table:number-columns-repeated="5"/>
        </table:table-row>
        <table:table-row table:style-name="ro1">
          <table:table-cell table:formula="of:=[.B250]/3600" office:value-type="float" office:value="4.16" calcext:value-type="float">
            <text:p>4.2</text:p>
          </table:table-cell>
          <table:table-cell office:value-type="float" office:value="14976" calcext:value-type="float">
            <text:p>14976</text:p>
          </table:table-cell>
          <table:table-cell office:value-type="float" office:value="3759" calcext:value-type="float">
            <text:p>3759</text:p>
          </table:table-cell>
          <table:table-cell table:formula="of:=[.C250]/1000" office:value-type="float" office:value="3.759" calcext:value-type="float">
            <text:p>3.759</text:p>
          </table:table-cell>
          <table:table-cell office:value-type="float" office:value="2786" calcext:value-type="float">
            <text:p>2786</text:p>
          </table:table-cell>
          <table:table-cell office:value-type="float" office:value="1482" calcext:value-type="float">
            <text:p>1482</text:p>
          </table:table-cell>
          <table:table-cell office:value-type="float" office:value="3.76390409" calcext:value-type="float">
            <text:p>3.76390409</text:p>
          </table:table-cell>
          <table:table-cell office:value-type="float" office:value="3.31262732" calcext:value-type="float">
            <text:p>3.31262732</text:p>
          </table:table-cell>
          <table:table-cell table:number-columns-repeated="5"/>
        </table:table-row>
        <table:table-row table:style-name="ro1">
          <table:table-cell table:formula="of:=[.B251]/3600" office:value-type="float" office:value="4.17666666666667" calcext:value-type="float">
            <text:p>4.2</text:p>
          </table:table-cell>
          <table:table-cell office:value-type="float" office:value="15036" calcext:value-type="float">
            <text:p>15036</text:p>
          </table:table-cell>
          <table:table-cell office:value-type="float" office:value="3758" calcext:value-type="float">
            <text:p>3758</text:p>
          </table:table-cell>
          <table:table-cell table:formula="of:=[.C251]/1000" office:value-type="float" office:value="3.758" calcext:value-type="float">
            <text:p>3.758</text:p>
          </table:table-cell>
          <table:table-cell office:value-type="float" office:value="2785" calcext:value-type="float">
            <text:p>2785</text:p>
          </table:table-cell>
          <table:table-cell office:value-type="float" office:value="1482" calcext:value-type="float">
            <text:p>1482</text:p>
          </table:table-cell>
          <table:table-cell office:value-type="float" office:value="3.76264858" calcext:value-type="float">
            <text:p>3.76264858</text:p>
          </table:table-cell>
          <table:table-cell office:value-type="float" office:value="3.31264734" calcext:value-type="float">
            <text:p>3.31264734</text:p>
          </table:table-cell>
          <table:table-cell table:number-columns-repeated="5"/>
        </table:table-row>
        <table:table-row table:style-name="ro1">
          <table:table-cell table:formula="of:=[.B252]/3600" office:value-type="float" office:value="4.19361111111111" calcext:value-type="float">
            <text:p>4.2</text:p>
          </table:table-cell>
          <table:table-cell office:value-type="float" office:value="15097" calcext:value-type="float">
            <text:p>15097</text:p>
          </table:table-cell>
          <table:table-cell office:value-type="float" office:value="3757" calcext:value-type="float">
            <text:p>3757</text:p>
          </table:table-cell>
          <table:table-cell table:formula="of:=[.C252]/1000" office:value-type="float" office:value="3.757" calcext:value-type="float">
            <text:p>3.757</text:p>
          </table:table-cell>
          <table:table-cell office:value-type="float" office:value="2784" calcext:value-type="float">
            <text:p>2784</text:p>
          </table:table-cell>
          <table:table-cell office:value-type="float" office:value="1482" calcext:value-type="float">
            <text:p>1482</text:p>
          </table:table-cell>
          <table:table-cell office:value-type="float" office:value="3.7612884" calcext:value-type="float">
            <text:p>3.7612884</text:p>
          </table:table-cell>
          <table:table-cell office:value-type="float" office:value="3.31258798" calcext:value-type="float">
            <text:p>3.31258798</text:p>
          </table:table-cell>
          <table:table-cell table:number-columns-repeated="5"/>
        </table:table-row>
        <table:table-row table:style-name="ro1">
          <table:table-cell table:formula="of:=[.B253]/3600" office:value-type="float" office:value="4.21027777777778" calcext:value-type="float">
            <text:p>4.2</text:p>
          </table:table-cell>
          <table:table-cell office:value-type="float" office:value="15157" calcext:value-type="float">
            <text:p>15157</text:p>
          </table:table-cell>
          <table:table-cell office:value-type="float" office:value="3757" calcext:value-type="float">
            <text:p>3757</text:p>
          </table:table-cell>
          <table:table-cell table:formula="of:=[.C253]/1000" office:value-type="float" office:value="3.757" calcext:value-type="float">
            <text:p>3.757</text:p>
          </table:table-cell>
          <table:table-cell office:value-type="float" office:value="2784" calcext:value-type="float">
            <text:p>2784</text:p>
          </table:table-cell>
          <table:table-cell office:value-type="float" office:value="1482" calcext:value-type="float">
            <text:p>1482</text:p>
          </table:table-cell>
          <table:table-cell office:value-type="float" office:value="3.76004791" calcext:value-type="float">
            <text:p>3.76004791</text:p>
          </table:table-cell>
          <table:table-cell office:value-type="float" office:value="3.31244826" calcext:value-type="float">
            <text:p>3.31244826</text:p>
          </table:table-cell>
          <table:table-cell table:number-columns-repeated="5"/>
        </table:table-row>
        <table:table-row table:style-name="ro1">
          <table:table-cell table:formula="of:=[.B254]/3600" office:value-type="float" office:value="4.22694444444444" calcext:value-type="float">
            <text:p>4.2</text:p>
          </table:table-cell>
          <table:table-cell office:value-type="float" office:value="15217" calcext:value-type="float">
            <text:p>15217</text:p>
          </table:table-cell>
          <table:table-cell office:value-type="float" office:value="3755" calcext:value-type="float">
            <text:p>3755</text:p>
          </table:table-cell>
          <table:table-cell table:formula="of:=[.C254]/1000" office:value-type="float" office:value="3.755" calcext:value-type="float">
            <text:p>3.755</text:p>
          </table:table-cell>
          <table:table-cell office:value-type="float" office:value="2783" calcext:value-type="float">
            <text:p>2783</text:p>
          </table:table-cell>
          <table:table-cell office:value-type="float" office:value="1482" calcext:value-type="float">
            <text:p>1482</text:p>
          </table:table-cell>
          <table:table-cell office:value-type="float" office:value="3.75891256" calcext:value-type="float">
            <text:p>3.75891256</text:p>
          </table:table-cell>
          <table:table-cell office:value-type="float" office:value="3.31258583" calcext:value-type="float">
            <text:p>3.31258583</text:p>
          </table:table-cell>
          <table:table-cell table:number-columns-repeated="5"/>
        </table:table-row>
        <table:table-row table:style-name="ro1">
          <table:table-cell table:formula="of:=[.B255]/3600" office:value-type="float" office:value="4.24388888888889" calcext:value-type="float">
            <text:p>4.2</text:p>
          </table:table-cell>
          <table:table-cell office:value-type="float" office:value="15278" calcext:value-type="float">
            <text:p>15278</text:p>
          </table:table-cell>
          <table:table-cell office:value-type="float" office:value="3754" calcext:value-type="float">
            <text:p>3754</text:p>
          </table:table-cell>
          <table:table-cell table:formula="of:=[.C255]/1000" office:value-type="float" office:value="3.754" calcext:value-type="float">
            <text:p>3.754</text:p>
          </table:table-cell>
          <table:table-cell office:value-type="float" office:value="2782" calcext:value-type="float">
            <text:p>2782</text:p>
          </table:table-cell>
          <table:table-cell office:value-type="float" office:value="1482" calcext:value-type="float">
            <text:p>1482</text:p>
          </table:table-cell>
          <table:table-cell office:value-type="float" office:value="3.75761104" calcext:value-type="float">
            <text:p>3.75761104</text:p>
          </table:table-cell>
          <table:table-cell office:value-type="float" office:value="3.31255603" calcext:value-type="float">
            <text:p>3.31255603</text:p>
          </table:table-cell>
          <table:table-cell table:number-columns-repeated="5"/>
        </table:table-row>
        <table:table-row table:style-name="ro1">
          <table:table-cell table:formula="of:=[.B256]/3600" office:value-type="float" office:value="4.26055555555556" calcext:value-type="float">
            <text:p>4.3</text:p>
          </table:table-cell>
          <table:table-cell office:value-type="float" office:value="15338" calcext:value-type="float">
            <text:p>15338</text:p>
          </table:table-cell>
          <table:table-cell office:value-type="float" office:value="3753" calcext:value-type="float">
            <text:p>3753</text:p>
          </table:table-cell>
          <table:table-cell table:formula="of:=[.C256]/1000" office:value-type="float" office:value="3.753" calcext:value-type="float">
            <text:p>3.753</text:p>
          </table:table-cell>
          <table:table-cell office:value-type="float" office:value="2781" calcext:value-type="float">
            <text:p>2781</text:p>
          </table:table-cell>
          <table:table-cell office:value-type="float" office:value="1482" calcext:value-type="float">
            <text:p>1482</text:p>
          </table:table-cell>
          <table:table-cell office:value-type="float" office:value="3.75633907" calcext:value-type="float">
            <text:p>3.75633907</text:p>
          </table:table-cell>
          <table:table-cell office:value-type="float" office:value="3.3125329" calcext:value-type="float">
            <text:p>3.3125329</text:p>
          </table:table-cell>
          <table:table-cell table:number-columns-repeated="5"/>
        </table:table-row>
        <table:table-row table:style-name="ro1">
          <table:table-cell table:formula="of:=[.B257]/3600" office:value-type="float" office:value="4.2775" calcext:value-type="float">
            <text:p>4.3</text:p>
          </table:table-cell>
          <table:table-cell office:value-type="float" office:value="15399" calcext:value-type="float">
            <text:p>15399</text:p>
          </table:table-cell>
          <table:table-cell office:value-type="float" office:value="3751" calcext:value-type="float">
            <text:p>3751</text:p>
          </table:table-cell>
          <table:table-cell table:formula="of:=[.C257]/1000" office:value-type="float" office:value="3.751" calcext:value-type="float">
            <text:p>3.751</text:p>
          </table:table-cell>
          <table:table-cell office:value-type="float" office:value="2780" calcext:value-type="float">
            <text:p>2780</text:p>
          </table:table-cell>
          <table:table-cell office:value-type="float" office:value="1482" calcext:value-type="float">
            <text:p>1482</text:p>
          </table:table-cell>
          <table:table-cell office:value-type="float" office:value="3.75521684" calcext:value-type="float">
            <text:p>3.75521684</text:p>
          </table:table-cell>
          <table:table-cell office:value-type="float" office:value="3.31250691" calcext:value-type="float">
            <text:p>3.31250691</text:p>
          </table:table-cell>
          <table:table-cell table:number-columns-repeated="5"/>
        </table:table-row>
        <table:table-row table:style-name="ro1">
          <table:table-cell table:formula="of:=[.B258]/3600" office:value-type="float" office:value="4.29416666666667" calcext:value-type="float">
            <text:p>4.3</text:p>
          </table:table-cell>
          <table:table-cell office:value-type="float" office:value="15459" calcext:value-type="float">
            <text:p>15459</text:p>
          </table:table-cell>
          <table:table-cell office:value-type="float" office:value="3750" calcext:value-type="float">
            <text:p>3750</text:p>
          </table:table-cell>
          <table:table-cell table:formula="of:=[.C258]/1000" office:value-type="float" office:value="3.75" calcext:value-type="float">
            <text:p>3.75</text:p>
          </table:table-cell>
          <table:table-cell office:value-type="float" office:value="2779" calcext:value-type="float">
            <text:p>2779</text:p>
          </table:table-cell>
          <table:table-cell office:value-type="float" office:value="1482" calcext:value-type="float">
            <text:p>1482</text:p>
          </table:table-cell>
          <table:table-cell office:value-type="float" office:value="3.754076" calcext:value-type="float">
            <text:p>3.754076</text:p>
          </table:table-cell>
          <table:table-cell office:value-type="float" office:value="3.31259227" calcext:value-type="float">
            <text:p>3.31259227</text:p>
          </table:table-cell>
          <table:table-cell table:number-columns-repeated="5"/>
        </table:table-row>
        <table:table-row table:style-name="ro1">
          <table:table-cell table:formula="of:=[.B259]/3600" office:value-type="float" office:value="4.31083333333333" calcext:value-type="float">
            <text:p>4.3</text:p>
          </table:table-cell>
          <table:table-cell office:value-type="float" office:value="15519" calcext:value-type="float">
            <text:p>15519</text:p>
          </table:table-cell>
          <table:table-cell office:value-type="float" office:value="3748" calcext:value-type="float">
            <text:p>3748</text:p>
          </table:table-cell>
          <table:table-cell table:formula="of:=[.C259]/1000" office:value-type="float" office:value="3.748" calcext:value-type="float">
            <text:p>3.748</text:p>
          </table:table-cell>
          <table:table-cell office:value-type="float" office:value="2778" calcext:value-type="float">
            <text:p>2778</text:p>
          </table:table-cell>
          <table:table-cell office:value-type="float" office:value="1482" calcext:value-type="float">
            <text:p>1482</text:p>
          </table:table-cell>
          <table:table-cell office:value-type="float" office:value="3.75220013" calcext:value-type="float">
            <text:p>3.75220013</text:p>
          </table:table-cell>
          <table:table-cell office:value-type="float" office:value="3.31201577" calcext:value-type="float">
            <text:p>3.31201577</text:p>
          </table:table-cell>
          <table:table-cell table:number-columns-repeated="5"/>
        </table:table-row>
        <table:table-row table:style-name="ro1">
          <table:table-cell table:formula="of:=[.B260]/3600" office:value-type="float" office:value="4.32777777777778" calcext:value-type="float">
            <text:p>4.3</text:p>
          </table:table-cell>
          <table:table-cell office:value-type="float" office:value="15580" calcext:value-type="float">
            <text:p>15580</text:p>
          </table:table-cell>
          <table:table-cell office:value-type="float" office:value="3747" calcext:value-type="float">
            <text:p>3747</text:p>
          </table:table-cell>
          <table:table-cell table:formula="of:=[.C260]/1000" office:value-type="float" office:value="3.747" calcext:value-type="float">
            <text:p>3.747</text:p>
          </table:table-cell>
          <table:table-cell office:value-type="float" office:value="2777" calcext:value-type="float">
            <text:p>2777</text:p>
          </table:table-cell>
          <table:table-cell office:value-type="float" office:value="1482" calcext:value-type="float">
            <text:p>1482</text:p>
          </table:table-cell>
          <table:table-cell office:value-type="float" office:value="3.7515564" calcext:value-type="float">
            <text:p>3.7515564</text:p>
          </table:table-cell>
          <table:table-cell office:value-type="float" office:value="3.31246758" calcext:value-type="float">
            <text:p>3.31246758</text:p>
          </table:table-cell>
          <table:table-cell table:number-columns-repeated="5"/>
        </table:table-row>
        <table:table-row table:style-name="ro1">
          <table:table-cell table:formula="of:=[.B261]/3600" office:value-type="float" office:value="4.34444444444444" calcext:value-type="float">
            <text:p>4.3</text:p>
          </table:table-cell>
          <table:table-cell office:value-type="float" office:value="15640" calcext:value-type="float">
            <text:p>15640</text:p>
          </table:table-cell>
          <table:table-cell office:value-type="float" office:value="3747" calcext:value-type="float">
            <text:p>3747</text:p>
          </table:table-cell>
          <table:table-cell table:formula="of:=[.C261]/1000" office:value-type="float" office:value="3.747" calcext:value-type="float">
            <text:p>3.747</text:p>
          </table:table-cell>
          <table:table-cell office:value-type="float" office:value="2777" calcext:value-type="float">
            <text:p>2777</text:p>
          </table:table-cell>
          <table:table-cell office:value-type="float" office:value="1482" calcext:value-type="float">
            <text:p>1482</text:p>
          </table:table-cell>
          <table:table-cell office:value-type="float" office:value="3.75022864" calcext:value-type="float">
            <text:p>3.75022864</text:p>
          </table:table-cell>
          <table:table-cell office:value-type="float" office:value="3.31158829" calcext:value-type="float">
            <text:p>3.31158829</text:p>
          </table:table-cell>
          <table:table-cell table:number-columns-repeated="5"/>
        </table:table-row>
        <table:table-row table:style-name="ro1">
          <table:table-cell table:formula="of:=[.B262]/3600" office:value-type="float" office:value="4.36138888888889" calcext:value-type="float">
            <text:p>4.4</text:p>
          </table:table-cell>
          <table:table-cell office:value-type="float" office:value="15701" calcext:value-type="float">
            <text:p>15701</text:p>
          </table:table-cell>
          <table:table-cell office:value-type="float" office:value="3747" calcext:value-type="float">
            <text:p>3747</text:p>
          </table:table-cell>
          <table:table-cell table:formula="of:=[.C262]/1000" office:value-type="float" office:value="3.747" calcext:value-type="float">
            <text:p>3.747</text:p>
          </table:table-cell>
          <table:table-cell office:value-type="float" office:value="2777" calcext:value-type="float">
            <text:p>2777</text:p>
          </table:table-cell>
          <table:table-cell office:value-type="float" office:value="1482" calcext:value-type="float">
            <text:p>1482</text:p>
          </table:table-cell>
          <table:table-cell table:number-columns-repeated="7"/>
        </table:table-row>
        <table:table-row table:style-name="ro1">
          <table:table-cell table:formula="of:=[.B263]/3600" office:value-type="float" office:value="4.37805555555556" calcext:value-type="float">
            <text:p>4.4</text:p>
          </table:table-cell>
          <table:table-cell office:value-type="float" office:value="15761" calcext:value-type="float">
            <text:p>15761</text:p>
          </table:table-cell>
          <table:table-cell office:value-type="float" office:value="3746" calcext:value-type="float">
            <text:p>3746</text:p>
          </table:table-cell>
          <table:table-cell table:formula="of:=[.C263]/1000" office:value-type="float" office:value="3.746" calcext:value-type="float">
            <text:p>3.746</text:p>
          </table:table-cell>
          <table:table-cell office:value-type="float" office:value="2776" calcext:value-type="float">
            <text:p>2776</text:p>
          </table:table-cell>
          <table:table-cell office:value-type="float" office:value="1482" calcext:value-type="float">
            <text:p>1482</text:p>
          </table:table-cell>
          <table:table-cell office:value-type="float" office:value="3.74799943" calcext:value-type="float">
            <text:p>3.74799943</text:p>
          </table:table-cell>
          <table:table-cell office:value-type="float" office:value="3.31246042" calcext:value-type="float">
            <text:p>3.31246042</text:p>
          </table:table-cell>
          <table:table-cell table:number-columns-repeated="5"/>
        </table:table-row>
        <table:table-row table:style-name="ro1">
          <table:table-cell table:formula="of:=[.B264]/3600" office:value-type="float" office:value="4.39472222222222" calcext:value-type="float">
            <text:p>4.4</text:p>
          </table:table-cell>
          <table:table-cell office:value-type="float" office:value="15821" calcext:value-type="float">
            <text:p>15821</text:p>
          </table:table-cell>
          <table:table-cell office:value-type="float" office:value="3744" calcext:value-type="float">
            <text:p>3744</text:p>
          </table:table-cell>
          <table:table-cell table:formula="of:=[.C264]/1000" office:value-type="float" office:value="3.744" calcext:value-type="float">
            <text:p>3.744</text:p>
          </table:table-cell>
          <table:table-cell office:value-type="float" office:value="2775" calcext:value-type="float">
            <text:p>2775</text:p>
          </table:table-cell>
          <table:table-cell office:value-type="float" office:value="1482" calcext:value-type="float">
            <text:p>1482</text:p>
          </table:table-cell>
          <table:table-cell office:value-type="float" office:value="3.74689126" calcext:value-type="float">
            <text:p>3.74689126</text:p>
          </table:table-cell>
          <table:table-cell office:value-type="float" office:value="3.31254983" calcext:value-type="float">
            <text:p>3.31254983</text:p>
          </table:table-cell>
          <table:table-cell table:number-columns-repeated="5"/>
        </table:table-row>
        <table:table-row table:style-name="ro1">
          <table:table-cell table:formula="of:=[.B265]/3600" office:value-type="float" office:value="4.41166666666667" calcext:value-type="float">
            <text:p>4.4</text:p>
          </table:table-cell>
          <table:table-cell office:value-type="float" office:value="15882" calcext:value-type="float">
            <text:p>15882</text:p>
          </table:table-cell>
          <table:table-cell office:value-type="float" office:value="3743" calcext:value-type="float">
            <text:p>3743</text:p>
          </table:table-cell>
          <table:table-cell table:formula="of:=[.C265]/1000" office:value-type="float" office:value="3.743" calcext:value-type="float">
            <text:p>3.743</text:p>
          </table:table-cell>
          <table:table-cell office:value-type="float" office:value="2774" calcext:value-type="float">
            <text:p>2774</text:p>
          </table:table-cell>
          <table:table-cell office:value-type="float" office:value="1482" calcext:value-type="float">
            <text:p>1482</text:p>
          </table:table-cell>
          <table:table-cell office:value-type="float" office:value="3.74582887" calcext:value-type="float">
            <text:p>3.74582887</text:p>
          </table:table-cell>
          <table:table-cell office:value-type="float" office:value="3.31243753" calcext:value-type="float">
            <text:p>3.31243753</text:p>
          </table:table-cell>
          <table:table-cell table:number-columns-repeated="5"/>
        </table:table-row>
        <table:table-row table:style-name="ro1">
          <table:table-cell table:formula="of:=[.B266]/3600" office:value-type="float" office:value="4.42833333333333" calcext:value-type="float">
            <text:p>4.4</text:p>
          </table:table-cell>
          <table:table-cell office:value-type="float" office:value="15942" calcext:value-type="float">
            <text:p>15942</text:p>
          </table:table-cell>
          <table:table-cell office:value-type="float" office:value="3742" calcext:value-type="float">
            <text:p>3742</text:p>
          </table:table-cell>
          <table:table-cell table:formula="of:=[.C266]/1000" office:value-type="float" office:value="3.742" calcext:value-type="float">
            <text:p>3.742</text:p>
          </table:table-cell>
          <table:table-cell office:value-type="float" office:value="2773" calcext:value-type="float">
            <text:p>2773</text:p>
          </table:table-cell>
          <table:table-cell office:value-type="float" office:value="1482" calcext:value-type="float">
            <text:p>1482</text:p>
          </table:table-cell>
          <table:table-cell office:value-type="float" office:value="3.7445693" calcext:value-type="float">
            <text:p>3.7445693</text:p>
          </table:table-cell>
          <table:table-cell office:value-type="float" office:value="3.31232071" calcext:value-type="float">
            <text:p>3.31232071</text:p>
          </table:table-cell>
          <table:table-cell table:number-columns-repeated="5"/>
        </table:table-row>
        <table:table-row table:style-name="ro1">
          <table:table-cell table:formula="of:=[.B267]/3600" office:value-type="float" office:value="4.445" calcext:value-type="float">
            <text:p>4.4</text:p>
          </table:table-cell>
          <table:table-cell office:value-type="float" office:value="16002" calcext:value-type="float">
            <text:p>16002</text:p>
          </table:table-cell>
          <table:table-cell office:value-type="float" office:value="3740" calcext:value-type="float">
            <text:p>3740</text:p>
          </table:table-cell>
          <table:table-cell table:formula="of:=[.C267]/1000" office:value-type="float" office:value="3.74" calcext:value-type="float">
            <text:p>3.74</text:p>
          </table:table-cell>
          <table:table-cell office:value-type="float" office:value="2772" calcext:value-type="float">
            <text:p>2772</text:p>
          </table:table-cell>
          <table:table-cell office:value-type="float" office:value="1482" calcext:value-type="float">
            <text:p>1482</text:p>
          </table:table-cell>
          <table:table-cell office:value-type="float" office:value="3.74337411" calcext:value-type="float">
            <text:p>3.74337411</text:p>
          </table:table-cell>
          <table:table-cell office:value-type="float" office:value="3.31237221" calcext:value-type="float">
            <text:p>3.31237221</text:p>
          </table:table-cell>
          <table:table-cell table:number-columns-repeated="5"/>
        </table:table-row>
        <table:table-row table:style-name="ro1">
          <table:table-cell table:formula="of:=[.B268]/3600" office:value-type="float" office:value="4.46194444444445" calcext:value-type="float">
            <text:p>4.5</text:p>
          </table:table-cell>
          <table:table-cell office:value-type="float" office:value="16063" calcext:value-type="float">
            <text:p>16063</text:p>
          </table:table-cell>
          <table:table-cell office:value-type="float" office:value="3739" calcext:value-type="float">
            <text:p>3739</text:p>
          </table:table-cell>
          <table:table-cell table:formula="of:=[.C268]/1000" office:value-type="float" office:value="3.739" calcext:value-type="float">
            <text:p>3.739</text:p>
          </table:table-cell>
          <table:table-cell office:value-type="float" office:value="2771" calcext:value-type="float">
            <text:p>2771</text:p>
          </table:table-cell>
          <table:table-cell office:value-type="float" office:value="1482" calcext:value-type="float">
            <text:p>1482</text:p>
          </table:table-cell>
          <table:table-cell office:value-type="float" office:value="3.74228692" calcext:value-type="float">
            <text:p>3.74228692</text:p>
          </table:table-cell>
          <table:table-cell office:value-type="float" office:value="3.31243181" calcext:value-type="float">
            <text:p>3.31243181</text:p>
          </table:table-cell>
          <table:table-cell table:number-columns-repeated="5"/>
        </table:table-row>
        <table:table-row table:style-name="ro1">
          <table:table-cell table:formula="of:=[.B269]/3600" office:value-type="float" office:value="4.47861111111111" calcext:value-type="float">
            <text:p>4.5</text:p>
          </table:table-cell>
          <table:table-cell office:value-type="float" office:value="16123" calcext:value-type="float">
            <text:p>16123</text:p>
          </table:table-cell>
          <table:table-cell office:value-type="float" office:value="3739" calcext:value-type="float">
            <text:p>3739</text:p>
          </table:table-cell>
          <table:table-cell table:formula="of:=[.C269]/1000" office:value-type="float" office:value="3.739" calcext:value-type="float">
            <text:p>3.739</text:p>
          </table:table-cell>
          <table:table-cell office:value-type="float" office:value="2771" calcext:value-type="float">
            <text:p>2771</text:p>
          </table:table-cell>
          <table:table-cell office:value-type="float" office:value="1482" calcext:value-type="float">
            <text:p>1482</text:p>
          </table:table-cell>
          <table:table-cell office:value-type="float" office:value="3.7411859" calcext:value-type="float">
            <text:p>3.7411859</text:p>
          </table:table-cell>
          <table:table-cell office:value-type="float" office:value="3.31245279" calcext:value-type="float">
            <text:p>3.31245279</text:p>
          </table:table-cell>
          <table:table-cell table:number-columns-repeated="5"/>
        </table:table-row>
        <table:table-row table:style-name="ro1">
          <table:table-cell table:formula="of:=[.B270]/3600" office:value-type="float" office:value="4.49555555555556" calcext:value-type="float">
            <text:p>4.5</text:p>
          </table:table-cell>
          <table:table-cell office:value-type="float" office:value="16184" calcext:value-type="float">
            <text:p>16184</text:p>
          </table:table-cell>
          <table:table-cell office:value-type="float" office:value="3738" calcext:value-type="float">
            <text:p>3738</text:p>
          </table:table-cell>
          <table:table-cell table:formula="of:=[.C270]/1000" office:value-type="float" office:value="3.738" calcext:value-type="float">
            <text:p>3.738</text:p>
          </table:table-cell>
          <table:table-cell office:value-type="float" office:value="2770" calcext:value-type="float">
            <text:p>2770</text:p>
          </table:table-cell>
          <table:table-cell office:value-type="float" office:value="1482" calcext:value-type="float">
            <text:p>1482</text:p>
          </table:table-cell>
          <table:table-cell office:value-type="float" office:value="3.73999786" calcext:value-type="float">
            <text:p>3.73999786</text:p>
          </table:table-cell>
          <table:table-cell office:value-type="float" office:value="3.31236124" calcext:value-type="float">
            <text:p>3.31236124</text:p>
          </table:table-cell>
          <table:table-cell table:number-columns-repeated="5"/>
        </table:table-row>
        <table:table-row table:style-name="ro1">
          <table:table-cell table:formula="of:=[.B271]/3600" office:value-type="float" office:value="4.51222222222222" calcext:value-type="float">
            <text:p>4.5</text:p>
          </table:table-cell>
          <table:table-cell office:value-type="float" office:value="16244" calcext:value-type="float">
            <text:p>16244</text:p>
          </table:table-cell>
          <table:table-cell office:value-type="float" office:value="3736" calcext:value-type="float">
            <text:p>3736</text:p>
          </table:table-cell>
          <table:table-cell table:formula="of:=[.C271]/1000" office:value-type="float" office:value="3.736" calcext:value-type="float">
            <text:p>3.736</text:p>
          </table:table-cell>
          <table:table-cell office:value-type="float" office:value="2769" calcext:value-type="float">
            <text:p>2769</text:p>
          </table:table-cell>
          <table:table-cell office:value-type="float" office:value="1482" calcext:value-type="float">
            <text:p>1482</text:p>
          </table:table-cell>
          <table:table-cell office:value-type="float" office:value="3.73883009" calcext:value-type="float">
            <text:p>3.73883009</text:p>
          </table:table-cell>
          <table:table-cell office:value-type="float" office:value="3.31231594" calcext:value-type="float">
            <text:p>3.31231594</text:p>
          </table:table-cell>
          <table:table-cell table:number-columns-repeated="5"/>
        </table:table-row>
        <table:table-row table:style-name="ro1">
          <table:table-cell table:formula="of:=[.B272]/3600" office:value-type="float" office:value="4.52888888888889" calcext:value-type="float">
            <text:p>4.5</text:p>
          </table:table-cell>
          <table:table-cell office:value-type="float" office:value="16304" calcext:value-type="float">
            <text:p>16304</text:p>
          </table:table-cell>
          <table:table-cell office:value-type="float" office:value="3735" calcext:value-type="float">
            <text:p>3735</text:p>
          </table:table-cell>
          <table:table-cell table:formula="of:=[.C272]/1000" office:value-type="float" office:value="3.735" calcext:value-type="float">
            <text:p>3.735</text:p>
          </table:table-cell>
          <table:table-cell office:value-type="float" office:value="2768" calcext:value-type="float">
            <text:p>2768</text:p>
          </table:table-cell>
          <table:table-cell office:value-type="float" office:value="1482" calcext:value-type="float">
            <text:p>1482</text:p>
          </table:table-cell>
          <table:table-cell office:value-type="float" office:value="3.73780251" calcext:value-type="float">
            <text:p>3.73780251</text:p>
          </table:table-cell>
          <table:table-cell office:value-type="float" office:value="3.31238437" calcext:value-type="float">
            <text:p>3.31238437</text:p>
          </table:table-cell>
          <table:table-cell table:number-columns-repeated="5"/>
        </table:table-row>
        <table:table-row table:style-name="ro1">
          <table:table-cell table:formula="of:=[.B273]/3600" office:value-type="float" office:value="4.54583333333333" calcext:value-type="float">
            <text:p>4.5</text:p>
          </table:table-cell>
          <table:table-cell office:value-type="float" office:value="16365" calcext:value-type="float">
            <text:p>16365</text:p>
          </table:table-cell>
          <table:table-cell office:value-type="float" office:value="3734" calcext:value-type="float">
            <text:p>3734</text:p>
          </table:table-cell>
          <table:table-cell table:formula="of:=[.C273]/1000" office:value-type="float" office:value="3.734" calcext:value-type="float">
            <text:p>3.734</text:p>
          </table:table-cell>
          <table:table-cell office:value-type="float" office:value="2767" calcext:value-type="float">
            <text:p>2767</text:p>
          </table:table-cell>
          <table:table-cell office:value-type="float" office:value="1482" calcext:value-type="float">
            <text:p>1482</text:p>
          </table:table-cell>
          <table:table-cell office:value-type="float" office:value="3.73670959" calcext:value-type="float">
            <text:p>3.73670959</text:p>
          </table:table-cell>
          <table:table-cell office:value-type="float" office:value="3.3123374" calcext:value-type="float">
            <text:p>3.3123374</text:p>
          </table:table-cell>
          <table:table-cell table:number-columns-repeated="5"/>
        </table:table-row>
        <table:table-row table:style-name="ro1">
          <table:table-cell table:formula="of:=[.B274]/3600" office:value-type="float" office:value="4.5625" calcext:value-type="float">
            <text:p>4.6</text:p>
          </table:table-cell>
          <table:table-cell office:value-type="float" office:value="16425" calcext:value-type="float">
            <text:p>16425</text:p>
          </table:table-cell>
          <table:table-cell office:value-type="float" office:value="3734" calcext:value-type="float">
            <text:p>3734</text:p>
          </table:table-cell>
          <table:table-cell table:formula="of:=[.C274]/1000" office:value-type="float" office:value="3.734" calcext:value-type="float">
            <text:p>3.734</text:p>
          </table:table-cell>
          <table:table-cell office:value-type="float" office:value="2767" calcext:value-type="float">
            <text:p>2767</text:p>
          </table:table-cell>
          <table:table-cell office:value-type="float" office:value="1482" calcext:value-type="float">
            <text:p>1482</text:p>
          </table:table-cell>
          <table:table-cell office:value-type="float" office:value="3.73551059" calcext:value-type="float">
            <text:p>3.73551059</text:p>
          </table:table-cell>
          <table:table-cell office:value-type="float" office:value="3.31223536" calcext:value-type="float">
            <text:p>3.31223536</text:p>
          </table:table-cell>
          <table:table-cell table:number-columns-repeated="5"/>
        </table:table-row>
        <table:table-row table:style-name="ro1">
          <table:table-cell table:formula="of:=[.B275]/3600" office:value-type="float" office:value="4.57944444444444" calcext:value-type="float">
            <text:p>4.6</text:p>
          </table:table-cell>
          <table:table-cell office:value-type="float" office:value="16486" calcext:value-type="float">
            <text:p>16486</text:p>
          </table:table-cell>
          <table:table-cell office:value-type="float" office:value="3732" calcext:value-type="float">
            <text:p>3732</text:p>
          </table:table-cell>
          <table:table-cell table:formula="of:=[.C275]/1000" office:value-type="float" office:value="3.732" calcext:value-type="float">
            <text:p>3.732</text:p>
          </table:table-cell>
          <table:table-cell office:value-type="float" office:value="2766" calcext:value-type="float">
            <text:p>2766</text:p>
          </table:table-cell>
          <table:table-cell office:value-type="float" office:value="1482" calcext:value-type="float">
            <text:p>1482</text:p>
          </table:table-cell>
          <table:table-cell office:value-type="float" office:value="3.73444653" calcext:value-type="float">
            <text:p>3.73444653</text:p>
          </table:table-cell>
          <table:table-cell office:value-type="float" office:value="3.31226778" calcext:value-type="float">
            <text:p>3.31226778</text:p>
          </table:table-cell>
          <table:table-cell table:number-columns-repeated="5"/>
        </table:table-row>
        <table:table-row table:style-name="ro1">
          <table:table-cell table:formula="of:=[.B276]/3600" office:value-type="float" office:value="4.59611111111111" calcext:value-type="float">
            <text:p>4.6</text:p>
          </table:table-cell>
          <table:table-cell office:value-type="float" office:value="16546" calcext:value-type="float">
            <text:p>16546</text:p>
          </table:table-cell>
          <table:table-cell office:value-type="float" office:value="3731" calcext:value-type="float">
            <text:p>3731</text:p>
          </table:table-cell>
          <table:table-cell table:formula="of:=[.C276]/1000" office:value-type="float" office:value="3.731" calcext:value-type="float">
            <text:p>3.731</text:p>
          </table:table-cell>
          <table:table-cell office:value-type="float" office:value="2765" calcext:value-type="float">
            <text:p>2765</text:p>
          </table:table-cell>
          <table:table-cell office:value-type="float" office:value="1482" calcext:value-type="float">
            <text:p>1482</text:p>
          </table:table-cell>
          <table:table-cell office:value-type="float" office:value="3.73340774" calcext:value-type="float">
            <text:p>3.73340774</text:p>
          </table:table-cell>
          <table:table-cell office:value-type="float" office:value="3.31210303" calcext:value-type="float">
            <text:p>3.31210303</text:p>
          </table:table-cell>
          <table:table-cell table:number-columns-repeated="5"/>
        </table:table-row>
        <table:table-row table:style-name="ro1">
          <table:table-cell table:formula="of:=[.B277]/3600" office:value-type="float" office:value="4.61277777777778" calcext:value-type="float">
            <text:p>4.6</text:p>
          </table:table-cell>
          <table:table-cell office:value-type="float" office:value="16606" calcext:value-type="float">
            <text:p>16606</text:p>
          </table:table-cell>
          <table:table-cell office:value-type="float" office:value="3730" calcext:value-type="float">
            <text:p>3730</text:p>
          </table:table-cell>
          <table:table-cell table:formula="of:=[.C277]/1000" office:value-type="float" office:value="3.73" calcext:value-type="float">
            <text:p>3.73</text:p>
          </table:table-cell>
          <table:table-cell office:value-type="float" office:value="2764" calcext:value-type="float">
            <text:p>2764</text:p>
          </table:table-cell>
          <table:table-cell office:value-type="float" office:value="1482" calcext:value-type="float">
            <text:p>1482</text:p>
          </table:table-cell>
          <table:table-cell office:value-type="float" office:value="3.73229957" calcext:value-type="float">
            <text:p>3.73229957</text:p>
          </table:table-cell>
          <table:table-cell office:value-type="float" office:value="3.31216288" calcext:value-type="float">
            <text:p>3.31216288</text:p>
          </table:table-cell>
          <table:table-cell table:number-columns-repeated="5"/>
        </table:table-row>
        <table:table-row table:style-name="ro1">
          <table:table-cell table:formula="of:=[.B278]/3600" office:value-type="float" office:value="4.62972222222222" calcext:value-type="float">
            <text:p>4.6</text:p>
          </table:table-cell>
          <table:table-cell office:value-type="float" office:value="16667" calcext:value-type="float">
            <text:p>16667</text:p>
          </table:table-cell>
          <table:table-cell office:value-type="float" office:value="3728" calcext:value-type="float">
            <text:p>3728</text:p>
          </table:table-cell>
          <table:table-cell table:formula="of:=[.C278]/1000" office:value-type="float" office:value="3.728" calcext:value-type="float">
            <text:p>3.728</text:p>
          </table:table-cell>
          <table:table-cell office:value-type="float" office:value="2763" calcext:value-type="float">
            <text:p>2763</text:p>
          </table:table-cell>
          <table:table-cell office:value-type="float" office:value="1482" calcext:value-type="float">
            <text:p>1482</text:p>
          </table:table-cell>
          <table:table-cell office:value-type="float" office:value="3.73107576" calcext:value-type="float">
            <text:p>3.73107576</text:p>
          </table:table-cell>
          <table:table-cell office:value-type="float" office:value="3.31208086" calcext:value-type="float">
            <text:p>3.31208086</text:p>
          </table:table-cell>
          <table:table-cell table:number-columns-repeated="5"/>
        </table:table-row>
        <table:table-row table:style-name="ro1">
          <table:table-cell table:formula="of:=[.B279]/3600" office:value-type="float" office:value="4.64638888888889" calcext:value-type="float">
            <text:p>4.6</text:p>
          </table:table-cell>
          <table:table-cell office:value-type="float" office:value="16727" calcext:value-type="float">
            <text:p>16727</text:p>
          </table:table-cell>
          <table:table-cell office:value-type="float" office:value="3728" calcext:value-type="float">
            <text:p>3728</text:p>
          </table:table-cell>
          <table:table-cell table:formula="of:=[.C279]/1000" office:value-type="float" office:value="3.728" calcext:value-type="float">
            <text:p>3.728</text:p>
          </table:table-cell>
          <table:table-cell office:value-type="float" office:value="2763" calcext:value-type="float">
            <text:p>2763</text:p>
          </table:table-cell>
          <table:table-cell office:value-type="float" office:value="1482" calcext:value-type="float">
            <text:p>1482</text:p>
          </table:table-cell>
          <table:table-cell office:value-type="float" office:value="3.7300303" calcext:value-type="float">
            <text:p>3.7300303</text:p>
          </table:table-cell>
          <table:table-cell office:value-type="float" office:value="3.31213045" calcext:value-type="float">
            <text:p>3.31213045</text:p>
          </table:table-cell>
          <table:table-cell table:number-columns-repeated="5"/>
        </table:table-row>
        <table:table-row table:style-name="ro1">
          <table:table-cell table:formula="of:=[.B280]/3600" office:value-type="float" office:value="4.66333333333333" calcext:value-type="float">
            <text:p>4.7</text:p>
          </table:table-cell>
          <table:table-cell office:value-type="float" office:value="16788" calcext:value-type="float">
            <text:p>16788</text:p>
          </table:table-cell>
          <table:table-cell office:value-type="float" office:value="3727" calcext:value-type="float">
            <text:p>3727</text:p>
          </table:table-cell>
          <table:table-cell table:formula="of:=[.C280]/1000" office:value-type="float" office:value="3.727" calcext:value-type="float">
            <text:p>3.727</text:p>
          </table:table-cell>
          <table:table-cell office:value-type="float" office:value="2762" calcext:value-type="float">
            <text:p>2762</text:p>
          </table:table-cell>
          <table:table-cell office:value-type="float" office:value="1482" calcext:value-type="float">
            <text:p>1482</text:p>
          </table:table-cell>
          <table:table-cell office:value-type="float" office:value="3.72901678" calcext:value-type="float">
            <text:p>3.72901678</text:p>
          </table:table-cell>
          <table:table-cell office:value-type="float" office:value="3.31216097" calcext:value-type="float">
            <text:p>3.31216097</text:p>
          </table:table-cell>
          <table:table-cell table:number-columns-repeated="5"/>
        </table:table-row>
        <table:table-row table:style-name="ro1">
          <table:table-cell table:formula="of:=[.B281]/3600" office:value-type="float" office:value="4.68" calcext:value-type="float">
            <text:p>4.7</text:p>
          </table:table-cell>
          <table:table-cell office:value-type="float" office:value="16848" calcext:value-type="float">
            <text:p>16848</text:p>
          </table:table-cell>
          <table:table-cell office:value-type="float" office:value="3726" calcext:value-type="float">
            <text:p>3726</text:p>
          </table:table-cell>
          <table:table-cell table:formula="of:=[.C281]/1000" office:value-type="float" office:value="3.726" calcext:value-type="float">
            <text:p>3.726</text:p>
          </table:table-cell>
          <table:table-cell office:value-type="float" office:value="2761" calcext:value-type="float">
            <text:p>2761</text:p>
          </table:table-cell>
          <table:table-cell office:value-type="float" office:value="1482" calcext:value-type="float">
            <text:p>1482</text:p>
          </table:table-cell>
          <table:table-cell office:value-type="float" office:value="3.72774315" calcext:value-type="float">
            <text:p>3.72774315</text:p>
          </table:table-cell>
          <table:table-cell office:value-type="float" office:value="3.31210494" calcext:value-type="float">
            <text:p>3.31210494</text:p>
          </table:table-cell>
          <table:table-cell table:number-columns-repeated="5"/>
        </table:table-row>
        <table:table-row table:style-name="ro1">
          <table:table-cell table:formula="of:=[.B282]/3600" office:value-type="float" office:value="4.69666666666667" calcext:value-type="float">
            <text:p>4.7</text:p>
          </table:table-cell>
          <table:table-cell office:value-type="float" office:value="16908" calcext:value-type="float">
            <text:p>16908</text:p>
          </table:table-cell>
          <table:table-cell office:value-type="float" office:value="3724" calcext:value-type="float">
            <text:p>3724</text:p>
          </table:table-cell>
          <table:table-cell table:formula="of:=[.C282]/1000" office:value-type="float" office:value="3.724" calcext:value-type="float">
            <text:p>3.724</text:p>
          </table:table-cell>
          <table:table-cell office:value-type="float" office:value="2760" calcext:value-type="float">
            <text:p>2760</text:p>
          </table:table-cell>
          <table:table-cell office:value-type="float" office:value="1482" calcext:value-type="float">
            <text:p>1482</text:p>
          </table:table-cell>
          <table:table-cell office:value-type="float" office:value="3.72688532" calcext:value-type="float">
            <text:p>3.72688532</text:p>
          </table:table-cell>
          <table:table-cell office:value-type="float" office:value="3.31223607" calcext:value-type="float">
            <text:p>3.31223607</text:p>
          </table:table-cell>
          <table:table-cell table:number-columns-repeated="5"/>
        </table:table-row>
        <table:table-row table:style-name="ro1">
          <table:table-cell table:formula="of:=[.B283]/3600" office:value-type="float" office:value="4.71361111111111" calcext:value-type="float">
            <text:p>4.7</text:p>
          </table:table-cell>
          <table:table-cell office:value-type="float" office:value="16969" calcext:value-type="float">
            <text:p>16969</text:p>
          </table:table-cell>
          <table:table-cell office:value-type="float" office:value="3723" calcext:value-type="float">
            <text:p>3723</text:p>
          </table:table-cell>
          <table:table-cell table:formula="of:=[.C283]/1000" office:value-type="float" office:value="3.723" calcext:value-type="float">
            <text:p>3.723</text:p>
          </table:table-cell>
          <table:table-cell office:value-type="float" office:value="2759" calcext:value-type="float">
            <text:p>2759</text:p>
          </table:table-cell>
          <table:table-cell office:value-type="float" office:value="1482" calcext:value-type="float">
            <text:p>1482</text:p>
          </table:table-cell>
          <table:table-cell office:value-type="float" office:value="3.72586036" calcext:value-type="float">
            <text:p>3.72586036</text:p>
          </table:table-cell>
          <table:table-cell office:value-type="float" office:value="3.31222248" calcext:value-type="float">
            <text:p>3.31222248</text:p>
          </table:table-cell>
          <table:table-cell table:number-columns-repeated="5"/>
        </table:table-row>
        <table:table-row table:style-name="ro1">
          <table:table-cell table:formula="of:=[.B284]/3600" office:value-type="float" office:value="4.73027777777778" calcext:value-type="float">
            <text:p>4.7</text:p>
          </table:table-cell>
          <table:table-cell office:value-type="float" office:value="17029" calcext:value-type="float">
            <text:p>17029</text:p>
          </table:table-cell>
          <table:table-cell office:value-type="float" office:value="3723" calcext:value-type="float">
            <text:p>3723</text:p>
          </table:table-cell>
          <table:table-cell table:formula="of:=[.C284]/1000" office:value-type="float" office:value="3.723" calcext:value-type="float">
            <text:p>3.723</text:p>
          </table:table-cell>
          <table:table-cell office:value-type="float" office:value="2759" calcext:value-type="float">
            <text:p>2759</text:p>
          </table:table-cell>
          <table:table-cell office:value-type="float" office:value="1482" calcext:value-type="float">
            <text:p>1482</text:p>
          </table:table-cell>
          <table:table-cell office:value-type="float" office:value="3.72472882" calcext:value-type="float">
            <text:p>3.72472882</text:p>
          </table:table-cell>
          <table:table-cell office:value-type="float" office:value="3.31210399" calcext:value-type="float">
            <text:p>3.31210399</text:p>
          </table:table-cell>
          <table:table-cell table:number-columns-repeated="5"/>
        </table:table-row>
        <table:table-row table:style-name="ro1">
          <table:table-cell table:formula="of:=[.B285]/3600" office:value-type="float" office:value="4.74694444444445" calcext:value-type="float">
            <text:p>4.7</text:p>
          </table:table-cell>
          <table:table-cell office:value-type="float" office:value="17089" calcext:value-type="float">
            <text:p>17089</text:p>
          </table:table-cell>
          <table:table-cell office:value-type="float" office:value="3721" calcext:value-type="float">
            <text:p>3721</text:p>
          </table:table-cell>
          <table:table-cell table:formula="of:=[.C285]/1000" office:value-type="float" office:value="3.721" calcext:value-type="float">
            <text:p>3.721</text:p>
          </table:table-cell>
          <table:table-cell office:value-type="float" office:value="2758" calcext:value-type="float">
            <text:p>2758</text:p>
          </table:table-cell>
          <table:table-cell office:value-type="float" office:value="1482" calcext:value-type="float">
            <text:p>1482</text:p>
          </table:table-cell>
          <table:table-cell office:value-type="float" office:value="3.72376275" calcext:value-type="float">
            <text:p>3.72376275</text:p>
          </table:table-cell>
          <table:table-cell office:value-type="float" office:value="3.31207085" calcext:value-type="float">
            <text:p>3.31207085</text:p>
          </table:table-cell>
          <table:table-cell table:number-columns-repeated="5"/>
        </table:table-row>
        <table:table-row table:style-name="ro1">
          <table:table-cell table:formula="of:=[.B286]/3600" office:value-type="float" office:value="4.76388888888889" calcext:value-type="float">
            <text:p>4.8</text:p>
          </table:table-cell>
          <table:table-cell office:value-type="float" office:value="17150" calcext:value-type="float">
            <text:p>17150</text:p>
          </table:table-cell>
          <table:table-cell office:value-type="float" office:value="3720" calcext:value-type="float">
            <text:p>3720</text:p>
          </table:table-cell>
          <table:table-cell table:formula="of:=[.C286]/1000" office:value-type="float" office:value="3.72" calcext:value-type="float">
            <text:p>3.72</text:p>
          </table:table-cell>
          <table:table-cell office:value-type="float" office:value="2757" calcext:value-type="float">
            <text:p>2757</text:p>
          </table:table-cell>
          <table:table-cell office:value-type="float" office:value="1482" calcext:value-type="float">
            <text:p>1482</text:p>
          </table:table-cell>
          <table:table-cell office:value-type="float" office:value="3.72250962" calcext:value-type="float">
            <text:p>3.72250962</text:p>
          </table:table-cell>
          <table:table-cell office:value-type="float" office:value="3.31195259" calcext:value-type="float">
            <text:p>3.31195259</text:p>
          </table:table-cell>
          <table:table-cell table:number-columns-repeated="5"/>
        </table:table-row>
        <table:table-row table:style-name="ro1">
          <table:table-cell table:formula="of:=[.B287]/3600" office:value-type="float" office:value="4.78055555555556" calcext:value-type="float">
            <text:p>4.8</text:p>
          </table:table-cell>
          <table:table-cell office:value-type="float" office:value="17210" calcext:value-type="float">
            <text:p>17210</text:p>
          </table:table-cell>
          <table:table-cell office:value-type="float" office:value="3720" calcext:value-type="float">
            <text:p>3720</text:p>
          </table:table-cell>
          <table:table-cell table:formula="of:=[.C287]/1000" office:value-type="float" office:value="3.72" calcext:value-type="float">
            <text:p>3.72</text:p>
          </table:table-cell>
          <table:table-cell office:value-type="float" office:value="2757" calcext:value-type="float">
            <text:p>2757</text:p>
          </table:table-cell>
          <table:table-cell office:value-type="float" office:value="1482" calcext:value-type="float">
            <text:p>1482</text:p>
          </table:table-cell>
          <table:table-cell office:value-type="float" office:value="3.72159719" calcext:value-type="float">
            <text:p>3.72159719</text:p>
          </table:table-cell>
          <table:table-cell office:value-type="float" office:value="3.31202888" calcext:value-type="float">
            <text:p>3.31202888</text:p>
          </table:table-cell>
          <table:table-cell table:number-columns-repeated="5"/>
        </table:table-row>
        <table:table-row table:style-name="ro1">
          <table:table-cell table:formula="of:=[.B288]/3600" office:value-type="float" office:value="4.7975" calcext:value-type="float">
            <text:p>4.8</text:p>
          </table:table-cell>
          <table:table-cell office:value-type="float" office:value="17271" calcext:value-type="float">
            <text:p>17271</text:p>
          </table:table-cell>
          <table:table-cell office:value-type="float" office:value="3719" calcext:value-type="float">
            <text:p>3719</text:p>
          </table:table-cell>
          <table:table-cell table:formula="of:=[.C288]/1000" office:value-type="float" office:value="3.719" calcext:value-type="float">
            <text:p>3.719</text:p>
          </table:table-cell>
          <table:table-cell office:value-type="float" office:value="2756" calcext:value-type="float">
            <text:p>2756</text:p>
          </table:table-cell>
          <table:table-cell office:value-type="float" office:value="1482" calcext:value-type="float">
            <text:p>1482</text:p>
          </table:table-cell>
          <table:table-cell office:value-type="float" office:value="3.72066808" calcext:value-type="float">
            <text:p>3.72066808</text:p>
          </table:table-cell>
          <table:table-cell office:value-type="float" office:value="3.31220222" calcext:value-type="float">
            <text:p>3.31220222</text:p>
          </table:table-cell>
          <table:table-cell table:number-columns-repeated="5"/>
        </table:table-row>
        <table:table-row table:style-name="ro1">
          <table:table-cell table:formula="of:=[.B289]/3600" office:value-type="float" office:value="4.81416666666667" calcext:value-type="float">
            <text:p>4.8</text:p>
          </table:table-cell>
          <table:table-cell office:value-type="float" office:value="17331" calcext:value-type="float">
            <text:p>17331</text:p>
          </table:table-cell>
          <table:table-cell office:value-type="float" office:value="3717" calcext:value-type="float">
            <text:p>3717</text:p>
          </table:table-cell>
          <table:table-cell table:formula="of:=[.C289]/1000" office:value-type="float" office:value="3.717" calcext:value-type="float">
            <text:p>3.717</text:p>
          </table:table-cell>
          <table:table-cell office:value-type="float" office:value="2755" calcext:value-type="float">
            <text:p>2755</text:p>
          </table:table-cell>
          <table:table-cell office:value-type="float" office:value="1482" calcext:value-type="float">
            <text:p>1482</text:p>
          </table:table-cell>
          <table:table-cell office:value-type="float" office:value="3.71966529" calcext:value-type="float">
            <text:p>3.71966529</text:p>
          </table:table-cell>
          <table:table-cell office:value-type="float" office:value="3.31210709" calcext:value-type="float">
            <text:p>3.31210709</text:p>
          </table:table-cell>
          <table:table-cell table:number-columns-repeated="5"/>
        </table:table-row>
        <table:table-row table:style-name="ro1">
          <table:table-cell table:formula="of:=[.B290]/3600" office:value-type="float" office:value="4.83083333333333" calcext:value-type="float">
            <text:p>4.8</text:p>
          </table:table-cell>
          <table:table-cell office:value-type="float" office:value="17391" calcext:value-type="float">
            <text:p>17391</text:p>
          </table:table-cell>
          <table:table-cell office:value-type="float" office:value="3717" calcext:value-type="float">
            <text:p>3717</text:p>
          </table:table-cell>
          <table:table-cell table:formula="of:=[.C290]/1000" office:value-type="float" office:value="3.717" calcext:value-type="float">
            <text:p>3.717</text:p>
          </table:table-cell>
          <table:table-cell office:value-type="float" office:value="2755" calcext:value-type="float">
            <text:p>2755</text:p>
          </table:table-cell>
          <table:table-cell office:value-type="float" office:value="1482" calcext:value-type="float">
            <text:p>1482</text:p>
          </table:table-cell>
          <table:table-cell office:value-type="float" office:value="3.71869302" calcext:value-type="float">
            <text:p>3.71869302</text:p>
          </table:table-cell>
          <table:table-cell office:value-type="float" office:value="3.31204557" calcext:value-type="float">
            <text:p>3.31204557</text:p>
          </table:table-cell>
          <table:table-cell table:number-columns-repeated="5"/>
        </table:table-row>
        <table:table-row table:style-name="ro1">
          <table:table-cell table:formula="of:=[.B291]/3600" office:value-type="float" office:value="4.84777777777778" calcext:value-type="float">
            <text:p>4.8</text:p>
          </table:table-cell>
          <table:table-cell office:value-type="float" office:value="17452" calcext:value-type="float">
            <text:p>17452</text:p>
          </table:table-cell>
          <table:table-cell office:value-type="float" office:value="3713" calcext:value-type="float">
            <text:p>3713</text:p>
          </table:table-cell>
          <table:table-cell table:formula="of:=[.C291]/1000" office:value-type="float" office:value="3.713" calcext:value-type="float">
            <text:p>3.713</text:p>
          </table:table-cell>
          <table:table-cell office:value-type="float" office:value="2752" calcext:value-type="float">
            <text:p>2752</text:p>
          </table:table-cell>
          <table:table-cell office:value-type="float" office:value="1482" calcext:value-type="float">
            <text:p>1482</text:p>
          </table:table-cell>
          <table:table-cell office:value-type="float" office:value="3.71738529" calcext:value-type="float">
            <text:p>3.71738529</text:p>
          </table:table-cell>
          <table:table-cell office:value-type="float" office:value="3.31189561" calcext:value-type="float">
            <text:p>3.31189561</text:p>
          </table:table-cell>
          <table:table-cell table:number-columns-repeated="5"/>
        </table:table-row>
        <table:table-row table:style-name="ro1">
          <table:table-cell table:formula="of:=[.B292]/3600" office:value-type="float" office:value="4.86444444444444" calcext:value-type="float">
            <text:p>4.9</text:p>
          </table:table-cell>
          <table:table-cell office:value-type="float" office:value="17512" calcext:value-type="float">
            <text:p>17512</text:p>
          </table:table-cell>
          <table:table-cell office:value-type="float" office:value="3713" calcext:value-type="float">
            <text:p>3713</text:p>
          </table:table-cell>
          <table:table-cell table:formula="of:=[.C292]/1000" office:value-type="float" office:value="3.713" calcext:value-type="float">
            <text:p>3.713</text:p>
          </table:table-cell>
          <table:table-cell office:value-type="float" office:value="2752" calcext:value-type="float">
            <text:p>2752</text:p>
          </table:table-cell>
          <table:table-cell office:value-type="float" office:value="1482" calcext:value-type="float">
            <text:p>1482</text:p>
          </table:table-cell>
          <table:table-cell office:value-type="float" office:value="3.71646976" calcext:value-type="float">
            <text:p>3.71646976</text:p>
          </table:table-cell>
          <table:table-cell office:value-type="float" office:value="3.3120091" calcext:value-type="float">
            <text:p>3.3120091</text:p>
          </table:table-cell>
          <table:table-cell table:number-columns-repeated="5"/>
        </table:table-row>
        <table:table-row table:style-name="ro1">
          <table:table-cell table:formula="of:=[.B293]/3600" office:value-type="float" office:value="4.88111111111111" calcext:value-type="float">
            <text:p>4.9</text:p>
          </table:table-cell>
          <table:table-cell office:value-type="float" office:value="17572" calcext:value-type="float">
            <text:p>17572</text:p>
          </table:table-cell>
          <table:table-cell office:value-type="float" office:value="3712" calcext:value-type="float">
            <text:p>3712</text:p>
          </table:table-cell>
          <table:table-cell table:formula="of:=[.C293]/1000" office:value-type="float" office:value="3.712" calcext:value-type="float">
            <text:p>3.712</text:p>
          </table:table-cell>
          <table:table-cell office:value-type="float" office:value="2751" calcext:value-type="float">
            <text:p>2751</text:p>
          </table:table-cell>
          <table:table-cell office:value-type="float" office:value="1482" calcext:value-type="float">
            <text:p>1482</text:p>
          </table:table-cell>
          <table:table-cell office:value-type="float" office:value="3.71535301" calcext:value-type="float">
            <text:p>3.71535301</text:p>
          </table:table-cell>
          <table:table-cell office:value-type="float" office:value="3.31180263" calcext:value-type="float">
            <text:p>3.31180263</text:p>
          </table:table-cell>
          <table:table-cell table:number-columns-repeated="5"/>
        </table:table-row>
        <table:table-row table:style-name="ro1">
          <table:table-cell table:formula="of:=[.B294]/3600" office:value-type="float" office:value="4.89805555555556" calcext:value-type="float">
            <text:p>4.9</text:p>
          </table:table-cell>
          <table:table-cell office:value-type="float" office:value="17633" calcext:value-type="float">
            <text:p>17633</text:p>
          </table:table-cell>
          <table:table-cell office:value-type="float" office:value="3711" calcext:value-type="float">
            <text:p>3711</text:p>
          </table:table-cell>
          <table:table-cell table:formula="of:=[.C294]/1000" office:value-type="float" office:value="3.711" calcext:value-type="float">
            <text:p>3.711</text:p>
          </table:table-cell>
          <table:table-cell office:value-type="float" office:value="2750" calcext:value-type="float">
            <text:p>2750</text:p>
          </table:table-cell>
          <table:table-cell office:value-type="float" office:value="1482" calcext:value-type="float">
            <text:p>1482</text:p>
          </table:table-cell>
          <table:table-cell office:value-type="float" office:value="3.71447682" calcext:value-type="float">
            <text:p>3.71447682</text:p>
          </table:table-cell>
          <table:table-cell office:value-type="float" office:value="3.31209803" calcext:value-type="float">
            <text:p>3.31209803</text:p>
          </table:table-cell>
          <table:table-cell table:number-columns-repeated="5"/>
        </table:table-row>
        <table:table-row table:style-name="ro1">
          <table:table-cell table:formula="of:=[.B295]/3600" office:value-type="float" office:value="4.91472222222222" calcext:value-type="float">
            <text:p>4.9</text:p>
          </table:table-cell>
          <table:table-cell office:value-type="float" office:value="17693" calcext:value-type="float">
            <text:p>17693</text:p>
          </table:table-cell>
          <table:table-cell office:value-type="float" office:value="3709" calcext:value-type="float">
            <text:p>3709</text:p>
          </table:table-cell>
          <table:table-cell table:formula="of:=[.C295]/1000" office:value-type="float" office:value="3.709" calcext:value-type="float">
            <text:p>3.709</text:p>
          </table:table-cell>
          <table:table-cell office:value-type="float" office:value="2749" calcext:value-type="float">
            <text:p>2749</text:p>
          </table:table-cell>
          <table:table-cell office:value-type="float" office:value="1482" calcext:value-type="float">
            <text:p>1482</text:p>
          </table:table-cell>
          <table:table-cell office:value-type="float" office:value="3.71363878" calcext:value-type="float">
            <text:p>3.71363878</text:p>
          </table:table-cell>
          <table:table-cell office:value-type="float" office:value="3.31209111" calcext:value-type="float">
            <text:p>3.31209111</text:p>
          </table:table-cell>
          <table:table-cell table:number-columns-repeated="5"/>
        </table:table-row>
        <table:table-row table:style-name="ro1">
          <table:table-cell table:formula="of:=[.B296]/3600" office:value-type="float" office:value="4.93166666666667" calcext:value-type="float">
            <text:p>4.9</text:p>
          </table:table-cell>
          <table:table-cell office:value-type="float" office:value="17754" calcext:value-type="float">
            <text:p>17754</text:p>
          </table:table-cell>
          <table:table-cell office:value-type="float" office:value="3707" calcext:value-type="float">
            <text:p>3707</text:p>
          </table:table-cell>
          <table:table-cell table:formula="of:=[.C296]/1000" office:value-type="float" office:value="3.707" calcext:value-type="float">
            <text:p>3.707</text:p>
          </table:table-cell>
          <table:table-cell office:value-type="float" office:value="2749" calcext:value-type="float">
            <text:p>2749</text:p>
          </table:table-cell>
          <table:table-cell office:value-type="float" office:value="1483" calcext:value-type="float">
            <text:p>1483</text:p>
          </table:table-cell>
          <table:table-cell office:value-type="float" office:value="3.71247554" calcext:value-type="float">
            <text:p>3.71247554</text:p>
          </table:table-cell>
          <table:table-cell office:value-type="float" office:value="3.31196213" calcext:value-type="float">
            <text:p>3.31196213</text:p>
          </table:table-cell>
          <table:table-cell table:number-columns-repeated="5"/>
        </table:table-row>
        <table:table-row table:style-name="ro1">
          <table:table-cell table:formula="of:=[.B297]/3600" office:value-type="float" office:value="4.94833333333333" calcext:value-type="float">
            <text:p>4.9</text:p>
          </table:table-cell>
          <table:table-cell office:value-type="float" office:value="17814" calcext:value-type="float">
            <text:p>17814</text:p>
          </table:table-cell>
          <table:table-cell office:value-type="float" office:value="3708" calcext:value-type="float">
            <text:p>3708</text:p>
          </table:table-cell>
          <table:table-cell table:formula="of:=[.C297]/1000" office:value-type="float" office:value="3.708" calcext:value-type="float">
            <text:p>3.708</text:p>
          </table:table-cell>
          <table:table-cell office:value-type="float" office:value="2748" calcext:value-type="float">
            <text:p>2748</text:p>
          </table:table-cell>
          <table:table-cell office:value-type="float" office:value="1482" calcext:value-type="float">
            <text:p>1482</text:p>
          </table:table-cell>
          <table:table-cell office:value-type="float" office:value="3.71139073" calcext:value-type="float">
            <text:p>3.71139073</text:p>
          </table:table-cell>
          <table:table-cell office:value-type="float" office:value="3.3116374" calcext:value-type="float">
            <text:p>3.3116374</text:p>
          </table:table-cell>
          <table:table-cell table:number-columns-repeated="5"/>
        </table:table-row>
        <table:table-row table:style-name="ro1">
          <table:table-cell table:formula="of:=[.B298]/3600" office:value-type="float" office:value="4.965" calcext:value-type="float">
            <text:p>5.0</text:p>
          </table:table-cell>
          <table:table-cell office:value-type="float" office:value="17874" calcext:value-type="float">
            <text:p>17874</text:p>
          </table:table-cell>
          <table:table-cell office:value-type="float" office:value="3707" calcext:value-type="float">
            <text:p>3707</text:p>
          </table:table-cell>
          <table:table-cell table:formula="of:=[.C298]/1000" office:value-type="float" office:value="3.707" calcext:value-type="float">
            <text:p>3.707</text:p>
          </table:table-cell>
          <table:table-cell office:value-type="float" office:value="2747" calcext:value-type="float">
            <text:p>2747</text:p>
          </table:table-cell>
          <table:table-cell office:value-type="float" office:value="1482" calcext:value-type="float">
            <text:p>1482</text:p>
          </table:table-cell>
          <table:table-cell office:value-type="float" office:value="3.71059489" calcext:value-type="float">
            <text:p>3.71059489</text:p>
          </table:table-cell>
          <table:table-cell office:value-type="float" office:value="3.31206989" calcext:value-type="float">
            <text:p>3.31206989</text:p>
          </table:table-cell>
          <table:table-cell table:number-columns-repeated="5"/>
        </table:table-row>
        <table:table-row table:style-name="ro1">
          <table:table-cell table:formula="of:=[.B299]/3600" office:value-type="float" office:value="4.98194444444444" calcext:value-type="float">
            <text:p>5.0</text:p>
          </table:table-cell>
          <table:table-cell office:value-type="float" office:value="17935" calcext:value-type="float">
            <text:p>17935</text:p>
          </table:table-cell>
          <table:table-cell office:value-type="float" office:value="3707" calcext:value-type="float">
            <text:p>3707</text:p>
          </table:table-cell>
          <table:table-cell table:formula="of:=[.C299]/1000" office:value-type="float" office:value="3.707" calcext:value-type="float">
            <text:p>3.707</text:p>
          </table:table-cell>
          <table:table-cell office:value-type="float" office:value="2747" calcext:value-type="float">
            <text:p>2747</text:p>
          </table:table-cell>
          <table:table-cell office:value-type="float" office:value="1482" calcext:value-type="float">
            <text:p>1482</text:p>
          </table:table-cell>
          <table:table-cell office:value-type="float" office:value="3.70962524" calcext:value-type="float">
            <text:p>3.70962524</text:p>
          </table:table-cell>
          <table:table-cell office:value-type="float" office:value="3.31201816" calcext:value-type="float">
            <text:p>3.31201816</text:p>
          </table:table-cell>
          <table:table-cell table:number-columns-repeated="5"/>
        </table:table-row>
        <table:table-row table:style-name="ro1">
          <table:table-cell table:formula="of:=[.B300]/3600" office:value-type="float" office:value="4.99861111111111" calcext:value-type="float">
            <text:p>5.0</text:p>
          </table:table-cell>
          <table:table-cell office:value-type="float" office:value="17995" calcext:value-type="float">
            <text:p>17995</text:p>
          </table:table-cell>
          <table:table-cell office:value-type="float" office:value="3705" calcext:value-type="float">
            <text:p>3705</text:p>
          </table:table-cell>
          <table:table-cell table:formula="of:=[.C300]/1000" office:value-type="float" office:value="3.705" calcext:value-type="float">
            <text:p>3.705</text:p>
          </table:table-cell>
          <table:table-cell office:value-type="float" office:value="2746" calcext:value-type="float">
            <text:p>2746</text:p>
          </table:table-cell>
          <table:table-cell office:value-type="float" office:value="1482" calcext:value-type="float">
            <text:p>1482</text:p>
          </table:table-cell>
          <table:table-cell office:value-type="float" office:value="3.70863628" calcext:value-type="float">
            <text:p>3.70863628</text:p>
          </table:table-cell>
          <table:table-cell office:value-type="float" office:value="3.31190419" calcext:value-type="float">
            <text:p>3.31190419</text:p>
          </table:table-cell>
          <table:table-cell table:number-columns-repeated="5"/>
        </table:table-row>
        <table:table-row table:style-name="ro1">
          <table:table-cell table:formula="of:=[.B301]/3600" office:value-type="float" office:value="5.01555555555556" calcext:value-type="float">
            <text:p>5.0</text:p>
          </table:table-cell>
          <table:table-cell office:value-type="float" office:value="18056" calcext:value-type="float">
            <text:p>18056</text:p>
          </table:table-cell>
          <table:table-cell office:value-type="float" office:value="3704" calcext:value-type="float">
            <text:p>3704</text:p>
          </table:table-cell>
          <table:table-cell table:formula="of:=[.C301]/1000" office:value-type="float" office:value="3.704" calcext:value-type="float">
            <text:p>3.704</text:p>
          </table:table-cell>
          <table:table-cell office:value-type="float" office:value="2745" calcext:value-type="float">
            <text:p>2745</text:p>
          </table:table-cell>
          <table:table-cell office:value-type="float" office:value="1482" calcext:value-type="float">
            <text:p>1482</text:p>
          </table:table-cell>
          <table:table-cell office:value-type="float" office:value="3.70765972" calcext:value-type="float">
            <text:p>3.70765972</text:p>
          </table:table-cell>
          <table:table-cell office:value-type="float" office:value="3.31183314" calcext:value-type="float">
            <text:p>3.31183314</text:p>
          </table:table-cell>
          <table:table-cell table:number-columns-repeated="5"/>
        </table:table-row>
        <table:table-row table:style-name="ro1">
          <table:table-cell table:formula="of:=[.B302]/3600" office:value-type="float" office:value="5.03222222222222" calcext:value-type="float">
            <text:p>5.0</text:p>
          </table:table-cell>
          <table:table-cell office:value-type="float" office:value="18116" calcext:value-type="float">
            <text:p>18116</text:p>
          </table:table-cell>
          <table:table-cell office:value-type="float" office:value="3703" calcext:value-type="float">
            <text:p>3703</text:p>
          </table:table-cell>
          <table:table-cell table:formula="of:=[.C302]/1000" office:value-type="float" office:value="3.703" calcext:value-type="float">
            <text:p>3.703</text:p>
          </table:table-cell>
          <table:table-cell office:value-type="float" office:value="2744" calcext:value-type="float">
            <text:p>2744</text:p>
          </table:table-cell>
          <table:table-cell office:value-type="float" office:value="1482" calcext:value-type="float">
            <text:p>1482</text:p>
          </table:table-cell>
          <table:table-cell office:value-type="float" office:value="3.70647407" calcext:value-type="float">
            <text:p>3.70647407</text:p>
          </table:table-cell>
          <table:table-cell office:value-type="float" office:value="3.31125093" calcext:value-type="float">
            <text:p>3.31125093</text:p>
          </table:table-cell>
          <table:table-cell table:number-columns-repeated="5"/>
        </table:table-row>
        <table:table-row table:style-name="ro1">
          <table:table-cell table:formula="of:=[.B303]/3600" office:value-type="float" office:value="5.04888888888889" calcext:value-type="float">
            <text:p>5.0</text:p>
          </table:table-cell>
          <table:table-cell office:value-type="float" office:value="18176" calcext:value-type="float">
            <text:p>18176</text:p>
          </table:table-cell>
          <table:table-cell office:value-type="float" office:value="3703" calcext:value-type="float">
            <text:p>3703</text:p>
          </table:table-cell>
          <table:table-cell table:formula="of:=[.C303]/1000" office:value-type="float" office:value="3.703" calcext:value-type="float">
            <text:p>3.703</text:p>
          </table:table-cell>
          <table:table-cell office:value-type="float" office:value="2744" calcext:value-type="float">
            <text:p>2744</text:p>
          </table:table-cell>
          <table:table-cell office:value-type="float" office:value="1482" calcext:value-type="float">
            <text:p>1482</text:p>
          </table:table-cell>
          <table:table-cell office:value-type="float" office:value="3.70592499" calcext:value-type="float">
            <text:p>3.70592499</text:p>
          </table:table-cell>
          <table:table-cell office:value-type="float" office:value="3.31186748" calcext:value-type="float">
            <text:p>3.31186748</text:p>
          </table:table-cell>
          <table:table-cell table:number-columns-repeated="5"/>
        </table:table-row>
        <table:table-row table:style-name="ro1">
          <table:table-cell table:formula="of:=[.B304]/3600" office:value-type="float" office:value="5.06583333333333" calcext:value-type="float">
            <text:p>5.1</text:p>
          </table:table-cell>
          <table:table-cell office:value-type="float" office:value="18237" calcext:value-type="float">
            <text:p>18237</text:p>
          </table:table-cell>
          <table:table-cell office:value-type="float" office:value="3701" calcext:value-type="float">
            <text:p>3701</text:p>
          </table:table-cell>
          <table:table-cell table:formula="of:=[.C304]/1000" office:value-type="float" office:value="3.701" calcext:value-type="float">
            <text:p>3.701</text:p>
          </table:table-cell>
          <table:table-cell office:value-type="float" office:value="2743" calcext:value-type="float">
            <text:p>2743</text:p>
          </table:table-cell>
          <table:table-cell office:value-type="float" office:value="1482" calcext:value-type="float">
            <text:p>1482</text:p>
          </table:table-cell>
          <table:table-cell office:value-type="float" office:value="3.70492053" calcext:value-type="float">
            <text:p>3.70492053</text:p>
          </table:table-cell>
          <table:table-cell office:value-type="float" office:value="3.31180811" calcext:value-type="float">
            <text:p>3.31180811</text:p>
          </table:table-cell>
          <table:table-cell table:number-columns-repeated="5"/>
        </table:table-row>
        <table:table-row table:style-name="ro1">
          <table:table-cell table:formula="of:=[.B305]/3600" office:value-type="float" office:value="5.0825" calcext:value-type="float">
            <text:p>5.1</text:p>
          </table:table-cell>
          <table:table-cell office:value-type="float" office:value="18297" calcext:value-type="float">
            <text:p>18297</text:p>
          </table:table-cell>
          <table:table-cell office:value-type="float" office:value="3700" calcext:value-type="float">
            <text:p>3700</text:p>
          </table:table-cell>
          <table:table-cell table:formula="of:=[.C305]/1000" office:value-type="float" office:value="3.7" calcext:value-type="float">
            <text:p>3.7</text:p>
          </table:table-cell>
          <table:table-cell office:value-type="float" office:value="2742" calcext:value-type="float">
            <text:p>2742</text:p>
          </table:table-cell>
          <table:table-cell office:value-type="float" office:value="1482" calcext:value-type="float">
            <text:p>1482</text:p>
          </table:table-cell>
          <table:table-cell office:value-type="float" office:value="3.70393872" calcext:value-type="float">
            <text:p>3.70393872</text:p>
          </table:table-cell>
          <table:table-cell office:value-type="float" office:value="3.31194711" calcext:value-type="float">
            <text:p>3.31194711</text:p>
          </table:table-cell>
          <table:table-cell table:number-columns-repeated="5"/>
        </table:table-row>
        <table:table-row table:style-name="ro1">
          <table:table-cell table:formula="of:=[.B306]/3600" office:value-type="float" office:value="5.09944444444444" calcext:value-type="float">
            <text:p>5.1</text:p>
          </table:table-cell>
          <table:table-cell office:value-type="float" office:value="18358" calcext:value-type="float">
            <text:p>18358</text:p>
          </table:table-cell>
          <table:table-cell office:value-type="float" office:value="3701" calcext:value-type="float">
            <text:p>3701</text:p>
          </table:table-cell>
          <table:table-cell table:formula="of:=[.C306]/1000" office:value-type="float" office:value="3.701" calcext:value-type="float">
            <text:p>3.701</text:p>
          </table:table-cell>
          <table:table-cell office:value-type="float" office:value="2743" calcext:value-type="float">
            <text:p>2743</text:p>
          </table:table-cell>
          <table:table-cell office:value-type="float" office:value="1482" calcext:value-type="float">
            <text:p>1482</text:p>
          </table:table-cell>
          <table:table-cell office:value-type="float" office:value="3.70310807" calcext:value-type="float">
            <text:p>3.70310807</text:p>
          </table:table-cell>
          <table:table-cell office:value-type="float" office:value="3.31190825" calcext:value-type="float">
            <text:p>3.31190825</text:p>
          </table:table-cell>
          <table:table-cell table:number-columns-repeated="5"/>
        </table:table-row>
        <table:table-row table:style-name="ro1">
          <table:table-cell table:formula="of:=[.B307]/3600" office:value-type="float" office:value="5.11611111111111" calcext:value-type="float">
            <text:p>5.1</text:p>
          </table:table-cell>
          <table:table-cell office:value-type="float" office:value="18418" calcext:value-type="float">
            <text:p>18418</text:p>
          </table:table-cell>
          <table:table-cell office:value-type="float" office:value="3700" calcext:value-type="float">
            <text:p>3700</text:p>
          </table:table-cell>
          <table:table-cell table:formula="of:=[.C307]/1000" office:value-type="float" office:value="3.7" calcext:value-type="float">
            <text:p>3.7</text:p>
          </table:table-cell>
          <table:table-cell office:value-type="float" office:value="2742" calcext:value-type="float">
            <text:p>2742</text:p>
          </table:table-cell>
          <table:table-cell office:value-type="float" office:value="1482" calcext:value-type="float">
            <text:p>1482</text:p>
          </table:table-cell>
          <table:table-cell office:value-type="float" office:value="3.70210457" calcext:value-type="float">
            <text:p>3.70210457</text:p>
          </table:table-cell>
          <table:table-cell office:value-type="float" office:value="3.31172156" calcext:value-type="float">
            <text:p>3.31172156</text:p>
          </table:table-cell>
          <table:table-cell table:number-columns-repeated="5"/>
        </table:table-row>
        <table:table-row table:style-name="ro1">
          <table:table-cell table:formula="of:=[.B308]/3600" office:value-type="float" office:value="5.13277777777778" calcext:value-type="float">
            <text:p>5.1</text:p>
          </table:table-cell>
          <table:table-cell office:value-type="float" office:value="18478" calcext:value-type="float">
            <text:p>18478</text:p>
          </table:table-cell>
          <table:table-cell office:value-type="float" office:value="3696" calcext:value-type="float">
            <text:p>3696</text:p>
          </table:table-cell>
          <table:table-cell table:formula="of:=[.C308]/1000" office:value-type="float" office:value="3.696" calcext:value-type="float">
            <text:p>3.696</text:p>
          </table:table-cell>
          <table:table-cell office:value-type="float" office:value="2741" calcext:value-type="float">
            <text:p>2741</text:p>
          </table:table-cell>
          <table:table-cell office:value-type="float" office:value="1483" calcext:value-type="float">
            <text:p>1483</text:p>
          </table:table-cell>
          <table:table-cell office:value-type="float" office:value="3.70086837" calcext:value-type="float">
            <text:p>3.70086837</text:p>
          </table:table-cell>
          <table:table-cell office:value-type="float" office:value="3.31180859" calcext:value-type="float">
            <text:p>3.31180859</text:p>
          </table:table-cell>
          <table:table-cell table:number-columns-repeated="5"/>
        </table:table-row>
        <table:table-row table:style-name="ro1">
          <table:table-cell table:formula="of:=[.B309]/3600" office:value-type="float" office:value="5.14972222222222" calcext:value-type="float">
            <text:p>5.1</text:p>
          </table:table-cell>
          <table:table-cell office:value-type="float" office:value="18539" calcext:value-type="float">
            <text:p>18539</text:p>
          </table:table-cell>
          <table:table-cell office:value-type="float" office:value="3696" calcext:value-type="float">
            <text:p>3696</text:p>
          </table:table-cell>
          <table:table-cell table:formula="of:=[.C309]/1000" office:value-type="float" office:value="3.696" calcext:value-type="float">
            <text:p>3.696</text:p>
          </table:table-cell>
          <table:table-cell office:value-type="float" office:value="2741" calcext:value-type="float">
            <text:p>2741</text:p>
          </table:table-cell>
          <table:table-cell office:value-type="float" office:value="1483" calcext:value-type="float">
            <text:p>1483</text:p>
          </table:table-cell>
          <table:table-cell office:value-type="float" office:value="3.70031667" calcext:value-type="float">
            <text:p>3.70031667</text:p>
          </table:table-cell>
          <table:table-cell office:value-type="float" office:value="3.31205368" calcext:value-type="float">
            <text:p>3.31205368</text:p>
          </table:table-cell>
          <table:table-cell table:number-columns-repeated="5"/>
        </table:table-row>
        <table:table-row table:style-name="ro1">
          <table:table-cell table:formula="of:=[.B310]/3600" office:value-type="float" office:value="5.16638888888889" calcext:value-type="float">
            <text:p>5.2</text:p>
          </table:table-cell>
          <table:table-cell office:value-type="float" office:value="18599" calcext:value-type="float">
            <text:p>18599</text:p>
          </table:table-cell>
          <table:table-cell office:value-type="float" office:value="3695" calcext:value-type="float">
            <text:p>3695</text:p>
          </table:table-cell>
          <table:table-cell table:formula="of:=[.C310]/1000" office:value-type="float" office:value="3.695" calcext:value-type="float">
            <text:p>3.695</text:p>
          </table:table-cell>
          <table:table-cell office:value-type="float" office:value="2740" calcext:value-type="float">
            <text:p>2740</text:p>
          </table:table-cell>
          <table:table-cell office:value-type="float" office:value="1483" calcext:value-type="float">
            <text:p>1483</text:p>
          </table:table-cell>
          <table:table-cell office:value-type="float" office:value="3.69939208" calcext:value-type="float">
            <text:p>3.69939208</text:p>
          </table:table-cell>
          <table:table-cell office:value-type="float" office:value="3.31198549" calcext:value-type="float">
            <text:p>3.31198549</text:p>
          </table:table-cell>
          <table:table-cell table:number-columns-repeated="5"/>
        </table:table-row>
        <table:table-row table:style-name="ro1">
          <table:table-cell table:formula="of:=[.B311]/3600" office:value-type="float" office:value="5.18305555555556" calcext:value-type="float">
            <text:p>5.2</text:p>
          </table:table-cell>
          <table:table-cell office:value-type="float" office:value="18659" calcext:value-type="float">
            <text:p>18659</text:p>
          </table:table-cell>
          <table:table-cell office:value-type="float" office:value="3696" calcext:value-type="float">
            <text:p>3696</text:p>
          </table:table-cell>
          <table:table-cell table:formula="of:=[.C311]/1000" office:value-type="float" office:value="3.696" calcext:value-type="float">
            <text:p>3.696</text:p>
          </table:table-cell>
          <table:table-cell office:value-type="float" office:value="2739" calcext:value-type="float">
            <text:p>2739</text:p>
          </table:table-cell>
          <table:table-cell office:value-type="float" office:value="1482" calcext:value-type="float">
            <text:p>1482</text:p>
          </table:table-cell>
          <table:table-cell office:value-type="float" office:value="3.6985743" calcext:value-type="float">
            <text:p>3.6985743</text:p>
          </table:table-cell>
          <table:table-cell office:value-type="float" office:value="3.3120482" calcext:value-type="float">
            <text:p>3.3120482</text:p>
          </table:table-cell>
          <table:table-cell table:number-columns-repeated="5"/>
        </table:table-row>
        <table:table-row table:style-name="ro1">
          <table:table-cell table:formula="of:=[.B312]/3600" office:value-type="float" office:value="5.2" calcext:value-type="float">
            <text:p>5.2</text:p>
          </table:table-cell>
          <table:table-cell office:value-type="float" office:value="18720" calcext:value-type="float">
            <text:p>18720</text:p>
          </table:table-cell>
          <table:table-cell office:value-type="float" office:value="3696" calcext:value-type="float">
            <text:p>3696</text:p>
          </table:table-cell>
          <table:table-cell table:formula="of:=[.C312]/1000" office:value-type="float" office:value="3.696" calcext:value-type="float">
            <text:p>3.696</text:p>
          </table:table-cell>
          <table:table-cell office:value-type="float" office:value="2739" calcext:value-type="float">
            <text:p>2739</text:p>
          </table:table-cell>
          <table:table-cell office:value-type="float" office:value="1482" calcext:value-type="float">
            <text:p>1482</text:p>
          </table:table-cell>
          <table:table-cell office:value-type="float" office:value="3.69758964" calcext:value-type="float">
            <text:p>3.69758964</text:p>
          </table:table-cell>
          <table:table-cell office:value-type="float" office:value="3.3119452" calcext:value-type="float">
            <text:p>3.3119452</text:p>
          </table:table-cell>
          <table:table-cell table:number-columns-repeated="5"/>
        </table:table-row>
        <table:table-row table:style-name="ro1">
          <table:table-cell table:formula="of:=[.B313]/3600" office:value-type="float" office:value="5.21666666666667" calcext:value-type="float">
            <text:p>5.2</text:p>
          </table:table-cell>
          <table:table-cell office:value-type="float" office:value="18780" calcext:value-type="float">
            <text:p>18780</text:p>
          </table:table-cell>
          <table:table-cell office:value-type="float" office:value="3692" calcext:value-type="float">
            <text:p>3692</text:p>
          </table:table-cell>
          <table:table-cell table:formula="of:=[.C313]/1000" office:value-type="float" office:value="3.692" calcext:value-type="float">
            <text:p>3.692</text:p>
          </table:table-cell>
          <table:table-cell office:value-type="float" office:value="2738" calcext:value-type="float">
            <text:p>2738</text:p>
          </table:table-cell>
          <table:table-cell office:value-type="float" office:value="1483" calcext:value-type="float">
            <text:p>1483</text:p>
          </table:table-cell>
          <table:table-cell office:value-type="float" office:value="3.69660997" calcext:value-type="float">
            <text:p>3.69660997</text:p>
          </table:table-cell>
          <table:table-cell office:value-type="float" office:value="3.31189394" calcext:value-type="float">
            <text:p>3.31189394</text:p>
          </table:table-cell>
          <table:table-cell table:number-columns-repeated="5"/>
        </table:table-row>
        <table:table-row table:style-name="ro1">
          <table:table-cell table:formula="of:=[.B314]/3600" office:value-type="float" office:value="5.23361111111111" calcext:value-type="float">
            <text:p>5.2</text:p>
          </table:table-cell>
          <table:table-cell office:value-type="float" office:value="18841" calcext:value-type="float">
            <text:p>18841</text:p>
          </table:table-cell>
          <table:table-cell office:value-type="float" office:value="3695" calcext:value-type="float">
            <text:p>3695</text:p>
          </table:table-cell>
          <table:table-cell table:formula="of:=[.C314]/1000" office:value-type="float" office:value="3.695" calcext:value-type="float">
            <text:p>3.695</text:p>
          </table:table-cell>
          <table:table-cell office:value-type="float" office:value="2738" calcext:value-type="float">
            <text:p>2738</text:p>
          </table:table-cell>
          <table:table-cell office:value-type="float" office:value="1482" calcext:value-type="float">
            <text:p>1482</text:p>
          </table:table-cell>
          <table:table-cell office:value-type="float" office:value="3.6956234" calcext:value-type="float">
            <text:p>3.6956234</text:p>
          </table:table-cell>
          <table:table-cell office:value-type="float" office:value="3.31183052" calcext:value-type="float">
            <text:p>3.31183052</text:p>
          </table:table-cell>
          <table:table-cell table:number-columns-repeated="5"/>
        </table:table-row>
        <table:table-row table:style-name="ro1">
          <table:table-cell table:formula="of:=[.B315]/3600" office:value-type="float" office:value="5.25027777777778" calcext:value-type="float">
            <text:p>5.3</text:p>
          </table:table-cell>
          <table:table-cell office:value-type="float" office:value="18901" calcext:value-type="float">
            <text:p>18901</text:p>
          </table:table-cell>
          <table:table-cell office:value-type="float" office:value="3693" calcext:value-type="float">
            <text:p>3693</text:p>
          </table:table-cell>
          <table:table-cell table:formula="of:=[.C315]/1000" office:value-type="float" office:value="3.693" calcext:value-type="float">
            <text:p>3.693</text:p>
          </table:table-cell>
          <table:table-cell office:value-type="float" office:value="2737" calcext:value-type="float">
            <text:p>2737</text:p>
          </table:table-cell>
          <table:table-cell office:value-type="float" office:value="1482" calcext:value-type="float">
            <text:p>1482</text:p>
          </table:table-cell>
          <table:table-cell office:value-type="float" office:value="3.69483924" calcext:value-type="float">
            <text:p>3.69483924</text:p>
          </table:table-cell>
          <table:table-cell office:value-type="float" office:value="3.31184626" calcext:value-type="float">
            <text:p>3.31184626</text:p>
          </table:table-cell>
          <table:table-cell table:number-columns-repeated="5"/>
        </table:table-row>
        <table:table-row table:style-name="ro1">
          <table:table-cell table:formula="of:=[.B316]/3600" office:value-type="float" office:value="5.26694444444444" calcext:value-type="float">
            <text:p>5.3</text:p>
          </table:table-cell>
          <table:table-cell office:value-type="float" office:value="18961" calcext:value-type="float">
            <text:p>18961</text:p>
          </table:table-cell>
          <table:table-cell office:value-type="float" office:value="3692" calcext:value-type="float">
            <text:p>3692</text:p>
          </table:table-cell>
          <table:table-cell table:formula="of:=[.C316]/1000" office:value-type="float" office:value="3.692" calcext:value-type="float">
            <text:p>3.692</text:p>
          </table:table-cell>
          <table:table-cell office:value-type="float" office:value="2736" calcext:value-type="float">
            <text:p>2736</text:p>
          </table:table-cell>
          <table:table-cell office:value-type="float" office:value="1482" calcext:value-type="float">
            <text:p>1482</text:p>
          </table:table-cell>
          <table:table-cell office:value-type="float" office:value="3.69401765" calcext:value-type="float">
            <text:p>3.69401765</text:p>
          </table:table-cell>
          <table:table-cell office:value-type="float" office:value="3.31192398" calcext:value-type="float">
            <text:p>3.31192398</text:p>
          </table:table-cell>
          <table:table-cell table:number-columns-repeated="5"/>
        </table:table-row>
        <table:table-row table:style-name="ro1">
          <table:table-cell table:formula="of:=[.B317]/3600" office:value-type="float" office:value="5.28388888888889" calcext:value-type="float">
            <text:p>5.3</text:p>
          </table:table-cell>
          <table:table-cell office:value-type="float" office:value="19022" calcext:value-type="float">
            <text:p>19022</text:p>
          </table:table-cell>
          <table:table-cell office:value-type="float" office:value="3690" calcext:value-type="float">
            <text:p>3690</text:p>
          </table:table-cell>
          <table:table-cell table:formula="of:=[.C317]/1000" office:value-type="float" office:value="3.69" calcext:value-type="float">
            <text:p>3.69</text:p>
          </table:table-cell>
          <table:table-cell office:value-type="float" office:value="2735" calcext:value-type="float">
            <text:p>2735</text:p>
          </table:table-cell>
          <table:table-cell office:value-type="float" office:value="1482" calcext:value-type="float">
            <text:p>1482</text:p>
          </table:table-cell>
          <table:table-cell office:value-type="float" office:value="3.69308066" calcext:value-type="float">
            <text:p>3.69308066</text:p>
          </table:table-cell>
          <table:table-cell office:value-type="float" office:value="3.311764" calcext:value-type="float">
            <text:p>3.311764</text:p>
          </table:table-cell>
          <table:table-cell table:number-columns-repeated="5"/>
        </table:table-row>
        <table:table-row table:style-name="ro1">
          <table:table-cell table:formula="of:=[.B318]/3600" office:value-type="float" office:value="5.30055555555556" calcext:value-type="float">
            <text:p>5.3</text:p>
          </table:table-cell>
          <table:table-cell office:value-type="float" office:value="19082" calcext:value-type="float">
            <text:p>19082</text:p>
          </table:table-cell>
          <table:table-cell office:value-type="float" office:value="3690" calcext:value-type="float">
            <text:p>3690</text:p>
          </table:table-cell>
          <table:table-cell table:formula="of:=[.C318]/1000" office:value-type="float" office:value="3.69" calcext:value-type="float">
            <text:p>3.69</text:p>
          </table:table-cell>
          <table:table-cell office:value-type="float" office:value="2735" calcext:value-type="float">
            <text:p>2735</text:p>
          </table:table-cell>
          <table:table-cell office:value-type="float" office:value="1482" calcext:value-type="float">
            <text:p>1482</text:p>
          </table:table-cell>
          <table:table-cell office:value-type="float" office:value="3.6921134" calcext:value-type="float">
            <text:p>3.6921134</text:p>
          </table:table-cell>
          <table:table-cell office:value-type="float" office:value="3.3118453" calcext:value-type="float">
            <text:p>3.3118453</text:p>
          </table:table-cell>
          <table:table-cell table:number-columns-repeated="5"/>
        </table:table-row>
        <table:table-row table:style-name="ro1">
          <table:table-cell table:formula="of:=[.B319]/3600" office:value-type="float" office:value="5.3175" calcext:value-type="float">
            <text:p>5.3</text:p>
          </table:table-cell>
          <table:table-cell office:value-type="float" office:value="19143" calcext:value-type="float">
            <text:p>19143</text:p>
          </table:table-cell>
          <table:table-cell office:value-type="float" office:value="3689" calcext:value-type="float">
            <text:p>3689</text:p>
          </table:table-cell>
          <table:table-cell table:formula="of:=[.C319]/1000" office:value-type="float" office:value="3.689" calcext:value-type="float">
            <text:p>3.689</text:p>
          </table:table-cell>
          <table:table-cell office:value-type="float" office:value="2734" calcext:value-type="float">
            <text:p>2734</text:p>
          </table:table-cell>
          <table:table-cell office:value-type="float" office:value="1482" calcext:value-type="float">
            <text:p>1482</text:p>
          </table:table-cell>
          <table:table-cell office:value-type="float" office:value="3.69121814" calcext:value-type="float">
            <text:p>3.69121814</text:p>
          </table:table-cell>
          <table:table-cell office:value-type="float" office:value="3.31185126" calcext:value-type="float">
            <text:p>3.31185126</text:p>
          </table:table-cell>
          <table:table-cell table:number-columns-repeated="5"/>
        </table:table-row>
        <table:table-row table:style-name="ro1">
          <table:table-cell table:formula="of:=[.B320]/3600" office:value-type="float" office:value="5.33416666666667" calcext:value-type="float">
            <text:p>5.3</text:p>
          </table:table-cell>
          <table:table-cell office:value-type="float" office:value="19203" calcext:value-type="float">
            <text:p>19203</text:p>
          </table:table-cell>
          <table:table-cell office:value-type="float" office:value="3688" calcext:value-type="float">
            <text:p>3688</text:p>
          </table:table-cell>
          <table:table-cell table:formula="of:=[.C320]/1000" office:value-type="float" office:value="3.688" calcext:value-type="float">
            <text:p>3.688</text:p>
          </table:table-cell>
          <table:table-cell office:value-type="float" office:value="2733" calcext:value-type="float">
            <text:p>2733</text:p>
          </table:table-cell>
          <table:table-cell office:value-type="float" office:value="1482" calcext:value-type="float">
            <text:p>1482</text:p>
          </table:table-cell>
          <table:table-cell office:value-type="float" office:value="3.69034338" calcext:value-type="float">
            <text:p>3.69034338</text:p>
          </table:table-cell>
          <table:table-cell office:value-type="float" office:value="3.31172562" calcext:value-type="float">
            <text:p>3.31172562</text:p>
          </table:table-cell>
          <table:table-cell table:number-columns-repeated="5"/>
        </table:table-row>
        <table:table-row table:style-name="ro1">
          <table:table-cell table:formula="of:=[.B321]/3600" office:value-type="float" office:value="5.35083333333333" calcext:value-type="float">
            <text:p>5.4</text:p>
          </table:table-cell>
          <table:table-cell office:value-type="float" office:value="19263" calcext:value-type="float">
            <text:p>19263</text:p>
          </table:table-cell>
          <table:table-cell office:value-type="float" office:value="3688" calcext:value-type="float">
            <text:p>3688</text:p>
          </table:table-cell>
          <table:table-cell table:formula="of:=[.C321]/1000" office:value-type="float" office:value="3.688" calcext:value-type="float">
            <text:p>3.688</text:p>
          </table:table-cell>
          <table:table-cell office:value-type="float" office:value="2733" calcext:value-type="float">
            <text:p>2733</text:p>
          </table:table-cell>
          <table:table-cell office:value-type="float" office:value="1482" calcext:value-type="float">
            <text:p>1482</text:p>
          </table:table-cell>
          <table:table-cell office:value-type="float" office:value="3.68960667" calcext:value-type="float">
            <text:p>3.68960667</text:p>
          </table:table-cell>
          <table:table-cell office:value-type="float" office:value="3.31183648" calcext:value-type="float">
            <text:p>3.31183648</text:p>
          </table:table-cell>
          <table:table-cell table:number-columns-repeated="5"/>
        </table:table-row>
        <table:table-row table:style-name="ro1">
          <table:table-cell table:formula="of:=[.B322]/3600" office:value-type="float" office:value="5.36777777777778" calcext:value-type="float">
            <text:p>5.4</text:p>
          </table:table-cell>
          <table:table-cell office:value-type="float" office:value="19324" calcext:value-type="float">
            <text:p>19324</text:p>
          </table:table-cell>
          <table:table-cell office:value-type="float" office:value="3686" calcext:value-type="float">
            <text:p>3686</text:p>
          </table:table-cell>
          <table:table-cell table:formula="of:=[.C322]/1000" office:value-type="float" office:value="3.686" calcext:value-type="float">
            <text:p>3.686</text:p>
          </table:table-cell>
          <table:table-cell office:value-type="float" office:value="2732" calcext:value-type="float">
            <text:p>2732</text:p>
          </table:table-cell>
          <table:table-cell office:value-type="float" office:value="1482" calcext:value-type="float">
            <text:p>1482</text:p>
          </table:table-cell>
          <table:table-cell office:value-type="float" office:value="3.68868732" calcext:value-type="float">
            <text:p>3.68868732</text:p>
          </table:table-cell>
          <table:table-cell office:value-type="float" office:value="3.31181598" calcext:value-type="float">
            <text:p>3.31181598</text:p>
          </table:table-cell>
          <table:table-cell table:number-columns-repeated="5"/>
        </table:table-row>
        <table:table-row table:style-name="ro1">
          <table:table-cell table:formula="of:=[.B323]/3600" office:value-type="float" office:value="5.38444444444444" calcext:value-type="float">
            <text:p>5.4</text:p>
          </table:table-cell>
          <table:table-cell office:value-type="float" office:value="19384" calcext:value-type="float">
            <text:p>19384</text:p>
          </table:table-cell>
          <table:table-cell office:value-type="float" office:value="3686" calcext:value-type="float">
            <text:p>3686</text:p>
          </table:table-cell>
          <table:table-cell table:formula="of:=[.C323]/1000" office:value-type="float" office:value="3.686" calcext:value-type="float">
            <text:p>3.686</text:p>
          </table:table-cell>
          <table:table-cell office:value-type="float" office:value="2732" calcext:value-type="float">
            <text:p>2732</text:p>
          </table:table-cell>
          <table:table-cell office:value-type="float" office:value="1482" calcext:value-type="float">
            <text:p>1482</text:p>
          </table:table-cell>
          <table:table-cell office:value-type="float" office:value="3.68769002" calcext:value-type="float">
            <text:p>3.68769002</text:p>
          </table:table-cell>
          <table:table-cell office:value-type="float" office:value="3.31181598" calcext:value-type="float">
            <text:p>3.31181598</text:p>
          </table:table-cell>
          <table:table-cell table:number-columns-repeated="5"/>
        </table:table-row>
        <table:table-row table:style-name="ro1">
          <table:table-cell table:formula="of:=[.B324]/3600" office:value-type="float" office:value="5.40138888888889" calcext:value-type="float">
            <text:p>5.4</text:p>
          </table:table-cell>
          <table:table-cell office:value-type="float" office:value="19445" calcext:value-type="float">
            <text:p>19445</text:p>
          </table:table-cell>
          <table:table-cell office:value-type="float" office:value="3685" calcext:value-type="float">
            <text:p>3685</text:p>
          </table:table-cell>
          <table:table-cell table:formula="of:=[.C324]/1000" office:value-type="float" office:value="3.685" calcext:value-type="float">
            <text:p>3.685</text:p>
          </table:table-cell>
          <table:table-cell office:value-type="float" office:value="2731" calcext:value-type="float">
            <text:p>2731</text:p>
          </table:table-cell>
          <table:table-cell office:value-type="float" office:value="1482" calcext:value-type="float">
            <text:p>1482</text:p>
          </table:table-cell>
          <table:table-cell office:value-type="float" office:value="3.68688655" calcext:value-type="float">
            <text:p>3.68688655</text:p>
          </table:table-cell>
          <table:table-cell office:value-type="float" office:value="3.3117094" calcext:value-type="float">
            <text:p>3.3117094</text:p>
          </table:table-cell>
          <table:table-cell table:number-columns-repeated="5"/>
        </table:table-row>
        <table:table-row table:style-name="ro1">
          <table:table-cell table:formula="of:=[.B325]/3600" office:value-type="float" office:value="5.41805555555556" calcext:value-type="float">
            <text:p>5.4</text:p>
          </table:table-cell>
          <table:table-cell office:value-type="float" office:value="19505" calcext:value-type="float">
            <text:p>19505</text:p>
          </table:table-cell>
          <table:table-cell office:value-type="float" office:value="3685" calcext:value-type="float">
            <text:p>3685</text:p>
          </table:table-cell>
          <table:table-cell table:formula="of:=[.C325]/1000" office:value-type="float" office:value="3.685" calcext:value-type="float">
            <text:p>3.685</text:p>
          </table:table-cell>
          <table:table-cell office:value-type="float" office:value="2731" calcext:value-type="float">
            <text:p>2731</text:p>
          </table:table-cell>
          <table:table-cell office:value-type="float" office:value="1482" calcext:value-type="float">
            <text:p>1482</text:p>
          </table:table-cell>
          <table:table-cell office:value-type="float" office:value="3.68617845" calcext:value-type="float">
            <text:p>3.68617845</text:p>
          </table:table-cell>
          <table:table-cell office:value-type="float" office:value="3.31189728" calcext:value-type="float">
            <text:p>3.31189728</text:p>
          </table:table-cell>
          <table:table-cell table:number-columns-repeated="5"/>
        </table:table-row>
        <table:table-row table:style-name="ro1">
          <table:table-cell table:formula="of:=[.B326]/3600" office:value-type="float" office:value="5.43472222222222" calcext:value-type="float">
            <text:p>5.4</text:p>
          </table:table-cell>
          <table:table-cell office:value-type="float" office:value="19565" calcext:value-type="float">
            <text:p>19565</text:p>
          </table:table-cell>
          <table:table-cell office:value-type="float" office:value="3684" calcext:value-type="float">
            <text:p>3684</text:p>
          </table:table-cell>
          <table:table-cell table:formula="of:=[.C326]/1000" office:value-type="float" office:value="3.684" calcext:value-type="float">
            <text:p>3.684</text:p>
          </table:table-cell>
          <table:table-cell office:value-type="float" office:value="2730" calcext:value-type="float">
            <text:p>2730</text:p>
          </table:table-cell>
          <table:table-cell office:value-type="float" office:value="1482" calcext:value-type="float">
            <text:p>1482</text:p>
          </table:table-cell>
          <table:table-cell office:value-type="float" office:value="3.68535566" calcext:value-type="float">
            <text:p>3.68535566</text:p>
          </table:table-cell>
          <table:table-cell office:value-type="float" office:value="3.31183577" calcext:value-type="float">
            <text:p>3.31183577</text:p>
          </table:table-cell>
          <table:table-cell table:number-columns-repeated="5"/>
        </table:table-row>
        <table:table-row table:style-name="ro1">
          <table:table-cell table:formula="of:=[.B327]/3600" office:value-type="float" office:value="5.45166666666667" calcext:value-type="float">
            <text:p>5.5</text:p>
          </table:table-cell>
          <table:table-cell office:value-type="float" office:value="19626" calcext:value-type="float">
            <text:p>19626</text:p>
          </table:table-cell>
          <table:table-cell office:value-type="float" office:value="3682" calcext:value-type="float">
            <text:p>3682</text:p>
          </table:table-cell>
          <table:table-cell table:formula="of:=[.C327]/1000" office:value-type="float" office:value="3.682" calcext:value-type="float">
            <text:p>3.682</text:p>
          </table:table-cell>
          <table:table-cell office:value-type="float" office:value="2729" calcext:value-type="float">
            <text:p>2729</text:p>
          </table:table-cell>
          <table:table-cell office:value-type="float" office:value="1482" calcext:value-type="float">
            <text:p>1482</text:p>
          </table:table-cell>
          <table:table-cell office:value-type="float" office:value="3.68440747" calcext:value-type="float">
            <text:p>3.68440747</text:p>
          </table:table-cell>
          <table:table-cell office:value-type="float" office:value="3.31188178" calcext:value-type="float">
            <text:p>3.31188178</text:p>
          </table:table-cell>
          <table:table-cell table:number-columns-repeated="5"/>
        </table:table-row>
        <table:table-row table:style-name="ro1">
          <table:table-cell table:formula="of:=[.B328]/3600" office:value-type="float" office:value="5.46833333333333" calcext:value-type="float">
            <text:p>5.5</text:p>
          </table:table-cell>
          <table:table-cell office:value-type="float" office:value="19686" calcext:value-type="float">
            <text:p>19686</text:p>
          </table:table-cell>
          <table:table-cell office:value-type="float" office:value="3680" calcext:value-type="float">
            <text:p>3680</text:p>
          </table:table-cell>
          <table:table-cell table:formula="of:=[.C328]/1000" office:value-type="float" office:value="3.68" calcext:value-type="float">
            <text:p>3.68</text:p>
          </table:table-cell>
          <table:table-cell office:value-type="float" office:value="2729" calcext:value-type="float">
            <text:p>2729</text:p>
          </table:table-cell>
          <table:table-cell office:value-type="float" office:value="1483" calcext:value-type="float">
            <text:p>1483</text:p>
          </table:table-cell>
          <table:table-cell office:value-type="float" office:value="3.68344903" calcext:value-type="float">
            <text:p>3.68344903</text:p>
          </table:table-cell>
          <table:table-cell office:value-type="float" office:value="3.31159186" calcext:value-type="float">
            <text:p>3.31159186</text:p>
          </table:table-cell>
          <table:table-cell table:number-columns-repeated="5"/>
        </table:table-row>
        <table:table-row table:style-name="ro1">
          <table:table-cell table:formula="of:=[.B329]/3600" office:value-type="float" office:value="5.485" calcext:value-type="float">
            <text:p>5.5</text:p>
          </table:table-cell>
          <table:table-cell office:value-type="float" office:value="19746" calcext:value-type="float">
            <text:p>19746</text:p>
          </table:table-cell>
          <table:table-cell office:value-type="float" office:value="3681" calcext:value-type="float">
            <text:p>3681</text:p>
          </table:table-cell>
          <table:table-cell table:formula="of:=[.C329]/1000" office:value-type="float" office:value="3.681" calcext:value-type="float">
            <text:p>3.681</text:p>
          </table:table-cell>
          <table:table-cell office:value-type="float" office:value="2728" calcext:value-type="float">
            <text:p>2728</text:p>
          </table:table-cell>
          <table:table-cell office:value-type="float" office:value="1482" calcext:value-type="float">
            <text:p>1482</text:p>
          </table:table-cell>
          <table:table-cell office:value-type="float" office:value="3.68189073" calcext:value-type="float">
            <text:p>3.68189073</text:p>
          </table:table-cell>
          <table:table-cell office:value-type="float" office:value="3.3108952" calcext:value-type="float">
            <text:p>3.3108952</text:p>
          </table:table-cell>
          <table:table-cell table:number-columns-repeated="5"/>
        </table:table-row>
        <table:table-row table:style-name="ro1">
          <table:table-cell table:formula="of:=[.B330]/3600" office:value-type="float" office:value="5.50194444444445" calcext:value-type="float">
            <text:p>5.5</text:p>
          </table:table-cell>
          <table:table-cell office:value-type="float" office:value="19807" calcext:value-type="float">
            <text:p>19807</text:p>
          </table:table-cell>
          <table:table-cell office:value-type="float" office:value="3677" calcext:value-type="float">
            <text:p>3677</text:p>
          </table:table-cell>
          <table:table-cell table:formula="of:=[.C330]/1000" office:value-type="float" office:value="3.677" calcext:value-type="float">
            <text:p>3.677</text:p>
          </table:table-cell>
          <table:table-cell office:value-type="float" office:value="2727" calcext:value-type="float">
            <text:p>2727</text:p>
          </table:table-cell>
          <table:table-cell office:value-type="float" office:value="1483" calcext:value-type="float">
            <text:p>1483</text:p>
          </table:table-cell>
          <table:table-cell office:value-type="float" office:value="3.68183708" calcext:value-type="float">
            <text:p>3.68183708</text:p>
          </table:table-cell>
          <table:table-cell office:value-type="float" office:value="3.3115871" calcext:value-type="float">
            <text:p>3.3115871</text:p>
          </table:table-cell>
          <table:table-cell table:number-columns-repeated="5"/>
        </table:table-row>
        <table:table-row table:style-name="ro1">
          <table:table-cell table:formula="of:=[.B331]/3600" office:value-type="float" office:value="5.51861111111111" calcext:value-type="float">
            <text:p>5.5</text:p>
          </table:table-cell>
          <table:table-cell office:value-type="float" office:value="19867" calcext:value-type="float">
            <text:p>19867</text:p>
          </table:table-cell>
          <table:table-cell office:value-type="float" office:value="3680" calcext:value-type="float">
            <text:p>3680</text:p>
          </table:table-cell>
          <table:table-cell table:formula="of:=[.C331]/1000" office:value-type="float" office:value="3.68" calcext:value-type="float">
            <text:p>3.68</text:p>
          </table:table-cell>
          <table:table-cell office:value-type="float" office:value="2727" calcext:value-type="float">
            <text:p>2727</text:p>
          </table:table-cell>
          <table:table-cell office:value-type="float" office:value="1482" calcext:value-type="float">
            <text:p>1482</text:p>
          </table:table-cell>
          <table:table-cell office:value-type="float" office:value="3.68100142" calcext:value-type="float">
            <text:p>3.68100142</text:p>
          </table:table-cell>
          <table:table-cell office:value-type="float" office:value="3.31156993" calcext:value-type="float">
            <text:p>3.31156993</text:p>
          </table:table-cell>
          <table:table-cell table:number-columns-repeated="5"/>
        </table:table-row>
        <table:table-row table:style-name="ro1">
          <table:table-cell table:formula="of:=[.B332]/3600" office:value-type="float" office:value="5.53555555555556" calcext:value-type="float">
            <text:p>5.5</text:p>
          </table:table-cell>
          <table:table-cell office:value-type="float" office:value="19928" calcext:value-type="float">
            <text:p>19928</text:p>
          </table:table-cell>
          <table:table-cell office:value-type="float" office:value="3678" calcext:value-type="float">
            <text:p>3678</text:p>
          </table:table-cell>
          <table:table-cell table:formula="of:=[.C332]/1000" office:value-type="float" office:value="3.678" calcext:value-type="float">
            <text:p>3.678</text:p>
          </table:table-cell>
          <table:table-cell office:value-type="float" office:value="2726" calcext:value-type="float">
            <text:p>2726</text:p>
          </table:table-cell>
          <table:table-cell office:value-type="float" office:value="1482" calcext:value-type="float">
            <text:p>1482</text:p>
          </table:table-cell>
          <table:table-cell office:value-type="float" office:value="3.68022919" calcext:value-type="float">
            <text:p>3.68022919</text:p>
          </table:table-cell>
          <table:table-cell office:value-type="float" office:value="3.31166172" calcext:value-type="float">
            <text:p>3.31166172</text:p>
          </table:table-cell>
          <table:table-cell table:number-columns-repeated="5"/>
        </table:table-row>
        <table:table-row table:style-name="ro1">
          <table:table-cell table:formula="of:=[.B333]/3600" office:value-type="float" office:value="5.55222222222222" calcext:value-type="float">
            <text:p>5.6</text:p>
          </table:table-cell>
          <table:table-cell office:value-type="float" office:value="19988" calcext:value-type="float">
            <text:p>19988</text:p>
          </table:table-cell>
          <table:table-cell office:value-type="float" office:value="3676" calcext:value-type="float">
            <text:p>3676</text:p>
          </table:table-cell>
          <table:table-cell table:formula="of:=[.C333]/1000" office:value-type="float" office:value="3.676" calcext:value-type="float">
            <text:p>3.676</text:p>
          </table:table-cell>
          <table:table-cell office:value-type="float" office:value="2726" calcext:value-type="float">
            <text:p>2726</text:p>
          </table:table-cell>
          <table:table-cell office:value-type="float" office:value="1483" calcext:value-type="float">
            <text:p>1483</text:p>
          </table:table-cell>
          <table:table-cell office:value-type="float" office:value="3.67947125" calcext:value-type="float">
            <text:p>3.67947125</text:p>
          </table:table-cell>
          <table:table-cell office:value-type="float" office:value="3.31161022" calcext:value-type="float">
            <text:p>3.31161022</text:p>
          </table:table-cell>
          <table:table-cell table:number-columns-repeated="5"/>
        </table:table-row>
        <table:table-row table:style-name="ro1">
          <table:table-cell table:formula="of:=[.B334]/3600" office:value-type="float" office:value="5.56888888888889" calcext:value-type="float">
            <text:p>5.6</text:p>
          </table:table-cell>
          <table:table-cell office:value-type="float" office:value="20048" calcext:value-type="float">
            <text:p>20048</text:p>
          </table:table-cell>
          <table:table-cell office:value-type="float" office:value="3677" calcext:value-type="float">
            <text:p>3677</text:p>
          </table:table-cell>
          <table:table-cell table:formula="of:=[.C334]/1000" office:value-type="float" office:value="3.677" calcext:value-type="float">
            <text:p>3.677</text:p>
          </table:table-cell>
          <table:table-cell office:value-type="float" office:value="2725" calcext:value-type="float">
            <text:p>2725</text:p>
          </table:table-cell>
          <table:table-cell office:value-type="float" office:value="1482" calcext:value-type="float">
            <text:p>1482</text:p>
          </table:table-cell>
          <table:table-cell office:value-type="float" office:value="3.67870784" calcext:value-type="float">
            <text:p>3.67870784</text:p>
          </table:table-cell>
          <table:table-cell office:value-type="float" office:value="3.31182289" calcext:value-type="float">
            <text:p>3.31182289</text:p>
          </table:table-cell>
          <table:table-cell table:number-columns-repeated="5"/>
        </table:table-row>
        <table:table-row table:style-name="ro1">
          <table:table-cell table:formula="of:=[.B335]/3600" office:value-type="float" office:value="5.58583333333333" calcext:value-type="float">
            <text:p>5.6</text:p>
          </table:table-cell>
          <table:table-cell office:value-type="float" office:value="20109" calcext:value-type="float">
            <text:p>20109</text:p>
          </table:table-cell>
          <table:table-cell office:value-type="float" office:value="3677" calcext:value-type="float">
            <text:p>3677</text:p>
          </table:table-cell>
          <table:table-cell table:formula="of:=[.C335]/1000" office:value-type="float" office:value="3.677" calcext:value-type="float">
            <text:p>3.677</text:p>
          </table:table-cell>
          <table:table-cell office:value-type="float" office:value="2725" calcext:value-type="float">
            <text:p>2725</text:p>
          </table:table-cell>
          <table:table-cell office:value-type="float" office:value="1482" calcext:value-type="float">
            <text:p>1482</text:p>
          </table:table-cell>
          <table:table-cell office:value-type="float" office:value="3.67783785" calcext:value-type="float">
            <text:p>3.67783785</text:p>
          </table:table-cell>
          <table:table-cell office:value-type="float" office:value="3.31177068" calcext:value-type="float">
            <text:p>3.31177068</text:p>
          </table:table-cell>
          <table:table-cell table:number-columns-repeated="5"/>
        </table:table-row>
        <table:table-row table:style-name="ro1">
          <table:table-cell table:formula="of:=[.B336]/3600" office:value-type="float" office:value="5.6025" calcext:value-type="float">
            <text:p>5.6</text:p>
          </table:table-cell>
          <table:table-cell office:value-type="float" office:value="20169" calcext:value-type="float">
            <text:p>20169</text:p>
          </table:table-cell>
          <table:table-cell office:value-type="float" office:value="3674" calcext:value-type="float">
            <text:p>3674</text:p>
          </table:table-cell>
          <table:table-cell table:formula="of:=[.C336]/1000" office:value-type="float" office:value="3.674" calcext:value-type="float">
            <text:p>3.674</text:p>
          </table:table-cell>
          <table:table-cell office:value-type="float" office:value="2723" calcext:value-type="float">
            <text:p>2723</text:p>
          </table:table-cell>
          <table:table-cell office:value-type="float" office:value="1482" calcext:value-type="float">
            <text:p>1482</text:p>
          </table:table-cell>
          <table:table-cell office:value-type="float" office:value="3.67711306" calcext:value-type="float">
            <text:p>3.67711306</text:p>
          </table:table-cell>
          <table:table-cell office:value-type="float" office:value="3.31171417" calcext:value-type="float">
            <text:p>3.31171417</text:p>
          </table:table-cell>
          <table:table-cell table:number-columns-repeated="5"/>
        </table:table-row>
        <table:table-row table:style-name="ro1">
          <table:table-cell table:formula="of:=[.B337]/3600" office:value-type="float" office:value="5.61944444444444" calcext:value-type="float">
            <text:p>5.6</text:p>
          </table:table-cell>
          <table:table-cell office:value-type="float" office:value="20230" calcext:value-type="float">
            <text:p>20230</text:p>
          </table:table-cell>
          <table:table-cell office:value-type="float" office:value="3673" calcext:value-type="float">
            <text:p>3673</text:p>
          </table:table-cell>
          <table:table-cell table:formula="of:=[.C337]/1000" office:value-type="float" office:value="3.673" calcext:value-type="float">
            <text:p>3.673</text:p>
          </table:table-cell>
          <table:table-cell office:value-type="float" office:value="2722" calcext:value-type="float">
            <text:p>2722</text:p>
          </table:table-cell>
          <table:table-cell office:value-type="float" office:value="1482" calcext:value-type="float">
            <text:p>1482</text:p>
          </table:table-cell>
          <table:table-cell office:value-type="float" office:value="3.67633033" calcext:value-type="float">
            <text:p>3.67633033</text:p>
          </table:table-cell>
          <table:table-cell office:value-type="float" office:value="3.31172609" calcext:value-type="float">
            <text:p>3.31172609</text:p>
          </table:table-cell>
          <table:table-cell table:number-columns-repeated="5"/>
        </table:table-row>
        <table:table-row table:style-name="ro1">
          <table:table-cell table:formula="of:=[.B338]/3600" office:value-type="float" office:value="5.63611111111111" calcext:value-type="float">
            <text:p>5.6</text:p>
          </table:table-cell>
          <table:table-cell office:value-type="float" office:value="20290" calcext:value-type="float">
            <text:p>20290</text:p>
          </table:table-cell>
          <table:table-cell office:value-type="float" office:value="3673" calcext:value-type="float">
            <text:p>3673</text:p>
          </table:table-cell>
          <table:table-cell table:formula="of:=[.C338]/1000" office:value-type="float" office:value="3.673" calcext:value-type="float">
            <text:p>3.673</text:p>
          </table:table-cell>
          <table:table-cell office:value-type="float" office:value="2722" calcext:value-type="float">
            <text:p>2722</text:p>
          </table:table-cell>
          <table:table-cell office:value-type="float" office:value="1482" calcext:value-type="float">
            <text:p>1482</text:p>
          </table:table-cell>
          <table:table-cell office:value-type="float" office:value="3.67537117" calcext:value-type="float">
            <text:p>3.67537117</text:p>
          </table:table-cell>
          <table:table-cell office:value-type="float" office:value="3.31161404" calcext:value-type="float">
            <text:p>3.31161404</text:p>
          </table:table-cell>
          <table:table-cell table:number-columns-repeated="5"/>
        </table:table-row>
        <table:table-row table:style-name="ro1">
          <table:table-cell table:formula="of:=[.B339]/3600" office:value-type="float" office:value="5.65277777777778" calcext:value-type="float">
            <text:p>5.7</text:p>
          </table:table-cell>
          <table:table-cell office:value-type="float" office:value="20350" calcext:value-type="float">
            <text:p>20350</text:p>
          </table:table-cell>
          <table:table-cell office:value-type="float" office:value="3669" calcext:value-type="float">
            <text:p>3669</text:p>
          </table:table-cell>
          <table:table-cell table:formula="of:=[.C339]/1000" office:value-type="float" office:value="3.669" calcext:value-type="float">
            <text:p>3.669</text:p>
          </table:table-cell>
          <table:table-cell office:value-type="float" office:value="2721" calcext:value-type="float">
            <text:p>2721</text:p>
          </table:table-cell>
          <table:table-cell office:value-type="float" office:value="1483" calcext:value-type="float">
            <text:p>1483</text:p>
          </table:table-cell>
          <table:table-cell office:value-type="float" office:value="3.67475796" calcext:value-type="float">
            <text:p>3.67475796</text:p>
          </table:table-cell>
          <table:table-cell office:value-type="float" office:value="3.31152177" calcext:value-type="float">
            <text:p>3.31152177</text:p>
          </table:table-cell>
          <table:table-cell table:number-columns-repeated="5"/>
        </table:table-row>
        <table:table-row table:style-name="ro1">
          <table:table-cell table:formula="of:=[.B340]/3600" office:value-type="float" office:value="5.66972222222222" calcext:value-type="float">
            <text:p>5.7</text:p>
          </table:table-cell>
          <table:table-cell office:value-type="float" office:value="20411" calcext:value-type="float">
            <text:p>20411</text:p>
          </table:table-cell>
          <table:table-cell office:value-type="float" office:value="3669" calcext:value-type="float">
            <text:p>3669</text:p>
          </table:table-cell>
          <table:table-cell table:formula="of:=[.C340]/1000" office:value-type="float" office:value="3.669" calcext:value-type="float">
            <text:p>3.669</text:p>
          </table:table-cell>
          <table:table-cell office:value-type="float" office:value="2721" calcext:value-type="float">
            <text:p>2721</text:p>
          </table:table-cell>
          <table:table-cell office:value-type="float" office:value="1483" calcext:value-type="float">
            <text:p>1483</text:p>
          </table:table-cell>
          <table:table-cell office:value-type="float" office:value="3.67389655" calcext:value-type="float">
            <text:p>3.67389655</text:p>
          </table:table-cell>
          <table:table-cell office:value-type="float" office:value="3.31144166" calcext:value-type="float">
            <text:p>3.31144166</text:p>
          </table:table-cell>
          <table:table-cell table:number-columns-repeated="5"/>
        </table:table-row>
        <table:table-row table:style-name="ro1">
          <table:table-cell table:formula="of:=[.B341]/3600" office:value-type="float" office:value="5.68638888888889" calcext:value-type="float">
            <text:p>5.7</text:p>
          </table:table-cell>
          <table:table-cell office:value-type="float" office:value="20471" calcext:value-type="float">
            <text:p>20471</text:p>
          </table:table-cell>
          <table:table-cell office:value-type="float" office:value="3668" calcext:value-type="float">
            <text:p>3668</text:p>
          </table:table-cell>
          <table:table-cell table:formula="of:=[.C341]/1000" office:value-type="float" office:value="3.668" calcext:value-type="float">
            <text:p>3.668</text:p>
          </table:table-cell>
          <table:table-cell office:value-type="float" office:value="2720" calcext:value-type="float">
            <text:p>2720</text:p>
          </table:table-cell>
          <table:table-cell office:value-type="float" office:value="1483" calcext:value-type="float">
            <text:p>1483</text:p>
          </table:table-cell>
          <table:table-cell office:value-type="float" office:value="3.67312455" calcext:value-type="float">
            <text:p>3.67312455</text:p>
          </table:table-cell>
          <table:table-cell office:value-type="float" office:value="3.31171012" calcext:value-type="float">
            <text:p>3.31171012</text:p>
          </table:table-cell>
          <table:table-cell table:number-columns-repeated="5"/>
        </table:table-row>
        <table:table-row table:style-name="ro1">
          <table:table-cell table:formula="of:=[.B342]/3600" office:value-type="float" office:value="5.70305555555556" calcext:value-type="float">
            <text:p>5.7</text:p>
          </table:table-cell>
          <table:table-cell office:value-type="float" office:value="20531" calcext:value-type="float">
            <text:p>20531</text:p>
          </table:table-cell>
          <table:table-cell office:value-type="float" office:value="3668" calcext:value-type="float">
            <text:p>3668</text:p>
          </table:table-cell>
          <table:table-cell table:formula="of:=[.C342]/1000" office:value-type="float" office:value="3.668" calcext:value-type="float">
            <text:p>3.668</text:p>
          </table:table-cell>
          <table:table-cell office:value-type="float" office:value="2720" calcext:value-type="float">
            <text:p>2720</text:p>
          </table:table-cell>
          <table:table-cell office:value-type="float" office:value="1483" calcext:value-type="float">
            <text:p>1483</text:p>
          </table:table-cell>
          <table:table-cell office:value-type="float" office:value="3.67243981" calcext:value-type="float">
            <text:p>3.67243981</text:p>
          </table:table-cell>
          <table:table-cell office:value-type="float" office:value="3.31163716" calcext:value-type="float">
            <text:p>3.31163716</text:p>
          </table:table-cell>
          <table:table-cell table:number-columns-repeated="5"/>
        </table:table-row>
        <table:table-row table:style-name="ro1">
          <table:table-cell table:formula="of:=[.B343]/3600" office:value-type="float" office:value="5.72" calcext:value-type="float">
            <text:p>5.7</text:p>
          </table:table-cell>
          <table:table-cell office:value-type="float" office:value="20592" calcext:value-type="float">
            <text:p>20592</text:p>
          </table:table-cell>
          <table:table-cell office:value-type="float" office:value="3666" calcext:value-type="float">
            <text:p>3666</text:p>
          </table:table-cell>
          <table:table-cell table:formula="of:=[.C343]/1000" office:value-type="float" office:value="3.666" calcext:value-type="float">
            <text:p>3.666</text:p>
          </table:table-cell>
          <table:table-cell office:value-type="float" office:value="2719" calcext:value-type="float">
            <text:p>2719</text:p>
          </table:table-cell>
          <table:table-cell office:value-type="float" office:value="1483" calcext:value-type="float">
            <text:p>1483</text:p>
          </table:table-cell>
          <table:table-cell office:value-type="float" office:value="3.6713984" calcext:value-type="float">
            <text:p>3.6713984</text:p>
          </table:table-cell>
          <table:table-cell office:value-type="float" office:value="3.31145835" calcext:value-type="float">
            <text:p>3.31145835</text:p>
          </table:table-cell>
          <table:table-cell table:number-columns-repeated="5"/>
        </table:table-row>
        <table:table-row table:style-name="ro1">
          <table:table-cell table:formula="of:=[.B344]/3600" office:value-type="float" office:value="5.73666666666667" calcext:value-type="float">
            <text:p>5.7</text:p>
          </table:table-cell>
          <table:table-cell office:value-type="float" office:value="20652" calcext:value-type="float">
            <text:p>20652</text:p>
          </table:table-cell>
          <table:table-cell office:value-type="float" office:value="3668" calcext:value-type="float">
            <text:p>3668</text:p>
          </table:table-cell>
          <table:table-cell table:formula="of:=[.C344]/1000" office:value-type="float" office:value="3.668" calcext:value-type="float">
            <text:p>3.668</text:p>
          </table:table-cell>
          <table:table-cell office:value-type="float" office:value="2718" calcext:value-type="float">
            <text:p>2718</text:p>
          </table:table-cell>
          <table:table-cell office:value-type="float" office:value="1482" calcext:value-type="float">
            <text:p>1482</text:p>
          </table:table-cell>
          <table:table-cell office:value-type="float" office:value="3.67079949" calcext:value-type="float">
            <text:p>3.67079949</text:p>
          </table:table-cell>
          <table:table-cell office:value-type="float" office:value="3.31147408" calcext:value-type="float">
            <text:p>3.31147408</text:p>
          </table:table-cell>
          <table:table-cell table:number-columns-repeated="5"/>
        </table:table-row>
        <table:table-row table:style-name="ro1">
          <table:table-cell table:formula="of:=[.B345]/3600" office:value-type="float" office:value="5.75361111111111" calcext:value-type="float">
            <text:p>5.8</text:p>
          </table:table-cell>
          <table:table-cell office:value-type="float" office:value="20713" calcext:value-type="float">
            <text:p>20713</text:p>
          </table:table-cell>
          <table:table-cell office:value-type="float" office:value="3665" calcext:value-type="float">
            <text:p>3665</text:p>
          </table:table-cell>
          <table:table-cell table:formula="of:=[.C345]/1000" office:value-type="float" office:value="3.665" calcext:value-type="float">
            <text:p>3.665</text:p>
          </table:table-cell>
          <table:table-cell office:value-type="float" office:value="2718" calcext:value-type="float">
            <text:p>2718</text:p>
          </table:table-cell>
          <table:table-cell office:value-type="float" office:value="1483" calcext:value-type="float">
            <text:p>1483</text:p>
          </table:table-cell>
          <table:table-cell office:value-type="float" office:value="3.66996837" calcext:value-type="float">
            <text:p>3.66996837</text:p>
          </table:table-cell>
          <table:table-cell office:value-type="float" office:value="3.31157064" calcext:value-type="float">
            <text:p>3.31157064</text:p>
          </table:table-cell>
          <table:table-cell table:number-columns-repeated="5"/>
        </table:table-row>
        <table:table-row table:style-name="ro1">
          <table:table-cell table:formula="of:=[.B346]/3600" office:value-type="float" office:value="5.77027777777778" calcext:value-type="float">
            <text:p>5.8</text:p>
          </table:table-cell>
          <table:table-cell office:value-type="float" office:value="20773" calcext:value-type="float">
            <text:p>20773</text:p>
          </table:table-cell>
          <table:table-cell office:value-type="float" office:value="3664" calcext:value-type="float">
            <text:p>3664</text:p>
          </table:table-cell>
          <table:table-cell table:formula="of:=[.C346]/1000" office:value-type="float" office:value="3.664" calcext:value-type="float">
            <text:p>3.664</text:p>
          </table:table-cell>
          <table:table-cell office:value-type="float" office:value="2717" calcext:value-type="float">
            <text:p>2717</text:p>
          </table:table-cell>
          <table:table-cell office:value-type="float" office:value="1483" calcext:value-type="float">
            <text:p>1483</text:p>
          </table:table-cell>
          <table:table-cell office:value-type="float" office:value="3.66923976" calcext:value-type="float">
            <text:p>3.66923976</text:p>
          </table:table-cell>
          <table:table-cell office:value-type="float" office:value="3.31141567" calcext:value-type="float">
            <text:p>3.31141567</text:p>
          </table:table-cell>
          <table:table-cell table:number-columns-repeated="5"/>
        </table:table-row>
        <table:table-row table:style-name="ro1">
          <table:table-cell table:formula="of:=[.B347]/3600" office:value-type="float" office:value="5.78694444444444" calcext:value-type="float">
            <text:p>5.8</text:p>
          </table:table-cell>
          <table:table-cell office:value-type="float" office:value="20833" calcext:value-type="float">
            <text:p>20833</text:p>
          </table:table-cell>
          <table:table-cell office:value-type="float" office:value="3664" calcext:value-type="float">
            <text:p>3664</text:p>
          </table:table-cell>
          <table:table-cell table:formula="of:=[.C347]/1000" office:value-type="float" office:value="3.664" calcext:value-type="float">
            <text:p>3.664</text:p>
          </table:table-cell>
          <table:table-cell office:value-type="float" office:value="2717" calcext:value-type="float">
            <text:p>2717</text:p>
          </table:table-cell>
          <table:table-cell office:value-type="float" office:value="1483" calcext:value-type="float">
            <text:p>1483</text:p>
          </table:table-cell>
          <table:table-cell office:value-type="float" office:value="3.66846132" calcext:value-type="float">
            <text:p>3.66846132</text:p>
          </table:table-cell>
          <table:table-cell office:value-type="float" office:value="3.31146646" calcext:value-type="float">
            <text:p>3.31146646</text:p>
          </table:table-cell>
          <table:table-cell table:number-columns-repeated="5"/>
        </table:table-row>
        <table:table-row table:style-name="ro1">
          <table:table-cell table:formula="of:=[.B348]/3600" office:value-type="float" office:value="5.80388888888889" calcext:value-type="float">
            <text:p>5.8</text:p>
          </table:table-cell>
          <table:table-cell office:value-type="float" office:value="20894" calcext:value-type="float">
            <text:p>20894</text:p>
          </table:table-cell>
          <table:table-cell office:value-type="float" office:value="3665" calcext:value-type="float">
            <text:p>3665</text:p>
          </table:table-cell>
          <table:table-cell table:formula="of:=[.C348]/1000" office:value-type="float" office:value="3.665" calcext:value-type="float">
            <text:p>3.665</text:p>
          </table:table-cell>
          <table:table-cell office:value-type="float" office:value="2716" calcext:value-type="float">
            <text:p>2716</text:p>
          </table:table-cell>
          <table:table-cell office:value-type="float" office:value="1482" calcext:value-type="float">
            <text:p>1482</text:p>
          </table:table-cell>
          <table:table-cell office:value-type="float" office:value="3.66789651" calcext:value-type="float">
            <text:p>3.66789651</text:p>
          </table:table-cell>
          <table:table-cell office:value-type="float" office:value="3.31148338" calcext:value-type="float">
            <text:p>3.31148338</text:p>
          </table:table-cell>
          <table:table-cell table:number-columns-repeated="5"/>
        </table:table-row>
        <table:table-row table:style-name="ro1">
          <table:table-cell table:formula="of:=[.B349]/3600" office:value-type="float" office:value="5.82055555555556" calcext:value-type="float">
            <text:p>5.8</text:p>
          </table:table-cell>
          <table:table-cell office:value-type="float" office:value="20954" calcext:value-type="float">
            <text:p>20954</text:p>
          </table:table-cell>
          <table:table-cell office:value-type="float" office:value="3665" calcext:value-type="float">
            <text:p>3665</text:p>
          </table:table-cell>
          <table:table-cell table:formula="of:=[.C349]/1000" office:value-type="float" office:value="3.665" calcext:value-type="float">
            <text:p>3.665</text:p>
          </table:table-cell>
          <table:table-cell office:value-type="float" office:value="2716" calcext:value-type="float">
            <text:p>2716</text:p>
          </table:table-cell>
          <table:table-cell office:value-type="float" office:value="1482" calcext:value-type="float">
            <text:p>1482</text:p>
          </table:table-cell>
          <table:table-cell office:value-type="float" office:value="3.66697454" calcext:value-type="float">
            <text:p>3.66697454</text:p>
          </table:table-cell>
          <table:table-cell office:value-type="float" office:value="3.31142139" calcext:value-type="float">
            <text:p>3.31142139</text:p>
          </table:table-cell>
          <table:table-cell table:number-columns-repeated="5"/>
        </table:table-row>
        <table:table-row table:style-name="ro1">
          <table:table-cell table:formula="of:=[.B350]/3600" office:value-type="float" office:value="5.8375" calcext:value-type="float">
            <text:p>5.8</text:p>
          </table:table-cell>
          <table:table-cell office:value-type="float" office:value="21015" calcext:value-type="float">
            <text:p>21015</text:p>
          </table:table-cell>
          <table:table-cell office:value-type="float" office:value="3663" calcext:value-type="float">
            <text:p>3663</text:p>
          </table:table-cell>
          <table:table-cell table:formula="of:=[.C350]/1000" office:value-type="float" office:value="3.663" calcext:value-type="float">
            <text:p>3.663</text:p>
          </table:table-cell>
          <table:table-cell office:value-type="float" office:value="2715" calcext:value-type="float">
            <text:p>2715</text:p>
          </table:table-cell>
          <table:table-cell office:value-type="float" office:value="1482" calcext:value-type="float">
            <text:p>1482</text:p>
          </table:table-cell>
          <table:table-cell office:value-type="float" office:value="3.6664598" calcext:value-type="float">
            <text:p>3.6664598</text:p>
          </table:table-cell>
          <table:table-cell office:value-type="float" office:value="3.31154084" calcext:value-type="float">
            <text:p>3.31154084</text:p>
          </table:table-cell>
          <table:table-cell table:number-columns-repeated="5"/>
        </table:table-row>
        <table:table-row table:style-name="ro1">
          <table:table-cell table:formula="of:=[.B351]/3600" office:value-type="float" office:value="5.85416666666667" calcext:value-type="float">
            <text:p>5.9</text:p>
          </table:table-cell>
          <table:table-cell office:value-type="float" office:value="21075" calcext:value-type="float">
            <text:p>21075</text:p>
          </table:table-cell>
          <table:table-cell office:value-type="float" office:value="3661" calcext:value-type="float">
            <text:p>3661</text:p>
          </table:table-cell>
          <table:table-cell table:formula="of:=[.C351]/1000" office:value-type="float" office:value="3.661" calcext:value-type="float">
            <text:p>3.661</text:p>
          </table:table-cell>
          <table:table-cell office:value-type="float" office:value="2715" calcext:value-type="float">
            <text:p>2715</text:p>
          </table:table-cell>
          <table:table-cell office:value-type="float" office:value="1483" calcext:value-type="float">
            <text:p>1483</text:p>
          </table:table-cell>
          <table:table-cell office:value-type="float" office:value="3.66571832" calcext:value-type="float">
            <text:p>3.66571832</text:p>
          </table:table-cell>
          <table:table-cell office:value-type="float" office:value="3.31159043" calcext:value-type="float">
            <text:p>3.31159043</text:p>
          </table:table-cell>
          <table:table-cell table:number-columns-repeated="5"/>
        </table:table-row>
        <table:table-row table:style-name="ro1">
          <table:table-cell table:formula="of:=[.B352]/3600" office:value-type="float" office:value="5.87083333333333" calcext:value-type="float">
            <text:p>5.9</text:p>
          </table:table-cell>
          <table:table-cell office:value-type="float" office:value="21135" calcext:value-type="float">
            <text:p>21135</text:p>
          </table:table-cell>
          <table:table-cell office:value-type="float" office:value="3663" calcext:value-type="float">
            <text:p>3663</text:p>
          </table:table-cell>
          <table:table-cell table:formula="of:=[.C352]/1000" office:value-type="float" office:value="3.663" calcext:value-type="float">
            <text:p>3.663</text:p>
          </table:table-cell>
          <table:table-cell office:value-type="float" office:value="2715" calcext:value-type="float">
            <text:p>2715</text:p>
          </table:table-cell>
          <table:table-cell office:value-type="float" office:value="1482" calcext:value-type="float">
            <text:p>1482</text:p>
          </table:table-cell>
          <table:table-cell office:value-type="float" office:value="3.66454935" calcext:value-type="float">
            <text:p>3.66454935</text:p>
          </table:table-cell>
          <table:table-cell office:value-type="float" office:value="3.31128716" calcext:value-type="float">
            <text:p>3.31128716</text:p>
          </table:table-cell>
          <table:table-cell table:number-columns-repeated="5"/>
        </table:table-row>
        <table:table-row table:style-name="ro1">
          <table:table-cell table:formula="of:=[.B353]/3600" office:value-type="float" office:value="5.88777777777778" calcext:value-type="float">
            <text:p>5.9</text:p>
          </table:table-cell>
          <table:table-cell office:value-type="float" office:value="21196" calcext:value-type="float">
            <text:p>21196</text:p>
          </table:table-cell>
          <table:table-cell office:value-type="float" office:value="3662" calcext:value-type="float">
            <text:p>3662</text:p>
          </table:table-cell>
          <table:table-cell table:formula="of:=[.C353]/1000" office:value-type="float" office:value="3.662" calcext:value-type="float">
            <text:p>3.662</text:p>
          </table:table-cell>
          <table:table-cell office:value-type="float" office:value="2714" calcext:value-type="float">
            <text:p>2714</text:p>
          </table:table-cell>
          <table:table-cell office:value-type="float" office:value="1482" calcext:value-type="float">
            <text:p>1482</text:p>
          </table:table-cell>
          <table:table-cell office:value-type="float" office:value="3.66420746" calcext:value-type="float">
            <text:p>3.66420746</text:p>
          </table:table-cell>
          <table:table-cell office:value-type="float" office:value="3.31148124" calcext:value-type="float">
            <text:p>3.31148124</text:p>
          </table:table-cell>
          <table:table-cell table:number-columns-repeated="5"/>
        </table:table-row>
        <table:table-row table:style-name="ro1">
          <table:table-cell table:formula="of:=[.B354]/3600" office:value-type="float" office:value="5.90444444444444" calcext:value-type="float">
            <text:p>5.9</text:p>
          </table:table-cell>
          <table:table-cell office:value-type="float" office:value="21256" calcext:value-type="float">
            <text:p>21256</text:p>
          </table:table-cell>
          <table:table-cell office:value-type="float" office:value="3662" calcext:value-type="float">
            <text:p>3662</text:p>
          </table:table-cell>
          <table:table-cell table:formula="of:=[.C354]/1000" office:value-type="float" office:value="3.662" calcext:value-type="float">
            <text:p>3.662</text:p>
          </table:table-cell>
          <table:table-cell office:value-type="float" office:value="2714" calcext:value-type="float">
            <text:p>2714</text:p>
          </table:table-cell>
          <table:table-cell office:value-type="float" office:value="1482" calcext:value-type="float">
            <text:p>1482</text:p>
          </table:table-cell>
          <table:table-cell office:value-type="float" office:value="3.66360354" calcext:value-type="float">
            <text:p>3.66360354</text:p>
          </table:table-cell>
          <table:table-cell office:value-type="float" office:value="3.31143713" calcext:value-type="float">
            <text:p>3.31143713</text:p>
          </table:table-cell>
          <table:table-cell table:number-columns-repeated="5"/>
        </table:table-row>
        <table:table-row table:style-name="ro1">
          <table:table-cell table:formula="of:=[.B355]/3600" office:value-type="float" office:value="5.92138888888889" calcext:value-type="float">
            <text:p>5.9</text:p>
          </table:table-cell>
          <table:table-cell office:value-type="float" office:value="21317" calcext:value-type="float">
            <text:p>21317</text:p>
          </table:table-cell>
          <table:table-cell office:value-type="float" office:value="3661" calcext:value-type="float">
            <text:p>3661</text:p>
          </table:table-cell>
          <table:table-cell table:formula="of:=[.C355]/1000" office:value-type="float" office:value="3.661" calcext:value-type="float">
            <text:p>3.661</text:p>
          </table:table-cell>
          <table:table-cell office:value-type="float" office:value="2713" calcext:value-type="float">
            <text:p>2713</text:p>
          </table:table-cell>
          <table:table-cell office:value-type="float" office:value="1482" calcext:value-type="float">
            <text:p>1482</text:p>
          </table:table-cell>
          <table:table-cell office:value-type="float" office:value="3.66269135" calcext:value-type="float">
            <text:p>3.66269135</text:p>
          </table:table-cell>
          <table:table-cell office:value-type="float" office:value="3.31141162" calcext:value-type="float">
            <text:p>3.31141162</text:p>
          </table:table-cell>
          <table:table-cell table:number-columns-repeated="5"/>
        </table:table-row>
        <table:table-row table:style-name="ro1">
          <table:table-cell table:formula="of:=[.B356]/3600" office:value-type="float" office:value="5.93805555555556" calcext:value-type="float">
            <text:p>5.9</text:p>
          </table:table-cell>
          <table:table-cell office:value-type="float" office:value="21377" calcext:value-type="float">
            <text:p>21377</text:p>
          </table:table-cell>
          <table:table-cell office:value-type="float" office:value="3661" calcext:value-type="float">
            <text:p>3661</text:p>
          </table:table-cell>
          <table:table-cell table:formula="of:=[.C356]/1000" office:value-type="float" office:value="3.661" calcext:value-type="float">
            <text:p>3.661</text:p>
          </table:table-cell>
          <table:table-cell office:value-type="float" office:value="2713" calcext:value-type="float">
            <text:p>2713</text:p>
          </table:table-cell>
          <table:table-cell office:value-type="float" office:value="1482" calcext:value-type="float">
            <text:p>1482</text:p>
          </table:table-cell>
          <table:table-cell office:value-type="float" office:value="3.66200519" calcext:value-type="float">
            <text:p>3.66200519</text:p>
          </table:table-cell>
          <table:table-cell office:value-type="float" office:value="3.31146049" calcext:value-type="float">
            <text:p>3.31146049</text:p>
          </table:table-cell>
          <table:table-cell table:number-columns-repeated="5"/>
        </table:table-row>
        <table:table-row table:style-name="ro1">
          <table:table-cell table:formula="of:=[.B357]/3600" office:value-type="float" office:value="5.95472222222222" calcext:value-type="float">
            <text:p>6.0</text:p>
          </table:table-cell>
          <table:table-cell office:value-type="float" office:value="21437" calcext:value-type="float">
            <text:p>21437</text:p>
          </table:table-cell>
          <table:table-cell office:value-type="float" office:value="3659" calcext:value-type="float">
            <text:p>3659</text:p>
          </table:table-cell>
          <table:table-cell table:formula="of:=[.C357]/1000" office:value-type="float" office:value="3.659" calcext:value-type="float">
            <text:p>3.659</text:p>
          </table:table-cell>
          <table:table-cell office:value-type="float" office:value="2712" calcext:value-type="float">
            <text:p>2712</text:p>
          </table:table-cell>
          <table:table-cell office:value-type="float" office:value="1482" calcext:value-type="float">
            <text:p>1482</text:p>
          </table:table-cell>
          <table:table-cell office:value-type="float" office:value="3.66122222" calcext:value-type="float">
            <text:p>3.66122222</text:p>
          </table:table-cell>
          <table:table-cell office:value-type="float" office:value="3.31125784" calcext:value-type="float">
            <text:p>3.31125784</text:p>
          </table:table-cell>
          <table:table-cell table:number-columns-repeated="5"/>
        </table:table-row>
        <table:table-row table:style-name="ro1">
          <table:table-cell table:formula="of:=[.B358]/3600" office:value-type="float" office:value="5.97166666666667" calcext:value-type="float">
            <text:p>6.0</text:p>
          </table:table-cell>
          <table:table-cell office:value-type="float" office:value="21498" calcext:value-type="float">
            <text:p>21498</text:p>
          </table:table-cell>
          <table:table-cell office:value-type="float" office:value="3659" calcext:value-type="float">
            <text:p>3659</text:p>
          </table:table-cell>
          <table:table-cell table:formula="of:=[.C358]/1000" office:value-type="float" office:value="3.659" calcext:value-type="float">
            <text:p>3.659</text:p>
          </table:table-cell>
          <table:table-cell office:value-type="float" office:value="2712" calcext:value-type="float">
            <text:p>2712</text:p>
          </table:table-cell>
          <table:table-cell office:value-type="float" office:value="1482" calcext:value-type="float">
            <text:p>1482</text:p>
          </table:table-cell>
          <table:table-cell office:value-type="float" office:value="3.66048002" calcext:value-type="float">
            <text:p>3.66048002</text:p>
          </table:table-cell>
          <table:table-cell office:value-type="float" office:value="3.31134748" calcext:value-type="float">
            <text:p>3.31134748</text:p>
          </table:table-cell>
          <table:table-cell table:number-columns-repeated="5"/>
        </table:table-row>
        <table:table-row table:style-name="ro1">
          <table:table-cell table:formula="of:=[.B359]/3600" office:value-type="float" office:value="5.98833333333333" calcext:value-type="float">
            <text:p>6.0</text:p>
          </table:table-cell>
          <table:table-cell office:value-type="float" office:value="21558" calcext:value-type="float">
            <text:p>21558</text:p>
          </table:table-cell>
          <table:table-cell office:value-type="float" office:value="3658" calcext:value-type="float">
            <text:p>3658</text:p>
          </table:table-cell>
          <table:table-cell table:formula="of:=[.C359]/1000" office:value-type="float" office:value="3.658" calcext:value-type="float">
            <text:p>3.658</text:p>
          </table:table-cell>
          <table:table-cell office:value-type="float" office:value="2711" calcext:value-type="float">
            <text:p>2711</text:p>
          </table:table-cell>
          <table:table-cell office:value-type="float" office:value="1482" calcext:value-type="float">
            <text:p>1482</text:p>
          </table:table-cell>
          <table:table-cell office:value-type="float" office:value="3.65943837" calcext:value-type="float">
            <text:p>3.65943837</text:p>
          </table:table-cell>
          <table:table-cell office:value-type="float" office:value="3.31108141" calcext:value-type="float">
            <text:p>3.31108141</text:p>
          </table:table-cell>
          <table:table-cell table:number-columns-repeated="5"/>
        </table:table-row>
        <table:table-row table:style-name="ro1">
          <table:table-cell table:formula="of:=[.B360]/3600" office:value-type="float" office:value="6.005" calcext:value-type="float">
            <text:p>6.0</text:p>
          </table:table-cell>
          <table:table-cell office:value-type="float" office:value="21618" calcext:value-type="float">
            <text:p>21618</text:p>
          </table:table-cell>
          <table:table-cell office:value-type="float" office:value="3658" calcext:value-type="float">
            <text:p>3658</text:p>
          </table:table-cell>
          <table:table-cell table:formula="of:=[.C360]/1000" office:value-type="float" office:value="3.658" calcext:value-type="float">
            <text:p>3.658</text:p>
          </table:table-cell>
          <table:table-cell office:value-type="float" office:value="2711" calcext:value-type="float">
            <text:p>2711</text:p>
          </table:table-cell>
          <table:table-cell office:value-type="float" office:value="1482" calcext:value-type="float">
            <text:p>1482</text:p>
          </table:table-cell>
          <table:table-cell office:value-type="float" office:value="3.65935969" calcext:value-type="float">
            <text:p>3.65935969</text:p>
          </table:table-cell>
          <table:table-cell office:value-type="float" office:value="3.31170607" calcext:value-type="float">
            <text:p>3.31170607</text:p>
          </table:table-cell>
          <table:table-cell table:number-columns-repeated="5"/>
        </table:table-row>
        <table:table-row table:style-name="ro1">
          <table:table-cell table:formula="of:=[.B361]/3600" office:value-type="float" office:value="6.02194444444444" calcext:value-type="float">
            <text:p>6.0</text:p>
          </table:table-cell>
          <table:table-cell office:value-type="float" office:value="21679" calcext:value-type="float">
            <text:p>21679</text:p>
          </table:table-cell>
          <table:table-cell office:value-type="float" office:value="3657" calcext:value-type="float">
            <text:p>3657</text:p>
          </table:table-cell>
          <table:table-cell table:formula="of:=[.C361]/1000" office:value-type="float" office:value="3.657" calcext:value-type="float">
            <text:p>3.657</text:p>
          </table:table-cell>
          <table:table-cell office:value-type="float" office:value="2710" calcext:value-type="float">
            <text:p>2710</text:p>
          </table:table-cell>
          <table:table-cell office:value-type="float" office:value="1482" calcext:value-type="float">
            <text:p>1482</text:p>
          </table:table-cell>
          <table:table-cell office:value-type="float" office:value="3.65840816" calcext:value-type="float">
            <text:p>3.65840816</text:p>
          </table:table-cell>
          <table:table-cell office:value-type="float" office:value="3.31123376" calcext:value-type="float">
            <text:p>3.31123376</text:p>
          </table:table-cell>
          <table:table-cell table:number-columns-repeated="5"/>
        </table:table-row>
        <table:table-row table:style-name="ro1">
          <table:table-cell table:formula="of:=[.B362]/3600" office:value-type="float" office:value="6.03861111111111" calcext:value-type="float">
            <text:p>6.0</text:p>
          </table:table-cell>
          <table:table-cell office:value-type="float" office:value="21739" calcext:value-type="float">
            <text:p>21739</text:p>
          </table:table-cell>
          <table:table-cell office:value-type="float" office:value="3657" calcext:value-type="float">
            <text:p>3657</text:p>
          </table:table-cell>
          <table:table-cell table:formula="of:=[.C362]/1000" office:value-type="float" office:value="3.657" calcext:value-type="float">
            <text:p>3.657</text:p>
          </table:table-cell>
          <table:table-cell office:value-type="float" office:value="2710" calcext:value-type="float">
            <text:p>2710</text:p>
          </table:table-cell>
          <table:table-cell office:value-type="float" office:value="1482" calcext:value-type="float">
            <text:p>1482</text:p>
          </table:table-cell>
          <table:table-cell office:value-type="float" office:value="3.657619" calcext:value-type="float">
            <text:p>3.657619</text:p>
          </table:table-cell>
          <table:table-cell office:value-type="float" office:value="3.31137562" calcext:value-type="float">
            <text:p>3.31137562</text:p>
          </table:table-cell>
          <table:table-cell table:number-columns-repeated="5"/>
        </table:table-row>
        <table:table-row table:style-name="ro1">
          <table:table-cell table:formula="of:=[.B363]/3600" office:value-type="float" office:value="6.05555555555556" calcext:value-type="float">
            <text:p>6.1</text:p>
          </table:table-cell>
          <table:table-cell office:value-type="float" office:value="21800" calcext:value-type="float">
            <text:p>21800</text:p>
          </table:table-cell>
          <table:table-cell office:value-type="float" office:value="3655" calcext:value-type="float">
            <text:p>3655</text:p>
          </table:table-cell>
          <table:table-cell table:formula="of:=[.C363]/1000" office:value-type="float" office:value="3.655" calcext:value-type="float">
            <text:p>3.655</text:p>
          </table:table-cell>
          <table:table-cell office:value-type="float" office:value="2709" calcext:value-type="float">
            <text:p>2709</text:p>
          </table:table-cell>
          <table:table-cell office:value-type="float" office:value="1482" calcext:value-type="float">
            <text:p>1482</text:p>
          </table:table-cell>
          <table:table-cell office:value-type="float" office:value="3.65721178" calcext:value-type="float">
            <text:p>3.65721178</text:p>
          </table:table-cell>
          <table:table-cell office:value-type="float" office:value="3.3115201" calcext:value-type="float">
            <text:p>3.3115201</text:p>
          </table:table-cell>
          <table:table-cell table:number-columns-repeated="5"/>
        </table:table-row>
        <table:table-row table:style-name="ro1">
          <table:table-cell table:formula="of:=[.B364]/3600" office:value-type="float" office:value="6.07222222222222" calcext:value-type="float">
            <text:p>6.1</text:p>
          </table:table-cell>
          <table:table-cell office:value-type="float" office:value="21860" calcext:value-type="float">
            <text:p>21860</text:p>
          </table:table-cell>
          <table:table-cell office:value-type="float" office:value="3655" calcext:value-type="float">
            <text:p>3655</text:p>
          </table:table-cell>
          <table:table-cell table:formula="of:=[.C364]/1000" office:value-type="float" office:value="3.655" calcext:value-type="float">
            <text:p>3.655</text:p>
          </table:table-cell>
          <table:table-cell office:value-type="float" office:value="2709" calcext:value-type="float">
            <text:p>2709</text:p>
          </table:table-cell>
          <table:table-cell office:value-type="float" office:value="1482" calcext:value-type="float">
            <text:p>1482</text:p>
          </table:table-cell>
          <table:table-cell office:value-type="float" office:value="3.65466642" calcext:value-type="float">
            <text:p>3.65466642</text:p>
          </table:table-cell>
          <table:table-cell office:value-type="float" office:value="3.30953121" calcext:value-type="float">
            <text:p>3.30953121</text:p>
          </table:table-cell>
          <table:table-cell table:number-columns-repeated="5"/>
        </table:table-row>
        <table:table-row table:style-name="ro1">
          <table:table-cell table:formula="of:=[.B365]/3600" office:value-type="float" office:value="6.08888888888889" calcext:value-type="float">
            <text:p>6.1</text:p>
          </table:table-cell>
          <table:table-cell office:value-type="float" office:value="21920" calcext:value-type="float">
            <text:p>21920</text:p>
          </table:table-cell>
          <table:table-cell office:value-type="float" office:value="3654" calcext:value-type="float">
            <text:p>3654</text:p>
          </table:table-cell>
          <table:table-cell table:formula="of:=[.C365]/1000" office:value-type="float" office:value="3.654" calcext:value-type="float">
            <text:p>3.654</text:p>
          </table:table-cell>
          <table:table-cell office:value-type="float" office:value="2708" calcext:value-type="float">
            <text:p>2708</text:p>
          </table:table-cell>
          <table:table-cell office:value-type="float" office:value="1482" calcext:value-type="float">
            <text:p>1482</text:p>
          </table:table-cell>
          <table:table-cell office:value-type="float" office:value="3.65263557" calcext:value-type="float">
            <text:p>3.65263557</text:p>
          </table:table-cell>
          <table:table-cell office:value-type="float" office:value="3.30845308" calcext:value-type="float">
            <text:p>3.30845308</text:p>
          </table:table-cell>
          <table:table-cell table:number-columns-repeated="5"/>
        </table:table-row>
        <table:table-row table:style-name="ro1">
          <table:table-cell table:formula="of:=[.B366]/3600" office:value-type="float" office:value="6.10583333333333" calcext:value-type="float">
            <text:p>6.1</text:p>
          </table:table-cell>
          <table:table-cell office:value-type="float" office:value="21981" calcext:value-type="float">
            <text:p>21981</text:p>
          </table:table-cell>
          <table:table-cell office:value-type="float" office:value="3654" calcext:value-type="float">
            <text:p>3654</text:p>
          </table:table-cell>
          <table:table-cell table:formula="of:=[.C366]/1000" office:value-type="float" office:value="3.654" calcext:value-type="float">
            <text:p>3.654</text:p>
          </table:table-cell>
          <table:table-cell office:value-type="float" office:value="2708" calcext:value-type="float">
            <text:p>2708</text:p>
          </table:table-cell>
          <table:table-cell office:value-type="float" office:value="1482" calcext:value-type="float">
            <text:p>1482</text:p>
          </table:table-cell>
          <table:table-cell office:value-type="float" office:value="3.65483761" calcext:value-type="float">
            <text:p>3.65483761</text:p>
          </table:table-cell>
          <table:table-cell office:value-type="float" office:value="3.31082129" calcext:value-type="float">
            <text:p>3.31082129</text:p>
          </table:table-cell>
          <table:table-cell table:number-columns-repeated="5"/>
        </table:table-row>
        <table:table-row table:style-name="ro1">
          <table:table-cell table:formula="of:=[.B367]/3600" office:value-type="float" office:value="6.1225" calcext:value-type="float">
            <text:p>6.1</text:p>
          </table:table-cell>
          <table:table-cell office:value-type="float" office:value="22041" calcext:value-type="float">
            <text:p>22041</text:p>
          </table:table-cell>
          <table:table-cell office:value-type="float" office:value="3653" calcext:value-type="float">
            <text:p>3653</text:p>
          </table:table-cell>
          <table:table-cell table:formula="of:=[.C367]/1000" office:value-type="float" office:value="3.653" calcext:value-type="float">
            <text:p>3.653</text:p>
          </table:table-cell>
          <table:table-cell office:value-type="float" office:value="2707" calcext:value-type="float">
            <text:p>2707</text:p>
          </table:table-cell>
          <table:table-cell office:value-type="float" office:value="1482" calcext:value-type="float">
            <text:p>1482</text:p>
          </table:table-cell>
          <table:table-cell office:value-type="float" office:value="3.65456438" calcext:value-type="float">
            <text:p>3.65456438</text:p>
          </table:table-cell>
          <table:table-cell office:value-type="float" office:value="3.31127882" calcext:value-type="float">
            <text:p>3.31127882</text:p>
          </table:table-cell>
          <table:table-cell table:number-columns-repeated="5"/>
        </table:table-row>
        <table:table-row table:style-name="ro1">
          <table:table-cell table:formula="of:=[.B368]/3600" office:value-type="float" office:value="6.13944444444444" calcext:value-type="float">
            <text:p>6.1</text:p>
          </table:table-cell>
          <table:table-cell office:value-type="float" office:value="22102" calcext:value-type="float">
            <text:p>22102</text:p>
          </table:table-cell>
          <table:table-cell office:value-type="float" office:value="3653" calcext:value-type="float">
            <text:p>3653</text:p>
          </table:table-cell>
          <table:table-cell table:formula="of:=[.C368]/1000" office:value-type="float" office:value="3.653" calcext:value-type="float">
            <text:p>3.653</text:p>
          </table:table-cell>
          <table:table-cell office:value-type="float" office:value="2707" calcext:value-type="float">
            <text:p>2707</text:p>
          </table:table-cell>
          <table:table-cell office:value-type="float" office:value="1482" calcext:value-type="float">
            <text:p>1482</text:p>
          </table:table-cell>
          <table:table-cell office:value-type="float" office:value="3.65471053" calcext:value-type="float">
            <text:p>3.65471053</text:p>
          </table:table-cell>
          <table:table-cell office:value-type="float" office:value="3.31229758" calcext:value-type="float">
            <text:p>3.31229758</text:p>
          </table:table-cell>
          <table:table-cell table:number-columns-repeated="5"/>
        </table:table-row>
        <table:table-row table:style-name="ro1">
          <table:table-cell table:formula="of:=[.B369]/3600" office:value-type="float" office:value="6.15611111111111" calcext:value-type="float">
            <text:p>6.2</text:p>
          </table:table-cell>
          <table:table-cell office:value-type="float" office:value="22162" calcext:value-type="float">
            <text:p>22162</text:p>
          </table:table-cell>
          <table:table-cell office:value-type="float" office:value="3653" calcext:value-type="float">
            <text:p>3653</text:p>
          </table:table-cell>
          <table:table-cell table:formula="of:=[.C369]/1000" office:value-type="float" office:value="3.653" calcext:value-type="float">
            <text:p>3.653</text:p>
          </table:table-cell>
          <table:table-cell office:value-type="float" office:value="2707" calcext:value-type="float">
            <text:p>2707</text:p>
          </table:table-cell>
          <table:table-cell office:value-type="float" office:value="1482" calcext:value-type="float">
            <text:p>1482</text:p>
          </table:table-cell>
          <table:table-cell office:value-type="float" office:value="3.6543076" calcext:value-type="float">
            <text:p>3.6543076</text:p>
          </table:table-cell>
          <table:table-cell office:value-type="float" office:value="3.31193924" calcext:value-type="float">
            <text:p>3.31193924</text:p>
          </table:table-cell>
          <table:table-cell table:number-columns-repeated="5"/>
        </table:table-row>
        <table:table-row table:style-name="ro1">
          <table:table-cell table:formula="of:=[.B370]/3600" office:value-type="float" office:value="6.17277777777778" calcext:value-type="float">
            <text:p>6.2</text:p>
          </table:table-cell>
          <table:table-cell office:value-type="float" office:value="22222" calcext:value-type="float">
            <text:p>22222</text:p>
          </table:table-cell>
          <table:table-cell office:value-type="float" office:value="3649" calcext:value-type="float">
            <text:p>3649</text:p>
          </table:table-cell>
          <table:table-cell table:formula="of:=[.C370]/1000" office:value-type="float" office:value="3.649" calcext:value-type="float">
            <text:p>3.649</text:p>
          </table:table-cell>
          <table:table-cell office:value-type="float" office:value="2706" calcext:value-type="float">
            <text:p>2706</text:p>
          </table:table-cell>
          <table:table-cell office:value-type="float" office:value="1483" calcext:value-type="float">
            <text:p>1483</text:p>
          </table:table-cell>
          <table:table-cell office:value-type="float" office:value="3.65112185" calcext:value-type="float">
            <text:p>3.65112185</text:p>
          </table:table-cell>
          <table:table-cell office:value-type="float" office:value="3.310184" calcext:value-type="float">
            <text:p>3.310184</text:p>
          </table:table-cell>
          <table:table-cell table:number-columns-repeated="5"/>
        </table:table-row>
        <table:table-row table:style-name="ro1">
          <table:table-cell table:formula="of:=[.B371]/3600" office:value-type="float" office:value="6.18972222222222" calcext:value-type="float">
            <text:p>6.2</text:p>
          </table:table-cell>
          <table:table-cell office:value-type="float" office:value="22283" calcext:value-type="float">
            <text:p>22283</text:p>
          </table:table-cell>
          <table:table-cell office:value-type="float" office:value="3651" calcext:value-type="float">
            <text:p>3651</text:p>
          </table:table-cell>
          <table:table-cell table:formula="of:=[.C371]/1000" office:value-type="float" office:value="3.651" calcext:value-type="float">
            <text:p>3.651</text:p>
          </table:table-cell>
          <table:table-cell office:value-type="float" office:value="2706" calcext:value-type="float">
            <text:p>2706</text:p>
          </table:table-cell>
          <table:table-cell office:value-type="float" office:value="1482" calcext:value-type="float">
            <text:p>1482</text:p>
          </table:table-cell>
          <table:table-cell office:value-type="float" office:value="3.65126991" calcext:value-type="float">
            <text:p>3.65126991</text:p>
          </table:table-cell>
          <table:table-cell office:value-type="float" office:value="3.31068087" calcext:value-type="float">
            <text:p>3.31068087</text:p>
          </table:table-cell>
          <table:table-cell table:number-columns-repeated="5"/>
        </table:table-row>
        <table:table-row table:style-name="ro1">
          <table:table-cell table:formula="of:=[.B372]/3600" office:value-type="float" office:value="6.20638888888889" calcext:value-type="float">
            <text:p>6.2</text:p>
          </table:table-cell>
          <table:table-cell office:value-type="float" office:value="22343" calcext:value-type="float">
            <text:p>22343</text:p>
          </table:table-cell>
          <table:table-cell office:value-type="float" office:value="3650" calcext:value-type="float">
            <text:p>3650</text:p>
          </table:table-cell>
          <table:table-cell table:formula="of:=[.C372]/1000" office:value-type="float" office:value="3.65" calcext:value-type="float">
            <text:p>3.65</text:p>
          </table:table-cell>
          <table:table-cell office:value-type="float" office:value="2705" calcext:value-type="float">
            <text:p>2705</text:p>
          </table:table-cell>
          <table:table-cell office:value-type="float" office:value="1482" calcext:value-type="float">
            <text:p>1482</text:p>
          </table:table-cell>
          <table:table-cell office:value-type="float" office:value="3.65039492" calcext:value-type="float">
            <text:p>3.65039492</text:p>
          </table:table-cell>
          <table:table-cell office:value-type="float" office:value="3.31053066" calcext:value-type="float">
            <text:p>3.31053066</text:p>
          </table:table-cell>
          <table:table-cell table:number-columns-repeated="5"/>
        </table:table-row>
        <table:table-row table:style-name="ro1">
          <table:table-cell table:formula="of:=[.B373]/3600" office:value-type="float" office:value="6.22305555555556" calcext:value-type="float">
            <text:p>6.2</text:p>
          </table:table-cell>
          <table:table-cell office:value-type="float" office:value="22403" calcext:value-type="float">
            <text:p>22403</text:p>
          </table:table-cell>
          <table:table-cell office:value-type="float" office:value="3650" calcext:value-type="float">
            <text:p>3650</text:p>
          </table:table-cell>
          <table:table-cell table:formula="of:=[.C373]/1000" office:value-type="float" office:value="3.65" calcext:value-type="float">
            <text:p>3.65</text:p>
          </table:table-cell>
          <table:table-cell office:value-type="float" office:value="2705" calcext:value-type="float">
            <text:p>2705</text:p>
          </table:table-cell>
          <table:table-cell office:value-type="float" office:value="1482" calcext:value-type="float">
            <text:p>1482</text:p>
          </table:table-cell>
          <table:table-cell office:value-type="float" office:value="3.65063977" calcext:value-type="float">
            <text:p>3.65063977</text:p>
          </table:table-cell>
          <table:table-cell office:value-type="float" office:value="3.31128931" calcext:value-type="float">
            <text:p>3.31128931</text:p>
          </table:table-cell>
          <table:table-cell table:number-columns-repeated="5"/>
        </table:table-row>
        <table:table-row table:style-name="ro1">
          <table:table-cell table:formula="of:=[.B374]/3600" office:value-type="float" office:value="6.24" calcext:value-type="float">
            <text:p>6.2</text:p>
          </table:table-cell>
          <table:table-cell office:value-type="float" office:value="22464" calcext:value-type="float">
            <text:p>22464</text:p>
          </table:table-cell>
          <table:table-cell office:value-type="float" office:value="3646" calcext:value-type="float">
            <text:p>3646</text:p>
          </table:table-cell>
          <table:table-cell table:formula="of:=[.C374]/1000" office:value-type="float" office:value="3.646" calcext:value-type="float">
            <text:p>3.646</text:p>
          </table:table-cell>
          <table:table-cell office:value-type="float" office:value="2704" calcext:value-type="float">
            <text:p>2704</text:p>
          </table:table-cell>
          <table:table-cell office:value-type="float" office:value="1483" calcext:value-type="float">
            <text:p>1483</text:p>
          </table:table-cell>
          <table:table-cell office:value-type="float" office:value="3.64992428" calcext:value-type="float">
            <text:p>3.64992428</text:p>
          </table:table-cell>
          <table:table-cell office:value-type="float" office:value="3.3112483" calcext:value-type="float">
            <text:p>3.3112483</text:p>
          </table:table-cell>
          <table:table-cell table:number-columns-repeated="5"/>
        </table:table-row>
        <table:table-row table:style-name="ro1">
          <table:table-cell table:formula="of:=[.B375]/3600" office:value-type="float" office:value="6.25666666666667" calcext:value-type="float">
            <text:p>6.3</text:p>
          </table:table-cell>
          <table:table-cell office:value-type="float" office:value="22524" calcext:value-type="float">
            <text:p>22524</text:p>
          </table:table-cell>
          <table:table-cell office:value-type="float" office:value="3646" calcext:value-type="float">
            <text:p>3646</text:p>
          </table:table-cell>
          <table:table-cell table:formula="of:=[.C375]/1000" office:value-type="float" office:value="3.646" calcext:value-type="float">
            <text:p>3.646</text:p>
          </table:table-cell>
          <table:table-cell office:value-type="float" office:value="2704" calcext:value-type="float">
            <text:p>2704</text:p>
          </table:table-cell>
          <table:table-cell office:value-type="float" office:value="1483" calcext:value-type="float">
            <text:p>1483</text:p>
          </table:table-cell>
          <table:table-cell office:value-type="float" office:value="3.64843321" calcext:value-type="float">
            <text:p>3.64843321</text:p>
          </table:table-cell>
          <table:table-cell office:value-type="float" office:value="3.31048131" calcext:value-type="float">
            <text:p>3.31048131</text:p>
          </table:table-cell>
          <table:table-cell table:number-columns-repeated="5"/>
        </table:table-row>
        <table:table-row table:style-name="ro1">
          <table:table-cell table:formula="of:=[.B376]/3600" office:value-type="float" office:value="6.27361111111111" calcext:value-type="float">
            <text:p>6.3</text:p>
          </table:table-cell>
          <table:table-cell office:value-type="float" office:value="22585" calcext:value-type="float">
            <text:p>22585</text:p>
          </table:table-cell>
          <table:table-cell office:value-type="float" office:value="3647" calcext:value-type="float">
            <text:p>3647</text:p>
          </table:table-cell>
          <table:table-cell table:formula="of:=[.C376]/1000" office:value-type="float" office:value="3.647" calcext:value-type="float">
            <text:p>3.647</text:p>
          </table:table-cell>
          <table:table-cell office:value-type="float" office:value="2703" calcext:value-type="float">
            <text:p>2703</text:p>
          </table:table-cell>
          <table:table-cell office:value-type="float" office:value="1482" calcext:value-type="float">
            <text:p>1482</text:p>
          </table:table-cell>
          <table:table-cell office:value-type="float" office:value="3.64784431" calcext:value-type="float">
            <text:p>3.64784431</text:p>
          </table:table-cell>
          <table:table-cell office:value-type="float" office:value="3.3104291" calcext:value-type="float">
            <text:p>3.3104291</text:p>
          </table:table-cell>
          <table:table-cell table:number-columns-repeated="5"/>
        </table:table-row>
        <table:table-row table:style-name="ro1">
          <table:table-cell table:formula="of:=[.B377]/3600" office:value-type="float" office:value="6.29027777777778" calcext:value-type="float">
            <text:p>6.3</text:p>
          </table:table-cell>
          <table:table-cell office:value-type="float" office:value="22645" calcext:value-type="float">
            <text:p>22645</text:p>
          </table:table-cell>
          <table:table-cell office:value-type="float" office:value="3647" calcext:value-type="float">
            <text:p>3647</text:p>
          </table:table-cell>
          <table:table-cell table:formula="of:=[.C377]/1000" office:value-type="float" office:value="3.647" calcext:value-type="float">
            <text:p>3.647</text:p>
          </table:table-cell>
          <table:table-cell office:value-type="float" office:value="2703" calcext:value-type="float">
            <text:p>2703</text:p>
          </table:table-cell>
          <table:table-cell office:value-type="float" office:value="1482" calcext:value-type="float">
            <text:p>1482</text:p>
          </table:table-cell>
          <table:table-cell office:value-type="float" office:value="3.64782429" calcext:value-type="float">
            <text:p>3.64782429</text:p>
          </table:table-cell>
          <table:table-cell office:value-type="float" office:value="3.3110745" calcext:value-type="float">
            <text:p>3.3110745</text:p>
          </table:table-cell>
          <table:table-cell table:number-columns-repeated="5"/>
        </table:table-row>
        <table:table-row table:style-name="ro1">
          <table:table-cell table:formula="of:=[.B378]/3600" office:value-type="float" office:value="6.30694444444444" calcext:value-type="float">
            <text:p>6.3</text:p>
          </table:table-cell>
          <table:table-cell office:value-type="float" office:value="22705" calcext:value-type="float">
            <text:p>22705</text:p>
          </table:table-cell>
          <table:table-cell office:value-type="float" office:value="3647" calcext:value-type="float">
            <text:p>3647</text:p>
          </table:table-cell>
          <table:table-cell table:formula="of:=[.C378]/1000" office:value-type="float" office:value="3.647" calcext:value-type="float">
            <text:p>3.647</text:p>
          </table:table-cell>
          <table:table-cell office:value-type="float" office:value="2703" calcext:value-type="float">
            <text:p>2703</text:p>
          </table:table-cell>
          <table:table-cell office:value-type="float" office:value="1482" calcext:value-type="float">
            <text:p>1482</text:p>
          </table:table-cell>
          <table:table-cell office:value-type="float" office:value="3.64768124" calcext:value-type="float">
            <text:p>3.64768124</text:p>
          </table:table-cell>
          <table:table-cell office:value-type="float" office:value="3.31158113" calcext:value-type="float">
            <text:p>3.31158113</text:p>
          </table:table-cell>
          <table:table-cell table:number-columns-repeated="5"/>
        </table:table-row>
        <table:table-row table:style-name="ro1">
          <table:table-cell table:formula="of:=[.B379]/3600" office:value-type="float" office:value="6.32388888888889" calcext:value-type="float">
            <text:p>6.3</text:p>
          </table:table-cell>
          <table:table-cell office:value-type="float" office:value="22766" calcext:value-type="float">
            <text:p>22766</text:p>
          </table:table-cell>
          <table:table-cell office:value-type="float" office:value="3643" calcext:value-type="float">
            <text:p>3643</text:p>
          </table:table-cell>
          <table:table-cell table:formula="of:=[.C379]/1000" office:value-type="float" office:value="3.643" calcext:value-type="float">
            <text:p>3.643</text:p>
          </table:table-cell>
          <table:table-cell office:value-type="float" office:value="2702" calcext:value-type="float">
            <text:p>2702</text:p>
          </table:table-cell>
          <table:table-cell office:value-type="float" office:value="1483" calcext:value-type="float">
            <text:p>1483</text:p>
          </table:table-cell>
          <table:table-cell office:value-type="float" office:value="3.64697266" calcext:value-type="float">
            <text:p>3.64697266</text:p>
          </table:table-cell>
          <table:table-cell office:value-type="float" office:value="3.31147623" calcext:value-type="float">
            <text:p>3.31147623</text:p>
          </table:table-cell>
          <table:table-cell table:number-columns-repeated="5"/>
        </table:table-row>
        <table:table-row table:style-name="ro1">
          <table:table-cell table:formula="of:=[.B380]/3600" office:value-type="float" office:value="6.34055555555556" calcext:value-type="float">
            <text:p>6.3</text:p>
          </table:table-cell>
          <table:table-cell office:value-type="float" office:value="22826" calcext:value-type="float">
            <text:p>22826</text:p>
          </table:table-cell>
          <table:table-cell office:value-type="float" office:value="3643" calcext:value-type="float">
            <text:p>3643</text:p>
          </table:table-cell>
          <table:table-cell table:formula="of:=[.C380]/1000" office:value-type="float" office:value="3.643" calcext:value-type="float">
            <text:p>3.643</text:p>
          </table:table-cell>
          <table:table-cell office:value-type="float" office:value="2702" calcext:value-type="float">
            <text:p>2702</text:p>
          </table:table-cell>
          <table:table-cell office:value-type="float" office:value="1483" calcext:value-type="float">
            <text:p>1483</text:p>
          </table:table-cell>
          <table:table-cell office:value-type="float" office:value="3.64648128" calcext:value-type="float">
            <text:p>3.64648128</text:p>
          </table:table-cell>
          <table:table-cell office:value-type="float" office:value="3.31148767" calcext:value-type="float">
            <text:p>3.31148767</text:p>
          </table:table-cell>
          <table:table-cell table:number-columns-repeated="5"/>
        </table:table-row>
        <table:table-row table:style-name="ro1">
          <table:table-cell table:formula="of:=[.B381]/3600" office:value-type="float" office:value="6.3575" calcext:value-type="float">
            <text:p>6.4</text:p>
          </table:table-cell>
          <table:table-cell office:value-type="float" office:value="22887" calcext:value-type="float">
            <text:p>22887</text:p>
          </table:table-cell>
          <table:table-cell office:value-type="float" office:value="3645" calcext:value-type="float">
            <text:p>3645</text:p>
          </table:table-cell>
          <table:table-cell table:formula="of:=[.C381]/1000" office:value-type="float" office:value="3.645" calcext:value-type="float">
            <text:p>3.645</text:p>
          </table:table-cell>
          <table:table-cell office:value-type="float" office:value="2701" calcext:value-type="float">
            <text:p>2701</text:p>
          </table:table-cell>
          <table:table-cell office:value-type="float" office:value="1482" calcext:value-type="float">
            <text:p>1482</text:p>
          </table:table-cell>
          <table:table-cell office:value-type="float" office:value="3.64593649" calcext:value-type="float">
            <text:p>3.64593649</text:p>
          </table:table-cell>
          <table:table-cell office:value-type="float" office:value="3.31149793" calcext:value-type="float">
            <text:p>3.31149793</text:p>
          </table:table-cell>
          <table:table-cell table:number-columns-repeated="5"/>
        </table:table-row>
        <table:table-row table:style-name="ro1">
          <table:table-cell table:formula="of:=[.B382]/3600" office:value-type="float" office:value="6.37416666666667" calcext:value-type="float">
            <text:p>6.4</text:p>
          </table:table-cell>
          <table:table-cell office:value-type="float" office:value="22947" calcext:value-type="float">
            <text:p>22947</text:p>
          </table:table-cell>
          <table:table-cell office:value-type="float" office:value="3643" calcext:value-type="float">
            <text:p>3643</text:p>
          </table:table-cell>
          <table:table-cell table:formula="of:=[.C382]/1000" office:value-type="float" office:value="3.643" calcext:value-type="float">
            <text:p>3.643</text:p>
          </table:table-cell>
          <table:table-cell office:value-type="float" office:value="2700" calcext:value-type="float">
            <text:p>2700</text:p>
          </table:table-cell>
          <table:table-cell office:value-type="float" office:value="1482" calcext:value-type="float">
            <text:p>1482</text:p>
          </table:table-cell>
          <table:table-cell office:value-type="float" office:value="3.64533615" calcext:value-type="float">
            <text:p>3.64533615</text:p>
          </table:table-cell>
          <table:table-cell office:value-type="float" office:value="3.31150293" calcext:value-type="float">
            <text:p>3.31150293</text:p>
          </table:table-cell>
          <table:table-cell table:number-columns-repeated="5"/>
        </table:table-row>
        <table:table-row table:style-name="ro1">
          <table:table-cell table:formula="of:=[.B383]/3600" office:value-type="float" office:value="6.39083333333333" calcext:value-type="float">
            <text:p>6.4</text:p>
          </table:table-cell>
          <table:table-cell office:value-type="float" office:value="23007" calcext:value-type="float">
            <text:p>23007</text:p>
          </table:table-cell>
          <table:table-cell office:value-type="float" office:value="3642" calcext:value-type="float">
            <text:p>3642</text:p>
          </table:table-cell>
          <table:table-cell table:formula="of:=[.C383]/1000" office:value-type="float" office:value="3.642" calcext:value-type="float">
            <text:p>3.642</text:p>
          </table:table-cell>
          <table:table-cell office:value-type="float" office:value="2699" calcext:value-type="float">
            <text:p>2699</text:p>
          </table:table-cell>
          <table:table-cell office:value-type="float" office:value="1482" calcext:value-type="float">
            <text:p>1482</text:p>
          </table:table-cell>
          <table:table-cell office:value-type="float" office:value="3.64445138" calcext:value-type="float">
            <text:p>3.64445138</text:p>
          </table:table-cell>
          <table:table-cell office:value-type="float" office:value="3.31138754" calcext:value-type="float">
            <text:p>3.31138754</text:p>
          </table:table-cell>
          <table:table-cell table:number-columns-repeated="5"/>
        </table:table-row>
        <table:table-row table:style-name="ro1">
          <table:table-cell table:formula="of:=[.B384]/3600" office:value-type="float" office:value="6.40777777777778" calcext:value-type="float">
            <text:p>6.4</text:p>
          </table:table-cell>
          <table:table-cell office:value-type="float" office:value="23068" calcext:value-type="float">
            <text:p>23068</text:p>
          </table:table-cell>
          <table:table-cell office:value-type="float" office:value="3642" calcext:value-type="float">
            <text:p>3642</text:p>
          </table:table-cell>
          <table:table-cell table:formula="of:=[.C384]/1000" office:value-type="float" office:value="3.642" calcext:value-type="float">
            <text:p>3.642</text:p>
          </table:table-cell>
          <table:table-cell office:value-type="float" office:value="2699" calcext:value-type="float">
            <text:p>2699</text:p>
          </table:table-cell>
          <table:table-cell office:value-type="float" office:value="1482" calcext:value-type="float">
            <text:p>1482</text:p>
          </table:table-cell>
          <table:table-cell office:value-type="float" office:value="3.64382911" calcext:value-type="float">
            <text:p>3.64382911</text:p>
          </table:table-cell>
          <table:table-cell office:value-type="float" office:value="3.31146455" calcext:value-type="float">
            <text:p>3.31146455</text:p>
          </table:table-cell>
          <table:table-cell table:number-columns-repeated="5"/>
        </table:table-row>
        <table:table-row table:style-name="ro1">
          <table:table-cell table:formula="of:=[.B385]/3600" office:value-type="float" office:value="6.42444444444444" calcext:value-type="float">
            <text:p>6.4</text:p>
          </table:table-cell>
          <table:table-cell office:value-type="float" office:value="23128" calcext:value-type="float">
            <text:p>23128</text:p>
          </table:table-cell>
          <table:table-cell office:value-type="float" office:value="3638" calcext:value-type="float">
            <text:p>3638</text:p>
          </table:table-cell>
          <table:table-cell table:formula="of:=[.C385]/1000" office:value-type="float" office:value="3.638" calcext:value-type="float">
            <text:p>3.638</text:p>
          </table:table-cell>
          <table:table-cell office:value-type="float" office:value="2698" calcext:value-type="float">
            <text:p>2698</text:p>
          </table:table-cell>
          <table:table-cell office:value-type="float" office:value="1483" calcext:value-type="float">
            <text:p>1483</text:p>
          </table:table-cell>
          <table:table-cell office:value-type="float" office:value="3.64332223" calcext:value-type="float">
            <text:p>3.64332223</text:p>
          </table:table-cell>
          <table:table-cell office:value-type="float" office:value="3.31131101" calcext:value-type="float">
            <text:p>3.31131101</text:p>
          </table:table-cell>
          <table:table-cell table:number-columns-repeated="5"/>
        </table:table-row>
        <table:table-row table:style-name="ro1">
          <table:table-cell table:formula="of:=[.B386]/3600" office:value-type="float" office:value="6.44111111111111" calcext:value-type="float">
            <text:p>6.4</text:p>
          </table:table-cell>
          <table:table-cell office:value-type="float" office:value="23188" calcext:value-type="float">
            <text:p>23188</text:p>
          </table:table-cell>
          <table:table-cell office:value-type="float" office:value="3638" calcext:value-type="float">
            <text:p>3638</text:p>
          </table:table-cell>
          <table:table-cell table:formula="of:=[.C386]/1000" office:value-type="float" office:value="3.638" calcext:value-type="float">
            <text:p>3.638</text:p>
          </table:table-cell>
          <table:table-cell office:value-type="float" office:value="2698" calcext:value-type="float">
            <text:p>2698</text:p>
          </table:table-cell>
          <table:table-cell office:value-type="float" office:value="1483" calcext:value-type="float">
            <text:p>1483</text:p>
          </table:table-cell>
          <table:table-cell office:value-type="float" office:value="3.64253497" calcext:value-type="float">
            <text:p>3.64253497</text:p>
          </table:table-cell>
          <table:table-cell office:value-type="float" office:value="3.31127739" calcext:value-type="float">
            <text:p>3.31127739</text:p>
          </table:table-cell>
          <table:table-cell table:number-columns-repeated="5"/>
        </table:table-row>
        <table:table-row table:style-name="ro1">
          <table:table-cell table:formula="of:=[.B387]/3600" office:value-type="float" office:value="6.45805555555556" calcext:value-type="float">
            <text:p>6.5</text:p>
          </table:table-cell>
          <table:table-cell office:value-type="float" office:value="23249" calcext:value-type="float">
            <text:p>23249</text:p>
          </table:table-cell>
          <table:table-cell office:value-type="float" office:value="3637" calcext:value-type="float">
            <text:p>3637</text:p>
          </table:table-cell>
          <table:table-cell table:formula="of:=[.C387]/1000" office:value-type="float" office:value="3.637" calcext:value-type="float">
            <text:p>3.637</text:p>
          </table:table-cell>
          <table:table-cell office:value-type="float" office:value="2697" calcext:value-type="float">
            <text:p>2697</text:p>
          </table:table-cell>
          <table:table-cell office:value-type="float" office:value="1483" calcext:value-type="float">
            <text:p>1483</text:p>
          </table:table-cell>
          <table:table-cell office:value-type="float" office:value="3.64198065" calcext:value-type="float">
            <text:p>3.64198065</text:p>
          </table:table-cell>
          <table:table-cell office:value-type="float" office:value="3.31126475" calcext:value-type="float">
            <text:p>3.31126475</text:p>
          </table:table-cell>
          <table:table-cell table:number-columns-repeated="5"/>
        </table:table-row>
        <table:table-row table:style-name="ro1">
          <table:table-cell table:formula="of:=[.B388]/3600" office:value-type="float" office:value="6.47472222222222" calcext:value-type="float">
            <text:p>6.5</text:p>
          </table:table-cell>
          <table:table-cell office:value-type="float" office:value="23309" calcext:value-type="float">
            <text:p>23309</text:p>
          </table:table-cell>
          <table:table-cell office:value-type="float" office:value="3637" calcext:value-type="float">
            <text:p>3637</text:p>
          </table:table-cell>
          <table:table-cell table:formula="of:=[.C388]/1000" office:value-type="float" office:value="3.637" calcext:value-type="float">
            <text:p>3.637</text:p>
          </table:table-cell>
          <table:table-cell office:value-type="float" office:value="2697" calcext:value-type="float">
            <text:p>2697</text:p>
          </table:table-cell>
          <table:table-cell office:value-type="float" office:value="1483" calcext:value-type="float">
            <text:p>1483</text:p>
          </table:table-cell>
          <table:table-cell office:value-type="float" office:value="3.64149427" calcext:value-type="float">
            <text:p>3.64149427</text:p>
          </table:table-cell>
          <table:table-cell office:value-type="float" office:value="3.31133652" calcext:value-type="float">
            <text:p>3.31133652</text:p>
          </table:table-cell>
          <table:table-cell table:number-columns-repeated="5"/>
        </table:table-row>
        <table:table-row table:style-name="ro1">
          <table:table-cell table:formula="of:=[.B389]/3600" office:value-type="float" office:value="6.49166666666667" calcext:value-type="float">
            <text:p>6.5</text:p>
          </table:table-cell>
          <table:table-cell office:value-type="float" office:value="23370" calcext:value-type="float">
            <text:p>23370</text:p>
          </table:table-cell>
          <table:table-cell office:value-type="float" office:value="3635" calcext:value-type="float">
            <text:p>3635</text:p>
          </table:table-cell>
          <table:table-cell table:formula="of:=[.C389]/1000" office:value-type="float" office:value="3.635" calcext:value-type="float">
            <text:p>3.635</text:p>
          </table:table-cell>
          <table:table-cell office:value-type="float" office:value="2696" calcext:value-type="float">
            <text:p>2696</text:p>
          </table:table-cell>
          <table:table-cell office:value-type="float" office:value="1483" calcext:value-type="float">
            <text:p>1483</text:p>
          </table:table-cell>
          <table:table-cell office:value-type="float" office:value="3.64087558" calcext:value-type="float">
            <text:p>3.64087558</text:p>
          </table:table-cell>
          <table:table-cell office:value-type="float" office:value="3.3112855" calcext:value-type="float">
            <text:p>3.3112855</text:p>
          </table:table-cell>
          <table:table-cell table:number-columns-repeated="5"/>
        </table:table-row>
        <table:table-row table:style-name="ro1">
          <table:table-cell table:formula="of:=[.B390]/3600" office:value-type="float" office:value="6.50833333333333" calcext:value-type="float">
            <text:p>6.5</text:p>
          </table:table-cell>
          <table:table-cell office:value-type="float" office:value="23430" calcext:value-type="float">
            <text:p>23430</text:p>
          </table:table-cell>
          <table:table-cell office:value-type="float" office:value="3635" calcext:value-type="float">
            <text:p>3635</text:p>
          </table:table-cell>
          <table:table-cell table:formula="of:=[.C390]/1000" office:value-type="float" office:value="3.635" calcext:value-type="float">
            <text:p>3.635</text:p>
          </table:table-cell>
          <table:table-cell office:value-type="float" office:value="2696" calcext:value-type="float">
            <text:p>2696</text:p>
          </table:table-cell>
          <table:table-cell office:value-type="float" office:value="1483" calcext:value-type="float">
            <text:p>1483</text:p>
          </table:table-cell>
          <table:table-cell office:value-type="float" office:value="3.64042211" calcext:value-type="float">
            <text:p>3.64042211</text:p>
          </table:table-cell>
          <table:table-cell office:value-type="float" office:value="3.31132746" calcext:value-type="float">
            <text:p>3.31132746</text:p>
          </table:table-cell>
          <table:table-cell table:number-columns-repeated="5"/>
        </table:table-row>
        <table:table-row table:style-name="ro1">
          <table:table-cell table:formula="of:=[.B391]/3600" office:value-type="float" office:value="6.525" calcext:value-type="float">
            <text:p>6.5</text:p>
          </table:table-cell>
          <table:table-cell office:value-type="float" office:value="23490" calcext:value-type="float">
            <text:p>23490</text:p>
          </table:table-cell>
          <table:table-cell office:value-type="float" office:value="3635" calcext:value-type="float">
            <text:p>3635</text:p>
          </table:table-cell>
          <table:table-cell table:formula="of:=[.C391]/1000" office:value-type="float" office:value="3.635" calcext:value-type="float">
            <text:p>3.635</text:p>
          </table:table-cell>
          <table:table-cell office:value-type="float" office:value="2696" calcext:value-type="float">
            <text:p>2696</text:p>
          </table:table-cell>
          <table:table-cell office:value-type="float" office:value="1483" calcext:value-type="float">
            <text:p>1483</text:p>
          </table:table-cell>
          <table:table-cell office:value-type="float" office:value="3.63974929" calcext:value-type="float">
            <text:p>3.63974929</text:p>
          </table:table-cell>
          <table:table-cell office:value-type="float" office:value="3.31127405" calcext:value-type="float">
            <text:p>3.31127405</text:p>
          </table:table-cell>
          <table:table-cell table:number-columns-repeated="5"/>
        </table:table-row>
        <table:table-row table:style-name="ro1">
          <table:table-cell table:formula="of:=[.B392]/3600" office:value-type="float" office:value="6.54194444444445" calcext:value-type="float">
            <text:p>6.5</text:p>
          </table:table-cell>
          <table:table-cell office:value-type="float" office:value="23551" calcext:value-type="float">
            <text:p>23551</text:p>
          </table:table-cell>
          <table:table-cell office:value-type="float" office:value="3634" calcext:value-type="float">
            <text:p>3634</text:p>
          </table:table-cell>
          <table:table-cell table:formula="of:=[.C392]/1000" office:value-type="float" office:value="3.634" calcext:value-type="float">
            <text:p>3.634</text:p>
          </table:table-cell>
          <table:table-cell office:value-type="float" office:value="2695" calcext:value-type="float">
            <text:p>2695</text:p>
          </table:table-cell>
          <table:table-cell office:value-type="float" office:value="1483" calcext:value-type="float">
            <text:p>1483</text:p>
          </table:table-cell>
          <table:table-cell office:value-type="float" office:value="3.6391499" calcext:value-type="float">
            <text:p>3.6391499</text:p>
          </table:table-cell>
          <table:table-cell office:value-type="float" office:value="3.31139827" calcext:value-type="float">
            <text:p>3.31139827</text:p>
          </table:table-cell>
          <table:table-cell table:number-columns-repeated="5"/>
        </table:table-row>
        <table:table-row table:style-name="ro1">
          <table:table-cell table:formula="of:=[.B393]/3600" office:value-type="float" office:value="6.55861111111111" calcext:value-type="float">
            <text:p>6.6</text:p>
          </table:table-cell>
          <table:table-cell office:value-type="float" office:value="23611" calcext:value-type="float">
            <text:p>23611</text:p>
          </table:table-cell>
          <table:table-cell office:value-type="float" office:value="3634" calcext:value-type="float">
            <text:p>3634</text:p>
          </table:table-cell>
          <table:table-cell table:formula="of:=[.C393]/1000" office:value-type="float" office:value="3.634" calcext:value-type="float">
            <text:p>3.634</text:p>
          </table:table-cell>
          <table:table-cell office:value-type="float" office:value="2695" calcext:value-type="float">
            <text:p>2695</text:p>
          </table:table-cell>
          <table:table-cell office:value-type="float" office:value="1483" calcext:value-type="float">
            <text:p>1483</text:p>
          </table:table-cell>
          <table:table-cell office:value-type="float" office:value="3.63861108" calcext:value-type="float">
            <text:p>3.63861108</text:p>
          </table:table-cell>
          <table:table-cell office:value-type="float" office:value="3.31135583" calcext:value-type="float">
            <text:p>3.31135583</text:p>
          </table:table-cell>
          <table:table-cell table:number-columns-repeated="5"/>
        </table:table-row>
        <table:table-row table:style-name="ro1">
          <table:table-cell table:formula="of:=[.B394]/3600" office:value-type="float" office:value="6.57527777777778" calcext:value-type="float">
            <text:p>6.6</text:p>
          </table:table-cell>
          <table:table-cell office:value-type="float" office:value="23671" calcext:value-type="float">
            <text:p>23671</text:p>
          </table:table-cell>
          <table:table-cell office:value-type="float" office:value="3635" calcext:value-type="float">
            <text:p>3635</text:p>
          </table:table-cell>
          <table:table-cell table:formula="of:=[.C394]/1000" office:value-type="float" office:value="3.635" calcext:value-type="float">
            <text:p>3.635</text:p>
          </table:table-cell>
          <table:table-cell office:value-type="float" office:value="2694" calcext:value-type="float">
            <text:p>2694</text:p>
          </table:table-cell>
          <table:table-cell office:value-type="float" office:value="1482" calcext:value-type="float">
            <text:p>1482</text:p>
          </table:table-cell>
          <table:table-cell office:value-type="float" office:value="3.63830519" calcext:value-type="float">
            <text:p>3.63830519</text:p>
          </table:table-cell>
          <table:table-cell office:value-type="float" office:value="3.31162405" calcext:value-type="float">
            <text:p>3.31162405</text:p>
          </table:table-cell>
          <table:table-cell table:number-columns-repeated="5"/>
        </table:table-row>
        <table:table-row table:style-name="ro1">
          <table:table-cell table:formula="of:=[.B395]/3600" office:value-type="float" office:value="6.59222222222222" calcext:value-type="float">
            <text:p>6.6</text:p>
          </table:table-cell>
          <table:table-cell office:value-type="float" office:value="23732" calcext:value-type="float">
            <text:p>23732</text:p>
          </table:table-cell>
          <table:table-cell office:value-type="float" office:value="3635" calcext:value-type="float">
            <text:p>3635</text:p>
          </table:table-cell>
          <table:table-cell table:formula="of:=[.C395]/1000" office:value-type="float" office:value="3.635" calcext:value-type="float">
            <text:p>3.635</text:p>
          </table:table-cell>
          <table:table-cell office:value-type="float" office:value="2694" calcext:value-type="float">
            <text:p>2694</text:p>
          </table:table-cell>
          <table:table-cell office:value-type="float" office:value="1482" calcext:value-type="float">
            <text:p>1482</text:p>
          </table:table-cell>
          <table:table-cell office:value-type="float" office:value="3.63754964" calcext:value-type="float">
            <text:p>3.63754964</text:p>
          </table:table-cell>
          <table:table-cell office:value-type="float" office:value="3.31152105" calcext:value-type="float">
            <text:p>3.31152105</text:p>
          </table:table-cell>
          <table:table-cell table:number-columns-repeated="5"/>
        </table:table-row>
        <table:table-row table:style-name="ro1">
          <table:table-cell table:formula="of:=[.B396]/3600" office:value-type="float" office:value="6.60888888888889" calcext:value-type="float">
            <text:p>6.6</text:p>
          </table:table-cell>
          <table:table-cell office:value-type="float" office:value="23792" calcext:value-type="float">
            <text:p>23792</text:p>
          </table:table-cell>
          <table:table-cell office:value-type="float" office:value="3635" calcext:value-type="float">
            <text:p>3635</text:p>
          </table:table-cell>
          <table:table-cell table:formula="of:=[.C396]/1000" office:value-type="float" office:value="3.635" calcext:value-type="float">
            <text:p>3.635</text:p>
          </table:table-cell>
          <table:table-cell office:value-type="float" office:value="2694" calcext:value-type="float">
            <text:p>2694</text:p>
          </table:table-cell>
          <table:table-cell office:value-type="float" office:value="1482" calcext:value-type="float">
            <text:p>1482</text:p>
          </table:table-cell>
          <table:table-cell office:value-type="float" office:value="3.63691616" calcext:value-type="float">
            <text:p>3.63691616</text:p>
          </table:table-cell>
          <table:table-cell office:value-type="float" office:value="3.31148577" calcext:value-type="float">
            <text:p>3.31148577</text:p>
          </table:table-cell>
          <table:table-cell table:number-columns-repeated="5"/>
        </table:table-row>
        <table:table-row table:style-name="ro1">
          <table:table-cell table:formula="of:=[.B397]/3600" office:value-type="float" office:value="6.62583333333333" calcext:value-type="float">
            <text:p>6.6</text:p>
          </table:table-cell>
          <table:table-cell office:value-type="float" office:value="23853" calcext:value-type="float">
            <text:p>23853</text:p>
          </table:table-cell>
          <table:table-cell office:value-type="float" office:value="3633" calcext:value-type="float">
            <text:p>3633</text:p>
          </table:table-cell>
          <table:table-cell table:formula="of:=[.C397]/1000" office:value-type="float" office:value="3.633" calcext:value-type="float">
            <text:p>3.633</text:p>
          </table:table-cell>
          <table:table-cell office:value-type="float" office:value="2694" calcext:value-type="float">
            <text:p>2694</text:p>
          </table:table-cell>
          <table:table-cell office:value-type="float" office:value="1483" calcext:value-type="float">
            <text:p>1483</text:p>
          </table:table-cell>
          <table:table-cell office:value-type="float" office:value="3.63635898" calcext:value-type="float">
            <text:p>3.63635898</text:p>
          </table:table-cell>
          <table:table-cell office:value-type="float" office:value="3.31132126" calcext:value-type="float">
            <text:p>3.31132126</text:p>
          </table:table-cell>
          <table:table-cell table:number-columns-repeated="5"/>
        </table:table-row>
        <table:table-row table:style-name="ro1">
          <table:table-cell table:formula="of:=[.B398]/3600" office:value-type="float" office:value="6.6425" calcext:value-type="float">
            <text:p>6.6</text:p>
          </table:table-cell>
          <table:table-cell office:value-type="float" office:value="23913" calcext:value-type="float">
            <text:p>23913</text:p>
          </table:table-cell>
          <table:table-cell office:value-type="float" office:value="3633" calcext:value-type="float">
            <text:p>3633</text:p>
          </table:table-cell>
          <table:table-cell table:formula="of:=[.C398]/1000" office:value-type="float" office:value="3.633" calcext:value-type="float">
            <text:p>3.633</text:p>
          </table:table-cell>
          <table:table-cell office:value-type="float" office:value="2694" calcext:value-type="float">
            <text:p>2694</text:p>
          </table:table-cell>
          <table:table-cell office:value-type="float" office:value="1483" calcext:value-type="float">
            <text:p>1483</text:p>
          </table:table-cell>
          <table:table-cell office:value-type="float" office:value="3.63589096" calcext:value-type="float">
            <text:p>3.63589096</text:p>
          </table:table-cell>
          <table:table-cell office:value-type="float" office:value="3.31130624" calcext:value-type="float">
            <text:p>3.31130624</text:p>
          </table:table-cell>
          <table:table-cell table:number-columns-repeated="5"/>
        </table:table-row>
        <table:table-row table:style-name="ro1">
          <table:table-cell table:formula="of:=[.B399]/3600" office:value-type="float" office:value="6.65916666666667" calcext:value-type="float">
            <text:p>6.7</text:p>
          </table:table-cell>
          <table:table-cell office:value-type="float" office:value="23973" calcext:value-type="float">
            <text:p>23973</text:p>
          </table:table-cell>
          <table:table-cell office:value-type="float" office:value="3631" calcext:value-type="float">
            <text:p>3631</text:p>
          </table:table-cell>
          <table:table-cell table:formula="of:=[.C399]/1000" office:value-type="float" office:value="3.631" calcext:value-type="float">
            <text:p>3.631</text:p>
          </table:table-cell>
          <table:table-cell office:value-type="float" office:value="2693" calcext:value-type="float">
            <text:p>2693</text:p>
          </table:table-cell>
          <table:table-cell office:value-type="float" office:value="1483" calcext:value-type="float">
            <text:p>1483</text:p>
          </table:table-cell>
          <table:table-cell office:value-type="float" office:value="3.63530636" calcext:value-type="float">
            <text:p>3.63530636</text:p>
          </table:table-cell>
          <table:table-cell office:value-type="float" office:value="3.31132817" calcext:value-type="float">
            <text:p>3.31132817</text:p>
          </table:table-cell>
          <table:table-cell table:number-columns-repeated="5"/>
        </table:table-row>
        <table:table-row table:style-name="ro1">
          <table:table-cell table:formula="of:=[.B400]/3600" office:value-type="float" office:value="6.67611111111111" calcext:value-type="float">
            <text:p>6.7</text:p>
          </table:table-cell>
          <table:table-cell office:value-type="float" office:value="24034" calcext:value-type="float">
            <text:p>24034</text:p>
          </table:table-cell>
          <table:table-cell office:value-type="float" office:value="3634" calcext:value-type="float">
            <text:p>3634</text:p>
          </table:table-cell>
          <table:table-cell table:formula="of:=[.C400]/1000" office:value-type="float" office:value="3.634" calcext:value-type="float">
            <text:p>3.634</text:p>
          </table:table-cell>
          <table:table-cell office:value-type="float" office:value="2693" calcext:value-type="float">
            <text:p>2693</text:p>
          </table:table-cell>
          <table:table-cell office:value-type="float" office:value="1482" calcext:value-type="float">
            <text:p>1482</text:p>
          </table:table-cell>
          <table:table-cell office:value-type="float" office:value="3.63465762" calcext:value-type="float">
            <text:p>3.63465762</text:p>
          </table:table-cell>
          <table:table-cell office:value-type="float" office:value="3.31128192" calcext:value-type="float">
            <text:p>3.31128192</text:p>
          </table:table-cell>
          <table:table-cell table:number-columns-repeated="5"/>
        </table:table-row>
        <table:table-row table:style-name="ro1">
          <table:table-cell table:formula="of:=[.B401]/3600" office:value-type="float" office:value="6.69277777777778" calcext:value-type="float">
            <text:p>6.7</text:p>
          </table:table-cell>
          <table:table-cell office:value-type="float" office:value="24094" calcext:value-type="float">
            <text:p>24094</text:p>
          </table:table-cell>
          <table:table-cell office:value-type="float" office:value="3630" calcext:value-type="float">
            <text:p>3630</text:p>
          </table:table-cell>
          <table:table-cell table:formula="of:=[.C401]/1000" office:value-type="float" office:value="3.63" calcext:value-type="float">
            <text:p>3.63</text:p>
          </table:table-cell>
          <table:table-cell office:value-type="float" office:value="2692" calcext:value-type="float">
            <text:p>2692</text:p>
          </table:table-cell>
          <table:table-cell office:value-type="float" office:value="1483" calcext:value-type="float">
            <text:p>1483</text:p>
          </table:table-cell>
          <table:table-cell office:value-type="float" office:value="3.63417053" calcext:value-type="float">
            <text:p>3.63417053</text:p>
          </table:table-cell>
          <table:table-cell office:value-type="float" office:value="3.31143522" calcext:value-type="float">
            <text:p>3.31143522</text:p>
          </table:table-cell>
          <table:table-cell table:number-columns-repeated="5"/>
        </table:table-row>
        <table:table-row table:style-name="ro1">
          <table:table-cell table:formula="of:=[.B402]/3600" office:value-type="float" office:value="6.70972222222222" calcext:value-type="float">
            <text:p>6.7</text:p>
          </table:table-cell>
          <table:table-cell office:value-type="float" office:value="24155" calcext:value-type="float">
            <text:p>24155</text:p>
          </table:table-cell>
          <table:table-cell office:value-type="float" office:value="3632" calcext:value-type="float">
            <text:p>3632</text:p>
          </table:table-cell>
          <table:table-cell table:formula="of:=[.C402]/1000" office:value-type="float" office:value="3.632" calcext:value-type="float">
            <text:p>3.632</text:p>
          </table:table-cell>
          <table:table-cell office:value-type="float" office:value="2692" calcext:value-type="float">
            <text:p>2692</text:p>
          </table:table-cell>
          <table:table-cell office:value-type="float" office:value="1482" calcext:value-type="float">
            <text:p>1482</text:p>
          </table:table-cell>
          <table:table-cell office:value-type="float" office:value="3.63374472" calcext:value-type="float">
            <text:p>3.63374472</text:p>
          </table:table-cell>
          <table:table-cell office:value-type="float" office:value="3.31144047" calcext:value-type="float">
            <text:p>3.31144047</text:p>
          </table:table-cell>
          <table:table-cell table:number-columns-repeated="5"/>
        </table:table-row>
        <table:table-row table:style-name="ro1">
          <table:table-cell table:formula="of:=[.B403]/3600" office:value-type="float" office:value="6.72638888888889" calcext:value-type="float">
            <text:p>6.7</text:p>
          </table:table-cell>
          <table:table-cell office:value-type="float" office:value="24215" calcext:value-type="float">
            <text:p>24215</text:p>
          </table:table-cell>
          <table:table-cell office:value-type="float" office:value="3630" calcext:value-type="float">
            <text:p>3630</text:p>
          </table:table-cell>
          <table:table-cell table:formula="of:=[.C403]/1000" office:value-type="float" office:value="3.63" calcext:value-type="float">
            <text:p>3.63</text:p>
          </table:table-cell>
          <table:table-cell office:value-type="float" office:value="2692" calcext:value-type="float">
            <text:p>2692</text:p>
          </table:table-cell>
          <table:table-cell office:value-type="float" office:value="1483" calcext:value-type="float">
            <text:p>1483</text:p>
          </table:table-cell>
          <table:table-cell office:value-type="float" office:value="3.63326168" calcext:value-type="float">
            <text:p>3.63326168</text:p>
          </table:table-cell>
          <table:table-cell office:value-type="float" office:value="3.31157088" calcext:value-type="float">
            <text:p>3.31157088</text:p>
          </table:table-cell>
          <table:table-cell table:number-columns-repeated="5"/>
        </table:table-row>
        <table:table-row table:style-name="ro1">
          <table:table-cell table:formula="of:=[.B404]/3600" office:value-type="float" office:value="6.74305555555556" calcext:value-type="float">
            <text:p>6.7</text:p>
          </table:table-cell>
          <table:table-cell office:value-type="float" office:value="24275" calcext:value-type="float">
            <text:p>24275</text:p>
          </table:table-cell>
          <table:table-cell office:value-type="float" office:value="3631" calcext:value-type="float">
            <text:p>3631</text:p>
          </table:table-cell>
          <table:table-cell table:formula="of:=[.C404]/1000" office:value-type="float" office:value="3.631" calcext:value-type="float">
            <text:p>3.631</text:p>
          </table:table-cell>
          <table:table-cell office:value-type="float" office:value="2691" calcext:value-type="float">
            <text:p>2691</text:p>
          </table:table-cell>
          <table:table-cell office:value-type="float" office:value="1482" calcext:value-type="float">
            <text:p>1482</text:p>
          </table:table-cell>
          <table:table-cell office:value-type="float" office:value="3.63260865" calcext:value-type="float">
            <text:p>3.63260865</text:p>
          </table:table-cell>
          <table:table-cell office:value-type="float" office:value="3.31147289" calcext:value-type="float">
            <text:p>3.31147289</text:p>
          </table:table-cell>
          <table:table-cell table:number-columns-repeated="5"/>
        </table:table-row>
        <table:table-row table:style-name="ro1">
          <table:table-cell table:formula="of:=[.B405]/3600" office:value-type="float" office:value="6.76" calcext:value-type="float">
            <text:p>6.8</text:p>
          </table:table-cell>
          <table:table-cell office:value-type="float" office:value="24336" calcext:value-type="float">
            <text:p>24336</text:p>
          </table:table-cell>
          <table:table-cell office:value-type="float" office:value="3631" calcext:value-type="float">
            <text:p>3631</text:p>
          </table:table-cell>
          <table:table-cell table:formula="of:=[.C405]/1000" office:value-type="float" office:value="3.631" calcext:value-type="float">
            <text:p>3.631</text:p>
          </table:table-cell>
          <table:table-cell office:value-type="float" office:value="2691" calcext:value-type="float">
            <text:p>2691</text:p>
          </table:table-cell>
          <table:table-cell office:value-type="float" office:value="1482" calcext:value-type="float">
            <text:p>1482</text:p>
          </table:table-cell>
          <table:table-cell office:value-type="float" office:value="3.63210225" calcext:value-type="float">
            <text:p>3.63210225</text:p>
          </table:table-cell>
          <table:table-cell office:value-type="float" office:value="3.31169438" calcext:value-type="float">
            <text:p>3.31169438</text:p>
          </table:table-cell>
          <table:table-cell table:number-columns-repeated="5"/>
        </table:table-row>
        <table:table-row table:style-name="ro1">
          <table:table-cell table:formula="of:=[.B406]/3600" office:value-type="float" office:value="6.77666666666667" calcext:value-type="float">
            <text:p>6.8</text:p>
          </table:table-cell>
          <table:table-cell office:value-type="float" office:value="24396" calcext:value-type="float">
            <text:p>24396</text:p>
          </table:table-cell>
          <table:table-cell office:value-type="float" office:value="3627" calcext:value-type="float">
            <text:p>3627</text:p>
          </table:table-cell>
          <table:table-cell table:formula="of:=[.C406]/1000" office:value-type="float" office:value="3.627" calcext:value-type="float">
            <text:p>3.627</text:p>
          </table:table-cell>
          <table:table-cell office:value-type="float" office:value="2690" calcext:value-type="float">
            <text:p>2690</text:p>
          </table:table-cell>
          <table:table-cell office:value-type="float" office:value="1483" calcext:value-type="float">
            <text:p>1483</text:p>
          </table:table-cell>
          <table:table-cell office:value-type="float" office:value="3.63139987" calcext:value-type="float">
            <text:p>3.63139987</text:p>
          </table:table-cell>
          <table:table-cell office:value-type="float" office:value="3.31154418" calcext:value-type="float">
            <text:p>3.31154418</text:p>
          </table:table-cell>
          <table:table-cell table:number-columns-repeated="5"/>
        </table:table-row>
        <table:table-row table:style-name="ro1">
          <table:table-cell table:formula="of:=[.B407]/3600" office:value-type="float" office:value="6.79333333333333" calcext:value-type="float">
            <text:p>6.8</text:p>
          </table:table-cell>
          <table:table-cell office:value-type="float" office:value="24456" calcext:value-type="float">
            <text:p>24456</text:p>
          </table:table-cell>
          <table:table-cell office:value-type="float" office:value="3630" calcext:value-type="float">
            <text:p>3630</text:p>
          </table:table-cell>
          <table:table-cell table:formula="of:=[.C407]/1000" office:value-type="float" office:value="3.63" calcext:value-type="float">
            <text:p>3.63</text:p>
          </table:table-cell>
          <table:table-cell office:value-type="float" office:value="2690" calcext:value-type="float">
            <text:p>2690</text:p>
          </table:table-cell>
          <table:table-cell office:value-type="float" office:value="1482" calcext:value-type="float">
            <text:p>1482</text:p>
          </table:table-cell>
          <table:table-cell office:value-type="float" office:value="3.63095713" calcext:value-type="float">
            <text:p>3.63095713</text:p>
          </table:table-cell>
          <table:table-cell office:value-type="float" office:value="3.31145549" calcext:value-type="float">
            <text:p>3.31145549</text:p>
          </table:table-cell>
          <table:table-cell table:number-columns-repeated="5"/>
        </table:table-row>
        <table:table-row table:style-name="ro1">
          <table:table-cell table:formula="of:=[.B408]/3600" office:value-type="float" office:value="6.81027777777778" calcext:value-type="float">
            <text:p>6.8</text:p>
          </table:table-cell>
          <table:table-cell office:value-type="float" office:value="24517" calcext:value-type="float">
            <text:p>24517</text:p>
          </table:table-cell>
          <table:table-cell office:value-type="float" office:value="3628" calcext:value-type="float">
            <text:p>3628</text:p>
          </table:table-cell>
          <table:table-cell table:formula="of:=[.C408]/1000" office:value-type="float" office:value="3.628" calcext:value-type="float">
            <text:p>3.628</text:p>
          </table:table-cell>
          <table:table-cell office:value-type="float" office:value="2689" calcext:value-type="float">
            <text:p>2689</text:p>
          </table:table-cell>
          <table:table-cell office:value-type="float" office:value="1482" calcext:value-type="float">
            <text:p>1482</text:p>
          </table:table-cell>
          <table:table-cell office:value-type="float" office:value="3.63039398" calcext:value-type="float">
            <text:p>3.63039398</text:p>
          </table:table-cell>
          <table:table-cell office:value-type="float" office:value="3.31137061" calcext:value-type="float">
            <text:p>3.31137061</text:p>
          </table:table-cell>
          <table:table-cell table:number-columns-repeated="5"/>
        </table:table-row>
        <table:table-row table:style-name="ro1">
          <table:table-cell table:formula="of:=[.B409]/3600" office:value-type="float" office:value="6.82694444444444" calcext:value-type="float">
            <text:p>6.8</text:p>
          </table:table-cell>
          <table:table-cell office:value-type="float" office:value="24577" calcext:value-type="float">
            <text:p>24577</text:p>
          </table:table-cell>
          <table:table-cell office:value-type="float" office:value="3628" calcext:value-type="float">
            <text:p>3628</text:p>
          </table:table-cell>
          <table:table-cell table:formula="of:=[.C409]/1000" office:value-type="float" office:value="3.628" calcext:value-type="float">
            <text:p>3.628</text:p>
          </table:table-cell>
          <table:table-cell office:value-type="float" office:value="2689" calcext:value-type="float">
            <text:p>2689</text:p>
          </table:table-cell>
          <table:table-cell office:value-type="float" office:value="1482" calcext:value-type="float">
            <text:p>1482</text:p>
          </table:table-cell>
          <table:table-cell office:value-type="float" office:value="3.62993336" calcext:value-type="float">
            <text:p>3.62993336</text:p>
          </table:table-cell>
          <table:table-cell office:value-type="float" office:value="3.31146502" calcext:value-type="float">
            <text:p>3.31146502</text:p>
          </table:table-cell>
          <table:table-cell table:number-columns-repeated="5"/>
        </table:table-row>
        <table:table-row table:style-name="ro1">
          <table:table-cell table:formula="of:=[.B410]/3600" office:value-type="float" office:value="6.84388888888889" calcext:value-type="float">
            <text:p>6.8</text:p>
          </table:table-cell>
          <table:table-cell office:value-type="float" office:value="24638" calcext:value-type="float">
            <text:p>24638</text:p>
          </table:table-cell>
          <table:table-cell office:value-type="float" office:value="3628" calcext:value-type="float">
            <text:p>3628</text:p>
          </table:table-cell>
          <table:table-cell table:formula="of:=[.C410]/1000" office:value-type="float" office:value="3.628" calcext:value-type="float">
            <text:p>3.628</text:p>
          </table:table-cell>
          <table:table-cell office:value-type="float" office:value="2689" calcext:value-type="float">
            <text:p>2689</text:p>
          </table:table-cell>
          <table:table-cell office:value-type="float" office:value="1482" calcext:value-type="float">
            <text:p>1482</text:p>
          </table:table-cell>
          <table:table-cell office:value-type="float" office:value="3.62942433" calcext:value-type="float">
            <text:p>3.62942433</text:p>
          </table:table-cell>
          <table:table-cell office:value-type="float" office:value="3.31140542" calcext:value-type="float">
            <text:p>3.31140542</text:p>
          </table:table-cell>
          <table:table-cell table:number-columns-repeated="5"/>
        </table:table-row>
        <table:table-row table:style-name="ro1">
          <table:table-cell table:formula="of:=[.B411]/3600" office:value-type="float" office:value="6.86055555555556" calcext:value-type="float">
            <text:p>6.9</text:p>
          </table:table-cell>
          <table:table-cell office:value-type="float" office:value="24698" calcext:value-type="float">
            <text:p>24698</text:p>
          </table:table-cell>
          <table:table-cell office:value-type="float" office:value="3627" calcext:value-type="float">
            <text:p>3627</text:p>
          </table:table-cell>
          <table:table-cell table:formula="of:=[.C411]/1000" office:value-type="float" office:value="3.627" calcext:value-type="float">
            <text:p>3.627</text:p>
          </table:table-cell>
          <table:table-cell office:value-type="float" office:value="2688" calcext:value-type="float">
            <text:p>2688</text:p>
          </table:table-cell>
          <table:table-cell office:value-type="float" office:value="1482" calcext:value-type="float">
            <text:p>1482</text:p>
          </table:table-cell>
          <table:table-cell office:value-type="float" office:value="3.62889433" calcext:value-type="float">
            <text:p>3.62889433</text:p>
          </table:table-cell>
          <table:table-cell office:value-type="float" office:value="3.31131959" calcext:value-type="float">
            <text:p>3.31131959</text:p>
          </table:table-cell>
          <table:table-cell table:number-columns-repeated="5"/>
        </table:table-row>
        <table:table-row table:style-name="ro1">
          <table:table-cell table:formula="of:=[.B412]/3600" office:value-type="float" office:value="6.87722222222222" calcext:value-type="float">
            <text:p>6.9</text:p>
          </table:table-cell>
          <table:table-cell office:value-type="float" office:value="24758" calcext:value-type="float">
            <text:p>24758</text:p>
          </table:table-cell>
          <table:table-cell office:value-type="float" office:value="3625" calcext:value-type="float">
            <text:p>3625</text:p>
          </table:table-cell>
          <table:table-cell table:formula="of:=[.C412]/1000" office:value-type="float" office:value="3.625" calcext:value-type="float">
            <text:p>3.625</text:p>
          </table:table-cell>
          <table:table-cell office:value-type="float" office:value="2688" calcext:value-type="float">
            <text:p>2688</text:p>
          </table:table-cell>
          <table:table-cell office:value-type="float" office:value="1483" calcext:value-type="float">
            <text:p>1483</text:p>
          </table:table-cell>
          <table:table-cell office:value-type="float" office:value="3.62825203" calcext:value-type="float">
            <text:p>3.62825203</text:p>
          </table:table-cell>
          <table:table-cell office:value-type="float" office:value="3.3113277" calcext:value-type="float">
            <text:p>3.3113277</text:p>
          </table:table-cell>
          <table:table-cell table:number-columns-repeated="5"/>
        </table:table-row>
        <table:table-row table:style-name="ro1">
          <table:table-cell table:formula="of:=[.B413]/3600" office:value-type="float" office:value="6.89416666666667" calcext:value-type="float">
            <text:p>6.9</text:p>
          </table:table-cell>
          <table:table-cell office:value-type="float" office:value="24819" calcext:value-type="float">
            <text:p>24819</text:p>
          </table:table-cell>
          <table:table-cell office:value-type="float" office:value="3625" calcext:value-type="float">
            <text:p>3625</text:p>
          </table:table-cell>
          <table:table-cell table:formula="of:=[.C413]/1000" office:value-type="float" office:value="3.625" calcext:value-type="float">
            <text:p>3.625</text:p>
          </table:table-cell>
          <table:table-cell office:value-type="float" office:value="2688" calcext:value-type="float">
            <text:p>2688</text:p>
          </table:table-cell>
          <table:table-cell office:value-type="float" office:value="1483" calcext:value-type="float">
            <text:p>1483</text:p>
          </table:table-cell>
          <table:table-cell office:value-type="float" office:value="3.62771034" calcext:value-type="float">
            <text:p>3.62771034</text:p>
          </table:table-cell>
          <table:table-cell office:value-type="float" office:value="3.31136799" calcext:value-type="float">
            <text:p>3.31136799</text:p>
          </table:table-cell>
          <table:table-cell table:number-columns-repeated="5"/>
        </table:table-row>
        <table:table-row table:style-name="ro1">
          <table:table-cell table:formula="of:=[.B414]/3600" office:value-type="float" office:value="6.91083333333333" calcext:value-type="float">
            <text:p>6.9</text:p>
          </table:table-cell>
          <table:table-cell office:value-type="float" office:value="24879" calcext:value-type="float">
            <text:p>24879</text:p>
          </table:table-cell>
          <table:table-cell office:value-type="float" office:value="3626" calcext:value-type="float">
            <text:p>3626</text:p>
          </table:table-cell>
          <table:table-cell table:formula="of:=[.C414]/1000" office:value-type="float" office:value="3.626" calcext:value-type="float">
            <text:p>3.626</text:p>
          </table:table-cell>
          <table:table-cell office:value-type="float" office:value="2687" calcext:value-type="float">
            <text:p>2687</text:p>
          </table:table-cell>
          <table:table-cell office:value-type="float" office:value="1482" calcext:value-type="float">
            <text:p>1482</text:p>
          </table:table-cell>
          <table:table-cell office:value-type="float" office:value="3.62725234" calcext:value-type="float">
            <text:p>3.62725234</text:p>
          </table:table-cell>
          <table:table-cell office:value-type="float" office:value="3.31126904" calcext:value-type="float">
            <text:p>3.31126904</text:p>
          </table:table-cell>
          <table:table-cell table:number-columns-repeated="5"/>
        </table:table-row>
        <table:table-row table:style-name="ro1">
          <table:table-cell table:formula="of:=[.B415]/3600" office:value-type="float" office:value="6.92777777777778" calcext:value-type="float">
            <text:p>6.9</text:p>
          </table:table-cell>
          <table:table-cell office:value-type="float" office:value="24940" calcext:value-type="float">
            <text:p>24940</text:p>
          </table:table-cell>
          <table:table-cell office:value-type="float" office:value="3623" calcext:value-type="float">
            <text:p>3623</text:p>
          </table:table-cell>
          <table:table-cell table:formula="of:=[.C415]/1000" office:value-type="float" office:value="3.623" calcext:value-type="float">
            <text:p>3.623</text:p>
          </table:table-cell>
          <table:table-cell office:value-type="float" office:value="2687" calcext:value-type="float">
            <text:p>2687</text:p>
          </table:table-cell>
          <table:table-cell office:value-type="float" office:value="1483" calcext:value-type="float">
            <text:p>1483</text:p>
          </table:table-cell>
          <table:table-cell office:value-type="float" office:value="3.62660193" calcext:value-type="float">
            <text:p>3.62660193</text:p>
          </table:table-cell>
          <table:table-cell office:value-type="float" office:value="3.31124306" calcext:value-type="float">
            <text:p>3.31124306</text:p>
          </table:table-cell>
          <table:table-cell table:number-columns-repeated="5"/>
        </table:table-row>
        <table:table-row table:style-name="ro1">
          <table:table-cell table:formula="of:=[.B416]/3600" office:value-type="float" office:value="6.94444444444444" calcext:value-type="float">
            <text:p>6.9</text:p>
          </table:table-cell>
          <table:table-cell office:value-type="float" office:value="25000" calcext:value-type="float">
            <text:p>25000</text:p>
          </table:table-cell>
          <table:table-cell office:value-type="float" office:value="3626" calcext:value-type="float">
            <text:p>3626</text:p>
          </table:table-cell>
          <table:table-cell table:formula="of:=[.C416]/1000" office:value-type="float" office:value="3.626" calcext:value-type="float">
            <text:p>3.626</text:p>
          </table:table-cell>
          <table:table-cell office:value-type="float" office:value="2687" calcext:value-type="float">
            <text:p>2687</text:p>
          </table:table-cell>
          <table:table-cell office:value-type="float" office:value="1482" calcext:value-type="float">
            <text:p>1482</text:p>
          </table:table-cell>
          <table:table-cell office:value-type="float" office:value="3.62602115" calcext:value-type="float">
            <text:p>3.62602115</text:p>
          </table:table-cell>
          <table:table-cell office:value-type="float" office:value="3.31118798" calcext:value-type="float">
            <text:p>3.31118798</text:p>
          </table:table-cell>
          <table:table-cell table:number-columns-repeated="5"/>
        </table:table-row>
        <table:table-row table:style-name="ro1">
          <table:table-cell table:formula="of:=[.B417]/3600" office:value-type="float" office:value="6.96111111111111" calcext:value-type="float">
            <text:p>7.0</text:p>
          </table:table-cell>
          <table:table-cell office:value-type="float" office:value="25060" calcext:value-type="float">
            <text:p>25060</text:p>
          </table:table-cell>
          <table:table-cell office:value-type="float" office:value="3624" calcext:value-type="float">
            <text:p>3624</text:p>
          </table:table-cell>
          <table:table-cell table:formula="of:=[.C417]/1000" office:value-type="float" office:value="3.624" calcext:value-type="float">
            <text:p>3.624</text:p>
          </table:table-cell>
          <table:table-cell office:value-type="float" office:value="2686" calcext:value-type="float">
            <text:p>2686</text:p>
          </table:table-cell>
          <table:table-cell office:value-type="float" office:value="1482" calcext:value-type="float">
            <text:p>1482</text:p>
          </table:table-cell>
          <table:table-cell office:value-type="float" office:value="3.62566161" calcext:value-type="float">
            <text:p>3.62566161</text:p>
          </table:table-cell>
          <table:table-cell office:value-type="float" office:value="3.31150389" calcext:value-type="float">
            <text:p>3.31150389</text:p>
          </table:table-cell>
          <table:table-cell table:number-columns-repeated="5"/>
        </table:table-row>
        <table:table-row table:style-name="ro1">
          <table:table-cell table:formula="of:=[.B418]/3600" office:value-type="float" office:value="6.97805555555556" calcext:value-type="float">
            <text:p>7.0</text:p>
          </table:table-cell>
          <table:table-cell office:value-type="float" office:value="25121" calcext:value-type="float">
            <text:p>25121</text:p>
          </table:table-cell>
          <table:table-cell office:value-type="float" office:value="3624" calcext:value-type="float">
            <text:p>3624</text:p>
          </table:table-cell>
          <table:table-cell table:formula="of:=[.C418]/1000" office:value-type="float" office:value="3.624" calcext:value-type="float">
            <text:p>3.624</text:p>
          </table:table-cell>
          <table:table-cell office:value-type="float" office:value="2686" calcext:value-type="float">
            <text:p>2686</text:p>
          </table:table-cell>
          <table:table-cell office:value-type="float" office:value="1482" calcext:value-type="float">
            <text:p>1482</text:p>
          </table:table-cell>
          <table:table-cell office:value-type="float" office:value="3.62517858" calcext:value-type="float">
            <text:p>3.62517858</text:p>
          </table:table-cell>
          <table:table-cell office:value-type="float" office:value="3.31137466" calcext:value-type="float">
            <text:p>3.31137466</text:p>
          </table:table-cell>
          <table:table-cell table:number-columns-repeated="5"/>
        </table:table-row>
        <table:table-row table:style-name="ro1">
          <table:table-cell table:formula="of:=[.B419]/3600" office:value-type="float" office:value="6.99472222222222" calcext:value-type="float">
            <text:p>7.0</text:p>
          </table:table-cell>
          <table:table-cell office:value-type="float" office:value="25181" calcext:value-type="float">
            <text:p>25181</text:p>
          </table:table-cell>
          <table:table-cell office:value-type="float" office:value="3624" calcext:value-type="float">
            <text:p>3624</text:p>
          </table:table-cell>
          <table:table-cell table:formula="of:=[.C419]/1000" office:value-type="float" office:value="3.624" calcext:value-type="float">
            <text:p>3.624</text:p>
          </table:table-cell>
          <table:table-cell office:value-type="float" office:value="2686" calcext:value-type="float">
            <text:p>2686</text:p>
          </table:table-cell>
          <table:table-cell office:value-type="float" office:value="1482" calcext:value-type="float">
            <text:p>1482</text:p>
          </table:table-cell>
          <table:table-cell office:value-type="float" office:value="3.6248033" calcext:value-type="float">
            <text:p>3.6248033</text:p>
          </table:table-cell>
          <table:table-cell office:value-type="float" office:value="3.31143618" calcext:value-type="float">
            <text:p>3.31143618</text:p>
          </table:table-cell>
          <table:table-cell table:number-columns-repeated="5"/>
        </table:table-row>
        <table:table-row table:style-name="ro1">
          <table:table-cell table:formula="of:=[.B420]/3600" office:value-type="float" office:value="7.01166666666667" calcext:value-type="float">
            <text:p>7.0</text:p>
          </table:table-cell>
          <table:table-cell office:value-type="float" office:value="25242" calcext:value-type="float">
            <text:p>25242</text:p>
          </table:table-cell>
          <table:table-cell office:value-type="float" office:value="3623" calcext:value-type="float">
            <text:p>3623</text:p>
          </table:table-cell>
          <table:table-cell table:formula="of:=[.C420]/1000" office:value-type="float" office:value="3.623" calcext:value-type="float">
            <text:p>3.623</text:p>
          </table:table-cell>
          <table:table-cell office:value-type="float" office:value="2685" calcext:value-type="float">
            <text:p>2685</text:p>
          </table:table-cell>
          <table:table-cell office:value-type="float" office:value="1482" calcext:value-type="float">
            <text:p>1482</text:p>
          </table:table-cell>
          <table:table-cell office:value-type="float" office:value="3.623945" calcext:value-type="float">
            <text:p>3.623945</text:p>
          </table:table-cell>
          <table:table-cell office:value-type="float" office:value="3.31112099" calcext:value-type="float">
            <text:p>3.31112099</text:p>
          </table:table-cell>
          <table:table-cell table:number-columns-repeated="5"/>
        </table:table-row>
        <table:table-row table:style-name="ro1">
          <table:table-cell table:formula="of:=[.B421]/3600" office:value-type="float" office:value="7.02833333333333" calcext:value-type="float">
            <text:p>7.0</text:p>
          </table:table-cell>
          <table:table-cell office:value-type="float" office:value="25302" calcext:value-type="float">
            <text:p>25302</text:p>
          </table:table-cell>
          <table:table-cell office:value-type="float" office:value="3623" calcext:value-type="float">
            <text:p>3623</text:p>
          </table:table-cell>
          <table:table-cell table:formula="of:=[.C421]/1000" office:value-type="float" office:value="3.623" calcext:value-type="float">
            <text:p>3.623</text:p>
          </table:table-cell>
          <table:table-cell office:value-type="float" office:value="2685" calcext:value-type="float">
            <text:p>2685</text:p>
          </table:table-cell>
          <table:table-cell office:value-type="float" office:value="1482" calcext:value-type="float">
            <text:p>1482</text:p>
          </table:table-cell>
          <table:table-cell office:value-type="float" office:value="3.62359929" calcext:value-type="float">
            <text:p>3.62359929</text:p>
          </table:table-cell>
          <table:table-cell office:value-type="float" office:value="3.31120205" calcext:value-type="float">
            <text:p>3.31120205</text:p>
          </table:table-cell>
          <table:table-cell table:number-columns-repeated="5"/>
        </table:table-row>
        <table:table-row table:style-name="ro1">
          <table:table-cell table:formula="of:=[.B422]/3600" office:value-type="float" office:value="7.045" calcext:value-type="float">
            <text:p>7.0</text:p>
          </table:table-cell>
          <table:table-cell office:value-type="float" office:value="25362" calcext:value-type="float">
            <text:p>25362</text:p>
          </table:table-cell>
          <table:table-cell office:value-type="float" office:value="3622" calcext:value-type="float">
            <text:p>3622</text:p>
          </table:table-cell>
          <table:table-cell table:formula="of:=[.C422]/1000" office:value-type="float" office:value="3.622" calcext:value-type="float">
            <text:p>3.622</text:p>
          </table:table-cell>
          <table:table-cell office:value-type="float" office:value="2684" calcext:value-type="float">
            <text:p>2684</text:p>
          </table:table-cell>
          <table:table-cell office:value-type="float" office:value="1482" calcext:value-type="float">
            <text:p>1482</text:p>
          </table:table-cell>
          <table:table-cell office:value-type="float" office:value="3.62315607" calcext:value-type="float">
            <text:p>3.62315607</text:p>
          </table:table-cell>
          <table:table-cell office:value-type="float" office:value="3.31143856" calcext:value-type="float">
            <text:p>3.31143856</text:p>
          </table:table-cell>
          <table:table-cell table:number-columns-repeated="5"/>
        </table:table-row>
        <table:table-row table:style-name="ro1">
          <table:table-cell table:formula="of:=[.B423]/3600" office:value-type="float" office:value="7.06194444444444" calcext:value-type="float">
            <text:p>7.1</text:p>
          </table:table-cell>
          <table:table-cell office:value-type="float" office:value="25423" calcext:value-type="float">
            <text:p>25423</text:p>
          </table:table-cell>
          <table:table-cell office:value-type="float" office:value="3619" calcext:value-type="float">
            <text:p>3619</text:p>
          </table:table-cell>
          <table:table-cell table:formula="of:=[.C423]/1000" office:value-type="float" office:value="3.619" calcext:value-type="float">
            <text:p>3.619</text:p>
          </table:table-cell>
          <table:table-cell office:value-type="float" office:value="2684" calcext:value-type="float">
            <text:p>2684</text:p>
          </table:table-cell>
          <table:table-cell office:value-type="float" office:value="1483" calcext:value-type="float">
            <text:p>1483</text:p>
          </table:table-cell>
          <table:table-cell office:value-type="float" office:value="3.62268543" calcext:value-type="float">
            <text:p>3.62268543</text:p>
          </table:table-cell>
          <table:table-cell office:value-type="float" office:value="3.3116312" calcext:value-type="float">
            <text:p>3.3116312</text:p>
          </table:table-cell>
          <table:table-cell table:number-columns-repeated="5"/>
        </table:table-row>
        <table:table-row table:style-name="ro1">
          <table:table-cell table:formula="of:=[.B424]/3600" office:value-type="float" office:value="7.07861111111111" calcext:value-type="float">
            <text:p>7.1</text:p>
          </table:table-cell>
          <table:table-cell office:value-type="float" office:value="25483" calcext:value-type="float">
            <text:p>25483</text:p>
          </table:table-cell>
          <table:table-cell office:value-type="float" office:value="3619" calcext:value-type="float">
            <text:p>3619</text:p>
          </table:table-cell>
          <table:table-cell table:formula="of:=[.C424]/1000" office:value-type="float" office:value="3.619" calcext:value-type="float">
            <text:p>3.619</text:p>
          </table:table-cell>
          <table:table-cell office:value-type="float" office:value="2684" calcext:value-type="float">
            <text:p>2684</text:p>
          </table:table-cell>
          <table:table-cell office:value-type="float" office:value="1483" calcext:value-type="float">
            <text:p>1483</text:p>
          </table:table-cell>
          <table:table-cell office:value-type="float" office:value="3.62214398" calcext:value-type="float">
            <text:p>3.62214398</text:p>
          </table:table-cell>
          <table:table-cell office:value-type="float" office:value="3.31123257" calcext:value-type="float">
            <text:p>3.31123257</text:p>
          </table:table-cell>
          <table:table-cell table:number-columns-repeated="5"/>
        </table:table-row>
        <table:table-row table:style-name="ro1">
          <table:table-cell table:formula="of:=[.B425]/3600" office:value-type="float" office:value="7.09527777777778" calcext:value-type="float">
            <text:p>7.1</text:p>
          </table:table-cell>
          <table:table-cell office:value-type="float" office:value="25543" calcext:value-type="float">
            <text:p>25543</text:p>
          </table:table-cell>
          <table:table-cell office:value-type="float" office:value="3619" calcext:value-type="float">
            <text:p>3619</text:p>
          </table:table-cell>
          <table:table-cell table:formula="of:=[.C425]/1000" office:value-type="float" office:value="3.619" calcext:value-type="float">
            <text:p>3.619</text:p>
          </table:table-cell>
          <table:table-cell office:value-type="float" office:value="2684" calcext:value-type="float">
            <text:p>2684</text:p>
          </table:table-cell>
          <table:table-cell office:value-type="float" office:value="1483" calcext:value-type="float">
            <text:p>1483</text:p>
          </table:table-cell>
          <table:table-cell office:value-type="float" office:value="3.62138414" calcext:value-type="float">
            <text:p>3.62138414</text:p>
          </table:table-cell>
          <table:table-cell office:value-type="float" office:value="3.31095457" calcext:value-type="float">
            <text:p>3.31095457</text:p>
          </table:table-cell>
          <table:table-cell table:number-columns-repeated="5"/>
        </table:table-row>
        <table:table-row table:style-name="ro1">
          <table:table-cell table:formula="of:=[.B426]/3600" office:value-type="float" office:value="7.11222222222222" calcext:value-type="float">
            <text:p>7.1</text:p>
          </table:table-cell>
          <table:table-cell office:value-type="float" office:value="25604" calcext:value-type="float">
            <text:p>25604</text:p>
          </table:table-cell>
          <table:table-cell office:value-type="float" office:value="3618" calcext:value-type="float">
            <text:p>3618</text:p>
          </table:table-cell>
          <table:table-cell table:formula="of:=[.C426]/1000" office:value-type="float" office:value="3.618" calcext:value-type="float">
            <text:p>3.618</text:p>
          </table:table-cell>
          <table:table-cell office:value-type="float" office:value="2683" calcext:value-type="float">
            <text:p>2683</text:p>
          </table:table-cell>
          <table:table-cell office:value-type="float" office:value="1483" calcext:value-type="float">
            <text:p>1483</text:p>
          </table:table-cell>
          <table:table-cell office:value-type="float" office:value="3.61998653" calcext:value-type="float">
            <text:p>3.61998653</text:p>
          </table:table-cell>
          <table:table-cell office:value-type="float" office:value="3.31021237" calcext:value-type="float">
            <text:p>3.31021237</text:p>
          </table:table-cell>
          <table:table-cell table:number-columns-repeated="5"/>
        </table:table-row>
        <table:table-row table:style-name="ro1">
          <table:table-cell table:formula="of:=[.B427]/3600" office:value-type="float" office:value="7.12888888888889" calcext:value-type="float">
            <text:p>7.1</text:p>
          </table:table-cell>
          <table:table-cell office:value-type="float" office:value="25664" calcext:value-type="float">
            <text:p>25664</text:p>
          </table:table-cell>
          <table:table-cell office:value-type="float" office:value="3616" calcext:value-type="float">
            <text:p>3616</text:p>
          </table:table-cell>
          <table:table-cell table:formula="of:=[.C427]/1000" office:value-type="float" office:value="3.616" calcext:value-type="float">
            <text:p>3.616</text:p>
          </table:table-cell>
          <table:table-cell office:value-type="float" office:value="2682" calcext:value-type="float">
            <text:p>2682</text:p>
          </table:table-cell>
          <table:table-cell office:value-type="float" office:value="1483" calcext:value-type="float">
            <text:p>1483</text:p>
          </table:table-cell>
          <table:table-cell office:value-type="float" office:value="3.62073612" calcext:value-type="float">
            <text:p>3.62073612</text:p>
          </table:table-cell>
          <table:table-cell office:value-type="float" office:value="3.31137681" calcext:value-type="float">
            <text:p>3.31137681</text:p>
          </table:table-cell>
          <table:table-cell table:number-columns-repeated="5"/>
        </table:table-row>
        <table:table-row table:style-name="ro1">
          <table:table-cell table:formula="of:=[.B428]/3600" office:value-type="float" office:value="7.14583333333333" calcext:value-type="float">
            <text:p>7.1</text:p>
          </table:table-cell>
          <table:table-cell office:value-type="float" office:value="25725" calcext:value-type="float">
            <text:p>25725</text:p>
          </table:table-cell>
          <table:table-cell office:value-type="float" office:value="3618" calcext:value-type="float">
            <text:p>3618</text:p>
          </table:table-cell>
          <table:table-cell table:formula="of:=[.C428]/1000" office:value-type="float" office:value="3.618" calcext:value-type="float">
            <text:p>3.618</text:p>
          </table:table-cell>
          <table:table-cell office:value-type="float" office:value="2681" calcext:value-type="float">
            <text:p>2681</text:p>
          </table:table-cell>
          <table:table-cell office:value-type="float" office:value="1482" calcext:value-type="float">
            <text:p>1482</text:p>
          </table:table-cell>
          <table:table-cell office:value-type="float" office:value="3.62008643" calcext:value-type="float">
            <text:p>3.62008643</text:p>
          </table:table-cell>
          <table:table-cell office:value-type="float" office:value="3.31137156" calcext:value-type="float">
            <text:p>3.31137156</text:p>
          </table:table-cell>
          <table:table-cell table:number-columns-repeated="5"/>
        </table:table-row>
        <table:table-row table:style-name="ro1">
          <table:table-cell table:formula="of:=[.B429]/3600" office:value-type="float" office:value="7.1625" calcext:value-type="float">
            <text:p>7.2</text:p>
          </table:table-cell>
          <table:table-cell office:value-type="float" office:value="25785" calcext:value-type="float">
            <text:p>25785</text:p>
          </table:table-cell>
          <table:table-cell office:value-type="float" office:value="3616" calcext:value-type="float">
            <text:p>3616</text:p>
          </table:table-cell>
          <table:table-cell table:formula="of:=[.C429]/1000" office:value-type="float" office:value="3.616" calcext:value-type="float">
            <text:p>3.616</text:p>
          </table:table-cell>
          <table:table-cell office:value-type="float" office:value="2680" calcext:value-type="float">
            <text:p>2680</text:p>
          </table:table-cell>
          <table:table-cell office:value-type="float" office:value="1482" calcext:value-type="float">
            <text:p>1482</text:p>
          </table:table-cell>
          <table:table-cell table:number-columns-repeated="7"/>
        </table:table-row>
        <table:table-row table:style-name="ro1">
          <table:table-cell table:formula="of:=[.B430]/3600" office:value-type="float" office:value="7.17916666666667" calcext:value-type="float">
            <text:p>7.2</text:p>
          </table:table-cell>
          <table:table-cell office:value-type="float" office:value="25845" calcext:value-type="float">
            <text:p>25845</text:p>
          </table:table-cell>
          <table:table-cell office:value-type="float" office:value="3614" calcext:value-type="float">
            <text:p>3614</text:p>
          </table:table-cell>
          <table:table-cell table:formula="of:=[.C430]/1000" office:value-type="float" office:value="3.614" calcext:value-type="float">
            <text:p>3.614</text:p>
          </table:table-cell>
          <table:table-cell office:value-type="float" office:value="2680" calcext:value-type="float">
            <text:p>2680</text:p>
          </table:table-cell>
          <table:table-cell office:value-type="float" office:value="1483" calcext:value-type="float">
            <text:p>1483</text:p>
          </table:table-cell>
          <table:table-cell office:value-type="float" office:value="3.61899233" calcext:value-type="float">
            <text:p>3.61899233</text:p>
          </table:table-cell>
          <table:table-cell office:value-type="float" office:value="3.31096983" calcext:value-type="float">
            <text:p>3.31096983</text:p>
          </table:table-cell>
          <table:table-cell table:number-columns-repeated="5"/>
        </table:table-row>
        <table:table-row table:style-name="ro1">
          <table:table-cell table:formula="of:=[.B431]/3600" office:value-type="float" office:value="7.19611111111111" calcext:value-type="float">
            <text:p>7.2</text:p>
          </table:table-cell>
          <table:table-cell office:value-type="float" office:value="25906" calcext:value-type="float">
            <text:p>25906</text:p>
          </table:table-cell>
          <table:table-cell office:value-type="float" office:value="3614" calcext:value-type="float">
            <text:p>3614</text:p>
          </table:table-cell>
          <table:table-cell table:formula="of:=[.C431]/1000" office:value-type="float" office:value="3.614" calcext:value-type="float">
            <text:p>3.614</text:p>
          </table:table-cell>
          <table:table-cell office:value-type="float" office:value="2680" calcext:value-type="float">
            <text:p>2680</text:p>
          </table:table-cell>
          <table:table-cell office:value-type="float" office:value="1483" calcext:value-type="float">
            <text:p>1483</text:p>
          </table:table-cell>
          <table:table-cell office:value-type="float" office:value="3.61840296" calcext:value-type="float">
            <text:p>3.61840296</text:p>
          </table:table-cell>
          <table:table-cell office:value-type="float" office:value="3.31107283" calcext:value-type="float">
            <text:p>3.31107283</text:p>
          </table:table-cell>
          <table:table-cell table:number-columns-repeated="5"/>
        </table:table-row>
        <table:table-row table:style-name="ro1">
          <table:table-cell table:formula="of:=[.B432]/3600" office:value-type="float" office:value="7.21277777777778" calcext:value-type="float">
            <text:p>7.2</text:p>
          </table:table-cell>
          <table:table-cell office:value-type="float" office:value="25966" calcext:value-type="float">
            <text:p>25966</text:p>
          </table:table-cell>
          <table:table-cell office:value-type="float" office:value="3614" calcext:value-type="float">
            <text:p>3614</text:p>
          </table:table-cell>
          <table:table-cell table:formula="of:=[.C432]/1000" office:value-type="float" office:value="3.614" calcext:value-type="float">
            <text:p>3.614</text:p>
          </table:table-cell>
          <table:table-cell office:value-type="float" office:value="2680" calcext:value-type="float">
            <text:p>2680</text:p>
          </table:table-cell>
          <table:table-cell office:value-type="float" office:value="1483" calcext:value-type="float">
            <text:p>1483</text:p>
          </table:table-cell>
          <table:table-cell office:value-type="float" office:value="3.61807609" calcext:value-type="float">
            <text:p>3.61807609</text:p>
          </table:table-cell>
          <table:table-cell office:value-type="float" office:value="3.31097245" calcext:value-type="float">
            <text:p>3.31097245</text:p>
          </table:table-cell>
          <table:table-cell table:number-columns-repeated="5"/>
        </table:table-row>
        <table:table-row table:style-name="ro1">
          <table:table-cell table:formula="of:=[.B433]/3600" office:value-type="float" office:value="7.22972222222222" calcext:value-type="float">
            <text:p>7.2</text:p>
          </table:table-cell>
          <table:table-cell office:value-type="float" office:value="26027" calcext:value-type="float">
            <text:p>26027</text:p>
          </table:table-cell>
          <table:table-cell office:value-type="float" office:value="3612" calcext:value-type="float">
            <text:p>3612</text:p>
          </table:table-cell>
          <table:table-cell table:formula="of:=[.C433]/1000" office:value-type="float" office:value="3.612" calcext:value-type="float">
            <text:p>3.612</text:p>
          </table:table-cell>
          <table:table-cell office:value-type="float" office:value="2679" calcext:value-type="float">
            <text:p>2679</text:p>
          </table:table-cell>
          <table:table-cell office:value-type="float" office:value="1483" calcext:value-type="float">
            <text:p>1483</text:p>
          </table:table-cell>
          <table:table-cell office:value-type="float" office:value="3.61736202" calcext:value-type="float">
            <text:p>3.61736202</text:p>
          </table:table-cell>
          <table:table-cell office:value-type="float" office:value="3.31107116" calcext:value-type="float">
            <text:p>3.31107116</text:p>
          </table:table-cell>
          <table:table-cell table:number-columns-repeated="5"/>
        </table:table-row>
        <table:table-row table:style-name="ro1">
          <table:table-cell table:formula="of:=[.B434]/3600" office:value-type="float" office:value="7.24638888888889" calcext:value-type="float">
            <text:p>7.2</text:p>
          </table:table-cell>
          <table:table-cell office:value-type="float" office:value="26087" calcext:value-type="float">
            <text:p>26087</text:p>
          </table:table-cell>
          <table:table-cell office:value-type="float" office:value="3612" calcext:value-type="float">
            <text:p>3612</text:p>
          </table:table-cell>
          <table:table-cell table:formula="of:=[.C434]/1000" office:value-type="float" office:value="3.612" calcext:value-type="float">
            <text:p>3.612</text:p>
          </table:table-cell>
          <table:table-cell office:value-type="float" office:value="2679" calcext:value-type="float">
            <text:p>2679</text:p>
          </table:table-cell>
          <table:table-cell office:value-type="float" office:value="1483" calcext:value-type="float">
            <text:p>1483</text:p>
          </table:table-cell>
          <table:table-cell office:value-type="float" office:value="3.61707449" calcext:value-type="float">
            <text:p>3.61707449</text:p>
          </table:table-cell>
          <table:table-cell office:value-type="float" office:value="3.31114292" calcext:value-type="float">
            <text:p>3.31114292</text:p>
          </table:table-cell>
          <table:table-cell table:number-columns-repeated="5"/>
        </table:table-row>
        <table:table-row table:style-name="ro1">
          <table:table-cell table:formula="of:=[.B435]/3600" office:value-type="float" office:value="7.26305555555556" calcext:value-type="float">
            <text:p>7.3</text:p>
          </table:table-cell>
          <table:table-cell office:value-type="float" office:value="26147" calcext:value-type="float">
            <text:p>26147</text:p>
          </table:table-cell>
          <table:table-cell office:value-type="float" office:value="3611" calcext:value-type="float">
            <text:p>3611</text:p>
          </table:table-cell>
          <table:table-cell table:formula="of:=[.C435]/1000" office:value-type="float" office:value="3.611" calcext:value-type="float">
            <text:p>3.611</text:p>
          </table:table-cell>
          <table:table-cell office:value-type="float" office:value="2678" calcext:value-type="float">
            <text:p>2678</text:p>
          </table:table-cell>
          <table:table-cell office:value-type="float" office:value="1483" calcext:value-type="float">
            <text:p>1483</text:p>
          </table:table-cell>
          <table:table-cell office:value-type="float" office:value="3.61649275" calcext:value-type="float">
            <text:p>3.61649275</text:p>
          </table:table-cell>
          <table:table-cell office:value-type="float" office:value="3.31103706" calcext:value-type="float">
            <text:p>3.31103706</text:p>
          </table:table-cell>
          <table:table-cell table:number-columns-repeated="5"/>
        </table:table-row>
        <table:table-row table:style-name="ro1">
          <table:table-cell table:formula="of:=[.B436]/3600" office:value-type="float" office:value="7.28" calcext:value-type="float">
            <text:p>7.3</text:p>
          </table:table-cell>
          <table:table-cell office:value-type="float" office:value="26208" calcext:value-type="float">
            <text:p>26208</text:p>
          </table:table-cell>
          <table:table-cell office:value-type="float" office:value="3611" calcext:value-type="float">
            <text:p>3611</text:p>
          </table:table-cell>
          <table:table-cell table:formula="of:=[.C436]/1000" office:value-type="float" office:value="3.611" calcext:value-type="float">
            <text:p>3.611</text:p>
          </table:table-cell>
          <table:table-cell office:value-type="float" office:value="2678" calcext:value-type="float">
            <text:p>2678</text:p>
          </table:table-cell>
          <table:table-cell office:value-type="float" office:value="1483" calcext:value-type="float">
            <text:p>1483</text:p>
          </table:table-cell>
          <table:table-cell office:value-type="float" office:value="3.61577344" calcext:value-type="float">
            <text:p>3.61577344</text:p>
          </table:table-cell>
          <table:table-cell office:value-type="float" office:value="3.31087422" calcext:value-type="float">
            <text:p>3.31087422</text:p>
          </table:table-cell>
          <table:table-cell table:number-columns-repeated="5"/>
        </table:table-row>
        <table:table-row table:style-name="ro1">
          <table:table-cell table:formula="of:=[.B437]/3600" office:value-type="float" office:value="7.29666666666667" calcext:value-type="float">
            <text:p>7.3</text:p>
          </table:table-cell>
          <table:table-cell office:value-type="float" office:value="26268" calcext:value-type="float">
            <text:p>26268</text:p>
          </table:table-cell>
          <table:table-cell office:value-type="float" office:value="3611" calcext:value-type="float">
            <text:p>3611</text:p>
          </table:table-cell>
          <table:table-cell table:formula="of:=[.C437]/1000" office:value-type="float" office:value="3.611" calcext:value-type="float">
            <text:p>3.611</text:p>
          </table:table-cell>
          <table:table-cell office:value-type="float" office:value="2678" calcext:value-type="float">
            <text:p>2678</text:p>
          </table:table-cell>
          <table:table-cell office:value-type="float" office:value="1483" calcext:value-type="float">
            <text:p>1483</text:p>
          </table:table-cell>
          <table:table-cell office:value-type="float" office:value="3.61474824" calcext:value-type="float">
            <text:p>3.61474824</text:p>
          </table:table-cell>
          <table:table-cell office:value-type="float" office:value="3.31049347" calcext:value-type="float">
            <text:p>3.31049347</text:p>
          </table:table-cell>
          <table:table-cell table:number-columns-repeated="5"/>
        </table:table-row>
        <table:table-row table:style-name="ro1">
          <table:table-cell table:formula="of:=[.B438]/3600" office:value-type="float" office:value="7.31333333333333" calcext:value-type="float">
            <text:p>7.3</text:p>
          </table:table-cell>
          <table:table-cell office:value-type="float" office:value="26328" calcext:value-type="float">
            <text:p>26328</text:p>
          </table:table-cell>
          <table:table-cell office:value-type="float" office:value="3610" calcext:value-type="float">
            <text:p>3610</text:p>
          </table:table-cell>
          <table:table-cell table:formula="of:=[.C438]/1000" office:value-type="float" office:value="3.61" calcext:value-type="float">
            <text:p>3.61</text:p>
          </table:table-cell>
          <table:table-cell office:value-type="float" office:value="2677" calcext:value-type="float">
            <text:p>2677</text:p>
          </table:table-cell>
          <table:table-cell office:value-type="float" office:value="1483" calcext:value-type="float">
            <text:p>1483</text:p>
          </table:table-cell>
          <table:table-cell office:value-type="float" office:value="3.61532116" calcext:value-type="float">
            <text:p>3.61532116</text:p>
          </table:table-cell>
          <table:table-cell office:value-type="float" office:value="3.31122208" calcext:value-type="float">
            <text:p>3.31122208</text:p>
          </table:table-cell>
          <table:table-cell table:number-columns-repeated="5"/>
        </table:table-row>
        <table:table-row table:style-name="ro1">
          <table:table-cell table:formula="of:=[.B439]/3600" office:value-type="float" office:value="7.33027777777778" calcext:value-type="float">
            <text:p>7.3</text:p>
          </table:table-cell>
          <table:table-cell office:value-type="float" office:value="26389" calcext:value-type="float">
            <text:p>26389</text:p>
          </table:table-cell>
          <table:table-cell office:value-type="float" office:value="3610" calcext:value-type="float">
            <text:p>3610</text:p>
          </table:table-cell>
          <table:table-cell table:formula="of:=[.C439]/1000" office:value-type="float" office:value="3.61" calcext:value-type="float">
            <text:p>3.61</text:p>
          </table:table-cell>
          <table:table-cell office:value-type="float" office:value="2677" calcext:value-type="float">
            <text:p>2677</text:p>
          </table:table-cell>
          <table:table-cell office:value-type="float" office:value="1483" calcext:value-type="float">
            <text:p>1483</text:p>
          </table:table-cell>
          <table:table-cell office:value-type="float" office:value="3.61478138" calcext:value-type="float">
            <text:p>3.61478138</text:p>
          </table:table-cell>
          <table:table-cell office:value-type="float" office:value="3.31119561" calcext:value-type="float">
            <text:p>3.31119561</text:p>
          </table:table-cell>
          <table:table-cell table:number-columns-repeated="5"/>
        </table:table-row>
        <table:table-row table:style-name="ro1">
          <table:table-cell table:formula="of:=[.B440]/3600" office:value-type="float" office:value="7.34694444444444" calcext:value-type="float">
            <text:p>7.3</text:p>
          </table:table-cell>
          <table:table-cell office:value-type="float" office:value="26449" calcext:value-type="float">
            <text:p>26449</text:p>
          </table:table-cell>
          <table:table-cell office:value-type="float" office:value="3610" calcext:value-type="float">
            <text:p>3610</text:p>
          </table:table-cell>
          <table:table-cell table:formula="of:=[.C440]/1000" office:value-type="float" office:value="3.61" calcext:value-type="float">
            <text:p>3.61</text:p>
          </table:table-cell>
          <table:table-cell office:value-type="float" office:value="2677" calcext:value-type="float">
            <text:p>2677</text:p>
          </table:table-cell>
          <table:table-cell office:value-type="float" office:value="1483" calcext:value-type="float">
            <text:p>1483</text:p>
          </table:table-cell>
          <table:table-cell office:value-type="float" office:value="3.61414146" calcext:value-type="float">
            <text:p>3.61414146</text:p>
          </table:table-cell>
          <table:table-cell office:value-type="float" office:value="3.31109071" calcext:value-type="float">
            <text:p>3.31109071</text:p>
          </table:table-cell>
          <table:table-cell table:number-columns-repeated="5"/>
        </table:table-row>
        <table:table-row table:style-name="ro1">
          <table:table-cell table:formula="of:=[.B441]/3600" office:value-type="float" office:value="7.36388888888889" calcext:value-type="float">
            <text:p>7.4</text:p>
          </table:table-cell>
          <table:table-cell office:value-type="float" office:value="26510" calcext:value-type="float">
            <text:p>26510</text:p>
          </table:table-cell>
          <table:table-cell office:value-type="float" office:value="3608" calcext:value-type="float">
            <text:p>3608</text:p>
          </table:table-cell>
          <table:table-cell table:formula="of:=[.C441]/1000" office:value-type="float" office:value="3.608" calcext:value-type="float">
            <text:p>3.608</text:p>
          </table:table-cell>
          <table:table-cell office:value-type="float" office:value="2676" calcext:value-type="float">
            <text:p>2676</text:p>
          </table:table-cell>
          <table:table-cell office:value-type="float" office:value="1483" calcext:value-type="float">
            <text:p>1483</text:p>
          </table:table-cell>
          <table:table-cell office:value-type="float" office:value="3.6134727" calcext:value-type="float">
            <text:p>3.6134727</text:p>
          </table:table-cell>
          <table:table-cell office:value-type="float" office:value="3.31108832" calcext:value-type="float">
            <text:p>3.31108832</text:p>
          </table:table-cell>
          <table:table-cell table:number-columns-repeated="5"/>
        </table:table-row>
        <table:table-row table:style-name="ro1">
          <table:table-cell table:formula="of:=[.B442]/3600" office:value-type="float" office:value="7.38055555555556" calcext:value-type="float">
            <text:p>7.4</text:p>
          </table:table-cell>
          <table:table-cell office:value-type="float" office:value="26570" calcext:value-type="float">
            <text:p>26570</text:p>
          </table:table-cell>
          <table:table-cell office:value-type="float" office:value="3608" calcext:value-type="float">
            <text:p>3608</text:p>
          </table:table-cell>
          <table:table-cell table:formula="of:=[.C442]/1000" office:value-type="float" office:value="3.608" calcext:value-type="float">
            <text:p>3.608</text:p>
          </table:table-cell>
          <table:table-cell office:value-type="float" office:value="2676" calcext:value-type="float">
            <text:p>2676</text:p>
          </table:table-cell>
          <table:table-cell office:value-type="float" office:value="1483" calcext:value-type="float">
            <text:p>1483</text:p>
          </table:table-cell>
          <table:table-cell office:value-type="float" office:value="3.61290669" calcext:value-type="float">
            <text:p>3.61290669</text:p>
          </table:table-cell>
          <table:table-cell office:value-type="float" office:value="3.31100512" calcext:value-type="float">
            <text:p>3.31100512</text:p>
          </table:table-cell>
          <table:table-cell table:number-columns-repeated="5"/>
        </table:table-row>
        <table:table-row table:style-name="ro1">
          <table:table-cell table:formula="of:=[.B443]/3600" office:value-type="float" office:value="7.39722222222222" calcext:value-type="float">
            <text:p>7.4</text:p>
          </table:table-cell>
          <table:table-cell office:value-type="float" office:value="26630" calcext:value-type="float">
            <text:p>26630</text:p>
          </table:table-cell>
          <table:table-cell office:value-type="float" office:value="3610" calcext:value-type="float">
            <text:p>3610</text:p>
          </table:table-cell>
          <table:table-cell table:formula="of:=[.C443]/1000" office:value-type="float" office:value="3.61" calcext:value-type="float">
            <text:p>3.61</text:p>
          </table:table-cell>
          <table:table-cell office:value-type="float" office:value="2677" calcext:value-type="float">
            <text:p>2677</text:p>
          </table:table-cell>
          <table:table-cell office:value-type="float" office:value="1483" calcext:value-type="float">
            <text:p>1483</text:p>
          </table:table-cell>
          <table:table-cell office:value-type="float" office:value="3.61252928" calcext:value-type="float">
            <text:p>3.61252928</text:p>
          </table:table-cell>
          <table:table-cell office:value-type="float" office:value="3.31111264" calcext:value-type="float">
            <text:p>3.31111264</text:p>
          </table:table-cell>
          <table:table-cell table:number-columns-repeated="5"/>
        </table:table-row>
        <table:table-row table:style-name="ro1">
          <table:table-cell table:formula="of:=[.B444]/3600" office:value-type="float" office:value="7.41416666666667" calcext:value-type="float">
            <text:p>7.4</text:p>
          </table:table-cell>
          <table:table-cell office:value-type="float" office:value="26691" calcext:value-type="float">
            <text:p>26691</text:p>
          </table:table-cell>
          <table:table-cell office:value-type="float" office:value="3608" calcext:value-type="float">
            <text:p>3608</text:p>
          </table:table-cell>
          <table:table-cell table:formula="of:=[.C444]/1000" office:value-type="float" office:value="3.608" calcext:value-type="float">
            <text:p>3.608</text:p>
          </table:table-cell>
          <table:table-cell office:value-type="float" office:value="2676" calcext:value-type="float">
            <text:p>2676</text:p>
          </table:table-cell>
          <table:table-cell office:value-type="float" office:value="1483" calcext:value-type="float">
            <text:p>1483</text:p>
          </table:table-cell>
          <table:table-cell office:value-type="float" office:value="3.61211085" calcext:value-type="float">
            <text:p>3.61211085</text:p>
          </table:table-cell>
          <table:table-cell office:value-type="float" office:value="3.31113148" calcext:value-type="float">
            <text:p>3.31113148</text:p>
          </table:table-cell>
          <table:table-cell table:number-columns-repeated="5"/>
        </table:table-row>
        <table:table-row table:style-name="ro1">
          <table:table-cell table:formula="of:=[.B445]/3600" office:value-type="float" office:value="7.43083333333333" calcext:value-type="float">
            <text:p>7.4</text:p>
          </table:table-cell>
          <table:table-cell office:value-type="float" office:value="26751" calcext:value-type="float">
            <text:p>26751</text:p>
          </table:table-cell>
          <table:table-cell office:value-type="float" office:value="3611" calcext:value-type="float">
            <text:p>3611</text:p>
          </table:table-cell>
          <table:table-cell table:formula="of:=[.C445]/1000" office:value-type="float" office:value="3.611" calcext:value-type="float">
            <text:p>3.611</text:p>
          </table:table-cell>
          <table:table-cell office:value-type="float" office:value="2676" calcext:value-type="float">
            <text:p>2676</text:p>
          </table:table-cell>
          <table:table-cell office:value-type="float" office:value="1482" calcext:value-type="float">
            <text:p>1482</text:p>
          </table:table-cell>
          <table:table-cell office:value-type="float" office:value="3.61175847" calcext:value-type="float">
            <text:p>3.61175847</text:p>
          </table:table-cell>
          <table:table-cell office:value-type="float" office:value="3.31121445" calcext:value-type="float">
            <text:p>3.31121445</text:p>
          </table:table-cell>
          <table:table-cell table:number-columns-repeated="5"/>
        </table:table-row>
        <table:table-row table:style-name="ro1">
          <table:table-cell table:formula="of:=[.B446]/3600" office:value-type="float" office:value="7.44777777777778" calcext:value-type="float">
            <text:p>7.4</text:p>
          </table:table-cell>
          <table:table-cell office:value-type="float" office:value="26812" calcext:value-type="float">
            <text:p>26812</text:p>
          </table:table-cell>
          <table:table-cell office:value-type="float" office:value="3611" calcext:value-type="float">
            <text:p>3611</text:p>
          </table:table-cell>
          <table:table-cell table:formula="of:=[.C446]/1000" office:value-type="float" office:value="3.611" calcext:value-type="float">
            <text:p>3.611</text:p>
          </table:table-cell>
          <table:table-cell office:value-type="float" office:value="2676" calcext:value-type="float">
            <text:p>2676</text:p>
          </table:table-cell>
          <table:table-cell office:value-type="float" office:value="1482" calcext:value-type="float">
            <text:p>1482</text:p>
          </table:table-cell>
          <table:table-cell office:value-type="float" office:value="3.61116982" calcext:value-type="float">
            <text:p>3.61116982</text:p>
          </table:table-cell>
          <table:table-cell office:value-type="float" office:value="3.31111455" calcext:value-type="float">
            <text:p>3.31111455</text:p>
          </table:table-cell>
          <table:table-cell table:number-columns-repeated="5"/>
        </table:table-row>
        <table:table-row table:style-name="ro1">
          <table:table-cell table:formula="of:=[.B447]/3600" office:value-type="float" office:value="7.46444444444444" calcext:value-type="float">
            <text:p>7.5</text:p>
          </table:table-cell>
          <table:table-cell office:value-type="float" office:value="26872" calcext:value-type="float">
            <text:p>26872</text:p>
          </table:table-cell>
          <table:table-cell office:value-type="float" office:value="3609" calcext:value-type="float">
            <text:p>3609</text:p>
          </table:table-cell>
          <table:table-cell table:formula="of:=[.C447]/1000" office:value-type="float" office:value="3.609" calcext:value-type="float">
            <text:p>3.609</text:p>
          </table:table-cell>
          <table:table-cell office:value-type="float" office:value="2675" calcext:value-type="float">
            <text:p>2675</text:p>
          </table:table-cell>
          <table:table-cell office:value-type="float" office:value="1482" calcext:value-type="float">
            <text:p>1482</text:p>
          </table:table-cell>
          <table:table-cell office:value-type="float" office:value="3.61063313" calcext:value-type="float">
            <text:p>3.61063313</text:p>
          </table:table-cell>
          <table:table-cell office:value-type="float" office:value="3.3111167" calcext:value-type="float">
            <text:p>3.3111167</text:p>
          </table:table-cell>
          <table:table-cell table:number-columns-repeated="5"/>
        </table:table-row>
        <table:table-row table:style-name="ro1">
          <table:table-cell table:formula="of:=[.B448]/3600" office:value-type="float" office:value="7.48111111111111" calcext:value-type="float">
            <text:p>7.5</text:p>
          </table:table-cell>
          <table:table-cell office:value-type="float" office:value="26932" calcext:value-type="float">
            <text:p>26932</text:p>
          </table:table-cell>
          <table:table-cell office:value-type="float" office:value="3607" calcext:value-type="float">
            <text:p>3607</text:p>
          </table:table-cell>
          <table:table-cell table:formula="of:=[.C448]/1000" office:value-type="float" office:value="3.607" calcext:value-type="float">
            <text:p>3.607</text:p>
          </table:table-cell>
          <table:table-cell office:value-type="float" office:value="2675" calcext:value-type="float">
            <text:p>2675</text:p>
          </table:table-cell>
          <table:table-cell office:value-type="float" office:value="1483" calcext:value-type="float">
            <text:p>1483</text:p>
          </table:table-cell>
          <table:table-cell office:value-type="float" office:value="3.61013007" calcext:value-type="float">
            <text:p>3.61013007</text:p>
          </table:table-cell>
          <table:table-cell office:value-type="float" office:value="3.31124806" calcext:value-type="float">
            <text:p>3.31124806</text:p>
          </table:table-cell>
          <table:table-cell table:number-columns-repeated="5"/>
        </table:table-row>
        <table:table-row table:style-name="ro1">
          <table:table-cell table:formula="of:=[.B449]/3600" office:value-type="float" office:value="7.49805555555556" calcext:value-type="float">
            <text:p>7.5</text:p>
          </table:table-cell>
          <table:table-cell office:value-type="float" office:value="26993" calcext:value-type="float">
            <text:p>26993</text:p>
          </table:table-cell>
          <table:table-cell office:value-type="float" office:value="3609" calcext:value-type="float">
            <text:p>3609</text:p>
          </table:table-cell>
          <table:table-cell table:formula="of:=[.C449]/1000" office:value-type="float" office:value="3.609" calcext:value-type="float">
            <text:p>3.609</text:p>
          </table:table-cell>
          <table:table-cell office:value-type="float" office:value="2675" calcext:value-type="float">
            <text:p>2675</text:p>
          </table:table-cell>
          <table:table-cell office:value-type="float" office:value="1482" calcext:value-type="float">
            <text:p>1482</text:p>
          </table:table-cell>
          <table:table-cell office:value-type="float" office:value="3.60693097" calcext:value-type="float">
            <text:p>3.60693097</text:p>
          </table:table-cell>
          <table:table-cell office:value-type="float" office:value="3.30851007" calcext:value-type="float">
            <text:p>3.30851007</text:p>
          </table:table-cell>
          <table:table-cell table:number-columns-repeated="5"/>
        </table:table-row>
        <table:table-row table:style-name="ro1">
          <table:table-cell table:formula="of:=[.B450]/3600" office:value-type="float" office:value="7.51472222222222" calcext:value-type="float">
            <text:p>7.5</text:p>
          </table:table-cell>
          <table:table-cell office:value-type="float" office:value="27053" calcext:value-type="float">
            <text:p>27053</text:p>
          </table:table-cell>
          <table:table-cell office:value-type="float" office:value="3608" calcext:value-type="float">
            <text:p>3608</text:p>
          </table:table-cell>
          <table:table-cell table:formula="of:=[.C450]/1000" office:value-type="float" office:value="3.608" calcext:value-type="float">
            <text:p>3.608</text:p>
          </table:table-cell>
          <table:table-cell office:value-type="float" office:value="2674" calcext:value-type="float">
            <text:p>2674</text:p>
          </table:table-cell>
          <table:table-cell office:value-type="float" office:value="1482" calcext:value-type="float">
            <text:p>1482</text:p>
          </table:table-cell>
          <table:table-cell office:value-type="float" office:value="3.60915756" calcext:value-type="float">
            <text:p>3.60915756</text:p>
          </table:table-cell>
          <table:table-cell office:value-type="float" office:value="3.31110144" calcext:value-type="float">
            <text:p>3.31110144</text:p>
          </table:table-cell>
          <table:table-cell table:number-columns-repeated="5"/>
        </table:table-row>
        <table:table-row table:style-name="ro1">
          <table:table-cell table:formula="of:=[.B451]/3600" office:value-type="float" office:value="7.53166666666667" calcext:value-type="float">
            <text:p>7.5</text:p>
          </table:table-cell>
          <table:table-cell office:value-type="float" office:value="27114" calcext:value-type="float">
            <text:p>27114</text:p>
          </table:table-cell>
          <table:table-cell office:value-type="float" office:value="3606" calcext:value-type="float">
            <text:p>3606</text:p>
          </table:table-cell>
          <table:table-cell table:formula="of:=[.C451]/1000" office:value-type="float" office:value="3.606" calcext:value-type="float">
            <text:p>3.606</text:p>
          </table:table-cell>
          <table:table-cell office:value-type="float" office:value="2674" calcext:value-type="float">
            <text:p>2674</text:p>
          </table:table-cell>
          <table:table-cell office:value-type="float" office:value="1483" calcext:value-type="float">
            <text:p>1483</text:p>
          </table:table-cell>
          <table:table-cell office:value-type="float" office:value="3.60870528" calcext:value-type="float">
            <text:p>3.60870528</text:p>
          </table:table-cell>
          <table:table-cell office:value-type="float" office:value="3.31111455" calcext:value-type="float">
            <text:p>3.31111455</text:p>
          </table:table-cell>
          <table:table-cell table:number-columns-repeated="5"/>
        </table:table-row>
        <table:table-row table:style-name="ro1">
          <table:table-cell table:formula="of:=[.B452]/3600" office:value-type="float" office:value="7.54833333333333" calcext:value-type="float">
            <text:p>7.5</text:p>
          </table:table-cell>
          <table:table-cell office:value-type="float" office:value="27174" calcext:value-type="float">
            <text:p>27174</text:p>
          </table:table-cell>
          <table:table-cell office:value-type="float" office:value="3608" calcext:value-type="float">
            <text:p>3608</text:p>
          </table:table-cell>
          <table:table-cell table:formula="of:=[.C452]/1000" office:value-type="float" office:value="3.608" calcext:value-type="float">
            <text:p>3.608</text:p>
          </table:table-cell>
          <table:table-cell office:value-type="float" office:value="2674" calcext:value-type="float">
            <text:p>2674</text:p>
          </table:table-cell>
          <table:table-cell office:value-type="float" office:value="1482" calcext:value-type="float">
            <text:p>1482</text:p>
          </table:table-cell>
          <table:table-cell office:value-type="float" office:value="3.60821986" calcext:value-type="float">
            <text:p>3.60821986</text:p>
          </table:table-cell>
          <table:table-cell office:value-type="float" office:value="3.31101799" calcext:value-type="float">
            <text:p>3.31101799</text:p>
          </table:table-cell>
          <table:table-cell table:number-columns-repeated="5"/>
        </table:table-row>
        <table:table-row table:style-name="ro1">
          <table:table-cell table:formula="of:=[.B453]/3600" office:value-type="float" office:value="7.565" calcext:value-type="float">
            <text:p>7.6</text:p>
          </table:table-cell>
          <table:table-cell office:value-type="float" office:value="27234" calcext:value-type="float">
            <text:p>27234</text:p>
          </table:table-cell>
          <table:table-cell office:value-type="float" office:value="3607" calcext:value-type="float">
            <text:p>3607</text:p>
          </table:table-cell>
          <table:table-cell table:formula="of:=[.C453]/1000" office:value-type="float" office:value="3.607" calcext:value-type="float">
            <text:p>3.607</text:p>
          </table:table-cell>
          <table:table-cell office:value-type="float" office:value="2673" calcext:value-type="float">
            <text:p>2673</text:p>
          </table:table-cell>
          <table:table-cell office:value-type="float" office:value="1482" calcext:value-type="float">
            <text:p>1482</text:p>
          </table:table-cell>
          <table:table-cell office:value-type="float" office:value="3.60779715" calcext:value-type="float">
            <text:p>3.60779715</text:p>
          </table:table-cell>
          <table:table-cell office:value-type="float" office:value="3.31106067" calcext:value-type="float">
            <text:p>3.31106067</text:p>
          </table:table-cell>
          <table:table-cell table:number-columns-repeated="5"/>
        </table:table-row>
        <table:table-row table:style-name="ro1">
          <table:table-cell table:formula="of:=[.B454]/3600" office:value-type="float" office:value="7.58194444444445" calcext:value-type="float">
            <text:p>7.6</text:p>
          </table:table-cell>
          <table:table-cell office:value-type="float" office:value="27295" calcext:value-type="float">
            <text:p>27295</text:p>
          </table:table-cell>
          <table:table-cell office:value-type="float" office:value="3607" calcext:value-type="float">
            <text:p>3607</text:p>
          </table:table-cell>
          <table:table-cell table:formula="of:=[.C454]/1000" office:value-type="float" office:value="3.607" calcext:value-type="float">
            <text:p>3.607</text:p>
          </table:table-cell>
          <table:table-cell office:value-type="float" office:value="2673" calcext:value-type="float">
            <text:p>2673</text:p>
          </table:table-cell>
          <table:table-cell office:value-type="float" office:value="1482" calcext:value-type="float">
            <text:p>1482</text:p>
          </table:table-cell>
          <table:table-cell table:number-columns-repeated="7"/>
        </table:table-row>
        <table:table-row table:style-name="ro1">
          <table:table-cell table:formula="of:=[.B455]/3600" office:value-type="float" office:value="7.59861111111111" calcext:value-type="float">
            <text:p>7.6</text:p>
          </table:table-cell>
          <table:table-cell office:value-type="float" office:value="27355" calcext:value-type="float">
            <text:p>27355</text:p>
          </table:table-cell>
          <table:table-cell office:value-type="float" office:value="3605" calcext:value-type="float">
            <text:p>3605</text:p>
          </table:table-cell>
          <table:table-cell table:formula="of:=[.C455]/1000" office:value-type="float" office:value="3.605" calcext:value-type="float">
            <text:p>3.605</text:p>
          </table:table-cell>
          <table:table-cell office:value-type="float" office:value="2672" calcext:value-type="float">
            <text:p>2672</text:p>
          </table:table-cell>
          <table:table-cell office:value-type="float" office:value="1482" calcext:value-type="float">
            <text:p>1482</text:p>
          </table:table-cell>
          <table:table-cell office:value-type="float" office:value="3.60695601" calcext:value-type="float">
            <text:p>3.60695601</text:p>
          </table:table-cell>
          <table:table-cell office:value-type="float" office:value="3.31126237" calcext:value-type="float">
            <text:p>3.31126237</text:p>
          </table:table-cell>
          <table:table-cell table:number-columns-repeated="5"/>
        </table:table-row>
        <table:table-row table:style-name="ro1">
          <table:table-cell table:formula="of:=[.B456]/3600" office:value-type="float" office:value="7.61527777777778" calcext:value-type="float">
            <text:p>7.6</text:p>
          </table:table-cell>
          <table:table-cell office:value-type="float" office:value="27415" calcext:value-type="float">
            <text:p>27415</text:p>
          </table:table-cell>
          <table:table-cell office:value-type="float" office:value="3605" calcext:value-type="float">
            <text:p>3605</text:p>
          </table:table-cell>
          <table:table-cell table:formula="of:=[.C456]/1000" office:value-type="float" office:value="3.605" calcext:value-type="float">
            <text:p>3.605</text:p>
          </table:table-cell>
          <table:table-cell office:value-type="float" office:value="2672" calcext:value-type="float">
            <text:p>2672</text:p>
          </table:table-cell>
          <table:table-cell office:value-type="float" office:value="1482" calcext:value-type="float">
            <text:p>1482</text:p>
          </table:table-cell>
          <table:table-cell office:value-type="float" office:value="3.60624981" calcext:value-type="float">
            <text:p>3.60624981</text:p>
          </table:table-cell>
          <table:table-cell office:value-type="float" office:value="3.3110497" calcext:value-type="float">
            <text:p>3.3110497</text:p>
          </table:table-cell>
          <table:table-cell table:number-columns-repeated="5"/>
        </table:table-row>
        <table:table-row table:style-name="ro1">
          <table:table-cell table:formula="of:=[.B457]/3600" office:value-type="float" office:value="7.63222222222222" calcext:value-type="float">
            <text:p>7.6</text:p>
          </table:table-cell>
          <table:table-cell office:value-type="float" office:value="27476" calcext:value-type="float">
            <text:p>27476</text:p>
          </table:table-cell>
          <table:table-cell office:value-type="float" office:value="3605" calcext:value-type="float">
            <text:p>3605</text:p>
          </table:table-cell>
          <table:table-cell table:formula="of:=[.C457]/1000" office:value-type="float" office:value="3.605" calcext:value-type="float">
            <text:p>3.605</text:p>
          </table:table-cell>
          <table:table-cell office:value-type="float" office:value="2672" calcext:value-type="float">
            <text:p>2672</text:p>
          </table:table-cell>
          <table:table-cell office:value-type="float" office:value="1482" calcext:value-type="float">
            <text:p>1482</text:p>
          </table:table-cell>
          <table:table-cell office:value-type="float" office:value="3.60579848" calcext:value-type="float">
            <text:p>3.60579848</text:p>
          </table:table-cell>
          <table:table-cell office:value-type="float" office:value="3.31105971" calcext:value-type="float">
            <text:p>3.31105971</text:p>
          </table:table-cell>
          <table:table-cell table:number-columns-repeated="5"/>
        </table:table-row>
        <table:table-row table:style-name="ro1">
          <table:table-cell table:formula="of:=[.B458]/3600" office:value-type="float" office:value="7.64888888888889" calcext:value-type="float">
            <text:p>7.6</text:p>
          </table:table-cell>
          <table:table-cell office:value-type="float" office:value="27536" calcext:value-type="float">
            <text:p>27536</text:p>
          </table:table-cell>
          <table:table-cell office:value-type="float" office:value="3602" calcext:value-type="float">
            <text:p>3602</text:p>
          </table:table-cell>
          <table:table-cell table:formula="of:=[.C458]/1000" office:value-type="float" office:value="3.602" calcext:value-type="float">
            <text:p>3.602</text:p>
          </table:table-cell>
          <table:table-cell office:value-type="float" office:value="2671" calcext:value-type="float">
            <text:p>2671</text:p>
          </table:table-cell>
          <table:table-cell office:value-type="float" office:value="1483" calcext:value-type="float">
            <text:p>1483</text:p>
          </table:table-cell>
          <table:table-cell office:value-type="float" office:value="3.60534811" calcext:value-type="float">
            <text:p>3.60534811</text:p>
          </table:table-cell>
          <table:table-cell office:value-type="float" office:value="3.31109715" calcext:value-type="float">
            <text:p>3.31109715</text:p>
          </table:table-cell>
          <table:table-cell table:number-columns-repeated="5"/>
        </table:table-row>
        <table:table-row table:style-name="ro1">
          <table:table-cell table:formula="of:=[.B459]/3600" office:value-type="float" office:value="7.66583333333333" calcext:value-type="float">
            <text:p>7.7</text:p>
          </table:table-cell>
          <table:table-cell office:value-type="float" office:value="27597" calcext:value-type="float">
            <text:p>27597</text:p>
          </table:table-cell>
          <table:table-cell office:value-type="float" office:value="3602" calcext:value-type="float">
            <text:p>3602</text:p>
          </table:table-cell>
          <table:table-cell table:formula="of:=[.C459]/1000" office:value-type="float" office:value="3.602" calcext:value-type="float">
            <text:p>3.602</text:p>
          </table:table-cell>
          <table:table-cell office:value-type="float" office:value="2671" calcext:value-type="float">
            <text:p>2671</text:p>
          </table:table-cell>
          <table:table-cell office:value-type="float" office:value="1483" calcext:value-type="float">
            <text:p>1483</text:p>
          </table:table-cell>
          <table:table-cell office:value-type="float" office:value="3.604743" calcext:value-type="float">
            <text:p>3.604743</text:p>
          </table:table-cell>
          <table:table-cell office:value-type="float" office:value="3.31097794" calcext:value-type="float">
            <text:p>3.31097794</text:p>
          </table:table-cell>
          <table:table-cell table:number-columns-repeated="5"/>
        </table:table-row>
        <table:table-row table:style-name="ro1">
          <table:table-cell table:formula="of:=[.B460]/3600" office:value-type="float" office:value="7.6825" calcext:value-type="float">
            <text:p>7.7</text:p>
          </table:table-cell>
          <table:table-cell office:value-type="float" office:value="27657" calcext:value-type="float">
            <text:p>27657</text:p>
          </table:table-cell>
          <table:table-cell office:value-type="float" office:value="3602" calcext:value-type="float">
            <text:p>3602</text:p>
          </table:table-cell>
          <table:table-cell table:formula="of:=[.C460]/1000" office:value-type="float" office:value="3.602" calcext:value-type="float">
            <text:p>3.602</text:p>
          </table:table-cell>
          <table:table-cell office:value-type="float" office:value="2671" calcext:value-type="float">
            <text:p>2671</text:p>
          </table:table-cell>
          <table:table-cell office:value-type="float" office:value="1483" calcext:value-type="float">
            <text:p>1483</text:p>
          </table:table-cell>
          <table:table-cell office:value-type="float" office:value="3.60457683" calcext:value-type="float">
            <text:p>3.60457683</text:p>
          </table:table-cell>
          <table:table-cell office:value-type="float" office:value="3.31126738" calcext:value-type="float">
            <text:p>3.31126738</text:p>
          </table:table-cell>
          <table:table-cell table:number-columns-repeated="5"/>
        </table:table-row>
        <table:table-row table:style-name="ro1">
          <table:table-cell table:formula="of:=[.B461]/3600" office:value-type="float" office:value="7.69916666666667" calcext:value-type="float">
            <text:p>7.7</text:p>
          </table:table-cell>
          <table:table-cell office:value-type="float" office:value="27717" calcext:value-type="float">
            <text:p>27717</text:p>
          </table:table-cell>
          <table:table-cell office:value-type="float" office:value="3600" calcext:value-type="float">
            <text:p>3600</text:p>
          </table:table-cell>
          <table:table-cell table:formula="of:=[.C461]/1000" office:value-type="float" office:value="3.6" calcext:value-type="float">
            <text:p>3.6</text:p>
          </table:table-cell>
          <table:table-cell office:value-type="float" office:value="2670" calcext:value-type="float">
            <text:p>2670</text:p>
          </table:table-cell>
          <table:table-cell office:value-type="float" office:value="1483" calcext:value-type="float">
            <text:p>1483</text:p>
          </table:table-cell>
          <table:table-cell office:value-type="float" office:value="3.60393357" calcext:value-type="float">
            <text:p>3.60393357</text:p>
          </table:table-cell>
          <table:table-cell office:value-type="float" office:value="3.31117725" calcext:value-type="float">
            <text:p>3.31117725</text:p>
          </table:table-cell>
          <table:table-cell table:number-columns-repeated="5"/>
        </table:table-row>
        <table:table-row table:style-name="ro1">
          <table:table-cell table:formula="of:=[.B462]/3600" office:value-type="float" office:value="7.71611111111111" calcext:value-type="float">
            <text:p>7.7</text:p>
          </table:table-cell>
          <table:table-cell office:value-type="float" office:value="27778" calcext:value-type="float">
            <text:p>27778</text:p>
          </table:table-cell>
          <table:table-cell office:value-type="float" office:value="3600" calcext:value-type="float">
            <text:p>3600</text:p>
          </table:table-cell>
          <table:table-cell table:formula="of:=[.C462]/1000" office:value-type="float" office:value="3.6" calcext:value-type="float">
            <text:p>3.6</text:p>
          </table:table-cell>
          <table:table-cell office:value-type="float" office:value="2670" calcext:value-type="float">
            <text:p>2670</text:p>
          </table:table-cell>
          <table:table-cell office:value-type="float" office:value="1483" calcext:value-type="float">
            <text:p>1483</text:p>
          </table:table-cell>
          <table:table-cell office:value-type="float" office:value="3.60350752" calcext:value-type="float">
            <text:p>3.60350752</text:p>
          </table:table-cell>
          <table:table-cell office:value-type="float" office:value="3.31116152" calcext:value-type="float">
            <text:p>3.31116152</text:p>
          </table:table-cell>
          <table:table-cell table:number-columns-repeated="5"/>
        </table:table-row>
        <table:table-row table:style-name="ro1">
          <table:table-cell table:formula="of:=[.B463]/3600" office:value-type="float" office:value="7.73277777777778" calcext:value-type="float">
            <text:p>7.7</text:p>
          </table:table-cell>
          <table:table-cell office:value-type="float" office:value="27838" calcext:value-type="float">
            <text:p>27838</text:p>
          </table:table-cell>
          <table:table-cell office:value-type="float" office:value="3600" calcext:value-type="float">
            <text:p>3600</text:p>
          </table:table-cell>
          <table:table-cell table:formula="of:=[.C463]/1000" office:value-type="float" office:value="3.6" calcext:value-type="float">
            <text:p>3.6</text:p>
          </table:table-cell>
          <table:table-cell office:value-type="float" office:value="2670" calcext:value-type="float">
            <text:p>2670</text:p>
          </table:table-cell>
          <table:table-cell office:value-type="float" office:value="1483" calcext:value-type="float">
            <text:p>1483</text:p>
          </table:table-cell>
          <table:table-cell office:value-type="float" office:value="3.6030364" calcext:value-type="float">
            <text:p>3.6030364</text:p>
          </table:table-cell>
          <table:table-cell office:value-type="float" office:value="3.3111515" calcext:value-type="float">
            <text:p>3.3111515</text:p>
          </table:table-cell>
          <table:table-cell table:number-columns-repeated="5"/>
        </table:table-row>
        <table:table-row table:style-name="ro1">
          <table:table-cell table:formula="of:=[.B464]/3600" office:value-type="float" office:value="7.74944444444444" calcext:value-type="float">
            <text:p>7.7</text:p>
          </table:table-cell>
          <table:table-cell office:value-type="float" office:value="27898" calcext:value-type="float">
            <text:p>27898</text:p>
          </table:table-cell>
          <table:table-cell office:value-type="float" office:value="3599" calcext:value-type="float">
            <text:p>3599</text:p>
          </table:table-cell>
          <table:table-cell table:formula="of:=[.C464]/1000" office:value-type="float" office:value="3.599" calcext:value-type="float">
            <text:p>3.599</text:p>
          </table:table-cell>
          <table:table-cell office:value-type="float" office:value="2669" calcext:value-type="float">
            <text:p>2669</text:p>
          </table:table-cell>
          <table:table-cell office:value-type="float" office:value="1483" calcext:value-type="float">
            <text:p>1483</text:p>
          </table:table-cell>
          <table:table-cell office:value-type="float" office:value="3.60254693" calcext:value-type="float">
            <text:p>3.60254693</text:p>
          </table:table-cell>
          <table:table-cell office:value-type="float" office:value="3.31117058" calcext:value-type="float">
            <text:p>3.31117058</text:p>
          </table:table-cell>
          <table:table-cell table:number-columns-repeated="5"/>
        </table:table-row>
        <table:table-row table:style-name="ro1">
          <table:table-cell table:formula="of:=[.B465]/3600" office:value-type="float" office:value="7.76638888888889" calcext:value-type="float">
            <text:p>7.8</text:p>
          </table:table-cell>
          <table:table-cell office:value-type="float" office:value="27959" calcext:value-type="float">
            <text:p>27959</text:p>
          </table:table-cell>
          <table:table-cell office:value-type="float" office:value="3599" calcext:value-type="float">
            <text:p>3599</text:p>
          </table:table-cell>
          <table:table-cell table:formula="of:=[.C465]/1000" office:value-type="float" office:value="3.599" calcext:value-type="float">
            <text:p>3.599</text:p>
          </table:table-cell>
          <table:table-cell office:value-type="float" office:value="2669" calcext:value-type="float">
            <text:p>2669</text:p>
          </table:table-cell>
          <table:table-cell office:value-type="float" office:value="1483" calcext:value-type="float">
            <text:p>1483</text:p>
          </table:table-cell>
          <table:table-cell office:value-type="float" office:value="3.60202742" calcext:value-type="float">
            <text:p>3.60202742</text:p>
          </table:table-cell>
          <table:table-cell office:value-type="float" office:value="3.31116581" calcext:value-type="float">
            <text:p>3.31116581</text:p>
          </table:table-cell>
          <table:table-cell table:number-columns-repeated="5"/>
        </table:table-row>
        <table:table-row table:style-name="ro1">
          <table:table-cell table:formula="of:=[.B466]/3600" office:value-type="float" office:value="7.78305555555556" calcext:value-type="float">
            <text:p>7.8</text:p>
          </table:table-cell>
          <table:table-cell office:value-type="float" office:value="28019" calcext:value-type="float">
            <text:p>28019</text:p>
          </table:table-cell>
          <table:table-cell office:value-type="float" office:value="3601" calcext:value-type="float">
            <text:p>3601</text:p>
          </table:table-cell>
          <table:table-cell table:formula="of:=[.C466]/1000" office:value-type="float" office:value="3.601" calcext:value-type="float">
            <text:p>3.601</text:p>
          </table:table-cell>
          <table:table-cell office:value-type="float" office:value="2669" calcext:value-type="float">
            <text:p>2669</text:p>
          </table:table-cell>
          <table:table-cell office:value-type="float" office:value="1482" calcext:value-type="float">
            <text:p>1482</text:p>
          </table:table-cell>
          <table:table-cell office:value-type="float" office:value="3.60158825" calcext:value-type="float">
            <text:p>3.60158825</text:p>
          </table:table-cell>
          <table:table-cell office:value-type="float" office:value="3.31103921" calcext:value-type="float">
            <text:p>3.31103921</text:p>
          </table:table-cell>
          <table:table-cell table:number-columns-repeated="5"/>
        </table:table-row>
        <table:table-row table:style-name="ro1">
          <table:table-cell table:formula="of:=[.B467]/3600" office:value-type="float" office:value="7.8" calcext:value-type="float">
            <text:p>7.8</text:p>
          </table:table-cell>
          <table:table-cell office:value-type="float" office:value="28080" calcext:value-type="float">
            <text:p>28080</text:p>
          </table:table-cell>
          <table:table-cell office:value-type="float" office:value="3598" calcext:value-type="float">
            <text:p>3598</text:p>
          </table:table-cell>
          <table:table-cell table:formula="of:=[.C467]/1000" office:value-type="float" office:value="3.598" calcext:value-type="float">
            <text:p>3.598</text:p>
          </table:table-cell>
          <table:table-cell office:value-type="float" office:value="2668" calcext:value-type="float">
            <text:p>2668</text:p>
          </table:table-cell>
          <table:table-cell office:value-type="float" office:value="1483" calcext:value-type="float">
            <text:p>1483</text:p>
          </table:table-cell>
          <table:table-cell office:value-type="float" office:value="3.60118341" calcext:value-type="float">
            <text:p>3.60118341</text:p>
          </table:table-cell>
          <table:table-cell office:value-type="float" office:value="3.31104422" calcext:value-type="float">
            <text:p>3.31104422</text:p>
          </table:table-cell>
          <table:table-cell table:number-columns-repeated="5"/>
        </table:table-row>
        <table:table-row table:style-name="ro1">
          <table:table-cell table:formula="of:=[.B468]/3600" office:value-type="float" office:value="7.81666666666667" calcext:value-type="float">
            <text:p>7.8</text:p>
          </table:table-cell>
          <table:table-cell office:value-type="float" office:value="28140" calcext:value-type="float">
            <text:p>28140</text:p>
          </table:table-cell>
          <table:table-cell office:value-type="float" office:value="3598" calcext:value-type="float">
            <text:p>3598</text:p>
          </table:table-cell>
          <table:table-cell table:formula="of:=[.C468]/1000" office:value-type="float" office:value="3.598" calcext:value-type="float">
            <text:p>3.598</text:p>
          </table:table-cell>
          <table:table-cell office:value-type="float" office:value="2668" calcext:value-type="float">
            <text:p>2668</text:p>
          </table:table-cell>
          <table:table-cell office:value-type="float" office:value="1483" calcext:value-type="float">
            <text:p>1483</text:p>
          </table:table-cell>
          <table:table-cell office:value-type="float" office:value="3.60061765" calcext:value-type="float">
            <text:p>3.60061765</text:p>
          </table:table-cell>
          <table:table-cell office:value-type="float" office:value="3.3111496" calcext:value-type="float">
            <text:p>3.3111496</text:p>
          </table:table-cell>
          <table:table-cell table:number-columns-repeated="5"/>
        </table:table-row>
        <table:table-row table:style-name="ro1">
          <table:table-cell table:formula="of:=[.B469]/3600" office:value-type="float" office:value="7.83333333333333" calcext:value-type="float">
            <text:p>7.8</text:p>
          </table:table-cell>
          <table:table-cell office:value-type="float" office:value="28200" calcext:value-type="float">
            <text:p>28200</text:p>
          </table:table-cell>
          <table:table-cell office:value-type="float" office:value="3598" calcext:value-type="float">
            <text:p>3598</text:p>
          </table:table-cell>
          <table:table-cell table:formula="of:=[.C469]/1000" office:value-type="float" office:value="3.598" calcext:value-type="float">
            <text:p>3.598</text:p>
          </table:table-cell>
          <table:table-cell office:value-type="float" office:value="2668" calcext:value-type="float">
            <text:p>2668</text:p>
          </table:table-cell>
          <table:table-cell office:value-type="float" office:value="1483" calcext:value-type="float">
            <text:p>1483</text:p>
          </table:table-cell>
          <table:table-cell office:value-type="float" office:value="3.60004163" calcext:value-type="float">
            <text:p>3.60004163</text:p>
          </table:table-cell>
          <table:table-cell office:value-type="float" office:value="3.31100798" calcext:value-type="float">
            <text:p>3.31100798</text:p>
          </table:table-cell>
          <table:table-cell table:number-columns-repeated="5"/>
        </table:table-row>
        <table:table-row table:style-name="ro1">
          <table:table-cell table:formula="of:=[.B470]/3600" office:value-type="float" office:value="7.85027777777778" calcext:value-type="float">
            <text:p>7.9</text:p>
          </table:table-cell>
          <table:table-cell office:value-type="float" office:value="28261" calcext:value-type="float">
            <text:p>28261</text:p>
          </table:table-cell>
          <table:table-cell office:value-type="float" office:value="3596" calcext:value-type="float">
            <text:p>3596</text:p>
          </table:table-cell>
          <table:table-cell table:formula="of:=[.C470]/1000" office:value-type="float" office:value="3.596" calcext:value-type="float">
            <text:p>3.596</text:p>
          </table:table-cell>
          <table:table-cell office:value-type="float" office:value="2667" calcext:value-type="float">
            <text:p>2667</text:p>
          </table:table-cell>
          <table:table-cell office:value-type="float" office:value="1483" calcext:value-type="float">
            <text:p>1483</text:p>
          </table:table-cell>
          <table:table-cell office:value-type="float" office:value="3.59957552" calcext:value-type="float">
            <text:p>3.59957552</text:p>
          </table:table-cell>
          <table:table-cell office:value-type="float" office:value="3.31106639" calcext:value-type="float">
            <text:p>3.31106639</text:p>
          </table:table-cell>
          <table:table-cell table:number-columns-repeated="5"/>
        </table:table-row>
        <table:table-row table:style-name="ro1">
          <table:table-cell table:formula="of:=[.B471]/3600" office:value-type="float" office:value="7.86694444444444" calcext:value-type="float">
            <text:p>7.9</text:p>
          </table:table-cell>
          <table:table-cell office:value-type="float" office:value="28321" calcext:value-type="float">
            <text:p>28321</text:p>
          </table:table-cell>
          <table:table-cell office:value-type="float" office:value="3599" calcext:value-type="float">
            <text:p>3599</text:p>
          </table:table-cell>
          <table:table-cell table:formula="of:=[.C471]/1000" office:value-type="float" office:value="3.599" calcext:value-type="float">
            <text:p>3.599</text:p>
          </table:table-cell>
          <table:table-cell office:value-type="float" office:value="2667" calcext:value-type="float">
            <text:p>2667</text:p>
          </table:table-cell>
          <table:table-cell office:value-type="float" office:value="1482" calcext:value-type="float">
            <text:p>1482</text:p>
          </table:table-cell>
          <table:table-cell office:value-type="float" office:value="3.59888577" calcext:value-type="float">
            <text:p>3.59888577</text:p>
          </table:table-cell>
          <table:table-cell office:value-type="float" office:value="3.31094885" calcext:value-type="float">
            <text:p>3.31094885</text:p>
          </table:table-cell>
          <table:table-cell table:number-columns-repeated="5"/>
        </table:table-row>
        <table:table-row table:style-name="ro1">
          <table:table-cell table:formula="of:=[.B472]/3600" office:value-type="float" office:value="7.88388888888889" calcext:value-type="float">
            <text:p>7.9</text:p>
          </table:table-cell>
          <table:table-cell office:value-type="float" office:value="28382" calcext:value-type="float">
            <text:p>28382</text:p>
          </table:table-cell>
          <table:table-cell office:value-type="float" office:value="3597" calcext:value-type="float">
            <text:p>3597</text:p>
          </table:table-cell>
          <table:table-cell table:formula="of:=[.C472]/1000" office:value-type="float" office:value="3.597" calcext:value-type="float">
            <text:p>3.597</text:p>
          </table:table-cell>
          <table:table-cell office:value-type="float" office:value="2666" calcext:value-type="float">
            <text:p>2666</text:p>
          </table:table-cell>
          <table:table-cell office:value-type="float" office:value="1482" calcext:value-type="float">
            <text:p>1482</text:p>
          </table:table-cell>
          <table:table-cell office:value-type="float" office:value="3.59866834" calcext:value-type="float">
            <text:p>3.59866834</text:p>
          </table:table-cell>
          <table:table-cell office:value-type="float" office:value="3.31126952" calcext:value-type="float">
            <text:p>3.31126952</text:p>
          </table:table-cell>
          <table:table-cell table:number-columns-repeated="5"/>
        </table:table-row>
        <table:table-row table:style-name="ro1">
          <table:table-cell table:formula="of:=[.B473]/3600" office:value-type="float" office:value="7.90055555555556" calcext:value-type="float">
            <text:p>7.9</text:p>
          </table:table-cell>
          <table:table-cell office:value-type="float" office:value="28442" calcext:value-type="float">
            <text:p>28442</text:p>
          </table:table-cell>
          <table:table-cell office:value-type="float" office:value="3594" calcext:value-type="float">
            <text:p>3594</text:p>
          </table:table-cell>
          <table:table-cell table:formula="of:=[.C473]/1000" office:value-type="float" office:value="3.594" calcext:value-type="float">
            <text:p>3.594</text:p>
          </table:table-cell>
          <table:table-cell office:value-type="float" office:value="2665" calcext:value-type="float">
            <text:p>2665</text:p>
          </table:table-cell>
          <table:table-cell office:value-type="float" office:value="1483" calcext:value-type="float">
            <text:p>1483</text:p>
          </table:table-cell>
          <table:table-cell office:value-type="float" office:value="3.59813619" calcext:value-type="float">
            <text:p>3.59813619</text:p>
          </table:table-cell>
          <table:table-cell office:value-type="float" office:value="3.31122375" calcext:value-type="float">
            <text:p>3.31122375</text:p>
          </table:table-cell>
          <table:table-cell table:number-columns-repeated="5"/>
        </table:table-row>
        <table:table-row table:style-name="ro1">
          <table:table-cell table:formula="of:=[.B474]/3600" office:value-type="float" office:value="7.91722222222222" calcext:value-type="float">
            <text:p>7.9</text:p>
          </table:table-cell>
          <table:table-cell office:value-type="float" office:value="28502" calcext:value-type="float">
            <text:p>28502</text:p>
          </table:table-cell>
          <table:table-cell office:value-type="float" office:value="3595" calcext:value-type="float">
            <text:p>3595</text:p>
          </table:table-cell>
          <table:table-cell table:formula="of:=[.C474]/1000" office:value-type="float" office:value="3.595" calcext:value-type="float">
            <text:p>3.595</text:p>
          </table:table-cell>
          <table:table-cell office:value-type="float" office:value="2664" calcext:value-type="float">
            <text:p>2664</text:p>
          </table:table-cell>
          <table:table-cell office:value-type="float" office:value="1482" calcext:value-type="float">
            <text:p>1482</text:p>
          </table:table-cell>
          <table:table-cell office:value-type="float" office:value="3.59754777" calcext:value-type="float">
            <text:p>3.59754777</text:p>
          </table:table-cell>
          <table:table-cell office:value-type="float" office:value="3.31114769" calcext:value-type="float">
            <text:p>3.31114769</text:p>
          </table:table-cell>
          <table:table-cell table:number-columns-repeated="5"/>
        </table:table-row>
        <table:table-row table:style-name="ro1">
          <table:table-cell table:formula="of:=[.B475]/3600" office:value-type="float" office:value="7.93416666666667" calcext:value-type="float">
            <text:p>7.9</text:p>
          </table:table-cell>
          <table:table-cell office:value-type="float" office:value="28563" calcext:value-type="float">
            <text:p>28563</text:p>
          </table:table-cell>
          <table:table-cell office:value-type="float" office:value="3595" calcext:value-type="float">
            <text:p>3595</text:p>
          </table:table-cell>
          <table:table-cell table:formula="of:=[.C475]/1000" office:value-type="float" office:value="3.595" calcext:value-type="float">
            <text:p>3.595</text:p>
          </table:table-cell>
          <table:table-cell office:value-type="float" office:value="2664" calcext:value-type="float">
            <text:p>2664</text:p>
          </table:table-cell>
          <table:table-cell office:value-type="float" office:value="1482" calcext:value-type="float">
            <text:p>1482</text:p>
          </table:table-cell>
          <table:table-cell office:value-type="float" office:value="3.59697032" calcext:value-type="float">
            <text:p>3.59697032</text:p>
          </table:table-cell>
          <table:table-cell office:value-type="float" office:value="3.31097889" calcext:value-type="float">
            <text:p>3.31097889</text:p>
          </table:table-cell>
          <table:table-cell table:number-columns-repeated="5"/>
        </table:table-row>
        <table:table-row table:style-name="ro1">
          <table:table-cell table:formula="of:=[.B476]/3600" office:value-type="float" office:value="7.95083333333333" calcext:value-type="float">
            <text:p>8.0</text:p>
          </table:table-cell>
          <table:table-cell office:value-type="float" office:value="28623" calcext:value-type="float">
            <text:p>28623</text:p>
          </table:table-cell>
          <table:table-cell office:value-type="float" office:value="3592" calcext:value-type="float">
            <text:p>3592</text:p>
          </table:table-cell>
          <table:table-cell table:formula="of:=[.C476]/1000" office:value-type="float" office:value="3.592" calcext:value-type="float">
            <text:p>3.592</text:p>
          </table:table-cell>
          <table:table-cell office:value-type="float" office:value="2664" calcext:value-type="float">
            <text:p>2664</text:p>
          </table:table-cell>
          <table:table-cell office:value-type="float" office:value="1483" calcext:value-type="float">
            <text:p>1483</text:p>
          </table:table-cell>
          <table:table-cell office:value-type="float" office:value="3.59649587" calcext:value-type="float">
            <text:p>3.59649587</text:p>
          </table:table-cell>
          <table:table-cell office:value-type="float" office:value="3.3110745" calcext:value-type="float">
            <text:p>3.3110745</text:p>
          </table:table-cell>
          <table:table-cell table:number-columns-repeated="5"/>
        </table:table-row>
        <table:table-row table:style-name="ro1">
          <table:table-cell table:formula="of:=[.B477]/3600" office:value-type="float" office:value="7.96777777777778" calcext:value-type="float">
            <text:p>8.0</text:p>
          </table:table-cell>
          <table:table-cell office:value-type="float" office:value="28684" calcext:value-type="float">
            <text:p>28684</text:p>
          </table:table-cell>
          <table:table-cell office:value-type="float" office:value="3591" calcext:value-type="float">
            <text:p>3591</text:p>
          </table:table-cell>
          <table:table-cell table:formula="of:=[.C477]/1000" office:value-type="float" office:value="3.591" calcext:value-type="float">
            <text:p>3.591</text:p>
          </table:table-cell>
          <table:table-cell office:value-type="float" office:value="2663" calcext:value-type="float">
            <text:p>2663</text:p>
          </table:table-cell>
          <table:table-cell office:value-type="float" office:value="1483" calcext:value-type="float">
            <text:p>1483</text:p>
          </table:table-cell>
          <table:table-cell office:value-type="float" office:value="3.59598017" calcext:value-type="float">
            <text:p>3.59598017</text:p>
          </table:table-cell>
          <table:table-cell office:value-type="float" office:value="3.3111577" calcext:value-type="float">
            <text:p>3.3111577</text:p>
          </table:table-cell>
          <table:table-cell table:number-columns-repeated="5"/>
        </table:table-row>
        <table:table-row table:style-name="ro1">
          <table:table-cell table:formula="of:=[.B478]/3600" office:value-type="float" office:value="7.98444444444445" calcext:value-type="float">
            <text:p>8.0</text:p>
          </table:table-cell>
          <table:table-cell office:value-type="float" office:value="28744" calcext:value-type="float">
            <text:p>28744</text:p>
          </table:table-cell>
          <table:table-cell office:value-type="float" office:value="3591" calcext:value-type="float">
            <text:p>3591</text:p>
          </table:table-cell>
          <table:table-cell table:formula="of:=[.C478]/1000" office:value-type="float" office:value="3.591" calcext:value-type="float">
            <text:p>3.591</text:p>
          </table:table-cell>
          <table:table-cell office:value-type="float" office:value="2663" calcext:value-type="float">
            <text:p>2663</text:p>
          </table:table-cell>
          <table:table-cell office:value-type="float" office:value="1483" calcext:value-type="float">
            <text:p>1483</text:p>
          </table:table-cell>
          <table:table-cell office:value-type="float" office:value="3.59543157" calcext:value-type="float">
            <text:p>3.59543157</text:p>
          </table:table-cell>
          <table:table-cell office:value-type="float" office:value="3.31112552" calcext:value-type="float">
            <text:p>3.31112552</text:p>
          </table:table-cell>
          <table:table-cell table:number-columns-repeated="5"/>
        </table:table-row>
        <table:table-row table:style-name="ro1">
          <table:table-cell table:formula="of:=[.B479]/3600" office:value-type="float" office:value="8.00111111111111" calcext:value-type="float">
            <text:p>8.0</text:p>
          </table:table-cell>
          <table:table-cell office:value-type="float" office:value="28804" calcext:value-type="float">
            <text:p>28804</text:p>
          </table:table-cell>
          <table:table-cell office:value-type="float" office:value="3592" calcext:value-type="float">
            <text:p>3592</text:p>
          </table:table-cell>
          <table:table-cell table:formula="of:=[.C479]/1000" office:value-type="float" office:value="3.592" calcext:value-type="float">
            <text:p>3.592</text:p>
          </table:table-cell>
          <table:table-cell office:value-type="float" office:value="2662" calcext:value-type="float">
            <text:p>2662</text:p>
          </table:table-cell>
          <table:table-cell office:value-type="float" office:value="1482" calcext:value-type="float">
            <text:p>1482</text:p>
          </table:table-cell>
          <table:table-cell office:value-type="float" office:value="3.59497833" calcext:value-type="float">
            <text:p>3.59497833</text:p>
          </table:table-cell>
          <table:table-cell office:value-type="float" office:value="3.31122637" calcext:value-type="float">
            <text:p>3.31122637</text:p>
          </table:table-cell>
          <table:table-cell table:number-columns-repeated="5"/>
        </table:table-row>
        <table:table-row table:style-name="ro1">
          <table:table-cell table:formula="of:=[.B480]/3600" office:value-type="float" office:value="8.01805555555556" calcext:value-type="float">
            <text:p>8.0</text:p>
          </table:table-cell>
          <table:table-cell office:value-type="float" office:value="28865" calcext:value-type="float">
            <text:p>28865</text:p>
          </table:table-cell>
          <table:table-cell office:value-type="float" office:value="3590" calcext:value-type="float">
            <text:p>3590</text:p>
          </table:table-cell>
          <table:table-cell table:formula="of:=[.C480]/1000" office:value-type="float" office:value="3.59" calcext:value-type="float">
            <text:p>3.59</text:p>
          </table:table-cell>
          <table:table-cell office:value-type="float" office:value="2662" calcext:value-type="float">
            <text:p>2662</text:p>
          </table:table-cell>
          <table:table-cell office:value-type="float" office:value="1483" calcext:value-type="float">
            <text:p>1483</text:p>
          </table:table-cell>
          <table:table-cell office:value-type="float" office:value="3.59435582" calcext:value-type="float">
            <text:p>3.59435582</text:p>
          </table:table-cell>
          <table:table-cell office:value-type="float" office:value="3.31103492" calcext:value-type="float">
            <text:p>3.31103492</text:p>
          </table:table-cell>
          <table:table-cell table:number-columns-repeated="5"/>
        </table:table-row>
        <table:table-row table:style-name="ro1">
          <table:table-cell table:formula="of:=[.B481]/3600" office:value-type="float" office:value="8.03472222222222" calcext:value-type="float">
            <text:p>8.0</text:p>
          </table:table-cell>
          <table:table-cell office:value-type="float" office:value="28925" calcext:value-type="float">
            <text:p>28925</text:p>
          </table:table-cell>
          <table:table-cell office:value-type="float" office:value="3590" calcext:value-type="float">
            <text:p>3590</text:p>
          </table:table-cell>
          <table:table-cell table:formula="of:=[.C481]/1000" office:value-type="float" office:value="3.59" calcext:value-type="float">
            <text:p>3.59</text:p>
          </table:table-cell>
          <table:table-cell office:value-type="float" office:value="2662" calcext:value-type="float">
            <text:p>2662</text:p>
          </table:table-cell>
          <table:table-cell office:value-type="float" office:value="1483" calcext:value-type="float">
            <text:p>1483</text:p>
          </table:table-cell>
          <table:table-cell office:value-type="float" office:value="3.59371853" calcext:value-type="float">
            <text:p>3.59371853</text:p>
          </table:table-cell>
          <table:table-cell office:value-type="float" office:value="3.31091642" calcext:value-type="float">
            <text:p>3.31091642</text:p>
          </table:table-cell>
          <table:table-cell table:number-columns-repeated="5"/>
        </table:table-row>
        <table:table-row table:style-name="ro1">
          <table:table-cell table:formula="of:=[.B482]/3600" office:value-type="float" office:value="8.05166666666667" calcext:value-type="float">
            <text:p>8.1</text:p>
          </table:table-cell>
          <table:table-cell office:value-type="float" office:value="28986" calcext:value-type="float">
            <text:p>28986</text:p>
          </table:table-cell>
          <table:table-cell office:value-type="float" office:value="3588" calcext:value-type="float">
            <text:p>3588</text:p>
          </table:table-cell>
          <table:table-cell table:formula="of:=[.C482]/1000" office:value-type="float" office:value="3.588" calcext:value-type="float">
            <text:p>3.588</text:p>
          </table:table-cell>
          <table:table-cell office:value-type="float" office:value="2661" calcext:value-type="float">
            <text:p>2661</text:p>
          </table:table-cell>
          <table:table-cell office:value-type="float" office:value="1483" calcext:value-type="float">
            <text:p>1483</text:p>
          </table:table-cell>
          <table:table-cell office:value-type="float" office:value="3.59324718" calcext:value-type="float">
            <text:p>3.59324718</text:p>
          </table:table-cell>
          <table:table-cell office:value-type="float" office:value="3.3110044" calcext:value-type="float">
            <text:p>3.3110044</text:p>
          </table:table-cell>
          <table:table-cell table:number-columns-repeated="5"/>
        </table:table-row>
        <table:table-row table:style-name="ro1">
          <table:table-cell table:formula="of:=[.B483]/3600" office:value-type="float" office:value="8.06833333333333" calcext:value-type="float">
            <text:p>8.1</text:p>
          </table:table-cell>
          <table:table-cell office:value-type="float" office:value="29046" calcext:value-type="float">
            <text:p>29046</text:p>
          </table:table-cell>
          <table:table-cell office:value-type="float" office:value="3588" calcext:value-type="float">
            <text:p>3588</text:p>
          </table:table-cell>
          <table:table-cell table:formula="of:=[.C483]/1000" office:value-type="float" office:value="3.588" calcext:value-type="float">
            <text:p>3.588</text:p>
          </table:table-cell>
          <table:table-cell office:value-type="float" office:value="2661" calcext:value-type="float">
            <text:p>2661</text:p>
          </table:table-cell>
          <table:table-cell office:value-type="float" office:value="1483" calcext:value-type="float">
            <text:p>1483</text:p>
          </table:table-cell>
          <table:table-cell office:value-type="float" office:value="3.59265113" calcext:value-type="float">
            <text:p>3.59265113</text:p>
          </table:table-cell>
          <table:table-cell office:value-type="float" office:value="3.3110652" calcext:value-type="float">
            <text:p>3.3110652</text:p>
          </table:table-cell>
          <table:table-cell table:number-columns-repeated="5"/>
        </table:table-row>
        <table:table-row table:style-name="ro1">
          <table:table-cell table:formula="of:=[.B484]/3600" office:value-type="float" office:value="8.085" calcext:value-type="float">
            <text:p>8.1</text:p>
          </table:table-cell>
          <table:table-cell office:value-type="float" office:value="29106" calcext:value-type="float">
            <text:p>29106</text:p>
          </table:table-cell>
          <table:table-cell office:value-type="float" office:value="3588" calcext:value-type="float">
            <text:p>3588</text:p>
          </table:table-cell>
          <table:table-cell table:formula="of:=[.C484]/1000" office:value-type="float" office:value="3.588" calcext:value-type="float">
            <text:p>3.588</text:p>
          </table:table-cell>
          <table:table-cell office:value-type="float" office:value="2661" calcext:value-type="float">
            <text:p>2661</text:p>
          </table:table-cell>
          <table:table-cell office:value-type="float" office:value="1483" calcext:value-type="float">
            <text:p>1483</text:p>
          </table:table-cell>
          <table:table-cell office:value-type="float" office:value="3.59220815" calcext:value-type="float">
            <text:p>3.59220815</text:p>
          </table:table-cell>
          <table:table-cell office:value-type="float" office:value="3.31100845" calcext:value-type="float">
            <text:p>3.31100845</text:p>
          </table:table-cell>
          <table:table-cell table:number-columns-repeated="5"/>
        </table:table-row>
        <table:table-row table:style-name="ro1">
          <table:table-cell table:formula="of:=[.B485]/3600" office:value-type="float" office:value="8.10194444444445" calcext:value-type="float">
            <text:p>8.1</text:p>
          </table:table-cell>
          <table:table-cell office:value-type="float" office:value="29167" calcext:value-type="float">
            <text:p>29167</text:p>
          </table:table-cell>
          <table:table-cell office:value-type="float" office:value="3591" calcext:value-type="float">
            <text:p>3591</text:p>
          </table:table-cell>
          <table:table-cell table:formula="of:=[.C485]/1000" office:value-type="float" office:value="3.591" calcext:value-type="float">
            <text:p>3.591</text:p>
          </table:table-cell>
          <table:table-cell office:value-type="float" office:value="2661" calcext:value-type="float">
            <text:p>2661</text:p>
          </table:table-cell>
          <table:table-cell office:value-type="float" office:value="1482" calcext:value-type="float">
            <text:p>1482</text:p>
          </table:table-cell>
          <table:table-cell office:value-type="float" office:value="3.59165907" calcext:value-type="float">
            <text:p>3.59165907</text:p>
          </table:table-cell>
          <table:table-cell office:value-type="float" office:value="3.31084609" calcext:value-type="float">
            <text:p>3.31084609</text:p>
          </table:table-cell>
          <table:table-cell table:number-columns-repeated="5"/>
        </table:table-row>
        <table:table-row table:style-name="ro1">
          <table:table-cell table:formula="of:=[.B486]/3600" office:value-type="float" office:value="8.11861111111111" calcext:value-type="float">
            <text:p>8.1</text:p>
          </table:table-cell>
          <table:table-cell office:value-type="float" office:value="29227" calcext:value-type="float">
            <text:p>29227</text:p>
          </table:table-cell>
          <table:table-cell office:value-type="float" office:value="3587" calcext:value-type="float">
            <text:p>3587</text:p>
          </table:table-cell>
          <table:table-cell table:formula="of:=[.C486]/1000" office:value-type="float" office:value="3.587" calcext:value-type="float">
            <text:p>3.587</text:p>
          </table:table-cell>
          <table:table-cell office:value-type="float" office:value="2660" calcext:value-type="float">
            <text:p>2660</text:p>
          </table:table-cell>
          <table:table-cell office:value-type="float" office:value="1483" calcext:value-type="float">
            <text:p>1483</text:p>
          </table:table-cell>
          <table:table-cell office:value-type="float" office:value="3.59102893" calcext:value-type="float">
            <text:p>3.59102893</text:p>
          </table:table-cell>
          <table:table-cell office:value-type="float" office:value="3.31082082" calcext:value-type="float">
            <text:p>3.31082082</text:p>
          </table:table-cell>
          <table:table-cell table:number-columns-repeated="5"/>
        </table:table-row>
        <table:table-row table:style-name="ro1">
          <table:table-cell table:formula="of:=[.B487]/3600" office:value-type="float" office:value="8.13555555555556" calcext:value-type="float">
            <text:p>8.1</text:p>
          </table:table-cell>
          <table:table-cell office:value-type="float" office:value="29288" calcext:value-type="float">
            <text:p>29288</text:p>
          </table:table-cell>
          <table:table-cell office:value-type="float" office:value="3587" calcext:value-type="float">
            <text:p>3587</text:p>
          </table:table-cell>
          <table:table-cell table:formula="of:=[.C487]/1000" office:value-type="float" office:value="3.587" calcext:value-type="float">
            <text:p>3.587</text:p>
          </table:table-cell>
          <table:table-cell office:value-type="float" office:value="2660" calcext:value-type="float">
            <text:p>2660</text:p>
          </table:table-cell>
          <table:table-cell office:value-type="float" office:value="1483" calcext:value-type="float">
            <text:p>1483</text:p>
          </table:table-cell>
          <table:table-cell office:value-type="float" office:value="3.5904758" calcext:value-type="float">
            <text:p>3.5904758</text:p>
          </table:table-cell>
          <table:table-cell office:value-type="float" office:value="3.31087089" calcext:value-type="float">
            <text:p>3.31087089</text:p>
          </table:table-cell>
          <table:table-cell table:number-columns-repeated="5"/>
        </table:table-row>
        <table:table-row table:style-name="ro1">
          <table:table-cell table:formula="of:=[.B488]/3600" office:value-type="float" office:value="8.15222222222222" calcext:value-type="float">
            <text:p>8.2</text:p>
          </table:table-cell>
          <table:table-cell office:value-type="float" office:value="29348" calcext:value-type="float">
            <text:p>29348</text:p>
          </table:table-cell>
          <table:table-cell office:value-type="float" office:value="3587" calcext:value-type="float">
            <text:p>3587</text:p>
          </table:table-cell>
          <table:table-cell table:formula="of:=[.C488]/1000" office:value-type="float" office:value="3.587" calcext:value-type="float">
            <text:p>3.587</text:p>
          </table:table-cell>
          <table:table-cell office:value-type="float" office:value="2660" calcext:value-type="float">
            <text:p>2660</text:p>
          </table:table-cell>
          <table:table-cell office:value-type="float" office:value="1483" calcext:value-type="float">
            <text:p>1483</text:p>
          </table:table-cell>
          <table:table-cell office:value-type="float" office:value="3.58996582" calcext:value-type="float">
            <text:p>3.58996582</text:p>
          </table:table-cell>
          <table:table-cell office:value-type="float" office:value="3.31091428" calcext:value-type="float">
            <text:p>3.31091428</text:p>
          </table:table-cell>
          <table:table-cell table:number-columns-repeated="5"/>
        </table:table-row>
        <table:table-row table:style-name="ro1">
          <table:table-cell table:formula="of:=[.B489]/3600" office:value-type="float" office:value="8.16888888888889" calcext:value-type="float">
            <text:p>8.2</text:p>
          </table:table-cell>
          <table:table-cell office:value-type="float" office:value="29408" calcext:value-type="float">
            <text:p>29408</text:p>
          </table:table-cell>
          <table:table-cell office:value-type="float" office:value="3587" calcext:value-type="float">
            <text:p>3587</text:p>
          </table:table-cell>
          <table:table-cell table:formula="of:=[.C489]/1000" office:value-type="float" office:value="3.587" calcext:value-type="float">
            <text:p>3.587</text:p>
          </table:table-cell>
          <table:table-cell office:value-type="float" office:value="2660" calcext:value-type="float">
            <text:p>2660</text:p>
          </table:table-cell>
          <table:table-cell office:value-type="float" office:value="1483" calcext:value-type="float">
            <text:p>1483</text:p>
          </table:table-cell>
          <table:table-cell office:value-type="float" office:value="3.58941317" calcext:value-type="float">
            <text:p>3.58941317</text:p>
          </table:table-cell>
          <table:table-cell office:value-type="float" office:value="3.31099677" calcext:value-type="float">
            <text:p>3.31099677</text:p>
          </table:table-cell>
          <table:table-cell table:number-columns-repeated="5"/>
        </table:table-row>
        <table:table-row table:style-name="ro1">
          <table:table-cell table:formula="of:=[.B490]/3600" office:value-type="float" office:value="8.18583333333333" calcext:value-type="float">
            <text:p>8.2</text:p>
          </table:table-cell>
          <table:table-cell office:value-type="float" office:value="29469" calcext:value-type="float">
            <text:p>29469</text:p>
          </table:table-cell>
          <table:table-cell office:value-type="float" office:value="3585" calcext:value-type="float">
            <text:p>3585</text:p>
          </table:table-cell>
          <table:table-cell table:formula="of:=[.C490]/1000" office:value-type="float" office:value="3.585" calcext:value-type="float">
            <text:p>3.585</text:p>
          </table:table-cell>
          <table:table-cell office:value-type="float" office:value="2659" calcext:value-type="float">
            <text:p>2659</text:p>
          </table:table-cell>
          <table:table-cell office:value-type="float" office:value="1483" calcext:value-type="float">
            <text:p>1483</text:p>
          </table:table-cell>
          <table:table-cell office:value-type="float" office:value="3.58889461" calcext:value-type="float">
            <text:p>3.58889461</text:p>
          </table:table-cell>
          <table:table-cell office:value-type="float" office:value="3.31093979" calcext:value-type="float">
            <text:p>3.31093979</text:p>
          </table:table-cell>
          <table:table-cell table:number-columns-repeated="5"/>
        </table:table-row>
        <table:table-row table:style-name="ro1">
          <table:table-cell table:formula="of:=[.B491]/3600" office:value-type="float" office:value="8.2025" calcext:value-type="float">
            <text:p>8.2</text:p>
          </table:table-cell>
          <table:table-cell office:value-type="float" office:value="29529" calcext:value-type="float">
            <text:p>29529</text:p>
          </table:table-cell>
          <table:table-cell office:value-type="float" office:value="3585" calcext:value-type="float">
            <text:p>3585</text:p>
          </table:table-cell>
          <table:table-cell table:formula="of:=[.C491]/1000" office:value-type="float" office:value="3.585" calcext:value-type="float">
            <text:p>3.585</text:p>
          </table:table-cell>
          <table:table-cell office:value-type="float" office:value="2659" calcext:value-type="float">
            <text:p>2659</text:p>
          </table:table-cell>
          <table:table-cell office:value-type="float" office:value="1483" calcext:value-type="float">
            <text:p>1483</text:p>
          </table:table-cell>
          <table:table-cell office:value-type="float" office:value="3.58832407" calcext:value-type="float">
            <text:p>3.58832407</text:p>
          </table:table-cell>
          <table:table-cell office:value-type="float" office:value="3.31097627" calcext:value-type="float">
            <text:p>3.31097627</text:p>
          </table:table-cell>
          <table:table-cell table:number-columns-repeated="5"/>
        </table:table-row>
        <table:table-row table:style-name="ro1">
          <table:table-cell table:formula="of:=[.B492]/3600" office:value-type="float" office:value="8.21916666666667" calcext:value-type="float">
            <text:p>8.2</text:p>
          </table:table-cell>
          <table:table-cell office:value-type="float" office:value="29589" calcext:value-type="float">
            <text:p>29589</text:p>
          </table:table-cell>
          <table:table-cell office:value-type="float" office:value="3584" calcext:value-type="float">
            <text:p>3584</text:p>
          </table:table-cell>
          <table:table-cell table:formula="of:=[.C492]/1000" office:value-type="float" office:value="3.584" calcext:value-type="float">
            <text:p>3.584</text:p>
          </table:table-cell>
          <table:table-cell office:value-type="float" office:value="2658" calcext:value-type="float">
            <text:p>2658</text:p>
          </table:table-cell>
          <table:table-cell office:value-type="float" office:value="1483" calcext:value-type="float">
            <text:p>1483</text:p>
          </table:table-cell>
          <table:table-cell office:value-type="float" office:value="3.58783031" calcext:value-type="float">
            <text:p>3.58783031</text:p>
          </table:table-cell>
          <table:table-cell office:value-type="float" office:value="3.31084204" calcext:value-type="float">
            <text:p>3.31084204</text:p>
          </table:table-cell>
          <table:table-cell table:number-columns-repeated="5"/>
        </table:table-row>
        <table:table-row table:style-name="ro1">
          <table:table-cell table:formula="of:=[.B493]/3600" office:value-type="float" office:value="8.23611111111111" calcext:value-type="float">
            <text:p>8.2</text:p>
          </table:table-cell>
          <table:table-cell office:value-type="float" office:value="29650" calcext:value-type="float">
            <text:p>29650</text:p>
          </table:table-cell>
          <table:table-cell office:value-type="float" office:value="3584" calcext:value-type="float">
            <text:p>3584</text:p>
          </table:table-cell>
          <table:table-cell table:formula="of:=[.C493]/1000" office:value-type="float" office:value="3.584" calcext:value-type="float">
            <text:p>3.584</text:p>
          </table:table-cell>
          <table:table-cell office:value-type="float" office:value="2658" calcext:value-type="float">
            <text:p>2658</text:p>
          </table:table-cell>
          <table:table-cell office:value-type="float" office:value="1483" calcext:value-type="float">
            <text:p>1483</text:p>
          </table:table-cell>
          <table:table-cell office:value-type="float" office:value="3.58723426" calcext:value-type="float">
            <text:p>3.58723426</text:p>
          </table:table-cell>
          <table:table-cell office:value-type="float" office:value="3.31094718" calcext:value-type="float">
            <text:p>3.31094718</text:p>
          </table:table-cell>
          <table:table-cell table:number-columns-repeated="5"/>
        </table:table-row>
        <table:table-row table:style-name="ro1">
          <table:table-cell table:formula="of:=[.B494]/3600" office:value-type="float" office:value="8.25277777777778" calcext:value-type="float">
            <text:p>8.3</text:p>
          </table:table-cell>
          <table:table-cell office:value-type="float" office:value="29710" calcext:value-type="float">
            <text:p>29710</text:p>
          </table:table-cell>
          <table:table-cell office:value-type="float" office:value="3585" calcext:value-type="float">
            <text:p>3585</text:p>
          </table:table-cell>
          <table:table-cell table:formula="of:=[.C494]/1000" office:value-type="float" office:value="3.585" calcext:value-type="float">
            <text:p>3.585</text:p>
          </table:table-cell>
          <table:table-cell office:value-type="float" office:value="2657" calcext:value-type="float">
            <text:p>2657</text:p>
          </table:table-cell>
          <table:table-cell office:value-type="float" office:value="1482" calcext:value-type="float">
            <text:p>1482</text:p>
          </table:table-cell>
          <table:table-cell office:value-type="float" office:value="3.58667707" calcext:value-type="float">
            <text:p>3.58667707</text:p>
          </table:table-cell>
          <table:table-cell office:value-type="float" office:value="3.31083107" calcext:value-type="float">
            <text:p>3.31083107</text:p>
          </table:table-cell>
          <table:table-cell table:number-columns-repeated="5"/>
        </table:table-row>
        <table:table-row table:style-name="ro1">
          <table:table-cell table:formula="of:=[.B495]/3600" office:value-type="float" office:value="8.26972222222222" calcext:value-type="float">
            <text:p>8.3</text:p>
          </table:table-cell>
          <table:table-cell office:value-type="float" office:value="29771" calcext:value-type="float">
            <text:p>29771</text:p>
          </table:table-cell>
          <table:table-cell office:value-type="float" office:value="3583" calcext:value-type="float">
            <text:p>3583</text:p>
          </table:table-cell>
          <table:table-cell table:formula="of:=[.C495]/1000" office:value-type="float" office:value="3.583" calcext:value-type="float">
            <text:p>3.583</text:p>
          </table:table-cell>
          <table:table-cell office:value-type="float" office:value="2657" calcext:value-type="float">
            <text:p>2657</text:p>
          </table:table-cell>
          <table:table-cell office:value-type="float" office:value="1483" calcext:value-type="float">
            <text:p>1483</text:p>
          </table:table-cell>
          <table:table-cell office:value-type="float" office:value="3.58611417" calcext:value-type="float">
            <text:p>3.58611417</text:p>
          </table:table-cell>
          <table:table-cell office:value-type="float" office:value="3.31082273" calcext:value-type="float">
            <text:p>3.31082273</text:p>
          </table:table-cell>
          <table:table-cell table:number-columns-repeated="5"/>
        </table:table-row>
        <table:table-row table:style-name="ro1">
          <table:table-cell table:formula="of:=[.B496]/3600" office:value-type="float" office:value="8.28638888888889" calcext:value-type="float">
            <text:p>8.3</text:p>
          </table:table-cell>
          <table:table-cell office:value-type="float" office:value="29831" calcext:value-type="float">
            <text:p>29831</text:p>
          </table:table-cell>
          <table:table-cell office:value-type="float" office:value="3585" calcext:value-type="float">
            <text:p>3585</text:p>
          </table:table-cell>
          <table:table-cell table:formula="of:=[.C496]/1000" office:value-type="float" office:value="3.585" calcext:value-type="float">
            <text:p>3.585</text:p>
          </table:table-cell>
          <table:table-cell office:value-type="float" office:value="2657" calcext:value-type="float">
            <text:p>2657</text:p>
          </table:table-cell>
          <table:table-cell office:value-type="float" office:value="1482" calcext:value-type="float">
            <text:p>1482</text:p>
          </table:table-cell>
          <table:table-cell office:value-type="float" office:value="3.5854826" calcext:value-type="float">
            <text:p>3.5854826</text:p>
          </table:table-cell>
          <table:table-cell office:value-type="float" office:value="3.31083536" calcext:value-type="float">
            <text:p>3.31083536</text:p>
          </table:table-cell>
          <table:table-cell table:number-columns-repeated="5"/>
        </table:table-row>
        <table:table-row table:style-name="ro1">
          <table:table-cell table:formula="of:=[.B497]/3600" office:value-type="float" office:value="8.30305555555556" calcext:value-type="float">
            <text:p>8.3</text:p>
          </table:table-cell>
          <table:table-cell office:value-type="float" office:value="29891" calcext:value-type="float">
            <text:p>29891</text:p>
          </table:table-cell>
          <table:table-cell office:value-type="float" office:value="3581" calcext:value-type="float">
            <text:p>3581</text:p>
          </table:table-cell>
          <table:table-cell table:formula="of:=[.C497]/1000" office:value-type="float" office:value="3.581" calcext:value-type="float">
            <text:p>3.581</text:p>
          </table:table-cell>
          <table:table-cell office:value-type="float" office:value="2656" calcext:value-type="float">
            <text:p>2656</text:p>
          </table:table-cell>
          <table:table-cell office:value-type="float" office:value="1483" calcext:value-type="float">
            <text:p>1483</text:p>
          </table:table-cell>
          <table:table-cell office:value-type="float" office:value="3.58492875" calcext:value-type="float">
            <text:p>3.58492875</text:p>
          </table:table-cell>
          <table:table-cell office:value-type="float" office:value="3.31075978" calcext:value-type="float">
            <text:p>3.31075978</text:p>
          </table:table-cell>
          <table:table-cell table:number-columns-repeated="5"/>
        </table:table-row>
        <table:table-row table:style-name="ro1">
          <table:table-cell table:formula="of:=[.B498]/3600" office:value-type="float" office:value="8.32" calcext:value-type="float">
            <text:p>8.3</text:p>
          </table:table-cell>
          <table:table-cell office:value-type="float" office:value="29952" calcext:value-type="float">
            <text:p>29952</text:p>
          </table:table-cell>
          <table:table-cell office:value-type="float" office:value="3581" calcext:value-type="float">
            <text:p>3581</text:p>
          </table:table-cell>
          <table:table-cell table:formula="of:=[.C498]/1000" office:value-type="float" office:value="3.581" calcext:value-type="float">
            <text:p>3.581</text:p>
          </table:table-cell>
          <table:table-cell office:value-type="float" office:value="2656" calcext:value-type="float">
            <text:p>2656</text:p>
          </table:table-cell>
          <table:table-cell office:value-type="float" office:value="1483" calcext:value-type="float">
            <text:p>1483</text:p>
          </table:table-cell>
          <table:table-cell office:value-type="float" office:value="3.58441687" calcext:value-type="float">
            <text:p>3.58441687</text:p>
          </table:table-cell>
          <table:table-cell office:value-type="float" office:value="3.3108902" calcext:value-type="float">
            <text:p>3.3108902</text:p>
          </table:table-cell>
          <table:table-cell table:number-columns-repeated="5"/>
        </table:table-row>
        <table:table-row table:style-name="ro1">
          <table:table-cell table:formula="of:=[.B499]/3600" office:value-type="float" office:value="8.33666666666667" calcext:value-type="float">
            <text:p>8.3</text:p>
          </table:table-cell>
          <table:table-cell office:value-type="float" office:value="30012" calcext:value-type="float">
            <text:p>30012</text:p>
          </table:table-cell>
          <table:table-cell office:value-type="float" office:value="3580" calcext:value-type="float">
            <text:p>3580</text:p>
          </table:table-cell>
          <table:table-cell table:formula="of:=[.C499]/1000" office:value-type="float" office:value="3.58" calcext:value-type="float">
            <text:p>3.58</text:p>
          </table:table-cell>
          <table:table-cell office:value-type="float" office:value="2655" calcext:value-type="float">
            <text:p>2655</text:p>
          </table:table-cell>
          <table:table-cell office:value-type="float" office:value="1483" calcext:value-type="float">
            <text:p>1483</text:p>
          </table:table-cell>
          <table:table-cell office:value-type="float" office:value="3.58384037" calcext:value-type="float">
            <text:p>3.58384037</text:p>
          </table:table-cell>
          <table:table-cell office:value-type="float" office:value="3.31076813" calcext:value-type="float">
            <text:p>3.31076813</text:p>
          </table:table-cell>
          <table:table-cell table:number-columns-repeated="5"/>
        </table:table-row>
        <table:table-row table:style-name="ro1">
          <table:table-cell table:formula="of:=[.B500]/3600" office:value-type="float" office:value="8.35361111111111" calcext:value-type="float">
            <text:p>8.4</text:p>
          </table:table-cell>
          <table:table-cell office:value-type="float" office:value="30073" calcext:value-type="float">
            <text:p>30073</text:p>
          </table:table-cell>
          <table:table-cell office:value-type="float" office:value="3582" calcext:value-type="float">
            <text:p>3582</text:p>
          </table:table-cell>
          <table:table-cell table:formula="of:=[.C500]/1000" office:value-type="float" office:value="3.582" calcext:value-type="float">
            <text:p>3.582</text:p>
          </table:table-cell>
          <table:table-cell office:value-type="float" office:value="2655" calcext:value-type="float">
            <text:p>2655</text:p>
          </table:table-cell>
          <table:table-cell office:value-type="float" office:value="1482" calcext:value-type="float">
            <text:p>1482</text:p>
          </table:table-cell>
          <table:table-cell office:value-type="float" office:value="3.58317804" calcext:value-type="float">
            <text:p>3.58317804</text:p>
          </table:table-cell>
          <table:table-cell office:value-type="float" office:value="3.31077814" calcext:value-type="float">
            <text:p>3.31077814</text:p>
          </table:table-cell>
          <table:table-cell table:number-columns-repeated="5"/>
        </table:table-row>
        <table:table-row table:style-name="ro1">
          <table:table-cell table:formula="of:=[.B501]/3600" office:value-type="float" office:value="8.37027777777778" calcext:value-type="float">
            <text:p>8.4</text:p>
          </table:table-cell>
          <table:table-cell office:value-type="float" office:value="30133" calcext:value-type="float">
            <text:p>30133</text:p>
          </table:table-cell>
          <table:table-cell office:value-type="float" office:value="3582" calcext:value-type="float">
            <text:p>3582</text:p>
          </table:table-cell>
          <table:table-cell table:formula="of:=[.C501]/1000" office:value-type="float" office:value="3.582" calcext:value-type="float">
            <text:p>3.582</text:p>
          </table:table-cell>
          <table:table-cell office:value-type="float" office:value="2655" calcext:value-type="float">
            <text:p>2655</text:p>
          </table:table-cell>
          <table:table-cell office:value-type="float" office:value="1482" calcext:value-type="float">
            <text:p>1482</text:p>
          </table:table-cell>
          <table:table-cell office:value-type="float" office:value="3.58253241" calcext:value-type="float">
            <text:p>3.58253241</text:p>
          </table:table-cell>
          <table:table-cell office:value-type="float" office:value="3.31078792" calcext:value-type="float">
            <text:p>3.31078792</text:p>
          </table:table-cell>
          <table:table-cell table:number-columns-repeated="5"/>
        </table:table-row>
        <table:table-row table:style-name="ro1">
          <table:table-cell table:formula="of:=[.B502]/3600" office:value-type="float" office:value="8.38694444444444" calcext:value-type="float">
            <text:p>8.4</text:p>
          </table:table-cell>
          <table:table-cell office:value-type="float" office:value="30193" calcext:value-type="float">
            <text:p>30193</text:p>
          </table:table-cell>
          <table:table-cell office:value-type="float" office:value="3579" calcext:value-type="float">
            <text:p>3579</text:p>
          </table:table-cell>
          <table:table-cell table:formula="of:=[.C502]/1000" office:value-type="float" office:value="3.579" calcext:value-type="float">
            <text:p>3.579</text:p>
          </table:table-cell>
          <table:table-cell office:value-type="float" office:value="2654" calcext:value-type="float">
            <text:p>2654</text:p>
          </table:table-cell>
          <table:table-cell office:value-type="float" office:value="1483" calcext:value-type="float">
            <text:p>1483</text:p>
          </table:table-cell>
          <table:table-cell office:value-type="float" office:value="3.58195877" calcext:value-type="float">
            <text:p>3.58195877</text:p>
          </table:table-cell>
          <table:table-cell office:value-type="float" office:value="3.31074667" calcext:value-type="float">
            <text:p>3.31074667</text:p>
          </table:table-cell>
          <table:table-cell table:number-columns-repeated="5"/>
        </table:table-row>
        <table:table-row table:style-name="ro1">
          <table:table-cell table:formula="of:=[.B503]/3600" office:value-type="float" office:value="8.40388888888889" calcext:value-type="float">
            <text:p>8.4</text:p>
          </table:table-cell>
          <table:table-cell office:value-type="float" office:value="30254" calcext:value-type="float">
            <text:p>30254</text:p>
          </table:table-cell>
          <table:table-cell office:value-type="float" office:value="3579" calcext:value-type="float">
            <text:p>3579</text:p>
          </table:table-cell>
          <table:table-cell table:formula="of:=[.C503]/1000" office:value-type="float" office:value="3.579" calcext:value-type="float">
            <text:p>3.579</text:p>
          </table:table-cell>
          <table:table-cell office:value-type="float" office:value="2654" calcext:value-type="float">
            <text:p>2654</text:p>
          </table:table-cell>
          <table:table-cell office:value-type="float" office:value="1483" calcext:value-type="float">
            <text:p>1483</text:p>
          </table:table-cell>
          <table:table-cell office:value-type="float" office:value="3.58139682" calcext:value-type="float">
            <text:p>3.58139682</text:p>
          </table:table-cell>
          <table:table-cell office:value-type="float" office:value="3.31078362" calcext:value-type="float">
            <text:p>3.31078362</text:p>
          </table:table-cell>
          <table:table-cell table:number-columns-repeated="5"/>
        </table:table-row>
        <table:table-row table:style-name="ro1">
          <table:table-cell table:formula="of:=[.B504]/3600" office:value-type="float" office:value="8.42055555555556" calcext:value-type="float">
            <text:p>8.4</text:p>
          </table:table-cell>
          <table:table-cell office:value-type="float" office:value="30314" calcext:value-type="float">
            <text:p>30314</text:p>
          </table:table-cell>
          <table:table-cell office:value-type="float" office:value="3579" calcext:value-type="float">
            <text:p>3579</text:p>
          </table:table-cell>
          <table:table-cell table:formula="of:=[.C504]/1000" office:value-type="float" office:value="3.579" calcext:value-type="float">
            <text:p>3.579</text:p>
          </table:table-cell>
          <table:table-cell office:value-type="float" office:value="2654" calcext:value-type="float">
            <text:p>2654</text:p>
          </table:table-cell>
          <table:table-cell office:value-type="float" office:value="1483" calcext:value-type="float">
            <text:p>1483</text:p>
          </table:table-cell>
          <table:table-cell office:value-type="float" office:value="3.58080196" calcext:value-type="float">
            <text:p>3.58080196</text:p>
          </table:table-cell>
          <table:table-cell office:value-type="float" office:value="3.3108263" calcext:value-type="float">
            <text:p>3.3108263</text:p>
          </table:table-cell>
          <table:table-cell table:number-columns-repeated="5"/>
        </table:table-row>
        <table:table-row table:style-name="ro1">
          <table:table-cell table:formula="of:=[.B505]/3600" office:value-type="float" office:value="8.43722222222222" calcext:value-type="float">
            <text:p>8.4</text:p>
          </table:table-cell>
          <table:table-cell office:value-type="float" office:value="30374" calcext:value-type="float">
            <text:p>30374</text:p>
          </table:table-cell>
          <table:table-cell office:value-type="float" office:value="3577" calcext:value-type="float">
            <text:p>3577</text:p>
          </table:table-cell>
          <table:table-cell table:formula="of:=[.C505]/1000" office:value-type="float" office:value="3.577" calcext:value-type="float">
            <text:p>3.577</text:p>
          </table:table-cell>
          <table:table-cell office:value-type="float" office:value="2653" calcext:value-type="float">
            <text:p>2653</text:p>
          </table:table-cell>
          <table:table-cell office:value-type="float" office:value="1483" calcext:value-type="float">
            <text:p>1483</text:p>
          </table:table-cell>
          <table:table-cell office:value-type="float" office:value="3.58023453" calcext:value-type="float">
            <text:p>3.58023453</text:p>
          </table:table-cell>
          <table:table-cell office:value-type="float" office:value="3.31069899" calcext:value-type="float">
            <text:p>3.31069899</text:p>
          </table:table-cell>
          <table:table-cell table:number-columns-repeated="5"/>
        </table:table-row>
        <table:table-row table:style-name="ro1">
          <table:table-cell table:formula="of:=[.B506]/3600" office:value-type="float" office:value="8.45416666666667" calcext:value-type="float">
            <text:p>8.5</text:p>
          </table:table-cell>
          <table:table-cell office:value-type="float" office:value="30435" calcext:value-type="float">
            <text:p>30435</text:p>
          </table:table-cell>
          <table:table-cell office:value-type="float" office:value="3577" calcext:value-type="float">
            <text:p>3577</text:p>
          </table:table-cell>
          <table:table-cell table:formula="of:=[.C506]/1000" office:value-type="float" office:value="3.577" calcext:value-type="float">
            <text:p>3.577</text:p>
          </table:table-cell>
          <table:table-cell office:value-type="float" office:value="2653" calcext:value-type="float">
            <text:p>2653</text:p>
          </table:table-cell>
          <table:table-cell office:value-type="float" office:value="1483" calcext:value-type="float">
            <text:p>1483</text:p>
          </table:table-cell>
          <table:table-cell office:value-type="float" office:value="3.57957101" calcext:value-type="float">
            <text:p>3.57957101</text:p>
          </table:table-cell>
          <table:table-cell office:value-type="float" office:value="3.31063151" calcext:value-type="float">
            <text:p>3.31063151</text:p>
          </table:table-cell>
          <table:table-cell table:number-columns-repeated="5"/>
        </table:table-row>
        <table:table-row table:style-name="ro1">
          <table:table-cell table:formula="of:=[.B507]/3600" office:value-type="float" office:value="8.47083333333333" calcext:value-type="float">
            <text:p>8.5</text:p>
          </table:table-cell>
          <table:table-cell office:value-type="float" office:value="30495" calcext:value-type="float">
            <text:p>30495</text:p>
          </table:table-cell>
          <table:table-cell office:value-type="float" office:value="3576" calcext:value-type="float">
            <text:p>3576</text:p>
          </table:table-cell>
          <table:table-cell table:formula="of:=[.C507]/1000" office:value-type="float" office:value="3.576" calcext:value-type="float">
            <text:p>3.576</text:p>
          </table:table-cell>
          <table:table-cell office:value-type="float" office:value="2652" calcext:value-type="float">
            <text:p>2652</text:p>
          </table:table-cell>
          <table:table-cell office:value-type="float" office:value="1483" calcext:value-type="float">
            <text:p>1483</text:p>
          </table:table-cell>
          <table:table-cell office:value-type="float" office:value="3.57898521" calcext:value-type="float">
            <text:p>3.57898521</text:p>
          </table:table-cell>
          <table:table-cell office:value-type="float" office:value="3.31076384" calcext:value-type="float">
            <text:p>3.31076384</text:p>
          </table:table-cell>
          <table:table-cell table:number-columns-repeated="5"/>
        </table:table-row>
        <table:table-row table:style-name="ro1">
          <table:table-cell table:formula="of:=[.B508]/3600" office:value-type="float" office:value="8.48777777777778" calcext:value-type="float">
            <text:p>8.5</text:p>
          </table:table-cell>
          <table:table-cell office:value-type="float" office:value="30556" calcext:value-type="float">
            <text:p>30556</text:p>
          </table:table-cell>
          <table:table-cell office:value-type="float" office:value="3576" calcext:value-type="float">
            <text:p>3576</text:p>
          </table:table-cell>
          <table:table-cell table:formula="of:=[.C508]/1000" office:value-type="float" office:value="3.576" calcext:value-type="float">
            <text:p>3.576</text:p>
          </table:table-cell>
          <table:table-cell office:value-type="float" office:value="2652" calcext:value-type="float">
            <text:p>2652</text:p>
          </table:table-cell>
          <table:table-cell office:value-type="float" office:value="1483" calcext:value-type="float">
            <text:p>1483</text:p>
          </table:table-cell>
          <table:table-cell office:value-type="float" office:value="3.57830501" calcext:value-type="float">
            <text:p>3.57830501</text:p>
          </table:table-cell>
          <table:table-cell office:value-type="float" office:value="3.31062174" calcext:value-type="float">
            <text:p>3.31062174</text:p>
          </table:table-cell>
          <table:table-cell table:number-columns-repeated="5"/>
        </table:table-row>
        <table:table-row table:style-name="ro1">
          <table:table-cell table:formula="of:=[.B509]/3600" office:value-type="float" office:value="8.50444444444445" calcext:value-type="float">
            <text:p>8.5</text:p>
          </table:table-cell>
          <table:table-cell office:value-type="float" office:value="30616" calcext:value-type="float">
            <text:p>30616</text:p>
          </table:table-cell>
          <table:table-cell office:value-type="float" office:value="3575" calcext:value-type="float">
            <text:p>3575</text:p>
          </table:table-cell>
          <table:table-cell table:formula="of:=[.C509]/1000" office:value-type="float" office:value="3.575" calcext:value-type="float">
            <text:p>3.575</text:p>
          </table:table-cell>
          <table:table-cell office:value-type="float" office:value="2651" calcext:value-type="float">
            <text:p>2651</text:p>
          </table:table-cell>
          <table:table-cell office:value-type="float" office:value="1483" calcext:value-type="float">
            <text:p>1483</text:p>
          </table:table-cell>
          <table:table-cell office:value-type="float" office:value="3.57761979" calcext:value-type="float">
            <text:p>3.57761979</text:p>
          </table:table-cell>
          <table:table-cell office:value-type="float" office:value="3.31071687" calcext:value-type="float">
            <text:p>3.31071687</text:p>
          </table:table-cell>
          <table:table-cell table:number-columns-repeated="5"/>
        </table:table-row>
        <table:table-row table:style-name="ro1">
          <table:table-cell table:formula="of:=[.B510]/3600" office:value-type="float" office:value="8.52111111111111" calcext:value-type="float">
            <text:p>8.5</text:p>
          </table:table-cell>
          <table:table-cell office:value-type="float" office:value="30676" calcext:value-type="float">
            <text:p>30676</text:p>
          </table:table-cell>
          <table:table-cell office:value-type="float" office:value="3575" calcext:value-type="float">
            <text:p>3575</text:p>
          </table:table-cell>
          <table:table-cell table:formula="of:=[.C510]/1000" office:value-type="float" office:value="3.575" calcext:value-type="float">
            <text:p>3.575</text:p>
          </table:table-cell>
          <table:table-cell office:value-type="float" office:value="2651" calcext:value-type="float">
            <text:p>2651</text:p>
          </table:table-cell>
          <table:table-cell office:value-type="float" office:value="1483" calcext:value-type="float">
            <text:p>1483</text:p>
          </table:table-cell>
          <table:table-cell office:value-type="float" office:value="3.57699418" calcext:value-type="float">
            <text:p>3.57699418</text:p>
          </table:table-cell>
          <table:table-cell office:value-type="float" office:value="3.310812" calcext:value-type="float">
            <text:p>3.310812</text:p>
          </table:table-cell>
          <table:table-cell table:number-columns-repeated="5"/>
        </table:table-row>
        <table:table-row table:style-name="ro1">
          <table:table-cell table:formula="of:=[.B511]/3600" office:value-type="float" office:value="8.53805555555556" calcext:value-type="float">
            <text:p>8.5</text:p>
          </table:table-cell>
          <table:table-cell office:value-type="float" office:value="30737" calcext:value-type="float">
            <text:p>30737</text:p>
          </table:table-cell>
          <table:table-cell office:value-type="float" office:value="3573" calcext:value-type="float">
            <text:p>3573</text:p>
          </table:table-cell>
          <table:table-cell table:formula="of:=[.C511]/1000" office:value-type="float" office:value="3.573" calcext:value-type="float">
            <text:p>3.573</text:p>
          </table:table-cell>
          <table:table-cell office:value-type="float" office:value="2650" calcext:value-type="float">
            <text:p>2650</text:p>
          </table:table-cell>
          <table:table-cell office:value-type="float" office:value="1483" calcext:value-type="float">
            <text:p>1483</text:p>
          </table:table-cell>
          <table:table-cell office:value-type="float" office:value="3.5762713" calcext:value-type="float">
            <text:p>3.5762713</text:p>
          </table:table-cell>
          <table:table-cell office:value-type="float" office:value="3.31079197" calcext:value-type="float">
            <text:p>3.31079197</text:p>
          </table:table-cell>
          <table:table-cell table:number-columns-repeated="5"/>
        </table:table-row>
        <table:table-row table:style-name="ro1">
          <table:table-cell table:formula="of:=[.B512]/3600" office:value-type="float" office:value="8.55472222222222" calcext:value-type="float">
            <text:p>8.6</text:p>
          </table:table-cell>
          <table:table-cell office:value-type="float" office:value="30797" calcext:value-type="float">
            <text:p>30797</text:p>
          </table:table-cell>
          <table:table-cell office:value-type="float" office:value="3573" calcext:value-type="float">
            <text:p>3573</text:p>
          </table:table-cell>
          <table:table-cell table:formula="of:=[.C512]/1000" office:value-type="float" office:value="3.573" calcext:value-type="float">
            <text:p>3.573</text:p>
          </table:table-cell>
          <table:table-cell office:value-type="float" office:value="2650" calcext:value-type="float">
            <text:p>2650</text:p>
          </table:table-cell>
          <table:table-cell office:value-type="float" office:value="1483" calcext:value-type="float">
            <text:p>1483</text:p>
          </table:table-cell>
          <table:table-cell office:value-type="float" office:value="3.57571316" calcext:value-type="float">
            <text:p>3.57571316</text:p>
          </table:table-cell>
          <table:table-cell office:value-type="float" office:value="3.31077743" calcext:value-type="float">
            <text:p>3.31077743</text:p>
          </table:table-cell>
          <table:table-cell table:number-columns-repeated="5"/>
        </table:table-row>
        <table:table-row table:style-name="ro1">
          <table:table-cell table:formula="of:=[.B513]/3600" office:value-type="float" office:value="8.57166666666667" calcext:value-type="float">
            <text:p>8.6</text:p>
          </table:table-cell>
          <table:table-cell office:value-type="float" office:value="30858" calcext:value-type="float">
            <text:p>30858</text:p>
          </table:table-cell>
          <table:table-cell office:value-type="float" office:value="3572" calcext:value-type="float">
            <text:p>3572</text:p>
          </table:table-cell>
          <table:table-cell table:formula="of:=[.C513]/1000" office:value-type="float" office:value="3.572" calcext:value-type="float">
            <text:p>3.572</text:p>
          </table:table-cell>
          <table:table-cell office:value-type="float" office:value="2649" calcext:value-type="float">
            <text:p>2649</text:p>
          </table:table-cell>
          <table:table-cell office:value-type="float" office:value="1483" calcext:value-type="float">
            <text:p>1483</text:p>
          </table:table-cell>
          <table:table-cell office:value-type="float" office:value="3.57493877" calcext:value-type="float">
            <text:p>3.57493877</text:p>
          </table:table-cell>
          <table:table-cell office:value-type="float" office:value="3.3107419" calcext:value-type="float">
            <text:p>3.3107419</text:p>
          </table:table-cell>
          <table:table-cell table:number-columns-repeated="5"/>
        </table:table-row>
        <table:table-row table:style-name="ro1">
          <table:table-cell table:formula="of:=[.B514]/3600" office:value-type="float" office:value="8.58833333333333" calcext:value-type="float">
            <text:p>8.6</text:p>
          </table:table-cell>
          <table:table-cell office:value-type="float" office:value="30918" calcext:value-type="float">
            <text:p>30918</text:p>
          </table:table-cell>
          <table:table-cell office:value-type="float" office:value="3572" calcext:value-type="float">
            <text:p>3572</text:p>
          </table:table-cell>
          <table:table-cell table:formula="of:=[.C514]/1000" office:value-type="float" office:value="3.572" calcext:value-type="float">
            <text:p>3.572</text:p>
          </table:table-cell>
          <table:table-cell office:value-type="float" office:value="2649" calcext:value-type="float">
            <text:p>2649</text:p>
          </table:table-cell>
          <table:table-cell office:value-type="float" office:value="1483" calcext:value-type="float">
            <text:p>1483</text:p>
          </table:table-cell>
          <table:table-cell office:value-type="float" office:value="3.57423568" calcext:value-type="float">
            <text:p>3.57423568</text:p>
          </table:table-cell>
          <table:table-cell office:value-type="float" office:value="3.31075835" calcext:value-type="float">
            <text:p>3.31075835</text:p>
          </table:table-cell>
          <table:table-cell table:number-columns-repeated="5"/>
        </table:table-row>
        <table:table-row table:style-name="ro1">
          <table:table-cell table:formula="of:=[.B515]/3600" office:value-type="float" office:value="8.605" calcext:value-type="float">
            <text:p>8.6</text:p>
          </table:table-cell>
          <table:table-cell office:value-type="float" office:value="30978" calcext:value-type="float">
            <text:p>30978</text:p>
          </table:table-cell>
          <table:table-cell office:value-type="float" office:value="3571" calcext:value-type="float">
            <text:p>3571</text:p>
          </table:table-cell>
          <table:table-cell table:formula="of:=[.C515]/1000" office:value-type="float" office:value="3.571" calcext:value-type="float">
            <text:p>3.571</text:p>
          </table:table-cell>
          <table:table-cell office:value-type="float" office:value="2648" calcext:value-type="float">
            <text:p>2648</text:p>
          </table:table-cell>
          <table:table-cell office:value-type="float" office:value="1483" calcext:value-type="float">
            <text:p>1483</text:p>
          </table:table-cell>
          <table:table-cell office:value-type="float" office:value="3.57363987" calcext:value-type="float">
            <text:p>3.57363987</text:p>
          </table:table-cell>
          <table:table-cell office:value-type="float" office:value="3.31082988" calcext:value-type="float">
            <text:p>3.31082988</text:p>
          </table:table-cell>
          <table:table-cell table:number-columns-repeated="5"/>
        </table:table-row>
        <table:table-row table:style-name="ro1">
          <table:table-cell table:formula="of:=[.B516]/3600" office:value-type="float" office:value="8.62194444444445" calcext:value-type="float">
            <text:p>8.6</text:p>
          </table:table-cell>
          <table:table-cell office:value-type="float" office:value="31039" calcext:value-type="float">
            <text:p>31039</text:p>
          </table:table-cell>
          <table:table-cell office:value-type="float" office:value="3571" calcext:value-type="float">
            <text:p>3571</text:p>
          </table:table-cell>
          <table:table-cell table:formula="of:=[.C516]/1000" office:value-type="float" office:value="3.571" calcext:value-type="float">
            <text:p>3.571</text:p>
          </table:table-cell>
          <table:table-cell office:value-type="float" office:value="2648" calcext:value-type="float">
            <text:p>2648</text:p>
          </table:table-cell>
          <table:table-cell office:value-type="float" office:value="1483" calcext:value-type="float">
            <text:p>1483</text:p>
          </table:table-cell>
          <table:table-cell office:value-type="float" office:value="3.57298636" calcext:value-type="float">
            <text:p>3.57298636</text:p>
          </table:table-cell>
          <table:table-cell office:value-type="float" office:value="3.31077981" calcext:value-type="float">
            <text:p>3.31077981</text:p>
          </table:table-cell>
          <table:table-cell table:number-columns-repeated="5"/>
        </table:table-row>
        <table:table-row table:style-name="ro1">
          <table:table-cell table:formula="of:=[.B517]/3600" office:value-type="float" office:value="8.63861111111111" calcext:value-type="float">
            <text:p>8.6</text:p>
          </table:table-cell>
          <table:table-cell office:value-type="float" office:value="31099" calcext:value-type="float">
            <text:p>31099</text:p>
          </table:table-cell>
          <table:table-cell office:value-type="float" office:value="3569" calcext:value-type="float">
            <text:p>3569</text:p>
          </table:table-cell>
          <table:table-cell table:formula="of:=[.C517]/1000" office:value-type="float" office:value="3.569" calcext:value-type="float">
            <text:p>3.569</text:p>
          </table:table-cell>
          <table:table-cell office:value-type="float" office:value="2647" calcext:value-type="float">
            <text:p>2647</text:p>
          </table:table-cell>
          <table:table-cell office:value-type="float" office:value="1483" calcext:value-type="float">
            <text:p>1483</text:p>
          </table:table-cell>
          <table:table-cell office:value-type="float" office:value="3.57222843" calcext:value-type="float">
            <text:p>3.57222843</text:p>
          </table:table-cell>
          <table:table-cell office:value-type="float" office:value="3.31072521" calcext:value-type="float">
            <text:p>3.31072521</text:p>
          </table:table-cell>
          <table:table-cell table:number-columns-repeated="5"/>
        </table:table-row>
        <table:table-row table:style-name="ro1">
          <table:table-cell table:formula="of:=[.B518]/3600" office:value-type="float" office:value="8.65555555555556" calcext:value-type="float">
            <text:p>8.7</text:p>
          </table:table-cell>
          <table:table-cell office:value-type="float" office:value="31160" calcext:value-type="float">
            <text:p>31160</text:p>
          </table:table-cell>
          <table:table-cell office:value-type="float" office:value="3569" calcext:value-type="float">
            <text:p>3569</text:p>
          </table:table-cell>
          <table:table-cell table:formula="of:=[.C518]/1000" office:value-type="float" office:value="3.569" calcext:value-type="float">
            <text:p>3.569</text:p>
          </table:table-cell>
          <table:table-cell office:value-type="float" office:value="2645" calcext:value-type="float">
            <text:p>2645</text:p>
          </table:table-cell>
          <table:table-cell office:value-type="float" office:value="1482" calcext:value-type="float">
            <text:p>1482</text:p>
          </table:table-cell>
          <table:table-cell office:value-type="float" office:value="3.57152438" calcext:value-type="float">
            <text:p>3.57152438</text:p>
          </table:table-cell>
          <table:table-cell office:value-type="float" office:value="3.31073093" calcext:value-type="float">
            <text:p>3.31073093</text:p>
          </table:table-cell>
          <table:table-cell table:number-columns-repeated="5"/>
        </table:table-row>
        <table:table-row table:style-name="ro1">
          <table:table-cell table:formula="of:=[.B519]/3600" office:value-type="float" office:value="8.67222222222222" calcext:value-type="float">
            <text:p>8.7</text:p>
          </table:table-cell>
          <table:table-cell office:value-type="float" office:value="31220" calcext:value-type="float">
            <text:p>31220</text:p>
          </table:table-cell>
          <table:table-cell office:value-type="float" office:value="3569" calcext:value-type="float">
            <text:p>3569</text:p>
          </table:table-cell>
          <table:table-cell table:formula="of:=[.C519]/1000" office:value-type="float" office:value="3.569" calcext:value-type="float">
            <text:p>3.569</text:p>
          </table:table-cell>
          <table:table-cell office:value-type="float" office:value="2645" calcext:value-type="float">
            <text:p>2645</text:p>
          </table:table-cell>
          <table:table-cell office:value-type="float" office:value="1482" calcext:value-type="float">
            <text:p>1482</text:p>
          </table:table-cell>
          <table:table-cell office:value-type="float" office:value="3.57078075" calcext:value-type="float">
            <text:p>3.57078075</text:p>
          </table:table-cell>
          <table:table-cell office:value-type="float" office:value="3.31067705" calcext:value-type="float">
            <text:p>3.31067705</text:p>
          </table:table-cell>
          <table:table-cell table:number-columns-repeated="5"/>
        </table:table-row>
        <table:table-row table:style-name="ro1">
          <table:table-cell table:formula="of:=[.B520]/3600" office:value-type="float" office:value="8.68888888888889" calcext:value-type="float">
            <text:p>8.7</text:p>
          </table:table-cell>
          <table:table-cell office:value-type="float" office:value="31280" calcext:value-type="float">
            <text:p>31280</text:p>
          </table:table-cell>
          <table:table-cell office:value-type="float" office:value="3565" calcext:value-type="float">
            <text:p>3565</text:p>
          </table:table-cell>
          <table:table-cell table:formula="of:=[.C520]/1000" office:value-type="float" office:value="3.565" calcext:value-type="float">
            <text:p>3.565</text:p>
          </table:table-cell>
          <table:table-cell office:value-type="float" office:value="2644" calcext:value-type="float">
            <text:p>2644</text:p>
          </table:table-cell>
          <table:table-cell office:value-type="float" office:value="1483" calcext:value-type="float">
            <text:p>1483</text:p>
          </table:table-cell>
          <table:table-cell office:value-type="float" office:value="3.56999254" calcext:value-type="float">
            <text:p>3.56999254</text:p>
          </table:table-cell>
          <table:table-cell office:value-type="float" office:value="3.31084728" calcext:value-type="float">
            <text:p>3.31084728</text:p>
          </table:table-cell>
          <table:table-cell table:number-columns-repeated="5"/>
        </table:table-row>
        <table:table-row table:style-name="ro1">
          <table:table-cell table:formula="of:=[.B521]/3600" office:value-type="float" office:value="8.70583333333333" calcext:value-type="float">
            <text:p>8.7</text:p>
          </table:table-cell>
          <table:table-cell office:value-type="float" office:value="31341" calcext:value-type="float">
            <text:p>31341</text:p>
          </table:table-cell>
          <table:table-cell office:value-type="float" office:value="3565" calcext:value-type="float">
            <text:p>3565</text:p>
          </table:table-cell>
          <table:table-cell table:formula="of:=[.C521]/1000" office:value-type="float" office:value="3.565" calcext:value-type="float">
            <text:p>3.565</text:p>
          </table:table-cell>
          <table:table-cell office:value-type="float" office:value="2644" calcext:value-type="float">
            <text:p>2644</text:p>
          </table:table-cell>
          <table:table-cell office:value-type="float" office:value="1483" calcext:value-type="float">
            <text:p>1483</text:p>
          </table:table-cell>
          <table:table-cell office:value-type="float" office:value="3.56925344" calcext:value-type="float">
            <text:p>3.56925344</text:p>
          </table:table-cell>
          <table:table-cell office:value-type="float" office:value="3.31070304" calcext:value-type="float">
            <text:p>3.31070304</text:p>
          </table:table-cell>
          <table:table-cell table:number-columns-repeated="5"/>
        </table:table-row>
        <table:table-row table:style-name="ro1">
          <table:table-cell table:formula="of:=[.B522]/3600" office:value-type="float" office:value="8.7225" calcext:value-type="float">
            <text:p>8.7</text:p>
          </table:table-cell>
          <table:table-cell office:value-type="float" office:value="31401" calcext:value-type="float">
            <text:p>31401</text:p>
          </table:table-cell>
          <table:table-cell office:value-type="float" office:value="3565" calcext:value-type="float">
            <text:p>3565</text:p>
          </table:table-cell>
          <table:table-cell table:formula="of:=[.C522]/1000" office:value-type="float" office:value="3.565" calcext:value-type="float">
            <text:p>3.565</text:p>
          </table:table-cell>
          <table:table-cell office:value-type="float" office:value="2644" calcext:value-type="float">
            <text:p>2644</text:p>
          </table:table-cell>
          <table:table-cell office:value-type="float" office:value="1483" calcext:value-type="float">
            <text:p>1483</text:p>
          </table:table-cell>
          <table:table-cell office:value-type="float" office:value="3.56857824" calcext:value-type="float">
            <text:p>3.56857824</text:p>
          </table:table-cell>
          <table:table-cell office:value-type="float" office:value="3.31064129" calcext:value-type="float">
            <text:p>3.31064129</text:p>
          </table:table-cell>
          <table:table-cell table:number-columns-repeated="5"/>
        </table:table-row>
        <table:table-row table:style-name="ro1">
          <table:table-cell table:formula="of:=[.B523]/3600" office:value-type="float" office:value="8.73916666666667" calcext:value-type="float">
            <text:p>8.7</text:p>
          </table:table-cell>
          <table:table-cell office:value-type="float" office:value="31461" calcext:value-type="float">
            <text:p>31461</text:p>
          </table:table-cell>
          <table:table-cell office:value-type="float" office:value="3564" calcext:value-type="float">
            <text:p>3564</text:p>
          </table:table-cell>
          <table:table-cell table:formula="of:=[.C523]/1000" office:value-type="float" office:value="3.564" calcext:value-type="float">
            <text:p>3.564</text:p>
          </table:table-cell>
          <table:table-cell office:value-type="float" office:value="2643" calcext:value-type="float">
            <text:p>2643</text:p>
          </table:table-cell>
          <table:table-cell office:value-type="float" office:value="1483" calcext:value-type="float">
            <text:p>1483</text:p>
          </table:table-cell>
          <table:table-cell office:value-type="float" office:value="3.56784344" calcext:value-type="float">
            <text:p>3.56784344</text:p>
          </table:table-cell>
          <table:table-cell office:value-type="float" office:value="3.31070662" calcext:value-type="float">
            <text:p>3.31070662</text:p>
          </table:table-cell>
          <table:table-cell table:number-columns-repeated="5"/>
        </table:table-row>
        <table:table-row table:style-name="ro1">
          <table:table-cell table:formula="of:=[.B524]/3600" office:value-type="float" office:value="8.75611111111111" calcext:value-type="float">
            <text:p>8.8</text:p>
          </table:table-cell>
          <table:table-cell office:value-type="float" office:value="31522" calcext:value-type="float">
            <text:p>31522</text:p>
          </table:table-cell>
          <table:table-cell office:value-type="float" office:value="3563" calcext:value-type="float">
            <text:p>3563</text:p>
          </table:table-cell>
          <table:table-cell table:formula="of:=[.C524]/1000" office:value-type="float" office:value="3.563" calcext:value-type="float">
            <text:p>3.563</text:p>
          </table:table-cell>
          <table:table-cell office:value-type="float" office:value="2642" calcext:value-type="float">
            <text:p>2642</text:p>
          </table:table-cell>
          <table:table-cell office:value-type="float" office:value="1483" calcext:value-type="float">
            <text:p>1483</text:p>
          </table:table-cell>
          <table:table-cell office:value-type="float" office:value="3.56715918" calcext:value-type="float">
            <text:p>3.56715918</text:p>
          </table:table-cell>
          <table:table-cell office:value-type="float" office:value="3.31067228" calcext:value-type="float">
            <text:p>3.31067228</text:p>
          </table:table-cell>
          <table:table-cell table:number-columns-repeated="5"/>
        </table:table-row>
        <table:table-row table:style-name="ro1">
          <table:table-cell table:formula="of:=[.B525]/3600" office:value-type="float" office:value="8.77277777777778" calcext:value-type="float">
            <text:p>8.8</text:p>
          </table:table-cell>
          <table:table-cell office:value-type="float" office:value="31582" calcext:value-type="float">
            <text:p>31582</text:p>
          </table:table-cell>
          <table:table-cell office:value-type="float" office:value="3563" calcext:value-type="float">
            <text:p>3563</text:p>
          </table:table-cell>
          <table:table-cell table:formula="of:=[.C525]/1000" office:value-type="float" office:value="3.563" calcext:value-type="float">
            <text:p>3.563</text:p>
          </table:table-cell>
          <table:table-cell office:value-type="float" office:value="2642" calcext:value-type="float">
            <text:p>2642</text:p>
          </table:table-cell>
          <table:table-cell office:value-type="float" office:value="1483" calcext:value-type="float">
            <text:p>1483</text:p>
          </table:table-cell>
          <table:table-cell office:value-type="float" office:value="3.56644034" calcext:value-type="float">
            <text:p>3.56644034</text:p>
          </table:table-cell>
          <table:table-cell office:value-type="float" office:value="3.31068611" calcext:value-type="float">
            <text:p>3.31068611</text:p>
          </table:table-cell>
          <table:table-cell table:number-columns-repeated="5"/>
        </table:table-row>
        <table:table-row table:style-name="ro1">
          <table:table-cell table:formula="of:=[.B526]/3600" office:value-type="float" office:value="8.78972222222222" calcext:value-type="float">
            <text:p>8.8</text:p>
          </table:table-cell>
          <table:table-cell office:value-type="float" office:value="31643" calcext:value-type="float">
            <text:p>31643</text:p>
          </table:table-cell>
          <table:table-cell office:value-type="float" office:value="3561" calcext:value-type="float">
            <text:p>3561</text:p>
          </table:table-cell>
          <table:table-cell table:formula="of:=[.C526]/1000" office:value-type="float" office:value="3.561" calcext:value-type="float">
            <text:p>3.561</text:p>
          </table:table-cell>
          <table:table-cell office:value-type="float" office:value="2641" calcext:value-type="float">
            <text:p>2641</text:p>
          </table:table-cell>
          <table:table-cell office:value-type="float" office:value="1483" calcext:value-type="float">
            <text:p>1483</text:p>
          </table:table-cell>
          <table:table-cell office:value-type="float" office:value="3.56580091" calcext:value-type="float">
            <text:p>3.56580091</text:p>
          </table:table-cell>
          <table:table-cell office:value-type="float" office:value="3.31071162" calcext:value-type="float">
            <text:p>3.31071162</text:p>
          </table:table-cell>
          <table:table-cell table:number-columns-repeated="5"/>
        </table:table-row>
        <table:table-row table:style-name="ro1">
          <table:table-cell table:formula="of:=[.B527]/3600" office:value-type="float" office:value="8.80638888888889" calcext:value-type="float">
            <text:p>8.8</text:p>
          </table:table-cell>
          <table:table-cell office:value-type="float" office:value="31703" calcext:value-type="float">
            <text:p>31703</text:p>
          </table:table-cell>
          <table:table-cell office:value-type="float" office:value="3561" calcext:value-type="float">
            <text:p>3561</text:p>
          </table:table-cell>
          <table:table-cell table:formula="of:=[.C527]/1000" office:value-type="float" office:value="3.561" calcext:value-type="float">
            <text:p>3.561</text:p>
          </table:table-cell>
          <table:table-cell office:value-type="float" office:value="2641" calcext:value-type="float">
            <text:p>2641</text:p>
          </table:table-cell>
          <table:table-cell office:value-type="float" office:value="1483" calcext:value-type="float">
            <text:p>1483</text:p>
          </table:table-cell>
          <table:table-cell office:value-type="float" office:value="3.5650754" calcext:value-type="float">
            <text:p>3.5650754</text:p>
          </table:table-cell>
          <table:table-cell office:value-type="float" office:value="3.31062722" calcext:value-type="float">
            <text:p>3.31062722</text:p>
          </table:table-cell>
          <table:table-cell table:number-columns-repeated="5"/>
        </table:table-row>
        <table:table-row table:style-name="ro1">
          <table:table-cell table:formula="of:=[.B528]/3600" office:value-type="float" office:value="8.82305555555556" calcext:value-type="float">
            <text:p>8.8</text:p>
          </table:table-cell>
          <table:table-cell office:value-type="float" office:value="31763" calcext:value-type="float">
            <text:p>31763</text:p>
          </table:table-cell>
          <table:table-cell office:value-type="float" office:value="3560" calcext:value-type="float">
            <text:p>3560</text:p>
          </table:table-cell>
          <table:table-cell table:formula="of:=[.C528]/1000" office:value-type="float" office:value="3.56" calcext:value-type="float">
            <text:p>3.56</text:p>
          </table:table-cell>
          <table:table-cell office:value-type="float" office:value="2640" calcext:value-type="float">
            <text:p>2640</text:p>
          </table:table-cell>
          <table:table-cell office:value-type="float" office:value="1483" calcext:value-type="float">
            <text:p>1483</text:p>
          </table:table-cell>
          <table:table-cell office:value-type="float" office:value="3.56444407" calcext:value-type="float">
            <text:p>3.56444407</text:p>
          </table:table-cell>
          <table:table-cell office:value-type="float" office:value="3.31070328" calcext:value-type="float">
            <text:p>3.31070328</text:p>
          </table:table-cell>
          <table:table-cell table:number-columns-repeated="5"/>
        </table:table-row>
        <table:table-row table:style-name="ro1">
          <table:table-cell table:formula="of:=[.B529]/3600" office:value-type="float" office:value="8.84" calcext:value-type="float">
            <text:p>8.8</text:p>
          </table:table-cell>
          <table:table-cell office:value-type="float" office:value="31824" calcext:value-type="float">
            <text:p>31824</text:p>
          </table:table-cell>
          <table:table-cell office:value-type="float" office:value="3560" calcext:value-type="float">
            <text:p>3560</text:p>
          </table:table-cell>
          <table:table-cell table:formula="of:=[.C529]/1000" office:value-type="float" office:value="3.56" calcext:value-type="float">
            <text:p>3.56</text:p>
          </table:table-cell>
          <table:table-cell office:value-type="float" office:value="2640" calcext:value-type="float">
            <text:p>2640</text:p>
          </table:table-cell>
          <table:table-cell office:value-type="float" office:value="1483" calcext:value-type="float">
            <text:p>1483</text:p>
          </table:table-cell>
          <table:table-cell office:value-type="float" office:value="3.56376863" calcext:value-type="float">
            <text:p>3.56376863</text:p>
          </table:table-cell>
          <table:table-cell office:value-type="float" office:value="3.31064773" calcext:value-type="float">
            <text:p>3.31064773</text:p>
          </table:table-cell>
          <table:table-cell table:number-columns-repeated="5"/>
        </table:table-row>
        <table:table-row table:style-name="ro1">
          <table:table-cell table:formula="of:=[.B530]/3600" office:value-type="float" office:value="8.85666666666667" calcext:value-type="float">
            <text:p>8.9</text:p>
          </table:table-cell>
          <table:table-cell office:value-type="float" office:value="31884" calcext:value-type="float">
            <text:p>31884</text:p>
          </table:table-cell>
          <table:table-cell office:value-type="float" office:value="3561" calcext:value-type="float">
            <text:p>3561</text:p>
          </table:table-cell>
          <table:table-cell table:formula="of:=[.C530]/1000" office:value-type="float" office:value="3.561" calcext:value-type="float">
            <text:p>3.561</text:p>
          </table:table-cell>
          <table:table-cell office:value-type="float" office:value="2639" calcext:value-type="float">
            <text:p>2639</text:p>
          </table:table-cell>
          <table:table-cell office:value-type="float" office:value="1482" calcext:value-type="float">
            <text:p>1482</text:p>
          </table:table-cell>
          <table:table-cell office:value-type="float" office:value="3.56302571" calcext:value-type="float">
            <text:p>3.56302571</text:p>
          </table:table-cell>
          <table:table-cell office:value-type="float" office:value="3.31071234" calcext:value-type="float">
            <text:p>3.31071234</text:p>
          </table:table-cell>
          <table:table-cell table:number-columns-repeated="5"/>
        </table:table-row>
        <table:table-row table:style-name="ro1">
          <table:table-cell table:formula="of:=[.B531]/3600" office:value-type="float" office:value="8.87333333333333" calcext:value-type="float">
            <text:p>8.9</text:p>
          </table:table-cell>
          <table:table-cell office:value-type="float" office:value="31944" calcext:value-type="float">
            <text:p>31944</text:p>
          </table:table-cell>
          <table:table-cell office:value-type="float" office:value="3561" calcext:value-type="float">
            <text:p>3561</text:p>
          </table:table-cell>
          <table:table-cell table:formula="of:=[.C531]/1000" office:value-type="float" office:value="3.561" calcext:value-type="float">
            <text:p>3.561</text:p>
          </table:table-cell>
          <table:table-cell office:value-type="float" office:value="2639" calcext:value-type="float">
            <text:p>2639</text:p>
          </table:table-cell>
          <table:table-cell office:value-type="float" office:value="1482" calcext:value-type="float">
            <text:p>1482</text:p>
          </table:table-cell>
          <table:table-cell office:value-type="float" office:value="3.56234336" calcext:value-type="float">
            <text:p>3.56234336</text:p>
          </table:table-cell>
          <table:table-cell office:value-type="float" office:value="3.31062436" calcext:value-type="float">
            <text:p>3.31062436</text:p>
          </table:table-cell>
          <table:table-cell table:number-columns-repeated="5"/>
        </table:table-row>
        <table:table-row table:style-name="ro1">
          <table:table-cell table:formula="of:=[.B532]/3600" office:value-type="float" office:value="8.89027777777778" calcext:value-type="float">
            <text:p>8.9</text:p>
          </table:table-cell>
          <table:table-cell office:value-type="float" office:value="32005" calcext:value-type="float">
            <text:p>32005</text:p>
          </table:table-cell>
          <table:table-cell office:value-type="float" office:value="3557" calcext:value-type="float">
            <text:p>3557</text:p>
          </table:table-cell>
          <table:table-cell table:formula="of:=[.C532]/1000" office:value-type="float" office:value="3.557" calcext:value-type="float">
            <text:p>3.557</text:p>
          </table:table-cell>
          <table:table-cell office:value-type="float" office:value="2638" calcext:value-type="float">
            <text:p>2638</text:p>
          </table:table-cell>
          <table:table-cell office:value-type="float" office:value="1483" calcext:value-type="float">
            <text:p>1483</text:p>
          </table:table-cell>
          <table:table-cell office:value-type="float" office:value="3.56156945" calcext:value-type="float">
            <text:p>3.56156945</text:p>
          </table:table-cell>
          <table:table-cell office:value-type="float" office:value="3.31037426" calcext:value-type="float">
            <text:p>3.31037426</text:p>
          </table:table-cell>
          <table:table-cell table:number-columns-repeated="5"/>
        </table:table-row>
        <table:table-row table:style-name="ro1">
          <table:table-cell table:formula="of:=[.B533]/3600" office:value-type="float" office:value="8.90694444444445" calcext:value-type="float">
            <text:p>8.9</text:p>
          </table:table-cell>
          <table:table-cell office:value-type="float" office:value="32065" calcext:value-type="float">
            <text:p>32065</text:p>
          </table:table-cell>
          <table:table-cell office:value-type="float" office:value="3559" calcext:value-type="float">
            <text:p>3559</text:p>
          </table:table-cell>
          <table:table-cell table:formula="of:=[.C533]/1000" office:value-type="float" office:value="3.559" calcext:value-type="float">
            <text:p>3.559</text:p>
          </table:table-cell>
          <table:table-cell office:value-type="float" office:value="2639" calcext:value-type="float">
            <text:p>2639</text:p>
          </table:table-cell>
          <table:table-cell office:value-type="float" office:value="1483" calcext:value-type="float">
            <text:p>1483</text:p>
          </table:table-cell>
          <table:table-cell office:value-type="float" office:value="3.5608995" calcext:value-type="float">
            <text:p>3.5608995</text:p>
          </table:table-cell>
          <table:table-cell office:value-type="float" office:value="3.31051159" calcext:value-type="float">
            <text:p>3.31051159</text:p>
          </table:table-cell>
          <table:table-cell table:number-columns-repeated="5"/>
        </table:table-row>
        <table:table-row table:style-name="ro1">
          <table:table-cell table:formula="of:=[.B534]/3600" office:value-type="float" office:value="8.92388888888889" calcext:value-type="float">
            <text:p>8.9</text:p>
          </table:table-cell>
          <table:table-cell office:value-type="float" office:value="32126" calcext:value-type="float">
            <text:p>32126</text:p>
          </table:table-cell>
          <table:table-cell office:value-type="float" office:value="3557" calcext:value-type="float">
            <text:p>3557</text:p>
          </table:table-cell>
          <table:table-cell table:formula="of:=[.C534]/1000" office:value-type="float" office:value="3.557" calcext:value-type="float">
            <text:p>3.557</text:p>
          </table:table-cell>
          <table:table-cell office:value-type="float" office:value="2638" calcext:value-type="float">
            <text:p>2638</text:p>
          </table:table-cell>
          <table:table-cell office:value-type="float" office:value="1483" calcext:value-type="float">
            <text:p>1483</text:p>
          </table:table-cell>
          <table:table-cell office:value-type="float" office:value="3.56023407" calcext:value-type="float">
            <text:p>3.56023407</text:p>
          </table:table-cell>
          <table:table-cell office:value-type="float" office:value="3.31053591" calcext:value-type="float">
            <text:p>3.31053591</text:p>
          </table:table-cell>
          <table:table-cell table:number-columns-repeated="5"/>
        </table:table-row>
        <table:table-row table:style-name="ro1">
          <table:table-cell table:formula="of:=[.B535]/3600" office:value-type="float" office:value="8.94055555555556" calcext:value-type="float">
            <text:p>8.9</text:p>
          </table:table-cell>
          <table:table-cell office:value-type="float" office:value="32186" calcext:value-type="float">
            <text:p>32186</text:p>
          </table:table-cell>
          <table:table-cell office:value-type="float" office:value="3560" calcext:value-type="float">
            <text:p>3560</text:p>
          </table:table-cell>
          <table:table-cell table:formula="of:=[.C535]/1000" office:value-type="float" office:value="3.56" calcext:value-type="float">
            <text:p>3.56</text:p>
          </table:table-cell>
          <table:table-cell office:value-type="float" office:value="2638" calcext:value-type="float">
            <text:p>2638</text:p>
          </table:table-cell>
          <table:table-cell office:value-type="float" office:value="1482" calcext:value-type="float">
            <text:p>1482</text:p>
          </table:table-cell>
          <table:table-cell office:value-type="float" office:value="3.55956769" calcext:value-type="float">
            <text:p>3.55956769</text:p>
          </table:table-cell>
          <table:table-cell office:value-type="float" office:value="3.31043911" calcext:value-type="float">
            <text:p>3.31043911</text:p>
          </table:table-cell>
          <table:table-cell table:number-columns-repeated="5"/>
        </table:table-row>
        <table:table-row table:style-name="ro1">
          <table:table-cell table:formula="of:=[.B536]/3600" office:value-type="float" office:value="8.95722222222222" calcext:value-type="float">
            <text:p>9.0</text:p>
          </table:table-cell>
          <table:table-cell office:value-type="float" office:value="32246" calcext:value-type="float">
            <text:p>32246</text:p>
          </table:table-cell>
          <table:table-cell office:value-type="float" office:value="3558" calcext:value-type="float">
            <text:p>3558</text:p>
          </table:table-cell>
          <table:table-cell table:formula="of:=[.C536]/1000" office:value-type="float" office:value="3.558" calcext:value-type="float">
            <text:p>3.558</text:p>
          </table:table-cell>
          <table:table-cell office:value-type="float" office:value="2637" calcext:value-type="float">
            <text:p>2637</text:p>
          </table:table-cell>
          <table:table-cell office:value-type="float" office:value="1482" calcext:value-type="float">
            <text:p>1482</text:p>
          </table:table-cell>
          <table:table-cell office:value-type="float" office:value="3.55889034" calcext:value-type="float">
            <text:p>3.55889034</text:p>
          </table:table-cell>
          <table:table-cell office:value-type="float" office:value="3.3104434" calcext:value-type="float">
            <text:p>3.3104434</text:p>
          </table:table-cell>
          <table:table-cell table:number-columns-repeated="5"/>
        </table:table-row>
        <table:table-row table:style-name="ro1">
          <table:table-cell table:formula="of:=[.B537]/3600" office:value-type="float" office:value="8.97416666666667" calcext:value-type="float">
            <text:p>9.0</text:p>
          </table:table-cell>
          <table:table-cell office:value-type="float" office:value="32307" calcext:value-type="float">
            <text:p>32307</text:p>
          </table:table-cell>
          <table:table-cell office:value-type="float" office:value="3556" calcext:value-type="float">
            <text:p>3556</text:p>
          </table:table-cell>
          <table:table-cell table:formula="of:=[.C537]/1000" office:value-type="float" office:value="3.556" calcext:value-type="float">
            <text:p>3.556</text:p>
          </table:table-cell>
          <table:table-cell office:value-type="float" office:value="2637" calcext:value-type="float">
            <text:p>2637</text:p>
          </table:table-cell>
          <table:table-cell office:value-type="float" office:value="1483" calcext:value-type="float">
            <text:p>1483</text:p>
          </table:table-cell>
          <table:table-cell office:value-type="float" office:value="3.55829191" calcext:value-type="float">
            <text:p>3.55829191</text:p>
          </table:table-cell>
          <table:table-cell office:value-type="float" office:value="3.31048608" calcext:value-type="float">
            <text:p>3.31048608</text:p>
          </table:table-cell>
          <table:table-cell table:number-columns-repeated="5"/>
        </table:table-row>
        <table:table-row table:style-name="ro1">
          <table:table-cell table:formula="of:=[.B538]/3600" office:value-type="float" office:value="8.99083333333333" calcext:value-type="float">
            <text:p>9.0</text:p>
          </table:table-cell>
          <table:table-cell office:value-type="float" office:value="32367" calcext:value-type="float">
            <text:p>32367</text:p>
          </table:table-cell>
          <table:table-cell office:value-type="float" office:value="3554" calcext:value-type="float">
            <text:p>3554</text:p>
          </table:table-cell>
          <table:table-cell table:formula="of:=[.C538]/1000" office:value-type="float" office:value="3.554" calcext:value-type="float">
            <text:p>3.554</text:p>
          </table:table-cell>
          <table:table-cell office:value-type="float" office:value="2636" calcext:value-type="float">
            <text:p>2636</text:p>
          </table:table-cell>
          <table:table-cell office:value-type="float" office:value="1483" calcext:value-type="float">
            <text:p>1483</text:p>
          </table:table-cell>
          <table:table-cell office:value-type="float" office:value="3.5575819" calcext:value-type="float">
            <text:p>3.5575819</text:p>
          </table:table-cell>
          <table:table-cell office:value-type="float" office:value="3.31039786" calcext:value-type="float">
            <text:p>3.31039786</text:p>
          </table:table-cell>
          <table:table-cell table:number-columns-repeated="5"/>
        </table:table-row>
        <table:table-row table:style-name="ro1">
          <table:table-cell table:formula="of:=[.B539]/3600" office:value-type="float" office:value="9.00777777777778" calcext:value-type="float">
            <text:p>9.0</text:p>
          </table:table-cell>
          <table:table-cell office:value-type="float" office:value="32428" calcext:value-type="float">
            <text:p>32428</text:p>
          </table:table-cell>
          <table:table-cell office:value-type="float" office:value="3554" calcext:value-type="float">
            <text:p>3554</text:p>
          </table:table-cell>
          <table:table-cell table:formula="of:=[.C539]/1000" office:value-type="float" office:value="3.554" calcext:value-type="float">
            <text:p>3.554</text:p>
          </table:table-cell>
          <table:table-cell office:value-type="float" office:value="2636" calcext:value-type="float">
            <text:p>2636</text:p>
          </table:table-cell>
          <table:table-cell office:value-type="float" office:value="1483" calcext:value-type="float">
            <text:p>1483</text:p>
          </table:table-cell>
          <table:table-cell office:value-type="float" office:value="3.55669594" calcext:value-type="float">
            <text:p>3.55669594</text:p>
          </table:table-cell>
          <table:table-cell office:value-type="float" office:value="3.31039858" calcext:value-type="float">
            <text:p>3.31039858</text:p>
          </table:table-cell>
          <table:table-cell table:number-columns-repeated="5"/>
        </table:table-row>
        <table:table-row table:style-name="ro1">
          <table:table-cell table:formula="of:=[.B540]/3600" office:value-type="float" office:value="9.02444444444445" calcext:value-type="float">
            <text:p>9.0</text:p>
          </table:table-cell>
          <table:table-cell office:value-type="float" office:value="32488" calcext:value-type="float">
            <text:p>32488</text:p>
          </table:table-cell>
          <table:table-cell office:value-type="float" office:value="3553" calcext:value-type="float">
            <text:p>3553</text:p>
          </table:table-cell>
          <table:table-cell table:formula="of:=[.C540]/1000" office:value-type="float" office:value="3.553" calcext:value-type="float">
            <text:p>3.553</text:p>
          </table:table-cell>
          <table:table-cell office:value-type="float" office:value="2635" calcext:value-type="float">
            <text:p>2635</text:p>
          </table:table-cell>
          <table:table-cell office:value-type="float" office:value="1483" calcext:value-type="float">
            <text:p>1483</text:p>
          </table:table-cell>
          <table:table-cell office:value-type="float" office:value="3.55607581" calcext:value-type="float">
            <text:p>3.55607581</text:p>
          </table:table-cell>
          <table:table-cell office:value-type="float" office:value="3.31045318" calcext:value-type="float">
            <text:p>3.31045318</text:p>
          </table:table-cell>
          <table:table-cell table:number-columns-repeated="5"/>
        </table:table-row>
        <table:table-row table:style-name="ro1">
          <table:table-cell table:formula="of:=[.B541]/3600" office:value-type="float" office:value="9.04111111111111" calcext:value-type="float">
            <text:p>9.0</text:p>
          </table:table-cell>
          <table:table-cell office:value-type="float" office:value="32548" calcext:value-type="float">
            <text:p>32548</text:p>
          </table:table-cell>
          <table:table-cell office:value-type="float" office:value="3556" calcext:value-type="float">
            <text:p>3556</text:p>
          </table:table-cell>
          <table:table-cell table:formula="of:=[.C541]/1000" office:value-type="float" office:value="3.556" calcext:value-type="float">
            <text:p>3.556</text:p>
          </table:table-cell>
          <table:table-cell office:value-type="float" office:value="2635" calcext:value-type="float">
            <text:p>2635</text:p>
          </table:table-cell>
          <table:table-cell office:value-type="float" office:value="1482" calcext:value-type="float">
            <text:p>1482</text:p>
          </table:table-cell>
          <table:table-cell office:value-type="float" office:value="3.55534625" calcext:value-type="float">
            <text:p>3.55534625</text:p>
          </table:table-cell>
          <table:table-cell office:value-type="float" office:value="3.31048584" calcext:value-type="float">
            <text:p>3.31048584</text:p>
          </table:table-cell>
          <table:table-cell table:number-columns-repeated="5"/>
        </table:table-row>
        <table:table-row table:style-name="ro1">
          <table:table-cell table:formula="of:=[.B542]/3600" office:value-type="float" office:value="9.05805555555556" calcext:value-type="float">
            <text:p>9.1</text:p>
          </table:table-cell>
          <table:table-cell office:value-type="float" office:value="32609" calcext:value-type="float">
            <text:p>32609</text:p>
          </table:table-cell>
          <table:table-cell office:value-type="float" office:value="3552" calcext:value-type="float">
            <text:p>3552</text:p>
          </table:table-cell>
          <table:table-cell table:formula="of:=[.C542]/1000" office:value-type="float" office:value="3.552" calcext:value-type="float">
            <text:p>3.552</text:p>
          </table:table-cell>
          <table:table-cell office:value-type="float" office:value="2634" calcext:value-type="float">
            <text:p>2634</text:p>
          </table:table-cell>
          <table:table-cell office:value-type="float" office:value="1483" calcext:value-type="float">
            <text:p>1483</text:p>
          </table:table-cell>
          <table:table-cell office:value-type="float" office:value="3.55463934" calcext:value-type="float">
            <text:p>3.55463934</text:p>
          </table:table-cell>
          <table:table-cell office:value-type="float" office:value="3.31035376" calcext:value-type="float">
            <text:p>3.31035376</text:p>
          </table:table-cell>
          <table:table-cell table:number-columns-repeated="5"/>
        </table:table-row>
        <table:table-row table:style-name="ro1">
          <table:table-cell table:formula="of:=[.B543]/3600" office:value-type="float" office:value="9.07472222222222" calcext:value-type="float">
            <text:p>9.1</text:p>
          </table:table-cell>
          <table:table-cell office:value-type="float" office:value="32669" calcext:value-type="float">
            <text:p>32669</text:p>
          </table:table-cell>
          <table:table-cell office:value-type="float" office:value="3550" calcext:value-type="float">
            <text:p>3550</text:p>
          </table:table-cell>
          <table:table-cell table:formula="of:=[.C543]/1000" office:value-type="float" office:value="3.55" calcext:value-type="float">
            <text:p>3.55</text:p>
          </table:table-cell>
          <table:table-cell office:value-type="float" office:value="2633" calcext:value-type="float">
            <text:p>2633</text:p>
          </table:table-cell>
          <table:table-cell office:value-type="float" office:value="1483" calcext:value-type="float">
            <text:p>1483</text:p>
          </table:table-cell>
          <table:table-cell office:value-type="float" office:value="3.55406547" calcext:value-type="float">
            <text:p>3.55406547</text:p>
          </table:table-cell>
          <table:table-cell office:value-type="float" office:value="3.31029153" calcext:value-type="float">
            <text:p>3.31029153</text:p>
          </table:table-cell>
          <table:table-cell table:number-columns-repeated="5"/>
        </table:table-row>
        <table:table-row table:style-name="ro1">
          <table:table-cell table:formula="of:=[.B544]/3600" office:value-type="float" office:value="9.09166666666667" calcext:value-type="float">
            <text:p>9.1</text:p>
          </table:table-cell>
          <table:table-cell office:value-type="float" office:value="32730" calcext:value-type="float">
            <text:p>32730</text:p>
          </table:table-cell>
          <table:table-cell office:value-type="float" office:value="3550" calcext:value-type="float">
            <text:p>3550</text:p>
          </table:table-cell>
          <table:table-cell table:formula="of:=[.C544]/1000" office:value-type="float" office:value="3.55" calcext:value-type="float">
            <text:p>3.55</text:p>
          </table:table-cell>
          <table:table-cell office:value-type="float" office:value="2633" calcext:value-type="float">
            <text:p>2633</text:p>
          </table:table-cell>
          <table:table-cell office:value-type="float" office:value="1483" calcext:value-type="float">
            <text:p>1483</text:p>
          </table:table-cell>
          <table:table-cell office:value-type="float" office:value="3.5533874" calcext:value-type="float">
            <text:p>3.5533874</text:p>
          </table:table-cell>
          <table:table-cell office:value-type="float" office:value="3.31025505" calcext:value-type="float">
            <text:p>3.31025505</text:p>
          </table:table-cell>
          <table:table-cell table:number-columns-repeated="5"/>
        </table:table-row>
        <table:table-row table:style-name="ro1">
          <table:table-cell table:formula="of:=[.B545]/3600" office:value-type="float" office:value="9.10833333333333" calcext:value-type="float">
            <text:p>9.1</text:p>
          </table:table-cell>
          <table:table-cell office:value-type="float" office:value="32790" calcext:value-type="float">
            <text:p>32790</text:p>
          </table:table-cell>
          <table:table-cell office:value-type="float" office:value="3550" calcext:value-type="float">
            <text:p>3550</text:p>
          </table:table-cell>
          <table:table-cell table:formula="of:=[.C545]/1000" office:value-type="float" office:value="3.55" calcext:value-type="float">
            <text:p>3.55</text:p>
          </table:table-cell>
          <table:table-cell office:value-type="float" office:value="2633" calcext:value-type="float">
            <text:p>2633</text:p>
          </table:table-cell>
          <table:table-cell office:value-type="float" office:value="1483" calcext:value-type="float">
            <text:p>1483</text:p>
          </table:table-cell>
          <table:table-cell office:value-type="float" office:value="3.5527029" calcext:value-type="float">
            <text:p>3.5527029</text:p>
          </table:table-cell>
          <table:table-cell office:value-type="float" office:value="3.31016517" calcext:value-type="float">
            <text:p>3.31016517</text:p>
          </table:table-cell>
          <table:table-cell table:number-columns-repeated="5"/>
        </table:table-row>
        <table:table-row table:style-name="ro1">
          <table:table-cell table:formula="of:=[.B546]/3600" office:value-type="float" office:value="9.125" calcext:value-type="float">
            <text:p>9.1</text:p>
          </table:table-cell>
          <table:table-cell office:value-type="float" office:value="32850" calcext:value-type="float">
            <text:p>32850</text:p>
          </table:table-cell>
          <table:table-cell office:value-type="float" office:value="3549" calcext:value-type="float">
            <text:p>3549</text:p>
          </table:table-cell>
          <table:table-cell table:formula="of:=[.C546]/1000" office:value-type="float" office:value="3.549" calcext:value-type="float">
            <text:p>3.549</text:p>
          </table:table-cell>
          <table:table-cell office:value-type="float" office:value="2632" calcext:value-type="float">
            <text:p>2632</text:p>
          </table:table-cell>
          <table:table-cell office:value-type="float" office:value="1483" calcext:value-type="float">
            <text:p>1483</text:p>
          </table:table-cell>
          <table:table-cell office:value-type="float" office:value="3.55201149" calcext:value-type="float">
            <text:p>3.55201149</text:p>
          </table:table-cell>
          <table:table-cell office:value-type="float" office:value="3.31013513" calcext:value-type="float">
            <text:p>3.31013513</text:p>
          </table:table-cell>
          <table:table-cell table:number-columns-repeated="5"/>
        </table:table-row>
        <table:table-row table:style-name="ro1">
          <table:table-cell table:formula="of:=[.B547]/3600" office:value-type="float" office:value="9.14194444444444" calcext:value-type="float">
            <text:p>9.1</text:p>
          </table:table-cell>
          <table:table-cell office:value-type="float" office:value="32911" calcext:value-type="float">
            <text:p>32911</text:p>
          </table:table-cell>
          <table:table-cell office:value-type="float" office:value="3549" calcext:value-type="float">
            <text:p>3549</text:p>
          </table:table-cell>
          <table:table-cell table:formula="of:=[.C547]/1000" office:value-type="float" office:value="3.549" calcext:value-type="float">
            <text:p>3.549</text:p>
          </table:table-cell>
          <table:table-cell office:value-type="float" office:value="2632" calcext:value-type="float">
            <text:p>2632</text:p>
          </table:table-cell>
          <table:table-cell office:value-type="float" office:value="1483" calcext:value-type="float">
            <text:p>1483</text:p>
          </table:table-cell>
          <table:table-cell office:value-type="float" office:value="3.5512867" calcext:value-type="float">
            <text:p>3.5512867</text:p>
          </table:table-cell>
          <table:table-cell office:value-type="float" office:value="3.31013012" calcext:value-type="float">
            <text:p>3.31013012</text:p>
          </table:table-cell>
          <table:table-cell table:number-columns-repeated="5"/>
        </table:table-row>
        <table:table-row table:style-name="ro1">
          <table:table-cell table:formula="of:=[.B548]/3600" office:value-type="float" office:value="9.15861111111111" calcext:value-type="float">
            <text:p>9.2</text:p>
          </table:table-cell>
          <table:table-cell office:value-type="float" office:value="32971" calcext:value-type="float">
            <text:p>32971</text:p>
          </table:table-cell>
          <table:table-cell office:value-type="float" office:value="3548" calcext:value-type="float">
            <text:p>3548</text:p>
          </table:table-cell>
          <table:table-cell table:formula="of:=[.C548]/1000" office:value-type="float" office:value="3.548" calcext:value-type="float">
            <text:p>3.548</text:p>
          </table:table-cell>
          <table:table-cell office:value-type="float" office:value="2631" calcext:value-type="float">
            <text:p>2631</text:p>
          </table:table-cell>
          <table:table-cell office:value-type="float" office:value="1483" calcext:value-type="float">
            <text:p>1483</text:p>
          </table:table-cell>
          <table:table-cell office:value-type="float" office:value="3.55056453" calcext:value-type="float">
            <text:p>3.55056453</text:p>
          </table:table-cell>
          <table:table-cell office:value-type="float" office:value="3.31012559" calcext:value-type="float">
            <text:p>3.31012559</text:p>
          </table:table-cell>
          <table:table-cell table:number-columns-repeated="5"/>
        </table:table-row>
        <table:table-row table:style-name="ro1">
          <table:table-cell table:formula="of:=[.B549]/3600" office:value-type="float" office:value="9.17527777777778" calcext:value-type="float">
            <text:p>9.2</text:p>
          </table:table-cell>
          <table:table-cell office:value-type="float" office:value="33031" calcext:value-type="float">
            <text:p>33031</text:p>
          </table:table-cell>
          <table:table-cell office:value-type="float" office:value="3548" calcext:value-type="float">
            <text:p>3548</text:p>
          </table:table-cell>
          <table:table-cell table:formula="of:=[.C549]/1000" office:value-type="float" office:value="3.548" calcext:value-type="float">
            <text:p>3.548</text:p>
          </table:table-cell>
          <table:table-cell office:value-type="float" office:value="2631" calcext:value-type="float">
            <text:p>2631</text:p>
          </table:table-cell>
          <table:table-cell office:value-type="float" office:value="1483" calcext:value-type="float">
            <text:p>1483</text:p>
          </table:table-cell>
          <table:table-cell office:value-type="float" office:value="3.54986858" calcext:value-type="float">
            <text:p>3.54986858</text:p>
          </table:table-cell>
          <table:table-cell office:value-type="float" office:value="3.31026816" calcext:value-type="float">
            <text:p>3.31026816</text:p>
          </table:table-cell>
          <table:table-cell table:number-columns-repeated="5"/>
        </table:table-row>
        <table:table-row table:style-name="ro1">
          <table:table-cell table:formula="of:=[.B550]/3600" office:value-type="float" office:value="9.19222222222222" calcext:value-type="float">
            <text:p>9.2</text:p>
          </table:table-cell>
          <table:table-cell office:value-type="float" office:value="33092" calcext:value-type="float">
            <text:p>33092</text:p>
          </table:table-cell>
          <table:table-cell office:value-type="float" office:value="3548" calcext:value-type="float">
            <text:p>3548</text:p>
          </table:table-cell>
          <table:table-cell table:formula="of:=[.C550]/1000" office:value-type="float" office:value="3.548" calcext:value-type="float">
            <text:p>3.548</text:p>
          </table:table-cell>
          <table:table-cell office:value-type="float" office:value="2631" calcext:value-type="float">
            <text:p>2631</text:p>
          </table:table-cell>
          <table:table-cell office:value-type="float" office:value="1483" calcext:value-type="float">
            <text:p>1483</text:p>
          </table:table-cell>
          <table:table-cell office:value-type="float" office:value="3.54920578" calcext:value-type="float">
            <text:p>3.54920578</text:p>
          </table:table-cell>
          <table:table-cell office:value-type="float" office:value="3.31022787" calcext:value-type="float">
            <text:p>3.31022787</text:p>
          </table:table-cell>
          <table:table-cell table:number-columns-repeated="5"/>
        </table:table-row>
        <table:table-row table:style-name="ro1">
          <table:table-cell table:formula="of:=[.B551]/3600" office:value-type="float" office:value="9.20888888888889" calcext:value-type="float">
            <text:p>9.2</text:p>
          </table:table-cell>
          <table:table-cell office:value-type="float" office:value="33152" calcext:value-type="float">
            <text:p>33152</text:p>
          </table:table-cell>
          <table:table-cell office:value-type="float" office:value="3546" calcext:value-type="float">
            <text:p>3546</text:p>
          </table:table-cell>
          <table:table-cell table:formula="of:=[.C551]/1000" office:value-type="float" office:value="3.546" calcext:value-type="float">
            <text:p>3.546</text:p>
          </table:table-cell>
          <table:table-cell office:value-type="float" office:value="2630" calcext:value-type="float">
            <text:p>2630</text:p>
          </table:table-cell>
          <table:table-cell office:value-type="float" office:value="1483" calcext:value-type="float">
            <text:p>1483</text:p>
          </table:table-cell>
          <table:table-cell office:value-type="float" office:value="3.54848123" calcext:value-type="float">
            <text:p>3.54848123</text:p>
          </table:table-cell>
          <table:table-cell office:value-type="float" office:value="3.31026411" calcext:value-type="float">
            <text:p>3.31026411</text:p>
          </table:table-cell>
          <table:table-cell table:number-columns-repeated="5"/>
        </table:table-row>
        <table:table-row table:style-name="ro1">
          <table:table-cell table:formula="of:=[.B552]/3600" office:value-type="float" office:value="9.22583333333333" calcext:value-type="float">
            <text:p>9.2</text:p>
          </table:table-cell>
          <table:table-cell office:value-type="float" office:value="33213" calcext:value-type="float">
            <text:p>33213</text:p>
          </table:table-cell>
          <table:table-cell office:value-type="float" office:value="3545" calcext:value-type="float">
            <text:p>3545</text:p>
          </table:table-cell>
          <table:table-cell table:formula="of:=[.C552]/1000" office:value-type="float" office:value="3.545" calcext:value-type="float">
            <text:p>3.545</text:p>
          </table:table-cell>
          <table:table-cell office:value-type="float" office:value="2629" calcext:value-type="float">
            <text:p>2629</text:p>
          </table:table-cell>
          <table:table-cell office:value-type="float" office:value="1483" calcext:value-type="float">
            <text:p>1483</text:p>
          </table:table-cell>
          <table:table-cell office:value-type="float" office:value="3.54778361" calcext:value-type="float">
            <text:p>3.54778361</text:p>
          </table:table-cell>
          <table:table-cell office:value-type="float" office:value="3.31003618" calcext:value-type="float">
            <text:p>3.31003618</text:p>
          </table:table-cell>
          <table:table-cell table:number-columns-repeated="5"/>
        </table:table-row>
        <table:table-row table:style-name="ro1">
          <table:table-cell table:formula="of:=[.B553]/3600" office:value-type="float" office:value="9.2425" calcext:value-type="float">
            <text:p>9.2</text:p>
          </table:table-cell>
          <table:table-cell office:value-type="float" office:value="33273" calcext:value-type="float">
            <text:p>33273</text:p>
          </table:table-cell>
          <table:table-cell office:value-type="float" office:value="3545" calcext:value-type="float">
            <text:p>3545</text:p>
          </table:table-cell>
          <table:table-cell table:formula="of:=[.C553]/1000" office:value-type="float" office:value="3.545" calcext:value-type="float">
            <text:p>3.545</text:p>
          </table:table-cell>
          <table:table-cell office:value-type="float" office:value="2629" calcext:value-type="float">
            <text:p>2629</text:p>
          </table:table-cell>
          <table:table-cell office:value-type="float" office:value="1483" calcext:value-type="float">
            <text:p>1483</text:p>
          </table:table-cell>
          <table:table-cell office:value-type="float" office:value="3.54694891" calcext:value-type="float">
            <text:p>3.54694891</text:p>
          </table:table-cell>
          <table:table-cell office:value-type="float" office:value="3.31003499" calcext:value-type="float">
            <text:p>3.31003499</text:p>
          </table:table-cell>
          <table:table-cell table:number-columns-repeated="5"/>
        </table:table-row>
        <table:table-row table:style-name="ro1">
          <table:table-cell table:formula="of:=[.B554]/3600" office:value-type="float" office:value="9.25916666666667" calcext:value-type="float">
            <text:p>9.3</text:p>
          </table:table-cell>
          <table:table-cell office:value-type="float" office:value="33333" calcext:value-type="float">
            <text:p>33333</text:p>
          </table:table-cell>
          <table:table-cell office:value-type="float" office:value="3544" calcext:value-type="float">
            <text:p>3544</text:p>
          </table:table-cell>
          <table:table-cell table:formula="of:=[.C554]/1000" office:value-type="float" office:value="3.544" calcext:value-type="float">
            <text:p>3.544</text:p>
          </table:table-cell>
          <table:table-cell office:value-type="float" office:value="2628" calcext:value-type="float">
            <text:p>2628</text:p>
          </table:table-cell>
          <table:table-cell office:value-type="float" office:value="1483" calcext:value-type="float">
            <text:p>1483</text:p>
          </table:table-cell>
          <table:table-cell office:value-type="float" office:value="3.54635" calcext:value-type="float">
            <text:p>3.54635</text:p>
          </table:table-cell>
          <table:table-cell office:value-type="float" office:value="3.30996609" calcext:value-type="float">
            <text:p>3.30996609</text:p>
          </table:table-cell>
          <table:table-cell table:number-columns-repeated="5"/>
        </table:table-row>
        <table:table-row table:style-name="ro1">
          <table:table-cell table:formula="of:=[.B555]/3600" office:value-type="float" office:value="9.27611111111111" calcext:value-type="float">
            <text:p>9.3</text:p>
          </table:table-cell>
          <table:table-cell office:value-type="float" office:value="33394" calcext:value-type="float">
            <text:p>33394</text:p>
          </table:table-cell>
          <table:table-cell office:value-type="float" office:value="3544" calcext:value-type="float">
            <text:p>3544</text:p>
          </table:table-cell>
          <table:table-cell table:formula="of:=[.C555]/1000" office:value-type="float" office:value="3.544" calcext:value-type="float">
            <text:p>3.544</text:p>
          </table:table-cell>
          <table:table-cell office:value-type="float" office:value="2628" calcext:value-type="float">
            <text:p>2628</text:p>
          </table:table-cell>
          <table:table-cell office:value-type="float" office:value="1483" calcext:value-type="float">
            <text:p>1483</text:p>
          </table:table-cell>
          <table:table-cell office:value-type="float" office:value="3.54562092" calcext:value-type="float">
            <text:p>3.54562092</text:p>
          </table:table-cell>
          <table:table-cell office:value-type="float" office:value="3.30989528" calcext:value-type="float">
            <text:p>3.30989528</text:p>
          </table:table-cell>
          <table:table-cell table:number-columns-repeated="5"/>
        </table:table-row>
        <table:table-row table:style-name="ro1">
          <table:table-cell table:formula="of:=[.B556]/3600" office:value-type="float" office:value="9.29277777777778" calcext:value-type="float">
            <text:p>9.3</text:p>
          </table:table-cell>
          <table:table-cell office:value-type="float" office:value="33454" calcext:value-type="float">
            <text:p>33454</text:p>
          </table:table-cell>
          <table:table-cell office:value-type="float" office:value="3542" calcext:value-type="float">
            <text:p>3542</text:p>
          </table:table-cell>
          <table:table-cell table:formula="of:=[.C556]/1000" office:value-type="float" office:value="3.542" calcext:value-type="float">
            <text:p>3.542</text:p>
          </table:table-cell>
          <table:table-cell office:value-type="float" office:value="2627" calcext:value-type="float">
            <text:p>2627</text:p>
          </table:table-cell>
          <table:table-cell office:value-type="float" office:value="1483" calcext:value-type="float">
            <text:p>1483</text:p>
          </table:table-cell>
          <table:table-cell office:value-type="float" office:value="3.54488325" calcext:value-type="float">
            <text:p>3.54488325</text:p>
          </table:table-cell>
          <table:table-cell office:value-type="float" office:value="3.30966783" calcext:value-type="float">
            <text:p>3.30966783</text:p>
          </table:table-cell>
          <table:table-cell table:number-columns-repeated="5"/>
        </table:table-row>
        <table:table-row table:style-name="ro1">
          <table:table-cell table:formula="of:=[.B557]/3600" office:value-type="float" office:value="9.30944444444445" calcext:value-type="float">
            <text:p>9.3</text:p>
          </table:table-cell>
          <table:table-cell office:value-type="float" office:value="33514" calcext:value-type="float">
            <text:p>33514</text:p>
          </table:table-cell>
          <table:table-cell office:value-type="float" office:value="3542" calcext:value-type="float">
            <text:p>3542</text:p>
          </table:table-cell>
          <table:table-cell table:formula="of:=[.C557]/1000" office:value-type="float" office:value="3.542" calcext:value-type="float">
            <text:p>3.542</text:p>
          </table:table-cell>
          <table:table-cell office:value-type="float" office:value="2627" calcext:value-type="float">
            <text:p>2627</text:p>
          </table:table-cell>
          <table:table-cell office:value-type="float" office:value="1483" calcext:value-type="float">
            <text:p>1483</text:p>
          </table:table-cell>
          <table:table-cell office:value-type="float" office:value="3.54419565" calcext:value-type="float">
            <text:p>3.54419565</text:p>
          </table:table-cell>
          <table:table-cell office:value-type="float" office:value="3.3097086" calcext:value-type="float">
            <text:p>3.3097086</text:p>
          </table:table-cell>
          <table:table-cell table:number-columns-repeated="5"/>
        </table:table-row>
        <table:table-row table:style-name="ro1">
          <table:table-cell table:formula="of:=[.B558]/3600" office:value-type="float" office:value="9.32638888888889" calcext:value-type="float">
            <text:p>9.3</text:p>
          </table:table-cell>
          <table:table-cell office:value-type="float" office:value="33575" calcext:value-type="float">
            <text:p>33575</text:p>
          </table:table-cell>
          <table:table-cell office:value-type="float" office:value="3541" calcext:value-type="float">
            <text:p>3541</text:p>
          </table:table-cell>
          <table:table-cell table:formula="of:=[.C558]/1000" office:value-type="float" office:value="3.541" calcext:value-type="float">
            <text:p>3.541</text:p>
          </table:table-cell>
          <table:table-cell office:value-type="float" office:value="2626" calcext:value-type="float">
            <text:p>2626</text:p>
          </table:table-cell>
          <table:table-cell office:value-type="float" office:value="1483" calcext:value-type="float">
            <text:p>1483</text:p>
          </table:table-cell>
          <table:table-cell office:value-type="float" office:value="3.54357076" calcext:value-type="float">
            <text:p>3.54357076</text:p>
          </table:table-cell>
          <table:table-cell office:value-type="float" office:value="3.30958962" calcext:value-type="float">
            <text:p>3.30958962</text:p>
          </table:table-cell>
          <table:table-cell table:number-columns-repeated="5"/>
        </table:table-row>
        <table:table-row table:style-name="ro1">
          <table:table-cell table:formula="of:=[.B559]/3600" office:value-type="float" office:value="9.34305555555556" calcext:value-type="float">
            <text:p>9.3</text:p>
          </table:table-cell>
          <table:table-cell office:value-type="float" office:value="33635" calcext:value-type="float">
            <text:p>33635</text:p>
          </table:table-cell>
          <table:table-cell office:value-type="float" office:value="3541" calcext:value-type="float">
            <text:p>3541</text:p>
          </table:table-cell>
          <table:table-cell table:formula="of:=[.C559]/1000" office:value-type="float" office:value="3.541" calcext:value-type="float">
            <text:p>3.541</text:p>
          </table:table-cell>
          <table:table-cell office:value-type="float" office:value="2626" calcext:value-type="float">
            <text:p>2626</text:p>
          </table:table-cell>
          <table:table-cell office:value-type="float" office:value="1483" calcext:value-type="float">
            <text:p>1483</text:p>
          </table:table-cell>
          <table:table-cell office:value-type="float" office:value="3.54284668" calcext:value-type="float">
            <text:p>3.54284668</text:p>
          </table:table-cell>
          <table:table-cell office:value-type="float" office:value="3.30942011" calcext:value-type="float">
            <text:p>3.30942011</text:p>
          </table:table-cell>
          <table:table-cell table:number-columns-repeated="5"/>
        </table:table-row>
        <table:table-row table:style-name="ro1">
          <table:table-cell table:formula="of:=[.B560]/3600" office:value-type="float" office:value="9.36" calcext:value-type="float">
            <text:p>9.4</text:p>
          </table:table-cell>
          <table:table-cell office:value-type="float" office:value="33696" calcext:value-type="float">
            <text:p>33696</text:p>
          </table:table-cell>
          <table:table-cell office:value-type="float" office:value="3541" calcext:value-type="float">
            <text:p>3541</text:p>
          </table:table-cell>
          <table:table-cell table:formula="of:=[.C560]/1000" office:value-type="float" office:value="3.541" calcext:value-type="float">
            <text:p>3.541</text:p>
          </table:table-cell>
          <table:table-cell office:value-type="float" office:value="2626" calcext:value-type="float">
            <text:p>2626</text:p>
          </table:table-cell>
          <table:table-cell office:value-type="float" office:value="1483" calcext:value-type="float">
            <text:p>1483</text:p>
          </table:table-cell>
          <table:table-cell office:value-type="float" office:value="3.54220223" calcext:value-type="float">
            <text:p>3.54220223</text:p>
          </table:table-cell>
          <table:table-cell office:value-type="float" office:value="3.30931568" calcext:value-type="float">
            <text:p>3.30931568</text:p>
          </table:table-cell>
          <table:table-cell table:number-columns-repeated="5"/>
        </table:table-row>
        <table:table-row table:style-name="ro1">
          <table:table-cell table:formula="of:=[.B561]/3600" office:value-type="float" office:value="9.37666666666667" calcext:value-type="float">
            <text:p>9.4</text:p>
          </table:table-cell>
          <table:table-cell office:value-type="float" office:value="33756" calcext:value-type="float">
            <text:p>33756</text:p>
          </table:table-cell>
          <table:table-cell office:value-type="float" office:value="3540" calcext:value-type="float">
            <text:p>3540</text:p>
          </table:table-cell>
          <table:table-cell table:formula="of:=[.C561]/1000" office:value-type="float" office:value="3.54" calcext:value-type="float">
            <text:p>3.54</text:p>
          </table:table-cell>
          <table:table-cell office:value-type="float" office:value="2625" calcext:value-type="float">
            <text:p>2625</text:p>
          </table:table-cell>
          <table:table-cell office:value-type="float" office:value="1483" calcext:value-type="float">
            <text:p>1483</text:p>
          </table:table-cell>
          <table:table-cell office:value-type="float" office:value="3.54140806" calcext:value-type="float">
            <text:p>3.54140806</text:p>
          </table:table-cell>
          <table:table-cell office:value-type="float" office:value="3.30915284" calcext:value-type="float">
            <text:p>3.30915284</text:p>
          </table:table-cell>
          <table:table-cell table:number-columns-repeated="5"/>
        </table:table-row>
        <table:table-row table:style-name="ro1">
          <table:table-cell table:formula="of:=[.B562]/3600" office:value-type="float" office:value="9.39333333333333" calcext:value-type="float">
            <text:p>9.4</text:p>
          </table:table-cell>
          <table:table-cell office:value-type="float" office:value="33816" calcext:value-type="float">
            <text:p>33816</text:p>
          </table:table-cell>
          <table:table-cell office:value-type="float" office:value="3540" calcext:value-type="float">
            <text:p>3540</text:p>
          </table:table-cell>
          <table:table-cell table:formula="of:=[.C562]/1000" office:value-type="float" office:value="3.54" calcext:value-type="float">
            <text:p>3.54</text:p>
          </table:table-cell>
          <table:table-cell office:value-type="float" office:value="2625" calcext:value-type="float">
            <text:p>2625</text:p>
          </table:table-cell>
          <table:table-cell office:value-type="float" office:value="1483" calcext:value-type="float">
            <text:p>1483</text:p>
          </table:table-cell>
          <table:table-cell office:value-type="float" office:value="3.54081154" calcext:value-type="float">
            <text:p>3.54081154</text:p>
          </table:table-cell>
          <table:table-cell office:value-type="float" office:value="3.30895805" calcext:value-type="float">
            <text:p>3.30895805</text:p>
          </table:table-cell>
          <table:table-cell table:number-columns-repeated="5"/>
        </table:table-row>
        <table:table-row table:style-name="ro1">
          <table:table-cell table:formula="of:=[.B563]/3600" office:value-type="float" office:value="9.41027777777778" calcext:value-type="float">
            <text:p>9.4</text:p>
          </table:table-cell>
          <table:table-cell office:value-type="float" office:value="33877" calcext:value-type="float">
            <text:p>33877</text:p>
          </table:table-cell>
          <table:table-cell office:value-type="float" office:value="3538" calcext:value-type="float">
            <text:p>3538</text:p>
          </table:table-cell>
          <table:table-cell table:formula="of:=[.C563]/1000" office:value-type="float" office:value="3.538" calcext:value-type="float">
            <text:p>3.538</text:p>
          </table:table-cell>
          <table:table-cell office:value-type="float" office:value="2624" calcext:value-type="float">
            <text:p>2624</text:p>
          </table:table-cell>
          <table:table-cell office:value-type="float" office:value="1483" calcext:value-type="float">
            <text:p>1483</text:p>
          </table:table-cell>
          <table:table-cell office:value-type="float" office:value="3.5401895" calcext:value-type="float">
            <text:p>3.5401895</text:p>
          </table:table-cell>
          <table:table-cell office:value-type="float" office:value="3.30863309" calcext:value-type="float">
            <text:p>3.30863309</text:p>
          </table:table-cell>
          <table:table-cell table:number-columns-repeated="5"/>
        </table:table-row>
        <table:table-row table:style-name="ro1">
          <table:table-cell table:formula="of:=[.B564]/3600" office:value-type="float" office:value="9.42694444444444" calcext:value-type="float">
            <text:p>9.4</text:p>
          </table:table-cell>
          <table:table-cell office:value-type="float" office:value="33937" calcext:value-type="float">
            <text:p>33937</text:p>
          </table:table-cell>
          <table:table-cell office:value-type="float" office:value="3537" calcext:value-type="float">
            <text:p>3537</text:p>
          </table:table-cell>
          <table:table-cell table:formula="of:=[.C564]/1000" office:value-type="float" office:value="3.537" calcext:value-type="float">
            <text:p>3.537</text:p>
          </table:table-cell>
          <table:table-cell office:value-type="float" office:value="2623" calcext:value-type="float">
            <text:p>2623</text:p>
          </table:table-cell>
          <table:table-cell office:value-type="float" office:value="1483" calcext:value-type="float">
            <text:p>1483</text:p>
          </table:table-cell>
          <table:table-cell office:value-type="float" office:value="3.53946972" calcext:value-type="float">
            <text:p>3.53946972</text:p>
          </table:table-cell>
          <table:table-cell office:value-type="float" office:value="3.30836701" calcext:value-type="float">
            <text:p>3.30836701</text:p>
          </table:table-cell>
          <table:table-cell table:number-columns-repeated="5"/>
        </table:table-row>
        <table:table-row table:style-name="ro1">
          <table:table-cell table:formula="of:=[.B565]/3600" office:value-type="float" office:value="9.44361111111111" calcext:value-type="float">
            <text:p>9.4</text:p>
          </table:table-cell>
          <table:table-cell office:value-type="float" office:value="33997" calcext:value-type="float">
            <text:p>33997</text:p>
          </table:table-cell>
          <table:table-cell office:value-type="float" office:value="3538" calcext:value-type="float">
            <text:p>3538</text:p>
          </table:table-cell>
          <table:table-cell table:formula="of:=[.C565]/1000" office:value-type="float" office:value="3.538" calcext:value-type="float">
            <text:p>3.538</text:p>
          </table:table-cell>
          <table:table-cell office:value-type="float" office:value="2622" calcext:value-type="float">
            <text:p>2622</text:p>
          </table:table-cell>
          <table:table-cell office:value-type="float" office:value="1482" calcext:value-type="float">
            <text:p>1482</text:p>
          </table:table-cell>
          <table:table-cell office:value-type="float" office:value="3.53894067" calcext:value-type="float">
            <text:p>3.53894067</text:p>
          </table:table-cell>
          <table:table-cell office:value-type="float" office:value="3.3083601" calcext:value-type="float">
            <text:p>3.3083601</text:p>
          </table:table-cell>
          <table:table-cell table:number-columns-repeated="5"/>
        </table:table-row>
        <table:table-row table:style-name="ro1">
          <table:table-cell table:formula="of:=[.B566]/3600" office:value-type="float" office:value="9.46055555555556" calcext:value-type="float">
            <text:p>9.5</text:p>
          </table:table-cell>
          <table:table-cell office:value-type="float" office:value="34058" calcext:value-type="float">
            <text:p>34058</text:p>
          </table:table-cell>
          <table:table-cell office:value-type="float" office:value="3536" calcext:value-type="float">
            <text:p>3536</text:p>
          </table:table-cell>
          <table:table-cell table:formula="of:=[.C566]/1000" office:value-type="float" office:value="3.536" calcext:value-type="float">
            <text:p>3.536</text:p>
          </table:table-cell>
          <table:table-cell office:value-type="float" office:value="2622" calcext:value-type="float">
            <text:p>2622</text:p>
          </table:table-cell>
          <table:table-cell office:value-type="float" office:value="1483" calcext:value-type="float">
            <text:p>1483</text:p>
          </table:table-cell>
          <table:table-cell office:value-type="float" office:value="3.5382812" calcext:value-type="float">
            <text:p>3.5382812</text:p>
          </table:table-cell>
          <table:table-cell office:value-type="float" office:value="3.30810523" calcext:value-type="float">
            <text:p>3.30810523</text:p>
          </table:table-cell>
          <table:table-cell table:number-columns-repeated="5"/>
        </table:table-row>
        <table:table-row table:style-name="ro1">
          <table:table-cell table:formula="of:=[.B567]/3600" office:value-type="float" office:value="9.47722222222222" calcext:value-type="float">
            <text:p>9.5</text:p>
          </table:table-cell>
          <table:table-cell office:value-type="float" office:value="34118" calcext:value-type="float">
            <text:p>34118</text:p>
          </table:table-cell>
          <table:table-cell office:value-type="float" office:value="3536" calcext:value-type="float">
            <text:p>3536</text:p>
          </table:table-cell>
          <table:table-cell table:formula="of:=[.C567]/1000" office:value-type="float" office:value="3.536" calcext:value-type="float">
            <text:p>3.536</text:p>
          </table:table-cell>
          <table:table-cell office:value-type="float" office:value="2622" calcext:value-type="float">
            <text:p>2622</text:p>
          </table:table-cell>
          <table:table-cell office:value-type="float" office:value="1483" calcext:value-type="float">
            <text:p>1483</text:p>
          </table:table-cell>
          <table:table-cell office:value-type="float" office:value="3.53754139" calcext:value-type="float">
            <text:p>3.53754139</text:p>
          </table:table-cell>
          <table:table-cell office:value-type="float" office:value="3.30797386" calcext:value-type="float">
            <text:p>3.30797386</text:p>
          </table:table-cell>
          <table:table-cell table:number-columns-repeated="5"/>
        </table:table-row>
        <table:table-row table:style-name="ro1">
          <table:table-cell table:formula="of:=[.B568]/3600" office:value-type="float" office:value="9.49416666666667" calcext:value-type="float">
            <text:p>9.5</text:p>
          </table:table-cell>
          <table:table-cell office:value-type="float" office:value="34179" calcext:value-type="float">
            <text:p>34179</text:p>
          </table:table-cell>
          <table:table-cell office:value-type="float" office:value="3534" calcext:value-type="float">
            <text:p>3534</text:p>
          </table:table-cell>
          <table:table-cell table:formula="of:=[.C568]/1000" office:value-type="float" office:value="3.534" calcext:value-type="float">
            <text:p>3.534</text:p>
          </table:table-cell>
          <table:table-cell office:value-type="float" office:value="2621" calcext:value-type="float">
            <text:p>2621</text:p>
          </table:table-cell>
          <table:table-cell office:value-type="float" office:value="1483" calcext:value-type="float">
            <text:p>1483</text:p>
          </table:table-cell>
          <table:table-cell office:value-type="float" office:value="3.53692341" calcext:value-type="float">
            <text:p>3.53692341</text:p>
          </table:table-cell>
          <table:table-cell office:value-type="float" office:value="3.30784154" calcext:value-type="float">
            <text:p>3.30784154</text:p>
          </table:table-cell>
          <table:table-cell table:number-columns-repeated="5"/>
        </table:table-row>
        <table:table-row table:style-name="ro1">
          <table:table-cell table:formula="of:=[.B569]/3600" office:value-type="float" office:value="9.51083333333333" calcext:value-type="float">
            <text:p>9.5</text:p>
          </table:table-cell>
          <table:table-cell office:value-type="float" office:value="34239" calcext:value-type="float">
            <text:p>34239</text:p>
          </table:table-cell>
          <table:table-cell office:value-type="float" office:value="3534" calcext:value-type="float">
            <text:p>3534</text:p>
          </table:table-cell>
          <table:table-cell table:formula="of:=[.C569]/1000" office:value-type="float" office:value="3.534" calcext:value-type="float">
            <text:p>3.534</text:p>
          </table:table-cell>
          <table:table-cell office:value-type="float" office:value="2621" calcext:value-type="float">
            <text:p>2621</text:p>
          </table:table-cell>
          <table:table-cell office:value-type="float" office:value="1483" calcext:value-type="float">
            <text:p>1483</text:p>
          </table:table-cell>
          <table:table-cell office:value-type="float" office:value="3.53630853" calcext:value-type="float">
            <text:p>3.53630853</text:p>
          </table:table-cell>
          <table:table-cell office:value-type="float" office:value="3.30774951" calcext:value-type="float">
            <text:p>3.30774951</text:p>
          </table:table-cell>
          <table:table-cell table:number-columns-repeated="5"/>
        </table:table-row>
        <table:table-row table:style-name="ro1">
          <table:table-cell table:formula="of:=[.B570]/3600" office:value-type="float" office:value="9.5275" calcext:value-type="float">
            <text:p>9.5</text:p>
          </table:table-cell>
          <table:table-cell office:value-type="float" office:value="34299" calcext:value-type="float">
            <text:p>34299</text:p>
          </table:table-cell>
          <table:table-cell office:value-type="float" office:value="3533" calcext:value-type="float">
            <text:p>3533</text:p>
          </table:table-cell>
          <table:table-cell table:formula="of:=[.C570]/1000" office:value-type="float" office:value="3.533" calcext:value-type="float">
            <text:p>3.533</text:p>
          </table:table-cell>
          <table:table-cell office:value-type="float" office:value="2620" calcext:value-type="float">
            <text:p>2620</text:p>
          </table:table-cell>
          <table:table-cell office:value-type="float" office:value="1483" calcext:value-type="float">
            <text:p>1483</text:p>
          </table:table-cell>
          <table:table-cell office:value-type="float" office:value="3.53575635" calcext:value-type="float">
            <text:p>3.53575635</text:p>
          </table:table-cell>
          <table:table-cell office:value-type="float" office:value="3.30764914" calcext:value-type="float">
            <text:p>3.30764914</text:p>
          </table:table-cell>
          <table:table-cell table:number-columns-repeated="5"/>
        </table:table-row>
        <table:table-row table:style-name="ro1">
          <table:table-cell table:formula="of:=[.B571]/3600" office:value-type="float" office:value="9.54444444444444" calcext:value-type="float">
            <text:p>9.5</text:p>
          </table:table-cell>
          <table:table-cell office:value-type="float" office:value="34360" calcext:value-type="float">
            <text:p>34360</text:p>
          </table:table-cell>
          <table:table-cell office:value-type="float" office:value="3533" calcext:value-type="float">
            <text:p>3533</text:p>
          </table:table-cell>
          <table:table-cell table:formula="of:=[.C571]/1000" office:value-type="float" office:value="3.533" calcext:value-type="float">
            <text:p>3.533</text:p>
          </table:table-cell>
          <table:table-cell office:value-type="float" office:value="2620" calcext:value-type="float">
            <text:p>2620</text:p>
          </table:table-cell>
          <table:table-cell office:value-type="float" office:value="1483" calcext:value-type="float">
            <text:p>1483</text:p>
          </table:table-cell>
          <table:table-cell office:value-type="float" office:value="3.53504586" calcext:value-type="float">
            <text:p>3.53504586</text:p>
          </table:table-cell>
          <table:table-cell office:value-type="float" office:value="3.30749798" calcext:value-type="float">
            <text:p>3.30749798</text:p>
          </table:table-cell>
          <table:table-cell table:number-columns-repeated="5"/>
        </table:table-row>
        <table:table-row table:style-name="ro1">
          <table:table-cell table:formula="of:=[.B572]/3600" office:value-type="float" office:value="9.56111111111111" calcext:value-type="float">
            <text:p>9.6</text:p>
          </table:table-cell>
          <table:table-cell office:value-type="float" office:value="34420" calcext:value-type="float">
            <text:p>34420</text:p>
          </table:table-cell>
          <table:table-cell office:value-type="float" office:value="3532" calcext:value-type="float">
            <text:p>3532</text:p>
          </table:table-cell>
          <table:table-cell table:formula="of:=[.C572]/1000" office:value-type="float" office:value="3.532" calcext:value-type="float">
            <text:p>3.532</text:p>
          </table:table-cell>
          <table:table-cell office:value-type="float" office:value="2619" calcext:value-type="float">
            <text:p>2619</text:p>
          </table:table-cell>
          <table:table-cell office:value-type="float" office:value="1483" calcext:value-type="float">
            <text:p>1483</text:p>
          </table:table-cell>
          <table:table-cell office:value-type="float" office:value="3.53444886" calcext:value-type="float">
            <text:p>3.53444886</text:p>
          </table:table-cell>
          <table:table-cell office:value-type="float" office:value="3.30732465" calcext:value-type="float">
            <text:p>3.30732465</text:p>
          </table:table-cell>
          <table:table-cell table:number-columns-repeated="5"/>
        </table:table-row>
        <table:table-row table:style-name="ro1">
          <table:table-cell table:formula="of:=[.B573]/3600" office:value-type="float" office:value="9.57805555555556" calcext:value-type="float">
            <text:p>9.6</text:p>
          </table:table-cell>
          <table:table-cell office:value-type="float" office:value="34481" calcext:value-type="float">
            <text:p>34481</text:p>
          </table:table-cell>
          <table:table-cell office:value-type="float" office:value="3532" calcext:value-type="float">
            <text:p>3532</text:p>
          </table:table-cell>
          <table:table-cell table:formula="of:=[.C573]/1000" office:value-type="float" office:value="3.532" calcext:value-type="float">
            <text:p>3.532</text:p>
          </table:table-cell>
          <table:table-cell office:value-type="float" office:value="2619" calcext:value-type="float">
            <text:p>2619</text:p>
          </table:table-cell>
          <table:table-cell office:value-type="float" office:value="1483" calcext:value-type="float">
            <text:p>1483</text:p>
          </table:table-cell>
          <table:table-cell office:value-type="float" office:value="3.53379703" calcext:value-type="float">
            <text:p>3.53379703</text:p>
          </table:table-cell>
          <table:table-cell office:value-type="float" office:value="3.30714297" calcext:value-type="float">
            <text:p>3.30714297</text:p>
          </table:table-cell>
          <table:table-cell table:number-columns-repeated="5"/>
        </table:table-row>
        <table:table-row table:style-name="ro1">
          <table:table-cell table:formula="of:=[.B574]/3600" office:value-type="float" office:value="9.59472222222222" calcext:value-type="float">
            <text:p>9.6</text:p>
          </table:table-cell>
          <table:table-cell office:value-type="float" office:value="34541" calcext:value-type="float">
            <text:p>34541</text:p>
          </table:table-cell>
          <table:table-cell office:value-type="float" office:value="3532" calcext:value-type="float">
            <text:p>3532</text:p>
          </table:table-cell>
          <table:table-cell table:formula="of:=[.C574]/1000" office:value-type="float" office:value="3.532" calcext:value-type="float">
            <text:p>3.532</text:p>
          </table:table-cell>
          <table:table-cell office:value-type="float" office:value="2619" calcext:value-type="float">
            <text:p>2619</text:p>
          </table:table-cell>
          <table:table-cell office:value-type="float" office:value="1483" calcext:value-type="float">
            <text:p>1483</text:p>
          </table:table-cell>
          <table:table-cell office:value-type="float" office:value="3.53318429" calcext:value-type="float">
            <text:p>3.53318429</text:p>
          </table:table-cell>
          <table:table-cell office:value-type="float" office:value="3.30699897" calcext:value-type="float">
            <text:p>3.30699897</text:p>
          </table:table-cell>
          <table:table-cell table:number-columns-repeated="5"/>
        </table:table-row>
        <table:table-row table:style-name="ro1">
          <table:table-cell table:formula="of:=[.B575]/3600" office:value-type="float" office:value="9.61138888888889" calcext:value-type="float">
            <text:p>9.6</text:p>
          </table:table-cell>
          <table:table-cell office:value-type="float" office:value="34601" calcext:value-type="float">
            <text:p>34601</text:p>
          </table:table-cell>
          <table:table-cell office:value-type="float" office:value="3530" calcext:value-type="float">
            <text:p>3530</text:p>
          </table:table-cell>
          <table:table-cell table:formula="of:=[.C575]/1000" office:value-type="float" office:value="3.53" calcext:value-type="float">
            <text:p>3.53</text:p>
          </table:table-cell>
          <table:table-cell office:value-type="float" office:value="2618" calcext:value-type="float">
            <text:p>2618</text:p>
          </table:table-cell>
          <table:table-cell office:value-type="float" office:value="1483" calcext:value-type="float">
            <text:p>1483</text:p>
          </table:table-cell>
          <table:table-cell office:value-type="float" office:value="3.53256154" calcext:value-type="float">
            <text:p>3.53256154</text:p>
          </table:table-cell>
          <table:table-cell office:value-type="float" office:value="3.30687189" calcext:value-type="float">
            <text:p>3.30687189</text:p>
          </table:table-cell>
          <table:table-cell table:number-columns-repeated="5"/>
        </table:table-row>
        <table:table-row table:style-name="ro1">
          <table:table-cell table:formula="of:=[.B576]/3600" office:value-type="float" office:value="9.62833333333333" calcext:value-type="float">
            <text:p>9.6</text:p>
          </table:table-cell>
          <table:table-cell office:value-type="float" office:value="34662" calcext:value-type="float">
            <text:p>34662</text:p>
          </table:table-cell>
          <table:table-cell office:value-type="float" office:value="3530" calcext:value-type="float">
            <text:p>3530</text:p>
          </table:table-cell>
          <table:table-cell table:formula="of:=[.C576]/1000" office:value-type="float" office:value="3.53" calcext:value-type="float">
            <text:p>3.53</text:p>
          </table:table-cell>
          <table:table-cell office:value-type="float" office:value="2618" calcext:value-type="float">
            <text:p>2618</text:p>
          </table:table-cell>
          <table:table-cell office:value-type="float" office:value="1483" calcext:value-type="float">
            <text:p>1483</text:p>
          </table:table-cell>
          <table:table-cell office:value-type="float" office:value="3.5318327" calcext:value-type="float">
            <text:p>3.5318327</text:p>
          </table:table-cell>
          <table:table-cell office:value-type="float" office:value="3.30678368" calcext:value-type="float">
            <text:p>3.30678368</text:p>
          </table:table-cell>
          <table:table-cell table:number-columns-repeated="5"/>
        </table:table-row>
        <table:table-row table:style-name="ro1">
          <table:table-cell table:formula="of:=[.B577]/3600" office:value-type="float" office:value="9.645" calcext:value-type="float">
            <text:p>9.6</text:p>
          </table:table-cell>
          <table:table-cell office:value-type="float" office:value="34722" calcext:value-type="float">
            <text:p>34722</text:p>
          </table:table-cell>
          <table:table-cell office:value-type="float" office:value="3530" calcext:value-type="float">
            <text:p>3530</text:p>
          </table:table-cell>
          <table:table-cell table:formula="of:=[.C577]/1000" office:value-type="float" office:value="3.53" calcext:value-type="float">
            <text:p>3.53</text:p>
          </table:table-cell>
          <table:table-cell office:value-type="float" office:value="2618" calcext:value-type="float">
            <text:p>2618</text:p>
          </table:table-cell>
          <table:table-cell office:value-type="float" office:value="1483" calcext:value-type="float">
            <text:p>1483</text:p>
          </table:table-cell>
          <table:table-cell office:value-type="float" office:value="3.53121924" calcext:value-type="float">
            <text:p>3.53121924</text:p>
          </table:table-cell>
          <table:table-cell office:value-type="float" office:value="3.30655432" calcext:value-type="float">
            <text:p>3.30655432</text:p>
          </table:table-cell>
          <table:table-cell table:number-columns-repeated="5"/>
        </table:table-row>
        <table:table-row table:style-name="ro1">
          <table:table-cell table:formula="of:=[.B578]/3600" office:value-type="float" office:value="9.66194444444444" calcext:value-type="float">
            <text:p>9.7</text:p>
          </table:table-cell>
          <table:table-cell office:value-type="float" office:value="34783" calcext:value-type="float">
            <text:p>34783</text:p>
          </table:table-cell>
          <table:table-cell office:value-type="float" office:value="3529" calcext:value-type="float">
            <text:p>3529</text:p>
          </table:table-cell>
          <table:table-cell table:formula="of:=[.C578]/1000" office:value-type="float" office:value="3.529" calcext:value-type="float">
            <text:p>3.529</text:p>
          </table:table-cell>
          <table:table-cell office:value-type="float" office:value="2617" calcext:value-type="float">
            <text:p>2617</text:p>
          </table:table-cell>
          <table:table-cell office:value-type="float" office:value="1483" calcext:value-type="float">
            <text:p>1483</text:p>
          </table:table-cell>
          <table:table-cell office:value-type="float" office:value="3.5306778" calcext:value-type="float">
            <text:p>3.5306778</text:p>
          </table:table-cell>
          <table:table-cell office:value-type="float" office:value="3.30652952" calcext:value-type="float">
            <text:p>3.30652952</text:p>
          </table:table-cell>
          <table:table-cell table:number-columns-repeated="5"/>
        </table:table-row>
        <table:table-row table:style-name="ro1">
          <table:table-cell table:formula="of:=[.B579]/3600" office:value-type="float" office:value="9.67861111111111" calcext:value-type="float">
            <text:p>9.7</text:p>
          </table:table-cell>
          <table:table-cell office:value-type="float" office:value="34843" calcext:value-type="float">
            <text:p>34843</text:p>
          </table:table-cell>
          <table:table-cell office:value-type="float" office:value="3527" calcext:value-type="float">
            <text:p>3527</text:p>
          </table:table-cell>
          <table:table-cell table:formula="of:=[.C579]/1000" office:value-type="float" office:value="3.527" calcext:value-type="float">
            <text:p>3.527</text:p>
          </table:table-cell>
          <table:table-cell office:value-type="float" office:value="2616" calcext:value-type="float">
            <text:p>2616</text:p>
          </table:table-cell>
          <table:table-cell office:value-type="float" office:value="1483" calcext:value-type="float">
            <text:p>1483</text:p>
          </table:table-cell>
          <table:table-cell office:value-type="float" office:value="3.53005815" calcext:value-type="float">
            <text:p>3.53005815</text:p>
          </table:table-cell>
          <table:table-cell office:value-type="float" office:value="3.30630851" calcext:value-type="float">
            <text:p>3.30630851</text:p>
          </table:table-cell>
          <table:table-cell table:number-columns-repeated="5"/>
        </table:table-row>
        <table:table-row table:style-name="ro1">
          <table:table-cell table:formula="of:=[.B580]/3600" office:value-type="float" office:value="9.69527777777778" calcext:value-type="float">
            <text:p>9.7</text:p>
          </table:table-cell>
          <table:table-cell office:value-type="float" office:value="34903" calcext:value-type="float">
            <text:p>34903</text:p>
          </table:table-cell>
          <table:table-cell office:value-type="float" office:value="3526" calcext:value-type="float">
            <text:p>3526</text:p>
          </table:table-cell>
          <table:table-cell table:formula="of:=[.C580]/1000" office:value-type="float" office:value="3.526" calcext:value-type="float">
            <text:p>3.526</text:p>
          </table:table-cell>
          <table:table-cell office:value-type="float" office:value="2615" calcext:value-type="float">
            <text:p>2615</text:p>
          </table:table-cell>
          <table:table-cell office:value-type="float" office:value="1483" calcext:value-type="float">
            <text:p>1483</text:p>
          </table:table-cell>
          <table:table-cell office:value-type="float" office:value="3.52949262" calcext:value-type="float">
            <text:p>3.52949262</text:p>
          </table:table-cell>
          <table:table-cell office:value-type="float" office:value="3.30620408" calcext:value-type="float">
            <text:p>3.30620408</text:p>
          </table:table-cell>
          <table:table-cell table:number-columns-repeated="5"/>
        </table:table-row>
        <table:table-row table:style-name="ro1">
          <table:table-cell table:formula="of:=[.B581]/3600" office:value-type="float" office:value="9.71222222222222" calcext:value-type="float">
            <text:p>9.7</text:p>
          </table:table-cell>
          <table:table-cell office:value-type="float" office:value="34964" calcext:value-type="float">
            <text:p>34964</text:p>
          </table:table-cell>
          <table:table-cell office:value-type="float" office:value="3526" calcext:value-type="float">
            <text:p>3526</text:p>
          </table:table-cell>
          <table:table-cell table:formula="of:=[.C581]/1000" office:value-type="float" office:value="3.526" calcext:value-type="float">
            <text:p>3.526</text:p>
          </table:table-cell>
          <table:table-cell office:value-type="float" office:value="2615" calcext:value-type="float">
            <text:p>2615</text:p>
          </table:table-cell>
          <table:table-cell office:value-type="float" office:value="1483" calcext:value-type="float">
            <text:p>1483</text:p>
          </table:table-cell>
          <table:table-cell office:value-type="float" office:value="3.52880812" calcext:value-type="float">
            <text:p>3.52880812</text:p>
          </table:table-cell>
          <table:table-cell office:value-type="float" office:value="3.30606532" calcext:value-type="float">
            <text:p>3.30606532</text:p>
          </table:table-cell>
          <table:table-cell table:number-columns-repeated="5"/>
        </table:table-row>
        <table:table-row table:style-name="ro1">
          <table:table-cell table:formula="of:=[.B582]/3600" office:value-type="float" office:value="9.72888888888889" calcext:value-type="float">
            <text:p>9.7</text:p>
          </table:table-cell>
          <table:table-cell office:value-type="float" office:value="35024" calcext:value-type="float">
            <text:p>35024</text:p>
          </table:table-cell>
          <table:table-cell office:value-type="float" office:value="3526" calcext:value-type="float">
            <text:p>3526</text:p>
          </table:table-cell>
          <table:table-cell table:formula="of:=[.C582]/1000" office:value-type="float" office:value="3.526" calcext:value-type="float">
            <text:p>3.526</text:p>
          </table:table-cell>
          <table:table-cell office:value-type="float" office:value="2615" calcext:value-type="float">
            <text:p>2615</text:p>
          </table:table-cell>
          <table:table-cell office:value-type="float" office:value="1483" calcext:value-type="float">
            <text:p>1483</text:p>
          </table:table-cell>
          <table:table-cell office:value-type="float" office:value="3.52820349" calcext:value-type="float">
            <text:p>3.52820349</text:p>
          </table:table-cell>
          <table:table-cell office:value-type="float" office:value="3.30592704" calcext:value-type="float">
            <text:p>3.30592704</text:p>
          </table:table-cell>
          <table:table-cell table:number-columns-repeated="5"/>
        </table:table-row>
        <table:table-row table:style-name="ro1">
          <table:table-cell table:formula="of:=[.B583]/3600" office:value-type="float" office:value="9.74583333333333" calcext:value-type="float">
            <text:p>9.7</text:p>
          </table:table-cell>
          <table:table-cell office:value-type="float" office:value="35085" calcext:value-type="float">
            <text:p>35085</text:p>
          </table:table-cell>
          <table:table-cell office:value-type="float" office:value="3525" calcext:value-type="float">
            <text:p>3525</text:p>
          </table:table-cell>
          <table:table-cell table:formula="of:=[.C583]/1000" office:value-type="float" office:value="3.525" calcext:value-type="float">
            <text:p>3.525</text:p>
          </table:table-cell>
          <table:table-cell office:value-type="float" office:value="2614" calcext:value-type="float">
            <text:p>2614</text:p>
          </table:table-cell>
          <table:table-cell office:value-type="float" office:value="1483" calcext:value-type="float">
            <text:p>1483</text:p>
          </table:table-cell>
          <table:table-cell office:value-type="float" office:value="3.52756" calcext:value-type="float">
            <text:p>3.52756</text:p>
          </table:table-cell>
          <table:table-cell office:value-type="float" office:value="3.30577278" calcext:value-type="float">
            <text:p>3.30577278</text:p>
          </table:table-cell>
          <table:table-cell table:number-columns-repeated="5"/>
        </table:table-row>
        <table:table-row table:style-name="ro1">
          <table:table-cell table:formula="of:=[.B584]/3600" office:value-type="float" office:value="9.7625" calcext:value-type="float">
            <text:p>9.8</text:p>
          </table:table-cell>
          <table:table-cell office:value-type="float" office:value="35145" calcext:value-type="float">
            <text:p>35145</text:p>
          </table:table-cell>
          <table:table-cell office:value-type="float" office:value="3525" calcext:value-type="float">
            <text:p>3525</text:p>
          </table:table-cell>
          <table:table-cell table:formula="of:=[.C584]/1000" office:value-type="float" office:value="3.525" calcext:value-type="float">
            <text:p>3.525</text:p>
          </table:table-cell>
          <table:table-cell office:value-type="float" office:value="2614" calcext:value-type="float">
            <text:p>2614</text:p>
          </table:table-cell>
          <table:table-cell office:value-type="float" office:value="1483" calcext:value-type="float">
            <text:p>1483</text:p>
          </table:table-cell>
          <table:table-cell office:value-type="float" office:value="3.52689695" calcext:value-type="float">
            <text:p>3.52689695</text:p>
          </table:table-cell>
          <table:table-cell office:value-type="float" office:value="3.30587292" calcext:value-type="float">
            <text:p>3.30587292</text:p>
          </table:table-cell>
          <table:table-cell table:number-columns-repeated="5"/>
        </table:table-row>
        <table:table-row table:style-name="ro1">
          <table:table-cell table:formula="of:=[.B585]/3600" office:value-type="float" office:value="9.77916666666667" calcext:value-type="float">
            <text:p>9.8</text:p>
          </table:table-cell>
          <table:table-cell office:value-type="float" office:value="35205" calcext:value-type="float">
            <text:p>35205</text:p>
          </table:table-cell>
          <table:table-cell office:value-type="float" office:value="3523" calcext:value-type="float">
            <text:p>3523</text:p>
          </table:table-cell>
          <table:table-cell table:formula="of:=[.C585]/1000" office:value-type="float" office:value="3.523" calcext:value-type="float">
            <text:p>3.523</text:p>
          </table:table-cell>
          <table:table-cell office:value-type="float" office:value="2613" calcext:value-type="float">
            <text:p>2613</text:p>
          </table:table-cell>
          <table:table-cell office:value-type="float" office:value="1483" calcext:value-type="float">
            <text:p>1483</text:p>
          </table:table-cell>
          <table:table-cell office:value-type="float" office:value="3.52627993" calcext:value-type="float">
            <text:p>3.52627993</text:p>
          </table:table-cell>
          <table:table-cell office:value-type="float" office:value="3.30574131" calcext:value-type="float">
            <text:p>3.30574131</text:p>
          </table:table-cell>
          <table:table-cell table:number-columns-repeated="5"/>
        </table:table-row>
        <table:table-row table:style-name="ro1">
          <table:table-cell table:formula="of:=[.B586]/3600" office:value-type="float" office:value="9.79611111111111" calcext:value-type="float">
            <text:p>9.8</text:p>
          </table:table-cell>
          <table:table-cell office:value-type="float" office:value="35266" calcext:value-type="float">
            <text:p>35266</text:p>
          </table:table-cell>
          <table:table-cell office:value-type="float" office:value="3523" calcext:value-type="float">
            <text:p>3523</text:p>
          </table:table-cell>
          <table:table-cell table:formula="of:=[.C586]/1000" office:value-type="float" office:value="3.523" calcext:value-type="float">
            <text:p>3.523</text:p>
          </table:table-cell>
          <table:table-cell office:value-type="float" office:value="2613" calcext:value-type="float">
            <text:p>2613</text:p>
          </table:table-cell>
          <table:table-cell office:value-type="float" office:value="1483" calcext:value-type="float">
            <text:p>1483</text:p>
          </table:table-cell>
          <table:table-cell office:value-type="float" office:value="3.52560878" calcext:value-type="float">
            <text:p>3.52560878</text:p>
          </table:table-cell>
          <table:table-cell office:value-type="float" office:value="3.3045969" calcext:value-type="float">
            <text:p>3.3045969</text:p>
          </table:table-cell>
          <table:table-cell table:number-columns-repeated="5"/>
        </table:table-row>
        <table:table-row table:style-name="ro1">
          <table:table-cell table:formula="of:=[.B587]/3600" office:value-type="float" office:value="9.81277777777778" calcext:value-type="float">
            <text:p>9.8</text:p>
          </table:table-cell>
          <table:table-cell office:value-type="float" office:value="35326" calcext:value-type="float">
            <text:p>35326</text:p>
          </table:table-cell>
          <table:table-cell office:value-type="float" office:value="3522" calcext:value-type="float">
            <text:p>3522</text:p>
          </table:table-cell>
          <table:table-cell table:formula="of:=[.C587]/1000" office:value-type="float" office:value="3.522" calcext:value-type="float">
            <text:p>3.522</text:p>
          </table:table-cell>
          <table:table-cell office:value-type="float" office:value="2612" calcext:value-type="float">
            <text:p>2612</text:p>
          </table:table-cell>
          <table:table-cell office:value-type="float" office:value="1483" calcext:value-type="float">
            <text:p>1483</text:p>
          </table:table-cell>
          <table:table-cell office:value-type="float" office:value="3.52299094" calcext:value-type="float">
            <text:p>3.52299094</text:p>
          </table:table-cell>
          <table:table-cell office:value-type="float" office:value="3.30558062" calcext:value-type="float">
            <text:p>3.30558062</text:p>
          </table:table-cell>
          <table:table-cell table:number-columns-repeated="5"/>
        </table:table-row>
        <table:table-row table:style-name="ro1">
          <table:table-cell table:formula="of:=[.B588]/3600" office:value-type="float" office:value="9.82944444444444" calcext:value-type="float">
            <text:p>9.8</text:p>
          </table:table-cell>
          <table:table-cell office:value-type="float" office:value="35386" calcext:value-type="float">
            <text:p>35386</text:p>
          </table:table-cell>
          <table:table-cell office:value-type="float" office:value="3522" calcext:value-type="float">
            <text:p>3522</text:p>
          </table:table-cell>
          <table:table-cell table:formula="of:=[.C588]/1000" office:value-type="float" office:value="3.522" calcext:value-type="float">
            <text:p>3.522</text:p>
          </table:table-cell>
          <table:table-cell office:value-type="float" office:value="2612" calcext:value-type="float">
            <text:p>2612</text:p>
          </table:table-cell>
          <table:table-cell office:value-type="float" office:value="1483" calcext:value-type="float">
            <text:p>1483</text:p>
          </table:table-cell>
          <table:table-cell office:value-type="float" office:value="3.52417731" calcext:value-type="float">
            <text:p>3.52417731</text:p>
          </table:table-cell>
          <table:table-cell office:value-type="float" office:value="3.30556822" calcext:value-type="float">
            <text:p>3.30556822</text:p>
          </table:table-cell>
          <table:table-cell table:number-columns-repeated="5"/>
        </table:table-row>
        <table:table-row table:style-name="ro1">
          <table:table-cell table:formula="of:=[.B589]/3600" office:value-type="float" office:value="9.84638888888889" calcext:value-type="float">
            <text:p>9.8</text:p>
          </table:table-cell>
          <table:table-cell office:value-type="float" office:value="35447" calcext:value-type="float">
            <text:p>35447</text:p>
          </table:table-cell>
          <table:table-cell office:value-type="float" office:value="3521" calcext:value-type="float">
            <text:p>3521</text:p>
          </table:table-cell>
          <table:table-cell table:formula="of:=[.C589]/1000" office:value-type="float" office:value="3.521" calcext:value-type="float">
            <text:p>3.521</text:p>
          </table:table-cell>
          <table:table-cell office:value-type="float" office:value="2611" calcext:value-type="float">
            <text:p>2611</text:p>
          </table:table-cell>
          <table:table-cell office:value-type="float" office:value="1483" calcext:value-type="float">
            <text:p>1483</text:p>
          </table:table-cell>
          <table:table-cell office:value-type="float" office:value="3.52345991" calcext:value-type="float">
            <text:p>3.52345991</text:p>
          </table:table-cell>
          <table:table-cell office:value-type="float" office:value="3.30541897" calcext:value-type="float">
            <text:p>3.30541897</text:p>
          </table:table-cell>
          <table:table-cell table:number-columns-repeated="5"/>
        </table:table-row>
        <table:table-row table:style-name="ro1">
          <table:table-cell table:formula="of:=[.B590]/3600" office:value-type="float" office:value="9.86305555555556" calcext:value-type="float">
            <text:p>9.9</text:p>
          </table:table-cell>
          <table:table-cell office:value-type="float" office:value="35507" calcext:value-type="float">
            <text:p>35507</text:p>
          </table:table-cell>
          <table:table-cell office:value-type="float" office:value="3521" calcext:value-type="float">
            <text:p>3521</text:p>
          </table:table-cell>
          <table:table-cell table:formula="of:=[.C590]/1000" office:value-type="float" office:value="3.521" calcext:value-type="float">
            <text:p>3.521</text:p>
          </table:table-cell>
          <table:table-cell office:value-type="float" office:value="2611" calcext:value-type="float">
            <text:p>2611</text:p>
          </table:table-cell>
          <table:table-cell office:value-type="float" office:value="1483" calcext:value-type="float">
            <text:p>1483</text:p>
          </table:table-cell>
          <table:table-cell office:value-type="float" office:value="3.52281785" calcext:value-type="float">
            <text:p>3.52281785</text:p>
          </table:table-cell>
          <table:table-cell office:value-type="float" office:value="3.30529332" calcext:value-type="float">
            <text:p>3.30529332</text:p>
          </table:table-cell>
          <table:table-cell table:number-columns-repeated="5"/>
        </table:table-row>
        <table:table-row table:style-name="ro1">
          <table:table-cell table:formula="of:=[.B591]/3600" office:value-type="float" office:value="9.88" calcext:value-type="float">
            <text:p>9.9</text:p>
          </table:table-cell>
          <table:table-cell office:value-type="float" office:value="35568" calcext:value-type="float">
            <text:p>35568</text:p>
          </table:table-cell>
          <table:table-cell office:value-type="float" office:value="3519" calcext:value-type="float">
            <text:p>3519</text:p>
          </table:table-cell>
          <table:table-cell table:formula="of:=[.C591]/1000" office:value-type="float" office:value="3.519" calcext:value-type="float">
            <text:p>3.519</text:p>
          </table:table-cell>
          <table:table-cell office:value-type="float" office:value="2610" calcext:value-type="float">
            <text:p>2610</text:p>
          </table:table-cell>
          <table:table-cell office:value-type="float" office:value="1483" calcext:value-type="float">
            <text:p>1483</text:p>
          </table:table-cell>
          <table:table-cell office:value-type="float" office:value="3.5221138" calcext:value-type="float">
            <text:p>3.5221138</text:p>
          </table:table-cell>
          <table:table-cell office:value-type="float" office:value="3.30514956" calcext:value-type="float">
            <text:p>3.30514956</text:p>
          </table:table-cell>
          <table:table-cell table:number-columns-repeated="5"/>
        </table:table-row>
        <table:table-row table:style-name="ro1">
          <table:table-cell table:formula="of:=[.B592]/3600" office:value-type="float" office:value="9.89666666666667" calcext:value-type="float">
            <text:p>9.9</text:p>
          </table:table-cell>
          <table:table-cell office:value-type="float" office:value="35628" calcext:value-type="float">
            <text:p>35628</text:p>
          </table:table-cell>
          <table:table-cell office:value-type="float" office:value="3519" calcext:value-type="float">
            <text:p>3519</text:p>
          </table:table-cell>
          <table:table-cell table:formula="of:=[.C592]/1000" office:value-type="float" office:value="3.519" calcext:value-type="float">
            <text:p>3.519</text:p>
          </table:table-cell>
          <table:table-cell office:value-type="float" office:value="2610" calcext:value-type="float">
            <text:p>2610</text:p>
          </table:table-cell>
          <table:table-cell office:value-type="float" office:value="1483" calcext:value-type="float">
            <text:p>1483</text:p>
          </table:table-cell>
          <table:table-cell office:value-type="float" office:value="3.52138543" calcext:value-type="float">
            <text:p>3.52138543</text:p>
          </table:table-cell>
          <table:table-cell office:value-type="float" office:value="3.30498147" calcext:value-type="float">
            <text:p>3.30498147</text:p>
          </table:table-cell>
          <table:table-cell table:number-columns-repeated="5"/>
        </table:table-row>
        <table:table-row table:style-name="ro1">
          <table:table-cell table:formula="of:=[.B593]/3600" office:value-type="float" office:value="9.91333333333333" calcext:value-type="float">
            <text:p>9.9</text:p>
          </table:table-cell>
          <table:table-cell office:value-type="float" office:value="35688" calcext:value-type="float">
            <text:p>35688</text:p>
          </table:table-cell>
          <table:table-cell office:value-type="float" office:value="3518" calcext:value-type="float">
            <text:p>3518</text:p>
          </table:table-cell>
          <table:table-cell table:formula="of:=[.C593]/1000" office:value-type="float" office:value="3.518" calcext:value-type="float">
            <text:p>3.518</text:p>
          </table:table-cell>
          <table:table-cell office:value-type="float" office:value="2609" calcext:value-type="float">
            <text:p>2609</text:p>
          </table:table-cell>
          <table:table-cell office:value-type="float" office:value="1483" calcext:value-type="float">
            <text:p>1483</text:p>
          </table:table-cell>
          <table:table-cell office:value-type="float" office:value="3.52072501" calcext:value-type="float">
            <text:p>3.52072501</text:p>
          </table:table-cell>
          <table:table-cell office:value-type="float" office:value="3.30481052" calcext:value-type="float">
            <text:p>3.30481052</text:p>
          </table:table-cell>
          <table:table-cell table:number-columns-repeated="5"/>
        </table:table-row>
        <table:table-row table:style-name="ro1">
          <table:table-cell table:formula="of:=[.B594]/3600" office:value-type="float" office:value="9.93027777777778" calcext:value-type="float">
            <text:p>9.9</text:p>
          </table:table-cell>
          <table:table-cell office:value-type="float" office:value="35749" calcext:value-type="float">
            <text:p>35749</text:p>
          </table:table-cell>
          <table:table-cell office:value-type="float" office:value="3518" calcext:value-type="float">
            <text:p>3518</text:p>
          </table:table-cell>
          <table:table-cell table:formula="of:=[.C594]/1000" office:value-type="float" office:value="3.518" calcext:value-type="float">
            <text:p>3.518</text:p>
          </table:table-cell>
          <table:table-cell office:value-type="float" office:value="2609" calcext:value-type="float">
            <text:p>2609</text:p>
          </table:table-cell>
          <table:table-cell office:value-type="float" office:value="1483" calcext:value-type="float">
            <text:p>1483</text:p>
          </table:table-cell>
          <table:table-cell office:value-type="float" office:value="3.52000523" calcext:value-type="float">
            <text:p>3.52000523</text:p>
          </table:table-cell>
          <table:table-cell office:value-type="float" office:value="3.30459476" calcext:value-type="float">
            <text:p>3.30459476</text:p>
          </table:table-cell>
          <table:table-cell table:number-columns-repeated="5"/>
        </table:table-row>
        <table:table-row table:style-name="ro1">
          <table:table-cell table:formula="of:=[.B595]/3600" office:value-type="float" office:value="9.94694444444444" calcext:value-type="float">
            <text:p>9.9</text:p>
          </table:table-cell>
          <table:table-cell office:value-type="float" office:value="35809" calcext:value-type="float">
            <text:p>35809</text:p>
          </table:table-cell>
          <table:table-cell office:value-type="float" office:value="3518" calcext:value-type="float">
            <text:p>3518</text:p>
          </table:table-cell>
          <table:table-cell table:formula="of:=[.C595]/1000" office:value-type="float" office:value="3.518" calcext:value-type="float">
            <text:p>3.518</text:p>
          </table:table-cell>
          <table:table-cell office:value-type="float" office:value="2609" calcext:value-type="float">
            <text:p>2609</text:p>
          </table:table-cell>
          <table:table-cell office:value-type="float" office:value="1483" calcext:value-type="float">
            <text:p>1483</text:p>
          </table:table-cell>
          <table:table-cell office:value-type="float" office:value="3.519279" calcext:value-type="float">
            <text:p>3.519279</text:p>
          </table:table-cell>
          <table:table-cell office:value-type="float" office:value="3.30444002" calcext:value-type="float">
            <text:p>3.30444002</text:p>
          </table:table-cell>
          <table:table-cell table:number-columns-repeated="5"/>
        </table:table-row>
        <table:table-row table:style-name="ro1">
          <table:table-cell table:formula="of:=[.B596]/3600" office:value-type="float" office:value="9.96361111111111" calcext:value-type="float">
            <text:p>10.0</text:p>
          </table:table-cell>
          <table:table-cell office:value-type="float" office:value="35869" calcext:value-type="float">
            <text:p>35869</text:p>
          </table:table-cell>
          <table:table-cell office:value-type="float" office:value="3517" calcext:value-type="float">
            <text:p>3517</text:p>
          </table:table-cell>
          <table:table-cell table:formula="of:=[.C596]/1000" office:value-type="float" office:value="3.517" calcext:value-type="float">
            <text:p>3.517</text:p>
          </table:table-cell>
          <table:table-cell office:value-type="float" office:value="2608" calcext:value-type="float">
            <text:p>2608</text:p>
          </table:table-cell>
          <table:table-cell office:value-type="float" office:value="1483" calcext:value-type="float">
            <text:p>1483</text:p>
          </table:table-cell>
          <table:table-cell office:value-type="float" office:value="3.51858783" calcext:value-type="float">
            <text:p>3.51858783</text:p>
          </table:table-cell>
          <table:table-cell office:value-type="float" office:value="3.30411673" calcext:value-type="float">
            <text:p>3.30411673</text:p>
          </table:table-cell>
          <table:table-cell table:number-columns-repeated="5"/>
        </table:table-row>
        <table:table-row table:style-name="ro1">
          <table:table-cell table:formula="of:=[.B597]/3600" office:value-type="float" office:value="9.98055555555556" calcext:value-type="float">
            <text:p>10.0</text:p>
          </table:table-cell>
          <table:table-cell office:value-type="float" office:value="35930" calcext:value-type="float">
            <text:p>35930</text:p>
          </table:table-cell>
          <table:table-cell office:value-type="float" office:value="3517" calcext:value-type="float">
            <text:p>3517</text:p>
          </table:table-cell>
          <table:table-cell table:formula="of:=[.C597]/1000" office:value-type="float" office:value="3.517" calcext:value-type="float">
            <text:p>3.517</text:p>
          </table:table-cell>
          <table:table-cell office:value-type="float" office:value="2608" calcext:value-type="float">
            <text:p>2608</text:p>
          </table:table-cell>
          <table:table-cell office:value-type="float" office:value="1483" calcext:value-type="float">
            <text:p>1483</text:p>
          </table:table-cell>
          <table:table-cell office:value-type="float" office:value="3.51790762" calcext:value-type="float">
            <text:p>3.51790762</text:p>
          </table:table-cell>
          <table:table-cell office:value-type="float" office:value="3.3039577" calcext:value-type="float">
            <text:p>3.3039577</text:p>
          </table:table-cell>
          <table:table-cell table:number-columns-repeated="5"/>
        </table:table-row>
        <table:table-row table:style-name="ro1">
          <table:table-cell table:formula="of:=[.B598]/3600" office:value-type="float" office:value="9.99722222222222" calcext:value-type="float">
            <text:p>10.0</text:p>
          </table:table-cell>
          <table:table-cell office:value-type="float" office:value="35990" calcext:value-type="float">
            <text:p>35990</text:p>
          </table:table-cell>
          <table:table-cell office:value-type="float" office:value="3515" calcext:value-type="float">
            <text:p>3515</text:p>
          </table:table-cell>
          <table:table-cell table:formula="of:=[.C598]/1000" office:value-type="float" office:value="3.515" calcext:value-type="float">
            <text:p>3.515</text:p>
          </table:table-cell>
          <table:table-cell office:value-type="float" office:value="2607" calcext:value-type="float">
            <text:p>2607</text:p>
          </table:table-cell>
          <table:table-cell office:value-type="float" office:value="1483" calcext:value-type="float">
            <text:p>1483</text:p>
          </table:table-cell>
          <table:table-cell office:value-type="float" office:value="3.51718426" calcext:value-type="float">
            <text:p>3.51718426</text:p>
          </table:table-cell>
          <table:table-cell office:value-type="float" office:value="3.30350566" calcext:value-type="float">
            <text:p>3.30350566</text:p>
          </table:table-cell>
          <table:table-cell table:number-columns-repeated="5"/>
        </table:table-row>
        <table:table-row table:style-name="ro1">
          <table:table-cell table:formula="of:=[.B599]/3600" office:value-type="float" office:value="10.0141666666667" calcext:value-type="float">
            <text:p>10.0</text:p>
          </table:table-cell>
          <table:table-cell office:value-type="float" office:value="36051" calcext:value-type="float">
            <text:p>36051</text:p>
          </table:table-cell>
          <table:table-cell office:value-type="float" office:value="3515" calcext:value-type="float">
            <text:p>3515</text:p>
          </table:table-cell>
          <table:table-cell table:formula="of:=[.C599]/1000" office:value-type="float" office:value="3.515" calcext:value-type="float">
            <text:p>3.515</text:p>
          </table:table-cell>
          <table:table-cell office:value-type="float" office:value="2607" calcext:value-type="float">
            <text:p>2607</text:p>
          </table:table-cell>
          <table:table-cell office:value-type="float" office:value="1483" calcext:value-type="float">
            <text:p>1483</text:p>
          </table:table-cell>
          <table:table-cell office:value-type="float" office:value="3.51646352" calcext:value-type="float">
            <text:p>3.51646352</text:p>
          </table:table-cell>
          <table:table-cell office:value-type="float" office:value="3.30331111" calcext:value-type="float">
            <text:p>3.30331111</text:p>
          </table:table-cell>
          <table:table-cell table:number-columns-repeated="5"/>
        </table:table-row>
        <table:table-row table:style-name="ro1">
          <table:table-cell table:formula="of:=[.B600]/3600" office:value-type="float" office:value="10.0308333333333" calcext:value-type="float">
            <text:p>10.0</text:p>
          </table:table-cell>
          <table:table-cell office:value-type="float" office:value="36111" calcext:value-type="float">
            <text:p>36111</text:p>
          </table:table-cell>
          <table:table-cell office:value-type="float" office:value="3514" calcext:value-type="float">
            <text:p>3514</text:p>
          </table:table-cell>
          <table:table-cell table:formula="of:=[.C600]/1000" office:value-type="float" office:value="3.514" calcext:value-type="float">
            <text:p>3.514</text:p>
          </table:table-cell>
          <table:table-cell office:value-type="float" office:value="2606" calcext:value-type="float">
            <text:p>2606</text:p>
          </table:table-cell>
          <table:table-cell office:value-type="float" office:value="1483" calcext:value-type="float">
            <text:p>1483</text:p>
          </table:table-cell>
          <table:table-cell office:value-type="float" office:value="3.51584673" calcext:value-type="float">
            <text:p>3.51584673</text:p>
          </table:table-cell>
          <table:table-cell office:value-type="float" office:value="3.30300522" calcext:value-type="float">
            <text:p>3.30300522</text:p>
          </table:table-cell>
          <table:table-cell table:number-columns-repeated="5"/>
        </table:table-row>
        <table:table-row table:style-name="ro1">
          <table:table-cell table:formula="of:=[.B601]/3600" office:value-type="float" office:value="10.0475" calcext:value-type="float">
            <text:p>10.0</text:p>
          </table:table-cell>
          <table:table-cell office:value-type="float" office:value="36171" calcext:value-type="float">
            <text:p>36171</text:p>
          </table:table-cell>
          <table:table-cell office:value-type="float" office:value="3514" calcext:value-type="float">
            <text:p>3514</text:p>
          </table:table-cell>
          <table:table-cell table:formula="of:=[.C601]/1000" office:value-type="float" office:value="3.514" calcext:value-type="float">
            <text:p>3.514</text:p>
          </table:table-cell>
          <table:table-cell office:value-type="float" office:value="2606" calcext:value-type="float">
            <text:p>2606</text:p>
          </table:table-cell>
          <table:table-cell office:value-type="float" office:value="1483" calcext:value-type="float">
            <text:p>1483</text:p>
          </table:table-cell>
          <table:table-cell office:value-type="float" office:value="3.51510215" calcext:value-type="float">
            <text:p>3.51510215</text:p>
          </table:table-cell>
          <table:table-cell office:value-type="float" office:value="3.30264735" calcext:value-type="float">
            <text:p>3.30264735</text:p>
          </table:table-cell>
          <table:table-cell table:number-columns-repeated="5"/>
        </table:table-row>
        <table:table-row table:style-name="ro1">
          <table:table-cell table:formula="of:=[.B602]/3600" office:value-type="float" office:value="10.0644444444444" calcext:value-type="float">
            <text:p>10.1</text:p>
          </table:table-cell>
          <table:table-cell office:value-type="float" office:value="36232" calcext:value-type="float">
            <text:p>36232</text:p>
          </table:table-cell>
          <table:table-cell office:value-type="float" office:value="3513" calcext:value-type="float">
            <text:p>3513</text:p>
          </table:table-cell>
          <table:table-cell table:formula="of:=[.C602]/1000" office:value-type="float" office:value="3.513" calcext:value-type="float">
            <text:p>3.513</text:p>
          </table:table-cell>
          <table:table-cell office:value-type="float" office:value="2605" calcext:value-type="float">
            <text:p>2605</text:p>
          </table:table-cell>
          <table:table-cell office:value-type="float" office:value="1483" calcext:value-type="float">
            <text:p>1483</text:p>
          </table:table-cell>
          <table:table-cell office:value-type="float" office:value="3.51432896" calcext:value-type="float">
            <text:p>3.51432896</text:p>
          </table:table-cell>
          <table:table-cell office:value-type="float" office:value="3.30278897" calcext:value-type="float">
            <text:p>3.30278897</text:p>
          </table:table-cell>
          <table:table-cell table:number-columns-repeated="5"/>
        </table:table-row>
        <table:table-row table:style-name="ro1">
          <table:table-cell table:formula="of:=[.B603]/3600" office:value-type="float" office:value="10.0811111111111" calcext:value-type="float">
            <text:p>10.1</text:p>
          </table:table-cell>
          <table:table-cell office:value-type="float" office:value="36292" calcext:value-type="float">
            <text:p>36292</text:p>
          </table:table-cell>
          <table:table-cell office:value-type="float" office:value="3513" calcext:value-type="float">
            <text:p>3513</text:p>
          </table:table-cell>
          <table:table-cell table:formula="of:=[.C603]/1000" office:value-type="float" office:value="3.513" calcext:value-type="float">
            <text:p>3.513</text:p>
          </table:table-cell>
          <table:table-cell office:value-type="float" office:value="2605" calcext:value-type="float">
            <text:p>2605</text:p>
          </table:table-cell>
          <table:table-cell office:value-type="float" office:value="1483" calcext:value-type="float">
            <text:p>1483</text:p>
          </table:table-cell>
          <table:table-cell office:value-type="float" office:value="3.51366448" calcext:value-type="float">
            <text:p>3.51366448</text:p>
          </table:table-cell>
          <table:table-cell office:value-type="float" office:value="3.3026371" calcext:value-type="float">
            <text:p>3.3026371</text:p>
          </table:table-cell>
          <table:table-cell table:number-columns-repeated="5"/>
        </table:table-row>
        <table:table-row table:style-name="ro1">
          <table:table-cell table:formula="of:=[.B604]/3600" office:value-type="float" office:value="10.0980555555556" calcext:value-type="float">
            <text:p>10.1</text:p>
          </table:table-cell>
          <table:table-cell office:value-type="float" office:value="36353" calcext:value-type="float">
            <text:p>36353</text:p>
          </table:table-cell>
          <table:table-cell office:value-type="float" office:value="3511" calcext:value-type="float">
            <text:p>3511</text:p>
          </table:table-cell>
          <table:table-cell table:formula="of:=[.C604]/1000" office:value-type="float" office:value="3.511" calcext:value-type="float">
            <text:p>3.511</text:p>
          </table:table-cell>
          <table:table-cell office:value-type="float" office:value="2604" calcext:value-type="float">
            <text:p>2604</text:p>
          </table:table-cell>
          <table:table-cell office:value-type="float" office:value="1483" calcext:value-type="float">
            <text:p>1483</text:p>
          </table:table-cell>
          <table:table-cell office:value-type="float" office:value="3.51290226" calcext:value-type="float">
            <text:p>3.51290226</text:p>
          </table:table-cell>
          <table:table-cell office:value-type="float" office:value="3.30233407" calcext:value-type="float">
            <text:p>3.30233407</text:p>
          </table:table-cell>
          <table:table-cell table:number-columns-repeated="5"/>
        </table:table-row>
        <table:table-row table:style-name="ro1">
          <table:table-cell table:formula="of:=[.B605]/3600" office:value-type="float" office:value="10.1147222222222" calcext:value-type="float">
            <text:p>10.1</text:p>
          </table:table-cell>
          <table:table-cell office:value-type="float" office:value="36413" calcext:value-type="float">
            <text:p>36413</text:p>
          </table:table-cell>
          <table:table-cell office:value-type="float" office:value="3510" calcext:value-type="float">
            <text:p>3510</text:p>
          </table:table-cell>
          <table:table-cell table:formula="of:=[.C605]/1000" office:value-type="float" office:value="3.51" calcext:value-type="float">
            <text:p>3.51</text:p>
          </table:table-cell>
          <table:table-cell office:value-type="float" office:value="2603" calcext:value-type="float">
            <text:p>2603</text:p>
          </table:table-cell>
          <table:table-cell office:value-type="float" office:value="1483" calcext:value-type="float">
            <text:p>1483</text:p>
          </table:table-cell>
          <table:table-cell office:value-type="float" office:value="3.51215458" calcext:value-type="float">
            <text:p>3.51215458</text:p>
          </table:table-cell>
          <table:table-cell office:value-type="float" office:value="3.30215263" calcext:value-type="float">
            <text:p>3.30215263</text:p>
          </table:table-cell>
          <table:table-cell table:number-columns-repeated="5"/>
        </table:table-row>
        <table:table-row table:style-name="ro1">
          <table:table-cell table:formula="of:=[.B606]/3600" office:value-type="float" office:value="10.1313888888889" calcext:value-type="float">
            <text:p>10.1</text:p>
          </table:table-cell>
          <table:table-cell office:value-type="float" office:value="36473" calcext:value-type="float">
            <text:p>36473</text:p>
          </table:table-cell>
          <table:table-cell office:value-type="float" office:value="3510" calcext:value-type="float">
            <text:p>3510</text:p>
          </table:table-cell>
          <table:table-cell table:formula="of:=[.C606]/1000" office:value-type="float" office:value="3.51" calcext:value-type="float">
            <text:p>3.51</text:p>
          </table:table-cell>
          <table:table-cell office:value-type="float" office:value="2603" calcext:value-type="float">
            <text:p>2603</text:p>
          </table:table-cell>
          <table:table-cell office:value-type="float" office:value="1483" calcext:value-type="float">
            <text:p>1483</text:p>
          </table:table-cell>
          <table:table-cell office:value-type="float" office:value="3.51147151" calcext:value-type="float">
            <text:p>3.51147151</text:p>
          </table:table-cell>
          <table:table-cell office:value-type="float" office:value="3.30194116" calcext:value-type="float">
            <text:p>3.30194116</text:p>
          </table:table-cell>
          <table:table-cell table:number-columns-repeated="5"/>
        </table:table-row>
        <table:table-row table:style-name="ro1">
          <table:table-cell table:formula="of:=[.B607]/3600" office:value-type="float" office:value="10.1483333333333" calcext:value-type="float">
            <text:p>10.1</text:p>
          </table:table-cell>
          <table:table-cell office:value-type="float" office:value="36534" calcext:value-type="float">
            <text:p>36534</text:p>
          </table:table-cell>
          <table:table-cell office:value-type="float" office:value="3510" calcext:value-type="float">
            <text:p>3510</text:p>
          </table:table-cell>
          <table:table-cell table:formula="of:=[.C607]/1000" office:value-type="float" office:value="3.51" calcext:value-type="float">
            <text:p>3.51</text:p>
          </table:table-cell>
          <table:table-cell office:value-type="float" office:value="2603" calcext:value-type="float">
            <text:p>2603</text:p>
          </table:table-cell>
          <table:table-cell office:value-type="float" office:value="1483" calcext:value-type="float">
            <text:p>1483</text:p>
          </table:table-cell>
          <table:table-cell office:value-type="float" office:value="3.51067328" calcext:value-type="float">
            <text:p>3.51067328</text:p>
          </table:table-cell>
          <table:table-cell office:value-type="float" office:value="3.3015821" calcext:value-type="float">
            <text:p>3.3015821</text:p>
          </table:table-cell>
          <table:table-cell table:number-columns-repeated="5"/>
        </table:table-row>
        <table:table-row table:style-name="ro1">
          <table:table-cell table:formula="of:=[.B608]/3600" office:value-type="float" office:value="10.165" calcext:value-type="float">
            <text:p>10.2</text:p>
          </table:table-cell>
          <table:table-cell office:value-type="float" office:value="36594" calcext:value-type="float">
            <text:p>36594</text:p>
          </table:table-cell>
          <table:table-cell office:value-type="float" office:value="3509" calcext:value-type="float">
            <text:p>3509</text:p>
          </table:table-cell>
          <table:table-cell table:formula="of:=[.C608]/1000" office:value-type="float" office:value="3.509" calcext:value-type="float">
            <text:p>3.509</text:p>
          </table:table-cell>
          <table:table-cell office:value-type="float" office:value="2602" calcext:value-type="float">
            <text:p>2602</text:p>
          </table:table-cell>
          <table:table-cell office:value-type="float" office:value="1483" calcext:value-type="float">
            <text:p>1483</text:p>
          </table:table-cell>
          <table:table-cell office:value-type="float" office:value="3.50996923" calcext:value-type="float">
            <text:p>3.50996923</text:p>
          </table:table-cell>
          <table:table-cell office:value-type="float" office:value="3.30140662" calcext:value-type="float">
            <text:p>3.30140662</text:p>
          </table:table-cell>
          <table:table-cell table:number-columns-repeated="5"/>
        </table:table-row>
        <table:table-row table:style-name="ro1">
          <table:table-cell table:formula="of:=[.B609]/3600" office:value-type="float" office:value="10.1816666666667" calcext:value-type="float">
            <text:p>10.2</text:p>
          </table:table-cell>
          <table:table-cell office:value-type="float" office:value="36654" calcext:value-type="float">
            <text:p>36654</text:p>
          </table:table-cell>
          <table:table-cell office:value-type="float" office:value="3510" calcext:value-type="float">
            <text:p>3510</text:p>
          </table:table-cell>
          <table:table-cell table:formula="of:=[.C609]/1000" office:value-type="float" office:value="3.51" calcext:value-type="float">
            <text:p>3.51</text:p>
          </table:table-cell>
          <table:table-cell office:value-type="float" office:value="2603" calcext:value-type="float">
            <text:p>2603</text:p>
          </table:table-cell>
          <table:table-cell office:value-type="float" office:value="1483" calcext:value-type="float">
            <text:p>1483</text:p>
          </table:table-cell>
          <table:table-cell office:value-type="float" office:value="3.50927997" calcext:value-type="float">
            <text:p>3.50927997</text:p>
          </table:table-cell>
          <table:table-cell office:value-type="float" office:value="3.30122113" calcext:value-type="float">
            <text:p>3.30122113</text:p>
          </table:table-cell>
          <table:table-cell table:number-columns-repeated="5"/>
        </table:table-row>
        <table:table-row table:style-name="ro1">
          <table:table-cell table:formula="of:=[.B610]/3600" office:value-type="float" office:value="10.1986111111111" calcext:value-type="float">
            <text:p>10.2</text:p>
          </table:table-cell>
          <table:table-cell office:value-type="float" office:value="36715" calcext:value-type="float">
            <text:p>36715</text:p>
          </table:table-cell>
          <table:table-cell office:value-type="float" office:value="3509" calcext:value-type="float">
            <text:p>3509</text:p>
          </table:table-cell>
          <table:table-cell table:formula="of:=[.C610]/1000" office:value-type="float" office:value="3.509" calcext:value-type="float">
            <text:p>3.509</text:p>
          </table:table-cell>
          <table:table-cell office:value-type="float" office:value="2602" calcext:value-type="float">
            <text:p>2602</text:p>
          </table:table-cell>
          <table:table-cell office:value-type="float" office:value="1483" calcext:value-type="float">
            <text:p>1483</text:p>
          </table:table-cell>
          <table:table-cell office:value-type="float" office:value="3.50851798" calcext:value-type="float">
            <text:p>3.50851798</text:p>
          </table:table-cell>
          <table:table-cell office:value-type="float" office:value="3.30099916" calcext:value-type="float">
            <text:p>3.30099916</text:p>
          </table:table-cell>
          <table:table-cell table:number-columns-repeated="5"/>
        </table:table-row>
        <table:table-row table:style-name="ro1">
          <table:table-cell table:formula="of:=[.B611]/3600" office:value-type="float" office:value="10.2152777777778" calcext:value-type="float">
            <text:p>10.2</text:p>
          </table:table-cell>
          <table:table-cell office:value-type="float" office:value="36775" calcext:value-type="float">
            <text:p>36775</text:p>
          </table:table-cell>
          <table:table-cell office:value-type="float" office:value="3509" calcext:value-type="float">
            <text:p>3509</text:p>
          </table:table-cell>
          <table:table-cell table:formula="of:=[.C611]/1000" office:value-type="float" office:value="3.509" calcext:value-type="float">
            <text:p>3.509</text:p>
          </table:table-cell>
          <table:table-cell office:value-type="float" office:value="2602" calcext:value-type="float">
            <text:p>2602</text:p>
          </table:table-cell>
          <table:table-cell office:value-type="float" office:value="1483" calcext:value-type="float">
            <text:p>1483</text:p>
          </table:table-cell>
          <table:table-cell office:value-type="float" office:value="3.50779343" calcext:value-type="float">
            <text:p>3.50779343</text:p>
          </table:table-cell>
          <table:table-cell office:value-type="float" office:value="3.30086374" calcext:value-type="float">
            <text:p>3.30086374</text:p>
          </table:table-cell>
          <table:table-cell table:number-columns-repeated="5"/>
        </table:table-row>
        <table:table-row table:style-name="ro1">
          <table:table-cell table:formula="of:=[.B612]/3600" office:value-type="float" office:value="10.2322222222222" calcext:value-type="float">
            <text:p>10.2</text:p>
          </table:table-cell>
          <table:table-cell office:value-type="float" office:value="36836" calcext:value-type="float">
            <text:p>36836</text:p>
          </table:table-cell>
          <table:table-cell office:value-type="float" office:value="3505" calcext:value-type="float">
            <text:p>3505</text:p>
          </table:table-cell>
          <table:table-cell table:formula="of:=[.C612]/1000" office:value-type="float" office:value="3.505" calcext:value-type="float">
            <text:p>3.505</text:p>
          </table:table-cell>
          <table:table-cell office:value-type="float" office:value="2601" calcext:value-type="float">
            <text:p>2601</text:p>
          </table:table-cell>
          <table:table-cell office:value-type="float" office:value="1484" calcext:value-type="float">
            <text:p>1484</text:p>
          </table:table-cell>
          <table:table-cell office:value-type="float" office:value="3.50701571" calcext:value-type="float">
            <text:p>3.50701571</text:p>
          </table:table-cell>
          <table:table-cell office:value-type="float" office:value="3.30070877" calcext:value-type="float">
            <text:p>3.30070877</text:p>
          </table:table-cell>
          <table:table-cell table:number-columns-repeated="5"/>
        </table:table-row>
        <table:table-row table:style-name="ro1">
          <table:table-cell table:formula="of:=[.B613]/3600" office:value-type="float" office:value="10.2488888888889" calcext:value-type="float">
            <text:p>10.2</text:p>
          </table:table-cell>
          <table:table-cell office:value-type="float" office:value="36896" calcext:value-type="float">
            <text:p>36896</text:p>
          </table:table-cell>
          <table:table-cell office:value-type="float" office:value="3505" calcext:value-type="float">
            <text:p>3505</text:p>
          </table:table-cell>
          <table:table-cell table:formula="of:=[.C613]/1000" office:value-type="float" office:value="3.505" calcext:value-type="float">
            <text:p>3.505</text:p>
          </table:table-cell>
          <table:table-cell office:value-type="float" office:value="2601" calcext:value-type="float">
            <text:p>2601</text:p>
          </table:table-cell>
          <table:table-cell office:value-type="float" office:value="1484" calcext:value-type="float">
            <text:p>1484</text:p>
          </table:table-cell>
          <table:table-cell office:value-type="float" office:value="3.50627375" calcext:value-type="float">
            <text:p>3.50627375</text:p>
          </table:table-cell>
          <table:table-cell office:value-type="float" office:value="3.30041313" calcext:value-type="float">
            <text:p>3.30041313</text:p>
          </table:table-cell>
          <table:table-cell table:number-columns-repeated="5"/>
        </table:table-row>
        <table:table-row table:style-name="ro1">
          <table:table-cell table:formula="of:=[.B614]/3600" office:value-type="float" office:value="10.2655555555556" calcext:value-type="float">
            <text:p>10.3</text:p>
          </table:table-cell>
          <table:table-cell office:value-type="float" office:value="36956" calcext:value-type="float">
            <text:p>36956</text:p>
          </table:table-cell>
          <table:table-cell office:value-type="float" office:value="3506" calcext:value-type="float">
            <text:p>3506</text:p>
          </table:table-cell>
          <table:table-cell table:formula="of:=[.C614]/1000" office:value-type="float" office:value="3.506" calcext:value-type="float">
            <text:p>3.506</text:p>
          </table:table-cell>
          <table:table-cell office:value-type="float" office:value="2600" calcext:value-type="float">
            <text:p>2600</text:p>
          </table:table-cell>
          <table:table-cell office:value-type="float" office:value="1483" calcext:value-type="float">
            <text:p>1483</text:p>
          </table:table-cell>
          <table:table-cell office:value-type="float" office:value="3.50535464" calcext:value-type="float">
            <text:p>3.50535464</text:p>
          </table:table-cell>
          <table:table-cell office:value-type="float" office:value="3.3001883" calcext:value-type="float">
            <text:p>3.3001883</text:p>
          </table:table-cell>
          <table:table-cell table:number-columns-repeated="5"/>
        </table:table-row>
        <table:table-row table:style-name="ro1">
          <table:table-cell table:formula="of:=[.B615]/3600" office:value-type="float" office:value="10.2825" calcext:value-type="float">
            <text:p>10.3</text:p>
          </table:table-cell>
          <table:table-cell office:value-type="float" office:value="37017" calcext:value-type="float">
            <text:p>37017</text:p>
          </table:table-cell>
          <table:table-cell office:value-type="float" office:value="3506" calcext:value-type="float">
            <text:p>3506</text:p>
          </table:table-cell>
          <table:table-cell table:formula="of:=[.C615]/1000" office:value-type="float" office:value="3.506" calcext:value-type="float">
            <text:p>3.506</text:p>
          </table:table-cell>
          <table:table-cell office:value-type="float" office:value="2600" calcext:value-type="float">
            <text:p>2600</text:p>
          </table:table-cell>
          <table:table-cell office:value-type="float" office:value="1483" calcext:value-type="float">
            <text:p>1483</text:p>
          </table:table-cell>
          <table:table-cell office:value-type="float" office:value="3.50461817" calcext:value-type="float">
            <text:p>3.50461817</text:p>
          </table:table-cell>
          <table:table-cell office:value-type="float" office:value="3.30005527" calcext:value-type="float">
            <text:p>3.30005527</text:p>
          </table:table-cell>
          <table:table-cell table:number-columns-repeated="5"/>
        </table:table-row>
        <table:table-row table:style-name="ro1">
          <table:table-cell table:formula="of:=[.B616]/3600" office:value-type="float" office:value="10.2991666666667" calcext:value-type="float">
            <text:p>10.3</text:p>
          </table:table-cell>
          <table:table-cell office:value-type="float" office:value="37077" calcext:value-type="float">
            <text:p>37077</text:p>
          </table:table-cell>
          <table:table-cell office:value-type="float" office:value="3505" calcext:value-type="float">
            <text:p>3505</text:p>
          </table:table-cell>
          <table:table-cell table:formula="of:=[.C616]/1000" office:value-type="float" office:value="3.505" calcext:value-type="float">
            <text:p>3.505</text:p>
          </table:table-cell>
          <table:table-cell office:value-type="float" office:value="2599" calcext:value-type="float">
            <text:p>2599</text:p>
          </table:table-cell>
          <table:table-cell office:value-type="float" office:value="1483" calcext:value-type="float">
            <text:p>1483</text:p>
          </table:table-cell>
          <table:table-cell office:value-type="float" office:value="3.50381637" calcext:value-type="float">
            <text:p>3.50381637</text:p>
          </table:table-cell>
          <table:table-cell office:value-type="float" office:value="3.29982042" calcext:value-type="float">
            <text:p>3.29982042</text:p>
          </table:table-cell>
          <table:table-cell table:number-columns-repeated="5"/>
        </table:table-row>
        <table:table-row table:style-name="ro1">
          <table:table-cell table:formula="of:=[.B617]/3600" office:value-type="float" office:value="10.3161111111111" calcext:value-type="float">
            <text:p>10.3</text:p>
          </table:table-cell>
          <table:table-cell office:value-type="float" office:value="37138" calcext:value-type="float">
            <text:p>37138</text:p>
          </table:table-cell>
          <table:table-cell office:value-type="float" office:value="3503" calcext:value-type="float">
            <text:p>3503</text:p>
          </table:table-cell>
          <table:table-cell table:formula="of:=[.C617]/1000" office:value-type="float" office:value="3.503" calcext:value-type="float">
            <text:p>3.503</text:p>
          </table:table-cell>
          <table:table-cell office:value-type="float" office:value="2598" calcext:value-type="float">
            <text:p>2598</text:p>
          </table:table-cell>
          <table:table-cell office:value-type="float" office:value="1483" calcext:value-type="float">
            <text:p>1483</text:p>
          </table:table-cell>
          <table:table-cell office:value-type="float" office:value="3.50307202" calcext:value-type="float">
            <text:p>3.50307202</text:p>
          </table:table-cell>
          <table:table-cell office:value-type="float" office:value="3.29969978" calcext:value-type="float">
            <text:p>3.29969978</text:p>
          </table:table-cell>
          <table:table-cell table:number-columns-repeated="5"/>
        </table:table-row>
        <table:table-row table:style-name="ro1">
          <table:table-cell table:formula="of:=[.B618]/3600" office:value-type="float" office:value="10.3327777777778" calcext:value-type="float">
            <text:p>10.3</text:p>
          </table:table-cell>
          <table:table-cell office:value-type="float" office:value="37198" calcext:value-type="float">
            <text:p>37198</text:p>
          </table:table-cell>
          <table:table-cell office:value-type="float" office:value="3501" calcext:value-type="float">
            <text:p>3501</text:p>
          </table:table-cell>
          <table:table-cell table:formula="of:=[.C618]/1000" office:value-type="float" office:value="3.501" calcext:value-type="float">
            <text:p>3.501</text:p>
          </table:table-cell>
          <table:table-cell office:value-type="float" office:value="2598" calcext:value-type="float">
            <text:p>2598</text:p>
          </table:table-cell>
          <table:table-cell office:value-type="float" office:value="1484" calcext:value-type="float">
            <text:p>1484</text:p>
          </table:table-cell>
          <table:table-cell office:value-type="float" office:value="3.50219846" calcext:value-type="float">
            <text:p>3.50219846</text:p>
          </table:table-cell>
          <table:table-cell office:value-type="float" office:value="3.29958892" calcext:value-type="float">
            <text:p>3.29958892</text:p>
          </table:table-cell>
          <table:table-cell table:number-columns-repeated="5"/>
        </table:table-row>
        <table:table-row table:style-name="ro1">
          <table:table-cell table:formula="of:=[.B619]/3600" office:value-type="float" office:value="10.3494444444444" calcext:value-type="float">
            <text:p>10.3</text:p>
          </table:table-cell>
          <table:table-cell office:value-type="float" office:value="37258" calcext:value-type="float">
            <text:p>37258</text:p>
          </table:table-cell>
          <table:table-cell office:value-type="float" office:value="3503" calcext:value-type="float">
            <text:p>3503</text:p>
          </table:table-cell>
          <table:table-cell table:formula="of:=[.C619]/1000" office:value-type="float" office:value="3.503" calcext:value-type="float">
            <text:p>3.503</text:p>
          </table:table-cell>
          <table:table-cell office:value-type="float" office:value="2598" calcext:value-type="float">
            <text:p>2598</text:p>
          </table:table-cell>
          <table:table-cell office:value-type="float" office:value="1483" calcext:value-type="float">
            <text:p>1483</text:p>
          </table:table-cell>
          <table:table-cell office:value-type="float" office:value="3.5013454" calcext:value-type="float">
            <text:p>3.5013454</text:p>
          </table:table-cell>
          <table:table-cell office:value-type="float" office:value="3.2992866" calcext:value-type="float">
            <text:p>3.2992866</text:p>
          </table:table-cell>
          <table:table-cell table:number-columns-repeated="5"/>
        </table:table-row>
        <table:table-row table:style-name="ro1">
          <table:table-cell table:formula="of:=[.B620]/3600" office:value-type="float" office:value="10.3663888888889" calcext:value-type="float">
            <text:p>10.4</text:p>
          </table:table-cell>
          <table:table-cell office:value-type="float" office:value="37319" calcext:value-type="float">
            <text:p>37319</text:p>
          </table:table-cell>
          <table:table-cell office:value-type="float" office:value="3502" calcext:value-type="float">
            <text:p>3502</text:p>
          </table:table-cell>
          <table:table-cell table:formula="of:=[.C620]/1000" office:value-type="float" office:value="3.502" calcext:value-type="float">
            <text:p>3.502</text:p>
          </table:table-cell>
          <table:table-cell office:value-type="float" office:value="2597" calcext:value-type="float">
            <text:p>2597</text:p>
          </table:table-cell>
          <table:table-cell office:value-type="float" office:value="1483" calcext:value-type="float">
            <text:p>1483</text:p>
          </table:table-cell>
          <table:table-cell office:value-type="float" office:value="3.50058794" calcext:value-type="float">
            <text:p>3.50058794</text:p>
          </table:table-cell>
          <table:table-cell office:value-type="float" office:value="3.29928184" calcext:value-type="float">
            <text:p>3.29928184</text:p>
          </table:table-cell>
          <table:table-cell table:number-columns-repeated="5"/>
        </table:table-row>
        <table:table-row table:style-name="ro1">
          <table:table-cell table:formula="of:=[.B621]/3600" office:value-type="float" office:value="10.3830555555556" calcext:value-type="float">
            <text:p>10.4</text:p>
          </table:table-cell>
          <table:table-cell office:value-type="float" office:value="37379" calcext:value-type="float">
            <text:p>37379</text:p>
          </table:table-cell>
          <table:table-cell office:value-type="float" office:value="3502" calcext:value-type="float">
            <text:p>3502</text:p>
          </table:table-cell>
          <table:table-cell table:formula="of:=[.C621]/1000" office:value-type="float" office:value="3.502" calcext:value-type="float">
            <text:p>3.502</text:p>
          </table:table-cell>
          <table:table-cell office:value-type="float" office:value="2597" calcext:value-type="float">
            <text:p>2597</text:p>
          </table:table-cell>
          <table:table-cell office:value-type="float" office:value="1483" calcext:value-type="float">
            <text:p>1483</text:p>
          </table:table-cell>
          <table:table-cell office:value-type="float" office:value="3.49978256" calcext:value-type="float">
            <text:p>3.49978256</text:p>
          </table:table-cell>
          <table:table-cell office:value-type="float" office:value="3.29923058" calcext:value-type="float">
            <text:p>3.29923058</text:p>
          </table:table-cell>
          <table:table-cell table:number-columns-repeated="5"/>
        </table:table-row>
        <table:table-row table:style-name="ro1">
          <table:table-cell table:formula="of:=[.B622]/3600" office:value-type="float" office:value="10.4" calcext:value-type="float">
            <text:p>10.4</text:p>
          </table:table-cell>
          <table:table-cell office:value-type="float" office:value="37440" calcext:value-type="float">
            <text:p>37440</text:p>
          </table:table-cell>
          <table:table-cell office:value-type="float" office:value="3501" calcext:value-type="float">
            <text:p>3501</text:p>
          </table:table-cell>
          <table:table-cell table:formula="of:=[.C622]/1000" office:value-type="float" office:value="3.501" calcext:value-type="float">
            <text:p>3.501</text:p>
          </table:table-cell>
          <table:table-cell office:value-type="float" office:value="2596" calcext:value-type="float">
            <text:p>2596</text:p>
          </table:table-cell>
          <table:table-cell office:value-type="float" office:value="1483" calcext:value-type="float">
            <text:p>1483</text:p>
          </table:table-cell>
          <table:table-cell office:value-type="float" office:value="3.49894571" calcext:value-type="float">
            <text:p>3.49894571</text:p>
          </table:table-cell>
          <table:table-cell office:value-type="float" office:value="3.2990303" calcext:value-type="float">
            <text:p>3.2990303</text:p>
          </table:table-cell>
          <table:table-cell table:number-columns-repeated="5"/>
        </table:table-row>
        <table:table-row table:style-name="ro1">
          <table:table-cell table:formula="of:=[.B623]/3600" office:value-type="float" office:value="10.4166666666667" calcext:value-type="float">
            <text:p>10.4</text:p>
          </table:table-cell>
          <table:table-cell office:value-type="float" office:value="37500" calcext:value-type="float">
            <text:p>37500</text:p>
          </table:table-cell>
          <table:table-cell office:value-type="float" office:value="3499" calcext:value-type="float">
            <text:p>3499</text:p>
          </table:table-cell>
          <table:table-cell table:formula="of:=[.C623]/1000" office:value-type="float" office:value="3.499" calcext:value-type="float">
            <text:p>3.499</text:p>
          </table:table-cell>
          <table:table-cell office:value-type="float" office:value="2595" calcext:value-type="float">
            <text:p>2595</text:p>
          </table:table-cell>
          <table:table-cell office:value-type="float" office:value="1483" calcext:value-type="float">
            <text:p>1483</text:p>
          </table:table-cell>
          <table:table-cell office:value-type="float" office:value="3.4980495" calcext:value-type="float">
            <text:p>3.4980495</text:p>
          </table:table-cell>
          <table:table-cell office:value-type="float" office:value="3.29897094" calcext:value-type="float">
            <text:p>3.29897094</text:p>
          </table:table-cell>
          <table:table-cell table:number-columns-repeated="5"/>
        </table:table-row>
        <table:table-row table:style-name="ro1">
          <table:table-cell table:formula="of:=[.B624]/3600" office:value-type="float" office:value="10.4333333333333" calcext:value-type="float">
            <text:p>10.4</text:p>
          </table:table-cell>
          <table:table-cell office:value-type="float" office:value="37560" calcext:value-type="float">
            <text:p>37560</text:p>
          </table:table-cell>
          <table:table-cell office:value-type="float" office:value="3499" calcext:value-type="float">
            <text:p>3499</text:p>
          </table:table-cell>
          <table:table-cell table:formula="of:=[.C624]/1000" office:value-type="float" office:value="3.499" calcext:value-type="float">
            <text:p>3.499</text:p>
          </table:table-cell>
          <table:table-cell office:value-type="float" office:value="2595" calcext:value-type="float">
            <text:p>2595</text:p>
          </table:table-cell>
          <table:table-cell office:value-type="float" office:value="1483" calcext:value-type="float">
            <text:p>1483</text:p>
          </table:table-cell>
          <table:table-cell office:value-type="float" office:value="3.49724698" calcext:value-type="float">
            <text:p>3.49724698</text:p>
          </table:table-cell>
          <table:table-cell office:value-type="float" office:value="3.29892206" calcext:value-type="float">
            <text:p>3.29892206</text:p>
          </table:table-cell>
          <table:table-cell table:number-columns-repeated="5"/>
        </table:table-row>
        <table:table-row table:style-name="ro1">
          <table:table-cell table:formula="of:=[.B625]/3600" office:value-type="float" office:value="10.4502777777778" calcext:value-type="float">
            <text:p>10.5</text:p>
          </table:table-cell>
          <table:table-cell office:value-type="float" office:value="37621" calcext:value-type="float">
            <text:p>37621</text:p>
          </table:table-cell>
          <table:table-cell office:value-type="float" office:value="3494" calcext:value-type="float">
            <text:p>3494</text:p>
          </table:table-cell>
          <table:table-cell table:formula="of:=[.C625]/1000" office:value-type="float" office:value="3.494" calcext:value-type="float">
            <text:p>3.494</text:p>
          </table:table-cell>
          <table:table-cell office:value-type="float" office:value="2591" calcext:value-type="float">
            <text:p>2591</text:p>
          </table:table-cell>
          <table:table-cell office:value-type="float" office:value="1483" calcext:value-type="float">
            <text:p>1483</text:p>
          </table:table-cell>
          <table:table-cell office:value-type="float" office:value="3.4963448" calcext:value-type="float">
            <text:p>3.4963448</text:p>
          </table:table-cell>
          <table:table-cell office:value-type="float" office:value="3.2986598" calcext:value-type="float">
            <text:p>3.2986598</text:p>
          </table:table-cell>
          <table:table-cell table:number-columns-repeated="5"/>
        </table:table-row>
        <table:table-row table:style-name="ro1">
          <table:table-cell table:formula="of:=[.B626]/3600" office:value-type="float" office:value="10.4669444444444" calcext:value-type="float">
            <text:p>10.5</text:p>
          </table:table-cell>
          <table:table-cell office:value-type="float" office:value="37681" calcext:value-type="float">
            <text:p>37681</text:p>
          </table:table-cell>
          <table:table-cell office:value-type="float" office:value="3494" calcext:value-type="float">
            <text:p>3494</text:p>
          </table:table-cell>
          <table:table-cell table:formula="of:=[.C626]/1000" office:value-type="float" office:value="3.494" calcext:value-type="float">
            <text:p>3.494</text:p>
          </table:table-cell>
          <table:table-cell office:value-type="float" office:value="2591" calcext:value-type="float">
            <text:p>2591</text:p>
          </table:table-cell>
          <table:table-cell office:value-type="float" office:value="1483" calcext:value-type="float">
            <text:p>1483</text:p>
          </table:table-cell>
          <table:table-cell office:value-type="float" office:value="3.4954772" calcext:value-type="float">
            <text:p>3.4954772</text:p>
          </table:table-cell>
          <table:table-cell office:value-type="float" office:value="3.29846215" calcext:value-type="float">
            <text:p>3.29846215</text:p>
          </table:table-cell>
          <table:table-cell table:number-columns-repeated="5"/>
        </table:table-row>
        <table:table-row table:style-name="ro1">
          <table:table-cell table:formula="of:=[.B627]/3600" office:value-type="float" office:value="10.4836111111111" calcext:value-type="float">
            <text:p>10.5</text:p>
          </table:table-cell>
          <table:table-cell office:value-type="float" office:value="37741" calcext:value-type="float">
            <text:p>37741</text:p>
          </table:table-cell>
          <table:table-cell office:value-type="float" office:value="3492" calcext:value-type="float">
            <text:p>3492</text:p>
          </table:table-cell>
          <table:table-cell table:formula="of:=[.C627]/1000" office:value-type="float" office:value="3.492" calcext:value-type="float">
            <text:p>3.492</text:p>
          </table:table-cell>
          <table:table-cell office:value-type="float" office:value="2590" calcext:value-type="float">
            <text:p>2590</text:p>
          </table:table-cell>
          <table:table-cell office:value-type="float" office:value="1483" calcext:value-type="float">
            <text:p>1483</text:p>
          </table:table-cell>
          <table:table-cell office:value-type="float" office:value="3.49477172" calcext:value-type="float">
            <text:p>3.49477172</text:p>
          </table:table-cell>
          <table:table-cell office:value-type="float" office:value="3.29808235" calcext:value-type="float">
            <text:p>3.29808235</text:p>
          </table:table-cell>
          <table:table-cell table:number-columns-repeated="5"/>
        </table:table-row>
        <table:table-row table:style-name="ro1">
          <table:table-cell table:formula="of:=[.B628]/3600" office:value-type="float" office:value="10.5005555555556" calcext:value-type="float">
            <text:p>10.5</text:p>
          </table:table-cell>
          <table:table-cell office:value-type="float" office:value="37802" calcext:value-type="float">
            <text:p>37802</text:p>
          </table:table-cell>
          <table:table-cell office:value-type="float" office:value="3491" calcext:value-type="float">
            <text:p>3491</text:p>
          </table:table-cell>
          <table:table-cell table:formula="of:=[.C628]/1000" office:value-type="float" office:value="3.491" calcext:value-type="float">
            <text:p>3.491</text:p>
          </table:table-cell>
          <table:table-cell office:value-type="float" office:value="2589" calcext:value-type="float">
            <text:p>2589</text:p>
          </table:table-cell>
          <table:table-cell office:value-type="float" office:value="1483" calcext:value-type="float">
            <text:p>1483</text:p>
          </table:table-cell>
          <table:table-cell office:value-type="float" office:value="3.49380493" calcext:value-type="float">
            <text:p>3.49380493</text:p>
          </table:table-cell>
          <table:table-cell office:value-type="float" office:value="3.29804111" calcext:value-type="float">
            <text:p>3.29804111</text:p>
          </table:table-cell>
          <table:table-cell table:number-columns-repeated="5"/>
        </table:table-row>
        <table:table-row table:style-name="ro1">
          <table:table-cell table:formula="of:=[.B629]/3600" office:value-type="float" office:value="10.5172222222222" calcext:value-type="float">
            <text:p>10.5</text:p>
          </table:table-cell>
          <table:table-cell office:value-type="float" office:value="37862" calcext:value-type="float">
            <text:p>37862</text:p>
          </table:table-cell>
          <table:table-cell office:value-type="float" office:value="3491" calcext:value-type="float">
            <text:p>3491</text:p>
          </table:table-cell>
          <table:table-cell table:formula="of:=[.C629]/1000" office:value-type="float" office:value="3.491" calcext:value-type="float">
            <text:p>3.491</text:p>
          </table:table-cell>
          <table:table-cell office:value-type="float" office:value="2589" calcext:value-type="float">
            <text:p>2589</text:p>
          </table:table-cell>
          <table:table-cell office:value-type="float" office:value="1483" calcext:value-type="float">
            <text:p>1483</text:p>
          </table:table-cell>
          <table:table-cell office:value-type="float" office:value="3.49283004" calcext:value-type="float">
            <text:p>3.49283004</text:p>
          </table:table-cell>
          <table:table-cell office:value-type="float" office:value="3.29772711" calcext:value-type="float">
            <text:p>3.29772711</text:p>
          </table:table-cell>
          <table:table-cell table:number-columns-repeated="5"/>
        </table:table-row>
        <table:table-row table:style-name="ro1">
          <table:table-cell table:formula="of:=[.B630]/3600" office:value-type="float" office:value="10.5341666666667" calcext:value-type="float">
            <text:p>10.5</text:p>
          </table:table-cell>
          <table:table-cell office:value-type="float" office:value="37923" calcext:value-type="float">
            <text:p>37923</text:p>
          </table:table-cell>
          <table:table-cell office:value-type="float" office:value="3491" calcext:value-type="float">
            <text:p>3491</text:p>
          </table:table-cell>
          <table:table-cell table:formula="of:=[.C630]/1000" office:value-type="float" office:value="3.491" calcext:value-type="float">
            <text:p>3.491</text:p>
          </table:table-cell>
          <table:table-cell office:value-type="float" office:value="2589" calcext:value-type="float">
            <text:p>2589</text:p>
          </table:table-cell>
          <table:table-cell office:value-type="float" office:value="1483" calcext:value-type="float">
            <text:p>1483</text:p>
          </table:table-cell>
          <table:table-cell office:value-type="float" office:value="3.49199891" calcext:value-type="float">
            <text:p>3.49199891</text:p>
          </table:table-cell>
          <table:table-cell office:value-type="float" office:value="3.2976439" calcext:value-type="float">
            <text:p>3.2976439</text:p>
          </table:table-cell>
          <table:table-cell table:number-columns-repeated="5"/>
        </table:table-row>
        <table:table-row table:style-name="ro1">
          <table:table-cell table:formula="of:=[.B631]/3600" office:value-type="float" office:value="10.5508333333333" calcext:value-type="float">
            <text:p>10.6</text:p>
          </table:table-cell>
          <table:table-cell office:value-type="float" office:value="37983" calcext:value-type="float">
            <text:p>37983</text:p>
          </table:table-cell>
          <table:table-cell office:value-type="float" office:value="3490" calcext:value-type="float">
            <text:p>3490</text:p>
          </table:table-cell>
          <table:table-cell table:formula="of:=[.C631]/1000" office:value-type="float" office:value="3.49" calcext:value-type="float">
            <text:p>3.49</text:p>
          </table:table-cell>
          <table:table-cell office:value-type="float" office:value="2588" calcext:value-type="float">
            <text:p>2588</text:p>
          </table:table-cell>
          <table:table-cell office:value-type="float" office:value="1483" calcext:value-type="float">
            <text:p>1483</text:p>
          </table:table-cell>
          <table:table-cell office:value-type="float" office:value="3.49106216" calcext:value-type="float">
            <text:p>3.49106216</text:p>
          </table:table-cell>
          <table:table-cell office:value-type="float" office:value="3.29734468" calcext:value-type="float">
            <text:p>3.29734468</text:p>
          </table:table-cell>
          <table:table-cell table:number-columns-repeated="5"/>
        </table:table-row>
        <table:table-row table:style-name="ro1">
          <table:table-cell table:formula="of:=[.B632]/3600" office:value-type="float" office:value="10.5675" calcext:value-type="float">
            <text:p>10.6</text:p>
          </table:table-cell>
          <table:table-cell office:value-type="float" office:value="38043" calcext:value-type="float">
            <text:p>38043</text:p>
          </table:table-cell>
          <table:table-cell office:value-type="float" office:value="3488" calcext:value-type="float">
            <text:p>3488</text:p>
          </table:table-cell>
          <table:table-cell table:formula="of:=[.C632]/1000" office:value-type="float" office:value="3.488" calcext:value-type="float">
            <text:p>3.488</text:p>
          </table:table-cell>
          <table:table-cell office:value-type="float" office:value="2587" calcext:value-type="float">
            <text:p>2587</text:p>
          </table:table-cell>
          <table:table-cell office:value-type="float" office:value="1483" calcext:value-type="float">
            <text:p>1483</text:p>
          </table:table-cell>
          <table:table-cell office:value-type="float" office:value="3.49025011" calcext:value-type="float">
            <text:p>3.49025011</text:p>
          </table:table-cell>
          <table:table-cell office:value-type="float" office:value="3.29716134" calcext:value-type="float">
            <text:p>3.29716134</text:p>
          </table:table-cell>
          <table:table-cell table:number-columns-repeated="5"/>
        </table:table-row>
        <table:table-row table:style-name="ro1">
          <table:table-cell table:formula="of:=[.B633]/3600" office:value-type="float" office:value="10.5844444444444" calcext:value-type="float">
            <text:p>10.6</text:p>
          </table:table-cell>
          <table:table-cell office:value-type="float" office:value="38104" calcext:value-type="float">
            <text:p>38104</text:p>
          </table:table-cell>
          <table:table-cell office:value-type="float" office:value="3488" calcext:value-type="float">
            <text:p>3488</text:p>
          </table:table-cell>
          <table:table-cell table:formula="of:=[.C633]/1000" office:value-type="float" office:value="3.488" calcext:value-type="float">
            <text:p>3.488</text:p>
          </table:table-cell>
          <table:table-cell office:value-type="float" office:value="2587" calcext:value-type="float">
            <text:p>2587</text:p>
          </table:table-cell>
          <table:table-cell office:value-type="float" office:value="1483" calcext:value-type="float">
            <text:p>1483</text:p>
          </table:table-cell>
          <table:table-cell office:value-type="float" office:value="3.48939323" calcext:value-type="float">
            <text:p>3.48939323</text:p>
          </table:table-cell>
          <table:table-cell office:value-type="float" office:value="3.29686403" calcext:value-type="float">
            <text:p>3.29686403</text:p>
          </table:table-cell>
          <table:table-cell table:number-columns-repeated="5"/>
        </table:table-row>
        <table:table-row table:style-name="ro1">
          <table:table-cell table:formula="of:=[.B634]/3600" office:value-type="float" office:value="10.6011111111111" calcext:value-type="float">
            <text:p>10.6</text:p>
          </table:table-cell>
          <table:table-cell office:value-type="float" office:value="38164" calcext:value-type="float">
            <text:p>38164</text:p>
          </table:table-cell>
          <table:table-cell office:value-type="float" office:value="3487" calcext:value-type="float">
            <text:p>3487</text:p>
          </table:table-cell>
          <table:table-cell table:formula="of:=[.C634]/1000" office:value-type="float" office:value="3.487" calcext:value-type="float">
            <text:p>3.487</text:p>
          </table:table-cell>
          <table:table-cell office:value-type="float" office:value="2586" calcext:value-type="float">
            <text:p>2586</text:p>
          </table:table-cell>
          <table:table-cell office:value-type="float" office:value="1483" calcext:value-type="float">
            <text:p>1483</text:p>
          </table:table-cell>
          <table:table-cell office:value-type="float" office:value="3.48852682" calcext:value-type="float">
            <text:p>3.48852682</text:p>
          </table:table-cell>
          <table:table-cell office:value-type="float" office:value="3.29656625" calcext:value-type="float">
            <text:p>3.29656625</text:p>
          </table:table-cell>
          <table:table-cell table:number-columns-repeated="5"/>
        </table:table-row>
        <table:table-row table:style-name="ro1">
          <table:table-cell table:formula="of:=[.B635]/3600" office:value-type="float" office:value="10.6177777777778" calcext:value-type="float">
            <text:p>10.6</text:p>
          </table:table-cell>
          <table:table-cell office:value-type="float" office:value="38224" calcext:value-type="float">
            <text:p>38224</text:p>
          </table:table-cell>
          <table:table-cell office:value-type="float" office:value="3486" calcext:value-type="float">
            <text:p>3486</text:p>
          </table:table-cell>
          <table:table-cell table:formula="of:=[.C635]/1000" office:value-type="float" office:value="3.486" calcext:value-type="float">
            <text:p>3.486</text:p>
          </table:table-cell>
          <table:table-cell office:value-type="float" office:value="2585" calcext:value-type="float">
            <text:p>2585</text:p>
          </table:table-cell>
          <table:table-cell office:value-type="float" office:value="1483" calcext:value-type="float">
            <text:p>1483</text:p>
          </table:table-cell>
          <table:table-cell office:value-type="float" office:value="3.48762536" calcext:value-type="float">
            <text:p>3.48762536</text:p>
          </table:table-cell>
          <table:table-cell office:value-type="float" office:value="3.29617" calcext:value-type="float">
            <text:p>3.29617</text:p>
          </table:table-cell>
          <table:table-cell table:number-columns-repeated="5"/>
        </table:table-row>
        <table:table-row table:style-name="ro1">
          <table:table-cell table:formula="of:=[.B636]/3600" office:value-type="float" office:value="10.6347222222222" calcext:value-type="float">
            <text:p>10.6</text:p>
          </table:table-cell>
          <table:table-cell office:value-type="float" office:value="38285" calcext:value-type="float">
            <text:p>38285</text:p>
          </table:table-cell>
          <table:table-cell office:value-type="float" office:value="3484" calcext:value-type="float">
            <text:p>3484</text:p>
          </table:table-cell>
          <table:table-cell table:formula="of:=[.C636]/1000" office:value-type="float" office:value="3.484" calcext:value-type="float">
            <text:p>3.484</text:p>
          </table:table-cell>
          <table:table-cell office:value-type="float" office:value="2584" calcext:value-type="float">
            <text:p>2584</text:p>
          </table:table-cell>
          <table:table-cell office:value-type="float" office:value="1483" calcext:value-type="float">
            <text:p>1483</text:p>
          </table:table-cell>
          <table:table-cell office:value-type="float" office:value="3.48676062" calcext:value-type="float">
            <text:p>3.48676062</text:p>
          </table:table-cell>
          <table:table-cell office:value-type="float" office:value="3.29589605" calcext:value-type="float">
            <text:p>3.29589605</text:p>
          </table:table-cell>
          <table:table-cell table:number-columns-repeated="5"/>
        </table:table-row>
        <table:table-row table:style-name="ro1">
          <table:table-cell table:formula="of:=[.B637]/3600" office:value-type="float" office:value="10.6513888888889" calcext:value-type="float">
            <text:p>10.7</text:p>
          </table:table-cell>
          <table:table-cell office:value-type="float" office:value="38345" calcext:value-type="float">
            <text:p>38345</text:p>
          </table:table-cell>
          <table:table-cell office:value-type="float" office:value="3484" calcext:value-type="float">
            <text:p>3484</text:p>
          </table:table-cell>
          <table:table-cell table:formula="of:=[.C637]/1000" office:value-type="float" office:value="3.484" calcext:value-type="float">
            <text:p>3.484</text:p>
          </table:table-cell>
          <table:table-cell office:value-type="float" office:value="2584" calcext:value-type="float">
            <text:p>2584</text:p>
          </table:table-cell>
          <table:table-cell office:value-type="float" office:value="1483" calcext:value-type="float">
            <text:p>1483</text:p>
          </table:table-cell>
          <table:table-cell office:value-type="float" office:value="3.48592877" calcext:value-type="float">
            <text:p>3.48592877</text:p>
          </table:table-cell>
          <table:table-cell office:value-type="float" office:value="3.29561996" calcext:value-type="float">
            <text:p>3.29561996</text:p>
          </table:table-cell>
          <table:table-cell table:number-columns-repeated="5"/>
        </table:table-row>
        <table:table-row table:style-name="ro1">
          <table:table-cell table:formula="of:=[.B638]/3600" office:value-type="float" office:value="10.6683333333333" calcext:value-type="float">
            <text:p>10.7</text:p>
          </table:table-cell>
          <table:table-cell office:value-type="float" office:value="38406" calcext:value-type="float">
            <text:p>38406</text:p>
          </table:table-cell>
          <table:table-cell office:value-type="float" office:value="3483" calcext:value-type="float">
            <text:p>3483</text:p>
          </table:table-cell>
          <table:table-cell table:formula="of:=[.C638]/1000" office:value-type="float" office:value="3.483" calcext:value-type="float">
            <text:p>3.483</text:p>
          </table:table-cell>
          <table:table-cell office:value-type="float" office:value="2583" calcext:value-type="float">
            <text:p>2583</text:p>
          </table:table-cell>
          <table:table-cell office:value-type="float" office:value="1483" calcext:value-type="float">
            <text:p>1483</text:p>
          </table:table-cell>
          <table:table-cell office:value-type="float" office:value="3.48504996" calcext:value-type="float">
            <text:p>3.48504996</text:p>
          </table:table-cell>
          <table:table-cell office:value-type="float" office:value="3.29527903" calcext:value-type="float">
            <text:p>3.29527903</text:p>
          </table:table-cell>
          <table:table-cell table:number-columns-repeated="5"/>
        </table:table-row>
        <table:table-row table:style-name="ro1">
          <table:table-cell table:formula="of:=[.B639]/3600" office:value-type="float" office:value="10.685" calcext:value-type="float">
            <text:p>10.7</text:p>
          </table:table-cell>
          <table:table-cell office:value-type="float" office:value="38466" calcext:value-type="float">
            <text:p>38466</text:p>
          </table:table-cell>
          <table:table-cell office:value-type="float" office:value="3482" calcext:value-type="float">
            <text:p>3482</text:p>
          </table:table-cell>
          <table:table-cell table:formula="of:=[.C639]/1000" office:value-type="float" office:value="3.482" calcext:value-type="float">
            <text:p>3.482</text:p>
          </table:table-cell>
          <table:table-cell office:value-type="float" office:value="2582" calcext:value-type="float">
            <text:p>2582</text:p>
          </table:table-cell>
          <table:table-cell office:value-type="float" office:value="1483" calcext:value-type="float">
            <text:p>1483</text:p>
          </table:table-cell>
          <table:table-cell office:value-type="float" office:value="3.48418832" calcext:value-type="float">
            <text:p>3.48418832</text:p>
          </table:table-cell>
          <table:table-cell office:value-type="float" office:value="3.29504895" calcext:value-type="float">
            <text:p>3.29504895</text:p>
          </table:table-cell>
          <table:table-cell table:number-columns-repeated="5"/>
        </table:table-row>
        <table:table-row table:style-name="ro1">
          <table:table-cell table:formula="of:=[.B640]/3600" office:value-type="float" office:value="10.7016666666667" calcext:value-type="float">
            <text:p>10.7</text:p>
          </table:table-cell>
          <table:table-cell office:value-type="float" office:value="38526" calcext:value-type="float">
            <text:p>38526</text:p>
          </table:table-cell>
          <table:table-cell office:value-type="float" office:value="3482" calcext:value-type="float">
            <text:p>3482</text:p>
          </table:table-cell>
          <table:table-cell table:formula="of:=[.C640]/1000" office:value-type="float" office:value="3.482" calcext:value-type="float">
            <text:p>3.482</text:p>
          </table:table-cell>
          <table:table-cell office:value-type="float" office:value="2582" calcext:value-type="float">
            <text:p>2582</text:p>
          </table:table-cell>
          <table:table-cell office:value-type="float" office:value="1483" calcext:value-type="float">
            <text:p>1483</text:p>
          </table:table-cell>
          <table:table-cell office:value-type="float" office:value="3.48332834" calcext:value-type="float">
            <text:p>3.48332834</text:p>
          </table:table-cell>
          <table:table-cell office:value-type="float" office:value="3.29469347" calcext:value-type="float">
            <text:p>3.29469347</text:p>
          </table:table-cell>
          <table:table-cell table:number-columns-repeated="5"/>
        </table:table-row>
        <table:table-row table:style-name="ro1">
          <table:table-cell table:formula="of:=[.B641]/3600" office:value-type="float" office:value="10.7186111111111" calcext:value-type="float">
            <text:p>10.7</text:p>
          </table:table-cell>
          <table:table-cell office:value-type="float" office:value="38587" calcext:value-type="float">
            <text:p>38587</text:p>
          </table:table-cell>
          <table:table-cell office:value-type="float" office:value="3482" calcext:value-type="float">
            <text:p>3482</text:p>
          </table:table-cell>
          <table:table-cell table:formula="of:=[.C641]/1000" office:value-type="float" office:value="3.482" calcext:value-type="float">
            <text:p>3.482</text:p>
          </table:table-cell>
          <table:table-cell office:value-type="float" office:value="2582" calcext:value-type="float">
            <text:p>2582</text:p>
          </table:table-cell>
          <table:table-cell office:value-type="float" office:value="1483" calcext:value-type="float">
            <text:p>1483</text:p>
          </table:table-cell>
          <table:table-cell office:value-type="float" office:value="3.48246551" calcext:value-type="float">
            <text:p>3.48246551</text:p>
          </table:table-cell>
          <table:table-cell office:value-type="float" office:value="3.29483056" calcext:value-type="float">
            <text:p>3.29483056</text:p>
          </table:table-cell>
          <table:table-cell table:number-columns-repeated="5"/>
        </table:table-row>
        <table:table-row table:style-name="ro1">
          <table:table-cell table:formula="of:=[.B642]/3600" office:value-type="float" office:value="10.7352777777778" calcext:value-type="float">
            <text:p>10.7</text:p>
          </table:table-cell>
          <table:table-cell office:value-type="float" office:value="38647" calcext:value-type="float">
            <text:p>38647</text:p>
          </table:table-cell>
          <table:table-cell office:value-type="float" office:value="3480" calcext:value-type="float">
            <text:p>3480</text:p>
          </table:table-cell>
          <table:table-cell table:formula="of:=[.C642]/1000" office:value-type="float" office:value="3.48" calcext:value-type="float">
            <text:p>3.48</text:p>
          </table:table-cell>
          <table:table-cell office:value-type="float" office:value="2581" calcext:value-type="float">
            <text:p>2581</text:p>
          </table:table-cell>
          <table:table-cell office:value-type="float" office:value="1483" calcext:value-type="float">
            <text:p>1483</text:p>
          </table:table-cell>
          <table:table-cell office:value-type="float" office:value="3.48165607" calcext:value-type="float">
            <text:p>3.48165607</text:p>
          </table:table-cell>
          <table:table-cell office:value-type="float" office:value="3.29432249" calcext:value-type="float">
            <text:p>3.29432249</text:p>
          </table:table-cell>
          <table:table-cell table:number-columns-repeated="5"/>
        </table:table-row>
        <table:table-row table:style-name="ro1">
          <table:table-cell table:formula="of:=[.B643]/3600" office:value-type="float" office:value="10.7522222222222" calcext:value-type="float">
            <text:p>10.8</text:p>
          </table:table-cell>
          <table:table-cell office:value-type="float" office:value="38708" calcext:value-type="float">
            <text:p>38708</text:p>
          </table:table-cell>
          <table:table-cell office:value-type="float" office:value="3479" calcext:value-type="float">
            <text:p>3479</text:p>
          </table:table-cell>
          <table:table-cell table:formula="of:=[.C643]/1000" office:value-type="float" office:value="3.479" calcext:value-type="float">
            <text:p>3.479</text:p>
          </table:table-cell>
          <table:table-cell office:value-type="float" office:value="2580" calcext:value-type="float">
            <text:p>2580</text:p>
          </table:table-cell>
          <table:table-cell office:value-type="float" office:value="1483" calcext:value-type="float">
            <text:p>1483</text:p>
          </table:table-cell>
          <table:table-cell office:value-type="float" office:value="3.4808259" calcext:value-type="float">
            <text:p>3.4808259</text:p>
          </table:table-cell>
          <table:table-cell office:value-type="float" office:value="3.29414701" calcext:value-type="float">
            <text:p>3.29414701</text:p>
          </table:table-cell>
          <table:table-cell table:number-columns-repeated="5"/>
        </table:table-row>
        <table:table-row table:style-name="ro1">
          <table:table-cell table:formula="of:=[.B644]/3600" office:value-type="float" office:value="10.7688888888889" calcext:value-type="float">
            <text:p>10.8</text:p>
          </table:table-cell>
          <table:table-cell office:value-type="float" office:value="38768" calcext:value-type="float">
            <text:p>38768</text:p>
          </table:table-cell>
          <table:table-cell office:value-type="float" office:value="3479" calcext:value-type="float">
            <text:p>3479</text:p>
          </table:table-cell>
          <table:table-cell table:formula="of:=[.C644]/1000" office:value-type="float" office:value="3.479" calcext:value-type="float">
            <text:p>3.479</text:p>
          </table:table-cell>
          <table:table-cell office:value-type="float" office:value="2580" calcext:value-type="float">
            <text:p>2580</text:p>
          </table:table-cell>
          <table:table-cell office:value-type="float" office:value="1483" calcext:value-type="float">
            <text:p>1483</text:p>
          </table:table-cell>
          <table:table-cell office:value-type="float" office:value="3.47998333" calcext:value-type="float">
            <text:p>3.47998333</text:p>
          </table:table-cell>
          <table:table-cell office:value-type="float" office:value="3.2939322" calcext:value-type="float">
            <text:p>3.2939322</text:p>
          </table:table-cell>
          <table:table-cell table:number-columns-repeated="5"/>
        </table:table-row>
        <table:table-row table:style-name="ro1">
          <table:table-cell table:formula="of:=[.B645]/3600" office:value-type="float" office:value="10.7855555555556" calcext:value-type="float">
            <text:p>10.8</text:p>
          </table:table-cell>
          <table:table-cell office:value-type="float" office:value="38828" calcext:value-type="float">
            <text:p>38828</text:p>
          </table:table-cell>
          <table:table-cell office:value-type="float" office:value="3475" calcext:value-type="float">
            <text:p>3475</text:p>
          </table:table-cell>
          <table:table-cell table:formula="of:=[.C645]/1000" office:value-type="float" office:value="3.475" calcext:value-type="float">
            <text:p>3.475</text:p>
          </table:table-cell>
          <table:table-cell office:value-type="float" office:value="2579" calcext:value-type="float">
            <text:p>2579</text:p>
          </table:table-cell>
          <table:table-cell office:value-type="float" office:value="1484" calcext:value-type="float">
            <text:p>1484</text:p>
          </table:table-cell>
          <table:table-cell office:value-type="float" office:value="3.47917438" calcext:value-type="float">
            <text:p>3.47917438</text:p>
          </table:table-cell>
          <table:table-cell office:value-type="float" office:value="3.29366493" calcext:value-type="float">
            <text:p>3.29366493</text:p>
          </table:table-cell>
          <table:table-cell table:number-columns-repeated="5"/>
        </table:table-row>
        <table:table-row table:style-name="ro1">
          <table:table-cell table:formula="of:=[.B646]/3600" office:value-type="float" office:value="10.8025" calcext:value-type="float">
            <text:p>10.8</text:p>
          </table:table-cell>
          <table:table-cell office:value-type="float" office:value="38889" calcext:value-type="float">
            <text:p>38889</text:p>
          </table:table-cell>
          <table:table-cell office:value-type="float" office:value="3476" calcext:value-type="float">
            <text:p>3476</text:p>
          </table:table-cell>
          <table:table-cell table:formula="of:=[.C646]/1000" office:value-type="float" office:value="3.476" calcext:value-type="float">
            <text:p>3.476</text:p>
          </table:table-cell>
          <table:table-cell office:value-type="float" office:value="2578" calcext:value-type="float">
            <text:p>2578</text:p>
          </table:table-cell>
          <table:table-cell office:value-type="float" office:value="1483" calcext:value-type="float">
            <text:p>1483</text:p>
          </table:table-cell>
          <table:table-cell office:value-type="float" office:value="3.47828197" calcext:value-type="float">
            <text:p>3.47828197</text:p>
          </table:table-cell>
          <table:table-cell office:value-type="float" office:value="3.29349828" calcext:value-type="float">
            <text:p>3.29349828</text:p>
          </table:table-cell>
          <table:table-cell table:number-columns-repeated="5"/>
        </table:table-row>
        <table:table-row table:style-name="ro1">
          <table:table-cell table:formula="of:=[.B647]/3600" office:value-type="float" office:value="10.8191666666667" calcext:value-type="float">
            <text:p>10.8</text:p>
          </table:table-cell>
          <table:table-cell office:value-type="float" office:value="38949" calcext:value-type="float">
            <text:p>38949</text:p>
          </table:table-cell>
          <table:table-cell office:value-type="float" office:value="3474" calcext:value-type="float">
            <text:p>3474</text:p>
          </table:table-cell>
          <table:table-cell table:formula="of:=[.C647]/1000" office:value-type="float" office:value="3.474" calcext:value-type="float">
            <text:p>3.474</text:p>
          </table:table-cell>
          <table:table-cell office:value-type="float" office:value="2578" calcext:value-type="float">
            <text:p>2578</text:p>
          </table:table-cell>
          <table:table-cell office:value-type="float" office:value="1484" calcext:value-type="float">
            <text:p>1484</text:p>
          </table:table-cell>
          <table:table-cell office:value-type="float" office:value="3.47743678" calcext:value-type="float">
            <text:p>3.47743678</text:p>
          </table:table-cell>
          <table:table-cell office:value-type="float" office:value="3.29325581" calcext:value-type="float">
            <text:p>3.29325581</text:p>
          </table:table-cell>
          <table:table-cell table:number-columns-repeated="5"/>
        </table:table-row>
        <table:table-row table:style-name="ro1">
          <table:table-cell table:formula="of:=[.B648]/3600" office:value-type="float" office:value="10.8358333333333" calcext:value-type="float">
            <text:p>10.8</text:p>
          </table:table-cell>
          <table:table-cell office:value-type="float" office:value="39009" calcext:value-type="float">
            <text:p>39009</text:p>
          </table:table-cell>
          <table:table-cell office:value-type="float" office:value="3475" calcext:value-type="float">
            <text:p>3475</text:p>
          </table:table-cell>
          <table:table-cell table:formula="of:=[.C648]/1000" office:value-type="float" office:value="3.475" calcext:value-type="float">
            <text:p>3.475</text:p>
          </table:table-cell>
          <table:table-cell office:value-type="float" office:value="2577" calcext:value-type="float">
            <text:p>2577</text:p>
          </table:table-cell>
          <table:table-cell office:value-type="float" office:value="1483" calcext:value-type="float">
            <text:p>1483</text:p>
          </table:table-cell>
          <table:table-cell office:value-type="float" office:value="3.47660232" calcext:value-type="float">
            <text:p>3.47660232</text:p>
          </table:table-cell>
          <table:table-cell office:value-type="float" office:value="3.29307127" calcext:value-type="float">
            <text:p>3.29307127</text:p>
          </table:table-cell>
          <table:table-cell table:number-columns-repeated="5"/>
        </table:table-row>
        <table:table-row table:style-name="ro1">
          <table:table-cell table:formula="of:=[.B649]/3600" office:value-type="float" office:value="10.8527777777778" calcext:value-type="float">
            <text:p>10.9</text:p>
          </table:table-cell>
          <table:table-cell office:value-type="float" office:value="39070" calcext:value-type="float">
            <text:p>39070</text:p>
          </table:table-cell>
          <table:table-cell office:value-type="float" office:value="3475" calcext:value-type="float">
            <text:p>3475</text:p>
          </table:table-cell>
          <table:table-cell table:formula="of:=[.C649]/1000" office:value-type="float" office:value="3.475" calcext:value-type="float">
            <text:p>3.475</text:p>
          </table:table-cell>
          <table:table-cell office:value-type="float" office:value="2577" calcext:value-type="float">
            <text:p>2577</text:p>
          </table:table-cell>
          <table:table-cell office:value-type="float" office:value="1483" calcext:value-type="float">
            <text:p>1483</text:p>
          </table:table-cell>
          <table:table-cell office:value-type="float" office:value="3.47578955" calcext:value-type="float">
            <text:p>3.47578955</text:p>
          </table:table-cell>
          <table:table-cell office:value-type="float" office:value="3.29275703" calcext:value-type="float">
            <text:p>3.29275703</text:p>
          </table:table-cell>
          <table:table-cell table:number-columns-repeated="5"/>
        </table:table-row>
        <table:table-row table:style-name="ro1">
          <table:table-cell table:formula="of:=[.B650]/3600" office:value-type="float" office:value="10.8694444444444" calcext:value-type="float">
            <text:p>10.9</text:p>
          </table:table-cell>
          <table:table-cell office:value-type="float" office:value="39130" calcext:value-type="float">
            <text:p>39130</text:p>
          </table:table-cell>
          <table:table-cell office:value-type="float" office:value="3474" calcext:value-type="float">
            <text:p>3474</text:p>
          </table:table-cell>
          <table:table-cell table:formula="of:=[.C650]/1000" office:value-type="float" office:value="3.474" calcext:value-type="float">
            <text:p>3.474</text:p>
          </table:table-cell>
          <table:table-cell office:value-type="float" office:value="2576" calcext:value-type="float">
            <text:p>2576</text:p>
          </table:table-cell>
          <table:table-cell office:value-type="float" office:value="1483" calcext:value-type="float">
            <text:p>1483</text:p>
          </table:table-cell>
          <table:table-cell office:value-type="float" office:value="3.47492719" calcext:value-type="float">
            <text:p>3.47492719</text:p>
          </table:table-cell>
          <table:table-cell office:value-type="float" office:value="3.29266691" calcext:value-type="float">
            <text:p>3.29266691</text:p>
          </table:table-cell>
          <table:table-cell table:number-columns-repeated="5"/>
        </table:table-row>
        <table:table-row table:style-name="ro1">
          <table:table-cell table:formula="of:=[.B651]/3600" office:value-type="float" office:value="10.8863888888889" calcext:value-type="float">
            <text:p>10.9</text:p>
          </table:table-cell>
          <table:table-cell office:value-type="float" office:value="39191" calcext:value-type="float">
            <text:p>39191</text:p>
          </table:table-cell>
          <table:table-cell office:value-type="float" office:value="3472" calcext:value-type="float">
            <text:p>3472</text:p>
          </table:table-cell>
          <table:table-cell table:formula="of:=[.C651]/1000" office:value-type="float" office:value="3.472" calcext:value-type="float">
            <text:p>3.472</text:p>
          </table:table-cell>
          <table:table-cell office:value-type="float" office:value="2575" calcext:value-type="float">
            <text:p>2575</text:p>
          </table:table-cell>
          <table:table-cell office:value-type="float" office:value="1483" calcext:value-type="float">
            <text:p>1483</text:p>
          </table:table-cell>
          <table:table-cell office:value-type="float" office:value="3.47410226" calcext:value-type="float">
            <text:p>3.47410226</text:p>
          </table:table-cell>
          <table:table-cell office:value-type="float" office:value="3.29238367" calcext:value-type="float">
            <text:p>3.29238367</text:p>
          </table:table-cell>
          <table:table-cell table:number-columns-repeated="5"/>
        </table:table-row>
        <table:table-row table:style-name="ro1">
          <table:table-cell table:formula="of:=[.B652]/3600" office:value-type="float" office:value="10.9030555555556" calcext:value-type="float">
            <text:p>10.9</text:p>
          </table:table-cell>
          <table:table-cell office:value-type="float" office:value="39251" calcext:value-type="float">
            <text:p>39251</text:p>
          </table:table-cell>
          <table:table-cell office:value-type="float" office:value="3472" calcext:value-type="float">
            <text:p>3472</text:p>
          </table:table-cell>
          <table:table-cell table:formula="of:=[.C652]/1000" office:value-type="float" office:value="3.472" calcext:value-type="float">
            <text:p>3.472</text:p>
          </table:table-cell>
          <table:table-cell office:value-type="float" office:value="2575" calcext:value-type="float">
            <text:p>2575</text:p>
          </table:table-cell>
          <table:table-cell office:value-type="float" office:value="1483" calcext:value-type="float">
            <text:p>1483</text:p>
          </table:table-cell>
          <table:table-cell office:value-type="float" office:value="3.47314715" calcext:value-type="float">
            <text:p>3.47314715</text:p>
          </table:table-cell>
          <table:table-cell office:value-type="float" office:value="3.29224348" calcext:value-type="float">
            <text:p>3.29224348</text:p>
          </table:table-cell>
          <table:table-cell table:number-columns-repeated="5"/>
        </table:table-row>
        <table:table-row table:style-name="ro1">
          <table:table-cell table:formula="of:=[.B653]/3600" office:value-type="float" office:value="10.9197222222222" calcext:value-type="float">
            <text:p>10.9</text:p>
          </table:table-cell>
          <table:table-cell office:value-type="float" office:value="39311" calcext:value-type="float">
            <text:p>39311</text:p>
          </table:table-cell>
          <table:table-cell office:value-type="float" office:value="3471" calcext:value-type="float">
            <text:p>3471</text:p>
          </table:table-cell>
          <table:table-cell table:formula="of:=[.C653]/1000" office:value-type="float" office:value="3.471" calcext:value-type="float">
            <text:p>3.471</text:p>
          </table:table-cell>
          <table:table-cell office:value-type="float" office:value="2574" calcext:value-type="float">
            <text:p>2574</text:p>
          </table:table-cell>
          <table:table-cell office:value-type="float" office:value="1483" calcext:value-type="float">
            <text:p>1483</text:p>
          </table:table-cell>
          <table:table-cell office:value-type="float" office:value="3.47225738" calcext:value-type="float">
            <text:p>3.47225738</text:p>
          </table:table-cell>
          <table:table-cell office:value-type="float" office:value="3.29203773" calcext:value-type="float">
            <text:p>3.29203773</text:p>
          </table:table-cell>
          <table:table-cell table:number-columns-repeated="5"/>
        </table:table-row>
        <table:table-row table:style-name="ro1">
          <table:table-cell table:formula="of:=[.B654]/3600" office:value-type="float" office:value="10.9366666666667" calcext:value-type="float">
            <text:p>10.9</text:p>
          </table:table-cell>
          <table:table-cell office:value-type="float" office:value="39372" calcext:value-type="float">
            <text:p>39372</text:p>
          </table:table-cell>
          <table:table-cell office:value-type="float" office:value="3469" calcext:value-type="float">
            <text:p>3469</text:p>
          </table:table-cell>
          <table:table-cell table:formula="of:=[.C654]/1000" office:value-type="float" office:value="3.469" calcext:value-type="float">
            <text:p>3.469</text:p>
          </table:table-cell>
          <table:table-cell office:value-type="float" office:value="2573" calcext:value-type="float">
            <text:p>2573</text:p>
          </table:table-cell>
          <table:table-cell office:value-type="float" office:value="1483" calcext:value-type="float">
            <text:p>1483</text:p>
          </table:table-cell>
          <table:table-cell office:value-type="float" office:value="3.47131872" calcext:value-type="float">
            <text:p>3.47131872</text:p>
          </table:table-cell>
          <table:table-cell office:value-type="float" office:value="3.29194498" calcext:value-type="float">
            <text:p>3.29194498</text:p>
          </table:table-cell>
          <table:table-cell table:number-columns-repeated="5"/>
        </table:table-row>
        <table:table-row table:style-name="ro1">
          <table:table-cell table:formula="of:=[.B655]/3600" office:value-type="float" office:value="10.9533333333333" calcext:value-type="float">
            <text:p>11.0</text:p>
          </table:table-cell>
          <table:table-cell office:value-type="float" office:value="39432" calcext:value-type="float">
            <text:p>39432</text:p>
          </table:table-cell>
          <table:table-cell office:value-type="float" office:value="3475" calcext:value-type="float">
            <text:p>3475</text:p>
          </table:table-cell>
          <table:table-cell table:formula="of:=[.C655]/1000" office:value-type="float" office:value="3.475" calcext:value-type="float">
            <text:p>3.475</text:p>
          </table:table-cell>
          <table:table-cell office:value-type="float" office:value="2577" calcext:value-type="float">
            <text:p>2577</text:p>
          </table:table-cell>
          <table:table-cell office:value-type="float" office:value="1483" calcext:value-type="float">
            <text:p>1483</text:p>
          </table:table-cell>
          <table:table-cell office:value-type="float" office:value="3.47040272" calcext:value-type="float">
            <text:p>3.47040272</text:p>
          </table:table-cell>
          <table:table-cell office:value-type="float" office:value="3.29166412" calcext:value-type="float">
            <text:p>3.29166412</text:p>
          </table:table-cell>
          <table:table-cell table:number-columns-repeated="5"/>
        </table:table-row>
        <table:table-row table:style-name="ro1">
          <table:table-cell table:formula="of:=[.B656]/3600" office:value-type="float" office:value="10.9702777777778" calcext:value-type="float">
            <text:p>11.0</text:p>
          </table:table-cell>
          <table:table-cell office:value-type="float" office:value="39493" calcext:value-type="float">
            <text:p>39493</text:p>
          </table:table-cell>
          <table:table-cell office:value-type="float" office:value="3475" calcext:value-type="float">
            <text:p>3475</text:p>
          </table:table-cell>
          <table:table-cell table:formula="of:=[.C656]/1000" office:value-type="float" office:value="3.475" calcext:value-type="float">
            <text:p>3.475</text:p>
          </table:table-cell>
          <table:table-cell office:value-type="float" office:value="2577" calcext:value-type="float">
            <text:p>2577</text:p>
          </table:table-cell>
          <table:table-cell office:value-type="float" office:value="1483" calcext:value-type="float">
            <text:p>1483</text:p>
          </table:table-cell>
          <table:table-cell office:value-type="float" office:value="3.4695096" calcext:value-type="float">
            <text:p>3.4695096</text:p>
          </table:table-cell>
          <table:table-cell office:value-type="float" office:value="3.29151154" calcext:value-type="float">
            <text:p>3.29151154</text:p>
          </table:table-cell>
          <table:table-cell table:number-columns-repeated="5"/>
        </table:table-row>
        <table:table-row table:style-name="ro1">
          <table:table-cell table:formula="of:=[.B657]/3600" office:value-type="float" office:value="10.9869444444444" calcext:value-type="float">
            <text:p>11.0</text:p>
          </table:table-cell>
          <table:table-cell office:value-type="float" office:value="39553" calcext:value-type="float">
            <text:p>39553</text:p>
          </table:table-cell>
          <table:table-cell office:value-type="float" office:value="3474" calcext:value-type="float">
            <text:p>3474</text:p>
          </table:table-cell>
          <table:table-cell table:formula="of:=[.C657]/1000" office:value-type="float" office:value="3.474" calcext:value-type="float">
            <text:p>3.474</text:p>
          </table:table-cell>
          <table:table-cell office:value-type="float" office:value="2576" calcext:value-type="float">
            <text:p>2576</text:p>
          </table:table-cell>
          <table:table-cell office:value-type="float" office:value="1483" calcext:value-type="float">
            <text:p>1483</text:p>
          </table:table-cell>
          <table:table-cell office:value-type="float" office:value="3.46853161" calcext:value-type="float">
            <text:p>3.46853161</text:p>
          </table:table-cell>
          <table:table-cell office:value-type="float" office:value="3.29130459" calcext:value-type="float">
            <text:p>3.29130459</text:p>
          </table:table-cell>
          <table:table-cell table:number-columns-repeated="5"/>
        </table:table-row>
        <table:table-row table:style-name="ro1">
          <table:table-cell table:formula="of:=[.B658]/3600" office:value-type="float" office:value="11.0036111111111" calcext:value-type="float">
            <text:p>11.0</text:p>
          </table:table-cell>
          <table:table-cell office:value-type="float" office:value="39613" calcext:value-type="float">
            <text:p>39613</text:p>
          </table:table-cell>
          <table:table-cell office:value-type="float" office:value="3470" calcext:value-type="float">
            <text:p>3470</text:p>
          </table:table-cell>
          <table:table-cell table:formula="of:=[.C658]/1000" office:value-type="float" office:value="3.47" calcext:value-type="float">
            <text:p>3.47</text:p>
          </table:table-cell>
          <table:table-cell office:value-type="float" office:value="2575" calcext:value-type="float">
            <text:p>2575</text:p>
          </table:table-cell>
          <table:table-cell office:value-type="float" office:value="1484" calcext:value-type="float">
            <text:p>1484</text:p>
          </table:table-cell>
          <table:table-cell office:value-type="float" office:value="3.46761107" calcext:value-type="float">
            <text:p>3.46761107</text:p>
          </table:table-cell>
          <table:table-cell office:value-type="float" office:value="3.2911706" calcext:value-type="float">
            <text:p>3.2911706</text:p>
          </table:table-cell>
          <table:table-cell table:number-columns-repeated="5"/>
        </table:table-row>
        <table:table-row table:style-name="ro1">
          <table:table-cell table:formula="of:=[.B659]/3600" office:value-type="float" office:value="11.0205555555556" calcext:value-type="float">
            <text:p>11.0</text:p>
          </table:table-cell>
          <table:table-cell office:value-type="float" office:value="39674" calcext:value-type="float">
            <text:p>39674</text:p>
          </table:table-cell>
          <table:table-cell office:value-type="float" office:value="3470" calcext:value-type="float">
            <text:p>3470</text:p>
          </table:table-cell>
          <table:table-cell table:formula="of:=[.C659]/1000" office:value-type="float" office:value="3.47" calcext:value-type="float">
            <text:p>3.47</text:p>
          </table:table-cell>
          <table:table-cell office:value-type="float" office:value="2575" calcext:value-type="float">
            <text:p>2575</text:p>
          </table:table-cell>
          <table:table-cell office:value-type="float" office:value="1484" calcext:value-type="float">
            <text:p>1484</text:p>
          </table:table-cell>
          <table:table-cell office:value-type="float" office:value="3.46663165" calcext:value-type="float">
            <text:p>3.46663165</text:p>
          </table:table-cell>
          <table:table-cell office:value-type="float" office:value="3.29100132" calcext:value-type="float">
            <text:p>3.29100132</text:p>
          </table:table-cell>
          <table:table-cell table:number-columns-repeated="5"/>
        </table:table-row>
        <table:table-row table:style-name="ro1">
          <table:table-cell table:formula="of:=[.B660]/3600" office:value-type="float" office:value="11.0372222222222" calcext:value-type="float">
            <text:p>11.0</text:p>
          </table:table-cell>
          <table:table-cell office:value-type="float" office:value="39734" calcext:value-type="float">
            <text:p>39734</text:p>
          </table:table-cell>
          <table:table-cell office:value-type="float" office:value="3469" calcext:value-type="float">
            <text:p>3469</text:p>
          </table:table-cell>
          <table:table-cell table:formula="of:=[.C660]/1000" office:value-type="float" office:value="3.469" calcext:value-type="float">
            <text:p>3.469</text:p>
          </table:table-cell>
          <table:table-cell office:value-type="float" office:value="2574" calcext:value-type="float">
            <text:p>2574</text:p>
          </table:table-cell>
          <table:table-cell office:value-type="float" office:value="1484" calcext:value-type="float">
            <text:p>1484</text:p>
          </table:table-cell>
          <table:table-cell office:value-type="float" office:value="3.46568704" calcext:value-type="float">
            <text:p>3.46568704</text:p>
          </table:table-cell>
          <table:table-cell office:value-type="float" office:value="3.29090238" calcext:value-type="float">
            <text:p>3.29090238</text:p>
          </table:table-cell>
          <table:table-cell table:number-columns-repeated="5"/>
        </table:table-row>
        <table:table-row table:style-name="ro1">
          <table:table-cell table:formula="of:=[.B661]/3600" office:value-type="float" office:value="11.0538888888889" calcext:value-type="float">
            <text:p>11.1</text:p>
          </table:table-cell>
          <table:table-cell office:value-type="float" office:value="39794" calcext:value-type="float">
            <text:p>39794</text:p>
          </table:table-cell>
          <table:table-cell office:value-type="float" office:value="3471" calcext:value-type="float">
            <text:p>3471</text:p>
          </table:table-cell>
          <table:table-cell table:formula="of:=[.C661]/1000" office:value-type="float" office:value="3.471" calcext:value-type="float">
            <text:p>3.471</text:p>
          </table:table-cell>
          <table:table-cell office:value-type="float" office:value="2574" calcext:value-type="float">
            <text:p>2574</text:p>
          </table:table-cell>
          <table:table-cell office:value-type="float" office:value="1483" calcext:value-type="float">
            <text:p>1483</text:p>
          </table:table-cell>
          <table:table-cell office:value-type="float" office:value="3.46467853" calcext:value-type="float">
            <text:p>3.46467853</text:p>
          </table:table-cell>
          <table:table-cell office:value-type="float" office:value="3.29055643" calcext:value-type="float">
            <text:p>3.29055643</text:p>
          </table:table-cell>
          <table:table-cell table:number-columns-repeated="5"/>
        </table:table-row>
        <table:table-row table:style-name="ro1">
          <table:table-cell table:formula="of:=[.B662]/3600" office:value-type="float" office:value="11.0708333333333" calcext:value-type="float">
            <text:p>11.1</text:p>
          </table:table-cell>
          <table:table-cell office:value-type="float" office:value="39855" calcext:value-type="float">
            <text:p>39855</text:p>
          </table:table-cell>
          <table:table-cell office:value-type="float" office:value="3469" calcext:value-type="float">
            <text:p>3469</text:p>
          </table:table-cell>
          <table:table-cell table:formula="of:=[.C662]/1000" office:value-type="float" office:value="3.469" calcext:value-type="float">
            <text:p>3.469</text:p>
          </table:table-cell>
          <table:table-cell office:value-type="float" office:value="2573" calcext:value-type="float">
            <text:p>2573</text:p>
          </table:table-cell>
          <table:table-cell office:value-type="float" office:value="1483" calcext:value-type="float">
            <text:p>1483</text:p>
          </table:table-cell>
          <table:table-cell office:value-type="float" office:value="3.46368909" calcext:value-type="float">
            <text:p>3.46368909</text:p>
          </table:table-cell>
          <table:table-cell office:value-type="float" office:value="3.29031849" calcext:value-type="float">
            <text:p>3.29031849</text:p>
          </table:table-cell>
          <table:table-cell table:number-columns-repeated="5"/>
        </table:table-row>
        <table:table-row table:style-name="ro1">
          <table:table-cell table:formula="of:=[.B663]/3600" office:value-type="float" office:value="11.0875" calcext:value-type="float">
            <text:p>11.1</text:p>
          </table:table-cell>
          <table:table-cell office:value-type="float" office:value="39915" calcext:value-type="float">
            <text:p>39915</text:p>
          </table:table-cell>
          <table:table-cell office:value-type="float" office:value="3468" calcext:value-type="float">
            <text:p>3468</text:p>
          </table:table-cell>
          <table:table-cell table:formula="of:=[.C663]/1000" office:value-type="float" office:value="3.468" calcext:value-type="float">
            <text:p>3.468</text:p>
          </table:table-cell>
          <table:table-cell office:value-type="float" office:value="2572" calcext:value-type="float">
            <text:p>2572</text:p>
          </table:table-cell>
          <table:table-cell office:value-type="float" office:value="1483" calcext:value-type="float">
            <text:p>1483</text:p>
          </table:table-cell>
          <table:table-cell office:value-type="float" office:value="3.46286535" calcext:value-type="float">
            <text:p>3.46286535</text:p>
          </table:table-cell>
          <table:table-cell office:value-type="float" office:value="3.2899251" calcext:value-type="float">
            <text:p>3.2899251</text:p>
          </table:table-cell>
          <table:table-cell table:number-columns-repeated="5"/>
        </table:table-row>
        <table:table-row table:style-name="ro1">
          <table:table-cell table:formula="of:=[.B664]/3600" office:value-type="float" office:value="11.1044444444444" calcext:value-type="float">
            <text:p>11.1</text:p>
          </table:table-cell>
          <table:table-cell office:value-type="float" office:value="39976" calcext:value-type="float">
            <text:p>39976</text:p>
          </table:table-cell>
          <table:table-cell office:value-type="float" office:value="3466" calcext:value-type="float">
            <text:p>3466</text:p>
          </table:table-cell>
          <table:table-cell table:formula="of:=[.C664]/1000" office:value-type="float" office:value="3.466" calcext:value-type="float">
            <text:p>3.466</text:p>
          </table:table-cell>
          <table:table-cell office:value-type="float" office:value="2572" calcext:value-type="float">
            <text:p>2572</text:p>
          </table:table-cell>
          <table:table-cell office:value-type="float" office:value="1484" calcext:value-type="float">
            <text:p>1484</text:p>
          </table:table-cell>
          <table:table-cell office:value-type="float" office:value="3.46180511" calcext:value-type="float">
            <text:p>3.46180511</text:p>
          </table:table-cell>
          <table:table-cell office:value-type="float" office:value="3.2896874" calcext:value-type="float">
            <text:p>3.2896874</text:p>
          </table:table-cell>
          <table:table-cell table:number-columns-repeated="5"/>
        </table:table-row>
        <table:table-row table:style-name="ro1">
          <table:table-cell table:formula="of:=[.B665]/3600" office:value-type="float" office:value="11.1211111111111" calcext:value-type="float">
            <text:p>11.1</text:p>
          </table:table-cell>
          <table:table-cell office:value-type="float" office:value="40036" calcext:value-type="float">
            <text:p>40036</text:p>
          </table:table-cell>
          <table:table-cell office:value-type="float" office:value="3464" calcext:value-type="float">
            <text:p>3464</text:p>
          </table:table-cell>
          <table:table-cell table:formula="of:=[.C665]/1000" office:value-type="float" office:value="3.464" calcext:value-type="float">
            <text:p>3.464</text:p>
          </table:table-cell>
          <table:table-cell office:value-type="float" office:value="2571" calcext:value-type="float">
            <text:p>2571</text:p>
          </table:table-cell>
          <table:table-cell office:value-type="float" office:value="1484" calcext:value-type="float">
            <text:p>1484</text:p>
          </table:table-cell>
          <table:table-cell office:value-type="float" office:value="3.46082711" calcext:value-type="float">
            <text:p>3.46082711</text:p>
          </table:table-cell>
          <table:table-cell office:value-type="float" office:value="3.28948426" calcext:value-type="float">
            <text:p>3.28948426</text:p>
          </table:table-cell>
          <table:table-cell table:number-columns-repeated="5"/>
        </table:table-row>
        <table:table-row table:style-name="ro1">
          <table:table-cell table:formula="of:=[.B666]/3600" office:value-type="float" office:value="11.1380555555556" calcext:value-type="float">
            <text:p>11.1</text:p>
          </table:table-cell>
          <table:table-cell office:value-type="float" office:value="40097" calcext:value-type="float">
            <text:p>40097</text:p>
          </table:table-cell>
          <table:table-cell office:value-type="float" office:value="3463" calcext:value-type="float">
            <text:p>3463</text:p>
          </table:table-cell>
          <table:table-cell table:formula="of:=[.C666]/1000" office:value-type="float" office:value="3.463" calcext:value-type="float">
            <text:p>3.463</text:p>
          </table:table-cell>
          <table:table-cell office:value-type="float" office:value="2570" calcext:value-type="float">
            <text:p>2570</text:p>
          </table:table-cell>
          <table:table-cell office:value-type="float" office:value="1484" calcext:value-type="float">
            <text:p>1484</text:p>
          </table:table-cell>
          <table:table-cell office:value-type="float" office:value="3.45986795" calcext:value-type="float">
            <text:p>3.45986795</text:p>
          </table:table-cell>
          <table:table-cell office:value-type="float" office:value="3.28920937" calcext:value-type="float">
            <text:p>3.28920937</text:p>
          </table:table-cell>
          <table:table-cell table:number-columns-repeated="5"/>
        </table:table-row>
        <table:table-row table:style-name="ro1">
          <table:table-cell table:formula="of:=[.B667]/3600" office:value-type="float" office:value="11.1547222222222" calcext:value-type="float">
            <text:p>11.2</text:p>
          </table:table-cell>
          <table:table-cell office:value-type="float" office:value="40157" calcext:value-type="float">
            <text:p>40157</text:p>
          </table:table-cell>
          <table:table-cell office:value-type="float" office:value="3464" calcext:value-type="float">
            <text:p>3464</text:p>
          </table:table-cell>
          <table:table-cell table:formula="of:=[.C667]/1000" office:value-type="float" office:value="3.464" calcext:value-type="float">
            <text:p>3.464</text:p>
          </table:table-cell>
          <table:table-cell office:value-type="float" office:value="2569" calcext:value-type="float">
            <text:p>2569</text:p>
          </table:table-cell>
          <table:table-cell office:value-type="float" office:value="1483" calcext:value-type="float">
            <text:p>1483</text:p>
          </table:table-cell>
          <table:table-cell office:value-type="float" office:value="3.458781" calcext:value-type="float">
            <text:p>3.458781</text:p>
          </table:table-cell>
          <table:table-cell office:value-type="float" office:value="3.28915691" calcext:value-type="float">
            <text:p>3.28915691</text:p>
          </table:table-cell>
          <table:table-cell table:number-columns-repeated="5"/>
        </table:table-row>
        <table:table-row table:style-name="ro1">
          <table:table-cell table:formula="of:=[.B668]/3600" office:value-type="float" office:value="11.1713888888889" calcext:value-type="float">
            <text:p>11.2</text:p>
          </table:table-cell>
          <table:table-cell office:value-type="float" office:value="40217" calcext:value-type="float">
            <text:p>40217</text:p>
          </table:table-cell>
          <table:table-cell office:value-type="float" office:value="3464" calcext:value-type="float">
            <text:p>3464</text:p>
          </table:table-cell>
          <table:table-cell table:formula="of:=[.C668]/1000" office:value-type="float" office:value="3.464" calcext:value-type="float">
            <text:p>3.464</text:p>
          </table:table-cell>
          <table:table-cell office:value-type="float" office:value="2569" calcext:value-type="float">
            <text:p>2569</text:p>
          </table:table-cell>
          <table:table-cell office:value-type="float" office:value="1483" calcext:value-type="float">
            <text:p>1483</text:p>
          </table:table-cell>
          <table:table-cell office:value-type="float" office:value="3.45772195" calcext:value-type="float">
            <text:p>3.45772195</text:p>
          </table:table-cell>
          <table:table-cell office:value-type="float" office:value="3.28888106" calcext:value-type="float">
            <text:p>3.28888106</text:p>
          </table:table-cell>
          <table:table-cell table:number-columns-repeated="5"/>
        </table:table-row>
        <table:table-row table:style-name="ro1">
          <table:table-cell table:formula="of:=[.B669]/3600" office:value-type="float" office:value="11.1883333333333" calcext:value-type="float">
            <text:p>11.2</text:p>
          </table:table-cell>
          <table:table-cell office:value-type="float" office:value="40278" calcext:value-type="float">
            <text:p>40278</text:p>
          </table:table-cell>
          <table:table-cell office:value-type="float" office:value="3463" calcext:value-type="float">
            <text:p>3463</text:p>
          </table:table-cell>
          <table:table-cell table:formula="of:=[.C669]/1000" office:value-type="float" office:value="3.463" calcext:value-type="float">
            <text:p>3.463</text:p>
          </table:table-cell>
          <table:table-cell office:value-type="float" office:value="2568" calcext:value-type="float">
            <text:p>2568</text:p>
          </table:table-cell>
          <table:table-cell office:value-type="float" office:value="1483" calcext:value-type="float">
            <text:p>1483</text:p>
          </table:table-cell>
          <table:table-cell office:value-type="float" office:value="3.45667076" calcext:value-type="float">
            <text:p>3.45667076</text:p>
          </table:table-cell>
          <table:table-cell office:value-type="float" office:value="3.28865886" calcext:value-type="float">
            <text:p>3.28865886</text:p>
          </table:table-cell>
          <table:table-cell table:number-columns-repeated="5"/>
        </table:table-row>
        <table:table-row table:style-name="ro1">
          <table:table-cell table:formula="of:=[.B670]/3600" office:value-type="float" office:value="11.205" calcext:value-type="float">
            <text:p>11.2</text:p>
          </table:table-cell>
          <table:table-cell office:value-type="float" office:value="40338" calcext:value-type="float">
            <text:p>40338</text:p>
          </table:table-cell>
          <table:table-cell office:value-type="float" office:value="3455" calcext:value-type="float">
            <text:p>3455</text:p>
          </table:table-cell>
          <table:table-cell table:formula="of:=[.C670]/1000" office:value-type="float" office:value="3.455" calcext:value-type="float">
            <text:p>3.455</text:p>
          </table:table-cell>
          <table:table-cell office:value-type="float" office:value="2562" calcext:value-type="float">
            <text:p>2562</text:p>
          </table:table-cell>
          <table:table-cell office:value-type="float" office:value="1483" calcext:value-type="float">
            <text:p>1483</text:p>
          </table:table-cell>
          <table:table-cell office:value-type="float" office:value="3.45562959" calcext:value-type="float">
            <text:p>3.45562959</text:p>
          </table:table-cell>
          <table:table-cell office:value-type="float" office:value="3.28840947" calcext:value-type="float">
            <text:p>3.28840947</text:p>
          </table:table-cell>
          <table:table-cell table:number-columns-repeated="5"/>
        </table:table-row>
        <table:table-row table:style-name="ro1">
          <table:table-cell table:formula="of:=[.B671]/3600" office:value-type="float" office:value="11.2216666666667" calcext:value-type="float">
            <text:p>11.2</text:p>
          </table:table-cell>
          <table:table-cell office:value-type="float" office:value="40398" calcext:value-type="float">
            <text:p>40398</text:p>
          </table:table-cell>
          <table:table-cell office:value-type="float" office:value="3453" calcext:value-type="float">
            <text:p>3453</text:p>
          </table:table-cell>
          <table:table-cell table:formula="of:=[.C671]/1000" office:value-type="float" office:value="3.453" calcext:value-type="float">
            <text:p>3.453</text:p>
          </table:table-cell>
          <table:table-cell office:value-type="float" office:value="2561" calcext:value-type="float">
            <text:p>2561</text:p>
          </table:table-cell>
          <table:table-cell office:value-type="float" office:value="1483" calcext:value-type="float">
            <text:p>1483</text:p>
          </table:table-cell>
          <table:table-cell office:value-type="float" office:value="3.4544692" calcext:value-type="float">
            <text:p>3.4544692</text:p>
          </table:table-cell>
          <table:table-cell office:value-type="float" office:value="3.28812003" calcext:value-type="float">
            <text:p>3.28812003</text:p>
          </table:table-cell>
          <table:table-cell table:number-columns-repeated="5"/>
        </table:table-row>
        <table:table-row table:style-name="ro1">
          <table:table-cell table:formula="of:=[.B672]/3600" office:value-type="float" office:value="11.2386111111111" calcext:value-type="float">
            <text:p>11.2</text:p>
          </table:table-cell>
          <table:table-cell office:value-type="float" office:value="40459" calcext:value-type="float">
            <text:p>40459</text:p>
          </table:table-cell>
          <table:table-cell office:value-type="float" office:value="3452" calcext:value-type="float">
            <text:p>3452</text:p>
          </table:table-cell>
          <table:table-cell table:formula="of:=[.C672]/1000" office:value-type="float" office:value="3.452" calcext:value-type="float">
            <text:p>3.452</text:p>
          </table:table-cell>
          <table:table-cell office:value-type="float" office:value="2560" calcext:value-type="float">
            <text:p>2560</text:p>
          </table:table-cell>
          <table:table-cell office:value-type="float" office:value="1483" calcext:value-type="float">
            <text:p>1483</text:p>
          </table:table-cell>
          <table:table-cell office:value-type="float" office:value="3.45340776" calcext:value-type="float">
            <text:p>3.45340776</text:p>
          </table:table-cell>
          <table:table-cell office:value-type="float" office:value="3.28783894" calcext:value-type="float">
            <text:p>3.28783894</text:p>
          </table:table-cell>
          <table:table-cell table:number-columns-repeated="5"/>
        </table:table-row>
        <table:table-row table:style-name="ro1">
          <table:table-cell table:formula="of:=[.B673]/3600" office:value-type="float" office:value="11.2552777777778" calcext:value-type="float">
            <text:p>11.3</text:p>
          </table:table-cell>
          <table:table-cell office:value-type="float" office:value="40519" calcext:value-type="float">
            <text:p>40519</text:p>
          </table:table-cell>
          <table:table-cell office:value-type="float" office:value="3451" calcext:value-type="float">
            <text:p>3451</text:p>
          </table:table-cell>
          <table:table-cell table:formula="of:=[.C673]/1000" office:value-type="float" office:value="3.451" calcext:value-type="float">
            <text:p>3.451</text:p>
          </table:table-cell>
          <table:table-cell office:value-type="float" office:value="2559" calcext:value-type="float">
            <text:p>2559</text:p>
          </table:table-cell>
          <table:table-cell office:value-type="float" office:value="1483" calcext:value-type="float">
            <text:p>1483</text:p>
          </table:table-cell>
          <table:table-cell office:value-type="float" office:value="3.45240283" calcext:value-type="float">
            <text:p>3.45240283</text:p>
          </table:table-cell>
          <table:table-cell office:value-type="float" office:value="3.2874999" calcext:value-type="float">
            <text:p>3.2874999</text:p>
          </table:table-cell>
          <table:table-cell table:number-columns-repeated="5"/>
        </table:table-row>
        <table:table-row table:style-name="ro1">
          <table:table-cell table:formula="of:=[.B674]/3600" office:value-type="float" office:value="11.2722222222222" calcext:value-type="float">
            <text:p>11.3</text:p>
          </table:table-cell>
          <table:table-cell office:value-type="float" office:value="40580" calcext:value-type="float">
            <text:p>40580</text:p>
          </table:table-cell>
          <table:table-cell office:value-type="float" office:value="3451" calcext:value-type="float">
            <text:p>3451</text:p>
          </table:table-cell>
          <table:table-cell table:formula="of:=[.C674]/1000" office:value-type="float" office:value="3.451" calcext:value-type="float">
            <text:p>3.451</text:p>
          </table:table-cell>
          <table:table-cell office:value-type="float" office:value="2559" calcext:value-type="float">
            <text:p>2559</text:p>
          </table:table-cell>
          <table:table-cell office:value-type="float" office:value="1483" calcext:value-type="float">
            <text:p>1483</text:p>
          </table:table-cell>
          <table:table-cell office:value-type="float" office:value="3.45133376" calcext:value-type="float">
            <text:p>3.45133376</text:p>
          </table:table-cell>
          <table:table-cell office:value-type="float" office:value="3.28715539" calcext:value-type="float">
            <text:p>3.28715539</text:p>
          </table:table-cell>
          <table:table-cell table:number-columns-repeated="5"/>
        </table:table-row>
        <table:table-row table:style-name="ro1">
          <table:table-cell table:formula="of:=[.B675]/3600" office:value-type="float" office:value="11.2888888888889" calcext:value-type="float">
            <text:p>11.3</text:p>
          </table:table-cell>
          <table:table-cell office:value-type="float" office:value="40640" calcext:value-type="float">
            <text:p>40640</text:p>
          </table:table-cell>
          <table:table-cell office:value-type="float" office:value="3452" calcext:value-type="float">
            <text:p>3452</text:p>
          </table:table-cell>
          <table:table-cell table:formula="of:=[.C675]/1000" office:value-type="float" office:value="3.452" calcext:value-type="float">
            <text:p>3.452</text:p>
          </table:table-cell>
          <table:table-cell office:value-type="float" office:value="2558" calcext:value-type="float">
            <text:p>2558</text:p>
          </table:table-cell>
          <table:table-cell office:value-type="float" office:value="1482" calcext:value-type="float">
            <text:p>1482</text:p>
          </table:table-cell>
          <table:table-cell office:value-type="float" office:value="3.4502933" calcext:value-type="float">
            <text:p>3.4502933</text:p>
          </table:table-cell>
          <table:table-cell office:value-type="float" office:value="3.28659248" calcext:value-type="float">
            <text:p>3.28659248</text:p>
          </table:table-cell>
          <table:table-cell table:number-columns-repeated="5"/>
        </table:table-row>
        <table:table-row table:style-name="ro1">
          <table:table-cell table:formula="of:=[.B676]/3600" office:value-type="float" office:value="11.3055555555556" calcext:value-type="float">
            <text:p>11.3</text:p>
          </table:table-cell>
          <table:table-cell office:value-type="float" office:value="40700" calcext:value-type="float">
            <text:p>40700</text:p>
          </table:table-cell>
          <table:table-cell office:value-type="float" office:value="3448" calcext:value-type="float">
            <text:p>3448</text:p>
          </table:table-cell>
          <table:table-cell table:formula="of:=[.C676]/1000" office:value-type="float" office:value="3.448" calcext:value-type="float">
            <text:p>3.448</text:p>
          </table:table-cell>
          <table:table-cell office:value-type="float" office:value="2557" calcext:value-type="float">
            <text:p>2557</text:p>
          </table:table-cell>
          <table:table-cell office:value-type="float" office:value="1483" calcext:value-type="float">
            <text:p>1483</text:p>
          </table:table-cell>
          <table:table-cell office:value-type="float" office:value="3.44924569" calcext:value-type="float">
            <text:p>3.44924569</text:p>
          </table:table-cell>
          <table:table-cell office:value-type="float" office:value="3.28620458" calcext:value-type="float">
            <text:p>3.28620458</text:p>
          </table:table-cell>
          <table:table-cell table:number-columns-repeated="5"/>
        </table:table-row>
        <table:table-row table:style-name="ro1">
          <table:table-cell table:formula="of:=[.B677]/3600" office:value-type="float" office:value="11.3225" calcext:value-type="float">
            <text:p>11.3</text:p>
          </table:table-cell>
          <table:table-cell office:value-type="float" office:value="40761" calcext:value-type="float">
            <text:p>40761</text:p>
          </table:table-cell>
          <table:table-cell office:value-type="float" office:value="3447" calcext:value-type="float">
            <text:p>3447</text:p>
          </table:table-cell>
          <table:table-cell table:formula="of:=[.C677]/1000" office:value-type="float" office:value="3.447" calcext:value-type="float">
            <text:p>3.447</text:p>
          </table:table-cell>
          <table:table-cell office:value-type="float" office:value="2556" calcext:value-type="float">
            <text:p>2556</text:p>
          </table:table-cell>
          <table:table-cell office:value-type="float" office:value="1483" calcext:value-type="float">
            <text:p>1483</text:p>
          </table:table-cell>
          <table:table-cell office:value-type="float" office:value="3.44823742" calcext:value-type="float">
            <text:p>3.44823742</text:p>
          </table:table-cell>
          <table:table-cell office:value-type="float" office:value="3.28588057" calcext:value-type="float">
            <text:p>3.28588057</text:p>
          </table:table-cell>
          <table:table-cell table:number-columns-repeated="5"/>
        </table:table-row>
        <table:table-row table:style-name="ro1">
          <table:table-cell table:formula="of:=[.B678]/3600" office:value-type="float" office:value="11.3391666666667" calcext:value-type="float">
            <text:p>11.3</text:p>
          </table:table-cell>
          <table:table-cell office:value-type="float" office:value="40821" calcext:value-type="float">
            <text:p>40821</text:p>
          </table:table-cell>
          <table:table-cell office:value-type="float" office:value="3445" calcext:value-type="float">
            <text:p>3445</text:p>
          </table:table-cell>
          <table:table-cell table:formula="of:=[.C678]/1000" office:value-type="float" office:value="3.445" calcext:value-type="float">
            <text:p>3.445</text:p>
          </table:table-cell>
          <table:table-cell office:value-type="float" office:value="2555" calcext:value-type="float">
            <text:p>2555</text:p>
          </table:table-cell>
          <table:table-cell office:value-type="float" office:value="1483" calcext:value-type="float">
            <text:p>1483</text:p>
          </table:table-cell>
          <table:table-cell office:value-type="float" office:value="3.44710827" calcext:value-type="float">
            <text:p>3.44710827</text:p>
          </table:table-cell>
          <table:table-cell office:value-type="float" office:value="3.28582501" calcext:value-type="float">
            <text:p>3.28582501</text:p>
          </table:table-cell>
          <table:table-cell table:number-columns-repeated="5"/>
        </table:table-row>
        <table:table-row table:style-name="ro1">
          <table:table-cell table:formula="of:=[.B679]/3600" office:value-type="float" office:value="11.3558333333333" calcext:value-type="float">
            <text:p>11.4</text:p>
          </table:table-cell>
          <table:table-cell office:value-type="float" office:value="40881" calcext:value-type="float">
            <text:p>40881</text:p>
          </table:table-cell>
          <table:table-cell office:value-type="float" office:value="3448" calcext:value-type="float">
            <text:p>3448</text:p>
          </table:table-cell>
          <table:table-cell table:formula="of:=[.C679]/1000" office:value-type="float" office:value="3.448" calcext:value-type="float">
            <text:p>3.448</text:p>
          </table:table-cell>
          <table:table-cell office:value-type="float" office:value="2555" calcext:value-type="float">
            <text:p>2555</text:p>
          </table:table-cell>
          <table:table-cell office:value-type="float" office:value="1482" calcext:value-type="float">
            <text:p>1482</text:p>
          </table:table-cell>
          <table:table-cell office:value-type="float" office:value="3.44608021" calcext:value-type="float">
            <text:p>3.44608021</text:p>
          </table:table-cell>
          <table:table-cell office:value-type="float" office:value="3.28557396" calcext:value-type="float">
            <text:p>3.28557396</text:p>
          </table:table-cell>
          <table:table-cell table:number-columns-repeated="5"/>
        </table:table-row>
        <table:table-row table:style-name="ro1">
          <table:table-cell table:formula="of:=[.B680]/3600" office:value-type="float" office:value="11.3727777777778" calcext:value-type="float">
            <text:p>11.4</text:p>
          </table:table-cell>
          <table:table-cell office:value-type="float" office:value="40942" calcext:value-type="float">
            <text:p>40942</text:p>
          </table:table-cell>
          <table:table-cell office:value-type="float" office:value="3444" calcext:value-type="float">
            <text:p>3444</text:p>
          </table:table-cell>
          <table:table-cell table:formula="of:=[.C680]/1000" office:value-type="float" office:value="3.444" calcext:value-type="float">
            <text:p>3.444</text:p>
          </table:table-cell>
          <table:table-cell office:value-type="float" office:value="2554" calcext:value-type="float">
            <text:p>2554</text:p>
          </table:table-cell>
          <table:table-cell office:value-type="float" office:value="1483" calcext:value-type="float">
            <text:p>1483</text:p>
          </table:table-cell>
          <table:table-cell office:value-type="float" office:value="3.44507527" calcext:value-type="float">
            <text:p>3.44507527</text:p>
          </table:table-cell>
          <table:table-cell office:value-type="float" office:value="3.28522944" calcext:value-type="float">
            <text:p>3.28522944</text:p>
          </table:table-cell>
          <table:table-cell table:number-columns-repeated="5"/>
        </table:table-row>
        <table:table-row table:style-name="ro1">
          <table:table-cell table:formula="of:=[.B681]/3600" office:value-type="float" office:value="11.3894444444444" calcext:value-type="float">
            <text:p>11.4</text:p>
          </table:table-cell>
          <table:table-cell office:value-type="float" office:value="41002" calcext:value-type="float">
            <text:p>41002</text:p>
          </table:table-cell>
          <table:table-cell office:value-type="float" office:value="3443" calcext:value-type="float">
            <text:p>3443</text:p>
          </table:table-cell>
          <table:table-cell table:formula="of:=[.C681]/1000" office:value-type="float" office:value="3.443" calcext:value-type="float">
            <text:p>3.443</text:p>
          </table:table-cell>
          <table:table-cell office:value-type="float" office:value="2553" calcext:value-type="float">
            <text:p>2553</text:p>
          </table:table-cell>
          <table:table-cell office:value-type="float" office:value="1483" calcext:value-type="float">
            <text:p>1483</text:p>
          </table:table-cell>
          <table:table-cell office:value-type="float" office:value="3.4440043" calcext:value-type="float">
            <text:p>3.4440043</text:p>
          </table:table-cell>
          <table:table-cell office:value-type="float" office:value="3.28489375" calcext:value-type="float">
            <text:p>3.28489375</text:p>
          </table:table-cell>
          <table:table-cell table:number-columns-repeated="5"/>
        </table:table-row>
        <table:table-row table:style-name="ro1">
          <table:table-cell table:formula="of:=[.B682]/3600" office:value-type="float" office:value="11.4063888888889" calcext:value-type="float">
            <text:p>11.4</text:p>
          </table:table-cell>
          <table:table-cell office:value-type="float" office:value="41063" calcext:value-type="float">
            <text:p>41063</text:p>
          </table:table-cell>
          <table:table-cell office:value-type="float" office:value="3443" calcext:value-type="float">
            <text:p>3443</text:p>
          </table:table-cell>
          <table:table-cell table:formula="of:=[.C682]/1000" office:value-type="float" office:value="3.443" calcext:value-type="float">
            <text:p>3.443</text:p>
          </table:table-cell>
          <table:table-cell office:value-type="float" office:value="2552" calcext:value-type="float">
            <text:p>2552</text:p>
          </table:table-cell>
          <table:table-cell office:value-type="float" office:value="1482" calcext:value-type="float">
            <text:p>1482</text:p>
          </table:table-cell>
          <table:table-cell office:value-type="float" office:value="3.44304276" calcext:value-type="float">
            <text:p>3.44304276</text:p>
          </table:table-cell>
          <table:table-cell office:value-type="float" office:value="3.28454876" calcext:value-type="float">
            <text:p>3.28454876</text:p>
          </table:table-cell>
          <table:table-cell table:number-columns-repeated="5"/>
        </table:table-row>
        <table:table-row table:style-name="ro1">
          <table:table-cell table:formula="of:=[.B683]/3600" office:value-type="float" office:value="11.4230555555556" calcext:value-type="float">
            <text:p>11.4</text:p>
          </table:table-cell>
          <table:table-cell office:value-type="float" office:value="41123" calcext:value-type="float">
            <text:p>41123</text:p>
          </table:table-cell>
          <table:table-cell office:value-type="float" office:value="3443" calcext:value-type="float">
            <text:p>3443</text:p>
          </table:table-cell>
          <table:table-cell table:formula="of:=[.C683]/1000" office:value-type="float" office:value="3.443" calcext:value-type="float">
            <text:p>3.443</text:p>
          </table:table-cell>
          <table:table-cell office:value-type="float" office:value="2552" calcext:value-type="float">
            <text:p>2552</text:p>
          </table:table-cell>
          <table:table-cell office:value-type="float" office:value="1482" calcext:value-type="float">
            <text:p>1482</text:p>
          </table:table-cell>
          <table:table-cell office:value-type="float" office:value="3.4421041" calcext:value-type="float">
            <text:p>3.4421041</text:p>
          </table:table-cell>
          <table:table-cell office:value-type="float" office:value="3.28430796" calcext:value-type="float">
            <text:p>3.28430796</text:p>
          </table:table-cell>
          <table:table-cell table:number-columns-repeated="5"/>
        </table:table-row>
        <table:table-row table:style-name="ro1">
          <table:table-cell table:formula="of:=[.B684]/3600" office:value-type="float" office:value="11.4397222222222" calcext:value-type="float">
            <text:p>11.4</text:p>
          </table:table-cell>
          <table:table-cell office:value-type="float" office:value="41183" calcext:value-type="float">
            <text:p>41183</text:p>
          </table:table-cell>
          <table:table-cell office:value-type="float" office:value="3442" calcext:value-type="float">
            <text:p>3442</text:p>
          </table:table-cell>
          <table:table-cell table:formula="of:=[.C684]/1000" office:value-type="float" office:value="3.442" calcext:value-type="float">
            <text:p>3.442</text:p>
          </table:table-cell>
          <table:table-cell office:value-type="float" office:value="2551" calcext:value-type="float">
            <text:p>2551</text:p>
          </table:table-cell>
          <table:table-cell office:value-type="float" office:value="1482" calcext:value-type="float">
            <text:p>1482</text:p>
          </table:table-cell>
          <table:table-cell office:value-type="float" office:value="3.44116306" calcext:value-type="float">
            <text:p>3.44116306</text:p>
          </table:table-cell>
          <table:table-cell office:value-type="float" office:value="3.28398991" calcext:value-type="float">
            <text:p>3.28398991</text:p>
          </table:table-cell>
          <table:table-cell table:number-columns-repeated="5"/>
        </table:table-row>
        <table:table-row table:style-name="ro1">
          <table:table-cell table:formula="of:=[.B685]/3600" office:value-type="float" office:value="11.4566666666667" calcext:value-type="float">
            <text:p>11.5</text:p>
          </table:table-cell>
          <table:table-cell office:value-type="float" office:value="41244" calcext:value-type="float">
            <text:p>41244</text:p>
          </table:table-cell>
          <table:table-cell office:value-type="float" office:value="3438" calcext:value-type="float">
            <text:p>3438</text:p>
          </table:table-cell>
          <table:table-cell table:formula="of:=[.C685]/1000" office:value-type="float" office:value="3.438" calcext:value-type="float">
            <text:p>3.438</text:p>
          </table:table-cell>
          <table:table-cell office:value-type="float" office:value="2550" calcext:value-type="float">
            <text:p>2550</text:p>
          </table:table-cell>
          <table:table-cell office:value-type="float" office:value="1483" calcext:value-type="float">
            <text:p>1483</text:p>
          </table:table-cell>
          <table:table-cell office:value-type="float" office:value="3.44025898" calcext:value-type="float">
            <text:p>3.44025898</text:p>
          </table:table-cell>
          <table:table-cell office:value-type="float" office:value="3.28392243" calcext:value-type="float">
            <text:p>3.28392243</text:p>
          </table:table-cell>
          <table:table-cell table:number-columns-repeated="5"/>
        </table:table-row>
        <table:table-row table:style-name="ro1">
          <table:table-cell table:formula="of:=[.B686]/3600" office:value-type="float" office:value="11.4733333333333" calcext:value-type="float">
            <text:p>11.5</text:p>
          </table:table-cell>
          <table:table-cell office:value-type="float" office:value="41304" calcext:value-type="float">
            <text:p>41304</text:p>
          </table:table-cell>
          <table:table-cell office:value-type="float" office:value="3438" calcext:value-type="float">
            <text:p>3438</text:p>
          </table:table-cell>
          <table:table-cell table:formula="of:=[.C686]/1000" office:value-type="float" office:value="3.438" calcext:value-type="float">
            <text:p>3.438</text:p>
          </table:table-cell>
          <table:table-cell office:value-type="float" office:value="2550" calcext:value-type="float">
            <text:p>2550</text:p>
          </table:table-cell>
          <table:table-cell office:value-type="float" office:value="1483" calcext:value-type="float">
            <text:p>1483</text:p>
          </table:table-cell>
          <table:table-cell office:value-type="float" office:value="3.43929052" calcext:value-type="float">
            <text:p>3.43929052</text:p>
          </table:table-cell>
          <table:table-cell office:value-type="float" office:value="3.28355384" calcext:value-type="float">
            <text:p>3.28355384</text:p>
          </table:table-cell>
          <table:table-cell table:number-columns-repeated="5"/>
        </table:table-row>
        <table:table-row table:style-name="ro1">
          <table:table-cell table:formula="of:=[.B687]/3600" office:value-type="float" office:value="11.4902777777778" calcext:value-type="float">
            <text:p>11.5</text:p>
          </table:table-cell>
          <table:table-cell office:value-type="float" office:value="41365" calcext:value-type="float">
            <text:p>41365</text:p>
          </table:table-cell>
          <table:table-cell office:value-type="float" office:value="3435" calcext:value-type="float">
            <text:p>3435</text:p>
          </table:table-cell>
          <table:table-cell table:formula="of:=[.C687]/1000" office:value-type="float" office:value="3.435" calcext:value-type="float">
            <text:p>3.435</text:p>
          </table:table-cell>
          <table:table-cell office:value-type="float" office:value="2549" calcext:value-type="float">
            <text:p>2549</text:p>
          </table:table-cell>
          <table:table-cell office:value-type="float" office:value="1484" calcext:value-type="float">
            <text:p>1484</text:p>
          </table:table-cell>
          <table:table-cell office:value-type="float" office:value="3.4384129" calcext:value-type="float">
            <text:p>3.4384129</text:p>
          </table:table-cell>
          <table:table-cell office:value-type="float" office:value="3.28330922" calcext:value-type="float">
            <text:p>3.28330922</text:p>
          </table:table-cell>
          <table:table-cell table:number-columns-repeated="5"/>
        </table:table-row>
        <table:table-row table:style-name="ro1">
          <table:table-cell table:formula="of:=[.B688]/3600" office:value-type="float" office:value="11.5069444444444" calcext:value-type="float">
            <text:p>11.5</text:p>
          </table:table-cell>
          <table:table-cell office:value-type="float" office:value="41425" calcext:value-type="float">
            <text:p>41425</text:p>
          </table:table-cell>
          <table:table-cell office:value-type="float" office:value="3436" calcext:value-type="float">
            <text:p>3436</text:p>
          </table:table-cell>
          <table:table-cell table:formula="of:=[.C688]/1000" office:value-type="float" office:value="3.436" calcext:value-type="float">
            <text:p>3.436</text:p>
          </table:table-cell>
          <table:table-cell office:value-type="float" office:value="2548" calcext:value-type="float">
            <text:p>2548</text:p>
          </table:table-cell>
          <table:table-cell office:value-type="float" office:value="1483" calcext:value-type="float">
            <text:p>1483</text:p>
          </table:table-cell>
          <table:table-cell office:value-type="float" office:value="3.43755126" calcext:value-type="float">
            <text:p>3.43755126</text:p>
          </table:table-cell>
          <table:table-cell office:value-type="float" office:value="3.28305316" calcext:value-type="float">
            <text:p>3.28305316</text:p>
          </table:table-cell>
          <table:table-cell table:number-columns-repeated="5"/>
        </table:table-row>
        <table:table-row table:style-name="ro1">
          <table:table-cell table:formula="of:=[.B689]/3600" office:value-type="float" office:value="11.5236111111111" calcext:value-type="float">
            <text:p>11.5</text:p>
          </table:table-cell>
          <table:table-cell office:value-type="float" office:value="41485" calcext:value-type="float">
            <text:p>41485</text:p>
          </table:table-cell>
          <table:table-cell office:value-type="float" office:value="3436" calcext:value-type="float">
            <text:p>3436</text:p>
          </table:table-cell>
          <table:table-cell table:formula="of:=[.C689]/1000" office:value-type="float" office:value="3.436" calcext:value-type="float">
            <text:p>3.436</text:p>
          </table:table-cell>
          <table:table-cell office:value-type="float" office:value="2548" calcext:value-type="float">
            <text:p>2548</text:p>
          </table:table-cell>
          <table:table-cell office:value-type="float" office:value="1483" calcext:value-type="float">
            <text:p>1483</text:p>
          </table:table-cell>
          <table:table-cell office:value-type="float" office:value="3.4366715" calcext:value-type="float">
            <text:p>3.4366715</text:p>
          </table:table-cell>
          <table:table-cell office:value-type="float" office:value="3.28292036" calcext:value-type="float">
            <text:p>3.28292036</text:p>
          </table:table-cell>
          <table:table-cell table:number-columns-repeated="5"/>
        </table:table-row>
        <table:table-row table:style-name="ro1">
          <table:table-cell table:formula="of:=[.B690]/3600" office:value-type="float" office:value="11.5405555555556" calcext:value-type="float">
            <text:p>11.5</text:p>
          </table:table-cell>
          <table:table-cell office:value-type="float" office:value="41546" calcext:value-type="float">
            <text:p>41546</text:p>
          </table:table-cell>
          <table:table-cell office:value-type="float" office:value="3432" calcext:value-type="float">
            <text:p>3432</text:p>
          </table:table-cell>
          <table:table-cell table:formula="of:=[.C690]/1000" office:value-type="float" office:value="3.432" calcext:value-type="float">
            <text:p>3.432</text:p>
          </table:table-cell>
          <table:table-cell office:value-type="float" office:value="2547" calcext:value-type="float">
            <text:p>2547</text:p>
          </table:table-cell>
          <table:table-cell office:value-type="float" office:value="1484" calcext:value-type="float">
            <text:p>1484</text:p>
          </table:table-cell>
          <table:table-cell office:value-type="float" office:value="3.43573308" calcext:value-type="float">
            <text:p>3.43573308</text:p>
          </table:table-cell>
          <table:table-cell office:value-type="float" office:value="3.28264093" calcext:value-type="float">
            <text:p>3.28264093</text:p>
          </table:table-cell>
          <table:table-cell table:number-columns-repeated="5"/>
        </table:table-row>
        <table:table-row table:style-name="ro1">
          <table:table-cell table:formula="of:=[.B691]/3600" office:value-type="float" office:value="11.5572222222222" calcext:value-type="float">
            <text:p>11.6</text:p>
          </table:table-cell>
          <table:table-cell office:value-type="float" office:value="41606" calcext:value-type="float">
            <text:p>41606</text:p>
          </table:table-cell>
          <table:table-cell office:value-type="float" office:value="3432" calcext:value-type="float">
            <text:p>3432</text:p>
          </table:table-cell>
          <table:table-cell table:formula="of:=[.C691]/1000" office:value-type="float" office:value="3.432" calcext:value-type="float">
            <text:p>3.432</text:p>
          </table:table-cell>
          <table:table-cell office:value-type="float" office:value="2547" calcext:value-type="float">
            <text:p>2547</text:p>
          </table:table-cell>
          <table:table-cell office:value-type="float" office:value="1484" calcext:value-type="float">
            <text:p>1484</text:p>
          </table:table-cell>
          <table:table-cell office:value-type="float" office:value="3.43491483" calcext:value-type="float">
            <text:p>3.43491483</text:p>
          </table:table-cell>
          <table:table-cell office:value-type="float" office:value="3.2824719" calcext:value-type="float">
            <text:p>3.2824719</text:p>
          </table:table-cell>
          <table:table-cell table:number-columns-repeated="5"/>
        </table:table-row>
        <table:table-row table:style-name="ro1">
          <table:table-cell table:formula="of:=[.B692]/3600" office:value-type="float" office:value="11.5741666666667" calcext:value-type="float">
            <text:p>11.6</text:p>
          </table:table-cell>
          <table:table-cell office:value-type="float" office:value="41667" calcext:value-type="float">
            <text:p>41667</text:p>
          </table:table-cell>
          <table:table-cell office:value-type="float" office:value="3431" calcext:value-type="float">
            <text:p>3431</text:p>
          </table:table-cell>
          <table:table-cell table:formula="of:=[.C692]/1000" office:value-type="float" office:value="3.431" calcext:value-type="float">
            <text:p>3.431</text:p>
          </table:table-cell>
          <table:table-cell office:value-type="float" office:value="2546" calcext:value-type="float">
            <text:p>2546</text:p>
          </table:table-cell>
          <table:table-cell office:value-type="float" office:value="1484" calcext:value-type="float">
            <text:p>1484</text:p>
          </table:table-cell>
          <table:table-cell office:value-type="float" office:value="3.43405867" calcext:value-type="float">
            <text:p>3.43405867</text:p>
          </table:table-cell>
          <table:table-cell office:value-type="float" office:value="3.28221703" calcext:value-type="float">
            <text:p>3.28221703</text:p>
          </table:table-cell>
          <table:table-cell table:number-columns-repeated="5"/>
        </table:table-row>
        <table:table-row table:style-name="ro1">
          <table:table-cell table:formula="of:=[.B693]/3600" office:value-type="float" office:value="11.5908333333333" calcext:value-type="float">
            <text:p>11.6</text:p>
          </table:table-cell>
          <table:table-cell office:value-type="float" office:value="41727" calcext:value-type="float">
            <text:p>41727</text:p>
          </table:table-cell>
          <table:table-cell office:value-type="float" office:value="3429" calcext:value-type="float">
            <text:p>3429</text:p>
          </table:table-cell>
          <table:table-cell table:formula="of:=[.C693]/1000" office:value-type="float" office:value="3.429" calcext:value-type="float">
            <text:p>3.429</text:p>
          </table:table-cell>
          <table:table-cell office:value-type="float" office:value="2545" calcext:value-type="float">
            <text:p>2545</text:p>
          </table:table-cell>
          <table:table-cell office:value-type="float" office:value="1484" calcext:value-type="float">
            <text:p>1484</text:p>
          </table:table-cell>
          <table:table-cell office:value-type="float" office:value="3.43331265" calcext:value-type="float">
            <text:p>3.43331265</text:p>
          </table:table-cell>
          <table:table-cell office:value-type="float" office:value="3.2820096" calcext:value-type="float">
            <text:p>3.2820096</text:p>
          </table:table-cell>
          <table:table-cell table:number-columns-repeated="5"/>
        </table:table-row>
        <table:table-row table:style-name="ro1">
          <table:table-cell table:formula="of:=[.B694]/3600" office:value-type="float" office:value="11.6075" calcext:value-type="float">
            <text:p>11.6</text:p>
          </table:table-cell>
          <table:table-cell office:value-type="float" office:value="41787" calcext:value-type="float">
            <text:p>41787</text:p>
          </table:table-cell>
          <table:table-cell office:value-type="float" office:value="3429" calcext:value-type="float">
            <text:p>3429</text:p>
          </table:table-cell>
          <table:table-cell table:formula="of:=[.C694]/1000" office:value-type="float" office:value="3.429" calcext:value-type="float">
            <text:p>3.429</text:p>
          </table:table-cell>
          <table:table-cell office:value-type="float" office:value="2545" calcext:value-type="float">
            <text:p>2545</text:p>
          </table:table-cell>
          <table:table-cell office:value-type="float" office:value="1484" calcext:value-type="float">
            <text:p>1484</text:p>
          </table:table-cell>
          <table:table-cell office:value-type="float" office:value="3.43246078" calcext:value-type="float">
            <text:p>3.43246078</text:p>
          </table:table-cell>
          <table:table-cell office:value-type="float" office:value="3.28183722" calcext:value-type="float">
            <text:p>3.28183722</text:p>
          </table:table-cell>
          <table:table-cell table:number-columns-repeated="5"/>
        </table:table-row>
        <table:table-row table:style-name="ro1">
          <table:table-cell table:formula="of:=[.B695]/3600" office:value-type="float" office:value="11.6244444444444" calcext:value-type="float">
            <text:p>11.6</text:p>
          </table:table-cell>
          <table:table-cell office:value-type="float" office:value="41848" calcext:value-type="float">
            <text:p>41848</text:p>
          </table:table-cell>
          <table:table-cell office:value-type="float" office:value="3428" calcext:value-type="float">
            <text:p>3428</text:p>
          </table:table-cell>
          <table:table-cell table:formula="of:=[.C695]/1000" office:value-type="float" office:value="3.428" calcext:value-type="float">
            <text:p>3.428</text:p>
          </table:table-cell>
          <table:table-cell office:value-type="float" office:value="2544" calcext:value-type="float">
            <text:p>2544</text:p>
          </table:table-cell>
          <table:table-cell office:value-type="float" office:value="1484" calcext:value-type="float">
            <text:p>1484</text:p>
          </table:table-cell>
          <table:table-cell office:value-type="float" office:value="3.43163085" calcext:value-type="float">
            <text:p>3.43163085</text:p>
          </table:table-cell>
          <table:table-cell office:value-type="float" office:value="3.28157496" calcext:value-type="float">
            <text:p>3.28157496</text:p>
          </table:table-cell>
          <table:table-cell table:number-columns-repeated="5"/>
        </table:table-row>
        <table:table-row table:style-name="ro1">
          <table:table-cell table:formula="of:=[.B696]/3600" office:value-type="float" office:value="11.6411111111111" calcext:value-type="float">
            <text:p>11.6</text:p>
          </table:table-cell>
          <table:table-cell office:value-type="float" office:value="41908" calcext:value-type="float">
            <text:p>41908</text:p>
          </table:table-cell>
          <table:table-cell office:value-type="float" office:value="3428" calcext:value-type="float">
            <text:p>3428</text:p>
          </table:table-cell>
          <table:table-cell table:formula="of:=[.C696]/1000" office:value-type="float" office:value="3.428" calcext:value-type="float">
            <text:p>3.428</text:p>
          </table:table-cell>
          <table:table-cell office:value-type="float" office:value="2544" calcext:value-type="float">
            <text:p>2544</text:p>
          </table:table-cell>
          <table:table-cell office:value-type="float" office:value="1484" calcext:value-type="float">
            <text:p>1484</text:p>
          </table:table-cell>
          <table:table-cell office:value-type="float" office:value="3.43082118" calcext:value-type="float">
            <text:p>3.43082118</text:p>
          </table:table-cell>
          <table:table-cell office:value-type="float" office:value="3.28144884" calcext:value-type="float">
            <text:p>3.28144884</text:p>
          </table:table-cell>
          <table:table-cell table:number-columns-repeated="5"/>
        </table:table-row>
        <table:table-row table:style-name="ro1">
          <table:table-cell table:formula="of:=[.B697]/3600" office:value-type="float" office:value="11.6577777777778" calcext:value-type="float">
            <text:p>11.7</text:p>
          </table:table-cell>
          <table:table-cell office:value-type="float" office:value="41968" calcext:value-type="float">
            <text:p>41968</text:p>
          </table:table-cell>
          <table:table-cell office:value-type="float" office:value="3427" calcext:value-type="float">
            <text:p>3427</text:p>
          </table:table-cell>
          <table:table-cell table:formula="of:=[.C697]/1000" office:value-type="float" office:value="3.427" calcext:value-type="float">
            <text:p>3.427</text:p>
          </table:table-cell>
          <table:table-cell office:value-type="float" office:value="2543" calcext:value-type="float">
            <text:p>2543</text:p>
          </table:table-cell>
          <table:table-cell office:value-type="float" office:value="1484" calcext:value-type="float">
            <text:p>1484</text:p>
          </table:table-cell>
          <table:table-cell office:value-type="float" office:value="3.4300015" calcext:value-type="float">
            <text:p>3.4300015</text:p>
          </table:table-cell>
          <table:table-cell office:value-type="float" office:value="3.2813561" calcext:value-type="float">
            <text:p>3.2813561</text:p>
          </table:table-cell>
          <table:table-cell table:number-columns-repeated="5"/>
        </table:table-row>
        <table:table-row table:style-name="ro1">
          <table:table-cell table:formula="of:=[.B698]/3600" office:value-type="float" office:value="11.6747222222222" calcext:value-type="float">
            <text:p>11.7</text:p>
          </table:table-cell>
          <table:table-cell office:value-type="float" office:value="42029" calcext:value-type="float">
            <text:p>42029</text:p>
          </table:table-cell>
          <table:table-cell office:value-type="float" office:value="3425" calcext:value-type="float">
            <text:p>3425</text:p>
          </table:table-cell>
          <table:table-cell table:formula="of:=[.C698]/1000" office:value-type="float" office:value="3.425" calcext:value-type="float">
            <text:p>3.425</text:p>
          </table:table-cell>
          <table:table-cell office:value-type="float" office:value="2542" calcext:value-type="float">
            <text:p>2542</text:p>
          </table:table-cell>
          <table:table-cell office:value-type="float" office:value="1484" calcext:value-type="float">
            <text:p>1484</text:p>
          </table:table-cell>
          <table:table-cell office:value-type="float" office:value="3.42915487" calcext:value-type="float">
            <text:p>3.42915487</text:p>
          </table:table-cell>
          <table:table-cell office:value-type="float" office:value="3.28122401" calcext:value-type="float">
            <text:p>3.28122401</text:p>
          </table:table-cell>
          <table:table-cell table:number-columns-repeated="5"/>
        </table:table-row>
        <table:table-row table:style-name="ro1">
          <table:table-cell table:formula="of:=[.B699]/3600" office:value-type="float" office:value="11.6913888888889" calcext:value-type="float">
            <text:p>11.7</text:p>
          </table:table-cell>
          <table:table-cell office:value-type="float" office:value="42089" calcext:value-type="float">
            <text:p>42089</text:p>
          </table:table-cell>
          <table:table-cell office:value-type="float" office:value="3425" calcext:value-type="float">
            <text:p>3425</text:p>
          </table:table-cell>
          <table:table-cell table:formula="of:=[.C699]/1000" office:value-type="float" office:value="3.425" calcext:value-type="float">
            <text:p>3.425</text:p>
          </table:table-cell>
          <table:table-cell office:value-type="float" office:value="2542" calcext:value-type="float">
            <text:p>2542</text:p>
          </table:table-cell>
          <table:table-cell office:value-type="float" office:value="1484" calcext:value-type="float">
            <text:p>1484</text:p>
          </table:table-cell>
          <table:table-cell office:value-type="float" office:value="3.42837453" calcext:value-type="float">
            <text:p>3.42837453</text:p>
          </table:table-cell>
          <table:table-cell office:value-type="float" office:value="3.28109121" calcext:value-type="float">
            <text:p>3.28109121</text:p>
          </table:table-cell>
          <table:table-cell table:number-columns-repeated="5"/>
        </table:table-row>
        <table:table-row table:style-name="ro1">
          <table:table-cell table:formula="of:=[.B700]/3600" office:value-type="float" office:value="11.7083333333333" calcext:value-type="float">
            <text:p>11.7</text:p>
          </table:table-cell>
          <table:table-cell office:value-type="float" office:value="42150" calcext:value-type="float">
            <text:p>42150</text:p>
          </table:table-cell>
          <table:table-cell office:value-type="float" office:value="3437" calcext:value-type="float">
            <text:p>3437</text:p>
          </table:table-cell>
          <table:table-cell table:formula="of:=[.C700]/1000" office:value-type="float" office:value="3.437" calcext:value-type="float">
            <text:p>3.437</text:p>
          </table:table-cell>
          <table:table-cell office:value-type="float" office:value="2549" calcext:value-type="float">
            <text:p>2549</text:p>
          </table:table-cell>
          <table:table-cell office:value-type="float" office:value="1483" calcext:value-type="float">
            <text:p>1483</text:p>
          </table:table-cell>
          <table:table-cell office:value-type="float" office:value="3.42747068" calcext:value-type="float">
            <text:p>3.42747068</text:p>
          </table:table-cell>
          <table:table-cell office:value-type="float" office:value="3.28103495" calcext:value-type="float">
            <text:p>3.28103495</text:p>
          </table:table-cell>
          <table:table-cell table:number-columns-repeated="5"/>
        </table:table-row>
        <table:table-row table:style-name="ro1">
          <table:table-cell table:formula="of:=[.B701]/3600" office:value-type="float" office:value="11.725" calcext:value-type="float">
            <text:p>11.7</text:p>
          </table:table-cell>
          <table:table-cell office:value-type="float" office:value="42210" calcext:value-type="float">
            <text:p>42210</text:p>
          </table:table-cell>
          <table:table-cell office:value-type="float" office:value="3435" calcext:value-type="float">
            <text:p>3435</text:p>
          </table:table-cell>
          <table:table-cell table:formula="of:=[.C701]/1000" office:value-type="float" office:value="3.435" calcext:value-type="float">
            <text:p>3.435</text:p>
          </table:table-cell>
          <table:table-cell office:value-type="float" office:value="2549" calcext:value-type="float">
            <text:p>2549</text:p>
          </table:table-cell>
          <table:table-cell office:value-type="float" office:value="1484" calcext:value-type="float">
            <text:p>1484</text:p>
          </table:table-cell>
          <table:table-cell office:value-type="float" office:value="3.42665029" calcext:value-type="float">
            <text:p>3.42665029</text:p>
          </table:table-cell>
          <table:table-cell office:value-type="float" office:value="3.28094816" calcext:value-type="float">
            <text:p>3.28094816</text:p>
          </table:table-cell>
          <table:table-cell table:number-columns-repeated="5"/>
        </table:table-row>
        <table:table-row table:style-name="ro1">
          <table:table-cell table:formula="of:=[.B702]/3600" office:value-type="float" office:value="11.7416666666667" calcext:value-type="float">
            <text:p>11.7</text:p>
          </table:table-cell>
          <table:table-cell office:value-type="float" office:value="42270" calcext:value-type="float">
            <text:p>42270</text:p>
          </table:table-cell>
          <table:table-cell office:value-type="float" office:value="3436" calcext:value-type="float">
            <text:p>3436</text:p>
          </table:table-cell>
          <table:table-cell table:formula="of:=[.C702]/1000" office:value-type="float" office:value="3.436" calcext:value-type="float">
            <text:p>3.436</text:p>
          </table:table-cell>
          <table:table-cell office:value-type="float" office:value="2548" calcext:value-type="float">
            <text:p>2548</text:p>
          </table:table-cell>
          <table:table-cell office:value-type="float" office:value="1483" calcext:value-type="float">
            <text:p>1483</text:p>
          </table:table-cell>
          <table:table-cell office:value-type="float" office:value="3.42560911" calcext:value-type="float">
            <text:p>3.42560911</text:p>
          </table:table-cell>
          <table:table-cell office:value-type="float" office:value="3.28079534" calcext:value-type="float">
            <text:p>3.28079534</text:p>
          </table:table-cell>
          <table:table-cell table:number-columns-repeated="5"/>
        </table:table-row>
        <table:table-row table:style-name="ro1">
          <table:table-cell table:formula="of:=[.B703]/3600" office:value-type="float" office:value="11.7586111111111" calcext:value-type="float">
            <text:p>11.8</text:p>
          </table:table-cell>
          <table:table-cell office:value-type="float" office:value="42331" calcext:value-type="float">
            <text:p>42331</text:p>
          </table:table-cell>
          <table:table-cell office:value-type="float" office:value="3432" calcext:value-type="float">
            <text:p>3432</text:p>
          </table:table-cell>
          <table:table-cell table:formula="of:=[.C703]/1000" office:value-type="float" office:value="3.432" calcext:value-type="float">
            <text:p>3.432</text:p>
          </table:table-cell>
          <table:table-cell office:value-type="float" office:value="2547" calcext:value-type="float">
            <text:p>2547</text:p>
          </table:table-cell>
          <table:table-cell office:value-type="float" office:value="1484" calcext:value-type="float">
            <text:p>1484</text:p>
          </table:table-cell>
          <table:table-cell office:value-type="float" office:value="3.4247365" calcext:value-type="float">
            <text:p>3.4247365</text:p>
          </table:table-cell>
          <table:table-cell office:value-type="float" office:value="3.28050613" calcext:value-type="float">
            <text:p>3.28050613</text:p>
          </table:table-cell>
          <table:table-cell table:number-columns-repeated="5"/>
        </table:table-row>
        <table:table-row table:style-name="ro1">
          <table:table-cell table:formula="of:=[.B704]/3600" office:value-type="float" office:value="11.7752777777778" calcext:value-type="float">
            <text:p>11.8</text:p>
          </table:table-cell>
          <table:table-cell office:value-type="float" office:value="42391" calcext:value-type="float">
            <text:p>42391</text:p>
          </table:table-cell>
          <table:table-cell office:value-type="float" office:value="3432" calcext:value-type="float">
            <text:p>3432</text:p>
          </table:table-cell>
          <table:table-cell table:formula="of:=[.C704]/1000" office:value-type="float" office:value="3.432" calcext:value-type="float">
            <text:p>3.432</text:p>
          </table:table-cell>
          <table:table-cell office:value-type="float" office:value="2547" calcext:value-type="float">
            <text:p>2547</text:p>
          </table:table-cell>
          <table:table-cell office:value-type="float" office:value="1484" calcext:value-type="float">
            <text:p>1484</text:p>
          </table:table-cell>
          <table:table-cell office:value-type="float" office:value="3.42385364" calcext:value-type="float">
            <text:p>3.42385364</text:p>
          </table:table-cell>
          <table:table-cell office:value-type="float" office:value="3.28031397" calcext:value-type="float">
            <text:p>3.28031397</text:p>
          </table:table-cell>
          <table:table-cell table:number-columns-repeated="5"/>
        </table:table-row>
        <table:table-row table:style-name="ro1">
          <table:table-cell table:formula="of:=[.B705]/3600" office:value-type="float" office:value="11.7919444444444" calcext:value-type="float">
            <text:p>11.8</text:p>
          </table:table-cell>
          <table:table-cell office:value-type="float" office:value="42451" calcext:value-type="float">
            <text:p>42451</text:p>
          </table:table-cell>
          <table:table-cell office:value-type="float" office:value="3431" calcext:value-type="float">
            <text:p>3431</text:p>
          </table:table-cell>
          <table:table-cell table:formula="of:=[.C705]/1000" office:value-type="float" office:value="3.431" calcext:value-type="float">
            <text:p>3.431</text:p>
          </table:table-cell>
          <table:table-cell office:value-type="float" office:value="2546" calcext:value-type="float">
            <text:p>2546</text:p>
          </table:table-cell>
          <table:table-cell office:value-type="float" office:value="1484" calcext:value-type="float">
            <text:p>1484</text:p>
          </table:table-cell>
          <table:table-cell office:value-type="float" office:value="3.42301679" calcext:value-type="float">
            <text:p>3.42301679</text:p>
          </table:table-cell>
          <table:table-cell office:value-type="float" office:value="3.2800715" calcext:value-type="float">
            <text:p>3.2800715</text:p>
          </table:table-cell>
          <table:table-cell table:number-columns-repeated="5"/>
        </table:table-row>
        <table:table-row table:style-name="ro1">
          <table:table-cell table:formula="of:=[.B706]/3600" office:value-type="float" office:value="11.8088888888889" calcext:value-type="float">
            <text:p>11.8</text:p>
          </table:table-cell>
          <table:table-cell office:value-type="float" office:value="42512" calcext:value-type="float">
            <text:p>42512</text:p>
          </table:table-cell>
          <table:table-cell office:value-type="float" office:value="3431" calcext:value-type="float">
            <text:p>3431</text:p>
          </table:table-cell>
          <table:table-cell table:formula="of:=[.C706]/1000" office:value-type="float" office:value="3.431" calcext:value-type="float">
            <text:p>3.431</text:p>
          </table:table-cell>
          <table:table-cell office:value-type="float" office:value="2546" calcext:value-type="float">
            <text:p>2546</text:p>
          </table:table-cell>
          <table:table-cell office:value-type="float" office:value="1484" calcext:value-type="float">
            <text:p>1484</text:p>
          </table:table-cell>
          <table:table-cell office:value-type="float" office:value="3.42208099" calcext:value-type="float">
            <text:p>3.42208099</text:p>
          </table:table-cell>
          <table:table-cell office:value-type="float" office:value="3.27972913" calcext:value-type="float">
            <text:p>3.27972913</text:p>
          </table:table-cell>
          <table:table-cell table:number-columns-repeated="5"/>
        </table:table-row>
        <table:table-row table:style-name="ro1">
          <table:table-cell table:formula="of:=[.B707]/3600" office:value-type="float" office:value="11.8255555555556" calcext:value-type="float">
            <text:p>11.8</text:p>
          </table:table-cell>
          <table:table-cell office:value-type="float" office:value="42572" calcext:value-type="float">
            <text:p>42572</text:p>
          </table:table-cell>
          <table:table-cell office:value-type="float" office:value="3429" calcext:value-type="float">
            <text:p>3429</text:p>
          </table:table-cell>
          <table:table-cell table:formula="of:=[.C707]/1000" office:value-type="float" office:value="3.429" calcext:value-type="float">
            <text:p>3.429</text:p>
          </table:table-cell>
          <table:table-cell office:value-type="float" office:value="2545" calcext:value-type="float">
            <text:p>2545</text:p>
          </table:table-cell>
          <table:table-cell office:value-type="float" office:value="1484" calcext:value-type="float">
            <text:p>1484</text:p>
          </table:table-cell>
          <table:table-cell office:value-type="float" office:value="3.42116928" calcext:value-type="float">
            <text:p>3.42116928</text:p>
          </table:table-cell>
          <table:table-cell office:value-type="float" office:value="3.27949929" calcext:value-type="float">
            <text:p>3.27949929</text:p>
          </table:table-cell>
          <table:table-cell table:number-columns-repeated="5"/>
        </table:table-row>
        <table:table-row table:style-name="ro1">
          <table:table-cell table:formula="of:=[.B708]/3600" office:value-type="float" office:value="11.8425" calcext:value-type="float">
            <text:p>11.8</text:p>
          </table:table-cell>
          <table:table-cell office:value-type="float" office:value="42633" calcext:value-type="float">
            <text:p>42633</text:p>
          </table:table-cell>
          <table:table-cell office:value-type="float" office:value="3429" calcext:value-type="float">
            <text:p>3429</text:p>
          </table:table-cell>
          <table:table-cell table:formula="of:=[.C708]/1000" office:value-type="float" office:value="3.429" calcext:value-type="float">
            <text:p>3.429</text:p>
          </table:table-cell>
          <table:table-cell office:value-type="float" office:value="2545" calcext:value-type="float">
            <text:p>2545</text:p>
          </table:table-cell>
          <table:table-cell office:value-type="float" office:value="1484" calcext:value-type="float">
            <text:p>1484</text:p>
          </table:table-cell>
          <table:table-cell office:value-type="float" office:value="3.42019415" calcext:value-type="float">
            <text:p>3.42019415</text:p>
          </table:table-cell>
          <table:table-cell office:value-type="float" office:value="3.27927184" calcext:value-type="float">
            <text:p>3.27927184</text:p>
          </table:table-cell>
          <table:table-cell table:number-columns-repeated="5"/>
        </table:table-row>
        <table:table-row table:style-name="ro1">
          <table:table-cell table:formula="of:=[.B709]/3600" office:value-type="float" office:value="11.8591666666667" calcext:value-type="float">
            <text:p>11.9</text:p>
          </table:table-cell>
          <table:table-cell office:value-type="float" office:value="42693" calcext:value-type="float">
            <text:p>42693</text:p>
          </table:table-cell>
          <table:table-cell office:value-type="float" office:value="3430" calcext:value-type="float">
            <text:p>3430</text:p>
          </table:table-cell>
          <table:table-cell table:formula="of:=[.C709]/1000" office:value-type="float" office:value="3.43" calcext:value-type="float">
            <text:p>3.43</text:p>
          </table:table-cell>
          <table:table-cell office:value-type="float" office:value="2544" calcext:value-type="float">
            <text:p>2544</text:p>
          </table:table-cell>
          <table:table-cell office:value-type="float" office:value="1483" calcext:value-type="float">
            <text:p>1483</text:p>
          </table:table-cell>
          <table:table-cell office:value-type="float" office:value="3.41925311" calcext:value-type="float">
            <text:p>3.41925311</text:p>
          </table:table-cell>
          <table:table-cell office:value-type="float" office:value="3.27897048" calcext:value-type="float">
            <text:p>3.27897048</text:p>
          </table:table-cell>
          <table:table-cell table:number-columns-repeated="5"/>
        </table:table-row>
        <table:table-row table:style-name="ro1">
          <table:table-cell table:formula="of:=[.B710]/3600" office:value-type="float" office:value="11.8758333333333" calcext:value-type="float">
            <text:p>11.9</text:p>
          </table:table-cell>
          <table:table-cell office:value-type="float" office:value="42753" calcext:value-type="float">
            <text:p>42753</text:p>
          </table:table-cell>
          <table:table-cell office:value-type="float" office:value="3427" calcext:value-type="float">
            <text:p>3427</text:p>
          </table:table-cell>
          <table:table-cell table:formula="of:=[.C710]/1000" office:value-type="float" office:value="3.427" calcext:value-type="float">
            <text:p>3.427</text:p>
          </table:table-cell>
          <table:table-cell office:value-type="float" office:value="2543" calcext:value-type="float">
            <text:p>2543</text:p>
          </table:table-cell>
          <table:table-cell office:value-type="float" office:value="1484" calcext:value-type="float">
            <text:p>1484</text:p>
          </table:table-cell>
          <table:table-cell office:value-type="float" office:value="3.4182632" calcext:value-type="float">
            <text:p>3.4182632</text:p>
          </table:table-cell>
          <table:table-cell office:value-type="float" office:value="3.27872515" calcext:value-type="float">
            <text:p>3.27872515</text:p>
          </table:table-cell>
          <table:table-cell table:number-columns-repeated="5"/>
        </table:table-row>
        <table:table-row table:style-name="ro1">
          <table:table-cell table:formula="of:=[.B711]/3600" office:value-type="float" office:value="11.8927777777778" calcext:value-type="float">
            <text:p>11.9</text:p>
          </table:table-cell>
          <table:table-cell office:value-type="float" office:value="42814" calcext:value-type="float">
            <text:p>42814</text:p>
          </table:table-cell>
          <table:table-cell office:value-type="float" office:value="3427" calcext:value-type="float">
            <text:p>3427</text:p>
          </table:table-cell>
          <table:table-cell table:formula="of:=[.C711]/1000" office:value-type="float" office:value="3.427" calcext:value-type="float">
            <text:p>3.427</text:p>
          </table:table-cell>
          <table:table-cell office:value-type="float" office:value="2543" calcext:value-type="float">
            <text:p>2543</text:p>
          </table:table-cell>
          <table:table-cell office:value-type="float" office:value="1484" calcext:value-type="float">
            <text:p>1484</text:p>
          </table:table-cell>
          <table:table-cell office:value-type="float" office:value="3.41727352" calcext:value-type="float">
            <text:p>3.41727352</text:p>
          </table:table-cell>
          <table:table-cell office:value-type="float" office:value="3.2782712" calcext:value-type="float">
            <text:p>3.2782712</text:p>
          </table:table-cell>
          <table:table-cell table:number-columns-repeated="5"/>
        </table:table-row>
        <table:table-row table:style-name="ro1">
          <table:table-cell table:formula="of:=[.B712]/3600" office:value-type="float" office:value="11.9094444444444" calcext:value-type="float">
            <text:p>11.9</text:p>
          </table:table-cell>
          <table:table-cell office:value-type="float" office:value="42874" calcext:value-type="float">
            <text:p>42874</text:p>
          </table:table-cell>
          <table:table-cell office:value-type="float" office:value="3425" calcext:value-type="float">
            <text:p>3425</text:p>
          </table:table-cell>
          <table:table-cell table:formula="of:=[.C712]/1000" office:value-type="float" office:value="3.425" calcext:value-type="float">
            <text:p>3.425</text:p>
          </table:table-cell>
          <table:table-cell office:value-type="float" office:value="2542" calcext:value-type="float">
            <text:p>2542</text:p>
          </table:table-cell>
          <table:table-cell office:value-type="float" office:value="1484" calcext:value-type="float">
            <text:p>1484</text:p>
          </table:table-cell>
          <table:table-cell office:value-type="float" office:value="3.4162519" calcext:value-type="float">
            <text:p>3.4162519</text:p>
          </table:table-cell>
          <table:table-cell office:value-type="float" office:value="3.27797461" calcext:value-type="float">
            <text:p>3.27797461</text:p>
          </table:table-cell>
          <table:table-cell table:number-columns-repeated="5"/>
        </table:table-row>
        <table:table-row table:style-name="ro1">
          <table:table-cell table:formula="of:=[.B713]/3600" office:value-type="float" office:value="11.9263888888889" calcext:value-type="float">
            <text:p>11.9</text:p>
          </table:table-cell>
          <table:table-cell office:value-type="float" office:value="42935" calcext:value-type="float">
            <text:p>42935</text:p>
          </table:table-cell>
          <table:table-cell office:value-type="float" office:value="3425" calcext:value-type="float">
            <text:p>3425</text:p>
          </table:table-cell>
          <table:table-cell table:formula="of:=[.C713]/1000" office:value-type="float" office:value="3.425" calcext:value-type="float">
            <text:p>3.425</text:p>
          </table:table-cell>
          <table:table-cell office:value-type="float" office:value="2542" calcext:value-type="float">
            <text:p>2542</text:p>
          </table:table-cell>
          <table:table-cell office:value-type="float" office:value="1484" calcext:value-type="float">
            <text:p>1484</text:p>
          </table:table-cell>
          <table:table-cell office:value-type="float" office:value="3.41522503" calcext:value-type="float">
            <text:p>3.41522503</text:p>
          </table:table-cell>
          <table:table-cell office:value-type="float" office:value="3.27766085" calcext:value-type="float">
            <text:p>3.27766085</text:p>
          </table:table-cell>
          <table:table-cell table:number-columns-repeated="5"/>
        </table:table-row>
        <table:table-row table:style-name="ro1">
          <table:table-cell table:formula="of:=[.B714]/3600" office:value-type="float" office:value="11.9430555555556" calcext:value-type="float">
            <text:p>11.9</text:p>
          </table:table-cell>
          <table:table-cell office:value-type="float" office:value="42995" calcext:value-type="float">
            <text:p>42995</text:p>
          </table:table-cell>
          <table:table-cell office:value-type="float" office:value="3424" calcext:value-type="float">
            <text:p>3424</text:p>
          </table:table-cell>
          <table:table-cell table:formula="of:=[.C714]/1000" office:value-type="float" office:value="3.424" calcext:value-type="float">
            <text:p>3.424</text:p>
          </table:table-cell>
          <table:table-cell office:value-type="float" office:value="2541" calcext:value-type="float">
            <text:p>2541</text:p>
          </table:table-cell>
          <table:table-cell office:value-type="float" office:value="1484" calcext:value-type="float">
            <text:p>1484</text:p>
          </table:table-cell>
          <table:table-cell office:value-type="float" office:value="3.41413927" calcext:value-type="float">
            <text:p>3.41413927</text:p>
          </table:table-cell>
          <table:table-cell office:value-type="float" office:value="3.27739477" calcext:value-type="float">
            <text:p>3.27739477</text:p>
          </table:table-cell>
          <table:table-cell table:number-columns-repeated="5"/>
        </table:table-row>
        <table:table-row table:style-name="ro1">
          <table:table-cell table:formula="of:=[.B715]/3600" office:value-type="float" office:value="11.9597222222222" calcext:value-type="float">
            <text:p>12.0</text:p>
          </table:table-cell>
          <table:table-cell office:value-type="float" office:value="43055" calcext:value-type="float">
            <text:p>43055</text:p>
          </table:table-cell>
          <table:table-cell office:value-type="float" office:value="3423" calcext:value-type="float">
            <text:p>3423</text:p>
          </table:table-cell>
          <table:table-cell table:formula="of:=[.C715]/1000" office:value-type="float" office:value="3.423" calcext:value-type="float">
            <text:p>3.423</text:p>
          </table:table-cell>
          <table:table-cell office:value-type="float" office:value="2540" calcext:value-type="float">
            <text:p>2540</text:p>
          </table:table-cell>
          <table:table-cell office:value-type="float" office:value="1484" calcext:value-type="float">
            <text:p>1484</text:p>
          </table:table-cell>
          <table:table-cell office:value-type="float" office:value="3.41306734" calcext:value-type="float">
            <text:p>3.41306734</text:p>
          </table:table-cell>
          <table:table-cell office:value-type="float" office:value="3.27715397" calcext:value-type="float">
            <text:p>3.27715397</text:p>
          </table:table-cell>
          <table:table-cell table:number-columns-repeated="5"/>
        </table:table-row>
        <table:table-row table:style-name="ro1">
          <table:table-cell table:formula="of:=[.B716]/3600" office:value-type="float" office:value="11.9766666666667" calcext:value-type="float">
            <text:p>12.0</text:p>
          </table:table-cell>
          <table:table-cell office:value-type="float" office:value="43116" calcext:value-type="float">
            <text:p>43116</text:p>
          </table:table-cell>
          <table:table-cell office:value-type="float" office:value="3414" calcext:value-type="float">
            <text:p>3414</text:p>
          </table:table-cell>
          <table:table-cell table:formula="of:=[.C716]/1000" office:value-type="float" office:value="3.414" calcext:value-type="float">
            <text:p>3.414</text:p>
          </table:table-cell>
          <table:table-cell office:value-type="float" office:value="2530" calcext:value-type="float">
            <text:p>2530</text:p>
          </table:table-cell>
          <table:table-cell office:value-type="float" office:value="1482" calcext:value-type="float">
            <text:p>1482</text:p>
          </table:table-cell>
          <table:table-cell office:value-type="float" office:value="3.41192913" calcext:value-type="float">
            <text:p>3.41192913</text:p>
          </table:table-cell>
          <table:table-cell office:value-type="float" office:value="3.27667379" calcext:value-type="float">
            <text:p>3.27667379</text:p>
          </table:table-cell>
          <table:table-cell table:number-columns-repeated="5"/>
        </table:table-row>
        <table:table-row table:style-name="ro1">
          <table:table-cell table:formula="of:=[.B717]/3600" office:value-type="float" office:value="11.9933333333333" calcext:value-type="float">
            <text:p>12.0</text:p>
          </table:table-cell>
          <table:table-cell office:value-type="float" office:value="43176" calcext:value-type="float">
            <text:p>43176</text:p>
          </table:table-cell>
          <table:table-cell office:value-type="float" office:value="3410" calcext:value-type="float">
            <text:p>3410</text:p>
          </table:table-cell>
          <table:table-cell table:formula="of:=[.C717]/1000" office:value-type="float" office:value="3.41" calcext:value-type="float">
            <text:p>3.41</text:p>
          </table:table-cell>
          <table:table-cell office:value-type="float" office:value="2529" calcext:value-type="float">
            <text:p>2529</text:p>
          </table:table-cell>
          <table:table-cell office:value-type="float" office:value="1483" calcext:value-type="float">
            <text:p>1483</text:p>
          </table:table-cell>
          <table:table-cell office:value-type="float" office:value="3.41074967" calcext:value-type="float">
            <text:p>3.41074967</text:p>
          </table:table-cell>
          <table:table-cell office:value-type="float" office:value="3.27664089" calcext:value-type="float">
            <text:p>3.27664089</text:p>
          </table:table-cell>
          <table:table-cell table:number-columns-repeated="5"/>
        </table:table-row>
        <table:table-row table:style-name="ro1">
          <table:table-cell table:formula="of:=[.B718]/3600" office:value-type="float" office:value="12.0102777777778" calcext:value-type="float">
            <text:p>12.0</text:p>
          </table:table-cell>
          <table:table-cell office:value-type="float" office:value="43237" calcext:value-type="float">
            <text:p>43237</text:p>
          </table:table-cell>
          <table:table-cell office:value-type="float" office:value="3411" calcext:value-type="float">
            <text:p>3411</text:p>
          </table:table-cell>
          <table:table-cell table:formula="of:=[.C718]/1000" office:value-type="float" office:value="3.411" calcext:value-type="float">
            <text:p>3.411</text:p>
          </table:table-cell>
          <table:table-cell office:value-type="float" office:value="2528" calcext:value-type="float">
            <text:p>2528</text:p>
          </table:table-cell>
          <table:table-cell office:value-type="float" office:value="1482" calcext:value-type="float">
            <text:p>1482</text:p>
          </table:table-cell>
          <table:table-cell office:value-type="float" office:value="3.40954924" calcext:value-type="float">
            <text:p>3.40954924</text:p>
          </table:table-cell>
          <table:table-cell office:value-type="float" office:value="3.2762661" calcext:value-type="float">
            <text:p>3.2762661</text:p>
          </table:table-cell>
          <table:table-cell table:number-columns-repeated="5"/>
        </table:table-row>
        <table:table-row table:style-name="ro1">
          <table:table-cell table:formula="of:=[.B719]/3600" office:value-type="float" office:value="12.0269444444444" calcext:value-type="float">
            <text:p>12.0</text:p>
          </table:table-cell>
          <table:table-cell office:value-type="float" office:value="43297" calcext:value-type="float">
            <text:p>43297</text:p>
          </table:table-cell>
          <table:table-cell office:value-type="float" office:value="3410" calcext:value-type="float">
            <text:p>3410</text:p>
          </table:table-cell>
          <table:table-cell table:formula="of:=[.C719]/1000" office:value-type="float" office:value="3.41" calcext:value-type="float">
            <text:p>3.41</text:p>
          </table:table-cell>
          <table:table-cell office:value-type="float" office:value="2527" calcext:value-type="float">
            <text:p>2527</text:p>
          </table:table-cell>
          <table:table-cell office:value-type="float" office:value="1482" calcext:value-type="float">
            <text:p>1482</text:p>
          </table:table-cell>
          <table:table-cell office:value-type="float" office:value="3.40831161" calcext:value-type="float">
            <text:p>3.40831161</text:p>
          </table:table-cell>
          <table:table-cell office:value-type="float" office:value="3.27586794" calcext:value-type="float">
            <text:p>3.27586794</text:p>
          </table:table-cell>
          <table:table-cell table:number-columns-repeated="5"/>
        </table:table-row>
        <table:table-row table:style-name="ro1">
          <table:table-cell table:formula="of:=[.B720]/3600" office:value-type="float" office:value="12.0436111111111" calcext:value-type="float">
            <text:p>12.0</text:p>
          </table:table-cell>
          <table:table-cell office:value-type="float" office:value="43357" calcext:value-type="float">
            <text:p>43357</text:p>
          </table:table-cell>
          <table:table-cell office:value-type="float" office:value="3408" calcext:value-type="float">
            <text:p>3408</text:p>
          </table:table-cell>
          <table:table-cell table:formula="of:=[.C720]/1000" office:value-type="float" office:value="3.408" calcext:value-type="float">
            <text:p>3.408</text:p>
          </table:table-cell>
          <table:table-cell office:value-type="float" office:value="2526" calcext:value-type="float">
            <text:p>2526</text:p>
          </table:table-cell>
          <table:table-cell office:value-type="float" office:value="1482" calcext:value-type="float">
            <text:p>1482</text:p>
          </table:table-cell>
          <table:table-cell office:value-type="float" office:value="3.40704346" calcext:value-type="float">
            <text:p>3.40704346</text:p>
          </table:table-cell>
          <table:table-cell office:value-type="float" office:value="3.27546549" calcext:value-type="float">
            <text:p>3.27546549</text:p>
          </table:table-cell>
          <table:table-cell table:number-columns-repeated="5"/>
        </table:table-row>
        <table:table-row table:style-name="ro1">
          <table:table-cell table:formula="of:=[.B721]/3600" office:value-type="float" office:value="12.0605555555556" calcext:value-type="float">
            <text:p>12.1</text:p>
          </table:table-cell>
          <table:table-cell office:value-type="float" office:value="43418" calcext:value-type="float">
            <text:p>43418</text:p>
          </table:table-cell>
          <table:table-cell office:value-type="float" office:value="3407" calcext:value-type="float">
            <text:p>3407</text:p>
          </table:table-cell>
          <table:table-cell table:formula="of:=[.C721]/1000" office:value-type="float" office:value="3.407" calcext:value-type="float">
            <text:p>3.407</text:p>
          </table:table-cell>
          <table:table-cell office:value-type="float" office:value="2525" calcext:value-type="float">
            <text:p>2525</text:p>
          </table:table-cell>
          <table:table-cell office:value-type="float" office:value="1482" calcext:value-type="float">
            <text:p>1482</text:p>
          </table:table-cell>
          <table:table-cell office:value-type="float" office:value="3.40572" calcext:value-type="float">
            <text:p>3.40572</text:p>
          </table:table-cell>
          <table:table-cell office:value-type="float" office:value="3.27498198" calcext:value-type="float">
            <text:p>3.27498198</text:p>
          </table:table-cell>
          <table:table-cell table:number-columns-repeated="5"/>
        </table:table-row>
        <table:table-row table:style-name="ro1">
          <table:table-cell table:formula="of:=[.B722]/3600" office:value-type="float" office:value="12.0772222222222" calcext:value-type="float">
            <text:p>12.1</text:p>
          </table:table-cell>
          <table:table-cell office:value-type="float" office:value="43478" calcext:value-type="float">
            <text:p>43478</text:p>
          </table:table-cell>
          <table:table-cell office:value-type="float" office:value="3406" calcext:value-type="float">
            <text:p>3406</text:p>
          </table:table-cell>
          <table:table-cell table:formula="of:=[.C722]/1000" office:value-type="float" office:value="3.406" calcext:value-type="float">
            <text:p>3.406</text:p>
          </table:table-cell>
          <table:table-cell office:value-type="float" office:value="2524" calcext:value-type="float">
            <text:p>2524</text:p>
          </table:table-cell>
          <table:table-cell office:value-type="float" office:value="1482" calcext:value-type="float">
            <text:p>1482</text:p>
          </table:table-cell>
          <table:table-cell office:value-type="float" office:value="3.40439296" calcext:value-type="float">
            <text:p>3.40439296</text:p>
          </table:table-cell>
          <table:table-cell office:value-type="float" office:value="3.2745502" calcext:value-type="float">
            <text:p>3.2745502</text:p>
          </table:table-cell>
          <table:table-cell table:number-columns-repeated="5"/>
        </table:table-row>
        <table:table-row table:style-name="ro1">
          <table:table-cell table:formula="of:=[.B723]/3600" office:value-type="float" office:value="12.0938888888889" calcext:value-type="float">
            <text:p>12.1</text:p>
          </table:table-cell>
          <table:table-cell office:value-type="float" office:value="43538" calcext:value-type="float">
            <text:p>43538</text:p>
          </table:table-cell>
          <table:table-cell office:value-type="float" office:value="3404" calcext:value-type="float">
            <text:p>3404</text:p>
          </table:table-cell>
          <table:table-cell table:formula="of:=[.C723]/1000" office:value-type="float" office:value="3.404" calcext:value-type="float">
            <text:p>3.404</text:p>
          </table:table-cell>
          <table:table-cell office:value-type="float" office:value="2523" calcext:value-type="float">
            <text:p>2523</text:p>
          </table:table-cell>
          <table:table-cell office:value-type="float" office:value="1482" calcext:value-type="float">
            <text:p>1482</text:p>
          </table:table-cell>
          <table:table-cell office:value-type="float" office:value="3.40303469" calcext:value-type="float">
            <text:p>3.40303469</text:p>
          </table:table-cell>
          <table:table-cell office:value-type="float" office:value="3.27421808" calcext:value-type="float">
            <text:p>3.27421808</text:p>
          </table:table-cell>
          <table:table-cell table:number-columns-repeated="5"/>
        </table:table-row>
        <table:table-row table:style-name="ro1">
          <table:table-cell table:formula="of:=[.B724]/3600" office:value-type="float" office:value="12.1108333333333" calcext:value-type="float">
            <text:p>12.1</text:p>
          </table:table-cell>
          <table:table-cell office:value-type="float" office:value="43599" calcext:value-type="float">
            <text:p>43599</text:p>
          </table:table-cell>
          <table:table-cell office:value-type="float" office:value="3403" calcext:value-type="float">
            <text:p>3403</text:p>
          </table:table-cell>
          <table:table-cell table:formula="of:=[.C724]/1000" office:value-type="float" office:value="3.403" calcext:value-type="float">
            <text:p>3.403</text:p>
          </table:table-cell>
          <table:table-cell office:value-type="float" office:value="2522" calcext:value-type="float">
            <text:p>2522</text:p>
          </table:table-cell>
          <table:table-cell office:value-type="float" office:value="1482" calcext:value-type="float">
            <text:p>1482</text:p>
          </table:table-cell>
          <table:table-cell office:value-type="float" office:value="3.40160847" calcext:value-type="float">
            <text:p>3.40160847</text:p>
          </table:table-cell>
          <table:table-cell office:value-type="float" office:value="3.27385616" calcext:value-type="float">
            <text:p>3.27385616</text:p>
          </table:table-cell>
          <table:table-cell table:number-columns-repeated="5"/>
        </table:table-row>
        <table:table-row table:style-name="ro1">
          <table:table-cell table:formula="of:=[.B725]/3600" office:value-type="float" office:value="12.1275" calcext:value-type="float">
            <text:p>12.1</text:p>
          </table:table-cell>
          <table:table-cell office:value-type="float" office:value="43659" calcext:value-type="float">
            <text:p>43659</text:p>
          </table:table-cell>
          <table:table-cell office:value-type="float" office:value="3399" calcext:value-type="float">
            <text:p>3399</text:p>
          </table:table-cell>
          <table:table-cell table:formula="of:=[.C725]/1000" office:value-type="float" office:value="3.399" calcext:value-type="float">
            <text:p>3.399</text:p>
          </table:table-cell>
          <table:table-cell office:value-type="float" office:value="2521" calcext:value-type="float">
            <text:p>2521</text:p>
          </table:table-cell>
          <table:table-cell office:value-type="float" office:value="1483" calcext:value-type="float">
            <text:p>1483</text:p>
          </table:table-cell>
          <table:table-cell office:value-type="float" office:value="3.40008307" calcext:value-type="float">
            <text:p>3.40008307</text:p>
          </table:table-cell>
          <table:table-cell office:value-type="float" office:value="3.27343297" calcext:value-type="float">
            <text:p>3.27343297</text:p>
          </table:table-cell>
          <table:table-cell table:number-columns-repeated="5"/>
        </table:table-row>
        <table:table-row table:style-name="ro1">
          <table:table-cell table:formula="of:=[.B726]/3600" office:value-type="float" office:value="12.1444444444444" calcext:value-type="float">
            <text:p>12.1</text:p>
          </table:table-cell>
          <table:table-cell office:value-type="float" office:value="43720" calcext:value-type="float">
            <text:p>43720</text:p>
          </table:table-cell>
          <table:table-cell office:value-type="float" office:value="3397" calcext:value-type="float">
            <text:p>3397</text:p>
          </table:table-cell>
          <table:table-cell table:formula="of:=[.C726]/1000" office:value-type="float" office:value="3.397" calcext:value-type="float">
            <text:p>3.397</text:p>
          </table:table-cell>
          <table:table-cell office:value-type="float" office:value="2519" calcext:value-type="float">
            <text:p>2519</text:p>
          </table:table-cell>
          <table:table-cell office:value-type="float" office:value="1483" calcext:value-type="float">
            <text:p>1483</text:p>
          </table:table-cell>
          <table:table-cell office:value-type="float" office:value="3.39861846" calcext:value-type="float">
            <text:p>3.39861846</text:p>
          </table:table-cell>
          <table:table-cell office:value-type="float" office:value="3.27300811" calcext:value-type="float">
            <text:p>3.27300811</text:p>
          </table:table-cell>
          <table:table-cell table:number-columns-repeated="5"/>
        </table:table-row>
        <table:table-row table:style-name="ro1">
          <table:table-cell table:formula="of:=[.B727]/3600" office:value-type="float" office:value="12.1611111111111" calcext:value-type="float">
            <text:p>12.2</text:p>
          </table:table-cell>
          <table:table-cell office:value-type="float" office:value="43780" calcext:value-type="float">
            <text:p>43780</text:p>
          </table:table-cell>
          <table:table-cell office:value-type="float" office:value="3395" calcext:value-type="float">
            <text:p>3395</text:p>
          </table:table-cell>
          <table:table-cell table:formula="of:=[.C727]/1000" office:value-type="float" office:value="3.395" calcext:value-type="float">
            <text:p>3.395</text:p>
          </table:table-cell>
          <table:table-cell office:value-type="float" office:value="2518" calcext:value-type="float">
            <text:p>2518</text:p>
          </table:table-cell>
          <table:table-cell office:value-type="float" office:value="1483" calcext:value-type="float">
            <text:p>1483</text:p>
          </table:table-cell>
          <table:table-cell office:value-type="float" office:value="3.3969636" calcext:value-type="float">
            <text:p>3.3969636</text:p>
          </table:table-cell>
          <table:table-cell office:value-type="float" office:value="3.2725811" calcext:value-type="float">
            <text:p>3.2725811</text:p>
          </table:table-cell>
          <table:table-cell table:number-columns-repeated="5"/>
        </table:table-row>
        <table:table-row table:style-name="ro1">
          <table:table-cell table:formula="of:=[.B728]/3600" office:value-type="float" office:value="12.1777777777778" calcext:value-type="float">
            <text:p>12.2</text:p>
          </table:table-cell>
          <table:table-cell office:value-type="float" office:value="43840" calcext:value-type="float">
            <text:p>43840</text:p>
          </table:table-cell>
          <table:table-cell office:value-type="float" office:value="3394" calcext:value-type="float">
            <text:p>3394</text:p>
          </table:table-cell>
          <table:table-cell table:formula="of:=[.C728]/1000" office:value-type="float" office:value="3.394" calcext:value-type="float">
            <text:p>3.394</text:p>
          </table:table-cell>
          <table:table-cell office:value-type="float" office:value="2517" calcext:value-type="float">
            <text:p>2517</text:p>
          </table:table-cell>
          <table:table-cell office:value-type="float" office:value="1483" calcext:value-type="float">
            <text:p>1483</text:p>
          </table:table-cell>
          <table:table-cell office:value-type="float" office:value="3.39527059" calcext:value-type="float">
            <text:p>3.39527059</text:p>
          </table:table-cell>
          <table:table-cell office:value-type="float" office:value="3.27217293" calcext:value-type="float">
            <text:p>3.27217293</text:p>
          </table:table-cell>
          <table:table-cell table:number-columns-repeated="5"/>
        </table:table-row>
        <table:table-row table:style-name="ro1">
          <table:table-cell table:formula="of:=[.B729]/3600" office:value-type="float" office:value="12.1947222222222" calcext:value-type="float">
            <text:p>12.2</text:p>
          </table:table-cell>
          <table:table-cell office:value-type="float" office:value="43901" calcext:value-type="float">
            <text:p>43901</text:p>
          </table:table-cell>
          <table:table-cell office:value-type="float" office:value="3391" calcext:value-type="float">
            <text:p>3391</text:p>
          </table:table-cell>
          <table:table-cell table:formula="of:=[.C729]/1000" office:value-type="float" office:value="3.391" calcext:value-type="float">
            <text:p>3.391</text:p>
          </table:table-cell>
          <table:table-cell office:value-type="float" office:value="2515" calcext:value-type="float">
            <text:p>2515</text:p>
          </table:table-cell>
          <table:table-cell office:value-type="float" office:value="1483" calcext:value-type="float">
            <text:p>1483</text:p>
          </table:table-cell>
          <table:table-cell office:value-type="float" office:value="3.39345169" calcext:value-type="float">
            <text:p>3.39345169</text:p>
          </table:table-cell>
          <table:table-cell office:value-type="float" office:value="3.27179718" calcext:value-type="float">
            <text:p>3.27179718</text:p>
          </table:table-cell>
          <table:table-cell table:number-columns-repeated="5"/>
        </table:table-row>
        <table:table-row table:style-name="ro1">
          <table:table-cell table:formula="of:=[.B730]/3600" office:value-type="float" office:value="12.2113888888889" calcext:value-type="float">
            <text:p>12.2</text:p>
          </table:table-cell>
          <table:table-cell office:value-type="float" office:value="43961" calcext:value-type="float">
            <text:p>43961</text:p>
          </table:table-cell>
          <table:table-cell office:value-type="float" office:value="3390" calcext:value-type="float">
            <text:p>3390</text:p>
          </table:table-cell>
          <table:table-cell table:formula="of:=[.C730]/1000" office:value-type="float" office:value="3.39" calcext:value-type="float">
            <text:p>3.39</text:p>
          </table:table-cell>
          <table:table-cell office:value-type="float" office:value="2514" calcext:value-type="float">
            <text:p>2514</text:p>
          </table:table-cell>
          <table:table-cell office:value-type="float" office:value="1483" calcext:value-type="float">
            <text:p>1483</text:p>
          </table:table-cell>
          <table:table-cell office:value-type="float" office:value="3.39161348" calcext:value-type="float">
            <text:p>3.39161348</text:p>
          </table:table-cell>
          <table:table-cell office:value-type="float" office:value="3.27135038" calcext:value-type="float">
            <text:p>3.27135038</text:p>
          </table:table-cell>
          <table:table-cell table:number-columns-repeated="5"/>
        </table:table-row>
        <table:table-row table:style-name="ro1">
          <table:table-cell table:formula="of:=[.B731]/3600" office:value-type="float" office:value="12.2283333333333" calcext:value-type="float">
            <text:p>12.2</text:p>
          </table:table-cell>
          <table:table-cell office:value-type="float" office:value="44022" calcext:value-type="float">
            <text:p>44022</text:p>
          </table:table-cell>
          <table:table-cell office:value-type="float" office:value="3388" calcext:value-type="float">
            <text:p>3388</text:p>
          </table:table-cell>
          <table:table-cell table:formula="of:=[.C731]/1000" office:value-type="float" office:value="3.388" calcext:value-type="float">
            <text:p>3.388</text:p>
          </table:table-cell>
          <table:table-cell office:value-type="float" office:value="2514" calcext:value-type="float">
            <text:p>2514</text:p>
          </table:table-cell>
          <table:table-cell office:value-type="float" office:value="1484" calcext:value-type="float">
            <text:p>1484</text:p>
          </table:table-cell>
          <table:table-cell office:value-type="float" office:value="3.38971972" calcext:value-type="float">
            <text:p>3.38971972</text:p>
          </table:table-cell>
          <table:table-cell office:value-type="float" office:value="3.27069592" calcext:value-type="float">
            <text:p>3.27069592</text:p>
          </table:table-cell>
          <table:table-cell table:number-columns-repeated="5"/>
        </table:table-row>
        <table:table-row table:style-name="ro1">
          <table:table-cell table:formula="of:=[.B732]/3600" office:value-type="float" office:value="12.245" calcext:value-type="float">
            <text:p>12.2</text:p>
          </table:table-cell>
          <table:table-cell office:value-type="float" office:value="44082" calcext:value-type="float">
            <text:p>44082</text:p>
          </table:table-cell>
          <table:table-cell office:value-type="float" office:value="3385" calcext:value-type="float">
            <text:p>3385</text:p>
          </table:table-cell>
          <table:table-cell table:formula="of:=[.C732]/1000" office:value-type="float" office:value="3.385" calcext:value-type="float">
            <text:p>3.385</text:p>
          </table:table-cell>
          <table:table-cell office:value-type="float" office:value="2512" calcext:value-type="float">
            <text:p>2512</text:p>
          </table:table-cell>
          <table:table-cell office:value-type="float" office:value="1484" calcext:value-type="float">
            <text:p>1484</text:p>
          </table:table-cell>
          <table:table-cell office:value-type="float" office:value="3.38770604" calcext:value-type="float">
            <text:p>3.38770604</text:p>
          </table:table-cell>
          <table:table-cell office:value-type="float" office:value="3.27029657" calcext:value-type="float">
            <text:p>3.27029657</text:p>
          </table:table-cell>
          <table:table-cell table:number-columns-repeated="5"/>
        </table:table-row>
        <table:table-row table:style-name="ro1">
          <table:table-cell table:formula="of:=[.B733]/3600" office:value-type="float" office:value="12.2616666666667" calcext:value-type="float">
            <text:p>12.3</text:p>
          </table:table-cell>
          <table:table-cell office:value-type="float" office:value="44142" calcext:value-type="float">
            <text:p>44142</text:p>
          </table:table-cell>
          <table:table-cell office:value-type="float" office:value="3382" calcext:value-type="float">
            <text:p>3382</text:p>
          </table:table-cell>
          <table:table-cell table:formula="of:=[.C733]/1000" office:value-type="float" office:value="3.382" calcext:value-type="float">
            <text:p>3.382</text:p>
          </table:table-cell>
          <table:table-cell office:value-type="float" office:value="2510" calcext:value-type="float">
            <text:p>2510</text:p>
          </table:table-cell>
          <table:table-cell office:value-type="float" office:value="1484" calcext:value-type="float">
            <text:p>1484</text:p>
          </table:table-cell>
          <table:table-cell office:value-type="float" office:value="3.38559461" calcext:value-type="float">
            <text:p>3.38559461</text:p>
          </table:table-cell>
          <table:table-cell office:value-type="float" office:value="3.26962256" calcext:value-type="float">
            <text:p>3.26962256</text:p>
          </table:table-cell>
          <table:table-cell table:number-columns-repeated="5"/>
        </table:table-row>
        <table:table-row table:style-name="ro1">
          <table:table-cell table:formula="of:=[.B734]/3600" office:value-type="float" office:value="12.2786111111111" calcext:value-type="float">
            <text:p>12.3</text:p>
          </table:table-cell>
          <table:table-cell office:value-type="float" office:value="44203" calcext:value-type="float">
            <text:p>44203</text:p>
          </table:table-cell>
          <table:table-cell office:value-type="float" office:value="3381" calcext:value-type="float">
            <text:p>3381</text:p>
          </table:table-cell>
          <table:table-cell table:formula="of:=[.C734]/1000" office:value-type="float" office:value="3.381" calcext:value-type="float">
            <text:p>3.381</text:p>
          </table:table-cell>
          <table:table-cell office:value-type="float" office:value="2509" calcext:value-type="float">
            <text:p>2509</text:p>
          </table:table-cell>
          <table:table-cell office:value-type="float" office:value="1484" calcext:value-type="float">
            <text:p>1484</text:p>
          </table:table-cell>
          <table:table-cell office:value-type="float" office:value="3.38341045" calcext:value-type="float">
            <text:p>3.38341045</text:p>
          </table:table-cell>
          <table:table-cell office:value-type="float" office:value="3.26902962" calcext:value-type="float">
            <text:p>3.26902962</text:p>
          </table:table-cell>
          <table:table-cell table:number-columns-repeated="5"/>
        </table:table-row>
        <table:table-row table:style-name="ro1">
          <table:table-cell table:formula="of:=[.B735]/3600" office:value-type="float" office:value="12.2952777777778" calcext:value-type="float">
            <text:p>12.3</text:p>
          </table:table-cell>
          <table:table-cell office:value-type="float" office:value="44263" calcext:value-type="float">
            <text:p>44263</text:p>
          </table:table-cell>
          <table:table-cell office:value-type="float" office:value="3378" calcext:value-type="float">
            <text:p>3378</text:p>
          </table:table-cell>
          <table:table-cell table:formula="of:=[.C735]/1000" office:value-type="float" office:value="3.378" calcext:value-type="float">
            <text:p>3.378</text:p>
          </table:table-cell>
          <table:table-cell office:value-type="float" office:value="2507" calcext:value-type="float">
            <text:p>2507</text:p>
          </table:table-cell>
          <table:table-cell office:value-type="float" office:value="1484" calcext:value-type="float">
            <text:p>1484</text:p>
          </table:table-cell>
          <table:table-cell office:value-type="float" office:value="3.38105011" calcext:value-type="float">
            <text:p>3.38105011</text:p>
          </table:table-cell>
          <table:table-cell office:value-type="float" office:value="3.26833606" calcext:value-type="float">
            <text:p>3.26833606</text:p>
          </table:table-cell>
          <table:table-cell table:number-columns-repeated="5"/>
        </table:table-row>
        <table:table-row table:style-name="ro1">
          <table:table-cell table:formula="of:=[.B736]/3600" office:value-type="float" office:value="12.3122222222222" calcext:value-type="float">
            <text:p>12.3</text:p>
          </table:table-cell>
          <table:table-cell office:value-type="float" office:value="44324" calcext:value-type="float">
            <text:p>44324</text:p>
          </table:table-cell>
          <table:table-cell office:value-type="float" office:value="3376" calcext:value-type="float">
            <text:p>3376</text:p>
          </table:table-cell>
          <table:table-cell table:formula="of:=[.C736]/1000" office:value-type="float" office:value="3.376" calcext:value-type="float">
            <text:p>3.376</text:p>
          </table:table-cell>
          <table:table-cell office:value-type="float" office:value="2505" calcext:value-type="float">
            <text:p>2505</text:p>
          </table:table-cell>
          <table:table-cell office:value-type="float" office:value="1484" calcext:value-type="float">
            <text:p>1484</text:p>
          </table:table-cell>
          <table:table-cell office:value-type="float" office:value="3.37858295" calcext:value-type="float">
            <text:p>3.37858295</text:p>
          </table:table-cell>
          <table:table-cell office:value-type="float" office:value="3.26779866" calcext:value-type="float">
            <text:p>3.26779866</text:p>
          </table:table-cell>
          <table:table-cell table:number-columns-repeated="5"/>
        </table:table-row>
        <table:table-row table:style-name="ro1">
          <table:table-cell table:formula="of:=[.B737]/3600" office:value-type="float" office:value="12.3288888888889" calcext:value-type="float">
            <text:p>12.3</text:p>
          </table:table-cell>
          <table:table-cell office:value-type="float" office:value="44384" calcext:value-type="float">
            <text:p>44384</text:p>
          </table:table-cell>
          <table:table-cell office:value-type="float" office:value="3374" calcext:value-type="float">
            <text:p>3374</text:p>
          </table:table-cell>
          <table:table-cell table:formula="of:=[.C737]/1000" office:value-type="float" office:value="3.374" calcext:value-type="float">
            <text:p>3.374</text:p>
          </table:table-cell>
          <table:table-cell office:value-type="float" office:value="2504" calcext:value-type="float">
            <text:p>2504</text:p>
          </table:table-cell>
          <table:table-cell office:value-type="float" office:value="1484" calcext:value-type="float">
            <text:p>1484</text:p>
          </table:table-cell>
          <table:table-cell office:value-type="float" office:value="3.37600875" calcext:value-type="float">
            <text:p>3.37600875</text:p>
          </table:table-cell>
          <table:table-cell office:value-type="float" office:value="3.26714897" calcext:value-type="float">
            <text:p>3.26714897</text:p>
          </table:table-cell>
          <table:table-cell table:number-columns-repeated="5"/>
        </table:table-row>
        <table:table-row table:style-name="ro1">
          <table:table-cell table:formula="of:=[.B738]/3600" office:value-type="float" office:value="12.3455555555556" calcext:value-type="float">
            <text:p>12.3</text:p>
          </table:table-cell>
          <table:table-cell office:value-type="float" office:value="44444" calcext:value-type="float">
            <text:p>44444</text:p>
          </table:table-cell>
          <table:table-cell office:value-type="float" office:value="3370" calcext:value-type="float">
            <text:p>3370</text:p>
          </table:table-cell>
          <table:table-cell table:formula="of:=[.C738]/1000" office:value-type="float" office:value="3.37" calcext:value-type="float">
            <text:p>3.37</text:p>
          </table:table-cell>
          <table:table-cell office:value-type="float" office:value="2501" calcext:value-type="float">
            <text:p>2501</text:p>
          </table:table-cell>
          <table:table-cell office:value-type="float" office:value="1484" calcext:value-type="float">
            <text:p>1484</text:p>
          </table:table-cell>
          <table:table-cell office:value-type="float" office:value="3.37327409" calcext:value-type="float">
            <text:p>3.37327409</text:p>
          </table:table-cell>
          <table:table-cell office:value-type="float" office:value="3.26652837" calcext:value-type="float">
            <text:p>3.26652837</text:p>
          </table:table-cell>
          <table:table-cell table:number-columns-repeated="5"/>
        </table:table-row>
        <table:table-row table:style-name="ro1">
          <table:table-cell table:formula="of:=[.B739]/3600" office:value-type="float" office:value="12.3625" calcext:value-type="float">
            <text:p>12.4</text:p>
          </table:table-cell>
          <table:table-cell office:value-type="float" office:value="44505" calcext:value-type="float">
            <text:p>44505</text:p>
          </table:table-cell>
          <table:table-cell office:value-type="float" office:value="3367" calcext:value-type="float">
            <text:p>3367</text:p>
          </table:table-cell>
          <table:table-cell table:formula="of:=[.C739]/1000" office:value-type="float" office:value="3.367" calcext:value-type="float">
            <text:p>3.367</text:p>
          </table:table-cell>
          <table:table-cell office:value-type="float" office:value="2499" calcext:value-type="float">
            <text:p>2499</text:p>
          </table:table-cell>
          <table:table-cell office:value-type="float" office:value="1484" calcext:value-type="float">
            <text:p>1484</text:p>
          </table:table-cell>
          <table:table-cell office:value-type="float" office:value="3.37035894" calcext:value-type="float">
            <text:p>3.37035894</text:p>
          </table:table-cell>
          <table:table-cell office:value-type="float" office:value="3.26578212" calcext:value-type="float">
            <text:p>3.26578212</text:p>
          </table:table-cell>
          <table:table-cell table:number-columns-repeated="5"/>
        </table:table-row>
        <table:table-row table:style-name="ro1">
          <table:table-cell table:formula="of:=[.B740]/3600" office:value-type="float" office:value="12.3791666666667" calcext:value-type="float">
            <text:p>12.4</text:p>
          </table:table-cell>
          <table:table-cell office:value-type="float" office:value="44565" calcext:value-type="float">
            <text:p>44565</text:p>
          </table:table-cell>
          <table:table-cell office:value-type="float" office:value="3365" calcext:value-type="float">
            <text:p>3365</text:p>
          </table:table-cell>
          <table:table-cell table:formula="of:=[.C740]/1000" office:value-type="float" office:value="3.365" calcext:value-type="float">
            <text:p>3.365</text:p>
          </table:table-cell>
          <table:table-cell office:value-type="float" office:value="2497" calcext:value-type="float">
            <text:p>2497</text:p>
          </table:table-cell>
          <table:table-cell office:value-type="float" office:value="1484" calcext:value-type="float">
            <text:p>1484</text:p>
          </table:table-cell>
          <table:table-cell office:value-type="float" office:value="3.36743879" calcext:value-type="float">
            <text:p>3.36743879</text:p>
          </table:table-cell>
          <table:table-cell office:value-type="float" office:value="3.25854301" calcext:value-type="float">
            <text:p>3.25854301</text:p>
          </table:table-cell>
          <table:table-cell table:number-columns-repeated="5"/>
        </table:table-row>
        <table:table-row table:style-name="ro1">
          <table:table-cell table:formula="of:=[.B741]/3600" office:value-type="float" office:value="12.3958333333333" calcext:value-type="float">
            <text:p>12.4</text:p>
          </table:table-cell>
          <table:table-cell office:value-type="float" office:value="44625" calcext:value-type="float">
            <text:p>44625</text:p>
          </table:table-cell>
          <table:table-cell office:value-type="float" office:value="3362" calcext:value-type="float">
            <text:p>3362</text:p>
          </table:table-cell>
          <table:table-cell table:formula="of:=[.C741]/1000" office:value-type="float" office:value="3.362" calcext:value-type="float">
            <text:p>3.362</text:p>
          </table:table-cell>
          <table:table-cell office:value-type="float" office:value="2495" calcext:value-type="float">
            <text:p>2495</text:p>
          </table:table-cell>
          <table:table-cell office:value-type="float" office:value="1484" calcext:value-type="float">
            <text:p>1484</text:p>
          </table:table-cell>
          <table:table-cell office:value-type="float" office:value="3.35267782" calcext:value-type="float">
            <text:p>3.35267782</text:p>
          </table:table-cell>
          <table:table-cell office:value-type="float" office:value="3.26326227" calcext:value-type="float">
            <text:p>3.26326227</text:p>
          </table:table-cell>
          <table:table-cell table:number-columns-repeated="5"/>
        </table:table-row>
        <table:table-row table:style-name="ro1">
          <table:table-cell table:formula="of:=[.B742]/3600" office:value-type="float" office:value="12.4127777777778" calcext:value-type="float">
            <text:p>12.4</text:p>
          </table:table-cell>
          <table:table-cell office:value-type="float" office:value="44686" calcext:value-type="float">
            <text:p>44686</text:p>
          </table:table-cell>
          <table:table-cell office:value-type="float" office:value="3324" calcext:value-type="float">
            <text:p>3324</text:p>
          </table:table-cell>
          <table:table-cell table:formula="of:=[.C742]/1000" office:value-type="float" office:value="3.324" calcext:value-type="float">
            <text:p>3.324</text:p>
          </table:table-cell>
          <table:table-cell office:value-type="float" office:value="2477" calcext:value-type="float">
            <text:p>2477</text:p>
          </table:table-cell>
          <table:table-cell office:value-type="float" office:value="1490" calcext:value-type="float">
            <text:p>1490</text:p>
          </table:table-cell>
          <table:table-cell office:value-type="float" office:value="3.35908079" calcext:value-type="float">
            <text:p>3.35908079</text:p>
          </table:table-cell>
          <table:table-cell office:value-type="float" office:value="3.26309085" calcext:value-type="float">
            <text:p>3.26309085</text:p>
          </table:table-cell>
          <table:table-cell table:number-columns-repeated="5"/>
        </table:table-row>
        <table:table-row table:style-name="ro1">
          <table:table-cell table:formula="of:=[.B743]/3600" office:value-type="float" office:value="12.4294444444444" calcext:value-type="float">
            <text:p>12.4</text:p>
          </table:table-cell>
          <table:table-cell office:value-type="float" office:value="44746" calcext:value-type="float">
            <text:p>44746</text:p>
          </table:table-cell>
          <table:table-cell office:value-type="float" office:value="3354" calcext:value-type="float">
            <text:p>3354</text:p>
          </table:table-cell>
          <table:table-cell table:formula="of:=[.C743]/1000" office:value-type="float" office:value="3.354" calcext:value-type="float">
            <text:p>3.354</text:p>
          </table:table-cell>
          <table:table-cell office:value-type="float" office:value="2489" calcext:value-type="float">
            <text:p>2489</text:p>
          </table:table-cell>
          <table:table-cell office:value-type="float" office:value="1484" calcext:value-type="float">
            <text:p>1484</text:p>
          </table:table-cell>
          <table:table-cell office:value-type="float" office:value="3.35630703" calcext:value-type="float">
            <text:p>3.35630703</text:p>
          </table:table-cell>
          <table:table-cell office:value-type="float" office:value="3.26207781" calcext:value-type="float">
            <text:p>3.26207781</text:p>
          </table:table-cell>
          <table:table-cell table:number-columns-repeated="5"/>
        </table:table-row>
        <table:table-row table:style-name="ro1">
          <table:table-cell table:formula="of:=[.B744]/3600" office:value-type="float" office:value="12.4463888888889" calcext:value-type="float">
            <text:p>12.4</text:p>
          </table:table-cell>
          <table:table-cell office:value-type="float" office:value="44807" calcext:value-type="float">
            <text:p>44807</text:p>
          </table:table-cell>
          <table:table-cell office:value-type="float" office:value="3350" calcext:value-type="float">
            <text:p>3350</text:p>
          </table:table-cell>
          <table:table-cell table:formula="of:=[.C744]/1000" office:value-type="float" office:value="3.35" calcext:value-type="float">
            <text:p>3.35</text:p>
          </table:table-cell>
          <table:table-cell office:value-type="float" office:value="2486" calcext:value-type="float">
            <text:p>2486</text:p>
          </table:table-cell>
          <table:table-cell office:value-type="float" office:value="1484" calcext:value-type="float">
            <text:p>1484</text:p>
          </table:table-cell>
          <table:table-cell office:value-type="float" office:value="3.3528254" calcext:value-type="float">
            <text:p>3.3528254</text:p>
          </table:table-cell>
          <table:table-cell office:value-type="float" office:value="3.26109934" calcext:value-type="float">
            <text:p>3.26109934</text:p>
          </table:table-cell>
          <table:table-cell table:number-columns-repeated="5"/>
        </table:table-row>
        <table:table-row table:style-name="ro1">
          <table:table-cell table:formula="of:=[.B745]/3600" office:value-type="float" office:value="12.4630555555556" calcext:value-type="float">
            <text:p>12.5</text:p>
          </table:table-cell>
          <table:table-cell office:value-type="float" office:value="44867" calcext:value-type="float">
            <text:p>44867</text:p>
          </table:table-cell>
          <table:table-cell office:value-type="float" office:value="3347" calcext:value-type="float">
            <text:p>3347</text:p>
          </table:table-cell>
          <table:table-cell table:formula="of:=[.C745]/1000" office:value-type="float" office:value="3.347" calcext:value-type="float">
            <text:p>3.347</text:p>
          </table:table-cell>
          <table:table-cell office:value-type="float" office:value="2484" calcext:value-type="float">
            <text:p>2484</text:p>
          </table:table-cell>
          <table:table-cell office:value-type="float" office:value="1484" calcext:value-type="float">
            <text:p>1484</text:p>
          </table:table-cell>
          <table:table-cell office:value-type="float" office:value="3.34896684" calcext:value-type="float">
            <text:p>3.34896684</text:p>
          </table:table-cell>
          <table:table-cell office:value-type="float" office:value="3.2593298" calcext:value-type="float">
            <text:p>3.2593298</text:p>
          </table:table-cell>
          <table:table-cell table:number-columns-repeated="5"/>
        </table:table-row>
        <table:table-row table:style-name="ro1">
          <table:table-cell table:formula="of:=[.B746]/3600" office:value-type="float" office:value="12.4797222222222" calcext:value-type="float">
            <text:p>12.5</text:p>
          </table:table-cell>
          <table:table-cell office:value-type="float" office:value="44927" calcext:value-type="float">
            <text:p>44927</text:p>
          </table:table-cell>
          <table:table-cell office:value-type="float" office:value="3363" calcext:value-type="float">
            <text:p>3363</text:p>
          </table:table-cell>
          <table:table-cell table:formula="of:=[.C746]/1000" office:value-type="float" office:value="3.363" calcext:value-type="float">
            <text:p>3.363</text:p>
          </table:table-cell>
          <table:table-cell office:value-type="float" office:value="2496" calcext:value-type="float">
            <text:p>2496</text:p>
          </table:table-cell>
          <table:table-cell office:value-type="float" office:value="1484" calcext:value-type="float">
            <text:p>1484</text:p>
          </table:table-cell>
          <table:table-cell office:value-type="float" office:value="3.34483266" calcext:value-type="float">
            <text:p>3.34483266</text:p>
          </table:table-cell>
          <table:table-cell office:value-type="float" office:value="3.25782537" calcext:value-type="float">
            <text:p>3.25782537</text:p>
          </table:table-cell>
          <table:table-cell table:number-columns-repeated="5"/>
        </table:table-row>
        <table:table-row table:style-name="ro1">
          <table:table-cell table:formula="of:=[.B747]/3600" office:value-type="float" office:value="12.4966666666667" calcext:value-type="float">
            <text:p>12.5</text:p>
          </table:table-cell>
          <table:table-cell office:value-type="float" office:value="44988" calcext:value-type="float">
            <text:p>44988</text:p>
          </table:table-cell>
          <table:table-cell office:value-type="float" office:value="3356" calcext:value-type="float">
            <text:p>3356</text:p>
          </table:table-cell>
          <table:table-cell table:formula="of:=[.C747]/1000" office:value-type="float" office:value="3.356" calcext:value-type="float">
            <text:p>3.356</text:p>
          </table:table-cell>
          <table:table-cell office:value-type="float" office:value="2492" calcext:value-type="float">
            <text:p>2492</text:p>
          </table:table-cell>
          <table:table-cell office:value-type="float" office:value="1485" calcext:value-type="float">
            <text:p>1485</text:p>
          </table:table-cell>
          <table:table-cell office:value-type="float" office:value="3.3406415" calcext:value-type="float">
            <text:p>3.3406415</text:p>
          </table:table-cell>
          <table:table-cell office:value-type="float" office:value="3.25595617" calcext:value-type="float">
            <text:p>3.25595617</text:p>
          </table:table-cell>
          <table:table-cell table:number-columns-repeated="5"/>
        </table:table-row>
        <table:table-row table:style-name="ro1">
          <table:table-cell table:formula="of:=[.B748]/3600" office:value-type="float" office:value="12.5133333333333" calcext:value-type="float">
            <text:p>12.5</text:p>
          </table:table-cell>
          <table:table-cell office:value-type="float" office:value="45048" calcext:value-type="float">
            <text:p>45048</text:p>
          </table:table-cell>
          <table:table-cell office:value-type="float" office:value="3352" calcext:value-type="float">
            <text:p>3352</text:p>
          </table:table-cell>
          <table:table-cell table:formula="of:=[.C748]/1000" office:value-type="float" office:value="3.352" calcext:value-type="float">
            <text:p>3.352</text:p>
          </table:table-cell>
          <table:table-cell office:value-type="float" office:value="2491" calcext:value-type="float">
            <text:p>2491</text:p>
          </table:table-cell>
          <table:table-cell office:value-type="float" office:value="1486" calcext:value-type="float">
            <text:p>1486</text:p>
          </table:table-cell>
          <table:table-cell office:value-type="float" office:value="3.33621836" calcext:value-type="float">
            <text:p>3.33621836</text:p>
          </table:table-cell>
          <table:table-cell office:value-type="float" office:value="3.25282836" calcext:value-type="float">
            <text:p>3.25282836</text:p>
          </table:table-cell>
          <table:table-cell table:number-columns-repeated="5"/>
        </table:table-row>
        <table:table-row table:style-name="ro1">
          <table:table-cell table:formula="of:=[.B749]/3600" office:value-type="float" office:value="12.5302777777778" calcext:value-type="float">
            <text:p>12.5</text:p>
          </table:table-cell>
          <table:table-cell office:value-type="float" office:value="45109" calcext:value-type="float">
            <text:p>45109</text:p>
          </table:table-cell>
          <table:table-cell office:value-type="float" office:value="3348" calcext:value-type="float">
            <text:p>3348</text:p>
          </table:table-cell>
          <table:table-cell table:formula="of:=[.C749]/1000" office:value-type="float" office:value="3.348" calcext:value-type="float">
            <text:p>3.348</text:p>
          </table:table-cell>
          <table:table-cell office:value-type="float" office:value="2491" calcext:value-type="float">
            <text:p>2491</text:p>
          </table:table-cell>
          <table:table-cell office:value-type="float" office:value="1488" calcext:value-type="float">
            <text:p>1488</text:p>
          </table:table-cell>
          <table:table-cell office:value-type="float" office:value="3.33192348" calcext:value-type="float">
            <text:p>3.33192348</text:p>
          </table:table-cell>
          <table:table-cell office:value-type="float" office:value="3.24867821" calcext:value-type="float">
            <text:p>3.24867821</text:p>
          </table:table-cell>
          <table:table-cell table:number-columns-repeated="5"/>
        </table:table-row>
        <table:table-row table:style-name="ro1">
          <table:table-cell table:formula="of:=[.B750]/3600" office:value-type="float" office:value="12.5469444444444" calcext:value-type="float">
            <text:p>12.5</text:p>
          </table:table-cell>
          <table:table-cell office:value-type="float" office:value="45169" calcext:value-type="float">
            <text:p>45169</text:p>
          </table:table-cell>
          <table:table-cell office:value-type="float" office:value="3343" calcext:value-type="float">
            <text:p>3343</text:p>
          </table:table-cell>
          <table:table-cell table:formula="of:=[.C750]/1000" office:value-type="float" office:value="3.343" calcext:value-type="float">
            <text:p>3.343</text:p>
          </table:table-cell>
          <table:table-cell office:value-type="float" office:value="2491" calcext:value-type="float">
            <text:p>2491</text:p>
          </table:table-cell>
          <table:table-cell office:value-type="float" office:value="1490" calcext:value-type="float">
            <text:p>1490</text:p>
          </table:table-cell>
          <table:table-cell office:value-type="float" office:value="3.32730079" calcext:value-type="float">
            <text:p>3.32730079</text:p>
          </table:table-cell>
          <table:table-cell office:value-type="float" office:value="3.24431181" calcext:value-type="float">
            <text:p>3.24431181</text:p>
          </table:table-cell>
          <table:table-cell table:number-columns-repeated="5"/>
        </table:table-row>
        <table:table-row table:style-name="ro1">
          <table:table-cell table:formula="of:=[.B751]/3600" office:value-type="float" office:value="12.5636111111111" calcext:value-type="float">
            <text:p>12.6</text:p>
          </table:table-cell>
          <table:table-cell office:value-type="float" office:value="45229" calcext:value-type="float">
            <text:p>45229</text:p>
          </table:table-cell>
          <table:table-cell office:value-type="float" office:value="3336" calcext:value-type="float">
            <text:p>3336</text:p>
          </table:table-cell>
          <table:table-cell table:formula="of:=[.C751]/1000" office:value-type="float" office:value="3.336" calcext:value-type="float">
            <text:p>3.336</text:p>
          </table:table-cell>
          <table:table-cell office:value-type="float" office:value="2491" calcext:value-type="float">
            <text:p>2491</text:p>
          </table:table-cell>
          <table:table-cell office:value-type="float" office:value="1493" calcext:value-type="float">
            <text:p>1493</text:p>
          </table:table-cell>
          <table:table-cell office:value-type="float" office:value="3.32248735" calcext:value-type="float">
            <text:p>3.32248735</text:p>
          </table:table-cell>
          <table:table-cell office:value-type="float" office:value="3.23954964" calcext:value-type="float">
            <text:p>3.23954964</text:p>
          </table:table-cell>
          <table:table-cell table:number-columns-repeated="5"/>
        </table:table-row>
        <table:table-row table:style-name="ro1">
          <table:table-cell table:formula="of:=[.B752]/3600" office:value-type="float" office:value="12.5805555555556" calcext:value-type="float">
            <text:p>12.6</text:p>
          </table:table-cell>
          <table:table-cell office:value-type="float" office:value="45290" calcext:value-type="float">
            <text:p>45290</text:p>
          </table:table-cell>
          <table:table-cell office:value-type="float" office:value="3334" calcext:value-type="float">
            <text:p>3334</text:p>
          </table:table-cell>
          <table:table-cell table:formula="of:=[.C752]/1000" office:value-type="float" office:value="3.334" calcext:value-type="float">
            <text:p>3.334</text:p>
          </table:table-cell>
          <table:table-cell office:value-type="float" office:value="2491" calcext:value-type="float">
            <text:p>2491</text:p>
          </table:table-cell>
          <table:table-cell office:value-type="float" office:value="1494" calcext:value-type="float">
            <text:p>1494</text:p>
          </table:table-cell>
          <table:table-cell office:value-type="float" office:value="3.31756711" calcext:value-type="float">
            <text:p>3.31756711</text:p>
          </table:table-cell>
          <table:table-cell office:value-type="float" office:value="3.23473787" calcext:value-type="float">
            <text:p>3.23473787</text:p>
          </table:table-cell>
          <table:table-cell table:number-columns-repeated="5"/>
        </table:table-row>
        <table:table-row table:style-name="ro1">
          <table:table-cell table:formula="of:=[.B753]/3600" office:value-type="float" office:value="12.5972222222222" calcext:value-type="float">
            <text:p>12.6</text:p>
          </table:table-cell>
          <table:table-cell office:value-type="float" office:value="45350" calcext:value-type="float">
            <text:p>45350</text:p>
          </table:table-cell>
          <table:table-cell office:value-type="float" office:value="3327" calcext:value-type="float">
            <text:p>3327</text:p>
          </table:table-cell>
          <table:table-cell table:formula="of:=[.C753]/1000" office:value-type="float" office:value="3.327" calcext:value-type="float">
            <text:p>3.327</text:p>
          </table:table-cell>
          <table:table-cell office:value-type="float" office:value="2491" calcext:value-type="float">
            <text:p>2491</text:p>
          </table:table-cell>
          <table:table-cell office:value-type="float" office:value="1497" calcext:value-type="float">
            <text:p>1497</text:p>
          </table:table-cell>
          <table:table-cell office:value-type="float" office:value="3.31261873" calcext:value-type="float">
            <text:p>3.31261873</text:p>
          </table:table-cell>
          <table:table-cell office:value-type="float" office:value="3.22984934" calcext:value-type="float">
            <text:p>3.22984934</text:p>
          </table:table-cell>
          <table:table-cell table:number-columns-repeated="5"/>
        </table:table-row>
        <table:table-row table:style-name="ro1">
          <table:table-cell table:formula="of:=[.B754]/3600" office:value-type="float" office:value="12.6138888888889" calcext:value-type="float">
            <text:p>12.6</text:p>
          </table:table-cell>
          <table:table-cell office:value-type="float" office:value="45410" calcext:value-type="float">
            <text:p>45410</text:p>
          </table:table-cell>
          <table:table-cell office:value-type="float" office:value="3323" calcext:value-type="float">
            <text:p>3323</text:p>
          </table:table-cell>
          <table:table-cell table:formula="of:=[.C754]/1000" office:value-type="float" office:value="3.323" calcext:value-type="float">
            <text:p>3.323</text:p>
          </table:table-cell>
          <table:table-cell office:value-type="float" office:value="2491" calcext:value-type="float">
            <text:p>2491</text:p>
          </table:table-cell>
          <table:table-cell office:value-type="float" office:value="1499" calcext:value-type="float">
            <text:p>1499</text:p>
          </table:table-cell>
          <table:table-cell office:value-type="float" office:value="3.30754113" calcext:value-type="float">
            <text:p>3.30754113</text:p>
          </table:table-cell>
          <table:table-cell office:value-type="float" office:value="3.22479582" calcext:value-type="float">
            <text:p>3.22479582</text:p>
          </table:table-cell>
          <table:table-cell table:number-columns-repeated="5"/>
        </table:table-row>
        <table:table-row table:style-name="ro1">
          <table:table-cell table:formula="of:=[.B755]/3600" office:value-type="float" office:value="12.6308333333333" calcext:value-type="float">
            <text:p>12.6</text:p>
          </table:table-cell>
          <table:table-cell office:value-type="float" office:value="45471" calcext:value-type="float">
            <text:p>45471</text:p>
          </table:table-cell>
          <table:table-cell office:value-type="float" office:value="3316" calcext:value-type="float">
            <text:p>3316</text:p>
          </table:table-cell>
          <table:table-cell table:formula="of:=[.C755]/1000" office:value-type="float" office:value="3.316" calcext:value-type="float">
            <text:p>3.316</text:p>
          </table:table-cell>
          <table:table-cell office:value-type="float" office:value="2491" calcext:value-type="float">
            <text:p>2491</text:p>
          </table:table-cell>
          <table:table-cell office:value-type="float" office:value="1502" calcext:value-type="float">
            <text:p>1502</text:p>
          </table:table-cell>
          <table:table-cell office:value-type="float" office:value="3.30241632" calcext:value-type="float">
            <text:p>3.30241632</text:p>
          </table:table-cell>
          <table:table-cell office:value-type="float" office:value="3.21968675" calcext:value-type="float">
            <text:p>3.21968675</text:p>
          </table:table-cell>
          <table:table-cell table:number-columns-repeated="5"/>
        </table:table-row>
        <table:table-row table:style-name="ro1">
          <table:table-cell table:formula="of:=[.B756]/3600" office:value-type="float" office:value="12.6475" calcext:value-type="float">
            <text:p>12.6</text:p>
          </table:table-cell>
          <table:table-cell office:value-type="float" office:value="45531" calcext:value-type="float">
            <text:p>45531</text:p>
          </table:table-cell>
          <table:table-cell office:value-type="float" office:value="3312" calcext:value-type="float">
            <text:p>3312</text:p>
          </table:table-cell>
          <table:table-cell table:formula="of:=[.C756]/1000" office:value-type="float" office:value="3.312" calcext:value-type="float">
            <text:p>3.312</text:p>
          </table:table-cell>
          <table:table-cell office:value-type="float" office:value="2491" calcext:value-type="float">
            <text:p>2491</text:p>
          </table:table-cell>
          <table:table-cell office:value-type="float" office:value="1504" calcext:value-type="float">
            <text:p>1504</text:p>
          </table:table-cell>
          <table:table-cell office:value-type="float" office:value="3.29716492" calcext:value-type="float">
            <text:p>3.29716492</text:p>
          </table:table-cell>
          <table:table-cell office:value-type="float" office:value="3.21439362" calcext:value-type="float">
            <text:p>3.21439362</text:p>
          </table:table-cell>
          <table:table-cell table:number-columns-repeated="5"/>
        </table:table-row>
        <table:table-row table:style-name="ro1">
          <table:table-cell table:formula="of:=[.B757]/3600" office:value-type="float" office:value="12.6644444444444" calcext:value-type="float">
            <text:p>12.7</text:p>
          </table:table-cell>
          <table:table-cell office:value-type="float" office:value="45592" calcext:value-type="float">
            <text:p>45592</text:p>
          </table:table-cell>
          <table:table-cell office:value-type="float" office:value="3308" calcext:value-type="float">
            <text:p>3308</text:p>
          </table:table-cell>
          <table:table-cell table:formula="of:=[.C757]/1000" office:value-type="float" office:value="3.308" calcext:value-type="float">
            <text:p>3.308</text:p>
          </table:table-cell>
          <table:table-cell office:value-type="float" office:value="2491" calcext:value-type="float">
            <text:p>2491</text:p>
          </table:table-cell>
          <table:table-cell office:value-type="float" office:value="1506" calcext:value-type="float">
            <text:p>1506</text:p>
          </table:table-cell>
          <table:table-cell office:value-type="float" office:value="3.29173303" calcext:value-type="float">
            <text:p>3.29173303</text:p>
          </table:table-cell>
          <table:table-cell office:value-type="float" office:value="3.20906448" calcext:value-type="float">
            <text:p>3.20906448</text:p>
          </table:table-cell>
          <table:table-cell table:number-columns-repeated="5"/>
        </table:table-row>
        <table:table-row table:style-name="ro1">
          <table:table-cell table:formula="of:=[.B758]/3600" office:value-type="float" office:value="12.6811111111111" calcext:value-type="float">
            <text:p>12.7</text:p>
          </table:table-cell>
          <table:table-cell office:value-type="float" office:value="45652" calcext:value-type="float">
            <text:p>45652</text:p>
          </table:table-cell>
          <table:table-cell office:value-type="float" office:value="3301" calcext:value-type="float">
            <text:p>3301</text:p>
          </table:table-cell>
          <table:table-cell table:formula="of:=[.C758]/1000" office:value-type="float" office:value="3.301" calcext:value-type="float">
            <text:p>3.301</text:p>
          </table:table-cell>
          <table:table-cell office:value-type="float" office:value="2491" calcext:value-type="float">
            <text:p>2491</text:p>
          </table:table-cell>
          <table:table-cell office:value-type="float" office:value="1509" calcext:value-type="float">
            <text:p>1509</text:p>
          </table:table-cell>
          <table:table-cell office:value-type="float" office:value="3.28614855" calcext:value-type="float">
            <text:p>3.28614855</text:p>
          </table:table-cell>
          <table:table-cell office:value-type="float" office:value="3.20353842" calcext:value-type="float">
            <text:p>3.20353842</text:p>
          </table:table-cell>
          <table:table-cell table:number-columns-repeated="5"/>
        </table:table-row>
        <table:table-row table:style-name="ro1">
          <table:table-cell table:formula="of:=[.B759]/3600" office:value-type="float" office:value="12.6977777777778" calcext:value-type="float">
            <text:p>12.7</text:p>
          </table:table-cell>
          <table:table-cell office:value-type="float" office:value="45712" calcext:value-type="float">
            <text:p>45712</text:p>
          </table:table-cell>
          <table:table-cell office:value-type="float" office:value="3297" calcext:value-type="float">
            <text:p>3297</text:p>
          </table:table-cell>
          <table:table-cell table:formula="of:=[.C759]/1000" office:value-type="float" office:value="3.297" calcext:value-type="float">
            <text:p>3.297</text:p>
          </table:table-cell>
          <table:table-cell office:value-type="float" office:value="2491" calcext:value-type="float">
            <text:p>2491</text:p>
          </table:table-cell>
          <table:table-cell office:value-type="float" office:value="1511" calcext:value-type="float">
            <text:p>1511</text:p>
          </table:table-cell>
          <table:table-cell office:value-type="float" office:value="3.28050947" calcext:value-type="float">
            <text:p>3.28050947</text:p>
          </table:table-cell>
          <table:table-cell office:value-type="float" office:value="3.19796348" calcext:value-type="float">
            <text:p>3.19796348</text:p>
          </table:table-cell>
          <table:table-cell table:number-columns-repeated="5"/>
        </table:table-row>
        <table:table-row table:style-name="ro1">
          <table:table-cell table:formula="of:=[.B760]/3600" office:value-type="float" office:value="12.7147222222222" calcext:value-type="float">
            <text:p>12.7</text:p>
          </table:table-cell>
          <table:table-cell office:value-type="float" office:value="45773" calcext:value-type="float">
            <text:p>45773</text:p>
          </table:table-cell>
          <table:table-cell office:value-type="float" office:value="3290" calcext:value-type="float">
            <text:p>3290</text:p>
          </table:table-cell>
          <table:table-cell table:formula="of:=[.C760]/1000" office:value-type="float" office:value="3.29" calcext:value-type="float">
            <text:p>3.29</text:p>
          </table:table-cell>
          <table:table-cell office:value-type="float" office:value="2491" calcext:value-type="float">
            <text:p>2491</text:p>
          </table:table-cell>
          <table:table-cell office:value-type="float" office:value="1514" calcext:value-type="float">
            <text:p>1514</text:p>
          </table:table-cell>
          <table:table-cell office:value-type="float" office:value="3.27472115" calcext:value-type="float">
            <text:p>3.27472115</text:p>
          </table:table-cell>
          <table:table-cell office:value-type="float" office:value="3.19226861" calcext:value-type="float">
            <text:p>3.19226861</text:p>
          </table:table-cell>
          <table:table-cell table:number-columns-repeated="5"/>
        </table:table-row>
        <table:table-row table:style-name="ro1">
          <table:table-cell table:formula="of:=[.B761]/3600" office:value-type="float" office:value="12.7313888888889" calcext:value-type="float">
            <text:p>12.7</text:p>
          </table:table-cell>
          <table:table-cell office:value-type="float" office:value="45833" calcext:value-type="float">
            <text:p>45833</text:p>
          </table:table-cell>
          <table:table-cell office:value-type="float" office:value="3265" calcext:value-type="float">
            <text:p>3265</text:p>
          </table:table-cell>
          <table:table-cell table:formula="of:=[.C761]/1000" office:value-type="float" office:value="3.265" calcext:value-type="float">
            <text:p>3.265</text:p>
          </table:table-cell>
          <table:table-cell office:value-type="float" office:value="2477" calcext:value-type="float">
            <text:p>2477</text:p>
          </table:table-cell>
          <table:table-cell office:value-type="float" office:value="1517" calcext:value-type="float">
            <text:p>1517</text:p>
          </table:table-cell>
          <table:table-cell office:value-type="float" office:value="3.26880789" calcext:value-type="float">
            <text:p>3.26880789</text:p>
          </table:table-cell>
          <table:table-cell office:value-type="float" office:value="3.18640661" calcext:value-type="float">
            <text:p>3.18640661</text:p>
          </table:table-cell>
          <table:table-cell table:number-columns-repeated="5"/>
        </table:table-row>
        <table:table-row table:style-name="ro1">
          <table:table-cell table:formula="of:=[.B762]/3600" office:value-type="float" office:value="12.7483333333333" calcext:value-type="float">
            <text:p>12.7</text:p>
          </table:table-cell>
          <table:table-cell office:value-type="float" office:value="45894" calcext:value-type="float">
            <text:p>45894</text:p>
          </table:table-cell>
          <table:table-cell office:value-type="float" office:value="3257" calcext:value-type="float">
            <text:p>3257</text:p>
          </table:table-cell>
          <table:table-cell table:formula="of:=[.C762]/1000" office:value-type="float" office:value="3.257" calcext:value-type="float">
            <text:p>3.257</text:p>
          </table:table-cell>
          <table:table-cell office:value-type="float" office:value="2476" calcext:value-type="float">
            <text:p>2476</text:p>
          </table:table-cell>
          <table:table-cell office:value-type="float" office:value="1520" calcext:value-type="float">
            <text:p>1520</text:p>
          </table:table-cell>
          <table:table-cell office:value-type="float" office:value="3.26285744" calcext:value-type="float">
            <text:p>3.26285744</text:p>
          </table:table-cell>
          <table:table-cell office:value-type="float" office:value="3.18038917" calcext:value-type="float">
            <text:p>3.18038917</text:p>
          </table:table-cell>
          <table:table-cell table:number-columns-repeated="5"/>
        </table:table-row>
        <table:table-row table:style-name="ro1">
          <table:table-cell table:formula="of:=[.B763]/3600" office:value-type="float" office:value="12.765" calcext:value-type="float">
            <text:p>12.8</text:p>
          </table:table-cell>
          <table:table-cell office:value-type="float" office:value="45954" calcext:value-type="float">
            <text:p>45954</text:p>
          </table:table-cell>
          <table:table-cell office:value-type="float" office:value="3253" calcext:value-type="float">
            <text:p>3253</text:p>
          </table:table-cell>
          <table:table-cell table:formula="of:=[.C763]/1000" office:value-type="float" office:value="3.253" calcext:value-type="float">
            <text:p>3.253</text:p>
          </table:table-cell>
          <table:table-cell office:value-type="float" office:value="2476" calcext:value-type="float">
            <text:p>2476</text:p>
          </table:table-cell>
          <table:table-cell office:value-type="float" office:value="1522" calcext:value-type="float">
            <text:p>1522</text:p>
          </table:table-cell>
          <table:table-cell office:value-type="float" office:value="3.25666928" calcext:value-type="float">
            <text:p>3.25666928</text:p>
          </table:table-cell>
          <table:table-cell office:value-type="float" office:value="3.17420459" calcext:value-type="float">
            <text:p>3.17420459</text:p>
          </table:table-cell>
          <table:table-cell table:number-columns-repeated="5"/>
        </table:table-row>
        <table:table-row table:style-name="ro1">
          <table:table-cell table:formula="of:=[.B764]/3600" office:value-type="float" office:value="12.7816666666667" calcext:value-type="float">
            <text:p>12.8</text:p>
          </table:table-cell>
          <table:table-cell office:value-type="float" office:value="46014" calcext:value-type="float">
            <text:p>46014</text:p>
          </table:table-cell>
          <table:table-cell office:value-type="float" office:value="3245" calcext:value-type="float">
            <text:p>3245</text:p>
          </table:table-cell>
          <table:table-cell table:formula="of:=[.C764]/1000" office:value-type="float" office:value="3.245" calcext:value-type="float">
            <text:p>3.245</text:p>
          </table:table-cell>
          <table:table-cell office:value-type="float" office:value="2476" calcext:value-type="float">
            <text:p>2476</text:p>
          </table:table-cell>
          <table:table-cell office:value-type="float" office:value="1526" calcext:value-type="float">
            <text:p>1526</text:p>
          </table:table-cell>
          <table:table-cell office:value-type="float" office:value="3.25045252" calcext:value-type="float">
            <text:p>3.25045252</text:p>
          </table:table-cell>
          <table:table-cell office:value-type="float" office:value="3.1678791" calcext:value-type="float">
            <text:p>3.1678791</text:p>
          </table:table-cell>
          <table:table-cell table:number-columns-repeated="5"/>
        </table:table-row>
        <table:table-row table:style-name="ro1">
          <table:table-cell table:formula="of:=[.B765]/3600" office:value-type="float" office:value="12.7986111111111" calcext:value-type="float">
            <text:p>12.8</text:p>
          </table:table-cell>
          <table:table-cell office:value-type="float" office:value="46075" calcext:value-type="float">
            <text:p>46075</text:p>
          </table:table-cell>
          <table:table-cell office:value-type="float" office:value="3240" calcext:value-type="float">
            <text:p>3240</text:p>
          </table:table-cell>
          <table:table-cell table:formula="of:=[.C765]/1000" office:value-type="float" office:value="3.24" calcext:value-type="float">
            <text:p>3.24</text:p>
          </table:table-cell>
          <table:table-cell office:value-type="float" office:value="2476" calcext:value-type="float">
            <text:p>2476</text:p>
          </table:table-cell>
          <table:table-cell office:value-type="float" office:value="1528" calcext:value-type="float">
            <text:p>1528</text:p>
          </table:table-cell>
          <table:table-cell office:value-type="float" office:value="3.24400735" calcext:value-type="float">
            <text:p>3.24400735</text:p>
          </table:table-cell>
          <table:table-cell office:value-type="float" office:value="3.16192055" calcext:value-type="float">
            <text:p>3.16192055</text:p>
          </table:table-cell>
          <table:table-cell table:number-columns-repeated="5"/>
        </table:table-row>
        <table:table-row table:style-name="ro1">
          <table:table-cell table:formula="of:=[.B766]/3600" office:value-type="float" office:value="12.8152777777778" calcext:value-type="float">
            <text:p>12.8</text:p>
          </table:table-cell>
          <table:table-cell office:value-type="float" office:value="46135" calcext:value-type="float">
            <text:p>46135</text:p>
          </table:table-cell>
          <table:table-cell office:value-type="float" office:value="3233" calcext:value-type="float">
            <text:p>3233</text:p>
          </table:table-cell>
          <table:table-cell table:formula="of:=[.C766]/1000" office:value-type="float" office:value="3.233" calcext:value-type="float">
            <text:p>3.233</text:p>
          </table:table-cell>
          <table:table-cell office:value-type="float" office:value="2477" calcext:value-type="float">
            <text:p>2477</text:p>
          </table:table-cell>
          <table:table-cell office:value-type="float" office:value="1532" calcext:value-type="float">
            <text:p>1532</text:p>
          </table:table-cell>
          <table:table-cell office:value-type="float" office:value="3.23754072" calcext:value-type="float">
            <text:p>3.23754072</text:p>
          </table:table-cell>
          <table:table-cell office:value-type="float" office:value="3.15541768" calcext:value-type="float">
            <text:p>3.15541768</text:p>
          </table:table-cell>
          <table:table-cell table:number-columns-repeated="5"/>
        </table:table-row>
        <table:table-row table:style-name="ro1">
          <table:table-cell table:formula="of:=[.B767]/3600" office:value-type="float" office:value="12.8322222222222" calcext:value-type="float">
            <text:p>12.8</text:p>
          </table:table-cell>
          <table:table-cell office:value-type="float" office:value="46196" calcext:value-type="float">
            <text:p>46196</text:p>
          </table:table-cell>
          <table:table-cell office:value-type="float" office:value="3229" calcext:value-type="float">
            <text:p>3229</text:p>
          </table:table-cell>
          <table:table-cell table:formula="of:=[.C767]/1000" office:value-type="float" office:value="3.229" calcext:value-type="float">
            <text:p>3.229</text:p>
          </table:table-cell>
          <table:table-cell office:value-type="float" office:value="2477" calcext:value-type="float">
            <text:p>2477</text:p>
          </table:table-cell>
          <table:table-cell office:value-type="float" office:value="1534" calcext:value-type="float">
            <text:p>1534</text:p>
          </table:table-cell>
          <table:table-cell office:value-type="float" office:value="3.23086905" calcext:value-type="float">
            <text:p>3.23086905</text:p>
          </table:table-cell>
          <table:table-cell office:value-type="float" office:value="3.14878559" calcext:value-type="float">
            <text:p>3.14878559</text:p>
          </table:table-cell>
          <table:table-cell table:number-columns-repeated="5"/>
        </table:table-row>
        <table:table-row table:style-name="ro1">
          <table:table-cell table:formula="of:=[.B768]/3600" office:value-type="float" office:value="12.8488888888889" calcext:value-type="float">
            <text:p>12.8</text:p>
          </table:table-cell>
          <table:table-cell office:value-type="float" office:value="46256" calcext:value-type="float">
            <text:p>46256</text:p>
          </table:table-cell>
          <table:table-cell office:value-type="float" office:value="3221" calcext:value-type="float">
            <text:p>3221</text:p>
          </table:table-cell>
          <table:table-cell table:formula="of:=[.C768]/1000" office:value-type="float" office:value="3.221" calcext:value-type="float">
            <text:p>3.221</text:p>
          </table:table-cell>
          <table:table-cell office:value-type="float" office:value="2477" calcext:value-type="float">
            <text:p>2477</text:p>
          </table:table-cell>
          <table:table-cell office:value-type="float" office:value="1538" calcext:value-type="float">
            <text:p>1538</text:p>
          </table:table-cell>
          <table:table-cell office:value-type="float" office:value="3.22404671" calcext:value-type="float">
            <text:p>3.22404671</text:p>
          </table:table-cell>
          <table:table-cell office:value-type="float" office:value="3.1418047" calcext:value-type="float">
            <text:p>3.1418047</text:p>
          </table:table-cell>
          <table:table-cell table:number-columns-repeated="5"/>
        </table:table-row>
        <table:table-row table:style-name="ro1">
          <table:table-cell table:formula="of:=[.B769]/3600" office:value-type="float" office:value="12.8655555555556" calcext:value-type="float">
            <text:p>12.9</text:p>
          </table:table-cell>
          <table:table-cell office:value-type="float" office:value="46316" calcext:value-type="float">
            <text:p>46316</text:p>
          </table:table-cell>
          <table:table-cell office:value-type="float" office:value="3213" calcext:value-type="float">
            <text:p>3213</text:p>
          </table:table-cell>
          <table:table-cell table:formula="of:=[.C769]/1000" office:value-type="float" office:value="3.213" calcext:value-type="float">
            <text:p>3.213</text:p>
          </table:table-cell>
          <table:table-cell office:value-type="float" office:value="2476" calcext:value-type="float">
            <text:p>2476</text:p>
          </table:table-cell>
          <table:table-cell office:value-type="float" office:value="1541" calcext:value-type="float">
            <text:p>1541</text:p>
          </table:table-cell>
          <table:table-cell office:value-type="float" office:value="3.21712875" calcext:value-type="float">
            <text:p>3.21712875</text:p>
          </table:table-cell>
          <table:table-cell office:value-type="float" office:value="3.13486171" calcext:value-type="float">
            <text:p>3.13486171</text:p>
          </table:table-cell>
          <table:table-cell table:number-columns-repeated="5"/>
        </table:table-row>
        <table:table-row table:style-name="ro1">
          <table:table-cell table:formula="of:=[.B770]/3600" office:value-type="float" office:value="12.8825" calcext:value-type="float">
            <text:p>12.9</text:p>
          </table:table-cell>
          <table:table-cell office:value-type="float" office:value="46377" calcext:value-type="float">
            <text:p>46377</text:p>
          </table:table-cell>
          <table:table-cell office:value-type="float" office:value="3206" calcext:value-type="float">
            <text:p>3206</text:p>
          </table:table-cell>
          <table:table-cell table:formula="of:=[.C770]/1000" office:value-type="float" office:value="3.206" calcext:value-type="float">
            <text:p>3.206</text:p>
          </table:table-cell>
          <table:table-cell office:value-type="float" office:value="2477" calcext:value-type="float">
            <text:p>2477</text:p>
          </table:table-cell>
          <table:table-cell office:value-type="float" office:value="1545" calcext:value-type="float">
            <text:p>1545</text:p>
          </table:table-cell>
          <table:table-cell office:value-type="float" office:value="3.21002221" calcext:value-type="float">
            <text:p>3.21002221</text:p>
          </table:table-cell>
          <table:table-cell office:value-type="float" office:value="3.12766862" calcext:value-type="float">
            <text:p>3.12766862</text:p>
          </table:table-cell>
          <table:table-cell table:number-columns-repeated="5"/>
        </table:table-row>
        <table:table-row table:style-name="ro1">
          <table:table-cell table:formula="of:=[.B771]/3600" office:value-type="float" office:value="12.8991666666667" calcext:value-type="float">
            <text:p>12.9</text:p>
          </table:table-cell>
          <table:table-cell office:value-type="float" office:value="46437" calcext:value-type="float">
            <text:p>46437</text:p>
          </table:table-cell>
          <table:table-cell office:value-type="float" office:value="3200" calcext:value-type="float">
            <text:p>3200</text:p>
          </table:table-cell>
          <table:table-cell table:formula="of:=[.C771]/1000" office:value-type="float" office:value="3.2" calcext:value-type="float">
            <text:p>3.2</text:p>
          </table:table-cell>
          <table:table-cell office:value-type="float" office:value="2477" calcext:value-type="float">
            <text:p>2477</text:p>
          </table:table-cell>
          <table:table-cell office:value-type="float" office:value="1548" calcext:value-type="float">
            <text:p>1548</text:p>
          </table:table-cell>
          <table:table-cell office:value-type="float" office:value="3.20288587" calcext:value-type="float">
            <text:p>3.20288587</text:p>
          </table:table-cell>
          <table:table-cell office:value-type="float" office:value="3.12041259" calcext:value-type="float">
            <text:p>3.12041259</text:p>
          </table:table-cell>
          <table:table-cell table:number-columns-repeated="5"/>
        </table:table-row>
        <table:table-row table:style-name="ro1">
          <table:table-cell table:formula="of:=[.B772]/3600" office:value-type="float" office:value="12.9158333333333" calcext:value-type="float">
            <text:p>12.9</text:p>
          </table:table-cell>
          <table:table-cell office:value-type="float" office:value="46497" calcext:value-type="float">
            <text:p>46497</text:p>
          </table:table-cell>
          <table:table-cell office:value-type="float" office:value="3190" calcext:value-type="float">
            <text:p>3190</text:p>
          </table:table-cell>
          <table:table-cell table:formula="of:=[.C772]/1000" office:value-type="float" office:value="3.19" calcext:value-type="float">
            <text:p>3.19</text:p>
          </table:table-cell>
          <table:table-cell office:value-type="float" office:value="2476" calcext:value-type="float">
            <text:p>2476</text:p>
          </table:table-cell>
          <table:table-cell office:value-type="float" office:value="1552" calcext:value-type="float">
            <text:p>1552</text:p>
          </table:table-cell>
          <table:table-cell office:value-type="float" office:value="3.19532895" calcext:value-type="float">
            <text:p>3.19532895</text:p>
          </table:table-cell>
          <table:table-cell office:value-type="float" office:value="3.1127677" calcext:value-type="float">
            <text:p>3.1127677</text:p>
          </table:table-cell>
          <table:table-cell table:number-columns-repeated="5"/>
        </table:table-row>
        <table:table-row table:style-name="ro1">
          <table:table-cell table:formula="of:=[.B773]/3600" office:value-type="float" office:value="12.9327777777778" calcext:value-type="float">
            <text:p>12.9</text:p>
          </table:table-cell>
          <table:table-cell office:value-type="float" office:value="46558" calcext:value-type="float">
            <text:p>46558</text:p>
          </table:table-cell>
          <table:table-cell office:value-type="float" office:value="3183" calcext:value-type="float">
            <text:p>3183</text:p>
          </table:table-cell>
          <table:table-cell table:formula="of:=[.C773]/1000" office:value-type="float" office:value="3.183" calcext:value-type="float">
            <text:p>3.183</text:p>
          </table:table-cell>
          <table:table-cell office:value-type="float" office:value="2477" calcext:value-type="float">
            <text:p>2477</text:p>
          </table:table-cell>
          <table:table-cell office:value-type="float" office:value="1556" calcext:value-type="float">
            <text:p>1556</text:p>
          </table:table-cell>
          <table:table-cell office:value-type="float" office:value="3.1877327" calcext:value-type="float">
            <text:p>3.1877327</text:p>
          </table:table-cell>
          <table:table-cell office:value-type="float" office:value="3.10510111" calcext:value-type="float">
            <text:p>3.10510111</text:p>
          </table:table-cell>
          <table:table-cell table:number-columns-repeated="5"/>
        </table:table-row>
        <table:table-row table:style-name="ro1">
          <table:table-cell table:formula="of:=[.B774]/3600" office:value-type="float" office:value="12.9494444444444" calcext:value-type="float">
            <text:p>12.9</text:p>
          </table:table-cell>
          <table:table-cell office:value-type="float" office:value="46618" calcext:value-type="float">
            <text:p>46618</text:p>
          </table:table-cell>
          <table:table-cell office:value-type="float" office:value="3181" calcext:value-type="float">
            <text:p>3181</text:p>
          </table:table-cell>
          <table:table-cell table:formula="of:=[.C774]/1000" office:value-type="float" office:value="3.181" calcext:value-type="float">
            <text:p>3.181</text:p>
          </table:table-cell>
          <table:table-cell office:value-type="float" office:value="2477" calcext:value-type="float">
            <text:p>2477</text:p>
          </table:table-cell>
          <table:table-cell office:value-type="float" office:value="1557" calcext:value-type="float">
            <text:p>1557</text:p>
          </table:table-cell>
          <table:table-cell office:value-type="float" office:value="3.17995644" calcext:value-type="float">
            <text:p>3.17995644</text:p>
          </table:table-cell>
          <table:table-cell office:value-type="float" office:value="3.09711146" calcext:value-type="float">
            <text:p>3.09711146</text:p>
          </table:table-cell>
          <table:table-cell table:number-columns-repeated="5"/>
        </table:table-row>
        <table:table-row table:style-name="ro1">
          <table:table-cell table:formula="of:=[.B775]/3600" office:value-type="float" office:value="12.9663888888889" calcext:value-type="float">
            <text:p>13.0</text:p>
          </table:table-cell>
          <table:table-cell office:value-type="float" office:value="46679" calcext:value-type="float">
            <text:p>46679</text:p>
          </table:table-cell>
          <table:table-cell office:value-type="float" office:value="3168" calcext:value-type="float">
            <text:p>3168</text:p>
          </table:table-cell>
          <table:table-cell table:formula="of:=[.C775]/1000" office:value-type="float" office:value="3.168" calcext:value-type="float">
            <text:p>3.168</text:p>
          </table:table-cell>
          <table:table-cell office:value-type="float" office:value="2476" calcext:value-type="float">
            <text:p>2476</text:p>
          </table:table-cell>
          <table:table-cell office:value-type="float" office:value="1563" calcext:value-type="float">
            <text:p>1563</text:p>
          </table:table-cell>
          <table:table-cell office:value-type="float" office:value="3.17200994" calcext:value-type="float">
            <text:p>3.17200994</text:p>
          </table:table-cell>
          <table:table-cell office:value-type="float" office:value="3.08921742" calcext:value-type="float">
            <text:p>3.08921742</text:p>
          </table:table-cell>
          <table:table-cell table:number-columns-repeated="5"/>
        </table:table-row>
        <table:table-row table:style-name="ro1">
          <table:table-cell table:formula="of:=[.B776]/3600" office:value-type="float" office:value="12.9830555555556" calcext:value-type="float">
            <text:p>13.0</text:p>
          </table:table-cell>
          <table:table-cell office:value-type="float" office:value="46739" calcext:value-type="float">
            <text:p>46739</text:p>
          </table:table-cell>
          <table:table-cell office:value-type="float" office:value="3161" calcext:value-type="float">
            <text:p>3161</text:p>
          </table:table-cell>
          <table:table-cell table:formula="of:=[.C776]/1000" office:value-type="float" office:value="3.161" calcext:value-type="float">
            <text:p>3.161</text:p>
          </table:table-cell>
          <table:table-cell office:value-type="float" office:value="2477" calcext:value-type="float">
            <text:p>2477</text:p>
          </table:table-cell>
          <table:table-cell office:value-type="float" office:value="1567" calcext:value-type="float">
            <text:p>1567</text:p>
          </table:table-cell>
          <table:table-cell office:value-type="float" office:value="3.16376996" calcext:value-type="float">
            <text:p>3.16376996</text:p>
          </table:table-cell>
          <table:table-cell office:value-type="float" office:value="3.08098102" calcext:value-type="float">
            <text:p>3.08098102</text:p>
          </table:table-cell>
          <table:table-cell table:number-columns-repeated="5"/>
        </table:table-row>
        <table:table-row table:style-name="ro1">
          <table:table-cell table:formula="of:=[.B777]/3600" office:value-type="float" office:value="12.9997222222222" calcext:value-type="float">
            <text:p>13.0</text:p>
          </table:table-cell>
          <table:table-cell office:value-type="float" office:value="46799" calcext:value-type="float">
            <text:p>46799</text:p>
          </table:table-cell>
          <table:table-cell office:value-type="float" office:value="3153" calcext:value-type="float">
            <text:p>3153</text:p>
          </table:table-cell>
          <table:table-cell table:formula="of:=[.C777]/1000" office:value-type="float" office:value="3.153" calcext:value-type="float">
            <text:p>3.153</text:p>
          </table:table-cell>
          <table:table-cell office:value-type="float" office:value="2477" calcext:value-type="float">
            <text:p>2477</text:p>
          </table:table-cell>
          <table:table-cell office:value-type="float" office:value="1571" calcext:value-type="float">
            <text:p>1571</text:p>
          </table:table-cell>
          <table:table-cell office:value-type="float" office:value="3.1553936" calcext:value-type="float">
            <text:p>3.1553936</text:p>
          </table:table-cell>
          <table:table-cell office:value-type="float" office:value="3.07259941" calcext:value-type="float">
            <text:p>3.07259941</text:p>
          </table:table-cell>
          <table:table-cell table:number-columns-repeated="5"/>
        </table:table-row>
        <table:table-row table:style-name="ro1">
          <table:table-cell table:formula="of:=[.B778]/3600" office:value-type="float" office:value="13.0166666666667" calcext:value-type="float">
            <text:p>13.0</text:p>
          </table:table-cell>
          <table:table-cell office:value-type="float" office:value="46860" calcext:value-type="float">
            <text:p>46860</text:p>
          </table:table-cell>
          <table:table-cell office:value-type="float" office:value="3146" calcext:value-type="float">
            <text:p>3146</text:p>
          </table:table-cell>
          <table:table-cell table:formula="of:=[.C778]/1000" office:value-type="float" office:value="3.146" calcext:value-type="float">
            <text:p>3.146</text:p>
          </table:table-cell>
          <table:table-cell office:value-type="float" office:value="2478" calcext:value-type="float">
            <text:p>2478</text:p>
          </table:table-cell>
          <table:table-cell office:value-type="float" office:value="1575" calcext:value-type="float">
            <text:p>1575</text:p>
          </table:table-cell>
          <table:table-cell office:value-type="float" office:value="3.14671779" calcext:value-type="float">
            <text:p>3.14671779</text:p>
          </table:table-cell>
          <table:table-cell office:value-type="float" office:value="3.06420374" calcext:value-type="float">
            <text:p>3.06420374</text:p>
          </table:table-cell>
          <table:table-cell table:number-columns-repeated="5"/>
        </table:table-row>
        <table:table-row table:style-name="ro1">
          <table:table-cell table:formula="of:=[.B779]/3600" office:value-type="float" office:value="13.0333333333333" calcext:value-type="float">
            <text:p>13.0</text:p>
          </table:table-cell>
          <table:table-cell office:value-type="float" office:value="46920" calcext:value-type="float">
            <text:p>46920</text:p>
          </table:table-cell>
          <table:table-cell office:value-type="float" office:value="3139" calcext:value-type="float">
            <text:p>3139</text:p>
          </table:table-cell>
          <table:table-cell table:formula="of:=[.C779]/1000" office:value-type="float" office:value="3.139" calcext:value-type="float">
            <text:p>3.139</text:p>
          </table:table-cell>
          <table:table-cell office:value-type="float" office:value="2477" calcext:value-type="float">
            <text:p>2477</text:p>
          </table:table-cell>
          <table:table-cell office:value-type="float" office:value="1578" calcext:value-type="float">
            <text:p>1578</text:p>
          </table:table-cell>
          <table:table-cell office:value-type="float" office:value="3.13787055" calcext:value-type="float">
            <text:p>3.13787055</text:p>
          </table:table-cell>
          <table:table-cell office:value-type="float" office:value="3.05530787" calcext:value-type="float">
            <text:p>3.05530787</text:p>
          </table:table-cell>
          <table:table-cell table:number-columns-repeated="5"/>
        </table:table-row>
        <table:table-row table:style-name="ro1">
          <table:table-cell table:formula="of:=[.B780]/3600" office:value-type="float" office:value="13.0502777777778" calcext:value-type="float">
            <text:p>13.1</text:p>
          </table:table-cell>
          <table:table-cell office:value-type="float" office:value="46981" calcext:value-type="float">
            <text:p>46981</text:p>
          </table:table-cell>
          <table:table-cell office:value-type="float" office:value="3127" calcext:value-type="float">
            <text:p>3127</text:p>
          </table:table-cell>
          <table:table-cell table:formula="of:=[.C780]/1000" office:value-type="float" office:value="3.127" calcext:value-type="float">
            <text:p>3.127</text:p>
          </table:table-cell>
          <table:table-cell office:value-type="float" office:value="2477" calcext:value-type="float">
            <text:p>2477</text:p>
          </table:table-cell>
          <table:table-cell office:value-type="float" office:value="1584" calcext:value-type="float">
            <text:p>1584</text:p>
          </table:table-cell>
          <table:table-cell office:value-type="float" office:value="3.12878633" calcext:value-type="float">
            <text:p>3.12878633</text:p>
          </table:table-cell>
          <table:table-cell office:value-type="float" office:value="3.04627299" calcext:value-type="float">
            <text:p>3.04627299</text:p>
          </table:table-cell>
          <table:table-cell table:number-columns-repeated="5"/>
        </table:table-row>
        <table:table-row table:style-name="ro1">
          <table:table-cell table:formula="of:=[.B781]/3600" office:value-type="float" office:value="13.0669444444444" calcext:value-type="float">
            <text:p>13.1</text:p>
          </table:table-cell>
          <table:table-cell office:value-type="float" office:value="47041" calcext:value-type="float">
            <text:p>47041</text:p>
          </table:table-cell>
          <table:table-cell office:value-type="float" office:value="3117" calcext:value-type="float">
            <text:p>3117</text:p>
          </table:table-cell>
          <table:table-cell table:formula="of:=[.C781]/1000" office:value-type="float" office:value="3.117" calcext:value-type="float">
            <text:p>3.117</text:p>
          </table:table-cell>
          <table:table-cell office:value-type="float" office:value="2477" calcext:value-type="float">
            <text:p>2477</text:p>
          </table:table-cell>
          <table:table-cell office:value-type="float" office:value="1589" calcext:value-type="float">
            <text:p>1589</text:p>
          </table:table-cell>
          <table:table-cell office:value-type="float" office:value="3.11943555" calcext:value-type="float">
            <text:p>3.11943555</text:p>
          </table:table-cell>
          <table:table-cell office:value-type="float" office:value="3.03695893" calcext:value-type="float">
            <text:p>3.03695893</text:p>
          </table:table-cell>
          <table:table-cell table:number-columns-repeated="5"/>
        </table:table-row>
        <table:table-row table:style-name="ro1">
          <table:table-cell table:formula="of:=[.B782]/3600" office:value-type="float" office:value="13.0836111111111" calcext:value-type="float">
            <text:p>13.1</text:p>
          </table:table-cell>
          <table:table-cell office:value-type="float" office:value="47101" calcext:value-type="float">
            <text:p>47101</text:p>
          </table:table-cell>
          <table:table-cell office:value-type="float" office:value="3109" calcext:value-type="float">
            <text:p>3109</text:p>
          </table:table-cell>
          <table:table-cell table:formula="of:=[.C782]/1000" office:value-type="float" office:value="3.109" calcext:value-type="float">
            <text:p>3.109</text:p>
          </table:table-cell>
          <table:table-cell office:value-type="float" office:value="2477" calcext:value-type="float">
            <text:p>2477</text:p>
          </table:table-cell>
          <table:table-cell office:value-type="float" office:value="1593" calcext:value-type="float">
            <text:p>1593</text:p>
          </table:table-cell>
          <table:table-cell office:value-type="float" office:value="3.10985899" calcext:value-type="float">
            <text:p>3.10985899</text:p>
          </table:table-cell>
          <table:table-cell office:value-type="float" office:value="3.02746081" calcext:value-type="float">
            <text:p>3.02746081</text:p>
          </table:table-cell>
          <table:table-cell table:number-columns-repeated="5"/>
        </table:table-row>
        <table:table-row table:style-name="ro1">
          <table:table-cell table:formula="of:=[.B783]/3600" office:value-type="float" office:value="13.1005555555556" calcext:value-type="float">
            <text:p>13.1</text:p>
          </table:table-cell>
          <table:table-cell office:value-type="float" office:value="47162" calcext:value-type="float">
            <text:p>47162</text:p>
          </table:table-cell>
          <table:table-cell office:value-type="float" office:value="3099" calcext:value-type="float">
            <text:p>3099</text:p>
          </table:table-cell>
          <table:table-cell table:formula="of:=[.C783]/1000" office:value-type="float" office:value="3.099" calcext:value-type="float">
            <text:p>3.099</text:p>
          </table:table-cell>
          <table:table-cell office:value-type="float" office:value="2478" calcext:value-type="float">
            <text:p>2478</text:p>
          </table:table-cell>
          <table:table-cell office:value-type="float" office:value="1599" calcext:value-type="float">
            <text:p>1599</text:p>
          </table:table-cell>
          <table:table-cell office:value-type="float" office:value="3.09996724" calcext:value-type="float">
            <text:p>3.09996724</text:p>
          </table:table-cell>
          <table:table-cell office:value-type="float" office:value="3.01758003" calcext:value-type="float">
            <text:p>3.01758003</text:p>
          </table:table-cell>
          <table:table-cell table:number-columns-repeated="5"/>
        </table:table-row>
        <table:table-row table:style-name="ro1">
          <table:table-cell table:formula="of:=[.B784]/3600" office:value-type="float" office:value="13.1172222222222" calcext:value-type="float">
            <text:p>13.1</text:p>
          </table:table-cell>
          <table:table-cell office:value-type="float" office:value="47222" calcext:value-type="float">
            <text:p>47222</text:p>
          </table:table-cell>
          <table:table-cell office:value-type="float" office:value="3086" calcext:value-type="float">
            <text:p>3086</text:p>
          </table:table-cell>
          <table:table-cell table:formula="of:=[.C784]/1000" office:value-type="float" office:value="3.086" calcext:value-type="float">
            <text:p>3.086</text:p>
          </table:table-cell>
          <table:table-cell office:value-type="float" office:value="2477" calcext:value-type="float">
            <text:p>2477</text:p>
          </table:table-cell>
          <table:table-cell office:value-type="float" office:value="1605" calcext:value-type="float">
            <text:p>1605</text:p>
          </table:table-cell>
          <table:table-cell office:value-type="float" office:value="3.08968592" calcext:value-type="float">
            <text:p>3.08968592</text:p>
          </table:table-cell>
          <table:table-cell office:value-type="float" office:value="3.00736976" calcext:value-type="float">
            <text:p>3.00736976</text:p>
          </table:table-cell>
          <table:table-cell table:number-columns-repeated="5"/>
        </table:table-row>
        <table:table-row table:style-name="ro1">
          <table:table-cell table:formula="of:=[.B785]/3600" office:value-type="float" office:value="13.1341666666667" calcext:value-type="float">
            <text:p>13.1</text:p>
          </table:table-cell>
          <table:table-cell office:value-type="float" office:value="47283" calcext:value-type="float">
            <text:p>47283</text:p>
          </table:table-cell>
          <table:table-cell office:value-type="float" office:value="3078" calcext:value-type="float">
            <text:p>3078</text:p>
          </table:table-cell>
          <table:table-cell table:formula="of:=[.C785]/1000" office:value-type="float" office:value="3.078" calcext:value-type="float">
            <text:p>3.078</text:p>
          </table:table-cell>
          <table:table-cell office:value-type="float" office:value="2478" calcext:value-type="float">
            <text:p>2478</text:p>
          </table:table-cell>
          <table:table-cell office:value-type="float" office:value="1610" calcext:value-type="float">
            <text:p>1610</text:p>
          </table:table-cell>
          <table:table-cell office:value-type="float" office:value="3.07913113" calcext:value-type="float">
            <text:p>3.07913113</text:p>
          </table:table-cell>
          <table:table-cell office:value-type="float" office:value="2.9968667" calcext:value-type="float">
            <text:p>2.9968667</text:p>
          </table:table-cell>
          <table:table-cell table:number-columns-repeated="5"/>
        </table:table-row>
        <table:table-row table:style-name="ro1">
          <table:table-cell table:formula="of:=[.B786]/3600" office:value-type="float" office:value="13.1508333333333" calcext:value-type="float">
            <text:p>13.2</text:p>
          </table:table-cell>
          <table:table-cell office:value-type="float" office:value="47343" calcext:value-type="float">
            <text:p>47343</text:p>
          </table:table-cell>
          <table:table-cell office:value-type="float" office:value="3070" calcext:value-type="float">
            <text:p>3070</text:p>
          </table:table-cell>
          <table:table-cell table:formula="of:=[.C786]/1000" office:value-type="float" office:value="3.07" calcext:value-type="float">
            <text:p>3.07</text:p>
          </table:table-cell>
          <table:table-cell office:value-type="float" office:value="2478" calcext:value-type="float">
            <text:p>2478</text:p>
          </table:table-cell>
          <table:table-cell office:value-type="float" office:value="1614" calcext:value-type="float">
            <text:p>1614</text:p>
          </table:table-cell>
          <table:table-cell office:value-type="float" office:value="3.06828022" calcext:value-type="float">
            <text:p>3.06828022</text:p>
          </table:table-cell>
          <table:table-cell office:value-type="float" office:value="2.98613977" calcext:value-type="float">
            <text:p>2.98613977</text:p>
          </table:table-cell>
          <table:table-cell table:number-columns-repeated="5"/>
        </table:table-row>
        <table:table-row table:style-name="ro1">
          <table:table-cell table:formula="of:=[.B787]/3600" office:value-type="float" office:value="13.1675" calcext:value-type="float">
            <text:p>13.2</text:p>
          </table:table-cell>
          <table:table-cell office:value-type="float" office:value="47403" calcext:value-type="float">
            <text:p>47403</text:p>
          </table:table-cell>
          <table:table-cell office:value-type="float" office:value="3063" calcext:value-type="float">
            <text:p>3063</text:p>
          </table:table-cell>
          <table:table-cell table:formula="of:=[.C787]/1000" office:value-type="float" office:value="3.063" calcext:value-type="float">
            <text:p>3.063</text:p>
          </table:table-cell>
          <table:table-cell office:value-type="float" office:value="2478" calcext:value-type="float">
            <text:p>2478</text:p>
          </table:table-cell>
          <table:table-cell office:value-type="float" office:value="1618" calcext:value-type="float">
            <text:p>1618</text:p>
          </table:table-cell>
          <table:table-cell office:value-type="float" office:value="3.0571177" calcext:value-type="float">
            <text:p>3.0571177</text:p>
          </table:table-cell>
          <table:table-cell office:value-type="float" office:value="2.97509909" calcext:value-type="float">
            <text:p>2.97509909</text:p>
          </table:table-cell>
          <table:table-cell table:number-columns-repeated="5"/>
        </table:table-row>
        <table:table-row table:style-name="ro1">
          <table:table-cell table:formula="of:=[.B788]/3600" office:value-type="float" office:value="13.1844444444444" calcext:value-type="float">
            <text:p>13.2</text:p>
          </table:table-cell>
          <table:table-cell office:value-type="float" office:value="47464" calcext:value-type="float">
            <text:p>47464</text:p>
          </table:table-cell>
          <table:table-cell office:value-type="float" office:value="3047" calcext:value-type="float">
            <text:p>3047</text:p>
          </table:table-cell>
          <table:table-cell table:formula="of:=[.C788]/1000" office:value-type="float" office:value="3.047" calcext:value-type="float">
            <text:p>3.047</text:p>
          </table:table-cell>
          <table:table-cell office:value-type="float" office:value="2478" calcext:value-type="float">
            <text:p>2478</text:p>
          </table:table-cell>
          <table:table-cell office:value-type="float" office:value="1626" calcext:value-type="float">
            <text:p>1626</text:p>
          </table:table-cell>
          <table:table-cell office:value-type="float" office:value="3.04532027" calcext:value-type="float">
            <text:p>3.04532027</text:p>
          </table:table-cell>
          <table:table-cell office:value-type="float" office:value="2.96346927" calcext:value-type="float">
            <text:p>2.96346927</text:p>
          </table:table-cell>
          <table:table-cell table:number-columns-repeated="5"/>
        </table:table-row>
        <table:table-row table:style-name="ro1">
          <table:table-cell table:formula="of:=[.B789]/3600" office:value-type="float" office:value="13.2011111111111" calcext:value-type="float">
            <text:p>13.2</text:p>
          </table:table-cell>
          <table:table-cell office:value-type="float" office:value="47524" calcext:value-type="float">
            <text:p>47524</text:p>
          </table:table-cell>
          <table:table-cell office:value-type="float" office:value="3031" calcext:value-type="float">
            <text:p>3031</text:p>
          </table:table-cell>
          <table:table-cell table:formula="of:=[.C789]/1000" office:value-type="float" office:value="3.031" calcext:value-type="float">
            <text:p>3.031</text:p>
          </table:table-cell>
          <table:table-cell office:value-type="float" office:value="2478" calcext:value-type="float">
            <text:p>2478</text:p>
          </table:table-cell>
          <table:table-cell office:value-type="float" office:value="1635" calcext:value-type="float">
            <text:p>1635</text:p>
          </table:table-cell>
          <table:table-cell office:value-type="float" office:value="3.03309107" calcext:value-type="float">
            <text:p>3.03309107</text:p>
          </table:table-cell>
          <table:table-cell office:value-type="float" office:value="2.9516263" calcext:value-type="float">
            <text:p>2.9516263</text:p>
          </table:table-cell>
          <table:table-cell table:number-columns-repeated="5"/>
        </table:table-row>
        <table:table-row table:style-name="ro1">
          <table:table-cell table:formula="of:=[.B790]/3600" office:value-type="float" office:value="13.2177777777778" calcext:value-type="float">
            <text:p>13.2</text:p>
          </table:table-cell>
          <table:table-cell office:value-type="float" office:value="47584" calcext:value-type="float">
            <text:p>47584</text:p>
          </table:table-cell>
          <table:table-cell office:value-type="float" office:value="3018" calcext:value-type="float">
            <text:p>3018</text:p>
          </table:table-cell>
          <table:table-cell table:formula="of:=[.C790]/1000" office:value-type="float" office:value="3.018" calcext:value-type="float">
            <text:p>3.018</text:p>
          </table:table-cell>
          <table:table-cell office:value-type="float" office:value="2478" calcext:value-type="float">
            <text:p>2478</text:p>
          </table:table-cell>
          <table:table-cell office:value-type="float" office:value="1642" calcext:value-type="float">
            <text:p>1642</text:p>
          </table:table-cell>
          <table:table-cell office:value-type="float" office:value="3.02001786" calcext:value-type="float">
            <text:p>3.02001786</text:p>
          </table:table-cell>
          <table:table-cell office:value-type="float" office:value="2.93817306" calcext:value-type="float">
            <text:p>2.93817306</text:p>
          </table:table-cell>
          <table:table-cell table:number-columns-repeated="5"/>
        </table:table-row>
        <table:table-row table:style-name="ro1">
          <table:table-cell table:formula="of:=[.B791]/3600" office:value-type="float" office:value="13.2347222222222" calcext:value-type="float">
            <text:p>13.2</text:p>
          </table:table-cell>
          <table:table-cell office:value-type="float" office:value="47645" calcext:value-type="float">
            <text:p>47645</text:p>
          </table:table-cell>
          <table:table-cell office:value-type="float" office:value="3025" calcext:value-type="float">
            <text:p>3025</text:p>
          </table:table-cell>
          <table:table-cell table:formula="of:=[.C791]/1000" office:value-type="float" office:value="3.025" calcext:value-type="float">
            <text:p>3.025</text:p>
          </table:table-cell>
          <table:table-cell office:value-type="float" office:value="2493" calcext:value-type="float">
            <text:p>2493</text:p>
          </table:table-cell>
          <table:table-cell office:value-type="float" office:value="1648" calcext:value-type="float">
            <text:p>1648</text:p>
          </table:table-cell>
          <table:table-cell office:value-type="float" office:value="3.00687337" calcext:value-type="float">
            <text:p>3.00687337</text:p>
          </table:table-cell>
          <table:table-cell office:value-type="float" office:value="2.92523813" calcext:value-type="float">
            <text:p>2.92523813</text:p>
          </table:table-cell>
          <table:table-cell table:number-columns-repeated="5"/>
        </table:table-row>
        <table:table-row table:style-name="ro1">
          <table:table-cell table:formula="of:=[.B792]/3600" office:value-type="float" office:value="13.2513888888889" calcext:value-type="float">
            <text:p>13.3</text:p>
          </table:table-cell>
          <table:table-cell office:value-type="float" office:value="47705" calcext:value-type="float">
            <text:p>47705</text:p>
          </table:table-cell>
          <table:table-cell office:value-type="float" office:value="3015" calcext:value-type="float">
            <text:p>3015</text:p>
          </table:table-cell>
          <table:table-cell table:formula="of:=[.C792]/1000" office:value-type="float" office:value="3.015" calcext:value-type="float">
            <text:p>3.015</text:p>
          </table:table-cell>
          <table:table-cell office:value-type="float" office:value="2495" calcext:value-type="float">
            <text:p>2495</text:p>
          </table:table-cell>
          <table:table-cell office:value-type="float" office:value="1655" calcext:value-type="float">
            <text:p>1655</text:p>
          </table:table-cell>
          <table:table-cell office:value-type="float" office:value="2.99321032" calcext:value-type="float">
            <text:p>2.99321032</text:p>
          </table:table-cell>
          <table:table-cell office:value-type="float" office:value="2.91168666" calcext:value-type="float">
            <text:p>2.91168666</text:p>
          </table:table-cell>
          <table:table-cell table:number-columns-repeated="5"/>
        </table:table-row>
        <table:table-row table:style-name="ro1">
          <table:table-cell table:formula="of:=[.B793]/3600" office:value-type="float" office:value="13.2683333333333" calcext:value-type="float">
            <text:p>13.3</text:p>
          </table:table-cell>
          <table:table-cell office:value-type="float" office:value="47766" calcext:value-type="float">
            <text:p>47766</text:p>
          </table:table-cell>
          <table:table-cell office:value-type="float" office:value="3002" calcext:value-type="float">
            <text:p>3002</text:p>
          </table:table-cell>
          <table:table-cell table:formula="of:=[.C793]/1000" office:value-type="float" office:value="3.002" calcext:value-type="float">
            <text:p>3.002</text:p>
          </table:table-cell>
          <table:table-cell office:value-type="float" office:value="2495" calcext:value-type="float">
            <text:p>2495</text:p>
          </table:table-cell>
          <table:table-cell office:value-type="float" office:value="1662" calcext:value-type="float">
            <text:p>1662</text:p>
          </table:table-cell>
          <table:table-cell office:value-type="float" office:value="2.97897387" calcext:value-type="float">
            <text:p>2.97897387</text:p>
          </table:table-cell>
          <table:table-cell office:value-type="float" office:value="2.89769602" calcext:value-type="float">
            <text:p>2.89769602</text:p>
          </table:table-cell>
          <table:table-cell table:number-columns-repeated="5"/>
        </table:table-row>
        <table:table-row table:style-name="ro1">
          <table:table-cell table:formula="of:=[.B794]/3600" office:value-type="float" office:value="13.285" calcext:value-type="float">
            <text:p>13.3</text:p>
          </table:table-cell>
          <table:table-cell office:value-type="float" office:value="47826" calcext:value-type="float">
            <text:p>47826</text:p>
          </table:table-cell>
          <table:table-cell office:value-type="float" office:value="2980" calcext:value-type="float">
            <text:p>2980</text:p>
          </table:table-cell>
          <table:table-cell table:formula="of:=[.C794]/1000" office:value-type="float" office:value="2.98" calcext:value-type="float">
            <text:p>2.98</text:p>
          </table:table-cell>
          <table:table-cell office:value-type="float" office:value="2495" calcext:value-type="float">
            <text:p>2495</text:p>
          </table:table-cell>
          <table:table-cell office:value-type="float" office:value="1674" calcext:value-type="float">
            <text:p>1674</text:p>
          </table:table-cell>
          <table:table-cell office:value-type="float" office:value="2.96396756" calcext:value-type="float">
            <text:p>2.96396756</text:p>
          </table:table-cell>
          <table:table-cell office:value-type="float" office:value="2.88286066" calcext:value-type="float">
            <text:p>2.88286066</text:p>
          </table:table-cell>
          <table:table-cell table:number-columns-repeated="5"/>
        </table:table-row>
        <table:table-row table:style-name="ro1">
          <table:table-cell table:formula="of:=[.B795]/3600" office:value-type="float" office:value="13.3016666666667" calcext:value-type="float">
            <text:p>13.3</text:p>
          </table:table-cell>
          <table:table-cell office:value-type="float" office:value="47886" calcext:value-type="float">
            <text:p>47886</text:p>
          </table:table-cell>
          <table:table-cell office:value-type="float" office:value="2964" calcext:value-type="float">
            <text:p>2964</text:p>
          </table:table-cell>
          <table:table-cell table:formula="of:=[.C795]/1000" office:value-type="float" office:value="2.964" calcext:value-type="float">
            <text:p>2.964</text:p>
          </table:table-cell>
          <table:table-cell office:value-type="float" office:value="2495" calcext:value-type="float">
            <text:p>2495</text:p>
          </table:table-cell>
          <table:table-cell office:value-type="float" office:value="1683" calcext:value-type="float">
            <text:p>1683</text:p>
          </table:table-cell>
          <table:table-cell office:value-type="float" office:value="2.94834852" calcext:value-type="float">
            <text:p>2.94834852</text:p>
          </table:table-cell>
          <table:table-cell office:value-type="float" office:value="2.8675189" calcext:value-type="float">
            <text:p>2.8675189</text:p>
          </table:table-cell>
          <table:table-cell table:number-columns-repeated="5"/>
        </table:table-row>
        <table:table-row table:style-name="ro1">
          <table:table-cell table:formula="of:=[.B796]/3600" office:value-type="float" office:value="13.3186111111111" calcext:value-type="float">
            <text:p>13.3</text:p>
          </table:table-cell>
          <table:table-cell office:value-type="float" office:value="47947" calcext:value-type="float">
            <text:p>47947</text:p>
          </table:table-cell>
          <table:table-cell office:value-type="float" office:value="2948" calcext:value-type="float">
            <text:p>2948</text:p>
          </table:table-cell>
          <table:table-cell table:formula="of:=[.C796]/1000" office:value-type="float" office:value="2.948" calcext:value-type="float">
            <text:p>2.948</text:p>
          </table:table-cell>
          <table:table-cell office:value-type="float" office:value="2496" calcext:value-type="float">
            <text:p>2496</text:p>
          </table:table-cell>
          <table:table-cell office:value-type="float" office:value="1693" calcext:value-type="float">
            <text:p>1693</text:p>
          </table:table-cell>
          <table:table-cell office:value-type="float" office:value="2.93183327" calcext:value-type="float">
            <text:p>2.93183327</text:p>
          </table:table-cell>
          <table:table-cell office:value-type="float" office:value="2.85122538" calcext:value-type="float">
            <text:p>2.85122538</text:p>
          </table:table-cell>
          <table:table-cell table:number-columns-repeated="5"/>
        </table:table-row>
        <table:table-row table:style-name="ro1">
          <table:table-cell table:formula="of:=[.B797]/3600" office:value-type="float" office:value="13.3352777777778" calcext:value-type="float">
            <text:p>13.3</text:p>
          </table:table-cell>
          <table:table-cell office:value-type="float" office:value="48007" calcext:value-type="float">
            <text:p>48007</text:p>
          </table:table-cell>
          <table:table-cell office:value-type="float" office:value="2930" calcext:value-type="float">
            <text:p>2930</text:p>
          </table:table-cell>
          <table:table-cell table:formula="of:=[.C797]/1000" office:value-type="float" office:value="2.93" calcext:value-type="float">
            <text:p>2.93</text:p>
          </table:table-cell>
          <table:table-cell office:value-type="float" office:value="2495" calcext:value-type="float">
            <text:p>2495</text:p>
          </table:table-cell>
          <table:table-cell office:value-type="float" office:value="1703" calcext:value-type="float">
            <text:p>1703</text:p>
          </table:table-cell>
          <table:table-cell office:value-type="float" office:value="2.91431761" calcext:value-type="float">
            <text:p>2.91431761</text:p>
          </table:table-cell>
          <table:table-cell office:value-type="float" office:value="2.83384824" calcext:value-type="float">
            <text:p>2.83384824</text:p>
          </table:table-cell>
          <table:table-cell table:number-columns-repeated="5"/>
        </table:table-row>
        <table:table-row table:style-name="ro1">
          <table:table-cell table:formula="of:=[.B798]/3600" office:value-type="float" office:value="13.3522222222222" calcext:value-type="float">
            <text:p>13.4</text:p>
          </table:table-cell>
          <table:table-cell office:value-type="float" office:value="48068" calcext:value-type="float">
            <text:p>48068</text:p>
          </table:table-cell>
          <table:table-cell office:value-type="float" office:value="2919" calcext:value-type="float">
            <text:p>2919</text:p>
          </table:table-cell>
          <table:table-cell table:formula="of:=[.C798]/1000" office:value-type="float" office:value="2.919" calcext:value-type="float">
            <text:p>2.919</text:p>
          </table:table-cell>
          <table:table-cell office:value-type="float" office:value="2496" calcext:value-type="float">
            <text:p>2496</text:p>
          </table:table-cell>
          <table:table-cell office:value-type="float" office:value="1710" calcext:value-type="float">
            <text:p>1710</text:p>
          </table:table-cell>
          <table:table-cell office:value-type="float" office:value="2.89559698" calcext:value-type="float">
            <text:p>2.89559698</text:p>
          </table:table-cell>
          <table:table-cell office:value-type="float" office:value="2.81549263" calcext:value-type="float">
            <text:p>2.81549263</text:p>
          </table:table-cell>
          <table:table-cell table:number-columns-repeated="5"/>
        </table:table-row>
        <table:table-row table:style-name="ro1">
          <table:table-cell table:formula="of:=[.B799]/3600" office:value-type="float" office:value="13.3688888888889" calcext:value-type="float">
            <text:p>13.4</text:p>
          </table:table-cell>
          <table:table-cell office:value-type="float" office:value="48128" calcext:value-type="float">
            <text:p>48128</text:p>
          </table:table-cell>
          <table:table-cell office:value-type="float" office:value="2892" calcext:value-type="float">
            <text:p>2892</text:p>
          </table:table-cell>
          <table:table-cell table:formula="of:=[.C799]/1000" office:value-type="float" office:value="2.892" calcext:value-type="float">
            <text:p>2.892</text:p>
          </table:table-cell>
          <table:table-cell office:value-type="float" office:value="2496" calcext:value-type="float">
            <text:p>2496</text:p>
          </table:table-cell>
          <table:table-cell office:value-type="float" office:value="1726" calcext:value-type="float">
            <text:p>1726</text:p>
          </table:table-cell>
          <table:table-cell office:value-type="float" office:value="2.87559581" calcext:value-type="float">
            <text:p>2.87559581</text:p>
          </table:table-cell>
          <table:table-cell office:value-type="float" office:value="2.79563904" calcext:value-type="float">
            <text:p>2.79563904</text:p>
          </table:table-cell>
          <table:table-cell table:number-columns-repeated="5"/>
        </table:table-row>
        <table:table-row table:style-name="ro1">
          <table:table-cell table:formula="of:=[.B800]/3600" office:value-type="float" office:value="13.3855555555556" calcext:value-type="float">
            <text:p>13.4</text:p>
          </table:table-cell>
          <table:table-cell office:value-type="float" office:value="48188" calcext:value-type="float">
            <text:p>48188</text:p>
          </table:table-cell>
          <table:table-cell office:value-type="float" office:value="2875" calcext:value-type="float">
            <text:p>2875</text:p>
          </table:table-cell>
          <table:table-cell table:formula="of:=[.C800]/1000" office:value-type="float" office:value="2.875" calcext:value-type="float">
            <text:p>2.875</text:p>
          </table:table-cell>
          <table:table-cell office:value-type="float" office:value="2496" calcext:value-type="float">
            <text:p>2496</text:p>
          </table:table-cell>
          <table:table-cell office:value-type="float" office:value="1736" calcext:value-type="float">
            <text:p>1736</text:p>
          </table:table-cell>
          <table:table-cell office:value-type="float" office:value="2.85391545" calcext:value-type="float">
            <text:p>2.85391545</text:p>
          </table:table-cell>
          <table:table-cell office:value-type="float" office:value="2.77405047" calcext:value-type="float">
            <text:p>2.77405047</text:p>
          </table:table-cell>
          <table:table-cell table:number-columns-repeated="5"/>
        </table:table-row>
        <table:table-row table:style-name="ro1">
          <table:table-cell table:formula="of:=[.B801]/3600" office:value-type="float" office:value="13.4025" calcext:value-type="float">
            <text:p>13.4</text:p>
          </table:table-cell>
          <table:table-cell office:value-type="float" office:value="48249" calcext:value-type="float">
            <text:p>48249</text:p>
          </table:table-cell>
          <table:table-cell office:value-type="float" office:value="2846" calcext:value-type="float">
            <text:p>2846</text:p>
          </table:table-cell>
          <table:table-cell table:formula="of:=[.C801]/1000" office:value-type="float" office:value="2.846" calcext:value-type="float">
            <text:p>2.846</text:p>
          </table:table-cell>
          <table:table-cell office:value-type="float" office:value="2496" calcext:value-type="float">
            <text:p>2496</text:p>
          </table:table-cell>
          <table:table-cell office:value-type="float" office:value="1754" calcext:value-type="float">
            <text:p>1754</text:p>
          </table:table-cell>
          <table:table-cell office:value-type="float" office:value="2.83034229" calcext:value-type="float">
            <text:p>2.83034229</text:p>
          </table:table-cell>
          <table:table-cell office:value-type="float" office:value="2.75074434" calcext:value-type="float">
            <text:p>2.75074434</text:p>
          </table:table-cell>
          <table:table-cell table:number-columns-repeated="5"/>
        </table:table-row>
        <table:table-row table:style-name="ro1">
          <table:table-cell table:formula="of:=[.B802]/3600" office:value-type="float" office:value="13.4191666666667" calcext:value-type="float">
            <text:p>13.4</text:p>
          </table:table-cell>
          <table:table-cell office:value-type="float" office:value="48309" calcext:value-type="float">
            <text:p>48309</text:p>
          </table:table-cell>
          <table:table-cell office:value-type="float" office:value="2821" calcext:value-type="float">
            <text:p>2821</text:p>
          </table:table-cell>
          <table:table-cell table:formula="of:=[.C802]/1000" office:value-type="float" office:value="2.821" calcext:value-type="float">
            <text:p>2.821</text:p>
          </table:table-cell>
          <table:table-cell office:value-type="float" office:value="2498" calcext:value-type="float">
            <text:p>2498</text:p>
          </table:table-cell>
          <table:table-cell office:value-type="float" office:value="1771" calcext:value-type="float">
            <text:p>1771</text:p>
          </table:table-cell>
          <table:table-cell office:value-type="float" office:value="2.80426264" calcext:value-type="float">
            <text:p>2.80426264</text:p>
          </table:table-cell>
          <table:table-cell office:value-type="float" office:value="2.72486854" calcext:value-type="float">
            <text:p>2.72486854</text:p>
          </table:table-cell>
          <table:table-cell table:number-columns-repeated="5"/>
        </table:table-row>
        <table:table-row table:style-name="ro1">
          <table:table-cell table:formula="of:=[.B803]/3600" office:value-type="float" office:value="13.4361111111111" calcext:value-type="float">
            <text:p>13.4</text:p>
          </table:table-cell>
          <table:table-cell office:value-type="float" office:value="48370" calcext:value-type="float">
            <text:p>48370</text:p>
          </table:table-cell>
          <table:table-cell office:value-type="float" office:value="2794" calcext:value-type="float">
            <text:p>2794</text:p>
          </table:table-cell>
          <table:table-cell table:formula="of:=[.C803]/1000" office:value-type="float" office:value="2.794" calcext:value-type="float">
            <text:p>2.794</text:p>
          </table:table-cell>
          <table:table-cell office:value-type="float" office:value="2497" calcext:value-type="float">
            <text:p>2497</text:p>
          </table:table-cell>
          <table:table-cell office:value-type="float" office:value="1787" calcext:value-type="float">
            <text:p>1787</text:p>
          </table:table-cell>
          <table:table-cell office:value-type="float" office:value="2.77520967" calcext:value-type="float">
            <text:p>2.77520967</text:p>
          </table:table-cell>
          <table:table-cell office:value-type="float" office:value="2.6958735" calcext:value-type="float">
            <text:p>2.6958735</text:p>
          </table:table-cell>
          <table:table-cell table:number-columns-repeated="5"/>
        </table:table-row>
        <table:table-row table:style-name="ro1">
          <table:table-cell table:formula="of:=[.B804]/3600" office:value-type="float" office:value="13.4527777777778" calcext:value-type="float">
            <text:p>13.5</text:p>
          </table:table-cell>
          <table:table-cell office:value-type="float" office:value="48430" calcext:value-type="float">
            <text:p>48430</text:p>
          </table:table-cell>
          <table:table-cell office:value-type="float" office:value="2764" calcext:value-type="float">
            <text:p>2764</text:p>
          </table:table-cell>
          <table:table-cell table:formula="of:=[.C804]/1000" office:value-type="float" office:value="2.764" calcext:value-type="float">
            <text:p>2.764</text:p>
          </table:table-cell>
          <table:table-cell office:value-type="float" office:value="2498" calcext:value-type="float">
            <text:p>2498</text:p>
          </table:table-cell>
          <table:table-cell office:value-type="float" office:value="1807" calcext:value-type="float">
            <text:p>1807</text:p>
          </table:table-cell>
          <table:table-cell office:value-type="float" office:value="2.74217224" calcext:value-type="float">
            <text:p>2.74217224</text:p>
          </table:table-cell>
          <table:table-cell office:value-type="float" office:value="2.66322041" calcext:value-type="float">
            <text:p>2.66322041</text:p>
          </table:table-cell>
          <table:table-cell table:number-columns-repeated="5"/>
        </table:table-row>
        <table:table-row table:style-name="ro1">
          <table:table-cell table:formula="of:=[.B805]/3600" office:value-type="float" office:value="13.4694444444444" calcext:value-type="float">
            <text:p>13.5</text:p>
          </table:table-cell>
          <table:table-cell office:value-type="float" office:value="48490" calcext:value-type="float">
            <text:p>48490</text:p>
          </table:table-cell>
          <table:table-cell office:value-type="float" office:value="2722" calcext:value-type="float">
            <text:p>2722</text:p>
          </table:table-cell>
          <table:table-cell table:formula="of:=[.C805]/1000" office:value-type="float" office:value="2.722" calcext:value-type="float">
            <text:p>2.722</text:p>
          </table:table-cell>
          <table:table-cell office:value-type="float" office:value="2499" calcext:value-type="float">
            <text:p>2499</text:p>
          </table:table-cell>
          <table:table-cell office:value-type="float" office:value="1836" calcext:value-type="float">
            <text:p>1836</text:p>
          </table:table-cell>
          <table:table-cell office:value-type="float" office:value="2.70429969" calcext:value-type="float">
            <text:p>2.70429969</text:p>
          </table:table-cell>
          <table:table-cell office:value-type="float" office:value="2.62560797" calcext:value-type="float">
            <text:p>2.62560797</text:p>
          </table:table-cell>
          <table:table-cell table:number-columns-repeated="5"/>
        </table:table-row>
        <table:table-row table:style-name="ro1">
          <table:table-cell table:formula="of:=[.B806]/3600" office:value-type="float" office:value="13.4863888888889" calcext:value-type="float">
            <text:p>13.5</text:p>
          </table:table-cell>
          <table:table-cell office:value-type="float" office:value="48551" calcext:value-type="float">
            <text:p>48551</text:p>
          </table:table-cell>
          <table:table-cell office:value-type="float" office:value="2657" calcext:value-type="float">
            <text:p>2657</text:p>
          </table:table-cell>
          <table:table-cell table:formula="of:=[.C806]/1000" office:value-type="float" office:value="2.657" calcext:value-type="float">
            <text:p>2.657</text:p>
          </table:table-cell>
          <table:table-cell office:value-type="float" office:value="2481" calcext:value-type="float">
            <text:p>2481</text:p>
          </table:table-cell>
          <table:table-cell office:value-type="float" office:value="1867" calcext:value-type="float">
            <text:p>1867</text:p>
          </table:table-cell>
          <table:table-cell office:value-type="float" office:value="2.66032267" calcext:value-type="float">
            <text:p>2.66032267</text:p>
          </table:table-cell>
          <table:table-cell office:value-type="float" office:value="2.58175516" calcext:value-type="float">
            <text:p>2.58175516</text:p>
          </table:table-cell>
          <table:table-cell table:number-columns-repeated="5"/>
        </table:table-row>
        <table:table-row table:style-name="ro1">
          <table:table-cell table:formula="of:=[.B807]/3600" office:value-type="float" office:value="13.5030555555556" calcext:value-type="float">
            <text:p>13.5</text:p>
          </table:table-cell>
          <table:table-cell office:value-type="float" office:value="48611" calcext:value-type="float">
            <text:p>48611</text:p>
          </table:table-cell>
          <table:table-cell office:value-type="float" office:value="2608" calcext:value-type="float">
            <text:p>2608</text:p>
          </table:table-cell>
          <table:table-cell table:formula="of:=[.C807]/1000" office:value-type="float" office:value="2.608" calcext:value-type="float">
            <text:p>2.608</text:p>
          </table:table-cell>
          <table:table-cell office:value-type="float" office:value="2482" calcext:value-type="float">
            <text:p>2482</text:p>
          </table:table-cell>
          <table:table-cell office:value-type="float" office:value="1903" calcext:value-type="float">
            <text:p>1903</text:p>
          </table:table-cell>
          <table:table-cell office:value-type="float" office:value="2.60971522" calcext:value-type="float">
            <text:p>2.60971522</text:p>
          </table:table-cell>
          <table:table-cell office:value-type="float" office:value="2.53152466" calcext:value-type="float">
            <text:p>2.53152466</text:p>
          </table:table-cell>
          <table:table-cell table:number-columns-repeated="5"/>
        </table:table-row>
        <table:table-row table:style-name="ro1">
          <table:table-cell table:formula="of:=[.B808]/3600" office:value-type="float" office:value="13.5197222222222" calcext:value-type="float">
            <text:p>13.5</text:p>
          </table:table-cell>
          <table:table-cell office:value-type="float" office:value="48671" calcext:value-type="float">
            <text:p>48671</text:p>
          </table:table-cell>
          <table:table-cell office:value-type="float" office:value="2558" calcext:value-type="float">
            <text:p>2558</text:p>
          </table:table-cell>
          <table:table-cell table:formula="of:=[.C808]/1000" office:value-type="float" office:value="2.558" calcext:value-type="float">
            <text:p>2.558</text:p>
          </table:table-cell>
          <table:table-cell office:value-type="float" office:value="2483" calcext:value-type="float">
            <text:p>2483</text:p>
          </table:table-cell>
          <table:table-cell office:value-type="float" office:value="1941" calcext:value-type="float">
            <text:p>1941</text:p>
          </table:table-cell>
          <table:table-cell office:value-type="float" office:value="2.55583405" calcext:value-type="float">
            <text:p>2.55583405</text:p>
          </table:table-cell>
          <table:table-cell office:value-type="float" office:value="2.47783065" calcext:value-type="float">
            <text:p>2.47783065</text:p>
          </table:table-cell>
          <table:table-cell table:number-columns-repeated="5"/>
        </table:table-row>
        <table:table-row table:style-name="ro1">
          <table:table-cell table:formula="of:=[.B809]/3600" office:value-type="float" office:value="13.5366666666667" calcext:value-type="float">
            <text:p>13.5</text:p>
          </table:table-cell>
          <table:table-cell office:value-type="float" office:value="48732" calcext:value-type="float">
            <text:p>48732</text:p>
          </table:table-cell>
          <table:table-cell office:value-type="float" office:value="2499" calcext:value-type="float">
            <text:p>2499</text:p>
          </table:table-cell>
          <table:table-cell table:formula="of:=[.C809]/1000" office:value-type="float" office:value="2.499" calcext:value-type="float">
            <text:p>2.499</text:p>
          </table:table-cell>
          <table:table-cell office:value-type="float" office:value="2483" calcext:value-type="float">
            <text:p>2483</text:p>
          </table:table-cell>
          <table:table-cell office:value-type="float" office:value="1987" calcext:value-type="float">
            <text:p>1987</text:p>
          </table:table-cell>
          <table:table-cell office:value-type="float" office:value="2.50346327" calcext:value-type="float">
            <text:p>2.50346327</text:p>
          </table:table-cell>
          <table:table-cell office:value-type="float" office:value="2.4256413" calcext:value-type="float">
            <text:p>2.4256413</text:p>
          </table:table-cell>
          <table:table-cell table:number-columns-repeated="5"/>
        </table:table-row>
        <table:table-row table:style-name="ro1">
          <table:table-cell table:formula="of:=[.B810]/3600" office:value-type="float" office:value="13.5533333333333" calcext:value-type="float">
            <text:p>13.6</text:p>
          </table:table-cell>
          <table:table-cell office:value-type="float" office:value="48792" calcext:value-type="float">
            <text:p>48792</text:p>
          </table:table-cell>
          <table:table-cell office:value-type="float" office:value="2455" calcext:value-type="float">
            <text:p>2455</text:p>
          </table:table-cell>
          <table:table-cell table:formula="of:=[.C810]/1000" office:value-type="float" office:value="2.455" calcext:value-type="float">
            <text:p>2.455</text:p>
          </table:table-cell>
          <table:table-cell office:value-type="float" office:value="2483" calcext:value-type="float">
            <text:p>2483</text:p>
          </table:table-cell>
          <table:table-cell office:value-type="float" office:value="2022" calcext:value-type="float">
            <text:p>2022</text:p>
          </table:table-cell>
          <table:table-cell office:value-type="float" office:value="2.45549703" calcext:value-type="float">
            <text:p>2.45549703</text:p>
          </table:table-cell>
          <table:table-cell office:value-type="float" office:value="2.37788486" calcext:value-type="float">
            <text:p>2.37788486</text:p>
          </table:table-cell>
          <table:table-cell table:number-columns-repeated="5"/>
        </table:table-row>
        <table:table-row table:style-name="ro1">
          <table:table-cell table:formula="of:=[.B811]/3600" office:value-type="float" office:value="13.5702777777778" calcext:value-type="float">
            <text:p>13.6</text:p>
          </table:table-cell>
          <table:table-cell office:value-type="float" office:value="48853" calcext:value-type="float">
            <text:p>48853</text:p>
          </table:table-cell>
          <table:table-cell office:value-type="float" office:value="2409" calcext:value-type="float">
            <text:p>2409</text:p>
          </table:table-cell>
          <table:table-cell table:formula="of:=[.C811]/1000" office:value-type="float" office:value="2.409" calcext:value-type="float">
            <text:p>2.409</text:p>
          </table:table-cell>
          <table:table-cell office:value-type="float" office:value="2484" calcext:value-type="float">
            <text:p>2484</text:p>
          </table:table-cell>
          <table:table-cell office:value-type="float" office:value="2062" calcext:value-type="float">
            <text:p>2062</text:p>
          </table:table-cell>
          <table:table-cell office:value-type="float" office:value="2.41227508" calcext:value-type="float">
            <text:p>2.41227508</text:p>
          </table:table-cell>
          <table:table-cell office:value-type="float" office:value="2.33485603" calcext:value-type="float">
            <text:p>2.33485603</text:p>
          </table:table-cell>
          <table:table-cell table:number-columns-repeated="5"/>
        </table:table-row>
        <table:table-row table:style-name="ro1">
          <table:table-cell table:formula="of:=[.B812]/3600" office:value-type="float" office:value="13.5869444444444" calcext:value-type="float">
            <text:p>13.6</text:p>
          </table:table-cell>
          <table:table-cell office:value-type="float" office:value="48913" calcext:value-type="float">
            <text:p>48913</text:p>
          </table:table-cell>
          <table:table-cell office:value-type="float" office:value="2395" calcext:value-type="float">
            <text:p>2395</text:p>
          </table:table-cell>
          <table:table-cell table:formula="of:=[.C812]/1000" office:value-type="float" office:value="2.395" calcext:value-type="float">
            <text:p>2.395</text:p>
          </table:table-cell>
          <table:table-cell office:value-type="float" office:value="2484" calcext:value-type="float">
            <text:p>2484</text:p>
          </table:table-cell>
          <table:table-cell office:value-type="float" office:value="2074" calcext:value-type="float">
            <text:p>2074</text:p>
          </table:table-cell>
          <table:table-cell office:value-type="float" office:value="0.00076945778" calcext:value-type="float">
            <text:p>0.0007694578</text:p>
          </table:table-cell>
          <table:table-cell office:value-type="float" office:value="0.000605873473" calcext:value-type="float">
            <text:p>0.0006058735</text:p>
          </table:table-cell>
          <table:table-cell table:formula="of:=[.$I$2]" office:value-type="float" office:value="3.5" calcext:value-type="float">
            <text:p>3.5</text:p>
          </table:table-cell>
          <table:table-cell table:formula="of:=[.$J$2]" office:value-type="float" office:value="3.43" calcext:value-type="float">
            <text:p>3.43</text:p>
          </table:table-cell>
          <table:table-cell table:formula="of:=[.$K$2]" office:value-type="float" office:value="3.34" calcext:value-type="float">
            <text:p>3.34</text:p>
          </table:table-cell>
          <table:table-cell table:number-columns-repeated="2"/>
        </table:table-row>
        <table:table-row table:style-name="ro1" table:number-rows-repeated="104776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/00/0000</text:date>, <text:time style:data-style-name="N2" text:time-value="19:22:31.675227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19:27:57.899516140</dc:date>
    <dc:creator>LANE RC</dc:creator>
    <meta:generator>LibreOffice/4.2.8.2$Linux_X86_64 LibreOffice_project/420m0$Build-2</meta:generator>
    <meta:editing-duration>PT36M54S</meta:editing-duration>
    <meta:editing-cycles>9</meta:editing-cycles>
    <meta:document-statistic meta:table-count="1" meta:cell-count="65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579d1c" svg:stroke-opacity="50%" draw:fill-color="#579d1c" draw:opacity="50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5cm" svg:stroke-color="#7e0021" svg:stroke-opacity="50%" draw:fill-color="#7e0021" draw:opacity="50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5cm" svg:stroke-color="#83caff" svg:stroke-opacity="50%" draw:fill-color="#83caff" draw:opacity="5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64cm" svg:height="30.338cm" xlink:href=".." xlink:type="simple" chart:class="chart:line" chart:style-name="ch1">
        <chart:legend chart:legend-position="end" svg:x="42.211cm" svg:y="13.625cm" style:legend-expansion="high" chart:style-name="ch2"/>
        <chart:plot-area chart:style-name="ch3" table:cell-range-address="Sheet1.A2:Sheet1.A812 Sheet1.D1:Sheet1.D812 Sheet1.G1:Sheet1.K812" chart:data-source-has-labels="both" svg:x="0.892cm" svg:y="0.606cm" svg:width="40.427cm" svg:height="29.126cm">
          <chartooo:coordinate-region svg:x="1.619cm" svg:y="0.805cm" svg:width="39.7cm" svg:height="27.929cm"/>
          <chart:axis chart:dimension="x" chart:name="primary-x" chart:style-name="ch4" chartooo:axis-type="auto">
            <chartooo:date-scale/>
            <chart:categories table:cell-range-address="Sheet1.A2:Sheet1.A8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812" chart:label-cell-address="Sheet1.D1:Sheet1.D1" chart:class="chart:line">
            <chart:data-point chart:repeated="811"/>
          </chart:series>
          <chart:series chart:style-name="ch8" chart:values-cell-range-address="Sheet1.G2:Sheet1.G812" chart:label-cell-address="Sheet1.G1:Sheet1.G1" chart:class="chart:line">
            <chart:data-point chart:repeated="811"/>
          </chart:series>
          <chart:series chart:style-name="ch9" chart:values-cell-range-address="Sheet1.H2:Sheet1.H812" chart:label-cell-address="Sheet1.H1:Sheet1.H1" chart:class="chart:line">
            <chart:data-point chart:repeated="811"/>
          </chart:series>
          <chart:series chart:style-name="ch10" chart:values-cell-range-address="Sheet1.I2:Sheet1.I812" chart:label-cell-address="Sheet1.I1:Sheet1.I1" chart:class="chart:line">
            <chart:data-point chart:repeated="811"/>
          </chart:series>
          <chart:series chart:style-name="ch11" chart:values-cell-range-address="Sheet1.J2:Sheet1.J812" chart:label-cell-address="Sheet1.J1:Sheet1.J1" chart:class="chart:line">
            <chart:data-point chart:repeated="811"/>
          </chart:series>
          <chart:series chart:style-name="ch12" chart:values-cell-range-address="Sheet1.K2:Sheet1.K812" chart:label-cell-address="Sheet1.K1:Sheet1.K1" chart:class="chart:line">
            <chart:data-point chart:repeated="8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x_v</text:p>
                <draw:g>
                  <svg:desc>Sheet1.D1:Sheet1.D1</svg:desc>
                </draw:g>
              </table:table-cell>
              <table:table-cell office:value-type="string">
                <text:p> Vbatt</text:p>
                <draw:g>
                  <svg:desc>Sheet1.G1:Sheet1.G1</svg:desc>
                </draw:g>
              </table:table-cell>
              <table:table-cell office:value-type="string">
                <text:p> Vcc</text:p>
                <draw:g>
                  <svg:desc>Sheet1.H1:Sheet1.H1</svg:desc>
                </draw:g>
              </table:table-cell>
              <table:table-cell office:value-type="string">
                <text:p>Alarm1</text:p>
                <draw:g>
                  <svg:desc>Sheet1.I1:Sheet1.I1</svg:desc>
                </draw:g>
              </table:table-cell>
              <table:table-cell office:value-type="string">
                <text:p>Alarm2</text:p>
                <draw:g>
                  <svg:desc>Sheet1.J1:Sheet1.J1</svg:desc>
                </draw:g>
              </table:table-cell>
              <table:table-cell office:value-type="string">
                <text:p>Alarm3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812</svg:desc>
                </draw:g>
              </table:table-cell>
              <table:table-cell office:value-type="float" office:value="4.133">
                <text:p>4.133</text:p>
                <draw:g>
                  <svg:desc>Sheet1.D2:Sheet1.D812</svg:desc>
                </draw:g>
              </table:table-cell>
              <table:table-cell office:value-type="float" office:value="4.1382556">
                <text:p>4.1382556</text:p>
                <draw:g>
                  <svg:desc>Sheet1.G2:Sheet1.G812</svg:desc>
                </draw:g>
              </table:table-cell>
              <table:table-cell office:value-type="float" office:value="3.31266546">
                <text:p>3.31266546</text:p>
                <draw:g>
                  <svg:desc>Sheet1.H2:Sheet1.H812</svg:desc>
                </draw:g>
              </table:table-cell>
              <table:table-cell office:value-type="float" office:value="3.5">
                <text:p>3.5</text:p>
                <draw:g>
                  <svg:desc>Sheet1.I2:Sheet1.I812</svg:desc>
                </draw:g>
              </table:table-cell>
              <table:table-cell office:value-type="float" office:value="3.43">
                <text:p>3.43</text:p>
                <draw:g>
                  <svg:desc>Sheet1.J2:Sheet1.J812</svg:desc>
                </draw:g>
              </table:table-cell>
              <table:table-cell office:value-type="float" office:value="3.34">
                <text:p>3.34</text:p>
                <draw:g>
                  <svg:desc>Sheet1.K2:Sheet1.K812</svg:desc>
                </draw:g>
              </table:table-cell>
            </table:table-row>
            <table:table-row>
              <table:table-cell office:value-type="float" office:value="0.0166666666666667">
                <text:p>0</text:p>
              </table:table-cell>
              <table:table-cell office:value-type="float" office:value="4.13">
                <text:p>4.13</text:p>
              </table:table-cell>
              <table:table-cell office:value-type="float" office:value="4.13388491">
                <text:p>4.13388491</text:p>
              </table:table-cell>
              <table:table-cell office:value-type="float" office:value="3.31407619">
                <text:p>3.31407619</text:p>
              </table:table-cell>
              <table:table-cell office:value-type="float" office:value="3.5">
                <text:p>3.5</text:p>
              </table:table-cell>
              <table:table-cell office:value-type="float" office:value="3.43">
                <text:p>3.43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float" office:value="0.0336111111111111">
                <text:p>0</text:p>
              </table:table-cell>
              <table:table-cell office:value-type="float" office:value="4.129">
                <text:p>4.129</text:p>
              </table:table-cell>
              <table:table-cell office:value-type="float" office:value="4.13110447">
                <text:p>4.13110447</text:p>
              </table:table-cell>
              <table:table-cell office:value-type="float" office:value="3.31425095">
                <text:p>3.3142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502777777777778">
                <text:p>0</text:p>
              </table:table-cell>
              <table:table-cell office:value-type="float" office:value="4.125">
                <text:p>4.125</text:p>
              </table:table-cell>
              <table:table-cell office:value-type="float" office:value="4.12869167">
                <text:p>4.12869167</text:p>
              </table:table-cell>
              <table:table-cell office:value-type="float" office:value="3.3143611">
                <text:p>3.3143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669444444444444">
                <text:p>0</text:p>
              </table:table-cell>
              <table:table-cell office:value-type="float" office:value="4.124">
                <text:p>4.124</text:p>
              </table:table-cell>
              <table:table-cell office:value-type="float" office:value="4.12652588">
                <text:p>4.12652588</text:p>
              </table:table-cell>
              <table:table-cell office:value-type="float" office:value="3.31446362">
                <text:p>3.31446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838888888888889">
                <text:p>0</text:p>
              </table:table-cell>
              <table:table-cell office:value-type="float" office:value="4.121">
                <text:p>4.121</text:p>
              </table:table-cell>
              <table:table-cell office:value-type="float" office:value="4.12447357">
                <text:p>4.12447357</text:p>
              </table:table-cell>
              <table:table-cell office:value-type="float" office:value="3.31440663">
                <text:p>3.31440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00555555555556">
                <text:p>0</text:p>
              </table:table-cell>
              <table:table-cell office:value-type="float" office:value="4.12">
                <text:p>4.12</text:p>
              </table:table-cell>
              <table:table-cell office:value-type="float" office:value="4.12243795">
                <text:p>4.12243795</text:p>
              </table:table-cell>
              <table:table-cell office:value-type="float" office:value="3.31443954">
                <text:p>3.31443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175">
                <text:p>0</text:p>
              </table:table-cell>
              <table:table-cell office:value-type="float" office:value="4.117">
                <text:p>4.117</text:p>
              </table:table-cell>
              <table:table-cell office:value-type="float" office:value="4.12051868">
                <text:p>4.12051868</text:p>
              </table:table-cell>
              <table:table-cell office:value-type="float" office:value="3.31456733">
                <text:p>3.31456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34166666666667">
                <text:p>0</text:p>
              </table:table-cell>
              <table:table-cell office:value-type="float" office:value="4.116">
                <text:p>4.116</text:p>
              </table:table-cell>
              <table:table-cell office:value-type="float" office:value="4.11860514">
                <text:p>4.11860514</text:p>
              </table:table-cell>
              <table:table-cell office:value-type="float" office:value="3.31455231">
                <text:p>3.31455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50833333333333">
                <text:p>0</text:p>
              </table:table-cell>
              <table:table-cell office:value-type="float" office:value="4.113">
                <text:p>4.113</text:p>
              </table:table-cell>
              <table:table-cell office:value-type="float" office:value="4.11673307">
                <text:p>4.11673307</text:p>
              </table:table-cell>
              <table:table-cell office:value-type="float" office:value="3.31459427">
                <text:p>3.31459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67777777777778">
                <text:p>0</text:p>
              </table:table-cell>
              <table:table-cell office:value-type="float" office:value="4.112">
                <text:p>4.112</text:p>
              </table:table-cell>
              <table:table-cell office:value-type="float" office:value="4.11491728">
                <text:p>4.11491728</text:p>
              </table:table-cell>
              <table:table-cell office:value-type="float" office:value="3.31459403">
                <text:p>3.31459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84444444444444">
                <text:p>0</text:p>
              </table:table-cell>
              <table:table-cell office:value-type="float" office:value="4.11">
                <text:p>4.11</text:p>
              </table:table-cell>
              <table:table-cell office:value-type="float" office:value="4.1130743">
                <text:p>4.1130743</text:p>
              </table:table-cell>
              <table:table-cell office:value-type="float" office:value="3.31459689">
                <text:p>3.31459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01111111111111">
                <text:p>0</text:p>
              </table:table-cell>
              <table:table-cell office:value-type="float" office:value="4.108">
                <text:p>4.108</text:p>
              </table:table-cell>
              <table:table-cell office:value-type="float" office:value="4.111269">
                <text:p>4.111269</text:p>
              </table:table-cell>
              <table:table-cell office:value-type="float" office:value="3.31455469">
                <text:p>3.31455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18055555555556">
                <text:p>0</text:p>
              </table:table-cell>
              <table:table-cell office:value-type="float" office:value="4.106">
                <text:p>4.106</text:p>
              </table:table-cell>
              <table:table-cell office:value-type="float" office:value="4.10962772">
                <text:p>4.10962772</text:p>
              </table:table-cell>
              <table:table-cell office:value-type="float" office:value="3.31469035">
                <text:p>3.31469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34722222222222">
                <text:p>0</text:p>
              </table:table-cell>
              <table:table-cell office:value-type="float" office:value="4.105">
                <text:p>4.105</text:p>
              </table:table-cell>
              <table:table-cell office:value-type="float" office:value="4.10773754">
                <text:p>4.10773754</text:p>
              </table:table-cell>
              <table:table-cell office:value-type="float" office:value="3.31468153">
                <text:p>3.31468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1666666666667">
                <text:p>0</text:p>
              </table:table-cell>
              <table:table-cell office:value-type="float" office:value="4.103">
                <text:p>4.103</text:p>
              </table:table-cell>
              <table:table-cell office:value-type="float" office:value="4.10589933">
                <text:p>4.10589933</text:p>
              </table:table-cell>
              <table:table-cell office:value-type="float" office:value="3.31447697">
                <text:p>3.31447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68333333333333">
                <text:p>0</text:p>
              </table:table-cell>
              <table:table-cell office:value-type="float" office:value="4.101">
                <text:p>4.101</text:p>
              </table:table-cell>
              <table:table-cell office:value-type="float" office:value="4.10426807">
                <text:p>4.10426807</text:p>
              </table:table-cell>
              <table:table-cell office:value-type="float" office:value="3.3145566">
                <text:p>3.3145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85">
                <text:p>0</text:p>
              </table:table-cell>
              <table:table-cell office:value-type="float" office:value="4.098">
                <text:p>4.098</text:p>
              </table:table-cell>
              <table:table-cell office:value-type="float" office:value="4.10258102">
                <text:p>4.10258102</text:p>
              </table:table-cell>
              <table:table-cell office:value-type="float" office:value="3.31472373">
                <text:p>3.3147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01944444444444">
                <text:p>0</text:p>
              </table:table-cell>
              <table:table-cell office:value-type="float" office:value="4.097">
                <text:p>4.097</text:p>
              </table:table-cell>
              <table:table-cell office:value-type="float" office:value="4.10090017">
                <text:p>4.10090017</text:p>
              </table:table-cell>
              <table:table-cell office:value-type="float" office:value="3.31462717">
                <text:p>3.31462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18611111111111">
                <text:p>0</text:p>
              </table:table-cell>
              <table:table-cell office:value-type="float" office:value="4.095">
                <text:p>4.095</text:p>
              </table:table-cell>
              <table:table-cell office:value-type="float" office:value="4.09925222">
                <text:p>4.09925222</text:p>
              </table:table-cell>
              <table:table-cell office:value-type="float" office:value="3.31459403">
                <text:p>3.31459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35555555555556">
                <text:p>0</text:p>
              </table:table-cell>
              <table:table-cell office:value-type="float" office:value="4.094">
                <text:p>4.094</text:p>
              </table:table-cell>
              <table:table-cell office:value-type="float" office:value="4.09749413">
                <text:p>4.09749413</text:p>
              </table:table-cell>
              <table:table-cell office:value-type="float" office:value="3.31449795">
                <text:p>3.31449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52222222222222">
                <text:p>0</text:p>
              </table:table-cell>
              <table:table-cell office:value-type="float" office:value="4.091">
                <text:p>4.091</text:p>
              </table:table-cell>
              <table:table-cell office:value-type="float" office:value="4.0959754">
                <text:p>4.0959754</text:p>
              </table:table-cell>
              <table:table-cell office:value-type="float" office:value="3.31464505">
                <text:p>3.3146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68888888888889">
                <text:p>0</text:p>
              </table:table-cell>
              <table:table-cell office:value-type="float" office:value="4.09">
                <text:p>4.09</text:p>
              </table:table-cell>
              <table:table-cell office:value-type="float" office:value="4.09427309">
                <text:p>4.09427309</text:p>
              </table:table-cell>
              <table:table-cell office:value-type="float" office:value="3.31467009">
                <text:p>3.31467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85833333333333">
                <text:p>0</text:p>
              </table:table-cell>
              <table:table-cell office:value-type="float" office:value="4.089">
                <text:p>4.089</text:p>
              </table:table-cell>
              <table:table-cell office:value-type="float" office:value="4.092628">
                <text:p>4.092628</text:p>
              </table:table-cell>
              <table:table-cell office:value-type="float" office:value="3.31451869">
                <text:p>3.3145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025">
                <text:p>0</text:p>
              </table:table-cell>
              <table:table-cell office:value-type="float" office:value="4.087">
                <text:p>4.087</text:p>
              </table:table-cell>
              <table:table-cell office:value-type="float" office:value="4.09097099">
                <text:p>4.09097099</text:p>
              </table:table-cell>
              <table:table-cell office:value-type="float" office:value="3.31457901">
                <text:p>3.3145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19444444444444">
                <text:p>0</text:p>
              </table:table-cell>
              <table:table-cell office:value-type="float" office:value="4.085">
                <text:p>4.085</text:p>
              </table:table-cell>
              <table:table-cell office:value-type="float" office:value="4.08935785">
                <text:p>4.08935785</text:p>
              </table:table-cell>
              <table:table-cell office:value-type="float" office:value="3.31452918">
                <text:p>3.3145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36111111111111">
                <text:p>0</text:p>
              </table:table-cell>
              <table:table-cell office:value-type="float" office:value="4.083">
                <text:p>4.083</text:p>
              </table:table-cell>
              <table:table-cell office:value-type="float" office:value="4.08769369">
                <text:p>4.08769369</text:p>
              </table:table-cell>
              <table:table-cell office:value-type="float" office:value="3.31455922">
                <text:p>3.31455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52777777777778">
                <text:p>0</text:p>
              </table:table-cell>
              <table:table-cell office:value-type="float" office:value="4.082">
                <text:p>4.082</text:p>
              </table:table-cell>
              <table:table-cell office:value-type="float" office:value="4.08607292">
                <text:p>4.08607292</text:p>
              </table:table-cell>
              <table:table-cell office:value-type="float" office:value="3.31461549">
                <text:p>3.3146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69722222222222">
                <text:p>0</text:p>
              </table:table-cell>
              <table:table-cell office:value-type="float" office:value="4.081">
                <text:p>4.081</text:p>
              </table:table-cell>
              <table:table-cell office:value-type="float" office:value="4.08437395">
                <text:p>4.08437395</text:p>
              </table:table-cell>
              <table:table-cell office:value-type="float" office:value="3.31458831">
                <text:p>3.31458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86388888888889">
                <text:p>0</text:p>
              </table:table-cell>
              <table:table-cell office:value-type="float" office:value="4.079">
                <text:p>4.079</text:p>
              </table:table-cell>
              <table:table-cell office:value-type="float" office:value="4.082798">
                <text:p>4.082798</text:p>
              </table:table-cell>
              <table:table-cell office:value-type="float" office:value="3.3145659">
                <text:p>3.3145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03055555555556">
                <text:p>0</text:p>
              </table:table-cell>
              <table:table-cell office:value-type="float" office:value="4.078">
                <text:p>4.078</text:p>
              </table:table-cell>
              <table:table-cell office:value-type="float" office:value="4.08121014">
                <text:p>4.08121014</text:p>
              </table:table-cell>
              <table:table-cell office:value-type="float" office:value="3.31456256">
                <text:p>3.31456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4.076">
                <text:p>4.076</text:p>
              </table:table-cell>
              <table:table-cell office:value-type="float" office:value="4.07964325">
                <text:p>4.07964325</text:p>
              </table:table-cell>
              <table:table-cell office:value-type="float" office:value="3.31462026">
                <text:p>3.3146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36666666666667">
                <text:p>0</text:p>
              </table:table-cell>
              <table:table-cell office:value-type="float" office:value="4.074">
                <text:p>4.074</text:p>
              </table:table-cell>
              <table:table-cell office:value-type="float" office:value="4.07796001">
                <text:p>4.07796001</text:p>
              </table:table-cell>
              <table:table-cell office:value-type="float" office:value="3.31455731">
                <text:p>3.31455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53611111111111">
                <text:p>0</text:p>
              </table:table-cell>
              <table:table-cell office:value-type="float" office:value="4.074">
                <text:p>4.074</text:p>
              </table:table-cell>
              <table:table-cell office:value-type="float" office:value="4.07645512">
                <text:p>4.07645512</text:p>
              </table:table-cell>
              <table:table-cell office:value-type="float" office:value="3.31457829">
                <text:p>3.31457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0277777777778">
                <text:p>0</text:p>
              </table:table-cell>
              <table:table-cell office:value-type="float" office:value="4.071">
                <text:p>4.071</text:p>
              </table:table-cell>
              <table:table-cell office:value-type="float" office:value="4.07484865">
                <text:p>4.07484865</text:p>
              </table:table-cell>
              <table:table-cell office:value-type="float" office:value="3.31445241">
                <text:p>3.31445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87222222222222">
                <text:p>0</text:p>
              </table:table-cell>
              <table:table-cell office:value-type="float" office:value="4.07">
                <text:p>4.07</text:p>
              </table:table-cell>
              <table:table-cell office:value-type="float" office:value="4.07319069">
                <text:p>4.07319069</text:p>
              </table:table-cell>
              <table:table-cell office:value-type="float" office:value="3.31445456">
                <text:p>3.31445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03888888888889">
                <text:p>0</text:p>
              </table:table-cell>
              <table:table-cell office:value-type="float" office:value="4.068">
                <text:p>4.068</text:p>
              </table:table-cell>
              <table:table-cell office:value-type="float" office:value="4.07166386">
                <text:p>4.07166386</text:p>
              </table:table-cell>
              <table:table-cell office:value-type="float" office:value="3.31452441">
                <text:p>3.31452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20555555555556">
                <text:p>0</text:p>
              </table:table-cell>
              <table:table-cell office:value-type="float" office:value="4.067">
                <text:p>4.067</text:p>
              </table:table-cell>
              <table:table-cell office:value-type="float" office:value="4.07003641">
                <text:p>4.07003641</text:p>
              </table:table-cell>
              <table:table-cell office:value-type="float" office:value="3.31448293">
                <text:p>3.31448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375">
                <text:p>0</text:p>
              </table:table-cell>
              <table:table-cell office:value-type="float" office:value="4.066">
                <text:p>4.066</text:p>
              </table:table-cell>
              <table:table-cell office:value-type="float" office:value="4.06846046">
                <text:p>4.06846046</text:p>
              </table:table-cell>
              <table:table-cell office:value-type="float" office:value="3.31453943">
                <text:p>3.3145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54166666666667">
                <text:p>0</text:p>
              </table:table-cell>
              <table:table-cell office:value-type="float" office:value="4.063">
                <text:p>4.063</text:p>
              </table:table-cell>
              <table:table-cell office:value-type="float" office:value="4.06698561">
                <text:p>4.06698561</text:p>
              </table:table-cell>
              <table:table-cell office:value-type="float" office:value="3.31457591">
                <text:p>3.31457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70833333333333">
                <text:p>0</text:p>
              </table:table-cell>
              <table:table-cell office:value-type="float" office:value="4.062">
                <text:p>4.062</text:p>
              </table:table-cell>
              <table:table-cell office:value-type="float" office:value="4.06534863">
                <text:p>4.06534863</text:p>
              </table:table-cell>
              <table:table-cell office:value-type="float" office:value="3.31459641">
                <text:p>3.31459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87777777777778">
                <text:p>0</text:p>
              </table:table-cell>
              <table:table-cell office:value-type="float" office:value="4.06">
                <text:p>4.06</text:p>
              </table:table-cell>
              <table:table-cell office:value-type="float" office:value="4.06378889">
                <text:p>4.06378889</text:p>
              </table:table-cell>
              <table:table-cell office:value-type="float" office:value="3.31456494">
                <text:p>3.31456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04444444444444">
                <text:p>0</text:p>
              </table:table-cell>
              <table:table-cell office:value-type="float" office:value="4.059">
                <text:p>4.059</text:p>
              </table:table-cell>
              <table:table-cell office:value-type="float" office:value="4.06219387">
                <text:p>4.06219387</text:p>
              </table:table-cell>
              <table:table-cell office:value-type="float" office:value="3.31433558">
                <text:p>3.31433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21388888888889">
                <text:p>0</text:p>
              </table:table-cell>
              <table:table-cell office:value-type="float" office:value="4.058">
                <text:p>4.058</text:p>
              </table:table-cell>
              <table:table-cell office:value-type="float" office:value="4.06065226">
                <text:p>4.06065226</text:p>
              </table:table-cell>
              <table:table-cell office:value-type="float" office:value="3.31447625">
                <text:p>3.31447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38055555555556">
                <text:p>0</text:p>
              </table:table-cell>
              <table:table-cell office:value-type="float" office:value="4.056">
                <text:p>4.056</text:p>
              </table:table-cell>
              <table:table-cell office:value-type="float" office:value="4.05909777">
                <text:p>4.05909777</text:p>
              </table:table-cell>
              <table:table-cell office:value-type="float" office:value="3.31446004">
                <text:p>3.31446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54722222222222">
                <text:p>0</text:p>
              </table:table-cell>
              <table:table-cell office:value-type="float" office:value="4.055">
                <text:p>4.055</text:p>
              </table:table-cell>
              <table:table-cell office:value-type="float" office:value="4.05756521">
                <text:p>4.05756521</text:p>
              </table:table-cell>
              <table:table-cell office:value-type="float" office:value="3.31448245">
                <text:p>3.31448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1666666666667">
                <text:p>0</text:p>
              </table:table-cell>
              <table:table-cell office:value-type="float" office:value="4.052">
                <text:p>4.052</text:p>
              </table:table-cell>
              <table:table-cell office:value-type="float" office:value="4.05602694">
                <text:p>4.05602694</text:p>
              </table:table-cell>
              <table:table-cell office:value-type="float" office:value="3.31441092">
                <text:p>3.3144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8333333333333">
                <text:p>0</text:p>
              </table:table-cell>
              <table:table-cell office:value-type="float" office:value="4.051">
                <text:p>4.051</text:p>
              </table:table-cell>
              <table:table-cell office:value-type="float" office:value="4.05447292">
                <text:p>4.05447292</text:p>
              </table:table-cell>
              <table:table-cell office:value-type="float" office:value="3.31436443">
                <text:p>3.31436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05277777777778">
                <text:p>0</text:p>
              </table:table-cell>
              <table:table-cell office:value-type="float" office:value="4.049">
                <text:p>4.049</text:p>
              </table:table-cell>
              <table:table-cell office:value-type="float" office:value="4.05299711">
                <text:p>4.05299711</text:p>
              </table:table-cell>
              <table:table-cell office:value-type="float" office:value="3.31456804">
                <text:p>3.31456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21944444444445">
                <text:p>0</text:p>
              </table:table-cell>
              <table:table-cell office:value-type="float" office:value="4.048">
                <text:p>4.048</text:p>
              </table:table-cell>
              <table:table-cell office:value-type="float" office:value="4.05147362">
                <text:p>4.05147362</text:p>
              </table:table-cell>
              <table:table-cell office:value-type="float" office:value="3.31449556">
                <text:p>3.31449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38611111111111">
                <text:p>0</text:p>
              </table:table-cell>
              <table:table-cell office:value-type="float" office:value="4.047">
                <text:p>4.047</text:p>
              </table:table-cell>
              <table:table-cell office:value-type="float" office:value="4.04976654">
                <text:p>4.04976654</text:p>
              </table:table-cell>
              <table:table-cell office:value-type="float" office:value="3.31435871">
                <text:p>3.31435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55555555555556">
                <text:p>0</text:p>
              </table:table-cell>
              <table:table-cell office:value-type="float" office:value="4.045">
                <text:p>4.045</text:p>
              </table:table-cell>
              <table:table-cell office:value-type="float" office:value="4.04831505">
                <text:p>4.04831505</text:p>
              </table:table-cell>
              <table:table-cell office:value-type="float" office:value="3.31449914">
                <text:p>3.31449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2222222222222">
                <text:p>0</text:p>
              </table:table-cell>
              <table:table-cell office:value-type="float" office:value="4.044">
                <text:p>4.044</text:p>
              </table:table-cell>
              <table:table-cell office:value-type="float" office:value="4.04690647">
                <text:p>4.04690647</text:p>
              </table:table-cell>
              <table:table-cell office:value-type="float" office:value="3.31451225">
                <text:p>3.3145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88888888888889">
                <text:p>0</text:p>
              </table:table-cell>
              <table:table-cell office:value-type="float" office:value="4.043">
                <text:p>4.043</text:p>
              </table:table-cell>
              <table:table-cell office:value-type="float" office:value="4.04536343">
                <text:p>4.04536343</text:p>
              </table:table-cell>
              <table:table-cell office:value-type="float" office:value="3.31450558">
                <text:p>3.31450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05833333333333">
                <text:p>0</text:p>
              </table:table-cell>
              <table:table-cell office:value-type="float" office:value="4.04">
                <text:p>4.04</text:p>
              </table:table-cell>
              <table:table-cell office:value-type="float" office:value="4.04382229">
                <text:p>4.04382229</text:p>
              </table:table-cell>
              <table:table-cell office:value-type="float" office:value="3.31444907">
                <text:p>3.31444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225">
                <text:p>0</text:p>
              </table:table-cell>
              <table:table-cell office:value-type="float" office:value="4.04">
                <text:p>4.04</text:p>
              </table:table-cell>
              <table:table-cell office:value-type="float" office:value="4.04234886">
                <text:p>4.04234886</text:p>
              </table:table-cell>
              <table:table-cell office:value-type="float" office:value="3.31443977">
                <text:p>3.3144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39444444444444">
                <text:p>0</text:p>
              </table:table-cell>
              <table:table-cell office:value-type="float" office:value="4.039">
                <text:p>4.039</text:p>
              </table:table-cell>
              <table:table-cell office:value-type="float" office:value="4.04082203">
                <text:p>4.04082203</text:p>
              </table:table-cell>
              <table:table-cell office:value-type="float" office:value="3.31444931">
                <text:p>3.31444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56111111111111">
                <text:p>0</text:p>
              </table:table-cell>
              <table:table-cell office:value-type="float" office:value="4.036">
                <text:p>4.036</text:p>
              </table:table-cell>
              <table:table-cell office:value-type="float" office:value="4.03931284">
                <text:p>4.03931284</text:p>
              </table:table-cell>
              <table:table-cell office:value-type="float" office:value="3.31443286">
                <text:p>3.31443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72777777777778">
                <text:p>0</text:p>
              </table:table-cell>
              <table:table-cell office:value-type="float" office:value="4.035">
                <text:p>4.035</text:p>
              </table:table-cell>
              <table:table-cell office:value-type="float" office:value="4.03783178">
                <text:p>4.03783178</text:p>
              </table:table-cell>
              <table:table-cell office:value-type="float" office:value="3.31430793">
                <text:p>3.31430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89722222222222">
                <text:p>0</text:p>
              </table:table-cell>
              <table:table-cell office:value-type="float" office:value="4.035">
                <text:p>4.035</text:p>
              </table:table-cell>
              <table:table-cell office:value-type="float" office:value="4.03627396">
                <text:p>4.03627396</text:p>
              </table:table-cell>
              <table:table-cell office:value-type="float" office:value="3.31430364">
                <text:p>3.31430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0638888888889">
                <text:p/>
              </table:table-cell>
              <table:table-cell office:value-type="float" office:value="4.029">
                <text:p>4.029</text:p>
              </table:table-cell>
              <table:table-cell office:value-type="float" office:value="4.03483295">
                <text:p>4.03483295</text:p>
              </table:table-cell>
              <table:table-cell office:value-type="float" office:value="3.31431866">
                <text:p>3.3143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2333333333333">
                <text:p/>
              </table:table-cell>
              <table:table-cell office:value-type="float" office:value="4.031">
                <text:p>4.031</text:p>
              </table:table-cell>
              <table:table-cell office:value-type="float" office:value="4.03334665">
                <text:p>4.03334665</text:p>
              </table:table-cell>
              <table:table-cell office:value-type="float" office:value="3.31441379">
                <text:p>3.3144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4.028">
                <text:p>4.028</text:p>
              </table:table-cell>
              <table:table-cell office:value-type="float" office:value="4.03192568">
                <text:p>4.03192568</text:p>
              </table:table-cell>
              <table:table-cell office:value-type="float" office:value="3.3143816">
                <text:p>3.3143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5666666666667">
                <text:p/>
              </table:table-cell>
              <table:table-cell office:value-type="float" office:value="4.027">
                <text:p>4.027</text:p>
              </table:table-cell>
              <table:table-cell office:value-type="float" office:value="4.03044891">
                <text:p>4.03044891</text:p>
              </table:table-cell>
              <table:table-cell office:value-type="float" office:value="3.31431508">
                <text:p>3.3143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7361111111111">
                <text:p/>
              </table:table-cell>
              <table:table-cell office:value-type="float" office:value="4.025">
                <text:p>4.025</text:p>
              </table:table-cell>
              <table:table-cell office:value-type="float" office:value="4.02889395">
                <text:p>4.02889395</text:p>
              </table:table-cell>
              <table:table-cell office:value-type="float" office:value="3.3142612">
                <text:p>3.3142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9027777777778">
                <text:p/>
              </table:table-cell>
              <table:table-cell office:value-type="float" office:value="4.024">
                <text:p>4.024</text:p>
              </table:table-cell>
              <table:table-cell office:value-type="float" office:value="4.02739859">
                <text:p>4.02739859</text:p>
              </table:table-cell>
              <table:table-cell office:value-type="float" office:value="3.31433582">
                <text:p>3.31433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0694444444444">
                <text:p/>
              </table:table-cell>
              <table:table-cell office:value-type="float" office:value="4.022">
                <text:p>4.022</text:p>
              </table:table-cell>
              <table:table-cell office:value-type="float" office:value="4.02600622">
                <text:p>4.02600622</text:p>
              </table:table-cell>
              <table:table-cell office:value-type="float" office:value="3.31425905">
                <text:p>3.31425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2388888888889">
                <text:p/>
              </table:table-cell>
              <table:table-cell office:value-type="float" office:value="4.021">
                <text:p>4.021</text:p>
              </table:table-cell>
              <table:table-cell office:value-type="float" office:value="4.02437115">
                <text:p>4.02437115</text:p>
              </table:table-cell>
              <table:table-cell office:value-type="float" office:value="3.31417108">
                <text:p>3.31417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4055555555556">
                <text:p/>
              </table:table-cell>
              <table:table-cell office:value-type="float" office:value="4.02">
                <text:p>4.02</text:p>
              </table:table-cell>
              <table:table-cell office:value-type="float" office:value="4.02310133">
                <text:p>4.02310133</text:p>
              </table:table-cell>
              <table:table-cell office:value-type="float" office:value="3.31441569">
                <text:p>3.3144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575">
                <text:p/>
              </table:table-cell>
              <table:table-cell office:value-type="float" office:value="4.018">
                <text:p>4.018</text:p>
              </table:table-cell>
              <table:table-cell office:value-type="float" office:value="4.02152348">
                <text:p>4.02152348</text:p>
              </table:table-cell>
              <table:table-cell office:value-type="float" office:value="3.31419158">
                <text:p>3.31419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7416666666667">
                <text:p/>
              </table:table-cell>
              <table:table-cell office:value-type="float" office:value="4.014">
                <text:p>4.014</text:p>
              </table:table-cell>
              <table:table-cell office:value-type="float" office:value="4.0200491">
                <text:p>4.0200491</text:p>
              </table:table-cell>
              <table:table-cell office:value-type="float" office:value="3.31410933">
                <text:p>3.31410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9083333333333">
                <text:p/>
              </table:table-cell>
              <table:table-cell office:value-type="float" office:value="4.013">
                <text:p>4.013</text:p>
              </table:table-cell>
              <table:table-cell office:value-type="float" office:value="4.01852274">
                <text:p>4.01852274</text:p>
              </table:table-cell>
              <table:table-cell office:value-type="float" office:value="3.31396794">
                <text:p>3.31396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0777777777778">
                <text:p/>
              </table:table-cell>
              <table:table-cell office:value-type="float" office:value="4.01">
                <text:p>4.01</text:p>
              </table:table-cell>
              <table:table-cell office:value-type="float" office:value="4.01662207">
                <text:p>4.01662207</text:p>
              </table:table-cell>
              <table:table-cell office:value-type="float" office:value="3.31366754">
                <text:p>3.31366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2444444444444">
                <text:p/>
              </table:table-cell>
              <table:table-cell office:value-type="float" office:value="4.012">
                <text:p>4.012</text:p>
              </table:table-cell>
              <table:table-cell office:value-type="float" office:value="4.01571035">
                <text:p>4.01571035</text:p>
              </table:table-cell>
              <table:table-cell office:value-type="float" office:value="3.31411171">
                <text:p>3.3141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4138888888889">
                <text:p/>
              </table:table-cell>
              <table:table-cell office:value-type="float" office:value="4.01">
                <text:p>4.01</text:p>
              </table:table-cell>
              <table:table-cell office:value-type="float" office:value="4.014359">
                <text:p>4.014359</text:p>
              </table:table-cell>
              <table:table-cell office:value-type="float" office:value="3.31447721">
                <text:p>3.31447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5805555555556">
                <text:p/>
              </table:table-cell>
              <table:table-cell office:value-type="float" office:value="4.009">
                <text:p>4.009</text:p>
              </table:table-cell>
              <table:table-cell office:value-type="float" office:value="4.01275158">
                <text:p>4.01275158</text:p>
              </table:table-cell>
              <table:table-cell office:value-type="float" office:value="3.31424165">
                <text:p>3.31424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7472222222222">
                <text:p/>
              </table:table-cell>
              <table:table-cell office:value-type="float" office:value="4.008">
                <text:p>4.008</text:p>
              </table:table-cell>
              <table:table-cell office:value-type="float" office:value="4.011415">
                <text:p>4.011415</text:p>
              </table:table-cell>
              <table:table-cell office:value-type="float" office:value="3.31447625">
                <text:p>3.31447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9166666666667">
                <text:p/>
              </table:table-cell>
              <table:table-cell office:value-type="float" office:value="4.008">
                <text:p>4.008</text:p>
              </table:table-cell>
              <table:table-cell office:value-type="float" office:value="4.00995016">
                <text:p>4.00995016</text:p>
              </table:table-cell>
              <table:table-cell office:value-type="float" office:value="3.31433249">
                <text:p>3.31433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0833333333333">
                <text:p/>
              </table:table-cell>
              <table:table-cell office:value-type="float" office:value="4.006">
                <text:p>4.006</text:p>
              </table:table-cell>
              <table:table-cell office:value-type="float" office:value="4.00831747">
                <text:p>4.00831747</text:p>
              </table:table-cell>
              <table:table-cell office:value-type="float" office:value="3.31404471">
                <text:p>3.31404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2527777777778">
                <text:p/>
              </table:table-cell>
              <table:table-cell office:value-type="float" office:value="4.004">
                <text:p>4.004</text:p>
              </table:table-cell>
              <table:table-cell office:value-type="float" office:value="4.0068078">
                <text:p>4.0068078</text:p>
              </table:table-cell>
              <table:table-cell office:value-type="float" office:value="3.31417513">
                <text:p>3.31417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4194444444444">
                <text:p/>
              </table:table-cell>
              <table:table-cell office:value-type="float" office:value="4.004">
                <text:p>4.004</text:p>
              </table:table-cell>
              <table:table-cell office:value-type="float" office:value="4.00556183">
                <text:p>4.00556183</text:p>
              </table:table-cell>
              <table:table-cell office:value-type="float" office:value="3.31420279">
                <text:p>3.3142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5861111111111">
                <text:p/>
              </table:table-cell>
              <table:table-cell office:value-type="float" office:value="4.001">
                <text:p>4.001</text:p>
              </table:table-cell>
              <table:table-cell office:value-type="float" office:value="4.00410557">
                <text:p>4.00410557</text:p>
              </table:table-cell>
              <table:table-cell office:value-type="float" office:value="3.31413174">
                <text:p>3.31413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7555555555556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.0026207">
                <text:p>4.0026207</text:p>
              </table:table-cell>
              <table:table-cell office:value-type="float" office:value="3.31424236">
                <text:p>3.31424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9222222222222">
                <text:p/>
              </table:table-cell>
              <table:table-cell office:value-type="float" office:value="3.998">
                <text:p>3.998</text:p>
              </table:table-cell>
              <table:table-cell office:value-type="float" office:value="4.00162363">
                <text:p>4.00162363</text:p>
              </table:table-cell>
              <table:table-cell office:value-type="float" office:value="3.3146677">
                <text:p>3.314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0888888888889">
                <text:p/>
              </table:table-cell>
              <table:table-cell office:value-type="float" office:value="3.997">
                <text:p>3.997</text:p>
              </table:table-cell>
              <table:table-cell office:value-type="float" office:value="3.9996624">
                <text:p>3.9996624</text:p>
              </table:table-cell>
              <table:table-cell office:value-type="float" office:value="3.31425333">
                <text:p>3.31425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2583333333333">
                <text:p/>
              </table:table-cell>
              <table:table-cell office:value-type="float" office:value="3.995">
                <text:p>3.995</text:p>
              </table:table-cell>
              <table:table-cell office:value-type="float" office:value="3.99822426">
                <text:p>3.99822426</text:p>
              </table:table-cell>
              <table:table-cell office:value-type="float" office:value="3.31425071">
                <text:p>3.31425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425">
                <text:p/>
              </table:table-cell>
              <table:table-cell office:value-type="float" office:value="3.994">
                <text:p>3.994</text:p>
              </table:table-cell>
              <table:table-cell office:value-type="float" office:value="3.99677515">
                <text:p>3.99677515</text:p>
              </table:table-cell>
              <table:table-cell office:value-type="float" office:value="3.31418753">
                <text:p>3.31418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5944444444444">
                <text:p/>
              </table:table-cell>
              <table:table-cell office:value-type="float" office:value="3.993">
                <text:p>3.993</text:p>
              </table:table-cell>
              <table:table-cell office:value-type="float" office:value="3.99538589">
                <text:p>3.99538589</text:p>
              </table:table-cell>
              <table:table-cell office:value-type="float" office:value="3.31429482">
                <text:p>3.31429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7611111111111">
                <text:p/>
              </table:table-cell>
              <table:table-cell office:value-type="float" office:value="3.991">
                <text:p>3.991</text:p>
              </table:table-cell>
              <table:table-cell office:value-type="float" office:value="3.99394798">
                <text:p>3.99394798</text:p>
              </table:table-cell>
              <table:table-cell office:value-type="float" office:value="3.3142395">
                <text:p>3.3142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9277777777778">
                <text:p/>
              </table:table-cell>
              <table:table-cell office:value-type="float" office:value="3.99">
                <text:p>3.99</text:p>
              </table:table-cell>
              <table:table-cell office:value-type="float" office:value="3.99249721">
                <text:p>3.99249721</text:p>
              </table:table-cell>
              <table:table-cell office:value-type="float" office:value="3.31423068">
                <text:p>3.31423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0972222222222">
                <text:p/>
              </table:table-cell>
              <table:table-cell office:value-type="float" office:value="3.989">
                <text:p>3.989</text:p>
              </table:table-cell>
              <table:table-cell office:value-type="float" office:value="3.99095964">
                <text:p>3.99095964</text:p>
              </table:table-cell>
              <table:table-cell office:value-type="float" office:value="3.31409812">
                <text:p>3.31409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2638888888889">
                <text:p/>
              </table:table-cell>
              <table:table-cell office:value-type="float" office:value="3.987">
                <text:p>3.987</text:p>
              </table:table-cell>
              <table:table-cell office:value-type="float" office:value="3.98957324">
                <text:p>3.98957324</text:p>
              </table:table-cell>
              <table:table-cell office:value-type="float" office:value="3.3142159">
                <text:p>3.314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4333333333333">
                <text:p/>
              </table:table-cell>
              <table:table-cell office:value-type="float" office:value="3.983">
                <text:p>3.983</text:p>
              </table:table-cell>
              <table:table-cell office:value-type="float" office:value="3.98813128">
                <text:p>3.98813128</text:p>
              </table:table-cell>
              <table:table-cell office:value-type="float" office:value="3.31415629">
                <text:p>3.31415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6">
                <text:p/>
              </table:table-cell>
              <table:table-cell office:value-type="float" office:value="3.985">
                <text:p>3.985</text:p>
              </table:table-cell>
              <table:table-cell office:value-type="float" office:value="3.98666811">
                <text:p>3.98666811</text:p>
              </table:table-cell>
              <table:table-cell office:value-type="float" office:value="3.31420565">
                <text:p>3.31420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7666666666667">
                <text:p/>
              </table:table-cell>
              <table:table-cell office:value-type="float" office:value="3.983">
                <text:p>3.983</text:p>
              </table:table-cell>
              <table:table-cell office:value-type="float" office:value="3.98521209">
                <text:p>3.98521209</text:p>
              </table:table-cell>
              <table:table-cell office:value-type="float" office:value="3.31410265">
                <text:p>3.31410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9361111111111">
                <text:p/>
              </table:table-cell>
              <table:table-cell office:value-type="float" office:value="3.982">
                <text:p>3.982</text:p>
              </table:table-cell>
              <table:table-cell office:value-type="float" office:value="3.9836154">
                <text:p>3.9836154</text:p>
              </table:table-cell>
              <table:table-cell office:value-type="float" office:value="3.31393695">
                <text:p>3.31393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1027777777778">
                <text:p/>
              </table:table-cell>
              <table:table-cell office:value-type="float" office:value="3.981">
                <text:p>3.981</text:p>
              </table:table-cell>
              <table:table-cell office:value-type="float" office:value="3.98223162">
                <text:p>3.98223162</text:p>
              </table:table-cell>
              <table:table-cell office:value-type="float" office:value="3.31405306">
                <text:p>3.3140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2722222222222">
                <text:p/>
              </table:table-cell>
              <table:table-cell office:value-type="float" office:value="3.979">
                <text:p>3.979</text:p>
              </table:table-cell>
              <table:table-cell office:value-type="float" office:value="3.98089385">
                <text:p>3.98089385</text:p>
              </table:table-cell>
              <table:table-cell office:value-type="float" office:value="3.31411004">
                <text:p>3.3141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4388888888889">
                <text:p/>
              </table:table-cell>
              <table:table-cell office:value-type="float" office:value="3.975">
                <text:p>3.975</text:p>
              </table:table-cell>
              <table:table-cell office:value-type="float" office:value="3.97950721">
                <text:p>3.97950721</text:p>
              </table:table-cell>
              <table:table-cell office:value-type="float" office:value="3.31411767">
                <text:p>3.3141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6055555555556">
                <text:p/>
              </table:table-cell>
              <table:table-cell office:value-type="float" office:value="3.975">
                <text:p>3.975</text:p>
              </table:table-cell>
              <table:table-cell office:value-type="float" office:value="3.9780159">
                <text:p>3.9780159</text:p>
              </table:table-cell>
              <table:table-cell office:value-type="float" office:value="3.31417036">
                <text:p>3.31417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775">
                <text:p/>
              </table:table-cell>
              <table:table-cell office:value-type="float" office:value="3.971">
                <text:p>3.971</text:p>
              </table:table-cell>
              <table:table-cell office:value-type="float" office:value="3.97660041">
                <text:p>3.97660041</text:p>
              </table:table-cell>
              <table:table-cell office:value-type="float" office:value="3.31405759">
                <text:p>3.31405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9416666666667">
                <text:p/>
              </table:table-cell>
              <table:table-cell office:value-type="float" office:value="3.974">
                <text:p>3.974</text:p>
              </table:table-cell>
              <table:table-cell office:value-type="float" office:value="3.97515988">
                <text:p>3.97515988</text:p>
              </table:table-cell>
              <table:table-cell office:value-type="float" office:value="3.31411791">
                <text:p>3.3141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1111111111111">
                <text:p/>
              </table:table-cell>
              <table:table-cell office:value-type="float" office:value="3.971">
                <text:p>3.971</text:p>
              </table:table-cell>
              <table:table-cell office:value-type="float" office:value="3.9737649">
                <text:p>3.9737649</text:p>
              </table:table-cell>
              <table:table-cell office:value-type="float" office:value="3.31406856">
                <text:p>3.31406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2777777777778">
                <text:p/>
              </table:table-cell>
              <table:table-cell office:value-type="float" office:value="3.967">
                <text:p>3.967</text:p>
              </table:table-cell>
              <table:table-cell office:value-type="float" office:value="3.97231174">
                <text:p>3.97231174</text:p>
              </table:table-cell>
              <table:table-cell office:value-type="float" office:value="3.31413388">
                <text:p>3.31413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4444444444444">
                <text:p/>
              </table:table-cell>
              <table:table-cell office:value-type="float" office:value="3.968">
                <text:p>3.968</text:p>
              </table:table-cell>
              <table:table-cell office:value-type="float" office:value="3.9709537">
                <text:p>3.9709537</text:p>
              </table:table-cell>
              <table:table-cell office:value-type="float" office:value="3.31402373">
                <text:p>3.3140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6138888888889">
                <text:p/>
              </table:table-cell>
              <table:table-cell office:value-type="float" office:value="3.964">
                <text:p>3.964</text:p>
              </table:table-cell>
              <table:table-cell office:value-type="float" office:value="3.96950531">
                <text:p>3.96950531</text:p>
              </table:table-cell>
              <table:table-cell office:value-type="float" office:value="3.31400347">
                <text:p>3.31400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7805555555556">
                <text:p/>
              </table:table-cell>
              <table:table-cell office:value-type="float" office:value="3.963">
                <text:p>3.963</text:p>
              </table:table-cell>
              <table:table-cell office:value-type="float" office:value="3.96814704">
                <text:p>3.96814704</text:p>
              </table:table-cell>
              <table:table-cell office:value-type="float" office:value="3.31406379">
                <text:p>3.3140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9472222222222">
                <text:p/>
              </table:table-cell>
              <table:table-cell office:value-type="float" office:value="3.963">
                <text:p>3.963</text:p>
              </table:table-cell>
              <table:table-cell office:value-type="float" office:value="3.96664977">
                <text:p>3.96664977</text:p>
              </table:table-cell>
              <table:table-cell office:value-type="float" office:value="3.31395841">
                <text:p>3.31395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1166666666667">
                <text:p/>
              </table:table-cell>
              <table:table-cell office:value-type="float" office:value="3.962">
                <text:p>3.962</text:p>
              </table:table-cell>
              <table:table-cell office:value-type="float" office:value="3.96523786">
                <text:p>3.96523786</text:p>
              </table:table-cell>
              <table:table-cell office:value-type="float" office:value="3.31390572">
                <text:p>3.31390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2833333333333">
                <text:p/>
              </table:table-cell>
              <table:table-cell office:value-type="float" office:value="3.96">
                <text:p>3.96</text:p>
              </table:table-cell>
              <table:table-cell office:value-type="float" office:value="3.9637382">
                <text:p>3.9637382</text:p>
              </table:table-cell>
              <table:table-cell office:value-type="float" office:value="3.31384659">
                <text:p>3.31384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4527777777778">
                <text:p/>
              </table:table-cell>
              <table:table-cell office:value-type="float" office:value="3.956">
                <text:p>3.956</text:p>
              </table:table-cell>
              <table:table-cell office:value-type="float" office:value="3.96235371">
                <text:p>3.96235371</text:p>
              </table:table-cell>
              <table:table-cell office:value-type="float" office:value="3.31399226">
                <text:p>3.31399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6194444444444">
                <text:p/>
              </table:table-cell>
              <table:table-cell office:value-type="float" office:value="3.955">
                <text:p>3.955</text:p>
              </table:table-cell>
              <table:table-cell office:value-type="float" office:value="3.96093059">
                <text:p>3.96093059</text:p>
              </table:table-cell>
              <table:table-cell office:value-type="float" office:value="3.31394291">
                <text:p>3.31394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7861111111111">
                <text:p/>
              </table:table-cell>
              <table:table-cell office:value-type="float" office:value="3.954">
                <text:p>3.954</text:p>
              </table:table-cell>
              <table:table-cell office:value-type="float" office:value="3.95951796">
                <text:p>3.95951796</text:p>
              </table:table-cell>
              <table:table-cell office:value-type="float" office:value="3.31386209">
                <text:p>3.31386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9555555555556">
                <text:p/>
              </table:table-cell>
              <table:table-cell office:value-type="float" office:value="3.952">
                <text:p>3.952</text:p>
              </table:table-cell>
              <table:table-cell office:value-type="float" office:value="3.95807385">
                <text:p>3.95807385</text:p>
              </table:table-cell>
              <table:table-cell office:value-type="float" office:value="3.31394172">
                <text:p>3.31394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1222222222222">
                <text:p/>
              </table:table-cell>
              <table:table-cell office:value-type="float" office:value="3.951">
                <text:p>3.951</text:p>
              </table:table-cell>
              <table:table-cell office:value-type="float" office:value="3.95665383">
                <text:p>3.95665383</text:p>
              </table:table-cell>
              <table:table-cell office:value-type="float" office:value="3.31393218">
                <text:p>3.31393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2888888888889">
                <text:p/>
              </table:table-cell>
              <table:table-cell office:value-type="float" office:value="3.952">
                <text:p>3.952</text:p>
              </table:table-cell>
              <table:table-cell office:value-type="float" office:value="3.95532513">
                <text:p>3.95532513</text:p>
              </table:table-cell>
              <table:table-cell office:value-type="float" office:value="3.31395173">
                <text:p>3.31395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4583333333333">
                <text:p/>
              </table:table-cell>
              <table:table-cell office:value-type="float" office:value="3.948">
                <text:p>3.948</text:p>
              </table:table-cell>
              <table:table-cell office:value-type="float" office:value="3.95386839">
                <text:p>3.95386839</text:p>
              </table:table-cell>
              <table:table-cell office:value-type="float" office:value="3.31384802">
                <text:p>3.31384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625">
                <text:p/>
              </table:table-cell>
              <table:table-cell office:value-type="float" office:value="3.947">
                <text:p>3.947</text:p>
              </table:table-cell>
              <table:table-cell office:value-type="float" office:value="3.95246506">
                <text:p>3.95246506</text:p>
              </table:table-cell>
              <table:table-cell office:value-type="float" office:value="3.31397367">
                <text:p>3.31397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7944444444444">
                <text:p/>
              </table:table-cell>
              <table:table-cell office:value-type="float" office:value="3.946">
                <text:p>3.946</text:p>
              </table:table-cell>
              <table:table-cell office:value-type="float" office:value="3.9510777">
                <text:p>3.9510777</text:p>
              </table:table-cell>
              <table:table-cell office:value-type="float" office:value="3.31384873">
                <text:p>3.31384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9611111111111">
                <text:p/>
              </table:table-cell>
              <table:table-cell office:value-type="float" office:value="3.947">
                <text:p>3.947</text:p>
              </table:table-cell>
              <table:table-cell office:value-type="float" office:value="3.94976974">
                <text:p>3.94976974</text:p>
              </table:table-cell>
              <table:table-cell office:value-type="float" office:value="3.31391716">
                <text:p>3.3139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1277777777778">
                <text:p/>
              </table:table-cell>
              <table:table-cell office:value-type="float" office:value="3.945">
                <text:p>3.945</text:p>
              </table:table-cell>
              <table:table-cell office:value-type="float" office:value="3.94818163">
                <text:p>3.94818163</text:p>
              </table:table-cell>
              <table:table-cell office:value-type="float" office:value="3.3138504">
                <text:p>3.3138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2972222222222">
                <text:p/>
              </table:table-cell>
              <table:table-cell office:value-type="float" office:value="3.941">
                <text:p>3.941</text:p>
              </table:table-cell>
              <table:table-cell office:value-type="float" office:value="3.94686604">
                <text:p>3.94686604</text:p>
              </table:table-cell>
              <table:table-cell office:value-type="float" office:value="3.31381321">
                <text:p>3.3138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4638888888889">
                <text:p/>
              </table:table-cell>
              <table:table-cell office:value-type="float" office:value="3.94">
                <text:p>3.94</text:p>
              </table:table-cell>
              <table:table-cell office:value-type="float" office:value="3.94544601">
                <text:p>3.94544601</text:p>
              </table:table-cell>
              <table:table-cell office:value-type="float" office:value="3.31375623">
                <text:p>3.31375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6333333333333">
                <text:p/>
              </table:table-cell>
              <table:table-cell office:value-type="float" office:value="3.939">
                <text:p>3.939</text:p>
              </table:table-cell>
              <table:table-cell office:value-type="float" office:value="3.94406652">
                <text:p>3.94406652</text:p>
              </table:table-cell>
              <table:table-cell office:value-type="float" office:value="3.3137331">
                <text:p>3.313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8">
                <text:p/>
              </table:table-cell>
              <table:table-cell office:value-type="float" office:value="3.94">
                <text:p>3.94</text:p>
              </table:table-cell>
              <table:table-cell office:value-type="float" office:value="3.94267082">
                <text:p>3.94267082</text:p>
              </table:table-cell>
              <table:table-cell office:value-type="float" office:value="3.31378531">
                <text:p>3.31378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9666666666667">
                <text:p/>
              </table:table-cell>
              <table:table-cell office:value-type="float" office:value="3.939">
                <text:p>3.939</text:p>
              </table:table-cell>
              <table:table-cell office:value-type="float" office:value="3.94138455">
                <text:p>3.94138455</text:p>
              </table:table-cell>
              <table:table-cell office:value-type="float" office:value="3.31391978">
                <text:p>3.3139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1361111111111">
                <text:p/>
              </table:table-cell>
              <table:table-cell office:value-type="float" office:value="3.935">
                <text:p>3.935</text:p>
              </table:table-cell>
              <table:table-cell office:value-type="float" office:value="3.939924">
                <text:p>3.939924</text:p>
              </table:table-cell>
              <table:table-cell office:value-type="float" office:value="3.31378841">
                <text:p>3.31378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3027777777778">
                <text:p/>
              </table:table-cell>
              <table:table-cell office:value-type="float" office:value="3.933">
                <text:p>3.933</text:p>
              </table:table-cell>
              <table:table-cell office:value-type="float" office:value="3.93849611">
                <text:p>3.93849611</text:p>
              </table:table-cell>
              <table:table-cell office:value-type="float" office:value="3.31377077">
                <text:p>3.31377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4694444444444">
                <text:p/>
              </table:table-cell>
              <table:table-cell office:value-type="float" office:value="3.932">
                <text:p>3.932</text:p>
              </table:table-cell>
              <table:table-cell office:value-type="float" office:value="3.93704462">
                <text:p>3.93704462</text:p>
              </table:table-cell>
              <table:table-cell office:value-type="float" office:value="3.31374788">
                <text:p>3.31374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6388888888889">
                <text:p/>
              </table:table-cell>
              <table:table-cell office:value-type="float" office:value="3.933">
                <text:p>3.933</text:p>
              </table:table-cell>
              <table:table-cell office:value-type="float" office:value="3.93569136">
                <text:p>3.93569136</text:p>
              </table:table-cell>
              <table:table-cell office:value-type="float" office:value="3.31380224">
                <text:p>3.3138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8055555555556">
                <text:p/>
              </table:table-cell>
              <table:table-cell office:value-type="float" office:value="3.929">
                <text:p>3.929</text:p>
              </table:table-cell>
              <table:table-cell office:value-type="float" office:value="3.93438029">
                <text:p>3.93438029</text:p>
              </table:table-cell>
              <table:table-cell office:value-type="float" office:value="3.31387615">
                <text:p>3.31387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975">
                <text:p/>
              </table:table-cell>
              <table:table-cell office:value-type="float" office:value="3.931">
                <text:p>3.931</text:p>
              </table:table-cell>
              <table:table-cell office:value-type="float" office:value="3.93300939">
                <text:p>3.93300939</text:p>
              </table:table-cell>
              <table:table-cell office:value-type="float" office:value="3.31384325">
                <text:p>3.3138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1416666666667">
                <text:p/>
              </table:table-cell>
              <table:table-cell office:value-type="float" office:value="3.929">
                <text:p>3.929</text:p>
              </table:table-cell>
              <table:table-cell office:value-type="float" office:value="3.93159342">
                <text:p>3.93159342</text:p>
              </table:table-cell>
              <table:table-cell office:value-type="float" office:value="3.3138299">
                <text:p>3.3138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3083333333333">
                <text:p/>
              </table:table-cell>
              <table:table-cell office:value-type="float" office:value="3.925">
                <text:p>3.925</text:p>
              </table:table-cell>
              <table:table-cell office:value-type="float" office:value="3.93014002">
                <text:p>3.93014002</text:p>
              </table:table-cell>
              <table:table-cell office:value-type="float" office:value="3.31383419">
                <text:p>3.3138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4777777777778">
                <text:p/>
              </table:table-cell>
              <table:table-cell office:value-type="float" office:value="3.924">
                <text:p>3.924</text:p>
              </table:table-cell>
              <table:table-cell office:value-type="float" office:value="3.92878938">
                <text:p>3.92878938</text:p>
              </table:table-cell>
              <table:table-cell office:value-type="float" office:value="3.31373191">
                <text:p>3.31373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6444444444444">
                <text:p/>
              </table:table-cell>
              <table:table-cell office:value-type="float" office:value="3.923">
                <text:p>3.923</text:p>
              </table:table-cell>
              <table:table-cell office:value-type="float" office:value="3.927495">
                <text:p>3.927495</text:p>
              </table:table-cell>
              <table:table-cell office:value-type="float" office:value="3.31382108">
                <text:p>3.3138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8138888888889">
                <text:p/>
              </table:table-cell>
              <table:table-cell office:value-type="float" office:value="3.924">
                <text:p>3.924</text:p>
              </table:table-cell>
              <table:table-cell office:value-type="float" office:value="3.92609239">
                <text:p>3.92609239</text:p>
              </table:table-cell>
              <table:table-cell office:value-type="float" office:value="3.31380582">
                <text:p>3.31380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9805555555556">
                <text:p/>
              </table:table-cell>
              <table:table-cell office:value-type="float" office:value="3.92">
                <text:p>3.92</text:p>
              </table:table-cell>
              <table:table-cell office:value-type="float" office:value="3.92464137">
                <text:p>3.92464137</text:p>
              </table:table-cell>
              <table:table-cell office:value-type="float" office:value="3.31370091">
                <text:p>3.31370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1472222222222">
                <text:p/>
              </table:table-cell>
              <table:table-cell office:value-type="float" office:value="3.92">
                <text:p>3.92</text:p>
              </table:table-cell>
              <table:table-cell office:value-type="float" office:value="3.9232738">
                <text:p>3.9232738</text:p>
              </table:table-cell>
              <table:table-cell office:value-type="float" office:value="3.31367588">
                <text:p>3.31367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3166666666667">
                <text:p/>
              </table:table-cell>
              <table:table-cell office:value-type="float" office:value="3.92">
                <text:p>3.92</text:p>
              </table:table-cell>
              <table:table-cell office:value-type="float" office:value="3.92180824">
                <text:p>3.92180824</text:p>
              </table:table-cell>
              <table:table-cell office:value-type="float" office:value="3.31366682">
                <text:p>3.31366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4833333333333">
                <text:p/>
              </table:table-cell>
              <table:table-cell office:value-type="float" office:value="3.918">
                <text:p>3.918</text:p>
              </table:table-cell>
              <table:table-cell office:value-type="float" office:value="3.92060161">
                <text:p>3.92060161</text:p>
              </table:table-cell>
              <table:table-cell office:value-type="float" office:value="3.313802">
                <text:p>3.31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65">
                <text:p/>
              </table:table-cell>
              <table:table-cell office:value-type="float" office:value="3.917">
                <text:p>3.917</text:p>
              </table:table-cell>
              <table:table-cell office:value-type="float" office:value="3.91906166">
                <text:p>3.91906166</text:p>
              </table:table-cell>
              <table:table-cell office:value-type="float" office:value="3.31372571">
                <text:p>3.31372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8194444444444">
                <text:p/>
              </table:table-cell>
              <table:table-cell office:value-type="float" office:value="3.913">
                <text:p>3.913</text:p>
              </table:table-cell>
              <table:table-cell office:value-type="float" office:value="3.91774607">
                <text:p>3.91774607</text:p>
              </table:table-cell>
              <table:table-cell office:value-type="float" office:value="3.3136735">
                <text:p>3.3136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9861111111111">
                <text:p/>
              </table:table-cell>
              <table:table-cell office:value-type="float" office:value="3.916">
                <text:p>3.916</text:p>
              </table:table-cell>
              <table:table-cell office:value-type="float" office:value="3.91632986">
                <text:p>3.91632986</text:p>
              </table:table-cell>
              <table:table-cell office:value-type="float" office:value="3.31362772">
                <text:p>3.3136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1555555555556">
                <text:p/>
              </table:table-cell>
              <table:table-cell office:value-type="float" office:value="3.91">
                <text:p>3.91</text:p>
              </table:table-cell>
              <table:table-cell office:value-type="float" office:value="3.91495824">
                <text:p>3.91495824</text:p>
              </table:table-cell>
              <table:table-cell office:value-type="float" office:value="3.31362295">
                <text:p>3.3136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3222222222222">
                <text:p/>
              </table:table-cell>
              <table:table-cell office:value-type="float" office:value="3.91">
                <text:p>3.91</text:p>
              </table:table-cell>
              <table:table-cell office:value-type="float" office:value="3.9136498">
                <text:p>3.9136498</text:p>
              </table:table-cell>
              <table:table-cell office:value-type="float" office:value="3.31362247">
                <text:p>3.31362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4888888888889">
                <text:p/>
              </table:table-cell>
              <table:table-cell office:value-type="float" office:value="3.91">
                <text:p>3.91</text:p>
              </table:table-cell>
              <table:table-cell office:value-type="float" office:value="3.91221261">
                <text:p>3.91221261</text:p>
              </table:table-cell>
              <table:table-cell office:value-type="float" office:value="3.31353855">
                <text:p>3.3135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6583333333333">
                <text:p/>
              </table:table-cell>
              <table:table-cell office:value-type="float" office:value="3.906">
                <text:p>3.906</text:p>
              </table:table-cell>
              <table:table-cell office:value-type="float" office:value="3.91084242">
                <text:p>3.91084242</text:p>
              </table:table-cell>
              <table:table-cell office:value-type="float" office:value="3.31369305">
                <text:p>3.31369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825">
                <text:p/>
              </table:table-cell>
              <table:table-cell office:value-type="float" office:value="3.906">
                <text:p>3.906</text:p>
              </table:table-cell>
              <table:table-cell office:value-type="float" office:value="3.90948486">
                <text:p>3.90948486</text:p>
              </table:table-cell>
              <table:table-cell office:value-type="float" office:value="3.31357789">
                <text:p>3.31357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9944444444444">
                <text:p/>
              </table:table-cell>
              <table:table-cell office:value-type="float" office:value="3.904">
                <text:p>3.904</text:p>
              </table:table-cell>
              <table:table-cell office:value-type="float" office:value="3.90797806">
                <text:p>3.90797806</text:p>
              </table:table-cell>
              <table:table-cell office:value-type="float" office:value="3.3135767">
                <text:p>3.3135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1611111111111">
                <text:p/>
              </table:table-cell>
              <table:table-cell office:value-type="float" office:value="3.902">
                <text:p>3.902</text:p>
              </table:table-cell>
              <table:table-cell office:value-type="float" office:value="3.90665317">
                <text:p>3.90665317</text:p>
              </table:table-cell>
              <table:table-cell office:value-type="float" office:value="3.31364202">
                <text:p>3.31364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3277777777778">
                <text:p/>
              </table:table-cell>
              <table:table-cell office:value-type="float" office:value="3.904">
                <text:p>3.904</text:p>
              </table:table-cell>
              <table:table-cell office:value-type="float" office:value="3.90519452">
                <text:p>3.90519452</text:p>
              </table:table-cell>
              <table:table-cell office:value-type="float" office:value="3.31353116">
                <text:p>3.31353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4972222222222">
                <text:p/>
              </table:table-cell>
              <table:table-cell office:value-type="float" office:value="3.9">
                <text:p>3.9</text:p>
              </table:table-cell>
              <table:table-cell office:value-type="float" office:value="3.90380001">
                <text:p>3.90380001</text:p>
              </table:table-cell>
              <table:table-cell office:value-type="float" office:value="3.31362343">
                <text:p>3.31362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6638888888889">
                <text:p/>
              </table:table-cell>
              <table:table-cell office:value-type="float" office:value="3.9">
                <text:p>3.9</text:p>
              </table:table-cell>
              <table:table-cell office:value-type="float" office:value="3.90247655">
                <text:p>3.90247655</text:p>
              </table:table-cell>
              <table:table-cell office:value-type="float" office:value="3.31365609">
                <text:p>3.31365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8305555555556">
                <text:p/>
              </table:table-cell>
              <table:table-cell office:value-type="float" office:value="3.896">
                <text:p>3.896</text:p>
              </table:table-cell>
              <table:table-cell office:value-type="float" office:value="3.90105224">
                <text:p>3.90105224</text:p>
              </table:table-cell>
              <table:table-cell office:value-type="float" office:value="3.31356525">
                <text:p>3.31356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3.894">
                <text:p>3.894</text:p>
              </table:table-cell>
              <table:table-cell office:value-type="float" office:value="3.89964747">
                <text:p>3.89964747</text:p>
              </table:table-cell>
              <table:table-cell office:value-type="float" office:value="3.31365824">
                <text:p>3.31365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1666666666667">
                <text:p/>
              </table:table-cell>
              <table:table-cell office:value-type="float" office:value="3.893">
                <text:p>3.893</text:p>
              </table:table-cell>
              <table:table-cell office:value-type="float" office:value="3.89823818">
                <text:p>3.89823818</text:p>
              </table:table-cell>
              <table:table-cell office:value-type="float" office:value="3.31357479">
                <text:p>3.31357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3361111111111">
                <text:p/>
              </table:table-cell>
              <table:table-cell office:value-type="float" office:value="3.892">
                <text:p>3.892</text:p>
              </table:table-cell>
              <table:table-cell office:value-type="float" office:value="3.89678931">
                <text:p>3.89678931</text:p>
              </table:table-cell>
              <table:table-cell office:value-type="float" office:value="3.31351137">
                <text:p>3.3135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5027777777778">
                <text:p/>
              </table:table-cell>
              <table:table-cell office:value-type="float" office:value="3.89">
                <text:p>3.89</text:p>
              </table:table-cell>
              <table:table-cell office:value-type="float" office:value="3.89549947">
                <text:p>3.89549947</text:p>
              </table:table-cell>
              <table:table-cell office:value-type="float" office:value="3.31369758">
                <text:p>3.31369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6694444444444">
                <text:p/>
              </table:table-cell>
              <table:table-cell office:value-type="float" office:value="3.889">
                <text:p>3.889</text:p>
              </table:table-cell>
              <table:table-cell office:value-type="float" office:value="3.89384532">
                <text:p>3.89384532</text:p>
              </table:table-cell>
              <table:table-cell office:value-type="float" office:value="3.3133781">
                <text:p>3.3133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8388888888889">
                <text:p/>
              </table:table-cell>
              <table:table-cell office:value-type="float" office:value="3.887">
                <text:p>3.887</text:p>
              </table:table-cell>
              <table:table-cell office:value-type="float" office:value="3.89262986">
                <text:p>3.89262986</text:p>
              </table:table-cell>
              <table:table-cell office:value-type="float" office:value="3.31353307">
                <text:p>3.31353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0055555555556">
                <text:p/>
              </table:table-cell>
              <table:table-cell office:value-type="float" office:value="3.886">
                <text:p>3.886</text:p>
              </table:table-cell>
              <table:table-cell office:value-type="float" office:value="3.89118147">
                <text:p>3.89118147</text:p>
              </table:table-cell>
              <table:table-cell office:value-type="float" office:value="3.31350088">
                <text:p>3.31350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175">
                <text:p/>
              </table:table-cell>
              <table:table-cell office:value-type="float" office:value="3.885">
                <text:p>3.885</text:p>
              </table:table-cell>
              <table:table-cell office:value-type="float" office:value="3.88974261">
                <text:p>3.88974261</text:p>
              </table:table-cell>
              <table:table-cell office:value-type="float" office:value="3.31362724">
                <text:p>3.31362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3416666666667">
                <text:p/>
              </table:table-cell>
              <table:table-cell office:value-type="float" office:value="3.883">
                <text:p>3.883</text:p>
              </table:table-cell>
              <table:table-cell office:value-type="float" office:value="3.88833284">
                <text:p>3.88833284</text:p>
              </table:table-cell>
              <table:table-cell office:value-type="float" office:value="3.31354117">
                <text:p>3.31354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5083333333333">
                <text:p/>
              </table:table-cell>
              <table:table-cell office:value-type="float" office:value="3.881">
                <text:p>3.881</text:p>
              </table:table-cell>
              <table:table-cell office:value-type="float" office:value="3.88696122">
                <text:p>3.88696122</text:p>
              </table:table-cell>
              <table:table-cell office:value-type="float" office:value="3.31362629">
                <text:p>3.31362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6777777777778">
                <text:p/>
              </table:table-cell>
              <table:table-cell office:value-type="float" office:value="3.879">
                <text:p>3.879</text:p>
              </table:table-cell>
              <table:table-cell office:value-type="float" office:value="3.88551855">
                <text:p>3.88551855</text:p>
              </table:table-cell>
              <table:table-cell office:value-type="float" office:value="3.3135438">
                <text:p>3.3135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8444444444444">
                <text:p/>
              </table:table-cell>
              <table:table-cell office:value-type="float" office:value="3.878">
                <text:p>3.878</text:p>
              </table:table-cell>
              <table:table-cell office:value-type="float" office:value="3.88394761">
                <text:p>3.88394761</text:p>
              </table:table-cell>
              <table:table-cell office:value-type="float" office:value="3.31323862">
                <text:p>3.31323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0138888888889">
                <text:p/>
              </table:table-cell>
              <table:table-cell office:value-type="float" office:value="3.881">
                <text:p>3.881</text:p>
              </table:table-cell>
              <table:table-cell office:value-type="float" office:value="3.88259125">
                <text:p>3.88259125</text:p>
              </table:table-cell>
              <table:table-cell office:value-type="float" office:value="3.31334901">
                <text:p>3.3133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1805555555556">
                <text:p/>
              </table:table-cell>
              <table:table-cell office:value-type="float" office:value="3.879">
                <text:p>3.879</text:p>
              </table:table-cell>
              <table:table-cell office:value-type="float" office:value="3.88127279">
                <text:p>3.88127279</text:p>
              </table:table-cell>
              <table:table-cell office:value-type="float" office:value="3.31341171">
                <text:p>3.3134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35">
                <text:p/>
              </table:table-cell>
              <table:table-cell office:value-type="float" office:value="3.878">
                <text:p>3.878</text:p>
              </table:table-cell>
              <table:table-cell office:value-type="float" office:value="3.8797605">
                <text:p>3.8797605</text:p>
              </table:table-cell>
              <table:table-cell office:value-type="float" office:value="3.3133285">
                <text:p>3.3133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5166666666667">
                <text:p/>
              </table:table-cell>
              <table:table-cell office:value-type="float" office:value="3.877">
                <text:p>3.877</text:p>
              </table:table-cell>
              <table:table-cell office:value-type="float" office:value="3.87836933">
                <text:p>3.87836933</text:p>
              </table:table-cell>
              <table:table-cell office:value-type="float" office:value="3.31342244">
                <text:p>3.3134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6833333333333">
                <text:p/>
              </table:table-cell>
              <table:table-cell office:value-type="float" office:value="3.875">
                <text:p>3.875</text:p>
              </table:table-cell>
              <table:table-cell office:value-type="float" office:value="3.87690473">
                <text:p>3.87690473</text:p>
              </table:table-cell>
              <table:table-cell office:value-type="float" office:value="3.31347704">
                <text:p>3.31347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8527777777778">
                <text:p/>
              </table:table-cell>
              <table:table-cell office:value-type="float" office:value="3.874">
                <text:p>3.874</text:p>
              </table:table-cell>
              <table:table-cell office:value-type="float" office:value="3.87541604">
                <text:p>3.87541604</text:p>
              </table:table-cell>
              <table:table-cell office:value-type="float" office:value="3.31329679">
                <text:p>3.31329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0194444444444">
                <text:p/>
              </table:table-cell>
              <table:table-cell office:value-type="float" office:value="3.873">
                <text:p>3.873</text:p>
              </table:table-cell>
              <table:table-cell office:value-type="float" office:value="3.87393236">
                <text:p>3.87393236</text:p>
              </table:table-cell>
              <table:table-cell office:value-type="float" office:value="3.31337214">
                <text:p>3.3133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1861111111111">
                <text:p/>
              </table:table-cell>
              <table:table-cell office:value-type="float" office:value="3.869">
                <text:p>3.869</text:p>
              </table:table-cell>
              <table:table-cell office:value-type="float" office:value="3.87259674">
                <text:p>3.87259674</text:p>
              </table:table-cell>
              <table:table-cell office:value-type="float" office:value="3.31345868">
                <text:p>3.31345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3555555555556">
                <text:p/>
              </table:table-cell>
              <table:table-cell office:value-type="float" office:value="3.87">
                <text:p>3.87</text:p>
              </table:table-cell>
              <table:table-cell office:value-type="float" office:value="3.87106204">
                <text:p>3.87106204</text:p>
              </table:table-cell>
              <table:table-cell office:value-type="float" office:value="3.31330991">
                <text:p>3.31330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5222222222222">
                <text:p/>
              </table:table-cell>
              <table:table-cell office:value-type="float" office:value="3.866">
                <text:p>3.866</text:p>
              </table:table-cell>
              <table:table-cell office:value-type="float" office:value="3.86959076">
                <text:p>3.86959076</text:p>
              </table:table-cell>
              <table:table-cell office:value-type="float" office:value="3.31335759">
                <text:p>3.31335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6916666666667">
                <text:p/>
              </table:table-cell>
              <table:table-cell office:value-type="float" office:value="3.865">
                <text:p>3.865</text:p>
              </table:table-cell>
              <table:table-cell office:value-type="float" office:value="3.86807752">
                <text:p>3.86807752</text:p>
              </table:table-cell>
              <table:table-cell office:value-type="float" office:value="3.31318188">
                <text:p>3.31318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8583333333333">
                <text:p/>
              </table:table-cell>
              <table:table-cell office:value-type="float" office:value="3.864">
                <text:p>3.864</text:p>
              </table:table-cell>
              <table:table-cell office:value-type="float" office:value="3.86680532">
                <text:p>3.86680532</text:p>
              </table:table-cell>
              <table:table-cell office:value-type="float" office:value="3.31345272">
                <text:p>3.31345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025">
                <text:p/>
              </table:table-cell>
              <table:table-cell office:value-type="float" office:value="3.863">
                <text:p>3.863</text:p>
              </table:table-cell>
              <table:table-cell office:value-type="float" office:value="3.86513114">
                <text:p>3.86513114</text:p>
              </table:table-cell>
              <table:table-cell office:value-type="float" office:value="3.31325412">
                <text:p>3.3132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1944444444444">
                <text:p/>
              </table:table-cell>
              <table:table-cell office:value-type="float" office:value="3.862">
                <text:p>3.862</text:p>
              </table:table-cell>
              <table:table-cell office:value-type="float" office:value="3.86390829">
                <text:p>3.86390829</text:p>
              </table:table-cell>
              <table:table-cell office:value-type="float" office:value="3.31346059">
                <text:p>3.31346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3611111111111">
                <text:p/>
              </table:table-cell>
              <table:table-cell office:value-type="float" office:value="3.86">
                <text:p>3.86</text:p>
              </table:table-cell>
              <table:table-cell office:value-type="float" office:value="3.86185336">
                <text:p>3.86185336</text:p>
              </table:table-cell>
              <table:table-cell office:value-type="float" office:value="3.31287074">
                <text:p>3.31287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5305555555556">
                <text:p/>
              </table:table-cell>
              <table:table-cell office:value-type="float" office:value="3.858">
                <text:p>3.858</text:p>
              </table:table-cell>
              <table:table-cell office:value-type="float" office:value="3.86044621">
                <text:p>3.86044621</text:p>
              </table:table-cell>
              <table:table-cell office:value-type="float" office:value="3.31298065">
                <text:p>3.31298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6972222222222">
                <text:p/>
              </table:table-cell>
              <table:table-cell office:value-type="float" office:value="3.855">
                <text:p>3.855</text:p>
              </table:table-cell>
              <table:table-cell office:value-type="float" office:value="3.85898566">
                <text:p>3.85898566</text:p>
              </table:table-cell>
              <table:table-cell office:value-type="float" office:value="3.3129735">
                <text:p>3.3129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8638888888889">
                <text:p/>
              </table:table-cell>
              <table:table-cell office:value-type="float" office:value="3.854">
                <text:p>3.854</text:p>
              </table:table-cell>
              <table:table-cell office:value-type="float" office:value="3.85776687">
                <text:p>3.85776687</text:p>
              </table:table-cell>
              <table:table-cell office:value-type="float" office:value="3.31325722">
                <text:p>3.31325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0333333333333">
                <text:p/>
              </table:table-cell>
              <table:table-cell office:value-type="float" office:value="3.852">
                <text:p>3.852</text:p>
              </table:table-cell>
              <table:table-cell office:value-type="float" office:value="3.85635185">
                <text:p>3.85635185</text:p>
              </table:table-cell>
              <table:table-cell office:value-type="float" office:value="3.31321788">
                <text:p>3.3132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2">
                <text:p/>
              </table:table-cell>
              <table:table-cell office:value-type="float" office:value="3.851">
                <text:p>3.851</text:p>
              </table:table-cell>
              <table:table-cell office:value-type="float" office:value="3.85483503">
                <text:p>3.85483503</text:p>
              </table:table-cell>
              <table:table-cell office:value-type="float" office:value="3.31328106">
                <text:p>3.31328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3694444444444">
                <text:p/>
              </table:table-cell>
              <table:table-cell office:value-type="float" office:value="3.85">
                <text:p>3.85</text:p>
              </table:table-cell>
              <table:table-cell office:value-type="float" office:value="3.85316443">
                <text:p>3.85316443</text:p>
              </table:table-cell>
              <table:table-cell office:value-type="float" office:value="3.31312847">
                <text:p>3.31312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5361111111111">
                <text:p/>
              </table:table-cell>
              <table:table-cell office:value-type="float" office:value="3.848">
                <text:p>3.848</text:p>
              </table:table-cell>
              <table:table-cell office:value-type="float" office:value="3.85178161">
                <text:p>3.85178161</text:p>
              </table:table-cell>
              <table:table-cell office:value-type="float" office:value="3.31305647">
                <text:p>3.31305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7027777777778">
                <text:p/>
              </table:table-cell>
              <table:table-cell office:value-type="float" office:value="3.847">
                <text:p>3.847</text:p>
              </table:table-cell>
              <table:table-cell office:value-type="float" office:value="3.85716152">
                <text:p>3.85716152</text:p>
              </table:table-cell>
              <table:table-cell office:value-type="float" office:value="3.32036877">
                <text:p>3.32036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8722222222222">
                <text:p/>
              </table:table-cell>
              <table:table-cell office:value-type="float" office:value="3.846">
                <text:p>3.846</text:p>
              </table:table-cell>
              <table:table-cell office:value-type="float" office:value="3.8500526">
                <text:p>3.8500526</text:p>
              </table:table-cell>
              <table:table-cell office:value-type="float" office:value="3.31261492">
                <text:p>3.3126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0388888888889">
                <text:p/>
              </table:table-cell>
              <table:table-cell office:value-type="float" office:value="3.844">
                <text:p>3.844</text:p>
              </table:table-cell>
              <table:table-cell office:value-type="float" office:value="3.84583879">
                <text:p>3.84583879</text:p>
              </table:table-cell>
              <table:table-cell office:value-type="float" office:value="3.31202865">
                <text:p>3.31202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2083333333333">
                <text:p/>
              </table:table-cell>
              <table:table-cell office:value-type="float" office:value="3.842">
                <text:p>3.842</text:p>
              </table:table-cell>
              <table:table-cell office:value-type="float" office:value="3.8446486">
                <text:p>3.8446486</text:p>
              </table:table-cell>
              <table:table-cell office:value-type="float" office:value="3.31260681">
                <text:p>3.31260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375">
                <text:p/>
              </table:table-cell>
              <table:table-cell office:value-type="float" office:value="3.84">
                <text:p>3.84</text:p>
              </table:table-cell>
              <table:table-cell office:value-type="float" office:value="3.84496403">
                <text:p>3.84496403</text:p>
              </table:table-cell>
              <table:table-cell office:value-type="float" office:value="3.3137536">
                <text:p>3.3137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5416666666667">
                <text:p/>
              </table:table-cell>
              <table:table-cell office:value-type="float" office:value="3.839">
                <text:p>3.839</text:p>
              </table:table-cell>
              <table:table-cell office:value-type="float" office:value="3.84087586">
                <text:p>3.84087586</text:p>
              </table:table-cell>
              <table:table-cell office:value-type="float" office:value="3.3112483">
                <text:p>3.3112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7111111111111">
                <text:p/>
              </table:table-cell>
              <table:table-cell office:value-type="float" office:value="3.838">
                <text:p>3.838</text:p>
              </table:table-cell>
              <table:table-cell office:value-type="float" office:value="3.84061265">
                <text:p>3.84061265</text:p>
              </table:table-cell>
              <table:table-cell office:value-type="float" office:value="3.3126657">
                <text:p>3.3126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8777777777778">
                <text:p/>
              </table:table-cell>
              <table:table-cell office:value-type="float" office:value="3.836">
                <text:p>3.836</text:p>
              </table:table-cell>
              <table:table-cell office:value-type="float" office:value="3.84041381">
                <text:p>3.84041381</text:p>
              </table:table-cell>
              <table:table-cell office:value-type="float" office:value="3.31420016">
                <text:p>3.3142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0444444444444">
                <text:p/>
              </table:table-cell>
              <table:table-cell office:value-type="float" office:value="3.836">
                <text:p>3.836</text:p>
              </table:table-cell>
              <table:table-cell office:value-type="float" office:value="3.83495212">
                <text:p>3.83495212</text:p>
              </table:table-cell>
              <table:table-cell office:value-type="float" office:value="3.31037235">
                <text:p>3.31037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2138888888889">
                <text:p/>
              </table:table-cell>
              <table:table-cell office:value-type="float" office:value="3.831">
                <text:p>3.831</text:p>
              </table:table-cell>
              <table:table-cell office:value-type="float" office:value="3.83847833">
                <text:p>3.83847833</text:p>
              </table:table-cell>
              <table:table-cell office:value-type="float" office:value="3.31500053">
                <text:p>3.31500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3805555555556">
                <text:p/>
              </table:table-cell>
              <table:table-cell office:value-type="float" office:value="3.829">
                <text:p>3.829</text:p>
              </table:table-cell>
              <table:table-cell office:value-type="float" office:value="3.83698058">
                <text:p>3.83698058</text:p>
              </table:table-cell>
              <table:table-cell office:value-type="float" office:value="3.31453276">
                <text:p>3.3145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55">
                <text:p/>
              </table:table-cell>
              <table:table-cell office:value-type="float" office:value="3.828">
                <text:p>3.828</text:p>
              </table:table-cell>
              <table:table-cell office:value-type="float" office:value="3.83339643">
                <text:p>3.83339643</text:p>
              </table:table-cell>
              <table:table-cell office:value-type="float" office:value="3.31297493">
                <text:p>3.31297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7166666666667">
                <text:p/>
              </table:table-cell>
              <table:table-cell office:value-type="float" office:value="3.827">
                <text:p>3.827</text:p>
              </table:table-cell>
              <table:table-cell office:value-type="float" office:value="3.83178043">
                <text:p>3.83178043</text:p>
              </table:table-cell>
              <table:table-cell office:value-type="float" office:value="3.31310415">
                <text:p>3.31310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8833333333333">
                <text:p/>
              </table:table-cell>
              <table:table-cell office:value-type="float" office:value="3.825">
                <text:p>3.825</text:p>
              </table:table-cell>
              <table:table-cell office:value-type="float" office:value="3.83079267">
                <text:p>3.83079267</text:p>
              </table:table-cell>
              <table:table-cell office:value-type="float" office:value="3.31373954">
                <text:p>3.31373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0527777777778">
                <text:p/>
              </table:table-cell>
              <table:table-cell office:value-type="float" office:value="3.824">
                <text:p>3.824</text:p>
              </table:table-cell>
              <table:table-cell office:value-type="float" office:value="3.82793665">
                <text:p>3.82793665</text:p>
              </table:table-cell>
              <table:table-cell office:value-type="float" office:value="3.31271029">
                <text:p>3.3127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2194444444444">
                <text:p/>
              </table:table-cell>
              <table:table-cell office:value-type="float" office:value="3.823">
                <text:p>3.823</text:p>
              </table:table-cell>
              <table:table-cell office:value-type="float" office:value="3.82745266">
                <text:p>3.82745266</text:p>
              </table:table-cell>
              <table:table-cell office:value-type="float" office:value="3.31330276">
                <text:p>3.3133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3861111111111">
                <text:p/>
              </table:table-cell>
              <table:table-cell office:value-type="float" office:value="3.821">
                <text:p>3.821</text:p>
              </table:table-cell>
              <table:table-cell office:value-type="float" office:value="3.8257525">
                <text:p>3.8257525</text:p>
              </table:table-cell>
              <table:table-cell office:value-type="float" office:value="3.31310248">
                <text:p>3.31310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5555555555556">
                <text:p/>
              </table:table-cell>
              <table:table-cell office:value-type="float" office:value="3.82">
                <text:p>3.82</text:p>
              </table:table-cell>
              <table:table-cell office:value-type="float" office:value="3.82420588">
                <text:p>3.82420588</text:p>
              </table:table-cell>
              <table:table-cell office:value-type="float" office:value="3.31331396">
                <text:p>3.3133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7222222222222">
                <text:p/>
              </table:table-cell>
              <table:table-cell office:value-type="float" office:value="3.819">
                <text:p>3.819</text:p>
              </table:table-cell>
              <table:table-cell office:value-type="float" office:value="3.82191086">
                <text:p>3.82191086</text:p>
              </table:table-cell>
              <table:table-cell office:value-type="float" office:value="3.31241918">
                <text:p>3.3124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8916666666667">
                <text:p/>
              </table:table-cell>
              <table:table-cell office:value-type="float" office:value="3.816">
                <text:p>3.816</text:p>
              </table:table-cell>
              <table:table-cell office:value-type="float" office:value="3.82083488">
                <text:p>3.82083488</text:p>
              </table:table-cell>
              <table:table-cell office:value-type="float" office:value="3.31302357">
                <text:p>3.31302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0583333333333">
                <text:p/>
              </table:table-cell>
              <table:table-cell office:value-type="float" office:value="3.815">
                <text:p>3.815</text:p>
              </table:table-cell>
              <table:table-cell office:value-type="float" office:value="3.82059455">
                <text:p>3.82059455</text:p>
              </table:table-cell>
              <table:table-cell office:value-type="float" office:value="3.31413245">
                <text:p>3.31413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225">
                <text:p/>
              </table:table-cell>
              <table:table-cell office:value-type="float" office:value="3.813">
                <text:p>3.813</text:p>
              </table:table-cell>
              <table:table-cell office:value-type="float" office:value="3.81694031">
                <text:p>3.81694031</text:p>
              </table:table-cell>
              <table:table-cell office:value-type="float" office:value="3.31198454">
                <text:p>3.31198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3944444444444">
                <text:p/>
              </table:table-cell>
              <table:table-cell office:value-type="float" office:value="3.812">
                <text:p>3.812</text:p>
              </table:table-cell>
              <table:table-cell office:value-type="float" office:value="3.81568623">
                <text:p>3.81568623</text:p>
              </table:table-cell>
              <table:table-cell office:value-type="float" office:value="3.31288743">
                <text:p>3.31288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5611111111111">
                <text:p/>
              </table:table-cell>
              <table:table-cell office:value-type="float" office:value="3.811">
                <text:p>3.811</text:p>
              </table:table-cell>
              <table:table-cell office:value-type="float" office:value="3.81577158">
                <text:p>3.81577158</text:p>
              </table:table-cell>
              <table:table-cell office:value-type="float" office:value="3.31414819">
                <text:p>3.31414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7277777777778">
                <text:p/>
              </table:table-cell>
              <table:table-cell office:value-type="float" office:value="3.809">
                <text:p>3.809</text:p>
              </table:table-cell>
              <table:table-cell office:value-type="float" office:value="3.81247354">
                <text:p>3.81247354</text:p>
              </table:table-cell>
              <table:table-cell office:value-type="float" office:value="3.31306791">
                <text:p>3.31306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8972222222222">
                <text:p/>
              </table:table-cell>
              <table:table-cell office:value-type="float" office:value="3.808">
                <text:p>3.808</text:p>
              </table:table-cell>
              <table:table-cell office:value-type="float" office:value="3.81104803">
                <text:p>3.81104803</text:p>
              </table:table-cell>
              <table:table-cell office:value-type="float" office:value="3.31268239">
                <text:p>3.31268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0638888888889">
                <text:p/>
              </table:table-cell>
              <table:table-cell office:value-type="float" office:value="3.807">
                <text:p>3.807</text:p>
              </table:table-cell>
              <table:table-cell office:value-type="float" office:value="3.81168985">
                <text:p>3.81168985</text:p>
              </table:table-cell>
              <table:table-cell office:value-type="float" office:value="3.31421804">
                <text:p>3.3142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2333333333333">
                <text:p/>
              </table:table-cell>
              <table:table-cell office:value-type="float" office:value="3.805">
                <text:p>3.805</text:p>
              </table:table-cell>
              <table:table-cell office:value-type="float" office:value="3.8093698">
                <text:p>3.8093698</text:p>
              </table:table-cell>
              <table:table-cell office:value-type="float" office:value="3.313766">
                <text:p>3.313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4">
                <text:p/>
              </table:table-cell>
              <table:table-cell office:value-type="float" office:value="3.804">
                <text:p>3.804</text:p>
              </table:table-cell>
              <table:table-cell office:value-type="float" office:value="3.80652785">
                <text:p>3.80652785</text:p>
              </table:table-cell>
              <table:table-cell office:value-type="float" office:value="3.31103206">
                <text:p>3.3110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5666666666667">
                <text:p/>
              </table:table-cell>
              <table:table-cell office:value-type="float" office:value="3.802">
                <text:p>3.802</text:p>
              </table:table-cell>
              <table:table-cell office:value-type="float" office:value="3.80618191">
                <text:p>3.80618191</text:p>
              </table:table-cell>
              <table:table-cell office:value-type="float" office:value="3.312675">
                <text:p>3.31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7361111111111">
                <text:p/>
              </table:table-cell>
              <table:table-cell office:value-type="float" office:value="3.801">
                <text:p>3.801</text:p>
              </table:table-cell>
              <table:table-cell office:value-type="float" office:value="3.80197453">
                <text:p>3.80197453</text:p>
              </table:table-cell>
              <table:table-cell office:value-type="float" office:value="3.31051803">
                <text:p>3.3105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9027777777778">
                <text:p/>
              </table:table-cell>
              <table:table-cell office:value-type="float" office:value="3.8">
                <text:p>3.8</text:p>
              </table:table-cell>
              <table:table-cell office:value-type="float" office:value="3.80362034">
                <text:p>3.80362034</text:p>
              </table:table-cell>
              <table:table-cell office:value-type="float" office:value="3.31389809">
                <text:p>3.3138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0722222222222">
                <text:p/>
              </table:table-cell>
              <table:table-cell office:value-type="float" office:value="3.797">
                <text:p>3.797</text:p>
              </table:table-cell>
              <table:table-cell office:value-type="float" office:value="3.80064821">
                <text:p>3.80064821</text:p>
              </table:table-cell>
              <table:table-cell office:value-type="float" office:value="3.31218839">
                <text:p>3.31218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2388888888889">
                <text:p/>
              </table:table-cell>
              <table:table-cell office:value-type="float" office:value="3.796">
                <text:p>3.796</text:p>
              </table:table-cell>
              <table:table-cell office:value-type="float" office:value="3.79827619">
                <text:p>3.79827619</text:p>
              </table:table-cell>
              <table:table-cell office:value-type="float" office:value="3.31203556">
                <text:p>3.31203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4055555555556">
                <text:p/>
              </table:table-cell>
              <table:table-cell office:value-type="float" office:value="3.794">
                <text:p>3.794</text:p>
              </table:table-cell>
              <table:table-cell office:value-type="float" office:value="3.7975893">
                <text:p>3.7975893</text:p>
              </table:table-cell>
              <table:table-cell office:value-type="float" office:value="3.31193042">
                <text:p>3.31193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575">
                <text:p/>
              </table:table-cell>
              <table:table-cell office:value-type="float" office:value="3.793">
                <text:p>3.793</text:p>
              </table:table-cell>
              <table:table-cell office:value-type="float" office:value="3.80019736">
                <text:p>3.80019736</text:p>
              </table:table-cell>
              <table:table-cell office:value-type="float" office:value="3.31530333">
                <text:p>3.31530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7416666666667">
                <text:p/>
              </table:table-cell>
              <table:table-cell office:value-type="float" office:value="3.792">
                <text:p>3.792</text:p>
              </table:table-cell>
              <table:table-cell office:value-type="float" office:value="3.79621601">
                <text:p>3.79621601</text:p>
              </table:table-cell>
              <table:table-cell office:value-type="float" office:value="3.31369472">
                <text:p>3.31369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9083333333333">
                <text:p/>
              </table:table-cell>
              <table:table-cell office:value-type="float" office:value="3.79">
                <text:p>3.79</text:p>
              </table:table-cell>
              <table:table-cell office:value-type="float" office:value="3.79350591">
                <text:p>3.79350591</text:p>
              </table:table-cell>
              <table:table-cell office:value-type="float" office:value="3.31251836">
                <text:p>3.3125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0777777777778">
                <text:p/>
              </table:table-cell>
              <table:table-cell office:value-type="float" office:value="3.789">
                <text:p>3.789</text:p>
              </table:table-cell>
              <table:table-cell office:value-type="float" office:value="3.79032159">
                <text:p>3.79032159</text:p>
              </table:table-cell>
              <table:table-cell office:value-type="float" office:value="3.31087685">
                <text:p>3.31087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2444444444444">
                <text:p/>
              </table:table-cell>
              <table:table-cell office:value-type="float" office:value="3.788">
                <text:p>3.788</text:p>
              </table:table-cell>
              <table:table-cell office:value-type="float" office:value="3.78946376">
                <text:p>3.78946376</text:p>
              </table:table-cell>
              <table:table-cell office:value-type="float" office:value="3.3111167">
                <text:p>3.311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4138888888889">
                <text:p/>
              </table:table-cell>
              <table:table-cell office:value-type="float" office:value="3.786">
                <text:p>3.786</text:p>
              </table:table-cell>
              <table:table-cell office:value-type="float" office:value="3.79047251">
                <text:p>3.79047251</text:p>
              </table:table-cell>
              <table:table-cell office:value-type="float" office:value="3.31361985">
                <text:p>3.3136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5805555555556">
                <text:p/>
              </table:table-cell>
              <table:table-cell office:value-type="float" office:value="3.785">
                <text:p>3.785</text:p>
              </table:table-cell>
              <table:table-cell office:value-type="float" office:value="3.78779459">
                <text:p>3.78779459</text:p>
              </table:table-cell>
              <table:table-cell office:value-type="float" office:value="3.31219101">
                <text:p>3.31219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7472222222222">
                <text:p/>
              </table:table-cell>
              <table:table-cell office:value-type="float" office:value="3.784">
                <text:p>3.784</text:p>
              </table:table-cell>
              <table:table-cell office:value-type="float" office:value="3.78629589">
                <text:p>3.78629589</text:p>
              </table:table-cell>
              <table:table-cell office:value-type="float" office:value="3.3123467">
                <text:p>3.312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9166666666667">
                <text:p/>
              </table:table-cell>
              <table:table-cell office:value-type="float" office:value="3.782">
                <text:p>3.782</text:p>
              </table:table-cell>
              <table:table-cell office:value-type="float" office:value="3.7841053">
                <text:p>3.7841053</text:p>
              </table:table-cell>
              <table:table-cell office:value-type="float" office:value="3.31135917">
                <text:p>3.31135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0833333333333">
                <text:p/>
              </table:table-cell>
              <table:table-cell office:value-type="float" office:value="3.781">
                <text:p>3.781</text:p>
              </table:table-cell>
              <table:table-cell office:value-type="float" office:value="3.78376651">
                <text:p>3.78376651</text:p>
              </table:table-cell>
              <table:table-cell office:value-type="float" office:value="3.312433">
                <text:p>3.31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2527777777778">
                <text:p/>
              </table:table-cell>
              <table:table-cell office:value-type="float" office:value="3.78">
                <text:p>3.78</text:p>
              </table:table-cell>
              <table:table-cell office:value-type="float" office:value="3.78261638">
                <text:p>3.78261638</text:p>
              </table:table-cell>
              <table:table-cell office:value-type="float" office:value="3.31184149">
                <text:p>3.31184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4194444444444">
                <text:p/>
              </table:table-cell>
              <table:table-cell office:value-type="float" office:value="3.778">
                <text:p>3.778</text:p>
              </table:table-cell>
              <table:table-cell office:value-type="float" office:value="3.77765894">
                <text:p>3.77765894</text:p>
              </table:table-cell>
              <table:table-cell office:value-type="float" office:value="3.31048298">
                <text:p>3.31048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5861111111111">
                <text:p/>
              </table:table-cell>
              <table:table-cell office:value-type="float" office:value="3.777">
                <text:p>3.777</text:p>
              </table:table-cell>
              <table:table-cell office:value-type="float" office:value="3.77942348">
                <text:p>3.77942348</text:p>
              </table:table-cell>
              <table:table-cell office:value-type="float" office:value="3.31240773">
                <text:p>3.31240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7555555555556">
                <text:p/>
              </table:table-cell>
              <table:table-cell office:value-type="float" office:value="3.775">
                <text:p>3.775</text:p>
              </table:table-cell>
              <table:table-cell office:value-type="float" office:value="3.77802539">
                <text:p>3.77802539</text:p>
              </table:table-cell>
              <table:table-cell office:value-type="float" office:value="3.31266952">
                <text:p>3.31266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9222222222222">
                <text:p/>
              </table:table-cell>
              <table:table-cell office:value-type="float" office:value="3.774">
                <text:p>3.774</text:p>
              </table:table-cell>
              <table:table-cell office:value-type="float" office:value="3.77723479">
                <text:p>3.77723479</text:p>
              </table:table-cell>
              <table:table-cell office:value-type="float" office:value="3.31308103">
                <text:p>3.31308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0888888888889">
                <text:p/>
              </table:table-cell>
              <table:table-cell office:value-type="float" office:value="3.773">
                <text:p>3.773</text:p>
              </table:table-cell>
              <table:table-cell office:value-type="float" office:value="3.77463818">
                <text:p>3.77463818</text:p>
              </table:table-cell>
              <table:table-cell office:value-type="float" office:value="3.31171966">
                <text:p>3.3117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2583333333333">
                <text:p/>
              </table:table-cell>
              <table:table-cell office:value-type="float" office:value="3.771">
                <text:p>3.771</text:p>
              </table:table-cell>
              <table:table-cell office:value-type="float" office:value="3.77489901">
                <text:p>3.77489901</text:p>
              </table:table-cell>
              <table:table-cell office:value-type="float" office:value="3.31365037">
                <text:p>3.3136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425">
                <text:p/>
              </table:table-cell>
              <table:table-cell office:value-type="float" office:value="3.77">
                <text:p>3.77</text:p>
              </table:table-cell>
              <table:table-cell office:value-type="float" office:value="3.77148175">
                <text:p>3.77148175</text:p>
              </table:table-cell>
              <table:table-cell office:value-type="float" office:value="3.31172323">
                <text:p>3.3117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5944444444445">
                <text:p/>
              </table:table-cell>
              <table:table-cell office:value-type="float" office:value="3.769">
                <text:p>3.769</text:p>
              </table:table-cell>
              <table:table-cell office:value-type="float" office:value="3.77150679">
                <text:p>3.77150679</text:p>
              </table:table-cell>
              <table:table-cell office:value-type="float" office:value="3.31280279">
                <text:p>3.3128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7611111111111">
                <text:p/>
              </table:table-cell>
              <table:table-cell office:value-type="float" office:value="3.766">
                <text:p>3.766</text:p>
              </table:table-cell>
              <table:table-cell office:value-type="float" office:value="3.76736379">
                <text:p>3.76736379</text:p>
              </table:table-cell>
              <table:table-cell office:value-type="float" office:value="3.30984163">
                <text:p>3.30984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9277777777778">
                <text:p/>
              </table:table-cell>
              <table:table-cell office:value-type="float" office:value="3.765">
                <text:p>3.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0972222222222">
                <text:p/>
              </table:table-cell>
              <table:table-cell office:value-type="float" office:value="3.763">
                <text:p>3.763</text:p>
              </table:table-cell>
              <table:table-cell office:value-type="float" office:value="3.76774764">
                <text:p>3.76774764</text:p>
              </table:table-cell>
              <table:table-cell office:value-type="float" office:value="3.3125937">
                <text:p>3.312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2638888888889">
                <text:p/>
              </table:table-cell>
              <table:table-cell office:value-type="float" office:value="3.762">
                <text:p>3.762</text:p>
              </table:table-cell>
              <table:table-cell office:value-type="float" office:value="3.76634455">
                <text:p>3.76634455</text:p>
              </table:table-cell>
              <table:table-cell office:value-type="float" office:value="3.31263924">
                <text:p>3.3126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4333333333333">
                <text:p/>
              </table:table-cell>
              <table:table-cell office:value-type="float" office:value="3.761">
                <text:p>3.761</text:p>
              </table:table-cell>
              <table:table-cell office:value-type="float" office:value="3.76507521">
                <text:p>3.76507521</text:p>
              </table:table-cell>
              <table:table-cell office:value-type="float" office:value="3.31264544">
                <text:p>3.31264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6">
                <text:p/>
              </table:table-cell>
              <table:table-cell office:value-type="float" office:value="3.759">
                <text:p>3.759</text:p>
              </table:table-cell>
              <table:table-cell office:value-type="float" office:value="3.76390409">
                <text:p>3.76390409</text:p>
              </table:table-cell>
              <table:table-cell office:value-type="float" office:value="3.31262732">
                <text:p>3.31262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7666666666667">
                <text:p/>
              </table:table-cell>
              <table:table-cell office:value-type="float" office:value="3.758">
                <text:p>3.758</text:p>
              </table:table-cell>
              <table:table-cell office:value-type="float" office:value="3.76264858">
                <text:p>3.76264858</text:p>
              </table:table-cell>
              <table:table-cell office:value-type="float" office:value="3.31264734">
                <text:p>3.31264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9361111111111">
                <text:p/>
              </table:table-cell>
              <table:table-cell office:value-type="float" office:value="3.757">
                <text:p>3.757</text:p>
              </table:table-cell>
              <table:table-cell office:value-type="float" office:value="3.7612884">
                <text:p>3.7612884</text:p>
              </table:table-cell>
              <table:table-cell office:value-type="float" office:value="3.31258798">
                <text:p>3.31258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1027777777778">
                <text:p/>
              </table:table-cell>
              <table:table-cell office:value-type="float" office:value="3.757">
                <text:p>3.757</text:p>
              </table:table-cell>
              <table:table-cell office:value-type="float" office:value="3.76004791">
                <text:p>3.76004791</text:p>
              </table:table-cell>
              <table:table-cell office:value-type="float" office:value="3.31244826">
                <text:p>3.31244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2694444444444">
                <text:p/>
              </table:table-cell>
              <table:table-cell office:value-type="float" office:value="3.755">
                <text:p>3.755</text:p>
              </table:table-cell>
              <table:table-cell office:value-type="float" office:value="3.75891256">
                <text:p>3.75891256</text:p>
              </table:table-cell>
              <table:table-cell office:value-type="float" office:value="3.31258583">
                <text:p>3.31258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4388888888889">
                <text:p/>
              </table:table-cell>
              <table:table-cell office:value-type="float" office:value="3.754">
                <text:p>3.754</text:p>
              </table:table-cell>
              <table:table-cell office:value-type="float" office:value="3.75761104">
                <text:p>3.75761104</text:p>
              </table:table-cell>
              <table:table-cell office:value-type="float" office:value="3.31255603">
                <text:p>3.31255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6055555555556">
                <text:p/>
              </table:table-cell>
              <table:table-cell office:value-type="float" office:value="3.753">
                <text:p>3.753</text:p>
              </table:table-cell>
              <table:table-cell office:value-type="float" office:value="3.75633907">
                <text:p>3.75633907</text:p>
              </table:table-cell>
              <table:table-cell office:value-type="float" office:value="3.3125329">
                <text:p>3.3125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775">
                <text:p/>
              </table:table-cell>
              <table:table-cell office:value-type="float" office:value="3.751">
                <text:p>3.751</text:p>
              </table:table-cell>
              <table:table-cell office:value-type="float" office:value="3.75521684">
                <text:p>3.75521684</text:p>
              </table:table-cell>
              <table:table-cell office:value-type="float" office:value="3.31250691">
                <text:p>3.31250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9416666666667">
                <text:p/>
              </table:table-cell>
              <table:table-cell office:value-type="float" office:value="3.75">
                <text:p>3.75</text:p>
              </table:table-cell>
              <table:table-cell office:value-type="float" office:value="3.754076">
                <text:p>3.754076</text:p>
              </table:table-cell>
              <table:table-cell office:value-type="float" office:value="3.31259227">
                <text:p>3.31259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1083333333333">
                <text:p/>
              </table:table-cell>
              <table:table-cell office:value-type="float" office:value="3.748">
                <text:p>3.748</text:p>
              </table:table-cell>
              <table:table-cell office:value-type="float" office:value="3.75220013">
                <text:p>3.75220013</text:p>
              </table:table-cell>
              <table:table-cell office:value-type="float" office:value="3.31201577">
                <text:p>3.3120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2777777777778">
                <text:p/>
              </table:table-cell>
              <table:table-cell office:value-type="float" office:value="3.747">
                <text:p>3.747</text:p>
              </table:table-cell>
              <table:table-cell office:value-type="float" office:value="3.7515564">
                <text:p>3.7515564</text:p>
              </table:table-cell>
              <table:table-cell office:value-type="float" office:value="3.31246758">
                <text:p>3.31246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4444444444444">
                <text:p/>
              </table:table-cell>
              <table:table-cell office:value-type="float" office:value="3.747">
                <text:p>3.747</text:p>
              </table:table-cell>
              <table:table-cell office:value-type="float" office:value="3.75022864">
                <text:p>3.75022864</text:p>
              </table:table-cell>
              <table:table-cell office:value-type="float" office:value="3.31158829">
                <text:p>3.3115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6138888888889">
                <text:p/>
              </table:table-cell>
              <table:table-cell office:value-type="float" office:value="3.747">
                <text:p>3.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7805555555556">
                <text:p/>
              </table:table-cell>
              <table:table-cell office:value-type="float" office:value="3.746">
                <text:p>3.746</text:p>
              </table:table-cell>
              <table:table-cell office:value-type="float" office:value="3.74799943">
                <text:p>3.74799943</text:p>
              </table:table-cell>
              <table:table-cell office:value-type="float" office:value="3.31246042">
                <text:p>3.31246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9472222222222">
                <text:p/>
              </table:table-cell>
              <table:table-cell office:value-type="float" office:value="3.744">
                <text:p>3.744</text:p>
              </table:table-cell>
              <table:table-cell office:value-type="float" office:value="3.74689126">
                <text:p>3.74689126</text:p>
              </table:table-cell>
              <table:table-cell office:value-type="float" office:value="3.31254983">
                <text:p>3.31254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1166666666667">
                <text:p/>
              </table:table-cell>
              <table:table-cell office:value-type="float" office:value="3.743">
                <text:p>3.743</text:p>
              </table:table-cell>
              <table:table-cell office:value-type="float" office:value="3.74582887">
                <text:p>3.74582887</text:p>
              </table:table-cell>
              <table:table-cell office:value-type="float" office:value="3.31243753">
                <text:p>3.31243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2833333333333">
                <text:p/>
              </table:table-cell>
              <table:table-cell office:value-type="float" office:value="3.742">
                <text:p>3.742</text:p>
              </table:table-cell>
              <table:table-cell office:value-type="float" office:value="3.7445693">
                <text:p>3.7445693</text:p>
              </table:table-cell>
              <table:table-cell office:value-type="float" office:value="3.31232071">
                <text:p>3.3123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45">
                <text:p/>
              </table:table-cell>
              <table:table-cell office:value-type="float" office:value="3.74">
                <text:p>3.74</text:p>
              </table:table-cell>
              <table:table-cell office:value-type="float" office:value="3.74337411">
                <text:p>3.74337411</text:p>
              </table:table-cell>
              <table:table-cell office:value-type="float" office:value="3.31237221">
                <text:p>3.31237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6194444444445">
                <text:p/>
              </table:table-cell>
              <table:table-cell office:value-type="float" office:value="3.739">
                <text:p>3.739</text:p>
              </table:table-cell>
              <table:table-cell office:value-type="float" office:value="3.74228692">
                <text:p>3.74228692</text:p>
              </table:table-cell>
              <table:table-cell office:value-type="float" office:value="3.31243181">
                <text:p>3.31243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7861111111111">
                <text:p/>
              </table:table-cell>
              <table:table-cell office:value-type="float" office:value="3.739">
                <text:p>3.739</text:p>
              </table:table-cell>
              <table:table-cell office:value-type="float" office:value="3.7411859">
                <text:p>3.7411859</text:p>
              </table:table-cell>
              <table:table-cell office:value-type="float" office:value="3.31245279">
                <text:p>3.31245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9555555555556">
                <text:p/>
              </table:table-cell>
              <table:table-cell office:value-type="float" office:value="3.738">
                <text:p>3.738</text:p>
              </table:table-cell>
              <table:table-cell office:value-type="float" office:value="3.73999786">
                <text:p>3.73999786</text:p>
              </table:table-cell>
              <table:table-cell office:value-type="float" office:value="3.31236124">
                <text:p>3.31236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1222222222222">
                <text:p/>
              </table:table-cell>
              <table:table-cell office:value-type="float" office:value="3.736">
                <text:p>3.736</text:p>
              </table:table-cell>
              <table:table-cell office:value-type="float" office:value="3.73883009">
                <text:p>3.73883009</text:p>
              </table:table-cell>
              <table:table-cell office:value-type="float" office:value="3.31231594">
                <text:p>3.3123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2888888888889">
                <text:p/>
              </table:table-cell>
              <table:table-cell office:value-type="float" office:value="3.735">
                <text:p>3.735</text:p>
              </table:table-cell>
              <table:table-cell office:value-type="float" office:value="3.73780251">
                <text:p>3.73780251</text:p>
              </table:table-cell>
              <table:table-cell office:value-type="float" office:value="3.31238437">
                <text:p>3.31238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4583333333333">
                <text:p/>
              </table:table-cell>
              <table:table-cell office:value-type="float" office:value="3.734">
                <text:p>3.734</text:p>
              </table:table-cell>
              <table:table-cell office:value-type="float" office:value="3.73670959">
                <text:p>3.73670959</text:p>
              </table:table-cell>
              <table:table-cell office:value-type="float" office:value="3.3123374">
                <text:p>3.3123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625">
                <text:p/>
              </table:table-cell>
              <table:table-cell office:value-type="float" office:value="3.734">
                <text:p>3.734</text:p>
              </table:table-cell>
              <table:table-cell office:value-type="float" office:value="3.73551059">
                <text:p>3.73551059</text:p>
              </table:table-cell>
              <table:table-cell office:value-type="float" office:value="3.31223536">
                <text:p>3.31223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7944444444444">
                <text:p/>
              </table:table-cell>
              <table:table-cell office:value-type="float" office:value="3.732">
                <text:p>3.732</text:p>
              </table:table-cell>
              <table:table-cell office:value-type="float" office:value="3.73444653">
                <text:p>3.73444653</text:p>
              </table:table-cell>
              <table:table-cell office:value-type="float" office:value="3.31226778">
                <text:p>3.31226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9611111111111">
                <text:p/>
              </table:table-cell>
              <table:table-cell office:value-type="float" office:value="3.731">
                <text:p>3.731</text:p>
              </table:table-cell>
              <table:table-cell office:value-type="float" office:value="3.73340774">
                <text:p>3.73340774</text:p>
              </table:table-cell>
              <table:table-cell office:value-type="float" office:value="3.31210303">
                <text:p>3.3121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1277777777778">
                <text:p/>
              </table:table-cell>
              <table:table-cell office:value-type="float" office:value="3.73">
                <text:p>3.73</text:p>
              </table:table-cell>
              <table:table-cell office:value-type="float" office:value="3.73229957">
                <text:p>3.73229957</text:p>
              </table:table-cell>
              <table:table-cell office:value-type="float" office:value="3.31216288">
                <text:p>3.31216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2972222222222">
                <text:p/>
              </table:table-cell>
              <table:table-cell office:value-type="float" office:value="3.728">
                <text:p>3.728</text:p>
              </table:table-cell>
              <table:table-cell office:value-type="float" office:value="3.73107576">
                <text:p>3.73107576</text:p>
              </table:table-cell>
              <table:table-cell office:value-type="float" office:value="3.31208086">
                <text:p>3.31208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4638888888889">
                <text:p/>
              </table:table-cell>
              <table:table-cell office:value-type="float" office:value="3.728">
                <text:p>3.728</text:p>
              </table:table-cell>
              <table:table-cell office:value-type="float" office:value="3.7300303">
                <text:p>3.7300303</text:p>
              </table:table-cell>
              <table:table-cell office:value-type="float" office:value="3.31213045">
                <text:p>3.31213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6333333333333">
                <text:p/>
              </table:table-cell>
              <table:table-cell office:value-type="float" office:value="3.727">
                <text:p>3.727</text:p>
              </table:table-cell>
              <table:table-cell office:value-type="float" office:value="3.72901678">
                <text:p>3.72901678</text:p>
              </table:table-cell>
              <table:table-cell office:value-type="float" office:value="3.31216097">
                <text:p>3.31216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8">
                <text:p/>
              </table:table-cell>
              <table:table-cell office:value-type="float" office:value="3.726">
                <text:p>3.726</text:p>
              </table:table-cell>
              <table:table-cell office:value-type="float" office:value="3.72774315">
                <text:p>3.72774315</text:p>
              </table:table-cell>
              <table:table-cell office:value-type="float" office:value="3.31210494">
                <text:p>3.31210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9666666666667">
                <text:p/>
              </table:table-cell>
              <table:table-cell office:value-type="float" office:value="3.724">
                <text:p>3.724</text:p>
              </table:table-cell>
              <table:table-cell office:value-type="float" office:value="3.72688532">
                <text:p>3.72688532</text:p>
              </table:table-cell>
              <table:table-cell office:value-type="float" office:value="3.31223607">
                <text:p>3.31223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1361111111111">
                <text:p/>
              </table:table-cell>
              <table:table-cell office:value-type="float" office:value="3.723">
                <text:p>3.723</text:p>
              </table:table-cell>
              <table:table-cell office:value-type="float" office:value="3.72586036">
                <text:p>3.72586036</text:p>
              </table:table-cell>
              <table:table-cell office:value-type="float" office:value="3.31222248">
                <text:p>3.31222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3027777777778">
                <text:p/>
              </table:table-cell>
              <table:table-cell office:value-type="float" office:value="3.723">
                <text:p>3.723</text:p>
              </table:table-cell>
              <table:table-cell office:value-type="float" office:value="3.72472882">
                <text:p>3.72472882</text:p>
              </table:table-cell>
              <table:table-cell office:value-type="float" office:value="3.31210399">
                <text:p>3.31210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4694444444445">
                <text:p/>
              </table:table-cell>
              <table:table-cell office:value-type="float" office:value="3.721">
                <text:p>3.721</text:p>
              </table:table-cell>
              <table:table-cell office:value-type="float" office:value="3.72376275">
                <text:p>3.72376275</text:p>
              </table:table-cell>
              <table:table-cell office:value-type="float" office:value="3.31207085">
                <text:p>3.31207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6388888888889">
                <text:p/>
              </table:table-cell>
              <table:table-cell office:value-type="float" office:value="3.72">
                <text:p>3.72</text:p>
              </table:table-cell>
              <table:table-cell office:value-type="float" office:value="3.72250962">
                <text:p>3.72250962</text:p>
              </table:table-cell>
              <table:table-cell office:value-type="float" office:value="3.31195259">
                <text:p>3.31195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8055555555556">
                <text:p/>
              </table:table-cell>
              <table:table-cell office:value-type="float" office:value="3.72">
                <text:p>3.72</text:p>
              </table:table-cell>
              <table:table-cell office:value-type="float" office:value="3.72159719">
                <text:p>3.72159719</text:p>
              </table:table-cell>
              <table:table-cell office:value-type="float" office:value="3.31202888">
                <text:p>3.31202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975">
                <text:p/>
              </table:table-cell>
              <table:table-cell office:value-type="float" office:value="3.719">
                <text:p>3.719</text:p>
              </table:table-cell>
              <table:table-cell office:value-type="float" office:value="3.72066808">
                <text:p>3.72066808</text:p>
              </table:table-cell>
              <table:table-cell office:value-type="float" office:value="3.31220222">
                <text:p>3.31220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1416666666667">
                <text:p/>
              </table:table-cell>
              <table:table-cell office:value-type="float" office:value="3.717">
                <text:p>3.717</text:p>
              </table:table-cell>
              <table:table-cell office:value-type="float" office:value="3.71966529">
                <text:p>3.71966529</text:p>
              </table:table-cell>
              <table:table-cell office:value-type="float" office:value="3.31210709">
                <text:p>3.3121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3083333333333">
                <text:p/>
              </table:table-cell>
              <table:table-cell office:value-type="float" office:value="3.717">
                <text:p>3.717</text:p>
              </table:table-cell>
              <table:table-cell office:value-type="float" office:value="3.71869302">
                <text:p>3.71869302</text:p>
              </table:table-cell>
              <table:table-cell office:value-type="float" office:value="3.31204557">
                <text:p>3.3120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4777777777778">
                <text:p/>
              </table:table-cell>
              <table:table-cell office:value-type="float" office:value="3.713">
                <text:p>3.713</text:p>
              </table:table-cell>
              <table:table-cell office:value-type="float" office:value="3.71738529">
                <text:p>3.71738529</text:p>
              </table:table-cell>
              <table:table-cell office:value-type="float" office:value="3.31189561">
                <text:p>3.31189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6444444444444">
                <text:p/>
              </table:table-cell>
              <table:table-cell office:value-type="float" office:value="3.713">
                <text:p>3.713</text:p>
              </table:table-cell>
              <table:table-cell office:value-type="float" office:value="3.71646976">
                <text:p>3.71646976</text:p>
              </table:table-cell>
              <table:table-cell office:value-type="float" office:value="3.3120091">
                <text:p>3.3120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8111111111111">
                <text:p/>
              </table:table-cell>
              <table:table-cell office:value-type="float" office:value="3.712">
                <text:p>3.712</text:p>
              </table:table-cell>
              <table:table-cell office:value-type="float" office:value="3.71535301">
                <text:p>3.71535301</text:p>
              </table:table-cell>
              <table:table-cell office:value-type="float" office:value="3.31180263">
                <text:p>3.31180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9805555555556">
                <text:p/>
              </table:table-cell>
              <table:table-cell office:value-type="float" office:value="3.711">
                <text:p>3.711</text:p>
              </table:table-cell>
              <table:table-cell office:value-type="float" office:value="3.71447682">
                <text:p>3.71447682</text:p>
              </table:table-cell>
              <table:table-cell office:value-type="float" office:value="3.31209803">
                <text:p>3.31209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1472222222222">
                <text:p/>
              </table:table-cell>
              <table:table-cell office:value-type="float" office:value="3.709">
                <text:p>3.709</text:p>
              </table:table-cell>
              <table:table-cell office:value-type="float" office:value="3.71363878">
                <text:p>3.71363878</text:p>
              </table:table-cell>
              <table:table-cell office:value-type="float" office:value="3.31209111">
                <text:p>3.31209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3166666666667">
                <text:p/>
              </table:table-cell>
              <table:table-cell office:value-type="float" office:value="3.707">
                <text:p>3.707</text:p>
              </table:table-cell>
              <table:table-cell office:value-type="float" office:value="3.71247554">
                <text:p>3.71247554</text:p>
              </table:table-cell>
              <table:table-cell office:value-type="float" office:value="3.31196213">
                <text:p>3.31196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4833333333333">
                <text:p/>
              </table:table-cell>
              <table:table-cell office:value-type="float" office:value="3.708">
                <text:p>3.708</text:p>
              </table:table-cell>
              <table:table-cell office:value-type="float" office:value="3.71139073">
                <text:p>3.71139073</text:p>
              </table:table-cell>
              <table:table-cell office:value-type="float" office:value="3.3116374">
                <text:p>3.3116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65">
                <text:p/>
              </table:table-cell>
              <table:table-cell office:value-type="float" office:value="3.707">
                <text:p>3.707</text:p>
              </table:table-cell>
              <table:table-cell office:value-type="float" office:value="3.71059489">
                <text:p>3.71059489</text:p>
              </table:table-cell>
              <table:table-cell office:value-type="float" office:value="3.31206989">
                <text:p>3.31206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8194444444444">
                <text:p/>
              </table:table-cell>
              <table:table-cell office:value-type="float" office:value="3.707">
                <text:p>3.707</text:p>
              </table:table-cell>
              <table:table-cell office:value-type="float" office:value="3.70962524">
                <text:p>3.70962524</text:p>
              </table:table-cell>
              <table:table-cell office:value-type="float" office:value="3.31201816">
                <text:p>3.3120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9861111111111">
                <text:p/>
              </table:table-cell>
              <table:table-cell office:value-type="float" office:value="3.705">
                <text:p>3.705</text:p>
              </table:table-cell>
              <table:table-cell office:value-type="float" office:value="3.70863628">
                <text:p>3.70863628</text:p>
              </table:table-cell>
              <table:table-cell office:value-type="float" office:value="3.31190419">
                <text:p>3.31190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1555555555556">
                <text:p>10</text:p>
              </table:table-cell>
              <table:table-cell office:value-type="float" office:value="3.704">
                <text:p>3.704</text:p>
              </table:table-cell>
              <table:table-cell office:value-type="float" office:value="3.70765972">
                <text:p>3.70765972</text:p>
              </table:table-cell>
              <table:table-cell office:value-type="float" office:value="3.31183314">
                <text:p>3.31183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3222222222222">
                <text:p>10</text:p>
              </table:table-cell>
              <table:table-cell office:value-type="float" office:value="3.703">
                <text:p>3.703</text:p>
              </table:table-cell>
              <table:table-cell office:value-type="float" office:value="3.70647407">
                <text:p>3.70647407</text:p>
              </table:table-cell>
              <table:table-cell office:value-type="float" office:value="3.31125093">
                <text:p>3.31125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4888888888889">
                <text:p>10</text:p>
              </table:table-cell>
              <table:table-cell office:value-type="float" office:value="3.703">
                <text:p>3.703</text:p>
              </table:table-cell>
              <table:table-cell office:value-type="float" office:value="3.70592499">
                <text:p>3.70592499</text:p>
              </table:table-cell>
              <table:table-cell office:value-type="float" office:value="3.31186748">
                <text:p>3.31186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6583333333333">
                <text:p>10</text:p>
              </table:table-cell>
              <table:table-cell office:value-type="float" office:value="3.701">
                <text:p>3.701</text:p>
              </table:table-cell>
              <table:table-cell office:value-type="float" office:value="3.70492053">
                <text:p>3.70492053</text:p>
              </table:table-cell>
              <table:table-cell office:value-type="float" office:value="3.31180811">
                <text:p>3.3118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825">
                <text:p>10</text:p>
              </table:table-cell>
              <table:table-cell office:value-type="float" office:value="3.7">
                <text:p>3.7</text:p>
              </table:table-cell>
              <table:table-cell office:value-type="float" office:value="3.70393872">
                <text:p>3.70393872</text:p>
              </table:table-cell>
              <table:table-cell office:value-type="float" office:value="3.31194711">
                <text:p>3.31194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9944444444444">
                <text:p>10</text:p>
              </table:table-cell>
              <table:table-cell office:value-type="float" office:value="3.701">
                <text:p>3.701</text:p>
              </table:table-cell>
              <table:table-cell office:value-type="float" office:value="3.70310807">
                <text:p>3.70310807</text:p>
              </table:table-cell>
              <table:table-cell office:value-type="float" office:value="3.31190825">
                <text:p>3.31190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1611111111111">
                <text:p>10</text:p>
              </table:table-cell>
              <table:table-cell office:value-type="float" office:value="3.7">
                <text:p>3.7</text:p>
              </table:table-cell>
              <table:table-cell office:value-type="float" office:value="3.70210457">
                <text:p>3.70210457</text:p>
              </table:table-cell>
              <table:table-cell office:value-type="float" office:value="3.31172156">
                <text:p>3.3117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3277777777778">
                <text:p>10</text:p>
              </table:table-cell>
              <table:table-cell office:value-type="float" office:value="3.696">
                <text:p>3.696</text:p>
              </table:table-cell>
              <table:table-cell office:value-type="float" office:value="3.70086837">
                <text:p>3.70086837</text:p>
              </table:table-cell>
              <table:table-cell office:value-type="float" office:value="3.31180859">
                <text:p>3.31180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4972222222222">
                <text:p>10</text:p>
              </table:table-cell>
              <table:table-cell office:value-type="float" office:value="3.696">
                <text:p>3.696</text:p>
              </table:table-cell>
              <table:table-cell office:value-type="float" office:value="3.70031667">
                <text:p>3.70031667</text:p>
              </table:table-cell>
              <table:table-cell office:value-type="float" office:value="3.31205368">
                <text:p>3.31205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6638888888889">
                <text:p>10</text:p>
              </table:table-cell>
              <table:table-cell office:value-type="float" office:value="3.695">
                <text:p>3.695</text:p>
              </table:table-cell>
              <table:table-cell office:value-type="float" office:value="3.69939208">
                <text:p>3.69939208</text:p>
              </table:table-cell>
              <table:table-cell office:value-type="float" office:value="3.31198549">
                <text:p>3.31198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8305555555556">
                <text:p>10</text:p>
              </table:table-cell>
              <table:table-cell office:value-type="float" office:value="3.696">
                <text:p>3.696</text:p>
              </table:table-cell>
              <table:table-cell office:value-type="float" office:value="3.6985743">
                <text:p>3.6985743</text:p>
              </table:table-cell>
              <table:table-cell office:value-type="float" office:value="3.3120482">
                <text:p>3.3120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3.696">
                <text:p>3.696</text:p>
              </table:table-cell>
              <table:table-cell office:value-type="float" office:value="3.69758964">
                <text:p>3.69758964</text:p>
              </table:table-cell>
              <table:table-cell office:value-type="float" office:value="3.3119452">
                <text:p>3.3119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1666666666667">
                <text:p>10</text:p>
              </table:table-cell>
              <table:table-cell office:value-type="float" office:value="3.692">
                <text:p>3.692</text:p>
              </table:table-cell>
              <table:table-cell office:value-type="float" office:value="3.69660997">
                <text:p>3.69660997</text:p>
              </table:table-cell>
              <table:table-cell office:value-type="float" office:value="3.31189394">
                <text:p>3.3118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3361111111111">
                <text:p>10</text:p>
              </table:table-cell>
              <table:table-cell office:value-type="float" office:value="3.695">
                <text:p>3.695</text:p>
              </table:table-cell>
              <table:table-cell office:value-type="float" office:value="3.6956234">
                <text:p>3.6956234</text:p>
              </table:table-cell>
              <table:table-cell office:value-type="float" office:value="3.31183052">
                <text:p>3.31183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5027777777778">
                <text:p>10</text:p>
              </table:table-cell>
              <table:table-cell office:value-type="float" office:value="3.693">
                <text:p>3.693</text:p>
              </table:table-cell>
              <table:table-cell office:value-type="float" office:value="3.69483924">
                <text:p>3.69483924</text:p>
              </table:table-cell>
              <table:table-cell office:value-type="float" office:value="3.31184626">
                <text:p>3.31184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6694444444444">
                <text:p>10</text:p>
              </table:table-cell>
              <table:table-cell office:value-type="float" office:value="3.692">
                <text:p>3.692</text:p>
              </table:table-cell>
              <table:table-cell office:value-type="float" office:value="3.69401765">
                <text:p>3.69401765</text:p>
              </table:table-cell>
              <table:table-cell office:value-type="float" office:value="3.31192398">
                <text:p>3.3119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8388888888889">
                <text:p>10</text:p>
              </table:table-cell>
              <table:table-cell office:value-type="float" office:value="3.69">
                <text:p>3.69</text:p>
              </table:table-cell>
              <table:table-cell office:value-type="float" office:value="3.69308066">
                <text:p>3.69308066</text:p>
              </table:table-cell>
              <table:table-cell office:value-type="float" office:value="3.311764">
                <text:p>3.31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0055555555556">
                <text:p>10</text:p>
              </table:table-cell>
              <table:table-cell office:value-type="float" office:value="3.69">
                <text:p>3.69</text:p>
              </table:table-cell>
              <table:table-cell office:value-type="float" office:value="3.6921134">
                <text:p>3.6921134</text:p>
              </table:table-cell>
              <table:table-cell office:value-type="float" office:value="3.3118453">
                <text:p>3.311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175">
                <text:p>10</text:p>
              </table:table-cell>
              <table:table-cell office:value-type="float" office:value="3.689">
                <text:p>3.689</text:p>
              </table:table-cell>
              <table:table-cell office:value-type="float" office:value="3.69121814">
                <text:p>3.69121814</text:p>
              </table:table-cell>
              <table:table-cell office:value-type="float" office:value="3.31185126">
                <text:p>3.31185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3416666666667">
                <text:p>10</text:p>
              </table:table-cell>
              <table:table-cell office:value-type="float" office:value="3.688">
                <text:p>3.688</text:p>
              </table:table-cell>
              <table:table-cell office:value-type="float" office:value="3.69034338">
                <text:p>3.69034338</text:p>
              </table:table-cell>
              <table:table-cell office:value-type="float" office:value="3.31172562">
                <text:p>3.3117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5083333333333">
                <text:p>10</text:p>
              </table:table-cell>
              <table:table-cell office:value-type="float" office:value="3.688">
                <text:p>3.688</text:p>
              </table:table-cell>
              <table:table-cell office:value-type="float" office:value="3.68960667">
                <text:p>3.68960667</text:p>
              </table:table-cell>
              <table:table-cell office:value-type="float" office:value="3.31183648">
                <text:p>3.31183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6777777777778">
                <text:p>10</text:p>
              </table:table-cell>
              <table:table-cell office:value-type="float" office:value="3.686">
                <text:p>3.686</text:p>
              </table:table-cell>
              <table:table-cell office:value-type="float" office:value="3.68868732">
                <text:p>3.68868732</text:p>
              </table:table-cell>
              <table:table-cell office:value-type="float" office:value="3.31181598">
                <text:p>3.3118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8444444444444">
                <text:p>10</text:p>
              </table:table-cell>
              <table:table-cell office:value-type="float" office:value="3.686">
                <text:p>3.686</text:p>
              </table:table-cell>
              <table:table-cell office:value-type="float" office:value="3.68769002">
                <text:p>3.68769002</text:p>
              </table:table-cell>
              <table:table-cell office:value-type="float" office:value="3.31181598">
                <text:p>3.3118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0138888888889">
                <text:p>10</text:p>
              </table:table-cell>
              <table:table-cell office:value-type="float" office:value="3.685">
                <text:p>3.685</text:p>
              </table:table-cell>
              <table:table-cell office:value-type="float" office:value="3.68688655">
                <text:p>3.68688655</text:p>
              </table:table-cell>
              <table:table-cell office:value-type="float" office:value="3.3117094">
                <text:p>3.3117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1805555555556">
                <text:p>10</text:p>
              </table:table-cell>
              <table:table-cell office:value-type="float" office:value="3.685">
                <text:p>3.685</text:p>
              </table:table-cell>
              <table:table-cell office:value-type="float" office:value="3.68617845">
                <text:p>3.68617845</text:p>
              </table:table-cell>
              <table:table-cell office:value-type="float" office:value="3.31189728">
                <text:p>3.31189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3472222222222">
                <text:p>10</text:p>
              </table:table-cell>
              <table:table-cell office:value-type="float" office:value="3.684">
                <text:p>3.684</text:p>
              </table:table-cell>
              <table:table-cell office:value-type="float" office:value="3.68535566">
                <text:p>3.68535566</text:p>
              </table:table-cell>
              <table:table-cell office:value-type="float" office:value="3.31183577">
                <text:p>3.31183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5166666666667">
                <text:p>10</text:p>
              </table:table-cell>
              <table:table-cell office:value-type="float" office:value="3.682">
                <text:p>3.682</text:p>
              </table:table-cell>
              <table:table-cell office:value-type="float" office:value="3.68440747">
                <text:p>3.68440747</text:p>
              </table:table-cell>
              <table:table-cell office:value-type="float" office:value="3.31188178">
                <text:p>3.31188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6833333333333">
                <text:p>10</text:p>
              </table:table-cell>
              <table:table-cell office:value-type="float" office:value="3.68">
                <text:p>3.68</text:p>
              </table:table-cell>
              <table:table-cell office:value-type="float" office:value="3.68344903">
                <text:p>3.68344903</text:p>
              </table:table-cell>
              <table:table-cell office:value-type="float" office:value="3.31159186">
                <text:p>3.31159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85">
                <text:p>10</text:p>
              </table:table-cell>
              <table:table-cell office:value-type="float" office:value="3.681">
                <text:p>3.681</text:p>
              </table:table-cell>
              <table:table-cell office:value-type="float" office:value="3.68189073">
                <text:p>3.68189073</text:p>
              </table:table-cell>
              <table:table-cell office:value-type="float" office:value="3.3108952">
                <text:p>3.3108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0194444444445">
                <text:p>10</text:p>
              </table:table-cell>
              <table:table-cell office:value-type="float" office:value="3.677">
                <text:p>3.677</text:p>
              </table:table-cell>
              <table:table-cell office:value-type="float" office:value="3.68183708">
                <text:p>3.68183708</text:p>
              </table:table-cell>
              <table:table-cell office:value-type="float" office:value="3.3115871">
                <text:p>3.3115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1861111111111">
                <text:p>10</text:p>
              </table:table-cell>
              <table:table-cell office:value-type="float" office:value="3.68">
                <text:p>3.68</text:p>
              </table:table-cell>
              <table:table-cell office:value-type="float" office:value="3.68100142">
                <text:p>3.68100142</text:p>
              </table:table-cell>
              <table:table-cell office:value-type="float" office:value="3.31156993">
                <text:p>3.31156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3555555555556">
                <text:p>10</text:p>
              </table:table-cell>
              <table:table-cell office:value-type="float" office:value="3.678">
                <text:p>3.678</text:p>
              </table:table-cell>
              <table:table-cell office:value-type="float" office:value="3.68022919">
                <text:p>3.68022919</text:p>
              </table:table-cell>
              <table:table-cell office:value-type="float" office:value="3.31166172">
                <text:p>3.3116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5222222222222">
                <text:p>10</text:p>
              </table:table-cell>
              <table:table-cell office:value-type="float" office:value="3.676">
                <text:p>3.676</text:p>
              </table:table-cell>
              <table:table-cell office:value-type="float" office:value="3.67947125">
                <text:p>3.67947125</text:p>
              </table:table-cell>
              <table:table-cell office:value-type="float" office:value="3.31161022">
                <text:p>3.3116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6888888888889">
                <text:p>10</text:p>
              </table:table-cell>
              <table:table-cell office:value-type="float" office:value="3.677">
                <text:p>3.677</text:p>
              </table:table-cell>
              <table:table-cell office:value-type="float" office:value="3.67870784">
                <text:p>3.67870784</text:p>
              </table:table-cell>
              <table:table-cell office:value-type="float" office:value="3.31182289">
                <text:p>3.31182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8583333333333">
                <text:p>10</text:p>
              </table:table-cell>
              <table:table-cell office:value-type="float" office:value="3.677">
                <text:p>3.677</text:p>
              </table:table-cell>
              <table:table-cell office:value-type="float" office:value="3.67783785">
                <text:p>3.67783785</text:p>
              </table:table-cell>
              <table:table-cell office:value-type="float" office:value="3.31177068">
                <text:p>3.31177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025">
                <text:p>10</text:p>
              </table:table-cell>
              <table:table-cell office:value-type="float" office:value="3.674">
                <text:p>3.674</text:p>
              </table:table-cell>
              <table:table-cell office:value-type="float" office:value="3.67711306">
                <text:p>3.67711306</text:p>
              </table:table-cell>
              <table:table-cell office:value-type="float" office:value="3.31171417">
                <text:p>3.3117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1944444444444">
                <text:p>10</text:p>
              </table:table-cell>
              <table:table-cell office:value-type="float" office:value="3.673">
                <text:p>3.673</text:p>
              </table:table-cell>
              <table:table-cell office:value-type="float" office:value="3.67633033">
                <text:p>3.67633033</text:p>
              </table:table-cell>
              <table:table-cell office:value-type="float" office:value="3.31172609">
                <text:p>3.3117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3611111111111">
                <text:p>10</text:p>
              </table:table-cell>
              <table:table-cell office:value-type="float" office:value="3.673">
                <text:p>3.673</text:p>
              </table:table-cell>
              <table:table-cell office:value-type="float" office:value="3.67537117">
                <text:p>3.67537117</text:p>
              </table:table-cell>
              <table:table-cell office:value-type="float" office:value="3.31161404">
                <text:p>3.3116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5277777777778">
                <text:p>10</text:p>
              </table:table-cell>
              <table:table-cell office:value-type="float" office:value="3.669">
                <text:p>3.669</text:p>
              </table:table-cell>
              <table:table-cell office:value-type="float" office:value="3.67475796">
                <text:p>3.67475796</text:p>
              </table:table-cell>
              <table:table-cell office:value-type="float" office:value="3.31152177">
                <text:p>3.3115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6972222222222">
                <text:p>10</text:p>
              </table:table-cell>
              <table:table-cell office:value-type="float" office:value="3.669">
                <text:p>3.669</text:p>
              </table:table-cell>
              <table:table-cell office:value-type="float" office:value="3.67389655">
                <text:p>3.67389655</text:p>
              </table:table-cell>
              <table:table-cell office:value-type="float" office:value="3.31144166">
                <text:p>3.31144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8638888888889">
                <text:p>10</text:p>
              </table:table-cell>
              <table:table-cell office:value-type="float" office:value="3.668">
                <text:p>3.668</text:p>
              </table:table-cell>
              <table:table-cell office:value-type="float" office:value="3.67312455">
                <text:p>3.67312455</text:p>
              </table:table-cell>
              <table:table-cell office:value-type="float" office:value="3.31171012">
                <text:p>3.3117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0305555555556">
                <text:p>10</text:p>
              </table:table-cell>
              <table:table-cell office:value-type="float" office:value="3.668">
                <text:p>3.668</text:p>
              </table:table-cell>
              <table:table-cell office:value-type="float" office:value="3.67243981">
                <text:p>3.67243981</text:p>
              </table:table-cell>
              <table:table-cell office:value-type="float" office:value="3.31163716">
                <text:p>3.31163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2">
                <text:p>10</text:p>
              </table:table-cell>
              <table:table-cell office:value-type="float" office:value="3.666">
                <text:p>3.666</text:p>
              </table:table-cell>
              <table:table-cell office:value-type="float" office:value="3.6713984">
                <text:p>3.6713984</text:p>
              </table:table-cell>
              <table:table-cell office:value-type="float" office:value="3.31145835">
                <text:p>3.31145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3666666666667">
                <text:p>10</text:p>
              </table:table-cell>
              <table:table-cell office:value-type="float" office:value="3.668">
                <text:p>3.668</text:p>
              </table:table-cell>
              <table:table-cell office:value-type="float" office:value="3.67079949">
                <text:p>3.67079949</text:p>
              </table:table-cell>
              <table:table-cell office:value-type="float" office:value="3.31147408">
                <text:p>3.3114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5361111111111">
                <text:p>10</text:p>
              </table:table-cell>
              <table:table-cell office:value-type="float" office:value="3.665">
                <text:p>3.665</text:p>
              </table:table-cell>
              <table:table-cell office:value-type="float" office:value="3.66996837">
                <text:p>3.66996837</text:p>
              </table:table-cell>
              <table:table-cell office:value-type="float" office:value="3.31157064">
                <text:p>3.31157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7027777777778">
                <text:p>10</text:p>
              </table:table-cell>
              <table:table-cell office:value-type="float" office:value="3.664">
                <text:p>3.664</text:p>
              </table:table-cell>
              <table:table-cell office:value-type="float" office:value="3.66923976">
                <text:p>3.66923976</text:p>
              </table:table-cell>
              <table:table-cell office:value-type="float" office:value="3.31141567">
                <text:p>3.3114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8694444444444">
                <text:p>10</text:p>
              </table:table-cell>
              <table:table-cell office:value-type="float" office:value="3.664">
                <text:p>3.664</text:p>
              </table:table-cell>
              <table:table-cell office:value-type="float" office:value="3.66846132">
                <text:p>3.66846132</text:p>
              </table:table-cell>
              <table:table-cell office:value-type="float" office:value="3.31146646">
                <text:p>3.31146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0388888888889">
                <text:p>10</text:p>
              </table:table-cell>
              <table:table-cell office:value-type="float" office:value="3.665">
                <text:p>3.665</text:p>
              </table:table-cell>
              <table:table-cell office:value-type="float" office:value="3.66789651">
                <text:p>3.66789651</text:p>
              </table:table-cell>
              <table:table-cell office:value-type="float" office:value="3.31148338">
                <text:p>3.31148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2055555555556">
                <text:p>10</text:p>
              </table:table-cell>
              <table:table-cell office:value-type="float" office:value="3.665">
                <text:p>3.665</text:p>
              </table:table-cell>
              <table:table-cell office:value-type="float" office:value="3.66697454">
                <text:p>3.66697454</text:p>
              </table:table-cell>
              <table:table-cell office:value-type="float" office:value="3.31142139">
                <text:p>3.3114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375">
                <text:p>10</text:p>
              </table:table-cell>
              <table:table-cell office:value-type="float" office:value="3.663">
                <text:p>3.663</text:p>
              </table:table-cell>
              <table:table-cell office:value-type="float" office:value="3.6664598">
                <text:p>3.6664598</text:p>
              </table:table-cell>
              <table:table-cell office:value-type="float" office:value="3.31154084">
                <text:p>3.31154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5416666666667">
                <text:p>10</text:p>
              </table:table-cell>
              <table:table-cell office:value-type="float" office:value="3.661">
                <text:p>3.661</text:p>
              </table:table-cell>
              <table:table-cell office:value-type="float" office:value="3.66571832">
                <text:p>3.66571832</text:p>
              </table:table-cell>
              <table:table-cell office:value-type="float" office:value="3.31159043">
                <text:p>3.31159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7083333333333">
                <text:p>10</text:p>
              </table:table-cell>
              <table:table-cell office:value-type="float" office:value="3.663">
                <text:p>3.663</text:p>
              </table:table-cell>
              <table:table-cell office:value-type="float" office:value="3.66454935">
                <text:p>3.66454935</text:p>
              </table:table-cell>
              <table:table-cell office:value-type="float" office:value="3.31128716">
                <text:p>3.31128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8777777777778">
                <text:p>10</text:p>
              </table:table-cell>
              <table:table-cell office:value-type="float" office:value="3.662">
                <text:p>3.662</text:p>
              </table:table-cell>
              <table:table-cell office:value-type="float" office:value="3.66420746">
                <text:p>3.66420746</text:p>
              </table:table-cell>
              <table:table-cell office:value-type="float" office:value="3.31148124">
                <text:p>3.31148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0444444444444">
                <text:p>10</text:p>
              </table:table-cell>
              <table:table-cell office:value-type="float" office:value="3.662">
                <text:p>3.662</text:p>
              </table:table-cell>
              <table:table-cell office:value-type="float" office:value="3.66360354">
                <text:p>3.66360354</text:p>
              </table:table-cell>
              <table:table-cell office:value-type="float" office:value="3.31143713">
                <text:p>3.31143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2138888888889">
                <text:p>10</text:p>
              </table:table-cell>
              <table:table-cell office:value-type="float" office:value="3.661">
                <text:p>3.661</text:p>
              </table:table-cell>
              <table:table-cell office:value-type="float" office:value="3.66269135">
                <text:p>3.66269135</text:p>
              </table:table-cell>
              <table:table-cell office:value-type="float" office:value="3.31141162">
                <text:p>3.3114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3805555555556">
                <text:p>10</text:p>
              </table:table-cell>
              <table:table-cell office:value-type="float" office:value="3.661">
                <text:p>3.661</text:p>
              </table:table-cell>
              <table:table-cell office:value-type="float" office:value="3.66200519">
                <text:p>3.66200519</text:p>
              </table:table-cell>
              <table:table-cell office:value-type="float" office:value="3.31146049">
                <text:p>3.31146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5472222222222">
                <text:p>10</text:p>
              </table:table-cell>
              <table:table-cell office:value-type="float" office:value="3.659">
                <text:p>3.659</text:p>
              </table:table-cell>
              <table:table-cell office:value-type="float" office:value="3.66122222">
                <text:p>3.66122222</text:p>
              </table:table-cell>
              <table:table-cell office:value-type="float" office:value="3.31125784">
                <text:p>3.31125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7166666666667">
                <text:p>10</text:p>
              </table:table-cell>
              <table:table-cell office:value-type="float" office:value="3.659">
                <text:p>3.659</text:p>
              </table:table-cell>
              <table:table-cell office:value-type="float" office:value="3.66048002">
                <text:p>3.66048002</text:p>
              </table:table-cell>
              <table:table-cell office:value-type="float" office:value="3.31134748">
                <text:p>3.31134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8833333333333">
                <text:p>10</text:p>
              </table:table-cell>
              <table:table-cell office:value-type="float" office:value="3.658">
                <text:p>3.658</text:p>
              </table:table-cell>
              <table:table-cell office:value-type="float" office:value="3.65943837">
                <text:p>3.65943837</text:p>
              </table:table-cell>
              <table:table-cell office:value-type="float" office:value="3.31108141">
                <text:p>3.31108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05">
                <text:p>10</text:p>
              </table:table-cell>
              <table:table-cell office:value-type="float" office:value="3.658">
                <text:p>3.658</text:p>
              </table:table-cell>
              <table:table-cell office:value-type="float" office:value="3.65935969">
                <text:p>3.65935969</text:p>
              </table:table-cell>
              <table:table-cell office:value-type="float" office:value="3.31170607">
                <text:p>3.3117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2194444444444">
                <text:p>10</text:p>
              </table:table-cell>
              <table:table-cell office:value-type="float" office:value="3.657">
                <text:p>3.657</text:p>
              </table:table-cell>
              <table:table-cell office:value-type="float" office:value="3.65840816">
                <text:p>3.65840816</text:p>
              </table:table-cell>
              <table:table-cell office:value-type="float" office:value="3.31123376">
                <text:p>3.3112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3861111111111">
                <text:p>10</text:p>
              </table:table-cell>
              <table:table-cell office:value-type="float" office:value="3.657">
                <text:p>3.657</text:p>
              </table:table-cell>
              <table:table-cell office:value-type="float" office:value="3.657619">
                <text:p>3.657619</text:p>
              </table:table-cell>
              <table:table-cell office:value-type="float" office:value="3.31137562">
                <text:p>3.31137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5555555555556">
                <text:p>10</text:p>
              </table:table-cell>
              <table:table-cell office:value-type="float" office:value="3.655">
                <text:p>3.655</text:p>
              </table:table-cell>
              <table:table-cell office:value-type="float" office:value="3.65721178">
                <text:p>3.65721178</text:p>
              </table:table-cell>
              <table:table-cell office:value-type="float" office:value="3.3115201">
                <text:p>3.3115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7222222222222">
                <text:p>10</text:p>
              </table:table-cell>
              <table:table-cell office:value-type="float" office:value="3.655">
                <text:p>3.655</text:p>
              </table:table-cell>
              <table:table-cell office:value-type="float" office:value="3.65466642">
                <text:p>3.65466642</text:p>
              </table:table-cell>
              <table:table-cell office:value-type="float" office:value="3.30953121">
                <text:p>3.30953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8888888888889">
                <text:p>10</text:p>
              </table:table-cell>
              <table:table-cell office:value-type="float" office:value="3.654">
                <text:p>3.654</text:p>
              </table:table-cell>
              <table:table-cell office:value-type="float" office:value="3.65263557">
                <text:p>3.65263557</text:p>
              </table:table-cell>
              <table:table-cell office:value-type="float" office:value="3.30845308">
                <text:p>3.30845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0583333333333">
                <text:p>10</text:p>
              </table:table-cell>
              <table:table-cell office:value-type="float" office:value="3.654">
                <text:p>3.654</text:p>
              </table:table-cell>
              <table:table-cell office:value-type="float" office:value="3.65483761">
                <text:p>3.65483761</text:p>
              </table:table-cell>
              <table:table-cell office:value-type="float" office:value="3.31082129">
                <text:p>3.3108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225">
                <text:p>10</text:p>
              </table:table-cell>
              <table:table-cell office:value-type="float" office:value="3.653">
                <text:p>3.653</text:p>
              </table:table-cell>
              <table:table-cell office:value-type="float" office:value="3.65456438">
                <text:p>3.65456438</text:p>
              </table:table-cell>
              <table:table-cell office:value-type="float" office:value="3.31127882">
                <text:p>3.31127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3944444444444">
                <text:p>10</text:p>
              </table:table-cell>
              <table:table-cell office:value-type="float" office:value="3.653">
                <text:p>3.653</text:p>
              </table:table-cell>
              <table:table-cell office:value-type="float" office:value="3.65471053">
                <text:p>3.65471053</text:p>
              </table:table-cell>
              <table:table-cell office:value-type="float" office:value="3.31229758">
                <text:p>3.31229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5611111111111">
                <text:p>10</text:p>
              </table:table-cell>
              <table:table-cell office:value-type="float" office:value="3.653">
                <text:p>3.653</text:p>
              </table:table-cell>
              <table:table-cell office:value-type="float" office:value="3.6543076">
                <text:p>3.6543076</text:p>
              </table:table-cell>
              <table:table-cell office:value-type="float" office:value="3.31193924">
                <text:p>3.3119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7277777777778">
                <text:p>10</text:p>
              </table:table-cell>
              <table:table-cell office:value-type="float" office:value="3.649">
                <text:p>3.649</text:p>
              </table:table-cell>
              <table:table-cell office:value-type="float" office:value="3.65112185">
                <text:p>3.65112185</text:p>
              </table:table-cell>
              <table:table-cell office:value-type="float" office:value="3.310184">
                <text:p>3.31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8972222222222">
                <text:p>10</text:p>
              </table:table-cell>
              <table:table-cell office:value-type="float" office:value="3.651">
                <text:p>3.651</text:p>
              </table:table-cell>
              <table:table-cell office:value-type="float" office:value="3.65126991">
                <text:p>3.65126991</text:p>
              </table:table-cell>
              <table:table-cell office:value-type="float" office:value="3.31068087">
                <text:p>3.31068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0638888888889">
                <text:p>10</text:p>
              </table:table-cell>
              <table:table-cell office:value-type="float" office:value="3.65">
                <text:p>3.65</text:p>
              </table:table-cell>
              <table:table-cell office:value-type="float" office:value="3.65039492">
                <text:p>3.65039492</text:p>
              </table:table-cell>
              <table:table-cell office:value-type="float" office:value="3.31053066">
                <text:p>3.3105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2305555555556">
                <text:p>10</text:p>
              </table:table-cell>
              <table:table-cell office:value-type="float" office:value="3.65">
                <text:p>3.65</text:p>
              </table:table-cell>
              <table:table-cell office:value-type="float" office:value="3.65063977">
                <text:p>3.65063977</text:p>
              </table:table-cell>
              <table:table-cell office:value-type="float" office:value="3.31128931">
                <text:p>3.31128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4">
                <text:p>10</text:p>
              </table:table-cell>
              <table:table-cell office:value-type="float" office:value="3.646">
                <text:p>3.646</text:p>
              </table:table-cell>
              <table:table-cell office:value-type="float" office:value="3.64992428">
                <text:p>3.64992428</text:p>
              </table:table-cell>
              <table:table-cell office:value-type="float" office:value="3.3112483">
                <text:p>3.3112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5666666666667">
                <text:p>10</text:p>
              </table:table-cell>
              <table:table-cell office:value-type="float" office:value="3.646">
                <text:p>3.646</text:p>
              </table:table-cell>
              <table:table-cell office:value-type="float" office:value="3.64843321">
                <text:p>3.64843321</text:p>
              </table:table-cell>
              <table:table-cell office:value-type="float" office:value="3.31048131">
                <text:p>3.31048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7361111111111">
                <text:p>10</text:p>
              </table:table-cell>
              <table:table-cell office:value-type="float" office:value="3.647">
                <text:p>3.647</text:p>
              </table:table-cell>
              <table:table-cell office:value-type="float" office:value="3.64784431">
                <text:p>3.64784431</text:p>
              </table:table-cell>
              <table:table-cell office:value-type="float" office:value="3.3104291">
                <text:p>3.3104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9027777777778">
                <text:p>10</text:p>
              </table:table-cell>
              <table:table-cell office:value-type="float" office:value="3.647">
                <text:p>3.647</text:p>
              </table:table-cell>
              <table:table-cell office:value-type="float" office:value="3.64782429">
                <text:p>3.64782429</text:p>
              </table:table-cell>
              <table:table-cell office:value-type="float" office:value="3.3110745">
                <text:p>3.3110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0694444444444">
                <text:p>10</text:p>
              </table:table-cell>
              <table:table-cell office:value-type="float" office:value="3.647">
                <text:p>3.647</text:p>
              </table:table-cell>
              <table:table-cell office:value-type="float" office:value="3.64768124">
                <text:p>3.64768124</text:p>
              </table:table-cell>
              <table:table-cell office:value-type="float" office:value="3.31158113">
                <text:p>3.31158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2388888888889">
                <text:p>10</text:p>
              </table:table-cell>
              <table:table-cell office:value-type="float" office:value="3.643">
                <text:p>3.643</text:p>
              </table:table-cell>
              <table:table-cell office:value-type="float" office:value="3.64697266">
                <text:p>3.64697266</text:p>
              </table:table-cell>
              <table:table-cell office:value-type="float" office:value="3.31147623">
                <text:p>3.31147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4055555555556">
                <text:p>10</text:p>
              </table:table-cell>
              <table:table-cell office:value-type="float" office:value="3.643">
                <text:p>3.643</text:p>
              </table:table-cell>
              <table:table-cell office:value-type="float" office:value="3.64648128">
                <text:p>3.64648128</text:p>
              </table:table-cell>
              <table:table-cell office:value-type="float" office:value="3.31148767">
                <text:p>3.31148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575">
                <text:p>10</text:p>
              </table:table-cell>
              <table:table-cell office:value-type="float" office:value="3.645">
                <text:p>3.645</text:p>
              </table:table-cell>
              <table:table-cell office:value-type="float" office:value="3.64593649">
                <text:p>3.64593649</text:p>
              </table:table-cell>
              <table:table-cell office:value-type="float" office:value="3.31149793">
                <text:p>3.31149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7416666666667">
                <text:p>10</text:p>
              </table:table-cell>
              <table:table-cell office:value-type="float" office:value="3.643">
                <text:p>3.643</text:p>
              </table:table-cell>
              <table:table-cell office:value-type="float" office:value="3.64533615">
                <text:p>3.64533615</text:p>
              </table:table-cell>
              <table:table-cell office:value-type="float" office:value="3.31150293">
                <text:p>3.31150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9083333333333">
                <text:p>10</text:p>
              </table:table-cell>
              <table:table-cell office:value-type="float" office:value="3.642">
                <text:p>3.642</text:p>
              </table:table-cell>
              <table:table-cell office:value-type="float" office:value="3.64445138">
                <text:p>3.64445138</text:p>
              </table:table-cell>
              <table:table-cell office:value-type="float" office:value="3.31138754">
                <text:p>3.31138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0777777777778">
                <text:p>10</text:p>
              </table:table-cell>
              <table:table-cell office:value-type="float" office:value="3.642">
                <text:p>3.642</text:p>
              </table:table-cell>
              <table:table-cell office:value-type="float" office:value="3.64382911">
                <text:p>3.64382911</text:p>
              </table:table-cell>
              <table:table-cell office:value-type="float" office:value="3.31146455">
                <text:p>3.31146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2444444444444">
                <text:p>10</text:p>
              </table:table-cell>
              <table:table-cell office:value-type="float" office:value="3.638">
                <text:p>3.638</text:p>
              </table:table-cell>
              <table:table-cell office:value-type="float" office:value="3.64332223">
                <text:p>3.64332223</text:p>
              </table:table-cell>
              <table:table-cell office:value-type="float" office:value="3.31131101">
                <text:p>3.3113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4111111111111">
                <text:p>10</text:p>
              </table:table-cell>
              <table:table-cell office:value-type="float" office:value="3.638">
                <text:p>3.638</text:p>
              </table:table-cell>
              <table:table-cell office:value-type="float" office:value="3.64253497">
                <text:p>3.64253497</text:p>
              </table:table-cell>
              <table:table-cell office:value-type="float" office:value="3.31127739">
                <text:p>3.31127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5805555555556">
                <text:p>10</text:p>
              </table:table-cell>
              <table:table-cell office:value-type="float" office:value="3.637">
                <text:p>3.637</text:p>
              </table:table-cell>
              <table:table-cell office:value-type="float" office:value="3.64198065">
                <text:p>3.64198065</text:p>
              </table:table-cell>
              <table:table-cell office:value-type="float" office:value="3.31126475">
                <text:p>3.3112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7472222222222">
                <text:p>10</text:p>
              </table:table-cell>
              <table:table-cell office:value-type="float" office:value="3.637">
                <text:p>3.637</text:p>
              </table:table-cell>
              <table:table-cell office:value-type="float" office:value="3.64149427">
                <text:p>3.64149427</text:p>
              </table:table-cell>
              <table:table-cell office:value-type="float" office:value="3.31133652">
                <text:p>3.31133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9166666666667">
                <text:p>10</text:p>
              </table:table-cell>
              <table:table-cell office:value-type="float" office:value="3.635">
                <text:p>3.635</text:p>
              </table:table-cell>
              <table:table-cell office:value-type="float" office:value="3.64087558">
                <text:p>3.64087558</text:p>
              </table:table-cell>
              <table:table-cell office:value-type="float" office:value="3.3112855">
                <text:p>3.3112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0833333333333">
                <text:p>10</text:p>
              </table:table-cell>
              <table:table-cell office:value-type="float" office:value="3.635">
                <text:p>3.635</text:p>
              </table:table-cell>
              <table:table-cell office:value-type="float" office:value="3.64042211">
                <text:p>3.64042211</text:p>
              </table:table-cell>
              <table:table-cell office:value-type="float" office:value="3.31132746">
                <text:p>3.31132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25">
                <text:p>10</text:p>
              </table:table-cell>
              <table:table-cell office:value-type="float" office:value="3.635">
                <text:p>3.635</text:p>
              </table:table-cell>
              <table:table-cell office:value-type="float" office:value="3.63974929">
                <text:p>3.63974929</text:p>
              </table:table-cell>
              <table:table-cell office:value-type="float" office:value="3.31127405">
                <text:p>3.31127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4194444444445">
                <text:p>10</text:p>
              </table:table-cell>
              <table:table-cell office:value-type="float" office:value="3.634">
                <text:p>3.634</text:p>
              </table:table-cell>
              <table:table-cell office:value-type="float" office:value="3.6391499">
                <text:p>3.6391499</text:p>
              </table:table-cell>
              <table:table-cell office:value-type="float" office:value="3.31139827">
                <text:p>3.31139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5861111111111">
                <text:p>10</text:p>
              </table:table-cell>
              <table:table-cell office:value-type="float" office:value="3.634">
                <text:p>3.634</text:p>
              </table:table-cell>
              <table:table-cell office:value-type="float" office:value="3.63861108">
                <text:p>3.63861108</text:p>
              </table:table-cell>
              <table:table-cell office:value-type="float" office:value="3.31135583">
                <text:p>3.3113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7527777777778">
                <text:p>10</text:p>
              </table:table-cell>
              <table:table-cell office:value-type="float" office:value="3.635">
                <text:p>3.635</text:p>
              </table:table-cell>
              <table:table-cell office:value-type="float" office:value="3.63830519">
                <text:p>3.63830519</text:p>
              </table:table-cell>
              <table:table-cell office:value-type="float" office:value="3.31162405">
                <text:p>3.3116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9222222222222">
                <text:p>10</text:p>
              </table:table-cell>
              <table:table-cell office:value-type="float" office:value="3.635">
                <text:p>3.635</text:p>
              </table:table-cell>
              <table:table-cell office:value-type="float" office:value="3.63754964">
                <text:p>3.63754964</text:p>
              </table:table-cell>
              <table:table-cell office:value-type="float" office:value="3.31152105">
                <text:p>3.3115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0888888888889">
                <text:p>10</text:p>
              </table:table-cell>
              <table:table-cell office:value-type="float" office:value="3.635">
                <text:p>3.635</text:p>
              </table:table-cell>
              <table:table-cell office:value-type="float" office:value="3.63691616">
                <text:p>3.63691616</text:p>
              </table:table-cell>
              <table:table-cell office:value-type="float" office:value="3.31148577">
                <text:p>3.3114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2583333333333">
                <text:p>10</text:p>
              </table:table-cell>
              <table:table-cell office:value-type="float" office:value="3.633">
                <text:p>3.633</text:p>
              </table:table-cell>
              <table:table-cell office:value-type="float" office:value="3.63635898">
                <text:p>3.63635898</text:p>
              </table:table-cell>
              <table:table-cell office:value-type="float" office:value="3.31132126">
                <text:p>3.3113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425">
                <text:p>10</text:p>
              </table:table-cell>
              <table:table-cell office:value-type="float" office:value="3.633">
                <text:p>3.633</text:p>
              </table:table-cell>
              <table:table-cell office:value-type="float" office:value="3.63589096">
                <text:p>3.63589096</text:p>
              </table:table-cell>
              <table:table-cell office:value-type="float" office:value="3.31130624">
                <text:p>3.31130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5916666666667">
                <text:p>10</text:p>
              </table:table-cell>
              <table:table-cell office:value-type="float" office:value="3.631">
                <text:p>3.631</text:p>
              </table:table-cell>
              <table:table-cell office:value-type="float" office:value="3.63530636">
                <text:p>3.63530636</text:p>
              </table:table-cell>
              <table:table-cell office:value-type="float" office:value="3.31132817">
                <text:p>3.31132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7611111111111">
                <text:p>10</text:p>
              </table:table-cell>
              <table:table-cell office:value-type="float" office:value="3.634">
                <text:p>3.634</text:p>
              </table:table-cell>
              <table:table-cell office:value-type="float" office:value="3.63465762">
                <text:p>3.63465762</text:p>
              </table:table-cell>
              <table:table-cell office:value-type="float" office:value="3.31128192">
                <text:p>3.3112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9277777777778">
                <text:p>10</text:p>
              </table:table-cell>
              <table:table-cell office:value-type="float" office:value="3.63">
                <text:p>3.63</text:p>
              </table:table-cell>
              <table:table-cell office:value-type="float" office:value="3.63417053">
                <text:p>3.63417053</text:p>
              </table:table-cell>
              <table:table-cell office:value-type="float" office:value="3.31143522">
                <text:p>3.31143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0972222222222">
                <text:p>10</text:p>
              </table:table-cell>
              <table:table-cell office:value-type="float" office:value="3.632">
                <text:p>3.632</text:p>
              </table:table-cell>
              <table:table-cell office:value-type="float" office:value="3.63374472">
                <text:p>3.63374472</text:p>
              </table:table-cell>
              <table:table-cell office:value-type="float" office:value="3.31144047">
                <text:p>3.31144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2638888888889">
                <text:p>10</text:p>
              </table:table-cell>
              <table:table-cell office:value-type="float" office:value="3.63">
                <text:p>3.63</text:p>
              </table:table-cell>
              <table:table-cell office:value-type="float" office:value="3.63326168">
                <text:p>3.63326168</text:p>
              </table:table-cell>
              <table:table-cell office:value-type="float" office:value="3.31157088">
                <text:p>3.31157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4305555555556">
                <text:p>10</text:p>
              </table:table-cell>
              <table:table-cell office:value-type="float" office:value="3.631">
                <text:p>3.631</text:p>
              </table:table-cell>
              <table:table-cell office:value-type="float" office:value="3.63260865">
                <text:p>3.63260865</text:p>
              </table:table-cell>
              <table:table-cell office:value-type="float" office:value="3.31147289">
                <text:p>3.31147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6">
                <text:p>10</text:p>
              </table:table-cell>
              <table:table-cell office:value-type="float" office:value="3.631">
                <text:p>3.631</text:p>
              </table:table-cell>
              <table:table-cell office:value-type="float" office:value="3.63210225">
                <text:p>3.63210225</text:p>
              </table:table-cell>
              <table:table-cell office:value-type="float" office:value="3.31169438">
                <text:p>3.31169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7666666666667">
                <text:p>10</text:p>
              </table:table-cell>
              <table:table-cell office:value-type="float" office:value="3.627">
                <text:p>3.627</text:p>
              </table:table-cell>
              <table:table-cell office:value-type="float" office:value="3.63139987">
                <text:p>3.63139987</text:p>
              </table:table-cell>
              <table:table-cell office:value-type="float" office:value="3.31154418">
                <text:p>3.31154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9333333333333">
                <text:p>10</text:p>
              </table:table-cell>
              <table:table-cell office:value-type="float" office:value="3.63">
                <text:p>3.63</text:p>
              </table:table-cell>
              <table:table-cell office:value-type="float" office:value="3.63095713">
                <text:p>3.63095713</text:p>
              </table:table-cell>
              <table:table-cell office:value-type="float" office:value="3.31145549">
                <text:p>3.31145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1027777777778">
                <text:p>10</text:p>
              </table:table-cell>
              <table:table-cell office:value-type="float" office:value="3.628">
                <text:p>3.628</text:p>
              </table:table-cell>
              <table:table-cell office:value-type="float" office:value="3.63039398">
                <text:p>3.63039398</text:p>
              </table:table-cell>
              <table:table-cell office:value-type="float" office:value="3.31137061">
                <text:p>3.31137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2694444444444">
                <text:p>10</text:p>
              </table:table-cell>
              <table:table-cell office:value-type="float" office:value="3.628">
                <text:p>3.628</text:p>
              </table:table-cell>
              <table:table-cell office:value-type="float" office:value="3.62993336">
                <text:p>3.62993336</text:p>
              </table:table-cell>
              <table:table-cell office:value-type="float" office:value="3.31146502">
                <text:p>3.31146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4388888888889">
                <text:p>10</text:p>
              </table:table-cell>
              <table:table-cell office:value-type="float" office:value="3.628">
                <text:p>3.628</text:p>
              </table:table-cell>
              <table:table-cell office:value-type="float" office:value="3.62942433">
                <text:p>3.62942433</text:p>
              </table:table-cell>
              <table:table-cell office:value-type="float" office:value="3.31140542">
                <text:p>3.3114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6055555555556">
                <text:p>10</text:p>
              </table:table-cell>
              <table:table-cell office:value-type="float" office:value="3.627">
                <text:p>3.627</text:p>
              </table:table-cell>
              <table:table-cell office:value-type="float" office:value="3.62889433">
                <text:p>3.62889433</text:p>
              </table:table-cell>
              <table:table-cell office:value-type="float" office:value="3.31131959">
                <text:p>3.3113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7722222222222">
                <text:p>10</text:p>
              </table:table-cell>
              <table:table-cell office:value-type="float" office:value="3.625">
                <text:p>3.625</text:p>
              </table:table-cell>
              <table:table-cell office:value-type="float" office:value="3.62825203">
                <text:p>3.62825203</text:p>
              </table:table-cell>
              <table:table-cell office:value-type="float" office:value="3.3113277">
                <text:p>3.3113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9416666666667">
                <text:p>10</text:p>
              </table:table-cell>
              <table:table-cell office:value-type="float" office:value="3.625">
                <text:p>3.625</text:p>
              </table:table-cell>
              <table:table-cell office:value-type="float" office:value="3.62771034">
                <text:p>3.62771034</text:p>
              </table:table-cell>
              <table:table-cell office:value-type="float" office:value="3.31136799">
                <text:p>3.31136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1083333333333">
                <text:p>10</text:p>
              </table:table-cell>
              <table:table-cell office:value-type="float" office:value="3.626">
                <text:p>3.626</text:p>
              </table:table-cell>
              <table:table-cell office:value-type="float" office:value="3.62725234">
                <text:p>3.62725234</text:p>
              </table:table-cell>
              <table:table-cell office:value-type="float" office:value="3.31126904">
                <text:p>3.31126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2777777777778">
                <text:p>10</text:p>
              </table:table-cell>
              <table:table-cell office:value-type="float" office:value="3.623">
                <text:p>3.623</text:p>
              </table:table-cell>
              <table:table-cell office:value-type="float" office:value="3.62660193">
                <text:p>3.62660193</text:p>
              </table:table-cell>
              <table:table-cell office:value-type="float" office:value="3.31124306">
                <text:p>3.31124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4444444444444">
                <text:p>10</text:p>
              </table:table-cell>
              <table:table-cell office:value-type="float" office:value="3.626">
                <text:p>3.626</text:p>
              </table:table-cell>
              <table:table-cell office:value-type="float" office:value="3.62602115">
                <text:p>3.62602115</text:p>
              </table:table-cell>
              <table:table-cell office:value-type="float" office:value="3.31118798">
                <text:p>3.31118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6111111111111">
                <text:p>10</text:p>
              </table:table-cell>
              <table:table-cell office:value-type="float" office:value="3.624">
                <text:p>3.624</text:p>
              </table:table-cell>
              <table:table-cell office:value-type="float" office:value="3.62566161">
                <text:p>3.62566161</text:p>
              </table:table-cell>
              <table:table-cell office:value-type="float" office:value="3.31150389">
                <text:p>3.31150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7805555555556">
                <text:p>10</text:p>
              </table:table-cell>
              <table:table-cell office:value-type="float" office:value="3.624">
                <text:p>3.624</text:p>
              </table:table-cell>
              <table:table-cell office:value-type="float" office:value="3.62517858">
                <text:p>3.62517858</text:p>
              </table:table-cell>
              <table:table-cell office:value-type="float" office:value="3.31137466">
                <text:p>3.31137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9472222222222">
                <text:p>10</text:p>
              </table:table-cell>
              <table:table-cell office:value-type="float" office:value="3.624">
                <text:p>3.624</text:p>
              </table:table-cell>
              <table:table-cell office:value-type="float" office:value="3.6248033">
                <text:p>3.6248033</text:p>
              </table:table-cell>
              <table:table-cell office:value-type="float" office:value="3.31143618">
                <text:p>3.31143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1166666666667">
                <text:p>10</text:p>
              </table:table-cell>
              <table:table-cell office:value-type="float" office:value="3.623">
                <text:p>3.623</text:p>
              </table:table-cell>
              <table:table-cell office:value-type="float" office:value="3.623945">
                <text:p>3.623945</text:p>
              </table:table-cell>
              <table:table-cell office:value-type="float" office:value="3.31112099">
                <text:p>3.3111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2833333333333">
                <text:p>10</text:p>
              </table:table-cell>
              <table:table-cell office:value-type="float" office:value="3.623">
                <text:p>3.623</text:p>
              </table:table-cell>
              <table:table-cell office:value-type="float" office:value="3.62359929">
                <text:p>3.62359929</text:p>
              </table:table-cell>
              <table:table-cell office:value-type="float" office:value="3.31120205">
                <text:p>3.3112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45">
                <text:p>10</text:p>
              </table:table-cell>
              <table:table-cell office:value-type="float" office:value="3.622">
                <text:p>3.622</text:p>
              </table:table-cell>
              <table:table-cell office:value-type="float" office:value="3.62315607">
                <text:p>3.62315607</text:p>
              </table:table-cell>
              <table:table-cell office:value-type="float" office:value="3.31143856">
                <text:p>3.31143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6194444444444">
                <text:p>10</text:p>
              </table:table-cell>
              <table:table-cell office:value-type="float" office:value="3.619">
                <text:p>3.619</text:p>
              </table:table-cell>
              <table:table-cell office:value-type="float" office:value="3.62268543">
                <text:p>3.62268543</text:p>
              </table:table-cell>
              <table:table-cell office:value-type="float" office:value="3.3116312">
                <text:p>3.311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7861111111111">
                <text:p>10</text:p>
              </table:table-cell>
              <table:table-cell office:value-type="float" office:value="3.619">
                <text:p>3.619</text:p>
              </table:table-cell>
              <table:table-cell office:value-type="float" office:value="3.62214398">
                <text:p>3.62214398</text:p>
              </table:table-cell>
              <table:table-cell office:value-type="float" office:value="3.31123257">
                <text:p>3.31123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9527777777778">
                <text:p>10</text:p>
              </table:table-cell>
              <table:table-cell office:value-type="float" office:value="3.619">
                <text:p>3.619</text:p>
              </table:table-cell>
              <table:table-cell office:value-type="float" office:value="3.62138414">
                <text:p>3.62138414</text:p>
              </table:table-cell>
              <table:table-cell office:value-type="float" office:value="3.31095457">
                <text:p>3.31095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1222222222222">
                <text:p>10</text:p>
              </table:table-cell>
              <table:table-cell office:value-type="float" office:value="3.618">
                <text:p>3.618</text:p>
              </table:table-cell>
              <table:table-cell office:value-type="float" office:value="3.61998653">
                <text:p>3.61998653</text:p>
              </table:table-cell>
              <table:table-cell office:value-type="float" office:value="3.31021237">
                <text:p>3.3102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2888888888889">
                <text:p>10</text:p>
              </table:table-cell>
              <table:table-cell office:value-type="float" office:value="3.616">
                <text:p>3.616</text:p>
              </table:table-cell>
              <table:table-cell office:value-type="float" office:value="3.62073612">
                <text:p>3.62073612</text:p>
              </table:table-cell>
              <table:table-cell office:value-type="float" office:value="3.31137681">
                <text:p>3.31137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4583333333333">
                <text:p>10</text:p>
              </table:table-cell>
              <table:table-cell office:value-type="float" office:value="3.618">
                <text:p>3.618</text:p>
              </table:table-cell>
              <table:table-cell office:value-type="float" office:value="3.62008643">
                <text:p>3.62008643</text:p>
              </table:table-cell>
              <table:table-cell office:value-type="float" office:value="3.31137156">
                <text:p>3.31137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625">
                <text:p>10</text:p>
              </table:table-cell>
              <table:table-cell office:value-type="float" office:value="3.616">
                <text:p>3.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7916666666667">
                <text:p>10</text:p>
              </table:table-cell>
              <table:table-cell office:value-type="float" office:value="3.614">
                <text:p>3.614</text:p>
              </table:table-cell>
              <table:table-cell office:value-type="float" office:value="3.61899233">
                <text:p>3.61899233</text:p>
              </table:table-cell>
              <table:table-cell office:value-type="float" office:value="3.31096983">
                <text:p>3.31096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9611111111111">
                <text:p>10</text:p>
              </table:table-cell>
              <table:table-cell office:value-type="float" office:value="3.614">
                <text:p>3.614</text:p>
              </table:table-cell>
              <table:table-cell office:value-type="float" office:value="3.61840296">
                <text:p>3.61840296</text:p>
              </table:table-cell>
              <table:table-cell office:value-type="float" office:value="3.31107283">
                <text:p>3.31107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1277777777778">
                <text:p>10</text:p>
              </table:table-cell>
              <table:table-cell office:value-type="float" office:value="3.614">
                <text:p>3.614</text:p>
              </table:table-cell>
              <table:table-cell office:value-type="float" office:value="3.61807609">
                <text:p>3.61807609</text:p>
              </table:table-cell>
              <table:table-cell office:value-type="float" office:value="3.31097245">
                <text:p>3.31097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2972222222222">
                <text:p>10</text:p>
              </table:table-cell>
              <table:table-cell office:value-type="float" office:value="3.612">
                <text:p>3.612</text:p>
              </table:table-cell>
              <table:table-cell office:value-type="float" office:value="3.61736202">
                <text:p>3.61736202</text:p>
              </table:table-cell>
              <table:table-cell office:value-type="float" office:value="3.31107116">
                <text:p>3.31107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4638888888889">
                <text:p>10</text:p>
              </table:table-cell>
              <table:table-cell office:value-type="float" office:value="3.612">
                <text:p>3.612</text:p>
              </table:table-cell>
              <table:table-cell office:value-type="float" office:value="3.61707449">
                <text:p>3.61707449</text:p>
              </table:table-cell>
              <table:table-cell office:value-type="float" office:value="3.31114292">
                <text:p>3.31114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6305555555556">
                <text:p>10</text:p>
              </table:table-cell>
              <table:table-cell office:value-type="float" office:value="3.611">
                <text:p>3.611</text:p>
              </table:table-cell>
              <table:table-cell office:value-type="float" office:value="3.61649275">
                <text:p>3.61649275</text:p>
              </table:table-cell>
              <table:table-cell office:value-type="float" office:value="3.31103706">
                <text:p>3.31103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8">
                <text:p>10</text:p>
              </table:table-cell>
              <table:table-cell office:value-type="float" office:value="3.611">
                <text:p>3.611</text:p>
              </table:table-cell>
              <table:table-cell office:value-type="float" office:value="3.61577344">
                <text:p>3.61577344</text:p>
              </table:table-cell>
              <table:table-cell office:value-type="float" office:value="3.31087422">
                <text:p>3.3108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9666666666667">
                <text:p>10</text:p>
              </table:table-cell>
              <table:table-cell office:value-type="float" office:value="3.611">
                <text:p>3.611</text:p>
              </table:table-cell>
              <table:table-cell office:value-type="float" office:value="3.61474824">
                <text:p>3.61474824</text:p>
              </table:table-cell>
              <table:table-cell office:value-type="float" office:value="3.31049347">
                <text:p>3.31049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1333333333333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3.61532116">
                <text:p>3.61532116</text:p>
              </table:table-cell>
              <table:table-cell office:value-type="float" office:value="3.31122208">
                <text:p>3.3112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3027777777778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3.61478138">
                <text:p>3.61478138</text:p>
              </table:table-cell>
              <table:table-cell office:value-type="float" office:value="3.31119561">
                <text:p>3.31119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4694444444444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3.61414146">
                <text:p>3.61414146</text:p>
              </table:table-cell>
              <table:table-cell office:value-type="float" office:value="3.31109071">
                <text:p>3.31109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6388888888889">
                <text:p>10</text:p>
              </table:table-cell>
              <table:table-cell office:value-type="float" office:value="3.608">
                <text:p>3.608</text:p>
              </table:table-cell>
              <table:table-cell office:value-type="float" office:value="3.6134727">
                <text:p>3.6134727</text:p>
              </table:table-cell>
              <table:table-cell office:value-type="float" office:value="3.31108832">
                <text:p>3.3110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8055555555556">
                <text:p>10</text:p>
              </table:table-cell>
              <table:table-cell office:value-type="float" office:value="3.608">
                <text:p>3.608</text:p>
              </table:table-cell>
              <table:table-cell office:value-type="float" office:value="3.61290669">
                <text:p>3.61290669</text:p>
              </table:table-cell>
              <table:table-cell office:value-type="float" office:value="3.31100512">
                <text:p>3.3110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9722222222222">
                <text:p>10</text:p>
              </table:table-cell>
              <table:table-cell office:value-type="float" office:value="3.61">
                <text:p>3.61</text:p>
              </table:table-cell>
              <table:table-cell office:value-type="float" office:value="3.61252928">
                <text:p>3.61252928</text:p>
              </table:table-cell>
              <table:table-cell office:value-type="float" office:value="3.31111264">
                <text:p>3.3111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1416666666667">
                <text:p>10</text:p>
              </table:table-cell>
              <table:table-cell office:value-type="float" office:value="3.608">
                <text:p>3.608</text:p>
              </table:table-cell>
              <table:table-cell office:value-type="float" office:value="3.61211085">
                <text:p>3.61211085</text:p>
              </table:table-cell>
              <table:table-cell office:value-type="float" office:value="3.31113148">
                <text:p>3.3111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3083333333333">
                <text:p>10</text:p>
              </table:table-cell>
              <table:table-cell office:value-type="float" office:value="3.611">
                <text:p>3.611</text:p>
              </table:table-cell>
              <table:table-cell office:value-type="float" office:value="3.61175847">
                <text:p>3.61175847</text:p>
              </table:table-cell>
              <table:table-cell office:value-type="float" office:value="3.31121445">
                <text:p>3.3112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4777777777778">
                <text:p>10</text:p>
              </table:table-cell>
              <table:table-cell office:value-type="float" office:value="3.611">
                <text:p>3.611</text:p>
              </table:table-cell>
              <table:table-cell office:value-type="float" office:value="3.61116982">
                <text:p>3.61116982</text:p>
              </table:table-cell>
              <table:table-cell office:value-type="float" office:value="3.31111455">
                <text:p>3.3111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6444444444444">
                <text:p>10</text:p>
              </table:table-cell>
              <table:table-cell office:value-type="float" office:value="3.609">
                <text:p>3.609</text:p>
              </table:table-cell>
              <table:table-cell office:value-type="float" office:value="3.61063313">
                <text:p>3.61063313</text:p>
              </table:table-cell>
              <table:table-cell office:value-type="float" office:value="3.3111167">
                <text:p>3.311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8111111111111">
                <text:p>10</text:p>
              </table:table-cell>
              <table:table-cell office:value-type="float" office:value="3.607">
                <text:p>3.607</text:p>
              </table:table-cell>
              <table:table-cell office:value-type="float" office:value="3.61013007">
                <text:p>3.61013007</text:p>
              </table:table-cell>
              <table:table-cell office:value-type="float" office:value="3.31124806">
                <text:p>3.31124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9805555555556">
                <text:p>10</text:p>
              </table:table-cell>
              <table:table-cell office:value-type="float" office:value="3.609">
                <text:p>3.609</text:p>
              </table:table-cell>
              <table:table-cell office:value-type="float" office:value="3.60693097">
                <text:p>3.60693097</text:p>
              </table:table-cell>
              <table:table-cell office:value-type="float" office:value="3.30851007">
                <text:p>3.3085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1472222222222">
                <text:p>10</text:p>
              </table:table-cell>
              <table:table-cell office:value-type="float" office:value="3.608">
                <text:p>3.608</text:p>
              </table:table-cell>
              <table:table-cell office:value-type="float" office:value="3.60915756">
                <text:p>3.60915756</text:p>
              </table:table-cell>
              <table:table-cell office:value-type="float" office:value="3.31110144">
                <text:p>3.31110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3166666666667">
                <text:p>10</text:p>
              </table:table-cell>
              <table:table-cell office:value-type="float" office:value="3.606">
                <text:p>3.606</text:p>
              </table:table-cell>
              <table:table-cell office:value-type="float" office:value="3.60870528">
                <text:p>3.60870528</text:p>
              </table:table-cell>
              <table:table-cell office:value-type="float" office:value="3.31111455">
                <text:p>3.3111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4833333333333">
                <text:p>10</text:p>
              </table:table-cell>
              <table:table-cell office:value-type="float" office:value="3.608">
                <text:p>3.608</text:p>
              </table:table-cell>
              <table:table-cell office:value-type="float" office:value="3.60821986">
                <text:p>3.60821986</text:p>
              </table:table-cell>
              <table:table-cell office:value-type="float" office:value="3.31101799">
                <text:p>3.3110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65">
                <text:p>10</text:p>
              </table:table-cell>
              <table:table-cell office:value-type="float" office:value="3.607">
                <text:p>3.607</text:p>
              </table:table-cell>
              <table:table-cell office:value-type="float" office:value="3.60779715">
                <text:p>3.60779715</text:p>
              </table:table-cell>
              <table:table-cell office:value-type="float" office:value="3.31106067">
                <text:p>3.31106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8194444444445">
                <text:p>10</text:p>
              </table:table-cell>
              <table:table-cell office:value-type="float" office:value="3.607">
                <text:p>3.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9861111111111">
                <text:p>10</text:p>
              </table:table-cell>
              <table:table-cell office:value-type="float" office:value="3.605">
                <text:p>3.605</text:p>
              </table:table-cell>
              <table:table-cell office:value-type="float" office:value="3.60695601">
                <text:p>3.60695601</text:p>
              </table:table-cell>
              <table:table-cell office:value-type="float" office:value="3.31126237">
                <text:p>3.3112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1527777777778">
                <text:p>10</text:p>
              </table:table-cell>
              <table:table-cell office:value-type="float" office:value="3.605">
                <text:p>3.605</text:p>
              </table:table-cell>
              <table:table-cell office:value-type="float" office:value="3.60624981">
                <text:p>3.60624981</text:p>
              </table:table-cell>
              <table:table-cell office:value-type="float" office:value="3.3110497">
                <text:p>3.3110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3222222222222">
                <text:p>10</text:p>
              </table:table-cell>
              <table:table-cell office:value-type="float" office:value="3.605">
                <text:p>3.605</text:p>
              </table:table-cell>
              <table:table-cell office:value-type="float" office:value="3.60579848">
                <text:p>3.60579848</text:p>
              </table:table-cell>
              <table:table-cell office:value-type="float" office:value="3.31105971">
                <text:p>3.31105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4888888888889">
                <text:p>10</text:p>
              </table:table-cell>
              <table:table-cell office:value-type="float" office:value="3.602">
                <text:p>3.602</text:p>
              </table:table-cell>
              <table:table-cell office:value-type="float" office:value="3.60534811">
                <text:p>3.60534811</text:p>
              </table:table-cell>
              <table:table-cell office:value-type="float" office:value="3.31109715">
                <text:p>3.31109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6583333333333">
                <text:p>10</text:p>
              </table:table-cell>
              <table:table-cell office:value-type="float" office:value="3.602">
                <text:p>3.602</text:p>
              </table:table-cell>
              <table:table-cell office:value-type="float" office:value="3.604743">
                <text:p>3.604743</text:p>
              </table:table-cell>
              <table:table-cell office:value-type="float" office:value="3.31097794">
                <text:p>3.31097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825">
                <text:p>10</text:p>
              </table:table-cell>
              <table:table-cell office:value-type="float" office:value="3.602">
                <text:p>3.602</text:p>
              </table:table-cell>
              <table:table-cell office:value-type="float" office:value="3.60457683">
                <text:p>3.60457683</text:p>
              </table:table-cell>
              <table:table-cell office:value-type="float" office:value="3.31126738">
                <text:p>3.31126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9916666666667">
                <text:p>10</text:p>
              </table:table-cell>
              <table:table-cell office:value-type="float" office:value="3.6">
                <text:p>3.6</text:p>
              </table:table-cell>
              <table:table-cell office:value-type="float" office:value="3.60393357">
                <text:p>3.60393357</text:p>
              </table:table-cell>
              <table:table-cell office:value-type="float" office:value="3.31117725">
                <text:p>3.31117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1611111111111">
                <text:p>10</text:p>
              </table:table-cell>
              <table:table-cell office:value-type="float" office:value="3.6">
                <text:p>3.6</text:p>
              </table:table-cell>
              <table:table-cell office:value-type="float" office:value="3.60350752">
                <text:p>3.60350752</text:p>
              </table:table-cell>
              <table:table-cell office:value-type="float" office:value="3.31116152">
                <text:p>3.31116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3277777777778">
                <text:p>10</text:p>
              </table:table-cell>
              <table:table-cell office:value-type="float" office:value="3.6">
                <text:p>3.6</text:p>
              </table:table-cell>
              <table:table-cell office:value-type="float" office:value="3.6030364">
                <text:p>3.6030364</text:p>
              </table:table-cell>
              <table:table-cell office:value-type="float" office:value="3.3111515">
                <text:p>3.311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4944444444444">
                <text:p>10</text:p>
              </table:table-cell>
              <table:table-cell office:value-type="float" office:value="3.599">
                <text:p>3.599</text:p>
              </table:table-cell>
              <table:table-cell office:value-type="float" office:value="3.60254693">
                <text:p>3.60254693</text:p>
              </table:table-cell>
              <table:table-cell office:value-type="float" office:value="3.31117058">
                <text:p>3.31117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6638888888889">
                <text:p>10</text:p>
              </table:table-cell>
              <table:table-cell office:value-type="float" office:value="3.599">
                <text:p>3.599</text:p>
              </table:table-cell>
              <table:table-cell office:value-type="float" office:value="3.60202742">
                <text:p>3.60202742</text:p>
              </table:table-cell>
              <table:table-cell office:value-type="float" office:value="3.31116581">
                <text:p>3.31116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8305555555556">
                <text:p>10</text:p>
              </table:table-cell>
              <table:table-cell office:value-type="float" office:value="3.601">
                <text:p>3.601</text:p>
              </table:table-cell>
              <table:table-cell office:value-type="float" office:value="3.60158825">
                <text:p>3.60158825</text:p>
              </table:table-cell>
              <table:table-cell office:value-type="float" office:value="3.31103921">
                <text:p>3.3110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3.598">
                <text:p>3.598</text:p>
              </table:table-cell>
              <table:table-cell office:value-type="float" office:value="3.60118341">
                <text:p>3.60118341</text:p>
              </table:table-cell>
              <table:table-cell office:value-type="float" office:value="3.31104422">
                <text:p>3.3110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1666666666667">
                <text:p>10</text:p>
              </table:table-cell>
              <table:table-cell office:value-type="float" office:value="3.598">
                <text:p>3.598</text:p>
              </table:table-cell>
              <table:table-cell office:value-type="float" office:value="3.60061765">
                <text:p>3.60061765</text:p>
              </table:table-cell>
              <table:table-cell office:value-type="float" office:value="3.3111496">
                <text:p>3.311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3333333333333">
                <text:p>10</text:p>
              </table:table-cell>
              <table:table-cell office:value-type="float" office:value="3.598">
                <text:p>3.598</text:p>
              </table:table-cell>
              <table:table-cell office:value-type="float" office:value="3.60004163">
                <text:p>3.60004163</text:p>
              </table:table-cell>
              <table:table-cell office:value-type="float" office:value="3.31100798">
                <text:p>3.31100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5027777777778">
                <text:p>10</text:p>
              </table:table-cell>
              <table:table-cell office:value-type="float" office:value="3.596">
                <text:p>3.596</text:p>
              </table:table-cell>
              <table:table-cell office:value-type="float" office:value="3.59957552">
                <text:p>3.59957552</text:p>
              </table:table-cell>
              <table:table-cell office:value-type="float" office:value="3.31106639">
                <text:p>3.31106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6694444444444">
                <text:p>10</text:p>
              </table:table-cell>
              <table:table-cell office:value-type="float" office:value="3.599">
                <text:p>3.599</text:p>
              </table:table-cell>
              <table:table-cell office:value-type="float" office:value="3.59888577">
                <text:p>3.59888577</text:p>
              </table:table-cell>
              <table:table-cell office:value-type="float" office:value="3.31094885">
                <text:p>3.31094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8388888888889">
                <text:p>10</text:p>
              </table:table-cell>
              <table:table-cell office:value-type="float" office:value="3.597">
                <text:p>3.597</text:p>
              </table:table-cell>
              <table:table-cell office:value-type="float" office:value="3.59866834">
                <text:p>3.59866834</text:p>
              </table:table-cell>
              <table:table-cell office:value-type="float" office:value="3.31126952">
                <text:p>3.31126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0055555555556">
                <text:p>10</text:p>
              </table:table-cell>
              <table:table-cell office:value-type="float" office:value="3.594">
                <text:p>3.594</text:p>
              </table:table-cell>
              <table:table-cell office:value-type="float" office:value="3.59813619">
                <text:p>3.59813619</text:p>
              </table:table-cell>
              <table:table-cell office:value-type="float" office:value="3.31122375">
                <text:p>3.3112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1722222222222">
                <text:p>10</text:p>
              </table:table-cell>
              <table:table-cell office:value-type="float" office:value="3.595">
                <text:p>3.595</text:p>
              </table:table-cell>
              <table:table-cell office:value-type="float" office:value="3.59754777">
                <text:p>3.59754777</text:p>
              </table:table-cell>
              <table:table-cell office:value-type="float" office:value="3.31114769">
                <text:p>3.31114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3416666666667">
                <text:p>10</text:p>
              </table:table-cell>
              <table:table-cell office:value-type="float" office:value="3.595">
                <text:p>3.595</text:p>
              </table:table-cell>
              <table:table-cell office:value-type="float" office:value="3.59697032">
                <text:p>3.59697032</text:p>
              </table:table-cell>
              <table:table-cell office:value-type="float" office:value="3.31097889">
                <text:p>3.31097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5083333333333">
                <text:p>10</text:p>
              </table:table-cell>
              <table:table-cell office:value-type="float" office:value="3.592">
                <text:p>3.592</text:p>
              </table:table-cell>
              <table:table-cell office:value-type="float" office:value="3.59649587">
                <text:p>3.59649587</text:p>
              </table:table-cell>
              <table:table-cell office:value-type="float" office:value="3.3110745">
                <text:p>3.3110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6777777777778">
                <text:p>10</text:p>
              </table:table-cell>
              <table:table-cell office:value-type="float" office:value="3.591">
                <text:p>3.591</text:p>
              </table:table-cell>
              <table:table-cell office:value-type="float" office:value="3.59598017">
                <text:p>3.59598017</text:p>
              </table:table-cell>
              <table:table-cell office:value-type="float" office:value="3.3111577">
                <text:p>3.311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8444444444445">
                <text:p>10</text:p>
              </table:table-cell>
              <table:table-cell office:value-type="float" office:value="3.591">
                <text:p>3.591</text:p>
              </table:table-cell>
              <table:table-cell office:value-type="float" office:value="3.59543157">
                <text:p>3.59543157</text:p>
              </table:table-cell>
              <table:table-cell office:value-type="float" office:value="3.31112552">
                <text:p>3.3111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00111111111111">
                <text:p>10</text:p>
              </table:table-cell>
              <table:table-cell office:value-type="float" office:value="3.592">
                <text:p>3.592</text:p>
              </table:table-cell>
              <table:table-cell office:value-type="float" office:value="3.59497833">
                <text:p>3.59497833</text:p>
              </table:table-cell>
              <table:table-cell office:value-type="float" office:value="3.31122637">
                <text:p>3.3112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01805555555556">
                <text:p>10</text:p>
              </table:table-cell>
              <table:table-cell office:value-type="float" office:value="3.59">
                <text:p>3.59</text:p>
              </table:table-cell>
              <table:table-cell office:value-type="float" office:value="3.59435582">
                <text:p>3.59435582</text:p>
              </table:table-cell>
              <table:table-cell office:value-type="float" office:value="3.31103492">
                <text:p>3.31103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03472222222222">
                <text:p>10</text:p>
              </table:table-cell>
              <table:table-cell office:value-type="float" office:value="3.59">
                <text:p>3.59</text:p>
              </table:table-cell>
              <table:table-cell office:value-type="float" office:value="3.59371853">
                <text:p>3.59371853</text:p>
              </table:table-cell>
              <table:table-cell office:value-type="float" office:value="3.31091642">
                <text:p>3.3109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05166666666667">
                <text:p>10</text:p>
              </table:table-cell>
              <table:table-cell office:value-type="float" office:value="3.588">
                <text:p>3.588</text:p>
              </table:table-cell>
              <table:table-cell office:value-type="float" office:value="3.59324718">
                <text:p>3.59324718</text:p>
              </table:table-cell>
              <table:table-cell office:value-type="float" office:value="3.3110044">
                <text:p>3.3110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06833333333333">
                <text:p>10</text:p>
              </table:table-cell>
              <table:table-cell office:value-type="float" office:value="3.588">
                <text:p>3.588</text:p>
              </table:table-cell>
              <table:table-cell office:value-type="float" office:value="3.59265113">
                <text:p>3.59265113</text:p>
              </table:table-cell>
              <table:table-cell office:value-type="float" office:value="3.3110652">
                <text:p>3.3110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085">
                <text:p>10</text:p>
              </table:table-cell>
              <table:table-cell office:value-type="float" office:value="3.588">
                <text:p>3.588</text:p>
              </table:table-cell>
              <table:table-cell office:value-type="float" office:value="3.59220815">
                <text:p>3.59220815</text:p>
              </table:table-cell>
              <table:table-cell office:value-type="float" office:value="3.31100845">
                <text:p>3.31100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10194444444445">
                <text:p>10</text:p>
              </table:table-cell>
              <table:table-cell office:value-type="float" office:value="3.591">
                <text:p>3.591</text:p>
              </table:table-cell>
              <table:table-cell office:value-type="float" office:value="3.59165907">
                <text:p>3.59165907</text:p>
              </table:table-cell>
              <table:table-cell office:value-type="float" office:value="3.31084609">
                <text:p>3.31084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11861111111111">
                <text:p>10</text:p>
              </table:table-cell>
              <table:table-cell office:value-type="float" office:value="3.587">
                <text:p>3.587</text:p>
              </table:table-cell>
              <table:table-cell office:value-type="float" office:value="3.59102893">
                <text:p>3.59102893</text:p>
              </table:table-cell>
              <table:table-cell office:value-type="float" office:value="3.31082082">
                <text:p>3.3108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13555555555556">
                <text:p>10</text:p>
              </table:table-cell>
              <table:table-cell office:value-type="float" office:value="3.587">
                <text:p>3.587</text:p>
              </table:table-cell>
              <table:table-cell office:value-type="float" office:value="3.5904758">
                <text:p>3.5904758</text:p>
              </table:table-cell>
              <table:table-cell office:value-type="float" office:value="3.31087089">
                <text:p>3.31087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15222222222222">
                <text:p>10</text:p>
              </table:table-cell>
              <table:table-cell office:value-type="float" office:value="3.587">
                <text:p>3.587</text:p>
              </table:table-cell>
              <table:table-cell office:value-type="float" office:value="3.58996582">
                <text:p>3.58996582</text:p>
              </table:table-cell>
              <table:table-cell office:value-type="float" office:value="3.31091428">
                <text:p>3.3109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16888888888889">
                <text:p>10</text:p>
              </table:table-cell>
              <table:table-cell office:value-type="float" office:value="3.587">
                <text:p>3.587</text:p>
              </table:table-cell>
              <table:table-cell office:value-type="float" office:value="3.58941317">
                <text:p>3.58941317</text:p>
              </table:table-cell>
              <table:table-cell office:value-type="float" office:value="3.31099677">
                <text:p>3.31099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18583333333333">
                <text:p>10</text:p>
              </table:table-cell>
              <table:table-cell office:value-type="float" office:value="3.585">
                <text:p>3.585</text:p>
              </table:table-cell>
              <table:table-cell office:value-type="float" office:value="3.58889461">
                <text:p>3.58889461</text:p>
              </table:table-cell>
              <table:table-cell office:value-type="float" office:value="3.31093979">
                <text:p>3.31093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2025">
                <text:p>10</text:p>
              </table:table-cell>
              <table:table-cell office:value-type="float" office:value="3.585">
                <text:p>3.585</text:p>
              </table:table-cell>
              <table:table-cell office:value-type="float" office:value="3.58832407">
                <text:p>3.58832407</text:p>
              </table:table-cell>
              <table:table-cell office:value-type="float" office:value="3.31097627">
                <text:p>3.31097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21916666666667">
                <text:p>10</text:p>
              </table:table-cell>
              <table:table-cell office:value-type="float" office:value="3.584">
                <text:p>3.584</text:p>
              </table:table-cell>
              <table:table-cell office:value-type="float" office:value="3.58783031">
                <text:p>3.58783031</text:p>
              </table:table-cell>
              <table:table-cell office:value-type="float" office:value="3.31084204">
                <text:p>3.31084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23611111111111">
                <text:p>10</text:p>
              </table:table-cell>
              <table:table-cell office:value-type="float" office:value="3.584">
                <text:p>3.584</text:p>
              </table:table-cell>
              <table:table-cell office:value-type="float" office:value="3.58723426">
                <text:p>3.58723426</text:p>
              </table:table-cell>
              <table:table-cell office:value-type="float" office:value="3.31094718">
                <text:p>3.31094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25277777777778">
                <text:p>10</text:p>
              </table:table-cell>
              <table:table-cell office:value-type="float" office:value="3.585">
                <text:p>3.585</text:p>
              </table:table-cell>
              <table:table-cell office:value-type="float" office:value="3.58667707">
                <text:p>3.58667707</text:p>
              </table:table-cell>
              <table:table-cell office:value-type="float" office:value="3.31083107">
                <text:p>3.31083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26972222222222">
                <text:p>10</text:p>
              </table:table-cell>
              <table:table-cell office:value-type="float" office:value="3.583">
                <text:p>3.583</text:p>
              </table:table-cell>
              <table:table-cell office:value-type="float" office:value="3.58611417">
                <text:p>3.58611417</text:p>
              </table:table-cell>
              <table:table-cell office:value-type="float" office:value="3.31082273">
                <text:p>3.31082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28638888888889">
                <text:p>10</text:p>
              </table:table-cell>
              <table:table-cell office:value-type="float" office:value="3.585">
                <text:p>3.585</text:p>
              </table:table-cell>
              <table:table-cell office:value-type="float" office:value="3.5854826">
                <text:p>3.5854826</text:p>
              </table:table-cell>
              <table:table-cell office:value-type="float" office:value="3.31083536">
                <text:p>3.31083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30305555555556">
                <text:p>10</text:p>
              </table:table-cell>
              <table:table-cell office:value-type="float" office:value="3.581">
                <text:p>3.581</text:p>
              </table:table-cell>
              <table:table-cell office:value-type="float" office:value="3.58492875">
                <text:p>3.58492875</text:p>
              </table:table-cell>
              <table:table-cell office:value-type="float" office:value="3.31075978">
                <text:p>3.31075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32">
                <text:p>10</text:p>
              </table:table-cell>
              <table:table-cell office:value-type="float" office:value="3.581">
                <text:p>3.581</text:p>
              </table:table-cell>
              <table:table-cell office:value-type="float" office:value="3.58441687">
                <text:p>3.58441687</text:p>
              </table:table-cell>
              <table:table-cell office:value-type="float" office:value="3.3108902">
                <text:p>3.3108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33666666666667">
                <text:p>10</text:p>
              </table:table-cell>
              <table:table-cell office:value-type="float" office:value="3.58">
                <text:p>3.58</text:p>
              </table:table-cell>
              <table:table-cell office:value-type="float" office:value="3.58384037">
                <text:p>3.58384037</text:p>
              </table:table-cell>
              <table:table-cell office:value-type="float" office:value="3.31076813">
                <text:p>3.31076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35361111111111">
                <text:p>10</text:p>
              </table:table-cell>
              <table:table-cell office:value-type="float" office:value="3.582">
                <text:p>3.582</text:p>
              </table:table-cell>
              <table:table-cell office:value-type="float" office:value="3.58317804">
                <text:p>3.58317804</text:p>
              </table:table-cell>
              <table:table-cell office:value-type="float" office:value="3.31077814">
                <text:p>3.31077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37027777777778">
                <text:p>10</text:p>
              </table:table-cell>
              <table:table-cell office:value-type="float" office:value="3.582">
                <text:p>3.582</text:p>
              </table:table-cell>
              <table:table-cell office:value-type="float" office:value="3.58253241">
                <text:p>3.58253241</text:p>
              </table:table-cell>
              <table:table-cell office:value-type="float" office:value="3.31078792">
                <text:p>3.31078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38694444444444">
                <text:p>10</text:p>
              </table:table-cell>
              <table:table-cell office:value-type="float" office:value="3.579">
                <text:p>3.579</text:p>
              </table:table-cell>
              <table:table-cell office:value-type="float" office:value="3.58195877">
                <text:p>3.58195877</text:p>
              </table:table-cell>
              <table:table-cell office:value-type="float" office:value="3.31074667">
                <text:p>3.31074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40388888888889">
                <text:p>10</text:p>
              </table:table-cell>
              <table:table-cell office:value-type="float" office:value="3.579">
                <text:p>3.579</text:p>
              </table:table-cell>
              <table:table-cell office:value-type="float" office:value="3.58139682">
                <text:p>3.58139682</text:p>
              </table:table-cell>
              <table:table-cell office:value-type="float" office:value="3.31078362">
                <text:p>3.31078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42055555555556">
                <text:p>10</text:p>
              </table:table-cell>
              <table:table-cell office:value-type="float" office:value="3.579">
                <text:p>3.579</text:p>
              </table:table-cell>
              <table:table-cell office:value-type="float" office:value="3.58080196">
                <text:p>3.58080196</text:p>
              </table:table-cell>
              <table:table-cell office:value-type="float" office:value="3.3108263">
                <text:p>3.310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43722222222222">
                <text:p>10</text:p>
              </table:table-cell>
              <table:table-cell office:value-type="float" office:value="3.577">
                <text:p>3.577</text:p>
              </table:table-cell>
              <table:table-cell office:value-type="float" office:value="3.58023453">
                <text:p>3.58023453</text:p>
              </table:table-cell>
              <table:table-cell office:value-type="float" office:value="3.31069899">
                <text:p>3.3106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45416666666667">
                <text:p>10</text:p>
              </table:table-cell>
              <table:table-cell office:value-type="float" office:value="3.577">
                <text:p>3.577</text:p>
              </table:table-cell>
              <table:table-cell office:value-type="float" office:value="3.57957101">
                <text:p>3.57957101</text:p>
              </table:table-cell>
              <table:table-cell office:value-type="float" office:value="3.31063151">
                <text:p>3.31063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47083333333333">
                <text:p>10</text:p>
              </table:table-cell>
              <table:table-cell office:value-type="float" office:value="3.576">
                <text:p>3.576</text:p>
              </table:table-cell>
              <table:table-cell office:value-type="float" office:value="3.57898521">
                <text:p>3.57898521</text:p>
              </table:table-cell>
              <table:table-cell office:value-type="float" office:value="3.31076384">
                <text:p>3.3107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48777777777778">
                <text:p>10</text:p>
              </table:table-cell>
              <table:table-cell office:value-type="float" office:value="3.576">
                <text:p>3.576</text:p>
              </table:table-cell>
              <table:table-cell office:value-type="float" office:value="3.57830501">
                <text:p>3.57830501</text:p>
              </table:table-cell>
              <table:table-cell office:value-type="float" office:value="3.31062174">
                <text:p>3.3106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50444444444445">
                <text:p>10</text:p>
              </table:table-cell>
              <table:table-cell office:value-type="float" office:value="3.575">
                <text:p>3.575</text:p>
              </table:table-cell>
              <table:table-cell office:value-type="float" office:value="3.57761979">
                <text:p>3.57761979</text:p>
              </table:table-cell>
              <table:table-cell office:value-type="float" office:value="3.31071687">
                <text:p>3.3107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52111111111111">
                <text:p>10</text:p>
              </table:table-cell>
              <table:table-cell office:value-type="float" office:value="3.575">
                <text:p>3.575</text:p>
              </table:table-cell>
              <table:table-cell office:value-type="float" office:value="3.57699418">
                <text:p>3.57699418</text:p>
              </table:table-cell>
              <table:table-cell office:value-type="float" office:value="3.310812">
                <text:p>3.31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53805555555556">
                <text:p>10</text:p>
              </table:table-cell>
              <table:table-cell office:value-type="float" office:value="3.573">
                <text:p>3.573</text:p>
              </table:table-cell>
              <table:table-cell office:value-type="float" office:value="3.5762713">
                <text:p>3.5762713</text:p>
              </table:table-cell>
              <table:table-cell office:value-type="float" office:value="3.31079197">
                <text:p>3.31079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55472222222222">
                <text:p>10</text:p>
              </table:table-cell>
              <table:table-cell office:value-type="float" office:value="3.573">
                <text:p>3.573</text:p>
              </table:table-cell>
              <table:table-cell office:value-type="float" office:value="3.57571316">
                <text:p>3.57571316</text:p>
              </table:table-cell>
              <table:table-cell office:value-type="float" office:value="3.31077743">
                <text:p>3.31077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57166666666667">
                <text:p>10</text:p>
              </table:table-cell>
              <table:table-cell office:value-type="float" office:value="3.572">
                <text:p>3.572</text:p>
              </table:table-cell>
              <table:table-cell office:value-type="float" office:value="3.57493877">
                <text:p>3.57493877</text:p>
              </table:table-cell>
              <table:table-cell office:value-type="float" office:value="3.3107419">
                <text:p>3.310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58833333333333">
                <text:p>10</text:p>
              </table:table-cell>
              <table:table-cell office:value-type="float" office:value="3.572">
                <text:p>3.572</text:p>
              </table:table-cell>
              <table:table-cell office:value-type="float" office:value="3.57423568">
                <text:p>3.57423568</text:p>
              </table:table-cell>
              <table:table-cell office:value-type="float" office:value="3.31075835">
                <text:p>3.31075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605">
                <text:p>10</text:p>
              </table:table-cell>
              <table:table-cell office:value-type="float" office:value="3.571">
                <text:p>3.571</text:p>
              </table:table-cell>
              <table:table-cell office:value-type="float" office:value="3.57363987">
                <text:p>3.57363987</text:p>
              </table:table-cell>
              <table:table-cell office:value-type="float" office:value="3.31082988">
                <text:p>3.31082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62194444444445">
                <text:p>10</text:p>
              </table:table-cell>
              <table:table-cell office:value-type="float" office:value="3.571">
                <text:p>3.571</text:p>
              </table:table-cell>
              <table:table-cell office:value-type="float" office:value="3.57298636">
                <text:p>3.57298636</text:p>
              </table:table-cell>
              <table:table-cell office:value-type="float" office:value="3.31077981">
                <text:p>3.31077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63861111111111">
                <text:p>10</text:p>
              </table:table-cell>
              <table:table-cell office:value-type="float" office:value="3.569">
                <text:p>3.569</text:p>
              </table:table-cell>
              <table:table-cell office:value-type="float" office:value="3.57222843">
                <text:p>3.57222843</text:p>
              </table:table-cell>
              <table:table-cell office:value-type="float" office:value="3.31072521">
                <text:p>3.31072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65555555555556">
                <text:p>10</text:p>
              </table:table-cell>
              <table:table-cell office:value-type="float" office:value="3.569">
                <text:p>3.569</text:p>
              </table:table-cell>
              <table:table-cell office:value-type="float" office:value="3.57152438">
                <text:p>3.57152438</text:p>
              </table:table-cell>
              <table:table-cell office:value-type="float" office:value="3.31073093">
                <text:p>3.31073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67222222222222">
                <text:p>10</text:p>
              </table:table-cell>
              <table:table-cell office:value-type="float" office:value="3.569">
                <text:p>3.569</text:p>
              </table:table-cell>
              <table:table-cell office:value-type="float" office:value="3.57078075">
                <text:p>3.57078075</text:p>
              </table:table-cell>
              <table:table-cell office:value-type="float" office:value="3.31067705">
                <text:p>3.3106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68888888888889">
                <text:p>10</text:p>
              </table:table-cell>
              <table:table-cell office:value-type="float" office:value="3.565">
                <text:p>3.565</text:p>
              </table:table-cell>
              <table:table-cell office:value-type="float" office:value="3.56999254">
                <text:p>3.56999254</text:p>
              </table:table-cell>
              <table:table-cell office:value-type="float" office:value="3.31084728">
                <text:p>3.3108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70583333333333">
                <text:p>10</text:p>
              </table:table-cell>
              <table:table-cell office:value-type="float" office:value="3.565">
                <text:p>3.565</text:p>
              </table:table-cell>
              <table:table-cell office:value-type="float" office:value="3.56925344">
                <text:p>3.56925344</text:p>
              </table:table-cell>
              <table:table-cell office:value-type="float" office:value="3.31070304">
                <text:p>3.3107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7225">
                <text:p>10</text:p>
              </table:table-cell>
              <table:table-cell office:value-type="float" office:value="3.565">
                <text:p>3.565</text:p>
              </table:table-cell>
              <table:table-cell office:value-type="float" office:value="3.56857824">
                <text:p>3.56857824</text:p>
              </table:table-cell>
              <table:table-cell office:value-type="float" office:value="3.31064129">
                <text:p>3.31064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73916666666667">
                <text:p>10</text:p>
              </table:table-cell>
              <table:table-cell office:value-type="float" office:value="3.564">
                <text:p>3.564</text:p>
              </table:table-cell>
              <table:table-cell office:value-type="float" office:value="3.56784344">
                <text:p>3.56784344</text:p>
              </table:table-cell>
              <table:table-cell office:value-type="float" office:value="3.31070662">
                <text:p>3.3107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75611111111111">
                <text:p>10</text:p>
              </table:table-cell>
              <table:table-cell office:value-type="float" office:value="3.563">
                <text:p>3.563</text:p>
              </table:table-cell>
              <table:table-cell office:value-type="float" office:value="3.56715918">
                <text:p>3.56715918</text:p>
              </table:table-cell>
              <table:table-cell office:value-type="float" office:value="3.31067228">
                <text:p>3.31067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77277777777778">
                <text:p>10</text:p>
              </table:table-cell>
              <table:table-cell office:value-type="float" office:value="3.563">
                <text:p>3.563</text:p>
              </table:table-cell>
              <table:table-cell office:value-type="float" office:value="3.56644034">
                <text:p>3.56644034</text:p>
              </table:table-cell>
              <table:table-cell office:value-type="float" office:value="3.31068611">
                <text:p>3.31068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78972222222222">
                <text:p>10</text:p>
              </table:table-cell>
              <table:table-cell office:value-type="float" office:value="3.561">
                <text:p>3.561</text:p>
              </table:table-cell>
              <table:table-cell office:value-type="float" office:value="3.56580091">
                <text:p>3.56580091</text:p>
              </table:table-cell>
              <table:table-cell office:value-type="float" office:value="3.31071162">
                <text:p>3.3107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80638888888889">
                <text:p>10</text:p>
              </table:table-cell>
              <table:table-cell office:value-type="float" office:value="3.561">
                <text:p>3.561</text:p>
              </table:table-cell>
              <table:table-cell office:value-type="float" office:value="3.5650754">
                <text:p>3.5650754</text:p>
              </table:table-cell>
              <table:table-cell office:value-type="float" office:value="3.31062722">
                <text:p>3.31062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82305555555556">
                <text:p>10</text:p>
              </table:table-cell>
              <table:table-cell office:value-type="float" office:value="3.56">
                <text:p>3.56</text:p>
              </table:table-cell>
              <table:table-cell office:value-type="float" office:value="3.56444407">
                <text:p>3.56444407</text:p>
              </table:table-cell>
              <table:table-cell office:value-type="float" office:value="3.31070328">
                <text:p>3.3107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84">
                <text:p>10</text:p>
              </table:table-cell>
              <table:table-cell office:value-type="float" office:value="3.56">
                <text:p>3.56</text:p>
              </table:table-cell>
              <table:table-cell office:value-type="float" office:value="3.56376863">
                <text:p>3.56376863</text:p>
              </table:table-cell>
              <table:table-cell office:value-type="float" office:value="3.31064773">
                <text:p>3.31064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85666666666667">
                <text:p>10</text:p>
              </table:table-cell>
              <table:table-cell office:value-type="float" office:value="3.561">
                <text:p>3.561</text:p>
              </table:table-cell>
              <table:table-cell office:value-type="float" office:value="3.56302571">
                <text:p>3.56302571</text:p>
              </table:table-cell>
              <table:table-cell office:value-type="float" office:value="3.31071234">
                <text:p>3.3107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87333333333333">
                <text:p>10</text:p>
              </table:table-cell>
              <table:table-cell office:value-type="float" office:value="3.561">
                <text:p>3.561</text:p>
              </table:table-cell>
              <table:table-cell office:value-type="float" office:value="3.56234336">
                <text:p>3.56234336</text:p>
              </table:table-cell>
              <table:table-cell office:value-type="float" office:value="3.31062436">
                <text:p>3.3106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89027777777778">
                <text:p>10</text:p>
              </table:table-cell>
              <table:table-cell office:value-type="float" office:value="3.557">
                <text:p>3.557</text:p>
              </table:table-cell>
              <table:table-cell office:value-type="float" office:value="3.56156945">
                <text:p>3.56156945</text:p>
              </table:table-cell>
              <table:table-cell office:value-type="float" office:value="3.31037426">
                <text:p>3.31037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90694444444445">
                <text:p>10</text:p>
              </table:table-cell>
              <table:table-cell office:value-type="float" office:value="3.559">
                <text:p>3.559</text:p>
              </table:table-cell>
              <table:table-cell office:value-type="float" office:value="3.5608995">
                <text:p>3.5608995</text:p>
              </table:table-cell>
              <table:table-cell office:value-type="float" office:value="3.31051159">
                <text:p>3.3105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92388888888889">
                <text:p>10</text:p>
              </table:table-cell>
              <table:table-cell office:value-type="float" office:value="3.557">
                <text:p>3.557</text:p>
              </table:table-cell>
              <table:table-cell office:value-type="float" office:value="3.56023407">
                <text:p>3.56023407</text:p>
              </table:table-cell>
              <table:table-cell office:value-type="float" office:value="3.31053591">
                <text:p>3.31053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94055555555556">
                <text:p>10</text:p>
              </table:table-cell>
              <table:table-cell office:value-type="float" office:value="3.56">
                <text:p>3.56</text:p>
              </table:table-cell>
              <table:table-cell office:value-type="float" office:value="3.55956769">
                <text:p>3.55956769</text:p>
              </table:table-cell>
              <table:table-cell office:value-type="float" office:value="3.31043911">
                <text:p>3.31043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95722222222222">
                <text:p>10</text:p>
              </table:table-cell>
              <table:table-cell office:value-type="float" office:value="3.558">
                <text:p>3.558</text:p>
              </table:table-cell>
              <table:table-cell office:value-type="float" office:value="3.55889034">
                <text:p>3.55889034</text:p>
              </table:table-cell>
              <table:table-cell office:value-type="float" office:value="3.3104434">
                <text:p>3.3104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97416666666667">
                <text:p>10</text:p>
              </table:table-cell>
              <table:table-cell office:value-type="float" office:value="3.556">
                <text:p>3.556</text:p>
              </table:table-cell>
              <table:table-cell office:value-type="float" office:value="3.55829191">
                <text:p>3.55829191</text:p>
              </table:table-cell>
              <table:table-cell office:value-type="float" office:value="3.31048608">
                <text:p>3.31048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99083333333333">
                <text:p>10</text:p>
              </table:table-cell>
              <table:table-cell office:value-type="float" office:value="3.554">
                <text:p>3.554</text:p>
              </table:table-cell>
              <table:table-cell office:value-type="float" office:value="3.5575819">
                <text:p>3.5575819</text:p>
              </table:table-cell>
              <table:table-cell office:value-type="float" office:value="3.31039786">
                <text:p>3.31039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00777777777778">
                <text:p>10</text:p>
              </table:table-cell>
              <table:table-cell office:value-type="float" office:value="3.554">
                <text:p>3.554</text:p>
              </table:table-cell>
              <table:table-cell office:value-type="float" office:value="3.55669594">
                <text:p>3.55669594</text:p>
              </table:table-cell>
              <table:table-cell office:value-type="float" office:value="3.31039858">
                <text:p>3.31039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02444444444445">
                <text:p>10</text:p>
              </table:table-cell>
              <table:table-cell office:value-type="float" office:value="3.553">
                <text:p>3.553</text:p>
              </table:table-cell>
              <table:table-cell office:value-type="float" office:value="3.55607581">
                <text:p>3.55607581</text:p>
              </table:table-cell>
              <table:table-cell office:value-type="float" office:value="3.31045318">
                <text:p>3.31045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04111111111111">
                <text:p>10</text:p>
              </table:table-cell>
              <table:table-cell office:value-type="float" office:value="3.556">
                <text:p>3.556</text:p>
              </table:table-cell>
              <table:table-cell office:value-type="float" office:value="3.55534625">
                <text:p>3.55534625</text:p>
              </table:table-cell>
              <table:table-cell office:value-type="float" office:value="3.31048584">
                <text:p>3.31048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05805555555556">
                <text:p>10</text:p>
              </table:table-cell>
              <table:table-cell office:value-type="float" office:value="3.552">
                <text:p>3.552</text:p>
              </table:table-cell>
              <table:table-cell office:value-type="float" office:value="3.55463934">
                <text:p>3.55463934</text:p>
              </table:table-cell>
              <table:table-cell office:value-type="float" office:value="3.31035376">
                <text:p>3.31035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07472222222222">
                <text:p>10</text:p>
              </table:table-cell>
              <table:table-cell office:value-type="float" office:value="3.55">
                <text:p>3.55</text:p>
              </table:table-cell>
              <table:table-cell office:value-type="float" office:value="3.55406547">
                <text:p>3.55406547</text:p>
              </table:table-cell>
              <table:table-cell office:value-type="float" office:value="3.31029153">
                <text:p>3.31029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09166666666667">
                <text:p>10</text:p>
              </table:table-cell>
              <table:table-cell office:value-type="float" office:value="3.55">
                <text:p>3.55</text:p>
              </table:table-cell>
              <table:table-cell office:value-type="float" office:value="3.5533874">
                <text:p>3.5533874</text:p>
              </table:table-cell>
              <table:table-cell office:value-type="float" office:value="3.31025505">
                <text:p>3.31025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10833333333333">
                <text:p>10</text:p>
              </table:table-cell>
              <table:table-cell office:value-type="float" office:value="3.55">
                <text:p>3.55</text:p>
              </table:table-cell>
              <table:table-cell office:value-type="float" office:value="3.5527029">
                <text:p>3.5527029</text:p>
              </table:table-cell>
              <table:table-cell office:value-type="float" office:value="3.31016517">
                <text:p>3.3101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125">
                <text:p>10</text:p>
              </table:table-cell>
              <table:table-cell office:value-type="float" office:value="3.549">
                <text:p>3.549</text:p>
              </table:table-cell>
              <table:table-cell office:value-type="float" office:value="3.55201149">
                <text:p>3.55201149</text:p>
              </table:table-cell>
              <table:table-cell office:value-type="float" office:value="3.31013513">
                <text:p>3.31013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14194444444444">
                <text:p>10</text:p>
              </table:table-cell>
              <table:table-cell office:value-type="float" office:value="3.549">
                <text:p>3.549</text:p>
              </table:table-cell>
              <table:table-cell office:value-type="float" office:value="3.5512867">
                <text:p>3.5512867</text:p>
              </table:table-cell>
              <table:table-cell office:value-type="float" office:value="3.31013012">
                <text:p>3.31013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15861111111111">
                <text:p>10</text:p>
              </table:table-cell>
              <table:table-cell office:value-type="float" office:value="3.548">
                <text:p>3.548</text:p>
              </table:table-cell>
              <table:table-cell office:value-type="float" office:value="3.55056453">
                <text:p>3.55056453</text:p>
              </table:table-cell>
              <table:table-cell office:value-type="float" office:value="3.31012559">
                <text:p>3.31012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17527777777778">
                <text:p>10</text:p>
              </table:table-cell>
              <table:table-cell office:value-type="float" office:value="3.548">
                <text:p>3.548</text:p>
              </table:table-cell>
              <table:table-cell office:value-type="float" office:value="3.54986858">
                <text:p>3.54986858</text:p>
              </table:table-cell>
              <table:table-cell office:value-type="float" office:value="3.31026816">
                <text:p>3.31026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19222222222222">
                <text:p>10</text:p>
              </table:table-cell>
              <table:table-cell office:value-type="float" office:value="3.548">
                <text:p>3.548</text:p>
              </table:table-cell>
              <table:table-cell office:value-type="float" office:value="3.54920578">
                <text:p>3.54920578</text:p>
              </table:table-cell>
              <table:table-cell office:value-type="float" office:value="3.31022787">
                <text:p>3.31022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20888888888889">
                <text:p>10</text:p>
              </table:table-cell>
              <table:table-cell office:value-type="float" office:value="3.546">
                <text:p>3.546</text:p>
              </table:table-cell>
              <table:table-cell office:value-type="float" office:value="3.54848123">
                <text:p>3.54848123</text:p>
              </table:table-cell>
              <table:table-cell office:value-type="float" office:value="3.31026411">
                <text:p>3.31026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22583333333333">
                <text:p>10</text:p>
              </table:table-cell>
              <table:table-cell office:value-type="float" office:value="3.545">
                <text:p>3.545</text:p>
              </table:table-cell>
              <table:table-cell office:value-type="float" office:value="3.54778361">
                <text:p>3.54778361</text:p>
              </table:table-cell>
              <table:table-cell office:value-type="float" office:value="3.31003618">
                <text:p>3.31003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2425">
                <text:p>10</text:p>
              </table:table-cell>
              <table:table-cell office:value-type="float" office:value="3.545">
                <text:p>3.545</text:p>
              </table:table-cell>
              <table:table-cell office:value-type="float" office:value="3.54694891">
                <text:p>3.54694891</text:p>
              </table:table-cell>
              <table:table-cell office:value-type="float" office:value="3.31003499">
                <text:p>3.31003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25916666666667">
                <text:p>10</text:p>
              </table:table-cell>
              <table:table-cell office:value-type="float" office:value="3.544">
                <text:p>3.544</text:p>
              </table:table-cell>
              <table:table-cell office:value-type="float" office:value="3.54635">
                <text:p>3.54635</text:p>
              </table:table-cell>
              <table:table-cell office:value-type="float" office:value="3.30996609">
                <text:p>3.3099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27611111111111">
                <text:p>10</text:p>
              </table:table-cell>
              <table:table-cell office:value-type="float" office:value="3.544">
                <text:p>3.544</text:p>
              </table:table-cell>
              <table:table-cell office:value-type="float" office:value="3.54562092">
                <text:p>3.54562092</text:p>
              </table:table-cell>
              <table:table-cell office:value-type="float" office:value="3.30989528">
                <text:p>3.30989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29277777777778">
                <text:p>10</text:p>
              </table:table-cell>
              <table:table-cell office:value-type="float" office:value="3.542">
                <text:p>3.542</text:p>
              </table:table-cell>
              <table:table-cell office:value-type="float" office:value="3.54488325">
                <text:p>3.54488325</text:p>
              </table:table-cell>
              <table:table-cell office:value-type="float" office:value="3.30966783">
                <text:p>3.30966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30944444444445">
                <text:p>10</text:p>
              </table:table-cell>
              <table:table-cell office:value-type="float" office:value="3.542">
                <text:p>3.542</text:p>
              </table:table-cell>
              <table:table-cell office:value-type="float" office:value="3.54419565">
                <text:p>3.54419565</text:p>
              </table:table-cell>
              <table:table-cell office:value-type="float" office:value="3.3097086">
                <text:p>3.30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32638888888889">
                <text:p>10</text:p>
              </table:table-cell>
              <table:table-cell office:value-type="float" office:value="3.541">
                <text:p>3.541</text:p>
              </table:table-cell>
              <table:table-cell office:value-type="float" office:value="3.54357076">
                <text:p>3.54357076</text:p>
              </table:table-cell>
              <table:table-cell office:value-type="float" office:value="3.30958962">
                <text:p>3.30958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34305555555556">
                <text:p>10</text:p>
              </table:table-cell>
              <table:table-cell office:value-type="float" office:value="3.541">
                <text:p>3.541</text:p>
              </table:table-cell>
              <table:table-cell office:value-type="float" office:value="3.54284668">
                <text:p>3.54284668</text:p>
              </table:table-cell>
              <table:table-cell office:value-type="float" office:value="3.30942011">
                <text:p>3.3094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36">
                <text:p>10</text:p>
              </table:table-cell>
              <table:table-cell office:value-type="float" office:value="3.541">
                <text:p>3.541</text:p>
              </table:table-cell>
              <table:table-cell office:value-type="float" office:value="3.54220223">
                <text:p>3.54220223</text:p>
              </table:table-cell>
              <table:table-cell office:value-type="float" office:value="3.30931568">
                <text:p>3.3093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37666666666667">
                <text:p>10</text:p>
              </table:table-cell>
              <table:table-cell office:value-type="float" office:value="3.54">
                <text:p>3.54</text:p>
              </table:table-cell>
              <table:table-cell office:value-type="float" office:value="3.54140806">
                <text:p>3.54140806</text:p>
              </table:table-cell>
              <table:table-cell office:value-type="float" office:value="3.30915284">
                <text:p>3.3091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39333333333333">
                <text:p>10</text:p>
              </table:table-cell>
              <table:table-cell office:value-type="float" office:value="3.54">
                <text:p>3.54</text:p>
              </table:table-cell>
              <table:table-cell office:value-type="float" office:value="3.54081154">
                <text:p>3.54081154</text:p>
              </table:table-cell>
              <table:table-cell office:value-type="float" office:value="3.30895805">
                <text:p>3.30895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41027777777778">
                <text:p>10</text:p>
              </table:table-cell>
              <table:table-cell office:value-type="float" office:value="3.538">
                <text:p>3.538</text:p>
              </table:table-cell>
              <table:table-cell office:value-type="float" office:value="3.5401895">
                <text:p>3.5401895</text:p>
              </table:table-cell>
              <table:table-cell office:value-type="float" office:value="3.30863309">
                <text:p>3.30863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42694444444444">
                <text:p>10</text:p>
              </table:table-cell>
              <table:table-cell office:value-type="float" office:value="3.537">
                <text:p>3.537</text:p>
              </table:table-cell>
              <table:table-cell office:value-type="float" office:value="3.53946972">
                <text:p>3.53946972</text:p>
              </table:table-cell>
              <table:table-cell office:value-type="float" office:value="3.30836701">
                <text:p>3.30836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44361111111111">
                <text:p>10</text:p>
              </table:table-cell>
              <table:table-cell office:value-type="float" office:value="3.538">
                <text:p>3.538</text:p>
              </table:table-cell>
              <table:table-cell office:value-type="float" office:value="3.53894067">
                <text:p>3.53894067</text:p>
              </table:table-cell>
              <table:table-cell office:value-type="float" office:value="3.3083601">
                <text:p>3.308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46055555555556">
                <text:p>10</text:p>
              </table:table-cell>
              <table:table-cell office:value-type="float" office:value="3.536">
                <text:p>3.536</text:p>
              </table:table-cell>
              <table:table-cell office:value-type="float" office:value="3.5382812">
                <text:p>3.5382812</text:p>
              </table:table-cell>
              <table:table-cell office:value-type="float" office:value="3.30810523">
                <text:p>3.30810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47722222222222">
                <text:p>10</text:p>
              </table:table-cell>
              <table:table-cell office:value-type="float" office:value="3.536">
                <text:p>3.536</text:p>
              </table:table-cell>
              <table:table-cell office:value-type="float" office:value="3.53754139">
                <text:p>3.53754139</text:p>
              </table:table-cell>
              <table:table-cell office:value-type="float" office:value="3.30797386">
                <text:p>3.30797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49416666666667">
                <text:p>10</text:p>
              </table:table-cell>
              <table:table-cell office:value-type="float" office:value="3.534">
                <text:p>3.534</text:p>
              </table:table-cell>
              <table:table-cell office:value-type="float" office:value="3.53692341">
                <text:p>3.53692341</text:p>
              </table:table-cell>
              <table:table-cell office:value-type="float" office:value="3.30784154">
                <text:p>3.30784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51083333333333">
                <text:p>10</text:p>
              </table:table-cell>
              <table:table-cell office:value-type="float" office:value="3.534">
                <text:p>3.534</text:p>
              </table:table-cell>
              <table:table-cell office:value-type="float" office:value="3.53630853">
                <text:p>3.53630853</text:p>
              </table:table-cell>
              <table:table-cell office:value-type="float" office:value="3.30774951">
                <text:p>3.30774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5275">
                <text:p>10</text:p>
              </table:table-cell>
              <table:table-cell office:value-type="float" office:value="3.533">
                <text:p>3.533</text:p>
              </table:table-cell>
              <table:table-cell office:value-type="float" office:value="3.53575635">
                <text:p>3.53575635</text:p>
              </table:table-cell>
              <table:table-cell office:value-type="float" office:value="3.30764914">
                <text:p>3.30764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54444444444444">
                <text:p>10</text:p>
              </table:table-cell>
              <table:table-cell office:value-type="float" office:value="3.533">
                <text:p>3.533</text:p>
              </table:table-cell>
              <table:table-cell office:value-type="float" office:value="3.53504586">
                <text:p>3.53504586</text:p>
              </table:table-cell>
              <table:table-cell office:value-type="float" office:value="3.30749798">
                <text:p>3.30749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56111111111111">
                <text:p>10</text:p>
              </table:table-cell>
              <table:table-cell office:value-type="float" office:value="3.532">
                <text:p>3.532</text:p>
              </table:table-cell>
              <table:table-cell office:value-type="float" office:value="3.53444886">
                <text:p>3.53444886</text:p>
              </table:table-cell>
              <table:table-cell office:value-type="float" office:value="3.30732465">
                <text:p>3.30732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57805555555556">
                <text:p>10</text:p>
              </table:table-cell>
              <table:table-cell office:value-type="float" office:value="3.532">
                <text:p>3.532</text:p>
              </table:table-cell>
              <table:table-cell office:value-type="float" office:value="3.53379703">
                <text:p>3.53379703</text:p>
              </table:table-cell>
              <table:table-cell office:value-type="float" office:value="3.30714297">
                <text:p>3.30714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59472222222222">
                <text:p>10</text:p>
              </table:table-cell>
              <table:table-cell office:value-type="float" office:value="3.532">
                <text:p>3.532</text:p>
              </table:table-cell>
              <table:table-cell office:value-type="float" office:value="3.53318429">
                <text:p>3.53318429</text:p>
              </table:table-cell>
              <table:table-cell office:value-type="float" office:value="3.30699897">
                <text:p>3.30699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61138888888889">
                <text:p>10</text:p>
              </table:table-cell>
              <table:table-cell office:value-type="float" office:value="3.53">
                <text:p>3.53</text:p>
              </table:table-cell>
              <table:table-cell office:value-type="float" office:value="3.53256154">
                <text:p>3.53256154</text:p>
              </table:table-cell>
              <table:table-cell office:value-type="float" office:value="3.30687189">
                <text:p>3.30687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62833333333333">
                <text:p>10</text:p>
              </table:table-cell>
              <table:table-cell office:value-type="float" office:value="3.53">
                <text:p>3.53</text:p>
              </table:table-cell>
              <table:table-cell office:value-type="float" office:value="3.5318327">
                <text:p>3.5318327</text:p>
              </table:table-cell>
              <table:table-cell office:value-type="float" office:value="3.30678368">
                <text:p>3.30678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645">
                <text:p>10</text:p>
              </table:table-cell>
              <table:table-cell office:value-type="float" office:value="3.53">
                <text:p>3.53</text:p>
              </table:table-cell>
              <table:table-cell office:value-type="float" office:value="3.53121924">
                <text:p>3.53121924</text:p>
              </table:table-cell>
              <table:table-cell office:value-type="float" office:value="3.30655432">
                <text:p>3.30655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66194444444444">
                <text:p>10</text:p>
              </table:table-cell>
              <table:table-cell office:value-type="float" office:value="3.529">
                <text:p>3.529</text:p>
              </table:table-cell>
              <table:table-cell office:value-type="float" office:value="3.5306778">
                <text:p>3.5306778</text:p>
              </table:table-cell>
              <table:table-cell office:value-type="float" office:value="3.30652952">
                <text:p>3.30652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67861111111111">
                <text:p>10</text:p>
              </table:table-cell>
              <table:table-cell office:value-type="float" office:value="3.527">
                <text:p>3.527</text:p>
              </table:table-cell>
              <table:table-cell office:value-type="float" office:value="3.53005815">
                <text:p>3.53005815</text:p>
              </table:table-cell>
              <table:table-cell office:value-type="float" office:value="3.30630851">
                <text:p>3.30630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69527777777778">
                <text:p>10</text:p>
              </table:table-cell>
              <table:table-cell office:value-type="float" office:value="3.526">
                <text:p>3.526</text:p>
              </table:table-cell>
              <table:table-cell office:value-type="float" office:value="3.52949262">
                <text:p>3.52949262</text:p>
              </table:table-cell>
              <table:table-cell office:value-type="float" office:value="3.30620408">
                <text:p>3.3062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71222222222222">
                <text:p>10</text:p>
              </table:table-cell>
              <table:table-cell office:value-type="float" office:value="3.526">
                <text:p>3.526</text:p>
              </table:table-cell>
              <table:table-cell office:value-type="float" office:value="3.52880812">
                <text:p>3.52880812</text:p>
              </table:table-cell>
              <table:table-cell office:value-type="float" office:value="3.30606532">
                <text:p>3.30606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72888888888889">
                <text:p>10</text:p>
              </table:table-cell>
              <table:table-cell office:value-type="float" office:value="3.526">
                <text:p>3.526</text:p>
              </table:table-cell>
              <table:table-cell office:value-type="float" office:value="3.52820349">
                <text:p>3.52820349</text:p>
              </table:table-cell>
              <table:table-cell office:value-type="float" office:value="3.30592704">
                <text:p>3.30592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74583333333333">
                <text:p>10</text:p>
              </table:table-cell>
              <table:table-cell office:value-type="float" office:value="3.525">
                <text:p>3.525</text:p>
              </table:table-cell>
              <table:table-cell office:value-type="float" office:value="3.52756">
                <text:p>3.52756</text:p>
              </table:table-cell>
              <table:table-cell office:value-type="float" office:value="3.30577278">
                <text:p>3.30577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7625">
                <text:p>10</text:p>
              </table:table-cell>
              <table:table-cell office:value-type="float" office:value="3.525">
                <text:p>3.525</text:p>
              </table:table-cell>
              <table:table-cell office:value-type="float" office:value="3.52689695">
                <text:p>3.52689695</text:p>
              </table:table-cell>
              <table:table-cell office:value-type="float" office:value="3.30587292">
                <text:p>3.30587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77916666666667">
                <text:p>10</text:p>
              </table:table-cell>
              <table:table-cell office:value-type="float" office:value="3.523">
                <text:p>3.523</text:p>
              </table:table-cell>
              <table:table-cell office:value-type="float" office:value="3.52627993">
                <text:p>3.52627993</text:p>
              </table:table-cell>
              <table:table-cell office:value-type="float" office:value="3.30574131">
                <text:p>3.30574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79611111111111">
                <text:p>10</text:p>
              </table:table-cell>
              <table:table-cell office:value-type="float" office:value="3.523">
                <text:p>3.523</text:p>
              </table:table-cell>
              <table:table-cell office:value-type="float" office:value="3.52560878">
                <text:p>3.52560878</text:p>
              </table:table-cell>
              <table:table-cell office:value-type="float" office:value="3.3045969">
                <text:p>3.3045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81277777777778">
                <text:p>10</text:p>
              </table:table-cell>
              <table:table-cell office:value-type="float" office:value="3.522">
                <text:p>3.522</text:p>
              </table:table-cell>
              <table:table-cell office:value-type="float" office:value="3.52299094">
                <text:p>3.52299094</text:p>
              </table:table-cell>
              <table:table-cell office:value-type="float" office:value="3.30558062">
                <text:p>3.30558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82944444444444">
                <text:p>10</text:p>
              </table:table-cell>
              <table:table-cell office:value-type="float" office:value="3.522">
                <text:p>3.522</text:p>
              </table:table-cell>
              <table:table-cell office:value-type="float" office:value="3.52417731">
                <text:p>3.52417731</text:p>
              </table:table-cell>
              <table:table-cell office:value-type="float" office:value="3.30556822">
                <text:p>3.3055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84638888888889">
                <text:p>10</text:p>
              </table:table-cell>
              <table:table-cell office:value-type="float" office:value="3.521">
                <text:p>3.521</text:p>
              </table:table-cell>
              <table:table-cell office:value-type="float" office:value="3.52345991">
                <text:p>3.52345991</text:p>
              </table:table-cell>
              <table:table-cell office:value-type="float" office:value="3.30541897">
                <text:p>3.3054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86305555555556">
                <text:p>10</text:p>
              </table:table-cell>
              <table:table-cell office:value-type="float" office:value="3.521">
                <text:p>3.521</text:p>
              </table:table-cell>
              <table:table-cell office:value-type="float" office:value="3.52281785">
                <text:p>3.52281785</text:p>
              </table:table-cell>
              <table:table-cell office:value-type="float" office:value="3.30529332">
                <text:p>3.30529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88">
                <text:p>10</text:p>
              </table:table-cell>
              <table:table-cell office:value-type="float" office:value="3.519">
                <text:p>3.519</text:p>
              </table:table-cell>
              <table:table-cell office:value-type="float" office:value="3.5221138">
                <text:p>3.5221138</text:p>
              </table:table-cell>
              <table:table-cell office:value-type="float" office:value="3.30514956">
                <text:p>3.30514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89666666666667">
                <text:p>10</text:p>
              </table:table-cell>
              <table:table-cell office:value-type="float" office:value="3.519">
                <text:p>3.519</text:p>
              </table:table-cell>
              <table:table-cell office:value-type="float" office:value="3.52138543">
                <text:p>3.52138543</text:p>
              </table:table-cell>
              <table:table-cell office:value-type="float" office:value="3.30498147">
                <text:p>3.3049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91333333333333">
                <text:p>10</text:p>
              </table:table-cell>
              <table:table-cell office:value-type="float" office:value="3.518">
                <text:p>3.518</text:p>
              </table:table-cell>
              <table:table-cell office:value-type="float" office:value="3.52072501">
                <text:p>3.52072501</text:p>
              </table:table-cell>
              <table:table-cell office:value-type="float" office:value="3.30481052">
                <text:p>3.3048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93027777777778">
                <text:p>10</text:p>
              </table:table-cell>
              <table:table-cell office:value-type="float" office:value="3.518">
                <text:p>3.518</text:p>
              </table:table-cell>
              <table:table-cell office:value-type="float" office:value="3.52000523">
                <text:p>3.52000523</text:p>
              </table:table-cell>
              <table:table-cell office:value-type="float" office:value="3.30459476">
                <text:p>3.30459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94694444444444">
                <text:p>10</text:p>
              </table:table-cell>
              <table:table-cell office:value-type="float" office:value="3.518">
                <text:p>3.518</text:p>
              </table:table-cell>
              <table:table-cell office:value-type="float" office:value="3.519279">
                <text:p>3.519279</text:p>
              </table:table-cell>
              <table:table-cell office:value-type="float" office:value="3.30444002">
                <text:p>3.3044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96361111111111">
                <text:p>10</text:p>
              </table:table-cell>
              <table:table-cell office:value-type="float" office:value="3.517">
                <text:p>3.517</text:p>
              </table:table-cell>
              <table:table-cell office:value-type="float" office:value="3.51858783">
                <text:p>3.51858783</text:p>
              </table:table-cell>
              <table:table-cell office:value-type="float" office:value="3.30411673">
                <text:p>3.3041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98055555555556">
                <text:p>10</text:p>
              </table:table-cell>
              <table:table-cell office:value-type="float" office:value="3.517">
                <text:p>3.517</text:p>
              </table:table-cell>
              <table:table-cell office:value-type="float" office:value="3.51790762">
                <text:p>3.51790762</text:p>
              </table:table-cell>
              <table:table-cell office:value-type="float" office:value="3.3039577">
                <text:p>3.3039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99722222222222">
                <text:p>10</text:p>
              </table:table-cell>
              <table:table-cell office:value-type="float" office:value="3.515">
                <text:p>3.515</text:p>
              </table:table-cell>
              <table:table-cell office:value-type="float" office:value="3.51718426">
                <text:p>3.51718426</text:p>
              </table:table-cell>
              <table:table-cell office:value-type="float" office:value="3.30350566">
                <text:p>3.3035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0141666666667">
                <text:p>10</text:p>
              </table:table-cell>
              <table:table-cell office:value-type="float" office:value="3.515">
                <text:p>3.515</text:p>
              </table:table-cell>
              <table:table-cell office:value-type="float" office:value="3.51646352">
                <text:p>3.51646352</text:p>
              </table:table-cell>
              <table:table-cell office:value-type="float" office:value="3.30331111">
                <text:p>3.3033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0308333333333">
                <text:p>10</text:p>
              </table:table-cell>
              <table:table-cell office:value-type="float" office:value="3.514">
                <text:p>3.514</text:p>
              </table:table-cell>
              <table:table-cell office:value-type="float" office:value="3.51584673">
                <text:p>3.51584673</text:p>
              </table:table-cell>
              <table:table-cell office:value-type="float" office:value="3.30300522">
                <text:p>3.30300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0475">
                <text:p>10</text:p>
              </table:table-cell>
              <table:table-cell office:value-type="float" office:value="3.514">
                <text:p>3.514</text:p>
              </table:table-cell>
              <table:table-cell office:value-type="float" office:value="3.51510215">
                <text:p>3.51510215</text:p>
              </table:table-cell>
              <table:table-cell office:value-type="float" office:value="3.30264735">
                <text:p>3.3026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0644444444444">
                <text:p>10</text:p>
              </table:table-cell>
              <table:table-cell office:value-type="float" office:value="3.513">
                <text:p>3.513</text:p>
              </table:table-cell>
              <table:table-cell office:value-type="float" office:value="3.51432896">
                <text:p>3.51432896</text:p>
              </table:table-cell>
              <table:table-cell office:value-type="float" office:value="3.30278897">
                <text:p>3.30278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0811111111111">
                <text:p>10</text:p>
              </table:table-cell>
              <table:table-cell office:value-type="float" office:value="3.513">
                <text:p>3.513</text:p>
              </table:table-cell>
              <table:table-cell office:value-type="float" office:value="3.51366448">
                <text:p>3.51366448</text:p>
              </table:table-cell>
              <table:table-cell office:value-type="float" office:value="3.3026371">
                <text:p>3.3026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0980555555556">
                <text:p>10</text:p>
              </table:table-cell>
              <table:table-cell office:value-type="float" office:value="3.511">
                <text:p>3.511</text:p>
              </table:table-cell>
              <table:table-cell office:value-type="float" office:value="3.51290226">
                <text:p>3.51290226</text:p>
              </table:table-cell>
              <table:table-cell office:value-type="float" office:value="3.30233407">
                <text:p>3.30233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1147222222222">
                <text:p>10</text:p>
              </table:table-cell>
              <table:table-cell office:value-type="float" office:value="3.51">
                <text:p>3.51</text:p>
              </table:table-cell>
              <table:table-cell office:value-type="float" office:value="3.51215458">
                <text:p>3.51215458</text:p>
              </table:table-cell>
              <table:table-cell office:value-type="float" office:value="3.30215263">
                <text:p>3.30215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1313888888889">
                <text:p>10</text:p>
              </table:table-cell>
              <table:table-cell office:value-type="float" office:value="3.51">
                <text:p>3.51</text:p>
              </table:table-cell>
              <table:table-cell office:value-type="float" office:value="3.51147151">
                <text:p>3.51147151</text:p>
              </table:table-cell>
              <table:table-cell office:value-type="float" office:value="3.30194116">
                <text:p>3.30194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1483333333333">
                <text:p>10</text:p>
              </table:table-cell>
              <table:table-cell office:value-type="float" office:value="3.51">
                <text:p>3.51</text:p>
              </table:table-cell>
              <table:table-cell office:value-type="float" office:value="3.51067328">
                <text:p>3.51067328</text:p>
              </table:table-cell>
              <table:table-cell office:value-type="float" office:value="3.3015821">
                <text:p>3.3015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165">
                <text:p>10</text:p>
              </table:table-cell>
              <table:table-cell office:value-type="float" office:value="3.509">
                <text:p>3.509</text:p>
              </table:table-cell>
              <table:table-cell office:value-type="float" office:value="3.50996923">
                <text:p>3.50996923</text:p>
              </table:table-cell>
              <table:table-cell office:value-type="float" office:value="3.30140662">
                <text:p>3.3014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1816666666667">
                <text:p>10</text:p>
              </table:table-cell>
              <table:table-cell office:value-type="float" office:value="3.51">
                <text:p>3.51</text:p>
              </table:table-cell>
              <table:table-cell office:value-type="float" office:value="3.50927997">
                <text:p>3.50927997</text:p>
              </table:table-cell>
              <table:table-cell office:value-type="float" office:value="3.30122113">
                <text:p>3.3012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1986111111111">
                <text:p>10</text:p>
              </table:table-cell>
              <table:table-cell office:value-type="float" office:value="3.509">
                <text:p>3.509</text:p>
              </table:table-cell>
              <table:table-cell office:value-type="float" office:value="3.50851798">
                <text:p>3.50851798</text:p>
              </table:table-cell>
              <table:table-cell office:value-type="float" office:value="3.30099916">
                <text:p>3.3009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2152777777778">
                <text:p>10</text:p>
              </table:table-cell>
              <table:table-cell office:value-type="float" office:value="3.509">
                <text:p>3.509</text:p>
              </table:table-cell>
              <table:table-cell office:value-type="float" office:value="3.50779343">
                <text:p>3.50779343</text:p>
              </table:table-cell>
              <table:table-cell office:value-type="float" office:value="3.30086374">
                <text:p>3.30086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2322222222222">
                <text:p>10</text:p>
              </table:table-cell>
              <table:table-cell office:value-type="float" office:value="3.505">
                <text:p>3.505</text:p>
              </table:table-cell>
              <table:table-cell office:value-type="float" office:value="3.50701571">
                <text:p>3.50701571</text:p>
              </table:table-cell>
              <table:table-cell office:value-type="float" office:value="3.30070877">
                <text:p>3.300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2488888888889">
                <text:p>10</text:p>
              </table:table-cell>
              <table:table-cell office:value-type="float" office:value="3.505">
                <text:p>3.505</text:p>
              </table:table-cell>
              <table:table-cell office:value-type="float" office:value="3.50627375">
                <text:p>3.50627375</text:p>
              </table:table-cell>
              <table:table-cell office:value-type="float" office:value="3.30041313">
                <text:p>3.3004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2655555555556">
                <text:p>10</text:p>
              </table:table-cell>
              <table:table-cell office:value-type="float" office:value="3.506">
                <text:p>3.506</text:p>
              </table:table-cell>
              <table:table-cell office:value-type="float" office:value="3.50535464">
                <text:p>3.50535464</text:p>
              </table:table-cell>
              <table:table-cell office:value-type="float" office:value="3.3001883">
                <text:p>3.300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2825">
                <text:p>10</text:p>
              </table:table-cell>
              <table:table-cell office:value-type="float" office:value="3.506">
                <text:p>3.506</text:p>
              </table:table-cell>
              <table:table-cell office:value-type="float" office:value="3.50461817">
                <text:p>3.50461817</text:p>
              </table:table-cell>
              <table:table-cell office:value-type="float" office:value="3.30005527">
                <text:p>3.30005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2991666666667">
                <text:p>10</text:p>
              </table:table-cell>
              <table:table-cell office:value-type="float" office:value="3.505">
                <text:p>3.505</text:p>
              </table:table-cell>
              <table:table-cell office:value-type="float" office:value="3.50381637">
                <text:p>3.50381637</text:p>
              </table:table-cell>
              <table:table-cell office:value-type="float" office:value="3.29982042">
                <text:p>3.2998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3161111111111">
                <text:p>10</text:p>
              </table:table-cell>
              <table:table-cell office:value-type="float" office:value="3.503">
                <text:p>3.503</text:p>
              </table:table-cell>
              <table:table-cell office:value-type="float" office:value="3.50307202">
                <text:p>3.50307202</text:p>
              </table:table-cell>
              <table:table-cell office:value-type="float" office:value="3.29969978">
                <text:p>3.29969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3327777777778">
                <text:p>10</text:p>
              </table:table-cell>
              <table:table-cell office:value-type="float" office:value="3.501">
                <text:p>3.501</text:p>
              </table:table-cell>
              <table:table-cell office:value-type="float" office:value="3.50219846">
                <text:p>3.50219846</text:p>
              </table:table-cell>
              <table:table-cell office:value-type="float" office:value="3.29958892">
                <text:p>3.2995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3494444444444">
                <text:p>10</text:p>
              </table:table-cell>
              <table:table-cell office:value-type="float" office:value="3.503">
                <text:p>3.503</text:p>
              </table:table-cell>
              <table:table-cell office:value-type="float" office:value="3.5013454">
                <text:p>3.5013454</text:p>
              </table:table-cell>
              <table:table-cell office:value-type="float" office:value="3.2992866">
                <text:p>3.2992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3663888888889">
                <text:p>10</text:p>
              </table:table-cell>
              <table:table-cell office:value-type="float" office:value="3.502">
                <text:p>3.502</text:p>
              </table:table-cell>
              <table:table-cell office:value-type="float" office:value="3.50058794">
                <text:p>3.50058794</text:p>
              </table:table-cell>
              <table:table-cell office:value-type="float" office:value="3.29928184">
                <text:p>3.29928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3830555555556">
                <text:p>10</text:p>
              </table:table-cell>
              <table:table-cell office:value-type="float" office:value="3.502">
                <text:p>3.502</text:p>
              </table:table-cell>
              <table:table-cell office:value-type="float" office:value="3.49978256">
                <text:p>3.49978256</text:p>
              </table:table-cell>
              <table:table-cell office:value-type="float" office:value="3.29923058">
                <text:p>3.29923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3.501">
                <text:p>3.501</text:p>
              </table:table-cell>
              <table:table-cell office:value-type="float" office:value="3.49894571">
                <text:p>3.49894571</text:p>
              </table:table-cell>
              <table:table-cell office:value-type="float" office:value="3.2990303">
                <text:p>3.299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4166666666667">
                <text:p>10</text:p>
              </table:table-cell>
              <table:table-cell office:value-type="float" office:value="3.499">
                <text:p>3.499</text:p>
              </table:table-cell>
              <table:table-cell office:value-type="float" office:value="3.4980495">
                <text:p>3.4980495</text:p>
              </table:table-cell>
              <table:table-cell office:value-type="float" office:value="3.29897094">
                <text:p>3.29897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4333333333333">
                <text:p>10</text:p>
              </table:table-cell>
              <table:table-cell office:value-type="float" office:value="3.499">
                <text:p>3.499</text:p>
              </table:table-cell>
              <table:table-cell office:value-type="float" office:value="3.49724698">
                <text:p>3.49724698</text:p>
              </table:table-cell>
              <table:table-cell office:value-type="float" office:value="3.29892206">
                <text:p>3.2989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4502777777778">
                <text:p>10</text:p>
              </table:table-cell>
              <table:table-cell office:value-type="float" office:value="3.494">
                <text:p>3.494</text:p>
              </table:table-cell>
              <table:table-cell office:value-type="float" office:value="3.4963448">
                <text:p>3.4963448</text:p>
              </table:table-cell>
              <table:table-cell office:value-type="float" office:value="3.2986598">
                <text:p>3.2986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4669444444444">
                <text:p>10</text:p>
              </table:table-cell>
              <table:table-cell office:value-type="float" office:value="3.494">
                <text:p>3.494</text:p>
              </table:table-cell>
              <table:table-cell office:value-type="float" office:value="3.4954772">
                <text:p>3.4954772</text:p>
              </table:table-cell>
              <table:table-cell office:value-type="float" office:value="3.29846215">
                <text:p>3.29846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4836111111111">
                <text:p>10</text:p>
              </table:table-cell>
              <table:table-cell office:value-type="float" office:value="3.492">
                <text:p>3.492</text:p>
              </table:table-cell>
              <table:table-cell office:value-type="float" office:value="3.49477172">
                <text:p>3.49477172</text:p>
              </table:table-cell>
              <table:table-cell office:value-type="float" office:value="3.29808235">
                <text:p>3.2980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5005555555556">
                <text:p>10</text:p>
              </table:table-cell>
              <table:table-cell office:value-type="float" office:value="3.491">
                <text:p>3.491</text:p>
              </table:table-cell>
              <table:table-cell office:value-type="float" office:value="3.49380493">
                <text:p>3.49380493</text:p>
              </table:table-cell>
              <table:table-cell office:value-type="float" office:value="3.29804111">
                <text:p>3.29804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5172222222222">
                <text:p>10</text:p>
              </table:table-cell>
              <table:table-cell office:value-type="float" office:value="3.491">
                <text:p>3.491</text:p>
              </table:table-cell>
              <table:table-cell office:value-type="float" office:value="3.49283004">
                <text:p>3.49283004</text:p>
              </table:table-cell>
              <table:table-cell office:value-type="float" office:value="3.29772711">
                <text:p>3.29772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5341666666667">
                <text:p>10</text:p>
              </table:table-cell>
              <table:table-cell office:value-type="float" office:value="3.491">
                <text:p>3.491</text:p>
              </table:table-cell>
              <table:table-cell office:value-type="float" office:value="3.49199891">
                <text:p>3.49199891</text:p>
              </table:table-cell>
              <table:table-cell office:value-type="float" office:value="3.2976439">
                <text:p>3.2976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5508333333333">
                <text:p>10</text:p>
              </table:table-cell>
              <table:table-cell office:value-type="float" office:value="3.49">
                <text:p>3.49</text:p>
              </table:table-cell>
              <table:table-cell office:value-type="float" office:value="3.49106216">
                <text:p>3.49106216</text:p>
              </table:table-cell>
              <table:table-cell office:value-type="float" office:value="3.29734468">
                <text:p>3.29734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5675">
                <text:p>10</text:p>
              </table:table-cell>
              <table:table-cell office:value-type="float" office:value="3.488">
                <text:p>3.488</text:p>
              </table:table-cell>
              <table:table-cell office:value-type="float" office:value="3.49025011">
                <text:p>3.49025011</text:p>
              </table:table-cell>
              <table:table-cell office:value-type="float" office:value="3.29716134">
                <text:p>3.2971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5844444444444">
                <text:p>10</text:p>
              </table:table-cell>
              <table:table-cell office:value-type="float" office:value="3.488">
                <text:p>3.488</text:p>
              </table:table-cell>
              <table:table-cell office:value-type="float" office:value="3.48939323">
                <text:p>3.48939323</text:p>
              </table:table-cell>
              <table:table-cell office:value-type="float" office:value="3.29686403">
                <text:p>3.29686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6011111111111">
                <text:p>10</text:p>
              </table:table-cell>
              <table:table-cell office:value-type="float" office:value="3.487">
                <text:p>3.487</text:p>
              </table:table-cell>
              <table:table-cell office:value-type="float" office:value="3.48852682">
                <text:p>3.48852682</text:p>
              </table:table-cell>
              <table:table-cell office:value-type="float" office:value="3.29656625">
                <text:p>3.2965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6177777777778">
                <text:p>10</text:p>
              </table:table-cell>
              <table:table-cell office:value-type="float" office:value="3.486">
                <text:p>3.486</text:p>
              </table:table-cell>
              <table:table-cell office:value-type="float" office:value="3.48762536">
                <text:p>3.48762536</text:p>
              </table:table-cell>
              <table:table-cell office:value-type="float" office:value="3.29617">
                <text:p>3.29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6347222222222">
                <text:p>10</text:p>
              </table:table-cell>
              <table:table-cell office:value-type="float" office:value="3.484">
                <text:p>3.484</text:p>
              </table:table-cell>
              <table:table-cell office:value-type="float" office:value="3.48676062">
                <text:p>3.48676062</text:p>
              </table:table-cell>
              <table:table-cell office:value-type="float" office:value="3.29589605">
                <text:p>3.29589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6513888888889">
                <text:p>10</text:p>
              </table:table-cell>
              <table:table-cell office:value-type="float" office:value="3.484">
                <text:p>3.484</text:p>
              </table:table-cell>
              <table:table-cell office:value-type="float" office:value="3.48592877">
                <text:p>3.48592877</text:p>
              </table:table-cell>
              <table:table-cell office:value-type="float" office:value="3.29561996">
                <text:p>3.2956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6683333333333">
                <text:p>10</text:p>
              </table:table-cell>
              <table:table-cell office:value-type="float" office:value="3.483">
                <text:p>3.483</text:p>
              </table:table-cell>
              <table:table-cell office:value-type="float" office:value="3.48504996">
                <text:p>3.48504996</text:p>
              </table:table-cell>
              <table:table-cell office:value-type="float" office:value="3.29527903">
                <text:p>3.2952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685">
                <text:p>10</text:p>
              </table:table-cell>
              <table:table-cell office:value-type="float" office:value="3.482">
                <text:p>3.482</text:p>
              </table:table-cell>
              <table:table-cell office:value-type="float" office:value="3.48418832">
                <text:p>3.48418832</text:p>
              </table:table-cell>
              <table:table-cell office:value-type="float" office:value="3.29504895">
                <text:p>3.29504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7016666666667">
                <text:p>10</text:p>
              </table:table-cell>
              <table:table-cell office:value-type="float" office:value="3.482">
                <text:p>3.482</text:p>
              </table:table-cell>
              <table:table-cell office:value-type="float" office:value="3.48332834">
                <text:p>3.48332834</text:p>
              </table:table-cell>
              <table:table-cell office:value-type="float" office:value="3.29469347">
                <text:p>3.29469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7186111111111">
                <text:p>10</text:p>
              </table:table-cell>
              <table:table-cell office:value-type="float" office:value="3.482">
                <text:p>3.482</text:p>
              </table:table-cell>
              <table:table-cell office:value-type="float" office:value="3.48246551">
                <text:p>3.48246551</text:p>
              </table:table-cell>
              <table:table-cell office:value-type="float" office:value="3.29483056">
                <text:p>3.29483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7352777777778">
                <text:p>10</text:p>
              </table:table-cell>
              <table:table-cell office:value-type="float" office:value="3.48">
                <text:p>3.48</text:p>
              </table:table-cell>
              <table:table-cell office:value-type="float" office:value="3.48165607">
                <text:p>3.48165607</text:p>
              </table:table-cell>
              <table:table-cell office:value-type="float" office:value="3.29432249">
                <text:p>3.29432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7522222222222">
                <text:p>10</text:p>
              </table:table-cell>
              <table:table-cell office:value-type="float" office:value="3.479">
                <text:p>3.479</text:p>
              </table:table-cell>
              <table:table-cell office:value-type="float" office:value="3.4808259">
                <text:p>3.4808259</text:p>
              </table:table-cell>
              <table:table-cell office:value-type="float" office:value="3.29414701">
                <text:p>3.29414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7688888888889">
                <text:p>10</text:p>
              </table:table-cell>
              <table:table-cell office:value-type="float" office:value="3.479">
                <text:p>3.479</text:p>
              </table:table-cell>
              <table:table-cell office:value-type="float" office:value="3.47998333">
                <text:p>3.47998333</text:p>
              </table:table-cell>
              <table:table-cell office:value-type="float" office:value="3.2939322">
                <text:p>3.2939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7855555555556">
                <text:p>10</text:p>
              </table:table-cell>
              <table:table-cell office:value-type="float" office:value="3.475">
                <text:p>3.475</text:p>
              </table:table-cell>
              <table:table-cell office:value-type="float" office:value="3.47917438">
                <text:p>3.47917438</text:p>
              </table:table-cell>
              <table:table-cell office:value-type="float" office:value="3.29366493">
                <text:p>3.29366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8025">
                <text:p>10</text:p>
              </table:table-cell>
              <table:table-cell office:value-type="float" office:value="3.476">
                <text:p>3.476</text:p>
              </table:table-cell>
              <table:table-cell office:value-type="float" office:value="3.47828197">
                <text:p>3.47828197</text:p>
              </table:table-cell>
              <table:table-cell office:value-type="float" office:value="3.29349828">
                <text:p>3.29349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8191666666667">
                <text:p>10</text:p>
              </table:table-cell>
              <table:table-cell office:value-type="float" office:value="3.474">
                <text:p>3.474</text:p>
              </table:table-cell>
              <table:table-cell office:value-type="float" office:value="3.47743678">
                <text:p>3.47743678</text:p>
              </table:table-cell>
              <table:table-cell office:value-type="float" office:value="3.29325581">
                <text:p>3.29325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8358333333333">
                <text:p>10</text:p>
              </table:table-cell>
              <table:table-cell office:value-type="float" office:value="3.475">
                <text:p>3.475</text:p>
              </table:table-cell>
              <table:table-cell office:value-type="float" office:value="3.47660232">
                <text:p>3.47660232</text:p>
              </table:table-cell>
              <table:table-cell office:value-type="float" office:value="3.29307127">
                <text:p>3.29307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8527777777778">
                <text:p>10</text:p>
              </table:table-cell>
              <table:table-cell office:value-type="float" office:value="3.475">
                <text:p>3.475</text:p>
              </table:table-cell>
              <table:table-cell office:value-type="float" office:value="3.47578955">
                <text:p>3.47578955</text:p>
              </table:table-cell>
              <table:table-cell office:value-type="float" office:value="3.29275703">
                <text:p>3.29275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8694444444444">
                <text:p>10</text:p>
              </table:table-cell>
              <table:table-cell office:value-type="float" office:value="3.474">
                <text:p>3.474</text:p>
              </table:table-cell>
              <table:table-cell office:value-type="float" office:value="3.47492719">
                <text:p>3.47492719</text:p>
              </table:table-cell>
              <table:table-cell office:value-type="float" office:value="3.29266691">
                <text:p>3.29266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8863888888889">
                <text:p>10</text:p>
              </table:table-cell>
              <table:table-cell office:value-type="float" office:value="3.472">
                <text:p>3.472</text:p>
              </table:table-cell>
              <table:table-cell office:value-type="float" office:value="3.47410226">
                <text:p>3.47410226</text:p>
              </table:table-cell>
              <table:table-cell office:value-type="float" office:value="3.29238367">
                <text:p>3.29238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9030555555556">
                <text:p>10</text:p>
              </table:table-cell>
              <table:table-cell office:value-type="float" office:value="3.472">
                <text:p>3.472</text:p>
              </table:table-cell>
              <table:table-cell office:value-type="float" office:value="3.47314715">
                <text:p>3.47314715</text:p>
              </table:table-cell>
              <table:table-cell office:value-type="float" office:value="3.29224348">
                <text:p>3.2922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9197222222222">
                <text:p>10</text:p>
              </table:table-cell>
              <table:table-cell office:value-type="float" office:value="3.471">
                <text:p>3.471</text:p>
              </table:table-cell>
              <table:table-cell office:value-type="float" office:value="3.47225738">
                <text:p>3.47225738</text:p>
              </table:table-cell>
              <table:table-cell office:value-type="float" office:value="3.29203773">
                <text:p>3.29203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9366666666667">
                <text:p>10</text:p>
              </table:table-cell>
              <table:table-cell office:value-type="float" office:value="3.469">
                <text:p>3.469</text:p>
              </table:table-cell>
              <table:table-cell office:value-type="float" office:value="3.47131872">
                <text:p>3.47131872</text:p>
              </table:table-cell>
              <table:table-cell office:value-type="float" office:value="3.29194498">
                <text:p>3.2919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9533333333333">
                <text:p>10</text:p>
              </table:table-cell>
              <table:table-cell office:value-type="float" office:value="3.475">
                <text:p>3.475</text:p>
              </table:table-cell>
              <table:table-cell office:value-type="float" office:value="3.47040272">
                <text:p>3.47040272</text:p>
              </table:table-cell>
              <table:table-cell office:value-type="float" office:value="3.29166412">
                <text:p>3.2916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9702777777778">
                <text:p>10</text:p>
              </table:table-cell>
              <table:table-cell office:value-type="float" office:value="3.475">
                <text:p>3.475</text:p>
              </table:table-cell>
              <table:table-cell office:value-type="float" office:value="3.4695096">
                <text:p>3.4695096</text:p>
              </table:table-cell>
              <table:table-cell office:value-type="float" office:value="3.29151154">
                <text:p>3.2915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9869444444444">
                <text:p>10</text:p>
              </table:table-cell>
              <table:table-cell office:value-type="float" office:value="3.474">
                <text:p>3.474</text:p>
              </table:table-cell>
              <table:table-cell office:value-type="float" office:value="3.46853161">
                <text:p>3.46853161</text:p>
              </table:table-cell>
              <table:table-cell office:value-type="float" office:value="3.29130459">
                <text:p>3.29130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0036111111111">
                <text:p>10</text:p>
              </table:table-cell>
              <table:table-cell office:value-type="float" office:value="3.47">
                <text:p>3.47</text:p>
              </table:table-cell>
              <table:table-cell office:value-type="float" office:value="3.46761107">
                <text:p>3.46761107</text:p>
              </table:table-cell>
              <table:table-cell office:value-type="float" office:value="3.2911706">
                <text:p>3.291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0205555555556">
                <text:p>10</text:p>
              </table:table-cell>
              <table:table-cell office:value-type="float" office:value="3.47">
                <text:p>3.47</text:p>
              </table:table-cell>
              <table:table-cell office:value-type="float" office:value="3.46663165">
                <text:p>3.46663165</text:p>
              </table:table-cell>
              <table:table-cell office:value-type="float" office:value="3.29100132">
                <text:p>3.2910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0372222222222">
                <text:p>10</text:p>
              </table:table-cell>
              <table:table-cell office:value-type="float" office:value="3.469">
                <text:p>3.469</text:p>
              </table:table-cell>
              <table:table-cell office:value-type="float" office:value="3.46568704">
                <text:p>3.46568704</text:p>
              </table:table-cell>
              <table:table-cell office:value-type="float" office:value="3.29090238">
                <text:p>3.29090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0538888888889">
                <text:p>10</text:p>
              </table:table-cell>
              <table:table-cell office:value-type="float" office:value="3.471">
                <text:p>3.471</text:p>
              </table:table-cell>
              <table:table-cell office:value-type="float" office:value="3.46467853">
                <text:p>3.46467853</text:p>
              </table:table-cell>
              <table:table-cell office:value-type="float" office:value="3.29055643">
                <text:p>3.29055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0708333333333">
                <text:p>10</text:p>
              </table:table-cell>
              <table:table-cell office:value-type="float" office:value="3.469">
                <text:p>3.469</text:p>
              </table:table-cell>
              <table:table-cell office:value-type="float" office:value="3.46368909">
                <text:p>3.46368909</text:p>
              </table:table-cell>
              <table:table-cell office:value-type="float" office:value="3.29031849">
                <text:p>3.2903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0875">
                <text:p>10</text:p>
              </table:table-cell>
              <table:table-cell office:value-type="float" office:value="3.468">
                <text:p>3.468</text:p>
              </table:table-cell>
              <table:table-cell office:value-type="float" office:value="3.46286535">
                <text:p>3.46286535</text:p>
              </table:table-cell>
              <table:table-cell office:value-type="float" office:value="3.2899251">
                <text:p>3.2899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1044444444444">
                <text:p>10</text:p>
              </table:table-cell>
              <table:table-cell office:value-type="float" office:value="3.466">
                <text:p>3.466</text:p>
              </table:table-cell>
              <table:table-cell office:value-type="float" office:value="3.46180511">
                <text:p>3.46180511</text:p>
              </table:table-cell>
              <table:table-cell office:value-type="float" office:value="3.2896874">
                <text:p>3.2896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1211111111111">
                <text:p>10</text:p>
              </table:table-cell>
              <table:table-cell office:value-type="float" office:value="3.464">
                <text:p>3.464</text:p>
              </table:table-cell>
              <table:table-cell office:value-type="float" office:value="3.46082711">
                <text:p>3.46082711</text:p>
              </table:table-cell>
              <table:table-cell office:value-type="float" office:value="3.28948426">
                <text:p>3.28948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1380555555556">
                <text:p>10</text:p>
              </table:table-cell>
              <table:table-cell office:value-type="float" office:value="3.463">
                <text:p>3.463</text:p>
              </table:table-cell>
              <table:table-cell office:value-type="float" office:value="3.45986795">
                <text:p>3.45986795</text:p>
              </table:table-cell>
              <table:table-cell office:value-type="float" office:value="3.28920937">
                <text:p>3.28920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1547222222222">
                <text:p>10</text:p>
              </table:table-cell>
              <table:table-cell office:value-type="float" office:value="3.464">
                <text:p>3.464</text:p>
              </table:table-cell>
              <table:table-cell office:value-type="float" office:value="3.458781">
                <text:p>3.458781</text:p>
              </table:table-cell>
              <table:table-cell office:value-type="float" office:value="3.28915691">
                <text:p>3.28915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1713888888889">
                <text:p>10</text:p>
              </table:table-cell>
              <table:table-cell office:value-type="float" office:value="3.464">
                <text:p>3.464</text:p>
              </table:table-cell>
              <table:table-cell office:value-type="float" office:value="3.45772195">
                <text:p>3.45772195</text:p>
              </table:table-cell>
              <table:table-cell office:value-type="float" office:value="3.28888106">
                <text:p>3.28888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1883333333333">
                <text:p>10</text:p>
              </table:table-cell>
              <table:table-cell office:value-type="float" office:value="3.463">
                <text:p>3.463</text:p>
              </table:table-cell>
              <table:table-cell office:value-type="float" office:value="3.45667076">
                <text:p>3.45667076</text:p>
              </table:table-cell>
              <table:table-cell office:value-type="float" office:value="3.28865886">
                <text:p>3.2886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205">
                <text:p>10</text:p>
              </table:table-cell>
              <table:table-cell office:value-type="float" office:value="3.455">
                <text:p>3.455</text:p>
              </table:table-cell>
              <table:table-cell office:value-type="float" office:value="3.45562959">
                <text:p>3.45562959</text:p>
              </table:table-cell>
              <table:table-cell office:value-type="float" office:value="3.28840947">
                <text:p>3.28840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2216666666667">
                <text:p>10</text:p>
              </table:table-cell>
              <table:table-cell office:value-type="float" office:value="3.453">
                <text:p>3.453</text:p>
              </table:table-cell>
              <table:table-cell office:value-type="float" office:value="3.4544692">
                <text:p>3.4544692</text:p>
              </table:table-cell>
              <table:table-cell office:value-type="float" office:value="3.28812003">
                <text:p>3.2881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2386111111111">
                <text:p>10</text:p>
              </table:table-cell>
              <table:table-cell office:value-type="float" office:value="3.452">
                <text:p>3.452</text:p>
              </table:table-cell>
              <table:table-cell office:value-type="float" office:value="3.45340776">
                <text:p>3.45340776</text:p>
              </table:table-cell>
              <table:table-cell office:value-type="float" office:value="3.28783894">
                <text:p>3.2878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2552777777778">
                <text:p>10</text:p>
              </table:table-cell>
              <table:table-cell office:value-type="float" office:value="3.451">
                <text:p>3.451</text:p>
              </table:table-cell>
              <table:table-cell office:value-type="float" office:value="3.45240283">
                <text:p>3.45240283</text:p>
              </table:table-cell>
              <table:table-cell office:value-type="float" office:value="3.2874999">
                <text:p>3.2874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2722222222222">
                <text:p>10</text:p>
              </table:table-cell>
              <table:table-cell office:value-type="float" office:value="3.451">
                <text:p>3.451</text:p>
              </table:table-cell>
              <table:table-cell office:value-type="float" office:value="3.45133376">
                <text:p>3.45133376</text:p>
              </table:table-cell>
              <table:table-cell office:value-type="float" office:value="3.28715539">
                <text:p>3.28715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2888888888889">
                <text:p>10</text:p>
              </table:table-cell>
              <table:table-cell office:value-type="float" office:value="3.452">
                <text:p>3.452</text:p>
              </table:table-cell>
              <table:table-cell office:value-type="float" office:value="3.4502933">
                <text:p>3.4502933</text:p>
              </table:table-cell>
              <table:table-cell office:value-type="float" office:value="3.28659248">
                <text:p>3.28659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3055555555556">
                <text:p>10</text:p>
              </table:table-cell>
              <table:table-cell office:value-type="float" office:value="3.448">
                <text:p>3.448</text:p>
              </table:table-cell>
              <table:table-cell office:value-type="float" office:value="3.44924569">
                <text:p>3.44924569</text:p>
              </table:table-cell>
              <table:table-cell office:value-type="float" office:value="3.28620458">
                <text:p>3.28620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3225">
                <text:p>10</text:p>
              </table:table-cell>
              <table:table-cell office:value-type="float" office:value="3.447">
                <text:p>3.447</text:p>
              </table:table-cell>
              <table:table-cell office:value-type="float" office:value="3.44823742">
                <text:p>3.44823742</text:p>
              </table:table-cell>
              <table:table-cell office:value-type="float" office:value="3.28588057">
                <text:p>3.28588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3391666666667">
                <text:p>10</text:p>
              </table:table-cell>
              <table:table-cell office:value-type="float" office:value="3.445">
                <text:p>3.445</text:p>
              </table:table-cell>
              <table:table-cell office:value-type="float" office:value="3.44710827">
                <text:p>3.44710827</text:p>
              </table:table-cell>
              <table:table-cell office:value-type="float" office:value="3.28582501">
                <text:p>3.28582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3558333333333">
                <text:p>10</text:p>
              </table:table-cell>
              <table:table-cell office:value-type="float" office:value="3.448">
                <text:p>3.448</text:p>
              </table:table-cell>
              <table:table-cell office:value-type="float" office:value="3.44608021">
                <text:p>3.44608021</text:p>
              </table:table-cell>
              <table:table-cell office:value-type="float" office:value="3.28557396">
                <text:p>3.28557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3727777777778">
                <text:p>10</text:p>
              </table:table-cell>
              <table:table-cell office:value-type="float" office:value="3.444">
                <text:p>3.444</text:p>
              </table:table-cell>
              <table:table-cell office:value-type="float" office:value="3.44507527">
                <text:p>3.44507527</text:p>
              </table:table-cell>
              <table:table-cell office:value-type="float" office:value="3.28522944">
                <text:p>3.28522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3894444444444">
                <text:p>10</text:p>
              </table:table-cell>
              <table:table-cell office:value-type="float" office:value="3.443">
                <text:p>3.443</text:p>
              </table:table-cell>
              <table:table-cell office:value-type="float" office:value="3.4440043">
                <text:p>3.4440043</text:p>
              </table:table-cell>
              <table:table-cell office:value-type="float" office:value="3.28489375">
                <text:p>3.2848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4063888888889">
                <text:p>10</text:p>
              </table:table-cell>
              <table:table-cell office:value-type="float" office:value="3.443">
                <text:p>3.443</text:p>
              </table:table-cell>
              <table:table-cell office:value-type="float" office:value="3.44304276">
                <text:p>3.44304276</text:p>
              </table:table-cell>
              <table:table-cell office:value-type="float" office:value="3.28454876">
                <text:p>3.28454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4230555555556">
                <text:p>10</text:p>
              </table:table-cell>
              <table:table-cell office:value-type="float" office:value="3.443">
                <text:p>3.443</text:p>
              </table:table-cell>
              <table:table-cell office:value-type="float" office:value="3.4421041">
                <text:p>3.4421041</text:p>
              </table:table-cell>
              <table:table-cell office:value-type="float" office:value="3.28430796">
                <text:p>3.28430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4397222222222">
                <text:p>10</text:p>
              </table:table-cell>
              <table:table-cell office:value-type="float" office:value="3.442">
                <text:p>3.442</text:p>
              </table:table-cell>
              <table:table-cell office:value-type="float" office:value="3.44116306">
                <text:p>3.44116306</text:p>
              </table:table-cell>
              <table:table-cell office:value-type="float" office:value="3.28398991">
                <text:p>3.28398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4566666666667">
                <text:p>10</text:p>
              </table:table-cell>
              <table:table-cell office:value-type="float" office:value="3.438">
                <text:p>3.438</text:p>
              </table:table-cell>
              <table:table-cell office:value-type="float" office:value="3.44025898">
                <text:p>3.44025898</text:p>
              </table:table-cell>
              <table:table-cell office:value-type="float" office:value="3.28392243">
                <text:p>3.2839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4733333333333">
                <text:p>10</text:p>
              </table:table-cell>
              <table:table-cell office:value-type="float" office:value="3.438">
                <text:p>3.438</text:p>
              </table:table-cell>
              <table:table-cell office:value-type="float" office:value="3.43929052">
                <text:p>3.43929052</text:p>
              </table:table-cell>
              <table:table-cell office:value-type="float" office:value="3.28355384">
                <text:p>3.28355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4902777777778">
                <text:p>10</text:p>
              </table:table-cell>
              <table:table-cell office:value-type="float" office:value="3.435">
                <text:p>3.435</text:p>
              </table:table-cell>
              <table:table-cell office:value-type="float" office:value="3.4384129">
                <text:p>3.4384129</text:p>
              </table:table-cell>
              <table:table-cell office:value-type="float" office:value="3.28330922">
                <text:p>3.28330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5069444444444">
                <text:p>10</text:p>
              </table:table-cell>
              <table:table-cell office:value-type="float" office:value="3.436">
                <text:p>3.436</text:p>
              </table:table-cell>
              <table:table-cell office:value-type="float" office:value="3.43755126">
                <text:p>3.43755126</text:p>
              </table:table-cell>
              <table:table-cell office:value-type="float" office:value="3.28305316">
                <text:p>3.28305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5236111111111">
                <text:p>10</text:p>
              </table:table-cell>
              <table:table-cell office:value-type="float" office:value="3.436">
                <text:p>3.436</text:p>
              </table:table-cell>
              <table:table-cell office:value-type="float" office:value="3.4366715">
                <text:p>3.4366715</text:p>
              </table:table-cell>
              <table:table-cell office:value-type="float" office:value="3.28292036">
                <text:p>3.2829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5405555555556">
                <text:p>10</text:p>
              </table:table-cell>
              <table:table-cell office:value-type="float" office:value="3.432">
                <text:p>3.432</text:p>
              </table:table-cell>
              <table:table-cell office:value-type="float" office:value="3.43573308">
                <text:p>3.43573308</text:p>
              </table:table-cell>
              <table:table-cell office:value-type="float" office:value="3.28264093">
                <text:p>3.2826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5572222222222">
                <text:p>10</text:p>
              </table:table-cell>
              <table:table-cell office:value-type="float" office:value="3.432">
                <text:p>3.432</text:p>
              </table:table-cell>
              <table:table-cell office:value-type="float" office:value="3.43491483">
                <text:p>3.43491483</text:p>
              </table:table-cell>
              <table:table-cell office:value-type="float" office:value="3.2824719">
                <text:p>3.2824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5741666666667">
                <text:p>10</text:p>
              </table:table-cell>
              <table:table-cell office:value-type="float" office:value="3.431">
                <text:p>3.431</text:p>
              </table:table-cell>
              <table:table-cell office:value-type="float" office:value="3.43405867">
                <text:p>3.43405867</text:p>
              </table:table-cell>
              <table:table-cell office:value-type="float" office:value="3.28221703">
                <text:p>3.2822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5908333333333">
                <text:p>10</text:p>
              </table:table-cell>
              <table:table-cell office:value-type="float" office:value="3.429">
                <text:p>3.429</text:p>
              </table:table-cell>
              <table:table-cell office:value-type="float" office:value="3.43331265">
                <text:p>3.43331265</text:p>
              </table:table-cell>
              <table:table-cell office:value-type="float" office:value="3.2820096">
                <text:p>3.2820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6075">
                <text:p>10</text:p>
              </table:table-cell>
              <table:table-cell office:value-type="float" office:value="3.429">
                <text:p>3.429</text:p>
              </table:table-cell>
              <table:table-cell office:value-type="float" office:value="3.43246078">
                <text:p>3.43246078</text:p>
              </table:table-cell>
              <table:table-cell office:value-type="float" office:value="3.28183722">
                <text:p>3.28183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6244444444444">
                <text:p>10</text:p>
              </table:table-cell>
              <table:table-cell office:value-type="float" office:value="3.428">
                <text:p>3.428</text:p>
              </table:table-cell>
              <table:table-cell office:value-type="float" office:value="3.43163085">
                <text:p>3.43163085</text:p>
              </table:table-cell>
              <table:table-cell office:value-type="float" office:value="3.28157496">
                <text:p>3.28157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6411111111111">
                <text:p>10</text:p>
              </table:table-cell>
              <table:table-cell office:value-type="float" office:value="3.428">
                <text:p>3.428</text:p>
              </table:table-cell>
              <table:table-cell office:value-type="float" office:value="3.43082118">
                <text:p>3.43082118</text:p>
              </table:table-cell>
              <table:table-cell office:value-type="float" office:value="3.28144884">
                <text:p>3.28144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6577777777778">
                <text:p>10</text:p>
              </table:table-cell>
              <table:table-cell office:value-type="float" office:value="3.427">
                <text:p>3.427</text:p>
              </table:table-cell>
              <table:table-cell office:value-type="float" office:value="3.4300015">
                <text:p>3.4300015</text:p>
              </table:table-cell>
              <table:table-cell office:value-type="float" office:value="3.2813561">
                <text:p>3.2813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6747222222222">
                <text:p>10</text:p>
              </table:table-cell>
              <table:table-cell office:value-type="float" office:value="3.425">
                <text:p>3.425</text:p>
              </table:table-cell>
              <table:table-cell office:value-type="float" office:value="3.42915487">
                <text:p>3.42915487</text:p>
              </table:table-cell>
              <table:table-cell office:value-type="float" office:value="3.28122401">
                <text:p>3.2812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6913888888889">
                <text:p>10</text:p>
              </table:table-cell>
              <table:table-cell office:value-type="float" office:value="3.425">
                <text:p>3.425</text:p>
              </table:table-cell>
              <table:table-cell office:value-type="float" office:value="3.42837453">
                <text:p>3.42837453</text:p>
              </table:table-cell>
              <table:table-cell office:value-type="float" office:value="3.28109121">
                <text:p>3.28109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7083333333333">
                <text:p>10</text:p>
              </table:table-cell>
              <table:table-cell office:value-type="float" office:value="3.437">
                <text:p>3.437</text:p>
              </table:table-cell>
              <table:table-cell office:value-type="float" office:value="3.42747068">
                <text:p>3.42747068</text:p>
              </table:table-cell>
              <table:table-cell office:value-type="float" office:value="3.28103495">
                <text:p>3.28103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725">
                <text:p>10</text:p>
              </table:table-cell>
              <table:table-cell office:value-type="float" office:value="3.435">
                <text:p>3.435</text:p>
              </table:table-cell>
              <table:table-cell office:value-type="float" office:value="3.42665029">
                <text:p>3.42665029</text:p>
              </table:table-cell>
              <table:table-cell office:value-type="float" office:value="3.28094816">
                <text:p>3.28094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7416666666667">
                <text:p>10</text:p>
              </table:table-cell>
              <table:table-cell office:value-type="float" office:value="3.436">
                <text:p>3.436</text:p>
              </table:table-cell>
              <table:table-cell office:value-type="float" office:value="3.42560911">
                <text:p>3.42560911</text:p>
              </table:table-cell>
              <table:table-cell office:value-type="float" office:value="3.28079534">
                <text:p>3.28079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7586111111111">
                <text:p>10</text:p>
              </table:table-cell>
              <table:table-cell office:value-type="float" office:value="3.432">
                <text:p>3.432</text:p>
              </table:table-cell>
              <table:table-cell office:value-type="float" office:value="3.4247365">
                <text:p>3.4247365</text:p>
              </table:table-cell>
              <table:table-cell office:value-type="float" office:value="3.28050613">
                <text:p>3.28050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7752777777778">
                <text:p>10</text:p>
              </table:table-cell>
              <table:table-cell office:value-type="float" office:value="3.432">
                <text:p>3.432</text:p>
              </table:table-cell>
              <table:table-cell office:value-type="float" office:value="3.42385364">
                <text:p>3.42385364</text:p>
              </table:table-cell>
              <table:table-cell office:value-type="float" office:value="3.28031397">
                <text:p>3.2803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7919444444444">
                <text:p>10</text:p>
              </table:table-cell>
              <table:table-cell office:value-type="float" office:value="3.431">
                <text:p>3.431</text:p>
              </table:table-cell>
              <table:table-cell office:value-type="float" office:value="3.42301679">
                <text:p>3.42301679</text:p>
              </table:table-cell>
              <table:table-cell office:value-type="float" office:value="3.2800715">
                <text:p>3.2800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8088888888889">
                <text:p>10</text:p>
              </table:table-cell>
              <table:table-cell office:value-type="float" office:value="3.431">
                <text:p>3.431</text:p>
              </table:table-cell>
              <table:table-cell office:value-type="float" office:value="3.42208099">
                <text:p>3.42208099</text:p>
              </table:table-cell>
              <table:table-cell office:value-type="float" office:value="3.27972913">
                <text:p>3.2797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8255555555556">
                <text:p>10</text:p>
              </table:table-cell>
              <table:table-cell office:value-type="float" office:value="3.429">
                <text:p>3.429</text:p>
              </table:table-cell>
              <table:table-cell office:value-type="float" office:value="3.42116928">
                <text:p>3.42116928</text:p>
              </table:table-cell>
              <table:table-cell office:value-type="float" office:value="3.27949929">
                <text:p>3.2794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8425">
                <text:p>10</text:p>
              </table:table-cell>
              <table:table-cell office:value-type="float" office:value="3.429">
                <text:p>3.429</text:p>
              </table:table-cell>
              <table:table-cell office:value-type="float" office:value="3.42019415">
                <text:p>3.42019415</text:p>
              </table:table-cell>
              <table:table-cell office:value-type="float" office:value="3.27927184">
                <text:p>3.27927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8591666666667">
                <text:p>10</text:p>
              </table:table-cell>
              <table:table-cell office:value-type="float" office:value="3.43">
                <text:p>3.43</text:p>
              </table:table-cell>
              <table:table-cell office:value-type="float" office:value="3.41925311">
                <text:p>3.41925311</text:p>
              </table:table-cell>
              <table:table-cell office:value-type="float" office:value="3.27897048">
                <text:p>3.27897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8758333333333">
                <text:p>10</text:p>
              </table:table-cell>
              <table:table-cell office:value-type="float" office:value="3.427">
                <text:p>3.427</text:p>
              </table:table-cell>
              <table:table-cell office:value-type="float" office:value="3.4182632">
                <text:p>3.4182632</text:p>
              </table:table-cell>
              <table:table-cell office:value-type="float" office:value="3.27872515">
                <text:p>3.2787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8927777777778">
                <text:p>10</text:p>
              </table:table-cell>
              <table:table-cell office:value-type="float" office:value="3.427">
                <text:p>3.427</text:p>
              </table:table-cell>
              <table:table-cell office:value-type="float" office:value="3.41727352">
                <text:p>3.41727352</text:p>
              </table:table-cell>
              <table:table-cell office:value-type="float" office:value="3.2782712">
                <text:p>3.278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094444444444">
                <text:p>10</text:p>
              </table:table-cell>
              <table:table-cell office:value-type="float" office:value="3.425">
                <text:p>3.425</text:p>
              </table:table-cell>
              <table:table-cell office:value-type="float" office:value="3.4162519">
                <text:p>3.4162519</text:p>
              </table:table-cell>
              <table:table-cell office:value-type="float" office:value="3.27797461">
                <text:p>3.27797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263888888889">
                <text:p>10</text:p>
              </table:table-cell>
              <table:table-cell office:value-type="float" office:value="3.425">
                <text:p>3.425</text:p>
              </table:table-cell>
              <table:table-cell office:value-type="float" office:value="3.41522503">
                <text:p>3.41522503</text:p>
              </table:table-cell>
              <table:table-cell office:value-type="float" office:value="3.27766085">
                <text:p>3.27766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430555555556">
                <text:p>10</text:p>
              </table:table-cell>
              <table:table-cell office:value-type="float" office:value="3.424">
                <text:p>3.424</text:p>
              </table:table-cell>
              <table:table-cell office:value-type="float" office:value="3.41413927">
                <text:p>3.41413927</text:p>
              </table:table-cell>
              <table:table-cell office:value-type="float" office:value="3.27739477">
                <text:p>3.27739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597222222222">
                <text:p>10</text:p>
              </table:table-cell>
              <table:table-cell office:value-type="float" office:value="3.423">
                <text:p>3.423</text:p>
              </table:table-cell>
              <table:table-cell office:value-type="float" office:value="3.41306734">
                <text:p>3.41306734</text:p>
              </table:table-cell>
              <table:table-cell office:value-type="float" office:value="3.27715397">
                <text:p>3.27715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766666666667">
                <text:p>10</text:p>
              </table:table-cell>
              <table:table-cell office:value-type="float" office:value="3.414">
                <text:p>3.414</text:p>
              </table:table-cell>
              <table:table-cell office:value-type="float" office:value="3.41192913">
                <text:p>3.41192913</text:p>
              </table:table-cell>
              <table:table-cell office:value-type="float" office:value="3.27667379">
                <text:p>3.27667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933333333333">
                <text:p>10</text:p>
              </table:table-cell>
              <table:table-cell office:value-type="float" office:value="3.41">
                <text:p>3.41</text:p>
              </table:table-cell>
              <table:table-cell office:value-type="float" office:value="3.41074967">
                <text:p>3.41074967</text:p>
              </table:table-cell>
              <table:table-cell office:value-type="float" office:value="3.27664089">
                <text:p>3.27664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0102777777778">
                <text:p>10</text:p>
              </table:table-cell>
              <table:table-cell office:value-type="float" office:value="3.411">
                <text:p>3.411</text:p>
              </table:table-cell>
              <table:table-cell office:value-type="float" office:value="3.40954924">
                <text:p>3.40954924</text:p>
              </table:table-cell>
              <table:table-cell office:value-type="float" office:value="3.2762661">
                <text:p>3.2762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0269444444444">
                <text:p>10</text:p>
              </table:table-cell>
              <table:table-cell office:value-type="float" office:value="3.41">
                <text:p>3.41</text:p>
              </table:table-cell>
              <table:table-cell office:value-type="float" office:value="3.40831161">
                <text:p>3.40831161</text:p>
              </table:table-cell>
              <table:table-cell office:value-type="float" office:value="3.27586794">
                <text:p>3.27586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0436111111111">
                <text:p>10</text:p>
              </table:table-cell>
              <table:table-cell office:value-type="float" office:value="3.408">
                <text:p>3.408</text:p>
              </table:table-cell>
              <table:table-cell office:value-type="float" office:value="3.40704346">
                <text:p>3.40704346</text:p>
              </table:table-cell>
              <table:table-cell office:value-type="float" office:value="3.27546549">
                <text:p>3.27546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0605555555556">
                <text:p>10</text:p>
              </table:table-cell>
              <table:table-cell office:value-type="float" office:value="3.407">
                <text:p>3.407</text:p>
              </table:table-cell>
              <table:table-cell office:value-type="float" office:value="3.40572">
                <text:p>3.40572</text:p>
              </table:table-cell>
              <table:table-cell office:value-type="float" office:value="3.27498198">
                <text:p>3.27498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0772222222222">
                <text:p>10</text:p>
              </table:table-cell>
              <table:table-cell office:value-type="float" office:value="3.406">
                <text:p>3.406</text:p>
              </table:table-cell>
              <table:table-cell office:value-type="float" office:value="3.40439296">
                <text:p>3.40439296</text:p>
              </table:table-cell>
              <table:table-cell office:value-type="float" office:value="3.2745502">
                <text:p>3.2745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0938888888889">
                <text:p>10</text:p>
              </table:table-cell>
              <table:table-cell office:value-type="float" office:value="3.404">
                <text:p>3.404</text:p>
              </table:table-cell>
              <table:table-cell office:value-type="float" office:value="3.40303469">
                <text:p>3.40303469</text:p>
              </table:table-cell>
              <table:table-cell office:value-type="float" office:value="3.27421808">
                <text:p>3.2742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1108333333333">
                <text:p>10</text:p>
              </table:table-cell>
              <table:table-cell office:value-type="float" office:value="3.403">
                <text:p>3.403</text:p>
              </table:table-cell>
              <table:table-cell office:value-type="float" office:value="3.40160847">
                <text:p>3.40160847</text:p>
              </table:table-cell>
              <table:table-cell office:value-type="float" office:value="3.27385616">
                <text:p>3.27385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1275">
                <text:p>10</text:p>
              </table:table-cell>
              <table:table-cell office:value-type="float" office:value="3.399">
                <text:p>3.399</text:p>
              </table:table-cell>
              <table:table-cell office:value-type="float" office:value="3.40008307">
                <text:p>3.40008307</text:p>
              </table:table-cell>
              <table:table-cell office:value-type="float" office:value="3.27343297">
                <text:p>3.27343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1444444444444">
                <text:p>10</text:p>
              </table:table-cell>
              <table:table-cell office:value-type="float" office:value="3.397">
                <text:p>3.397</text:p>
              </table:table-cell>
              <table:table-cell office:value-type="float" office:value="3.39861846">
                <text:p>3.39861846</text:p>
              </table:table-cell>
              <table:table-cell office:value-type="float" office:value="3.27300811">
                <text:p>3.2730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1611111111111">
                <text:p>10</text:p>
              </table:table-cell>
              <table:table-cell office:value-type="float" office:value="3.395">
                <text:p>3.395</text:p>
              </table:table-cell>
              <table:table-cell office:value-type="float" office:value="3.3969636">
                <text:p>3.3969636</text:p>
              </table:table-cell>
              <table:table-cell office:value-type="float" office:value="3.2725811">
                <text:p>3.2725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1777777777778">
                <text:p>10</text:p>
              </table:table-cell>
              <table:table-cell office:value-type="float" office:value="3.394">
                <text:p>3.394</text:p>
              </table:table-cell>
              <table:table-cell office:value-type="float" office:value="3.39527059">
                <text:p>3.39527059</text:p>
              </table:table-cell>
              <table:table-cell office:value-type="float" office:value="3.27217293">
                <text:p>3.27217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1947222222222">
                <text:p>10</text:p>
              </table:table-cell>
              <table:table-cell office:value-type="float" office:value="3.391">
                <text:p>3.391</text:p>
              </table:table-cell>
              <table:table-cell office:value-type="float" office:value="3.39345169">
                <text:p>3.39345169</text:p>
              </table:table-cell>
              <table:table-cell office:value-type="float" office:value="3.27179718">
                <text:p>3.2717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2113888888889">
                <text:p>10</text:p>
              </table:table-cell>
              <table:table-cell office:value-type="float" office:value="3.39">
                <text:p>3.39</text:p>
              </table:table-cell>
              <table:table-cell office:value-type="float" office:value="3.39161348">
                <text:p>3.39161348</text:p>
              </table:table-cell>
              <table:table-cell office:value-type="float" office:value="3.27135038">
                <text:p>3.27135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2283333333333">
                <text:p>10</text:p>
              </table:table-cell>
              <table:table-cell office:value-type="float" office:value="3.388">
                <text:p>3.388</text:p>
              </table:table-cell>
              <table:table-cell office:value-type="float" office:value="3.38971972">
                <text:p>3.38971972</text:p>
              </table:table-cell>
              <table:table-cell office:value-type="float" office:value="3.27069592">
                <text:p>3.27069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245">
                <text:p>10</text:p>
              </table:table-cell>
              <table:table-cell office:value-type="float" office:value="3.385">
                <text:p>3.385</text:p>
              </table:table-cell>
              <table:table-cell office:value-type="float" office:value="3.38770604">
                <text:p>3.38770604</text:p>
              </table:table-cell>
              <table:table-cell office:value-type="float" office:value="3.27029657">
                <text:p>3.27029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2616666666667">
                <text:p>10</text:p>
              </table:table-cell>
              <table:table-cell office:value-type="float" office:value="3.382">
                <text:p>3.382</text:p>
              </table:table-cell>
              <table:table-cell office:value-type="float" office:value="3.38559461">
                <text:p>3.38559461</text:p>
              </table:table-cell>
              <table:table-cell office:value-type="float" office:value="3.26962256">
                <text:p>3.2696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2786111111111">
                <text:p>10</text:p>
              </table:table-cell>
              <table:table-cell office:value-type="float" office:value="3.381">
                <text:p>3.381</text:p>
              </table:table-cell>
              <table:table-cell office:value-type="float" office:value="3.38341045">
                <text:p>3.38341045</text:p>
              </table:table-cell>
              <table:table-cell office:value-type="float" office:value="3.26902962">
                <text:p>3.26902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2952777777778">
                <text:p>10</text:p>
              </table:table-cell>
              <table:table-cell office:value-type="float" office:value="3.378">
                <text:p>3.378</text:p>
              </table:table-cell>
              <table:table-cell office:value-type="float" office:value="3.38105011">
                <text:p>3.38105011</text:p>
              </table:table-cell>
              <table:table-cell office:value-type="float" office:value="3.26833606">
                <text:p>3.26833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3122222222222">
                <text:p>10</text:p>
              </table:table-cell>
              <table:table-cell office:value-type="float" office:value="3.376">
                <text:p>3.376</text:p>
              </table:table-cell>
              <table:table-cell office:value-type="float" office:value="3.37858295">
                <text:p>3.37858295</text:p>
              </table:table-cell>
              <table:table-cell office:value-type="float" office:value="3.26779866">
                <text:p>3.26779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3288888888889">
                <text:p>10</text:p>
              </table:table-cell>
              <table:table-cell office:value-type="float" office:value="3.374">
                <text:p>3.374</text:p>
              </table:table-cell>
              <table:table-cell office:value-type="float" office:value="3.37600875">
                <text:p>3.37600875</text:p>
              </table:table-cell>
              <table:table-cell office:value-type="float" office:value="3.26714897">
                <text:p>3.26714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3455555555556">
                <text:p>10</text:p>
              </table:table-cell>
              <table:table-cell office:value-type="float" office:value="3.37">
                <text:p>3.37</text:p>
              </table:table-cell>
              <table:table-cell office:value-type="float" office:value="3.37327409">
                <text:p>3.37327409</text:p>
              </table:table-cell>
              <table:table-cell office:value-type="float" office:value="3.26652837">
                <text:p>3.26652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3625">
                <text:p>10</text:p>
              </table:table-cell>
              <table:table-cell office:value-type="float" office:value="3.367">
                <text:p>3.367</text:p>
              </table:table-cell>
              <table:table-cell office:value-type="float" office:value="3.37035894">
                <text:p>3.37035894</text:p>
              </table:table-cell>
              <table:table-cell office:value-type="float" office:value="3.26578212">
                <text:p>3.26578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3791666666667">
                <text:p>10</text:p>
              </table:table-cell>
              <table:table-cell office:value-type="float" office:value="3.365">
                <text:p>3.365</text:p>
              </table:table-cell>
              <table:table-cell office:value-type="float" office:value="3.36743879">
                <text:p>3.36743879</text:p>
              </table:table-cell>
              <table:table-cell office:value-type="float" office:value="3.25854301">
                <text:p>3.25854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3958333333333">
                <text:p>10</text:p>
              </table:table-cell>
              <table:table-cell office:value-type="float" office:value="3.362">
                <text:p>3.362</text:p>
              </table:table-cell>
              <table:table-cell office:value-type="float" office:value="3.35267782">
                <text:p>3.35267782</text:p>
              </table:table-cell>
              <table:table-cell office:value-type="float" office:value="3.26326227">
                <text:p>3.26326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4127777777778">
                <text:p>10</text:p>
              </table:table-cell>
              <table:table-cell office:value-type="float" office:value="3.324">
                <text:p>3.324</text:p>
              </table:table-cell>
              <table:table-cell office:value-type="float" office:value="3.35908079">
                <text:p>3.35908079</text:p>
              </table:table-cell>
              <table:table-cell office:value-type="float" office:value="3.26309085">
                <text:p>3.26309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4294444444444">
                <text:p>10</text:p>
              </table:table-cell>
              <table:table-cell office:value-type="float" office:value="3.354">
                <text:p>3.354</text:p>
              </table:table-cell>
              <table:table-cell office:value-type="float" office:value="3.35630703">
                <text:p>3.35630703</text:p>
              </table:table-cell>
              <table:table-cell office:value-type="float" office:value="3.26207781">
                <text:p>3.26207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4463888888889">
                <text:p>10</text:p>
              </table:table-cell>
              <table:table-cell office:value-type="float" office:value="3.35">
                <text:p>3.35</text:p>
              </table:table-cell>
              <table:table-cell office:value-type="float" office:value="3.3528254">
                <text:p>3.3528254</text:p>
              </table:table-cell>
              <table:table-cell office:value-type="float" office:value="3.26109934">
                <text:p>3.26109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4630555555556">
                <text:p>10</text:p>
              </table:table-cell>
              <table:table-cell office:value-type="float" office:value="3.347">
                <text:p>3.347</text:p>
              </table:table-cell>
              <table:table-cell office:value-type="float" office:value="3.34896684">
                <text:p>3.34896684</text:p>
              </table:table-cell>
              <table:table-cell office:value-type="float" office:value="3.2593298">
                <text:p>3.2593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4797222222222">
                <text:p>10</text:p>
              </table:table-cell>
              <table:table-cell office:value-type="float" office:value="3.363">
                <text:p>3.363</text:p>
              </table:table-cell>
              <table:table-cell office:value-type="float" office:value="3.34483266">
                <text:p>3.34483266</text:p>
              </table:table-cell>
              <table:table-cell office:value-type="float" office:value="3.25782537">
                <text:p>3.25782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4966666666667">
                <text:p>10</text:p>
              </table:table-cell>
              <table:table-cell office:value-type="float" office:value="3.356">
                <text:p>3.356</text:p>
              </table:table-cell>
              <table:table-cell office:value-type="float" office:value="3.3406415">
                <text:p>3.3406415</text:p>
              </table:table-cell>
              <table:table-cell office:value-type="float" office:value="3.25595617">
                <text:p>3.25595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5133333333333">
                <text:p>10</text:p>
              </table:table-cell>
              <table:table-cell office:value-type="float" office:value="3.352">
                <text:p>3.352</text:p>
              </table:table-cell>
              <table:table-cell office:value-type="float" office:value="3.33621836">
                <text:p>3.33621836</text:p>
              </table:table-cell>
              <table:table-cell office:value-type="float" office:value="3.25282836">
                <text:p>3.25282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5302777777778">
                <text:p>10</text:p>
              </table:table-cell>
              <table:table-cell office:value-type="float" office:value="3.348">
                <text:p>3.348</text:p>
              </table:table-cell>
              <table:table-cell office:value-type="float" office:value="3.33192348">
                <text:p>3.33192348</text:p>
              </table:table-cell>
              <table:table-cell office:value-type="float" office:value="3.24867821">
                <text:p>3.24867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5469444444444">
                <text:p>10</text:p>
              </table:table-cell>
              <table:table-cell office:value-type="float" office:value="3.343">
                <text:p>3.343</text:p>
              </table:table-cell>
              <table:table-cell office:value-type="float" office:value="3.32730079">
                <text:p>3.32730079</text:p>
              </table:table-cell>
              <table:table-cell office:value-type="float" office:value="3.24431181">
                <text:p>3.2443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5636111111111">
                <text:p>10</text:p>
              </table:table-cell>
              <table:table-cell office:value-type="float" office:value="3.336">
                <text:p>3.336</text:p>
              </table:table-cell>
              <table:table-cell office:value-type="float" office:value="3.32248735">
                <text:p>3.32248735</text:p>
              </table:table-cell>
              <table:table-cell office:value-type="float" office:value="3.23954964">
                <text:p>3.23954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5805555555556">
                <text:p>10</text:p>
              </table:table-cell>
              <table:table-cell office:value-type="float" office:value="3.334">
                <text:p>3.334</text:p>
              </table:table-cell>
              <table:table-cell office:value-type="float" office:value="3.31756711">
                <text:p>3.31756711</text:p>
              </table:table-cell>
              <table:table-cell office:value-type="float" office:value="3.23473787">
                <text:p>3.23473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5972222222222">
                <text:p>10</text:p>
              </table:table-cell>
              <table:table-cell office:value-type="float" office:value="3.327">
                <text:p>3.327</text:p>
              </table:table-cell>
              <table:table-cell office:value-type="float" office:value="3.31261873">
                <text:p>3.31261873</text:p>
              </table:table-cell>
              <table:table-cell office:value-type="float" office:value="3.22984934">
                <text:p>3.22984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6138888888889">
                <text:p>10</text:p>
              </table:table-cell>
              <table:table-cell office:value-type="float" office:value="3.323">
                <text:p>3.323</text:p>
              </table:table-cell>
              <table:table-cell office:value-type="float" office:value="3.30754113">
                <text:p>3.30754113</text:p>
              </table:table-cell>
              <table:table-cell office:value-type="float" office:value="3.22479582">
                <text:p>3.22479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6308333333333">
                <text:p>10</text:p>
              </table:table-cell>
              <table:table-cell office:value-type="float" office:value="3.316">
                <text:p>3.316</text:p>
              </table:table-cell>
              <table:table-cell office:value-type="float" office:value="3.30241632">
                <text:p>3.30241632</text:p>
              </table:table-cell>
              <table:table-cell office:value-type="float" office:value="3.21968675">
                <text:p>3.2196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6475">
                <text:p>10</text:p>
              </table:table-cell>
              <table:table-cell office:value-type="float" office:value="3.312">
                <text:p>3.312</text:p>
              </table:table-cell>
              <table:table-cell office:value-type="float" office:value="3.29716492">
                <text:p>3.29716492</text:p>
              </table:table-cell>
              <table:table-cell office:value-type="float" office:value="3.21439362">
                <text:p>3.21439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6644444444444">
                <text:p>10</text:p>
              </table:table-cell>
              <table:table-cell office:value-type="float" office:value="3.308">
                <text:p>3.308</text:p>
              </table:table-cell>
              <table:table-cell office:value-type="float" office:value="3.29173303">
                <text:p>3.29173303</text:p>
              </table:table-cell>
              <table:table-cell office:value-type="float" office:value="3.20906448">
                <text:p>3.20906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6811111111111">
                <text:p>10</text:p>
              </table:table-cell>
              <table:table-cell office:value-type="float" office:value="3.301">
                <text:p>3.301</text:p>
              </table:table-cell>
              <table:table-cell office:value-type="float" office:value="3.28614855">
                <text:p>3.28614855</text:p>
              </table:table-cell>
              <table:table-cell office:value-type="float" office:value="3.20353842">
                <text:p>3.20353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6977777777778">
                <text:p>10</text:p>
              </table:table-cell>
              <table:table-cell office:value-type="float" office:value="3.297">
                <text:p>3.297</text:p>
              </table:table-cell>
              <table:table-cell office:value-type="float" office:value="3.28050947">
                <text:p>3.28050947</text:p>
              </table:table-cell>
              <table:table-cell office:value-type="float" office:value="3.19796348">
                <text:p>3.19796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7147222222222">
                <text:p>10</text:p>
              </table:table-cell>
              <table:table-cell office:value-type="float" office:value="3.29">
                <text:p>3.29</text:p>
              </table:table-cell>
              <table:table-cell office:value-type="float" office:value="3.27472115">
                <text:p>3.27472115</text:p>
              </table:table-cell>
              <table:table-cell office:value-type="float" office:value="3.19226861">
                <text:p>3.19226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7313888888889">
                <text:p>10</text:p>
              </table:table-cell>
              <table:table-cell office:value-type="float" office:value="3.265">
                <text:p>3.265</text:p>
              </table:table-cell>
              <table:table-cell office:value-type="float" office:value="3.26880789">
                <text:p>3.26880789</text:p>
              </table:table-cell>
              <table:table-cell office:value-type="float" office:value="3.18640661">
                <text:p>3.18640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7483333333333">
                <text:p>10</text:p>
              </table:table-cell>
              <table:table-cell office:value-type="float" office:value="3.257">
                <text:p>3.257</text:p>
              </table:table-cell>
              <table:table-cell office:value-type="float" office:value="3.26285744">
                <text:p>3.26285744</text:p>
              </table:table-cell>
              <table:table-cell office:value-type="float" office:value="3.18038917">
                <text:p>3.18038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765">
                <text:p>10</text:p>
              </table:table-cell>
              <table:table-cell office:value-type="float" office:value="3.253">
                <text:p>3.253</text:p>
              </table:table-cell>
              <table:table-cell office:value-type="float" office:value="3.25666928">
                <text:p>3.25666928</text:p>
              </table:table-cell>
              <table:table-cell office:value-type="float" office:value="3.17420459">
                <text:p>3.17420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7816666666667">
                <text:p>10</text:p>
              </table:table-cell>
              <table:table-cell office:value-type="float" office:value="3.245">
                <text:p>3.245</text:p>
              </table:table-cell>
              <table:table-cell office:value-type="float" office:value="3.25045252">
                <text:p>3.25045252</text:p>
              </table:table-cell>
              <table:table-cell office:value-type="float" office:value="3.1678791">
                <text:p>3.167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7986111111111">
                <text:p>10</text:p>
              </table:table-cell>
              <table:table-cell office:value-type="float" office:value="3.24">
                <text:p>3.24</text:p>
              </table:table-cell>
              <table:table-cell office:value-type="float" office:value="3.24400735">
                <text:p>3.24400735</text:p>
              </table:table-cell>
              <table:table-cell office:value-type="float" office:value="3.16192055">
                <text:p>3.1619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8152777777778">
                <text:p>10</text:p>
              </table:table-cell>
              <table:table-cell office:value-type="float" office:value="3.233">
                <text:p>3.233</text:p>
              </table:table-cell>
              <table:table-cell office:value-type="float" office:value="3.23754072">
                <text:p>3.23754072</text:p>
              </table:table-cell>
              <table:table-cell office:value-type="float" office:value="3.15541768">
                <text:p>3.1554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8322222222222">
                <text:p>10</text:p>
              </table:table-cell>
              <table:table-cell office:value-type="float" office:value="3.229">
                <text:p>3.229</text:p>
              </table:table-cell>
              <table:table-cell office:value-type="float" office:value="3.23086905">
                <text:p>3.23086905</text:p>
              </table:table-cell>
              <table:table-cell office:value-type="float" office:value="3.14878559">
                <text:p>3.14878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8488888888889">
                <text:p>10</text:p>
              </table:table-cell>
              <table:table-cell office:value-type="float" office:value="3.221">
                <text:p>3.221</text:p>
              </table:table-cell>
              <table:table-cell office:value-type="float" office:value="3.22404671">
                <text:p>3.22404671</text:p>
              </table:table-cell>
              <table:table-cell office:value-type="float" office:value="3.1418047">
                <text:p>3.1418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8655555555556">
                <text:p>10</text:p>
              </table:table-cell>
              <table:table-cell office:value-type="float" office:value="3.213">
                <text:p>3.213</text:p>
              </table:table-cell>
              <table:table-cell office:value-type="float" office:value="3.21712875">
                <text:p>3.21712875</text:p>
              </table:table-cell>
              <table:table-cell office:value-type="float" office:value="3.13486171">
                <text:p>3.13486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8825">
                <text:p>10</text:p>
              </table:table-cell>
              <table:table-cell office:value-type="float" office:value="3.206">
                <text:p>3.206</text:p>
              </table:table-cell>
              <table:table-cell office:value-type="float" office:value="3.21002221">
                <text:p>3.21002221</text:p>
              </table:table-cell>
              <table:table-cell office:value-type="float" office:value="3.12766862">
                <text:p>3.1276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8991666666667">
                <text:p>10</text:p>
              </table:table-cell>
              <table:table-cell office:value-type="float" office:value="3.2">
                <text:p>3.2</text:p>
              </table:table-cell>
              <table:table-cell office:value-type="float" office:value="3.20288587">
                <text:p>3.20288587</text:p>
              </table:table-cell>
              <table:table-cell office:value-type="float" office:value="3.12041259">
                <text:p>3.1204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9158333333333">
                <text:p>10</text:p>
              </table:table-cell>
              <table:table-cell office:value-type="float" office:value="3.19">
                <text:p>3.19</text:p>
              </table:table-cell>
              <table:table-cell office:value-type="float" office:value="3.19532895">
                <text:p>3.19532895</text:p>
              </table:table-cell>
              <table:table-cell office:value-type="float" office:value="3.1127677">
                <text:p>3.1127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9327777777778">
                <text:p>10</text:p>
              </table:table-cell>
              <table:table-cell office:value-type="float" office:value="3.183">
                <text:p>3.183</text:p>
              </table:table-cell>
              <table:table-cell office:value-type="float" office:value="3.1877327">
                <text:p>3.1877327</text:p>
              </table:table-cell>
              <table:table-cell office:value-type="float" office:value="3.10510111">
                <text:p>3.1051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9494444444444">
                <text:p>10</text:p>
              </table:table-cell>
              <table:table-cell office:value-type="float" office:value="3.181">
                <text:p>3.181</text:p>
              </table:table-cell>
              <table:table-cell office:value-type="float" office:value="3.17995644">
                <text:p>3.17995644</text:p>
              </table:table-cell>
              <table:table-cell office:value-type="float" office:value="3.09711146">
                <text:p>3.0971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9663888888889">
                <text:p>10</text:p>
              </table:table-cell>
              <table:table-cell office:value-type="float" office:value="3.168">
                <text:p>3.168</text:p>
              </table:table-cell>
              <table:table-cell office:value-type="float" office:value="3.17200994">
                <text:p>3.17200994</text:p>
              </table:table-cell>
              <table:table-cell office:value-type="float" office:value="3.08921742">
                <text:p>3.0892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9830555555556">
                <text:p>10</text:p>
              </table:table-cell>
              <table:table-cell office:value-type="float" office:value="3.161">
                <text:p>3.161</text:p>
              </table:table-cell>
              <table:table-cell office:value-type="float" office:value="3.16376996">
                <text:p>3.16376996</text:p>
              </table:table-cell>
              <table:table-cell office:value-type="float" office:value="3.08098102">
                <text:p>3.08098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9997222222222">
                <text:p>10</text:p>
              </table:table-cell>
              <table:table-cell office:value-type="float" office:value="3.153">
                <text:p>3.153</text:p>
              </table:table-cell>
              <table:table-cell office:value-type="float" office:value="3.1553936">
                <text:p>3.1553936</text:p>
              </table:table-cell>
              <table:table-cell office:value-type="float" office:value="3.07259941">
                <text:p>3.07259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0166666666667">
                <text:p>10</text:p>
              </table:table-cell>
              <table:table-cell office:value-type="float" office:value="3.146">
                <text:p>3.146</text:p>
              </table:table-cell>
              <table:table-cell office:value-type="float" office:value="3.14671779">
                <text:p>3.14671779</text:p>
              </table:table-cell>
              <table:table-cell office:value-type="float" office:value="3.06420374">
                <text:p>3.06420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0333333333333">
                <text:p>10</text:p>
              </table:table-cell>
              <table:table-cell office:value-type="float" office:value="3.139">
                <text:p>3.139</text:p>
              </table:table-cell>
              <table:table-cell office:value-type="float" office:value="3.13787055">
                <text:p>3.13787055</text:p>
              </table:table-cell>
              <table:table-cell office:value-type="float" office:value="3.05530787">
                <text:p>3.05530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0502777777778">
                <text:p>10</text:p>
              </table:table-cell>
              <table:table-cell office:value-type="float" office:value="3.127">
                <text:p>3.127</text:p>
              </table:table-cell>
              <table:table-cell office:value-type="float" office:value="3.12878633">
                <text:p>3.12878633</text:p>
              </table:table-cell>
              <table:table-cell office:value-type="float" office:value="3.04627299">
                <text:p>3.04627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0669444444444">
                <text:p>10</text:p>
              </table:table-cell>
              <table:table-cell office:value-type="float" office:value="3.117">
                <text:p>3.117</text:p>
              </table:table-cell>
              <table:table-cell office:value-type="float" office:value="3.11943555">
                <text:p>3.11943555</text:p>
              </table:table-cell>
              <table:table-cell office:value-type="float" office:value="3.03695893">
                <text:p>3.03695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0836111111111">
                <text:p>10</text:p>
              </table:table-cell>
              <table:table-cell office:value-type="float" office:value="3.109">
                <text:p>3.109</text:p>
              </table:table-cell>
              <table:table-cell office:value-type="float" office:value="3.10985899">
                <text:p>3.10985899</text:p>
              </table:table-cell>
              <table:table-cell office:value-type="float" office:value="3.02746081">
                <text:p>3.02746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1005555555556">
                <text:p>10</text:p>
              </table:table-cell>
              <table:table-cell office:value-type="float" office:value="3.099">
                <text:p>3.099</text:p>
              </table:table-cell>
              <table:table-cell office:value-type="float" office:value="3.09996724">
                <text:p>3.09996724</text:p>
              </table:table-cell>
              <table:table-cell office:value-type="float" office:value="3.01758003">
                <text:p>3.01758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1172222222222">
                <text:p>10</text:p>
              </table:table-cell>
              <table:table-cell office:value-type="float" office:value="3.086">
                <text:p>3.086</text:p>
              </table:table-cell>
              <table:table-cell office:value-type="float" office:value="3.08968592">
                <text:p>3.08968592</text:p>
              </table:table-cell>
              <table:table-cell office:value-type="float" office:value="3.00736976">
                <text:p>3.0073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1341666666667">
                <text:p>10</text:p>
              </table:table-cell>
              <table:table-cell office:value-type="float" office:value="3.078">
                <text:p>3.078</text:p>
              </table:table-cell>
              <table:table-cell office:value-type="float" office:value="3.07913113">
                <text:p>3.07913113</text:p>
              </table:table-cell>
              <table:table-cell office:value-type="float" office:value="2.9968667">
                <text:p>2.9968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1508333333333">
                <text:p>10</text:p>
              </table:table-cell>
              <table:table-cell office:value-type="float" office:value="3.07">
                <text:p>3.07</text:p>
              </table:table-cell>
              <table:table-cell office:value-type="float" office:value="3.06828022">
                <text:p>3.06828022</text:p>
              </table:table-cell>
              <table:table-cell office:value-type="float" office:value="2.98613977">
                <text:p>2.9861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1675">
                <text:p>10</text:p>
              </table:table-cell>
              <table:table-cell office:value-type="float" office:value="3.063">
                <text:p>3.063</text:p>
              </table:table-cell>
              <table:table-cell office:value-type="float" office:value="3.0571177">
                <text:p>3.0571177</text:p>
              </table:table-cell>
              <table:table-cell office:value-type="float" office:value="2.97509909">
                <text:p>2.97509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1844444444444">
                <text:p>10</text:p>
              </table:table-cell>
              <table:table-cell office:value-type="float" office:value="3.047">
                <text:p>3.047</text:p>
              </table:table-cell>
              <table:table-cell office:value-type="float" office:value="3.04532027">
                <text:p>3.04532027</text:p>
              </table:table-cell>
              <table:table-cell office:value-type="float" office:value="2.96346927">
                <text:p>2.9634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2011111111111">
                <text:p>10</text:p>
              </table:table-cell>
              <table:table-cell office:value-type="float" office:value="3.031">
                <text:p>3.031</text:p>
              </table:table-cell>
              <table:table-cell office:value-type="float" office:value="3.03309107">
                <text:p>3.03309107</text:p>
              </table:table-cell>
              <table:table-cell office:value-type="float" office:value="2.9516263">
                <text:p>2.9516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2177777777778">
                <text:p>10</text:p>
              </table:table-cell>
              <table:table-cell office:value-type="float" office:value="3.018">
                <text:p>3.018</text:p>
              </table:table-cell>
              <table:table-cell office:value-type="float" office:value="3.02001786">
                <text:p>3.02001786</text:p>
              </table:table-cell>
              <table:table-cell office:value-type="float" office:value="2.93817306">
                <text:p>2.93817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2347222222222">
                <text:p>10</text:p>
              </table:table-cell>
              <table:table-cell office:value-type="float" office:value="3.025">
                <text:p>3.025</text:p>
              </table:table-cell>
              <table:table-cell office:value-type="float" office:value="3.00687337">
                <text:p>3.00687337</text:p>
              </table:table-cell>
              <table:table-cell office:value-type="float" office:value="2.92523813">
                <text:p>2.92523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2513888888889">
                <text:p>10</text:p>
              </table:table-cell>
              <table:table-cell office:value-type="float" office:value="3.015">
                <text:p>3.015</text:p>
              </table:table-cell>
              <table:table-cell office:value-type="float" office:value="2.99321032">
                <text:p>2.99321032</text:p>
              </table:table-cell>
              <table:table-cell office:value-type="float" office:value="2.91168666">
                <text:p>2.91168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2683333333333">
                <text:p>10</text:p>
              </table:table-cell>
              <table:table-cell office:value-type="float" office:value="3.002">
                <text:p>3.002</text:p>
              </table:table-cell>
              <table:table-cell office:value-type="float" office:value="2.97897387">
                <text:p>2.97897387</text:p>
              </table:table-cell>
              <table:table-cell office:value-type="float" office:value="2.89769602">
                <text:p>2.89769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285">
                <text:p>10</text:p>
              </table:table-cell>
              <table:table-cell office:value-type="float" office:value="2.98">
                <text:p>2.98</text:p>
              </table:table-cell>
              <table:table-cell office:value-type="float" office:value="2.96396756">
                <text:p>2.96396756</text:p>
              </table:table-cell>
              <table:table-cell office:value-type="float" office:value="2.88286066">
                <text:p>2.8828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3016666666667">
                <text:p>10</text:p>
              </table:table-cell>
              <table:table-cell office:value-type="float" office:value="2.964">
                <text:p>2.964</text:p>
              </table:table-cell>
              <table:table-cell office:value-type="float" office:value="2.94834852">
                <text:p>2.94834852</text:p>
              </table:table-cell>
              <table:table-cell office:value-type="float" office:value="2.8675189">
                <text:p>2.8675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3186111111111">
                <text:p>10</text:p>
              </table:table-cell>
              <table:table-cell office:value-type="float" office:value="2.948">
                <text:p>2.948</text:p>
              </table:table-cell>
              <table:table-cell office:value-type="float" office:value="2.93183327">
                <text:p>2.93183327</text:p>
              </table:table-cell>
              <table:table-cell office:value-type="float" office:value="2.85122538">
                <text:p>2.85122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3352777777778">
                <text:p>10</text:p>
              </table:table-cell>
              <table:table-cell office:value-type="float" office:value="2.93">
                <text:p>2.93</text:p>
              </table:table-cell>
              <table:table-cell office:value-type="float" office:value="2.91431761">
                <text:p>2.91431761</text:p>
              </table:table-cell>
              <table:table-cell office:value-type="float" office:value="2.83384824">
                <text:p>2.83384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3522222222222">
                <text:p>10</text:p>
              </table:table-cell>
              <table:table-cell office:value-type="float" office:value="2.919">
                <text:p>2.919</text:p>
              </table:table-cell>
              <table:table-cell office:value-type="float" office:value="2.89559698">
                <text:p>2.89559698</text:p>
              </table:table-cell>
              <table:table-cell office:value-type="float" office:value="2.81549263">
                <text:p>2.81549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3688888888889">
                <text:p>10</text:p>
              </table:table-cell>
              <table:table-cell office:value-type="float" office:value="2.892">
                <text:p>2.892</text:p>
              </table:table-cell>
              <table:table-cell office:value-type="float" office:value="2.87559581">
                <text:p>2.87559581</text:p>
              </table:table-cell>
              <table:table-cell office:value-type="float" office:value="2.79563904">
                <text:p>2.79563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3855555555556">
                <text:p>10</text:p>
              </table:table-cell>
              <table:table-cell office:value-type="float" office:value="2.875">
                <text:p>2.875</text:p>
              </table:table-cell>
              <table:table-cell office:value-type="float" office:value="2.85391545">
                <text:p>2.85391545</text:p>
              </table:table-cell>
              <table:table-cell office:value-type="float" office:value="2.77405047">
                <text:p>2.7740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4025">
                <text:p>10</text:p>
              </table:table-cell>
              <table:table-cell office:value-type="float" office:value="2.846">
                <text:p>2.846</text:p>
              </table:table-cell>
              <table:table-cell office:value-type="float" office:value="2.83034229">
                <text:p>2.83034229</text:p>
              </table:table-cell>
              <table:table-cell office:value-type="float" office:value="2.75074434">
                <text:p>2.75074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4191666666667">
                <text:p>10</text:p>
              </table:table-cell>
              <table:table-cell office:value-type="float" office:value="2.821">
                <text:p>2.821</text:p>
              </table:table-cell>
              <table:table-cell office:value-type="float" office:value="2.80426264">
                <text:p>2.80426264</text:p>
              </table:table-cell>
              <table:table-cell office:value-type="float" office:value="2.72486854">
                <text:p>2.72486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4361111111111">
                <text:p>10</text:p>
              </table:table-cell>
              <table:table-cell office:value-type="float" office:value="2.794">
                <text:p>2.794</text:p>
              </table:table-cell>
              <table:table-cell office:value-type="float" office:value="2.77520967">
                <text:p>2.77520967</text:p>
              </table:table-cell>
              <table:table-cell office:value-type="float" office:value="2.6958735">
                <text:p>2.6958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4527777777778">
                <text:p>10</text:p>
              </table:table-cell>
              <table:table-cell office:value-type="float" office:value="2.764">
                <text:p>2.764</text:p>
              </table:table-cell>
              <table:table-cell office:value-type="float" office:value="2.74217224">
                <text:p>2.74217224</text:p>
              </table:table-cell>
              <table:table-cell office:value-type="float" office:value="2.66322041">
                <text:p>2.6632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4694444444444">
                <text:p>10</text:p>
              </table:table-cell>
              <table:table-cell office:value-type="float" office:value="2.722">
                <text:p>2.722</text:p>
              </table:table-cell>
              <table:table-cell office:value-type="float" office:value="2.70429969">
                <text:p>2.70429969</text:p>
              </table:table-cell>
              <table:table-cell office:value-type="float" office:value="2.62560797">
                <text:p>2.62560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4863888888889">
                <text:p>10</text:p>
              </table:table-cell>
              <table:table-cell office:value-type="float" office:value="2.657">
                <text:p>2.657</text:p>
              </table:table-cell>
              <table:table-cell office:value-type="float" office:value="2.66032267">
                <text:p>2.66032267</text:p>
              </table:table-cell>
              <table:table-cell office:value-type="float" office:value="2.58175516">
                <text:p>2.58175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5030555555556">
                <text:p>10</text:p>
              </table:table-cell>
              <table:table-cell office:value-type="float" office:value="2.608">
                <text:p>2.608</text:p>
              </table:table-cell>
              <table:table-cell office:value-type="float" office:value="2.60971522">
                <text:p>2.60971522</text:p>
              </table:table-cell>
              <table:table-cell office:value-type="float" office:value="2.53152466">
                <text:p>2.5315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5197222222222">
                <text:p>10</text:p>
              </table:table-cell>
              <table:table-cell office:value-type="float" office:value="2.558">
                <text:p>2.558</text:p>
              </table:table-cell>
              <table:table-cell office:value-type="float" office:value="2.55583405">
                <text:p>2.55583405</text:p>
              </table:table-cell>
              <table:table-cell office:value-type="float" office:value="2.47783065">
                <text:p>2.47783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5366666666667">
                <text:p>10</text:p>
              </table:table-cell>
              <table:table-cell office:value-type="float" office:value="2.499">
                <text:p>2.499</text:p>
              </table:table-cell>
              <table:table-cell office:value-type="float" office:value="2.50346327">
                <text:p>2.50346327</text:p>
              </table:table-cell>
              <table:table-cell office:value-type="float" office:value="2.4256413">
                <text:p>2.4256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5533333333333">
                <text:p>10</text:p>
              </table:table-cell>
              <table:table-cell office:value-type="float" office:value="2.455">
                <text:p>2.455</text:p>
              </table:table-cell>
              <table:table-cell office:value-type="float" office:value="2.45549703">
                <text:p>2.45549703</text:p>
              </table:table-cell>
              <table:table-cell office:value-type="float" office:value="2.37788486">
                <text:p>2.37788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5702777777778">
                <text:p>10</text:p>
              </table:table-cell>
              <table:table-cell office:value-type="float" office:value="2.409">
                <text:p>2.409</text:p>
              </table:table-cell>
              <table:table-cell office:value-type="float" office:value="2.41227508">
                <text:p>2.41227508</text:p>
              </table:table-cell>
              <table:table-cell office:value-type="float" office:value="2.33485603">
                <text:p>2.33485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5869444444444">
                <text:p>10</text:p>
              </table:table-cell>
              <table:table-cell office:value-type="float" office:value="2.395">
                <text:p>2.395</text:p>
              </table:table-cell>
              <table:table-cell office:value-type="float" office:value="0.00076945778">
                <text:p>0.00076945778</text:p>
              </table:table-cell>
              <table:table-cell office:value-type="float" office:value="0.000605873473">
                <text:p>0.000605873473</text:p>
              </table:table-cell>
              <table:table-cell office:value-type="float" office:value="3.5">
                <text:p>3.5</text:p>
              </table:table-cell>
              <table:table-cell office:value-type="float" office:value="3.43">
                <text:p>3.43</text:p>
              </table:table-cell>
              <table:table-cell office:value-type="float" office:value="3.34">
                <text:p>3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